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5" style:family="table-cell" style:parent-style-name="Default">
      <style:table-cell-properties style:text-align-source="value-type" style:repeat-content="false" fo:background-color="transparent"/>
      <style:paragraph-properties fo:margin-left="0mm"/>
      <style:text-properties fo:font-weight="normal" style:font-weight-asian="normal" style:font-weight-complex="normal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7"/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284.39mm" svg:height="159.96mm" svg:x="160.05mm" svg:y="55.98mm">
            <draw:object draw:notify-on-update-of-ranges="Tabelle1.H3:Tabelle1.H11 Tabelle1.I2:Tabelle1.I2 Tabelle1.I3:Tabelle1.I11 Tabelle1.E3:Tabelle1.E1003 Tabelle1.F2:Tabelle1.F2 Tabelle1.F3:Tabelle1.F100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2"/>
        <table:table-column table:style-name="co1" table:default-cell-style-name="Default"/>
        <table:table-column table:style-name="co1" table:number-columns-repeated="2" table:default-cell-style-name="ce4"/>
        <table:table-column table:style-name="co1" table:number-columns-repeated="1018" table:default-cell-style-name="Default"/>
        <table:table-row table:style-name="ro1"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table:number-columns-repeated="1022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calc</text:p>
          </table:table-cell>
          <table:table-cell table:style-name="ce1" office:value-type="string" calcext:value-type="string">
            <text:p>y</text:p>
          </table:table-cell>
          <table:table-cell table:style-name="ce3"/>
          <table:table-cell table:style-name="ce1" office:value-type="string" calcext:value-type="string">
            <text:p>x bin</text:p>
          </table:table-cell>
          <table:table-cell table:style-name="ce1" office:value-type="string" calcext:value-type="string">
            <text:p>y bin</text:p>
          </table:table-cell>
          <table:table-cell table:style-name="ce3"/>
          <table:table-cell table:style-name="ce1" office:value-type="string" calcext:value-type="string">
            <text:p>x tab</text:p>
          </table:table-cell>
          <table:table-cell table:style-name="ce1" office:value-type="string" calcext:value-type="string">
            <text:p>y tab</text:p>
          </table:table-cell>
          <table:table-cell table:style-name="ce3" table:number-columns-repeated="1015"/>
        </table:table-row>
        <table:table-row table:style-name="ro1">
          <table:table-cell office:value-type="float" office:value="0" calcext:value-type="float">
            <text:p>0,000</text:p>
          </table:table-cell>
          <table:table-cell table:formula="of:=EXP([.A3]*[.$B$1])" office:value-type="float" office:value="1" calcext:value-type="float">
            <text:p>1,000</text:p>
          </table:table-cell>
          <table:table-cell table:formula="of:=([.B3]-[.$B$3])/([.$B$1003]-[.$B$3])" office:value-type="float" office:value="0" calcext:value-type="float">
            <text:p>0,000</text:p>
          </table:table-cell>
          <table:table-cell/>
          <table:table-cell table:formula="of:=[.A3]*65535" office:value-type="float" office:value="0" calcext:value-type="float">
            <text:p>0</text:p>
          </table:table-cell>
          <table:table-cell table:formula="of:=[.C3]*65535" office:value-type="float" office:value="0" calcext:value-type="float">
            <text:p>0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table:formula="of:=VLOOKUP([.H3];[.$E$3:.$F$1003];2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0.001" calcext:value-type="float">
            <text:p>0,001</text:p>
          </table:table-cell>
          <table:table-cell table:formula="of:=EXP([.A4]*[.$B$1])" office:value-type="float" office:value="1.00300450450338" calcext:value-type="float">
            <text:p>1,003</text:p>
          </table:table-cell>
          <table:table-cell table:formula="of:=([.B4]-[.$B$3])/([.$B$1003]-[.$B$3])" office:value-type="float" office:value="0.000157423106065557" calcext:value-type="float">
            <text:p>0,000</text:p>
          </table:table-cell>
          <table:table-cell/>
          <table:table-cell table:formula="of:=[.A4]*65535" office:value-type="float" office:value="65.535" calcext:value-type="float">
            <text:p>66</text:p>
          </table:table-cell>
          <table:table-cell table:formula="of:=[.C4]*65535" office:value-type="float" office:value="10.3167232560063" calcext:value-type="float">
            <text:p>10</text:p>
          </table:table-cell>
          <table:table-cell/>
          <table:table-cell office:value-type="float" office:value="8192" calcext:value-type="float">
            <text:p>8192</text:p>
          </table:table-cell>
          <table:table-cell table:style-name="ce4" table:formula="of:=VLOOKUP([.H4];[.$E$3:.$F$1003];2)" office:value-type="float" office:value="1562.32766607562" calcext:value-type="float">
            <text:p>1562</text:p>
          </table:table-cell>
          <table:table-cell table:number-columns-repeated="1015"/>
        </table:table-row>
        <table:table-row table:style-name="ro1">
          <table:table-cell office:value-type="float" office:value="0.002" calcext:value-type="float">
            <text:p>0,002</text:p>
          </table:table-cell>
          <table:table-cell table:formula="of:=EXP([.A5]*[.$B$1])" office:value-type="float" office:value="1.00601803605407" calcext:value-type="float">
            <text:p>1,006</text:p>
          </table:table-cell>
          <table:table-cell table:formula="of:=([.B5]-[.$B$3])/([.$B$1003]-[.$B$3])" office:value-type="float" office:value="0.000315319190562221" calcext:value-type="float">
            <text:p>0,000</text:p>
          </table:table-cell>
          <table:table-cell/>
          <table:table-cell table:formula="of:=[.A5]*65535" office:value-type="float" office:value="131.07" calcext:value-type="float">
            <text:p>131</text:p>
          </table:table-cell>
          <table:table-cell table:formula="of:=[.C5]*65535" office:value-type="float" office:value="20.6644431534952" calcext:value-type="float">
            <text:p>21</text:p>
          </table:table-cell>
          <table:table-cell/>
          <table:table-cell table:style-name="ce4" office:value-type="float" office:value="16384" calcext:value-type="float">
            <text:p>16384</text:p>
          </table:table-cell>
          <table:table-cell table:style-name="ce4" table:formula="of:=VLOOKUP([.H5];[.$E$3:.$F$1003];2)" office:value-type="float" office:value="3835.50100703614" calcext:value-type="float">
            <text:p>3836</text:p>
          </table:table-cell>
          <table:table-cell table:number-columns-repeated="1015"/>
        </table:table-row>
        <table:table-row table:style-name="ro1">
          <table:table-cell office:value-type="float" office:value="0.003" calcext:value-type="float">
            <text:p>0,003</text:p>
          </table:table-cell>
          <table:table-cell table:formula="of:=EXP([.A6]*[.$B$1])" office:value-type="float" office:value="1.00904062177387" calcext:value-type="float">
            <text:p>1,009</text:p>
          </table:table-cell>
          <table:table-cell table:formula="of:=([.B6]-[.$B$3])/([.$B$1003]-[.$B$3])" office:value-type="float" office:value="0.000473689674555822" calcext:value-type="float">
            <text:p>0,000</text:p>
          </table:table-cell>
          <table:table-cell/>
          <table:table-cell table:formula="of:=[.A6]*65535" office:value-type="float" office:value="196.605" calcext:value-type="float">
            <text:p>197</text:p>
          </table:table-cell>
          <table:table-cell table:formula="of:=[.C6]*65535" office:value-type="float" office:value="31.0432528220158" calcext:value-type="float">
            <text:p>31</text:p>
          </table:table-cell>
          <table:table-cell/>
          <table:table-cell office:value-type="float" office:value="24576" calcext:value-type="float">
            <text:p>24576</text:p>
          </table:table-cell>
          <table:table-cell table:style-name="ce4" table:formula="of:=VLOOKUP([.H6];[.$E$3:.$F$1003];2)" office:value-type="float" office:value="7142.94870207266" calcext:value-type="float">
            <text:p>7143</text:p>
          </table:table-cell>
          <table:table-cell table:number-columns-repeated="1015"/>
        </table:table-row>
        <table:table-row table:style-name="ro1">
          <table:table-cell office:value-type="float" office:value="0.004" calcext:value-type="float">
            <text:p>0,004</text:p>
          </table:table-cell>
          <table:table-cell table:formula="of:=EXP([.A7]*[.$B$1])" office:value-type="float" office:value="1.01207228886608" calcext:value-type="float">
            <text:p>1,012</text:p>
          </table:table-cell>
          <table:table-cell table:formula="of:=([.B7]-[.$B$3])/([.$B$1003]-[.$B$3])" office:value-type="float" office:value="0.000632535983381781" calcext:value-type="float">
            <text:p>0,001</text:p>
          </table:table-cell>
          <table:table-cell/>
          <table:table-cell table:formula="of:=[.A7]*65535" office:value-type="float" office:value="262.14" calcext:value-type="float">
            <text:p>262</text:p>
          </table:table-cell>
          <table:table-cell table:formula="of:=[.C7]*65535" office:value-type="float" office:value="41.453245670925" calcext:value-type="float">
            <text:p>41</text:p>
          </table:table-cell>
          <table:table-cell/>
          <table:table-cell table:style-name="ce4" office:value-type="float" office:value="32768" calcext:value-type="float">
            <text:p>32768</text:p>
          </table:table-cell>
          <table:table-cell table:style-name="ce4" table:formula="of:=VLOOKUP([.H7];[.$E$3:.$F$1003];2)" office:value-type="float" office:value="11955.2567026496" calcext:value-type="float">
            <text:p>11955</text:p>
          </table:table-cell>
          <table:table-cell table:number-columns-repeated="1015"/>
        </table:table-row>
        <table:table-row table:style-name="ro1">
          <table:table-cell office:value-type="float" office:value="0.005" calcext:value-type="float">
            <text:p>0,005</text:p>
          </table:table-cell>
          <table:table-cell table:formula="of:=EXP([.A8]*[.$B$1])" office:value-type="float" office:value="1.01511306461572" calcext:value-type="float">
            <text:p>1,015</text:p>
          </table:table-cell>
          <table:table-cell table:formula="of:=([.B8]-[.$B$3])/([.$B$1003]-[.$B$3])" office:value-type="float" office:value="0.000791859546657949" calcext:value-type="float">
            <text:p>0,001</text:p>
          </table:table-cell>
          <table:table-cell/>
          <table:table-cell table:formula="of:=[.A8]*65535" office:value-type="float" office:value="327.675" calcext:value-type="float">
            <text:p>328</text:p>
          </table:table-cell>
          <table:table-cell table:formula="of:=[.C8]*65535" office:value-type="float" office:value="51.8945153902287" calcext:value-type="float">
            <text:p>52</text:p>
          </table:table-cell>
          <table:table-cell/>
          <table:table-cell office:value-type="float" office:value="40960" calcext:value-type="float">
            <text:p>40960</text:p>
          </table:table-cell>
          <table:table-cell table:style-name="ce4" table:formula="of:=VLOOKUP([.H8];[.$E$3:.$F$1003];2)" office:value-type="float" office:value="18957.1235279874" calcext:value-type="float">
            <text:p>18957</text:p>
          </table:table-cell>
          <table:table-cell table:number-columns-repeated="1015"/>
        </table:table-row>
        <table:table-row table:style-name="ro1">
          <table:table-cell office:value-type="float" office:value="0.006" calcext:value-type="float">
            <text:p>0,006</text:p>
          </table:table-cell>
          <table:table-cell table:formula="of:=EXP([.A9]*[.$B$1])" office:value-type="float" office:value="1.01816297638979" calcext:value-type="float">
            <text:p>1,018</text:p>
          </table:table-cell>
          <table:table-cell table:formula="of:=([.B9]-[.$B$3])/([.$B$1003]-[.$B$3])" office:value-type="float" office:value="0.000951661798297478" calcext:value-type="float">
            <text:p>0,001</text:p>
          </table:table-cell>
          <table:table-cell/>
          <table:table-cell table:formula="of:=[.A9]*65535" office:value-type="float" office:value="393.21" calcext:value-type="float">
            <text:p>393</text:p>
          </table:table-cell>
          <table:table-cell table:formula="of:=[.C9]*65535" office:value-type="float" office:value="62.3671559514252" calcext:value-type="float">
            <text:p>62</text:p>
          </table:table-cell>
          <table:table-cell/>
          <table:table-cell table:style-name="ce4" office:value-type="float" office:value="49152" calcext:value-type="float">
            <text:p>49152</text:p>
          </table:table-cell>
          <table:table-cell table:style-name="ce4" table:formula="of:=VLOOKUP([.H9];[.$E$3:.$F$1003];2)" office:value-type="float" office:value="29144.779645154" calcext:value-type="float">
            <text:p>29145</text:p>
          </table:table-cell>
          <table:table-cell table:number-columns-repeated="1015"/>
        </table:table-row>
        <table:table-row table:style-name="ro1">
          <table:table-cell office:value-type="float" office:value="0.007" calcext:value-type="float">
            <text:p>0,007</text:p>
          </table:table-cell>
          <table:table-cell table:formula="of:=EXP([.A10]*[.$B$1])" office:value-type="float" office:value="1.02122205163753" calcext:value-type="float">
            <text:p>1,021</text:p>
          </table:table-cell>
          <table:table-cell table:formula="of:=([.B10]-[.$B$3])/([.$B$1003]-[.$B$3])" office:value-type="float" office:value="0.00111194417652171" calcext:value-type="float">
            <text:p>0,001</text:p>
          </table:table-cell>
          <table:table-cell/>
          <table:table-cell table:formula="of:=[.A10]*65535" office:value-type="float" office:value="458.745" calcext:value-type="float">
            <text:p>459</text:p>
          </table:table-cell>
          <table:table-cell table:formula="of:=[.C10]*65535" office:value-type="float" office:value="72.8712616083501" calcext:value-type="float">
            <text:p>73</text:p>
          </table:table-cell>
          <table:table-cell/>
          <table:table-cell table:style-name="ce4" office:value-type="float" office:value="57344" calcext:value-type="float">
            <text:p>57344</text:p>
          </table:table-cell>
          <table:table-cell table:style-name="ce4" table:formula="of:=VLOOKUP([.H10];[.$E$3:.$F$1003];2)" office:value-type="float" office:value="43967.7318307141" calcext:value-type="float">
            <text:p>43968</text:p>
          </table:table-cell>
          <table:table-cell table:number-columns-repeated="1015"/>
        </table:table-row>
        <table:table-row table:style-name="ro1">
          <table:table-cell office:value-type="float" office:value="0.008" calcext:value-type="float">
            <text:p>0,008</text:p>
          </table:table-cell>
          <table:table-cell table:formula="of:=EXP([.A11]*[.$B$1])" office:value-type="float" office:value="1.02429031789062" calcext:value-type="float">
            <text:p>1,024</text:p>
          </table:table-cell>
          <table:table-cell table:formula="of:=([.B11]-[.$B$3])/([.$B$1003]-[.$B$3])" office:value-type="float" office:value="0.00127270812387313" calcext:value-type="float">
            <text:p>0,001</text:p>
          </table:table-cell>
          <table:table-cell/>
          <table:table-cell table:formula="of:=[.A11]*65535" office:value-type="float" office:value="524.28" calcext:value-type="float">
            <text:p>524</text:p>
          </table:table-cell>
          <table:table-cell table:formula="of:=[.C11]*65535" office:value-type="float" office:value="83.4069268980256" calcext:value-type="float">
            <text:p>83</text:p>
          </table:table-cell>
          <table:table-cell/>
          <table:table-cell table:style-name="ce4" office:value-type="float" office:value="65535" calcext:value-type="float">
            <text:p>65535</text:p>
          </table:table-cell>
          <table:table-cell table:style-name="ce4" table:formula="of:=VLOOKUP([.H11];[.$E$3:.$F$1003];2)" office:value-type="float" office:value="65535" calcext:value-type="float">
            <text:p>65535</text:p>
          </table:table-cell>
          <table:table-cell table:number-columns-repeated="1015"/>
        </table:table-row>
        <table:table-row table:style-name="ro1">
          <table:table-cell office:value-type="float" office:value="0.009" calcext:value-type="float">
            <text:p>0,009</text:p>
          </table:table-cell>
          <table:table-cell table:formula="of:=EXP([.A12]*[.$B$1])" office:value-type="float" office:value="1.02736780276349" calcext:value-type="float">
            <text:p>1,027</text:p>
          </table:table-cell>
          <table:table-cell table:formula="of:=([.B12]-[.$B$3])/([.$B$1003]-[.$B$3])" office:value-type="float" office:value="0.00143395508722835" calcext:value-type="float">
            <text:p>0,001</text:p>
          </table:table-cell>
          <table:table-cell/>
          <table:table-cell table:formula="of:=[.A12]*65535" office:value-type="float" office:value="589.815" calcext:value-type="float">
            <text:p>590</text:p>
          </table:table-cell>
          <table:table-cell table:formula="of:=[.C12]*65535" office:value-type="float" office:value="93.9742466415096" calcext:value-type="float">
            <text:p>94</text:p>
          </table:table-cell>
          <table:table-cell table:number-columns-repeated="1018"/>
        </table:table-row>
        <table:table-row table:style-name="ro1">
          <table:table-cell office:value-type="float" office:value="0.01" calcext:value-type="float">
            <text:p>0,010</text:p>
          </table:table-cell>
          <table:table-cell table:formula="of:=EXP([.A13]*[.$B$1])" office:value-type="float" office:value="1.03045453395352" calcext:value-type="float">
            <text:p>1,030</text:p>
          </table:table-cell>
          <table:table-cell table:formula="of:=([.B13]-[.$B$3])/([.$B$1003]-[.$B$3])" office:value-type="float" office:value="0.00159568651781112" calcext:value-type="float">
            <text:p>0,002</text:p>
          </table:table-cell>
          <table:table-cell/>
          <table:table-cell table:formula="of:=[.A13]*65535" office:value-type="float" office:value="655.35" calcext:value-type="float">
            <text:p>655</text:p>
          </table:table-cell>
          <table:table-cell table:formula="of:=[.C13]*65535" office:value-type="float" office:value="104.573315944752" calcext:value-type="float">
            <text:p>105</text:p>
          </table:table-cell>
          <table:table-cell table:number-columns-repeated="1018"/>
        </table:table-row>
        <table:table-row table:style-name="ro1">
          <table:table-cell office:value-type="float" office:value="0.011" calcext:value-type="float">
            <text:p>0,011</text:p>
          </table:table-cell>
          <table:table-cell table:formula="of:=EXP([.A14]*[.$B$1])" office:value-type="float" office:value="1.03355053924131" calcext:value-type="float">
            <text:p>1,034</text:p>
          </table:table-cell>
          <table:table-cell table:formula="of:=([.B14]-[.$B$3])/([.$B$1003]-[.$B$3])" office:value-type="float" office:value="0.00175790387120542" calcext:value-type="float">
            <text:p>0,002</text:p>
          </table:table-cell>
          <table:table-cell/>
          <table:table-cell table:formula="of:=[.A14]*65535" office:value-type="float" office:value="720.885" calcext:value-type="float">
            <text:p>721</text:p>
          </table:table-cell>
          <table:table-cell table:formula="of:=[.C14]*65535" office:value-type="float" office:value="115.204230199447" calcext:value-type="float">
            <text:p>115</text:p>
          </table:table-cell>
          <table:table-cell table:number-columns-repeated="1018"/>
        </table:table-row>
        <table:table-row table:style-name="ro1">
          <table:table-cell office:value-type="float" office:value="0.012" calcext:value-type="float">
            <text:p>0,012</text:p>
          </table:table-cell>
          <table:table-cell table:formula="of:=EXP([.A15]*[.$B$1])" office:value-type="float" office:value="1.03665584649092" calcext:value-type="float">
            <text:p>1,037</text:p>
          </table:table-cell>
          <table:table-cell table:formula="of:=([.B15]-[.$B$3])/([.$B$1003]-[.$B$3])" office:value-type="float" office:value="0.00192060860736851" calcext:value-type="float">
            <text:p>0,002</text:p>
          </table:table-cell>
          <table:table-cell/>
          <table:table-cell table:formula="of:=[.A15]*65535" office:value-type="float" office:value="786.42" calcext:value-type="float">
            <text:p>786</text:p>
          </table:table-cell>
          <table:table-cell table:formula="of:=[.C15]*65535" office:value-type="float" office:value="125.867085083895" calcext:value-type="float">
            <text:p>126</text:p>
          </table:table-cell>
          <table:table-cell table:number-columns-repeated="1018"/>
        </table:table-row>
        <table:table-row table:style-name="ro1">
          <table:table-cell office:value-type="float" office:value="0.013" calcext:value-type="float">
            <text:p>0,013</text:p>
          </table:table-cell>
          <table:table-cell table:formula="of:=EXP([.A16]*[.$B$1])" office:value-type="float" office:value="1.03977048365016" calcext:value-type="float">
            <text:p>1,040</text:p>
          </table:table-cell>
          <table:table-cell table:formula="of:=([.B16]-[.$B$3])/([.$B$1003]-[.$B$3])" office:value-type="float" office:value="0.00208380219064412" calcext:value-type="float">
            <text:p>0,002</text:p>
          </table:table-cell>
          <table:table-cell/>
          <table:table-cell table:formula="of:=[.A16]*65535" office:value-type="float" office:value="851.955" calcext:value-type="float">
            <text:p>852</text:p>
          </table:table-cell>
          <table:table-cell table:formula="of:=[.C16]*65535" office:value-type="float" office:value="136.561976563863" calcext:value-type="float">
            <text:p>137</text:p>
          </table:table-cell>
          <table:table-cell table:number-columns-repeated="1018"/>
        </table:table-row>
        <table:table-row table:style-name="ro1">
          <table:table-cell office:value-type="float" office:value="0.014" calcext:value-type="float">
            <text:p>0,014</text:p>
          </table:table-cell>
          <table:table-cell table:formula="of:=EXP([.A17]*[.$B$1])" office:value-type="float" office:value="1.04289447875076" calcext:value-type="float">
            <text:p>1,043</text:p>
          </table:table-cell>
          <table:table-cell table:formula="of:=([.B17]-[.$B$3])/([.$B$1003]-[.$B$3])" office:value-type="float" office:value="0.00224748608977562" calcext:value-type="float">
            <text:p>0,002</text:p>
          </table:table-cell>
          <table:table-cell/>
          <table:table-cell table:formula="of:=[.A17]*65535" office:value-type="float" office:value="917.49" calcext:value-type="float">
            <text:p>917</text:p>
          </table:table-cell>
          <table:table-cell table:formula="of:=[.C17]*65535" office:value-type="float" office:value="147.289000893445" calcext:value-type="float">
            <text:p>147</text:p>
          </table:table-cell>
          <table:table-cell table:number-columns-repeated="1018"/>
        </table:table-row>
        <table:table-row table:style-name="ro1">
          <table:table-cell office:value-type="float" office:value="0.015" calcext:value-type="float">
            <text:p>0,015</text:p>
          </table:table-cell>
          <table:table-cell table:formula="of:=EXP([.A18]*[.$B$1])" office:value-type="float" office:value="1.04602785990872" calcext:value-type="float">
            <text:p>1,046</text:p>
          </table:table-cell>
          <table:table-cell table:formula="of:=([.B18]-[.$B$3])/([.$B$1003]-[.$B$3])" office:value-type="float" office:value="0.00241166177791918" calcext:value-type="float">
            <text:p>0,002</text:p>
          </table:table-cell>
          <table:table-cell/>
          <table:table-cell table:formula="of:=[.A18]*65535" office:value-type="float" office:value="983.025" calcext:value-type="float">
            <text:p>983</text:p>
          </table:table-cell>
          <table:table-cell table:formula="of:=[.C18]*65535" office:value-type="float" office:value="158.048254615934" calcext:value-type="float">
            <text:p>158</text:p>
          </table:table-cell>
          <table:table-cell table:number-columns-repeated="1018"/>
        </table:table-row>
        <table:table-row table:style-name="ro1">
          <table:table-cell office:value-type="float" office:value="0.016" calcext:value-type="float">
            <text:p>0,016</text:p>
          </table:table-cell>
          <table:table-cell table:formula="of:=EXP([.A19]*[.$B$1])" office:value-type="float" office:value="1.04917065532447" calcext:value-type="float">
            <text:p>1,049</text:p>
          </table:table-cell>
          <table:table-cell table:formula="of:=([.B19]-[.$B$3])/([.$B$1003]-[.$B$3])" office:value-type="float" office:value="0.00257633073265712" calcext:value-type="float">
            <text:p>0,003</text:p>
          </table:table-cell>
          <table:table-cell/>
          <table:table-cell table:formula="of:=[.A19]*65535" office:value-type="float" office:value="1048.56" calcext:value-type="float">
            <text:p>1049</text:p>
          </table:table-cell>
          <table:table-cell table:formula="of:=[.C19]*65535" office:value-type="float" office:value="168.839834564684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float" office:value="0.017" calcext:value-type="float">
            <text:p>0,017</text:p>
          </table:table-cell>
          <table:table-cell table:formula="of:=EXP([.A20]*[.$B$1])" office:value-type="float" office:value="1.0523228932832" calcext:value-type="float">
            <text:p>1,052</text:p>
          </table:table-cell>
          <table:table-cell table:formula="of:=([.B20]-[.$B$3])/([.$B$1003]-[.$B$3])" office:value-type="float" office:value="0.00274149443601112" calcext:value-type="float">
            <text:p>0,003</text:p>
          </table:table-cell>
          <table:table-cell/>
          <table:table-cell table:formula="of:=[.A20]*65535" office:value-type="float" office:value="1114.095" calcext:value-type="float">
            <text:p>1114</text:p>
          </table:table-cell>
          <table:table-cell table:formula="of:=[.C20]*65535" office:value-type="float" office:value="179.663837863989" calcext:value-type="float">
            <text:p>180</text:p>
          </table:table-cell>
          <table:table-cell table:number-columns-repeated="1018"/>
        </table:table-row>
        <table:table-row table:style-name="ro1">
          <table:table-cell office:value-type="float" office:value="0.018" calcext:value-type="float">
            <text:p>0,018</text:p>
          </table:table-cell>
          <table:table-cell table:formula="of:=EXP([.A21]*[.$B$1])" office:value-type="float" office:value="1.05548460215508" calcext:value-type="float">
            <text:p>1,055</text:p>
          </table:table-cell>
          <table:table-cell table:formula="of:=([.B21]-[.$B$3])/([.$B$1003]-[.$B$3])" office:value-type="float" office:value="0.00290715437445566" calcext:value-type="float">
            <text:p>0,003</text:p>
          </table:table-cell>
          <table:table-cell/>
          <table:table-cell table:formula="of:=[.A21]*65535" office:value-type="float" office:value="1179.63" calcext:value-type="float">
            <text:p>1180</text:p>
          </table:table-cell>
          <table:table-cell table:formula="of:=[.C21]*65535" office:value-type="float" office:value="190.520361929952" calcext:value-type="float">
            <text:p>191</text:p>
          </table:table-cell>
          <table:table-cell table:number-columns-repeated="1018"/>
        </table:table-row>
        <table:table-row table:style-name="ro1">
          <table:table-cell office:value-type="float" office:value="0.019" calcext:value-type="float">
            <text:p>0,019</text:p>
          </table:table-cell>
          <table:table-cell table:formula="of:=EXP([.A22]*[.$B$1])" office:value-type="float" office:value="1.0586558103955" calcext:value-type="float">
            <text:p>1,059</text:p>
          </table:table-cell>
          <table:table-cell table:formula="of:=([.B22]-[.$B$3])/([.$B$1003]-[.$B$3])" office:value-type="float" office:value="0.00307331203893128" calcext:value-type="float">
            <text:p>0,003</text:p>
          </table:table-cell>
          <table:table-cell/>
          <table:table-cell table:formula="of:=[.A22]*65535" office:value-type="float" office:value="1245.165" calcext:value-type="float">
            <text:p>1245</text:p>
          </table:table-cell>
          <table:table-cell table:formula="of:=[.C22]*65535" office:value-type="float" office:value="201.409504471362" calcext:value-type="float">
            <text:p>201</text:p>
          </table:table-cell>
          <table:table-cell table:number-columns-repeated="1018"/>
        </table:table-row>
        <table:table-row table:style-name="ro1">
          <table:table-cell office:value-type="float" office:value="0.02" calcext:value-type="float">
            <text:p>0,020</text:p>
          </table:table-cell>
          <table:table-cell table:formula="of:=EXP([.A23]*[.$B$1])" office:value-type="float" office:value="1.06183654654536" calcext:value-type="float">
            <text:p>1,062</text:p>
          </table:table-cell>
          <table:table-cell table:formula="of:=([.B23]-[.$B$3])/([.$B$1003]-[.$B$3])" office:value-type="float" office:value="0.00323996892485809" calcext:value-type="float">
            <text:p>0,003</text:p>
          </table:table-cell>
          <table:table-cell/>
          <table:table-cell table:formula="of:=[.A23]*65535" office:value-type="float" office:value="1310.7" calcext:value-type="float">
            <text:p>1311</text:p>
          </table:table-cell>
          <table:table-cell table:formula="of:=[.C23]*65535" office:value-type="float" office:value="212.331363490575" calcext:value-type="float">
            <text:p>212</text:p>
          </table:table-cell>
          <table:table-cell table:number-columns-repeated="1018"/>
        </table:table-row>
        <table:table-row table:style-name="ro1">
          <table:table-cell office:value-type="float" office:value="0.021" calcext:value-type="float">
            <text:p>0,021</text:p>
          </table:table-cell>
          <table:table-cell table:formula="of:=EXP([.A24]*[.$B$1])" office:value-type="float" office:value="1.06502683923131" calcext:value-type="float">
            <text:p>1,065</text:p>
          </table:table-cell>
          <table:table-cell table:formula="of:=([.B24]-[.$B$3])/([.$B$1003]-[.$B$3])" office:value-type="float" office:value="0.00340712653214917" calcext:value-type="float">
            <text:p>0,003</text:p>
          </table:table-cell>
          <table:table-cell/>
          <table:table-cell table:formula="of:=[.A24]*65535" office:value-type="float" office:value="1376.235" calcext:value-type="float">
            <text:p>1376</text:p>
          </table:table-cell>
          <table:table-cell table:formula="of:=[.C24]*65535" office:value-type="float" office:value="223.286037284396" calcext:value-type="float">
            <text:p>223</text:p>
          </table:table-cell>
          <table:table-cell table:number-columns-repeated="1018"/>
        </table:table-row>
        <table:table-row table:style-name="ro1">
          <table:table-cell office:value-type="float" office:value="0.022" calcext:value-type="float">
            <text:p>0,022</text:p>
          </table:table-cell>
          <table:table-cell table:formula="of:=EXP([.A25]*[.$B$1])" office:value-type="float" office:value="1.06822671716599" calcext:value-type="float">
            <text:p>1,068</text:p>
          </table:table-cell>
          <table:table-cell table:formula="of:=([.B25]-[.$B$3])/([.$B$1003]-[.$B$3])" office:value-type="float" office:value="0.00357478636522415" calcext:value-type="float">
            <text:p>0,004</text:p>
          </table:table-cell>
          <table:table-cell/>
          <table:table-cell table:formula="of:=[.A25]*65535" office:value-type="float" office:value="1441.77" calcext:value-type="float">
            <text:p>1442</text:p>
          </table:table-cell>
          <table:table-cell table:formula="of:=[.C25]*65535" office:value-type="float" office:value="234.273624444965" calcext:value-type="float">
            <text:p>234</text:p>
          </table:table-cell>
          <table:table-cell table:number-columns-repeated="1018"/>
        </table:table-row>
        <table:table-row table:style-name="ro1">
          <table:table-cell office:value-type="float" office:value="0.023" calcext:value-type="float">
            <text:p>0,023</text:p>
          </table:table-cell>
          <table:table-cell table:formula="of:=EXP([.A26]*[.$B$1])" office:value-type="float" office:value="1.07143620914835" calcext:value-type="float">
            <text:p>1,071</text:p>
          </table:table-cell>
          <table:table-cell table:formula="of:=([.B26]-[.$B$3])/([.$B$1003]-[.$B$3])" office:value-type="float" office:value="0.00374294993302263" calcext:value-type="float">
            <text:p>0,004</text:p>
          </table:table-cell>
          <table:table-cell/>
          <table:table-cell table:formula="of:=[.A26]*65535" office:value-type="float" office:value="1507.305" calcext:value-type="float">
            <text:p>1507</text:p>
          </table:table-cell>
          <table:table-cell table:formula="of:=[.C26]*65535" office:value-type="float" office:value="245.294223860638" calcext:value-type="float">
            <text:p>245</text:p>
          </table:table-cell>
          <table:table-cell table:number-columns-repeated="1018"/>
        </table:table-row>
        <table:table-row table:style-name="ro1">
          <table:table-cell office:value-type="float" office:value="0.024" calcext:value-type="float">
            <text:p>0,024</text:p>
          </table:table-cell>
          <table:table-cell table:formula="of:=EXP([.A27]*[.$B$1])" office:value-type="float" office:value="1.07465534406381" calcext:value-type="float">
            <text:p>1,075</text:p>
          </table:table-cell>
          <table:table-cell table:formula="of:=([.B27]-[.$B$3])/([.$B$1003]-[.$B$3])" office:value-type="float" office:value="0.00391161874901786" calcext:value-type="float">
            <text:p>0,004</text:p>
          </table:table-cell>
          <table:table-cell/>
          <table:table-cell table:formula="of:=[.A27]*65535" office:value-type="float" office:value="1572.84" calcext:value-type="float">
            <text:p>1573</text:p>
          </table:table-cell>
          <table:table-cell table:formula="of:=[.C27]*65535" office:value-type="float" office:value="256.347934716886" calcext:value-type="float">
            <text:p>256</text:p>
          </table:table-cell>
          <table:table-cell table:number-columns-repeated="1018"/>
        </table:table-row>
        <table:table-row table:style-name="ro1">
          <table:table-cell office:value-type="float" office:value="0.025" calcext:value-type="float">
            <text:p>0,025</text:p>
          </table:table-cell>
          <table:table-cell table:formula="of:=EXP([.A28]*[.$B$1])" office:value-type="float" office:value="1.07788415088463" calcext:value-type="float">
            <text:p>1,078</text:p>
          </table:table-cell>
          <table:table-cell table:formula="of:=([.B28]-[.$B$3])/([.$B$1003]-[.$B$3])" office:value-type="float" office:value="0.00408079433123034" calcext:value-type="float">
            <text:p>0,004</text:p>
          </table:table-cell>
          <table:table-cell/>
          <table:table-cell table:formula="of:=[.A28]*65535" office:value-type="float" office:value="1638.375" calcext:value-type="float">
            <text:p>1638</text:p>
          </table:table-cell>
          <table:table-cell table:formula="of:=[.C28]*65535" office:value-type="float" office:value="267.43485649718" calcext:value-type="float">
            <text:p>267</text:p>
          </table:table-cell>
          <table:table-cell table:number-columns-repeated="1018"/>
        </table:table-row>
        <table:table-row table:style-name="ro1">
          <table:table-cell office:value-type="float" office:value="0.026" calcext:value-type="float">
            <text:p>0,026</text:p>
          </table:table-cell>
          <table:table-cell table:formula="of:=EXP([.A29]*[.$B$1])" office:value-type="float" office:value="1.08112265867008" calcext:value-type="float">
            <text:p>1,081</text:p>
          </table:table-cell>
          <table:table-cell table:formula="of:=([.B29]-[.$B$3])/([.$B$1003]-[.$B$3])" office:value-type="float" office:value="0.00425047820224143" calcext:value-type="float">
            <text:p>0,004</text:p>
          </table:table-cell>
          <table:table-cell/>
          <table:table-cell table:formula="of:=[.A29]*65535" office:value-type="float" office:value="1703.91" calcext:value-type="float">
            <text:p>1704</text:p>
          </table:table-cell>
          <table:table-cell table:formula="of:=[.C29]*65535" office:value-type="float" office:value="278.555088983892" calcext:value-type="float">
            <text:p>279</text:p>
          </table:table-cell>
          <table:table-cell table:number-columns-repeated="1018"/>
        </table:table-row>
        <table:table-row table:style-name="ro1">
          <table:table-cell office:value-type="float" office:value="0.027" calcext:value-type="float">
            <text:p>0,027</text:p>
          </table:table-cell>
          <table:table-cell table:formula="of:=EXP([.A30]*[.$B$1])" office:value-type="float" office:value="1.08437089656676" calcext:value-type="float">
            <text:p>1,084</text:p>
          </table:table-cell>
          <table:table-cell table:formula="of:=([.B30]-[.$B$3])/([.$B$1003]-[.$B$3])" office:value-type="float" office:value="0.00442067188920713" calcext:value-type="float">
            <text:p>0,004</text:p>
          </table:table-cell>
          <table:table-cell/>
          <table:table-cell table:formula="of:=[.A30]*65535" office:value-type="float" office:value="1769.445" calcext:value-type="float">
            <text:p>1769</text:p>
          </table:table-cell>
          <table:table-cell table:formula="of:=[.C30]*65535" office:value-type="float" office:value="289.708732259189" calcext:value-type="float">
            <text:p>290</text:p>
          </table:table-cell>
          <table:table-cell table:number-columns-repeated="1018"/>
        </table:table-row>
        <table:table-row table:style-name="ro1">
          <table:table-cell office:value-type="float" office:value="0.028" calcext:value-type="float">
            <text:p>0,028</text:p>
          </table:table-cell>
          <table:table-cell table:formula="of:=EXP([.A31]*[.$B$1])" office:value-type="float" office:value="1.08762889380883" calcext:value-type="float">
            <text:p>1,088</text:p>
          </table:table-cell>
          <table:table-cell table:formula="of:=([.B31]-[.$B$3])/([.$B$1003]-[.$B$3])" office:value-type="float" office:value="0.00459137692387175" calcext:value-type="float">
            <text:p>0,005</text:p>
          </table:table-cell>
          <table:table-cell/>
          <table:table-cell table:formula="of:=[.A31]*65535" office:value-type="float" office:value="1834.98" calcext:value-type="float">
            <text:p>1835</text:p>
          </table:table-cell>
          <table:table-cell table:formula="of:=[.C31]*65535" office:value-type="float" office:value="300.895886705935" calcext:value-type="float">
            <text:p>301</text:p>
          </table:table-cell>
          <table:table-cell table:number-columns-repeated="1018"/>
        </table:table-row>
        <table:table-row table:style-name="ro1">
          <table:table-cell office:value-type="float" office:value="0.029" calcext:value-type="float">
            <text:p>0,029</text:p>
          </table:table-cell>
          <table:table-cell table:formula="of:=EXP([.A32]*[.$B$1])" office:value-type="float" office:value="1.09089667971828" calcext:value-type="float">
            <text:p>1,091</text:p>
          </table:table-cell>
          <table:table-cell table:formula="of:=([.B32]-[.$B$3])/([.$B$1003]-[.$B$3])" office:value-type="float" office:value="0.00476259484258178" calcext:value-type="float">
            <text:p>0,005</text:p>
          </table:table-cell>
          <table:table-cell/>
          <table:table-cell table:formula="of:=[.A32]*65535" office:value-type="float" office:value="1900.515" calcext:value-type="float">
            <text:p>1901</text:p>
          </table:table-cell>
          <table:table-cell table:formula="of:=[.C32]*65535" office:value-type="float" office:value="312.116653008597" calcext:value-type="float">
            <text:p>312</text:p>
          </table:table-cell>
          <table:table-cell table:number-columns-repeated="1018"/>
        </table:table-row>
        <table:table-row table:style-name="ro1">
          <table:table-cell office:value-type="float" office:value="0.03" calcext:value-type="float">
            <text:p>0,030</text:p>
          </table:table-cell>
          <table:table-cell table:formula="of:=EXP([.A33]*[.$B$1])" office:value-type="float" office:value="1.09417428370521" calcext:value-type="float">
            <text:p>1,094</text:p>
          </table:table-cell>
          <table:table-cell table:formula="of:=([.B33]-[.$B$3])/([.$B$1003]-[.$B$3])" office:value-type="float" office:value="0.00493432718629964" calcext:value-type="float">
            <text:p>0,005</text:p>
          </table:table-cell>
          <table:table-cell/>
          <table:table-cell table:formula="of:=[.A33]*65535" office:value-type="float" office:value="1966.05" calcext:value-type="float">
            <text:p>1966</text:p>
          </table:table-cell>
          <table:table-cell table:formula="of:=[.C33]*65535" office:value-type="float" office:value="323.371132154147" calcext:value-type="float">
            <text:p>323</text:p>
          </table:table-cell>
          <table:table-cell table:number-columns-repeated="1018"/>
        </table:table-row>
        <table:table-row table:style-name="ro1">
          <table:table-cell office:value-type="float" office:value="0.031" calcext:value-type="float">
            <text:p>0,031</text:p>
          </table:table-cell>
          <table:table-cell table:formula="of:=EXP([.A34]*[.$B$1])" office:value-type="float" office:value="1.09746173526808" calcext:value-type="float">
            <text:p>1,097</text:p>
          </table:table-cell>
          <table:table-cell table:formula="of:=([.B34]-[.$B$3])/([.$B$1003]-[.$B$3])" office:value-type="float" office:value="0.00510657550061756" calcext:value-type="float">
            <text:p>0,005</text:p>
          </table:table-cell>
          <table:table-cell/>
          <table:table-cell table:formula="of:=[.A34]*65535" office:value-type="float" office:value="2031.585" calcext:value-type="float">
            <text:p>2032</text:p>
          </table:table-cell>
          <table:table-cell table:formula="of:=[.C34]*65535" office:value-type="float" office:value="334.659425432972" calcext:value-type="float">
            <text:p>335</text:p>
          </table:table-cell>
          <table:table-cell table:number-columns-repeated="1018"/>
        </table:table-row>
        <table:table-row table:style-name="ro1">
          <table:table-cell office:value-type="float" office:value="0.032" calcext:value-type="float">
            <text:p>0,032</text:p>
          </table:table-cell>
          <table:table-cell table:formula="of:=EXP([.A35]*[.$B$1])" office:value-type="float" office:value="1.10075906399398" calcext:value-type="float">
            <text:p>1,101</text:p>
          </table:table-cell>
          <table:table-cell table:formula="of:=([.B35]-[.$B$3])/([.$B$1003]-[.$B$3])" office:value-type="float" office:value="0.00527934133577155" calcext:value-type="float">
            <text:p>0,005</text:p>
          </table:table-cell>
          <table:table-cell/>
          <table:table-cell table:formula="of:=[.A35]*65535" office:value-type="float" office:value="2097.12" calcext:value-type="float">
            <text:p>2097</text:p>
          </table:table-cell>
          <table:table-cell table:formula="of:=[.C35]*65535" office:value-type="float" office:value="345.981634439789" calcext:value-type="float">
            <text:p>346</text:p>
          </table:table-cell>
          <table:table-cell table:number-columns-repeated="1018"/>
        </table:table-row>
        <table:table-row table:style-name="ro1">
          <table:table-cell office:value-type="float" office:value="0.033" calcext:value-type="float">
            <text:p>0,033</text:p>
          </table:table-cell>
          <table:table-cell table:formula="of:=EXP([.A36]*[.$B$1])" office:value-type="float" office:value="1.10406629955888" calcext:value-type="float">
            <text:p>1,104</text:p>
          </table:table-cell>
          <table:table-cell table:formula="of:=([.B36]-[.$B$3])/([.$B$1003]-[.$B$3])" office:value-type="float" office:value="0.0054526262466553" calcext:value-type="float">
            <text:p>0,005</text:p>
          </table:table-cell>
          <table:table-cell/>
          <table:table-cell table:formula="of:=[.A36]*65535" office:value-type="float" office:value="2162.655" calcext:value-type="float">
            <text:p>2163</text:p>
          </table:table-cell>
          <table:table-cell table:formula="of:=[.C36]*65535" office:value-type="float" office:value="357.337861074555" calcext:value-type="float">
            <text:p>357</text:p>
          </table:table-cell>
          <table:table-cell table:number-columns-repeated="1018"/>
        </table:table-row>
        <table:table-row table:style-name="ro1">
          <table:table-cell office:value-type="float" office:value="0.034" calcext:value-type="float">
            <text:p>0,034</text:p>
          </table:table-cell>
          <table:table-cell table:formula="of:=EXP([.A37]*[.$B$1])" office:value-type="float" office:value="1.10738347172793" calcext:value-type="float">
            <text:p>1,107</text:p>
          </table:table-cell>
          <table:table-cell table:formula="of:=([.B37]-[.$B$3])/([.$B$1003]-[.$B$3])" office:value-type="float" office:value="0.00562643179283416" calcext:value-type="float">
            <text:p>0,006</text:p>
          </table:table-cell>
          <table:table-cell/>
          <table:table-cell table:formula="of:=[.A37]*65535" office:value-type="float" office:value="2228.19" calcext:value-type="float">
            <text:p>2228</text:p>
          </table:table-cell>
          <table:table-cell table:formula="of:=[.C37]*65535" office:value-type="float" office:value="368.728207543387" calcext:value-type="float">
            <text:p>369</text:p>
          </table:table-cell>
          <table:table-cell table:number-columns-repeated="1018"/>
        </table:table-row>
        <table:table-row table:style-name="ro1">
          <table:table-cell office:value-type="float" office:value="0.035" calcext:value-type="float">
            <text:p>0,035</text:p>
          </table:table-cell>
          <table:table-cell table:formula="of:=EXP([.A38]*[.$B$1])" office:value-type="float" office:value="1.11071061035571" calcext:value-type="float">
            <text:p>1,111</text:p>
          </table:table-cell>
          <table:table-cell table:formula="of:=([.B38]-[.$B$3])/([.$B$1003]-[.$B$3])" office:value-type="float" office:value="0.00580075953855923" calcext:value-type="float">
            <text:p>0,006</text:p>
          </table:table-cell>
          <table:table-cell/>
          <table:table-cell table:formula="of:=[.A38]*65535" office:value-type="float" office:value="2293.725" calcext:value-type="float">
            <text:p>2294</text:p>
          </table:table-cell>
          <table:table-cell table:formula="of:=[.C38]*65535" office:value-type="float" office:value="380.152776359479" calcext:value-type="float">
            <text:p>380</text:p>
          </table:table-cell>
          <table:table-cell table:number-columns-repeated="1018"/>
        </table:table-row>
        <table:table-row table:style-name="ro1">
          <table:table-cell office:value-type="float" office:value="0.036" calcext:value-type="float">
            <text:p>0,036</text:p>
          </table:table-cell>
          <table:table-cell table:formula="of:=EXP([.A39]*[.$B$1])" office:value-type="float" office:value="1.11404774538647" calcext:value-type="float">
            <text:p>1,114</text:p>
          </table:table-cell>
          <table:table-cell table:formula="of:=([.B39]-[.$B$3])/([.$B$1003]-[.$B$3])" office:value-type="float" office:value="0.0059756110527814" calcext:value-type="float">
            <text:p>0,006</text:p>
          </table:table-cell>
          <table:table-cell/>
          <table:table-cell table:formula="of:=[.A39]*65535" office:value-type="float" office:value="2359.26" calcext:value-type="float">
            <text:p>2359</text:p>
          </table:table-cell>
          <table:table-cell table:formula="of:=[.C39]*65535" office:value-type="float" office:value="391.611670344029" calcext:value-type="float">
            <text:p>392</text:p>
          </table:table-cell>
          <table:table-cell table:number-columns-repeated="1018"/>
        </table:table-row>
        <table:table-row table:style-name="ro1">
          <table:table-cell office:value-type="float" office:value="0.037" calcext:value-type="float">
            <text:p>0,037</text:p>
          </table:table-cell>
          <table:table-cell table:formula="of:=EXP([.A40]*[.$B$1])" office:value-type="float" office:value="1.11739490685446" calcext:value-type="float">
            <text:p>1,117</text:p>
          </table:table-cell>
          <table:table-cell table:formula="of:=([.B40]-[.$B$3])/([.$B$1003]-[.$B$3])" office:value-type="float" office:value="0.00615098790916545" calcext:value-type="float">
            <text:p>0,006</text:p>
          </table:table-cell>
          <table:table-cell/>
          <table:table-cell table:formula="of:=[.A40]*65535" office:value-type="float" office:value="2424.795" calcext:value-type="float">
            <text:p>2425</text:p>
          </table:table-cell>
          <table:table-cell table:formula="of:=[.C40]*65535" office:value-type="float" office:value="403.104992627158" calcext:value-type="float">
            <text:p>403</text:p>
          </table:table-cell>
          <table:table-cell table:number-columns-repeated="1018"/>
        </table:table-row>
        <table:table-row table:style-name="ro1">
          <table:table-cell office:value-type="float" office:value="0.038" calcext:value-type="float">
            <text:p>0,038</text:p>
          </table:table-cell>
          <table:table-cell table:formula="of:=EXP([.A41]*[.$B$1])" office:value-type="float" office:value="1.12075212488415" calcext:value-type="float">
            <text:p>1,121</text:p>
          </table:table-cell>
          <table:table-cell table:formula="of:=([.B41]-[.$B$3])/([.$B$1003]-[.$B$3])" office:value-type="float" office:value="0.00632689168610432" calcext:value-type="float">
            <text:p>0,006</text:p>
          </table:table-cell>
          <table:table-cell/>
          <table:table-cell table:formula="of:=[.A41]*65535" office:value-type="float" office:value="2490.33" calcext:value-type="float">
            <text:p>2490</text:p>
          </table:table-cell>
          <table:table-cell table:formula="of:=[.C41]*65535" office:value-type="float" office:value="414.632846648846" calcext:value-type="float">
            <text:p>415</text:p>
          </table:table-cell>
          <table:table-cell table:number-columns-repeated="1018"/>
        </table:table-row>
        <table:table-row table:style-name="ro1">
          <table:table-cell office:value-type="float" office:value="0.039" calcext:value-type="float">
            <text:p>0,039</text:p>
          </table:table-cell>
          <table:table-cell table:formula="of:=EXP([.A42]*[.$B$1])" office:value-type="float" office:value="1.12411942969054" calcext:value-type="float">
            <text:p>1,124</text:p>
          </table:table-cell>
          <table:table-cell table:formula="of:=([.B42]-[.$B$3])/([.$B$1003]-[.$B$3])" office:value-type="float" office:value="0.00650332396673315" calcext:value-type="float">
            <text:p>0,007</text:p>
          </table:table-cell>
          <table:table-cell/>
          <table:table-cell table:formula="of:=[.A42]*65535" office:value-type="float" office:value="2555.865" calcext:value-type="float">
            <text:p>2556</text:p>
          </table:table-cell>
          <table:table-cell table:formula="of:=[.C42]*65535" office:value-type="float" office:value="426.195336159857" calcext:value-type="float">
            <text:p>426</text:p>
          </table:table-cell>
          <table:table-cell table:number-columns-repeated="1018"/>
        </table:table-row>
        <table:table-row table:style-name="ro1">
          <table:table-cell office:value-type="float" office:value="0.04" calcext:value-type="float">
            <text:p>0,040</text:p>
          </table:table-cell>
          <table:table-cell table:formula="of:=EXP([.A43]*[.$B$1])" office:value-type="float" office:value="1.12749685157938" calcext:value-type="float">
            <text:p>1,127</text:p>
          </table:table-cell>
          <table:table-cell table:formula="of:=([.B43]-[.$B$3])/([.$B$1003]-[.$B$3])" office:value-type="float" office:value="0.00668028633894368" calcext:value-type="float">
            <text:p>0,007</text:p>
          </table:table-cell>
          <table:table-cell/>
          <table:table-cell table:formula="of:=[.A43]*65535" office:value-type="float" office:value="2621.4" calcext:value-type="float">
            <text:p>2621</text:p>
          </table:table-cell>
          <table:table-cell table:formula="of:=[.C43]*65535" office:value-type="float" office:value="437.792565222674" calcext:value-type="float">
            <text:p>438</text:p>
          </table:table-cell>
          <table:table-cell table:number-columns-repeated="1018"/>
        </table:table-row>
        <table:table-row table:style-name="ro1">
          <table:table-cell office:value-type="float" office:value="0.041" calcext:value-type="float">
            <text:p>0,041</text:p>
          </table:table-cell>
          <table:table-cell table:formula="of:=EXP([.A44]*[.$B$1])" office:value-type="float" office:value="1.13088442094749" calcext:value-type="float">
            <text:p>1,131</text:p>
          </table:table-cell>
          <table:table-cell table:formula="of:=([.B44]-[.$B$3])/([.$B$1003]-[.$B$3])" office:value-type="float" office:value="0.00685778039539843" calcext:value-type="float">
            <text:p>0,007</text:p>
          </table:table-cell>
          <table:table-cell/>
          <table:table-cell table:formula="of:=[.A44]*65535" office:value-type="float" office:value="2686.935" calcext:value-type="float">
            <text:p>2687</text:p>
          </table:table-cell>
          <table:table-cell table:formula="of:=[.C44]*65535" office:value-type="float" office:value="449.424638212436" calcext:value-type="float">
            <text:p>449</text:p>
          </table:table-cell>
          <table:table-cell table:number-columns-repeated="1018"/>
        </table:table-row>
        <table:table-row table:style-name="ro1">
          <table:table-cell office:value-type="float" office:value="0.042" calcext:value-type="float">
            <text:p>0,042</text:p>
          </table:table-cell>
          <table:table-cell table:formula="of:=EXP([.A45]*[.$B$1])" office:value-type="float" office:value="1.13428216828303" calcext:value-type="float">
            <text:p>1,134</text:p>
          </table:table-cell>
          <table:table-cell table:formula="of:=([.B45]-[.$B$3])/([.$B$1003]-[.$B$3])" office:value-type="float" office:value="0.00703580773354514" calcext:value-type="float">
            <text:p>0,007</text:p>
          </table:table-cell>
          <table:table-cell/>
          <table:table-cell table:formula="of:=[.A45]*65535" office:value-type="float" office:value="2752.47" calcext:value-type="float">
            <text:p>2752</text:p>
          </table:table-cell>
          <table:table-cell table:formula="of:=[.C45]*65535" office:value-type="float" office:value="461.091659817881" calcext:value-type="float">
            <text:p>461</text:p>
          </table:table-cell>
          <table:table-cell table:number-columns-repeated="1018"/>
        </table:table-row>
        <table:table-row table:style-name="ro1">
          <table:table-cell office:value-type="float" office:value="0.043" calcext:value-type="float">
            <text:p>0,043</text:p>
          </table:table-cell>
          <table:table-cell table:formula="of:=EXP([.A46]*[.$B$1])" office:value-type="float" office:value="1.13769012416573" calcext:value-type="float">
            <text:p>1,138</text:p>
          </table:table-cell>
          <table:table-cell table:formula="of:=([.B46]-[.$B$3])/([.$B$1003]-[.$B$3])" office:value-type="float" office:value="0.00721436995563102" calcext:value-type="float">
            <text:p>0,007</text:p>
          </table:table-cell>
          <table:table-cell/>
          <table:table-cell table:formula="of:=[.A46]*65535" office:value-type="float" office:value="2818.005" calcext:value-type="float">
            <text:p>2818</text:p>
          </table:table-cell>
          <table:table-cell table:formula="of:=[.C46]*65535" office:value-type="float" office:value="472.793735042279" calcext:value-type="float">
            <text:p>473</text:p>
          </table:table-cell>
          <table:table-cell table:number-columns-repeated="1018"/>
        </table:table-row>
        <table:table-row table:style-name="ro1">
          <table:table-cell office:value-type="float" office:value="0.044" calcext:value-type="float">
            <text:p>0,044</text:p>
          </table:table-cell>
          <table:table-cell table:formula="of:=EXP([.A47]*[.$B$1])" office:value-type="float" office:value="1.14110831926724" calcext:value-type="float">
            <text:p>1,141</text:p>
          </table:table-cell>
          <table:table-cell table:formula="of:=([.B47]-[.$B$3])/([.$B$1003]-[.$B$3])" office:value-type="float" office:value="0.0073934686687173" calcext:value-type="float">
            <text:p>0,007</text:p>
          </table:table-cell>
          <table:table-cell/>
          <table:table-cell table:formula="of:=[.A47]*65535" office:value-type="float" office:value="2883.54" calcext:value-type="float">
            <text:p>2884</text:p>
          </table:table-cell>
          <table:table-cell table:formula="of:=[.C47]*65535" office:value-type="float" office:value="484.530969204388" calcext:value-type="float">
            <text:p>485</text:p>
          </table:table-cell>
          <table:table-cell table:number-columns-repeated="1018"/>
        </table:table-row>
        <table:table-row table:style-name="ro1">
          <table:table-cell office:value-type="float" office:value="0.045" calcext:value-type="float">
            <text:p>0,045</text:p>
          </table:table-cell>
          <table:table-cell table:formula="of:=EXP([.A48]*[.$B$1])" office:value-type="float" office:value="1.14453678435131" calcext:value-type="float">
            <text:p>1,145</text:p>
          </table:table-cell>
          <table:table-cell table:formula="of:=([.B48]-[.$B$3])/([.$B$1003]-[.$B$3])" office:value-type="float" office:value="0.00757310548469359" calcext:value-type="float">
            <text:p>0,008</text:p>
          </table:table-cell>
          <table:table-cell/>
          <table:table-cell table:formula="of:=[.A48]*65535" office:value-type="float" office:value="2949.075" calcext:value-type="float">
            <text:p>2949</text:p>
          </table:table-cell>
          <table:table-cell table:formula="of:=[.C48]*65535" office:value-type="float" office:value="496.303467939395" calcext:value-type="float">
            <text:p>496</text:p>
          </table:table-cell>
          <table:table-cell table:number-columns-repeated="1018"/>
        </table:table-row>
        <table:table-row table:style-name="ro1">
          <table:table-cell office:value-type="float" office:value="0.046" calcext:value-type="float">
            <text:p>0,046</text:p>
          </table:table-cell>
          <table:table-cell table:formula="of:=EXP([.A49]*[.$B$1])" office:value-type="float" office:value="1.14797555027418" calcext:value-type="float">
            <text:p>1,148</text:p>
          </table:table-cell>
          <table:table-cell table:formula="of:=([.B49]-[.$B$3])/([.$B$1003]-[.$B$3])" office:value-type="float" office:value="0.00775328202029245" calcext:value-type="float">
            <text:p>0,008</text:p>
          </table:table-cell>
          <table:table-cell/>
          <table:table-cell table:formula="of:=[.A49]*65535" office:value-type="float" office:value="3014.61" calcext:value-type="float">
            <text:p>3015</text:p>
          </table:table-cell>
          <table:table-cell table:formula="of:=[.C49]*65535" office:value-type="float" office:value="508.111337199866" calcext:value-type="float">
            <text:p>508</text:p>
          </table:table-cell>
          <table:table-cell table:number-columns-repeated="1018"/>
        </table:table-row>
        <table:table-row table:style-name="ro1">
          <table:table-cell office:value-type="float" office:value="0.047" calcext:value-type="float">
            <text:p>0,047</text:p>
          </table:table-cell>
          <table:table-cell table:formula="of:=EXP([.A50]*[.$B$1])" office:value-type="float" office:value="1.15142464798474" calcext:value-type="float">
            <text:p>1,151</text:p>
          </table:table-cell>
          <table:table-cell table:formula="of:=([.B50]-[.$B$3])/([.$B$1003]-[.$B$3])" office:value-type="float" office:value="0.00793399989710392" calcext:value-type="float">
            <text:p>0,008</text:p>
          </table:table-cell>
          <table:table-cell/>
          <table:table-cell table:formula="of:=[.A50]*65535" office:value-type="float" office:value="3080.145" calcext:value-type="float">
            <text:p>3080</text:p>
          </table:table-cell>
          <table:table-cell table:formula="of:=[.C50]*65535" office:value-type="float" office:value="519.954683256706" calcext:value-type="float">
            <text:p>520</text:p>
          </table:table-cell>
          <table:table-cell table:number-columns-repeated="1018"/>
        </table:table-row>
        <table:table-row table:style-name="ro1">
          <table:table-cell office:value-type="float" office:value="0.048" calcext:value-type="float">
            <text:p>0,048</text:p>
          </table:table-cell>
          <table:table-cell table:formula="of:=EXP([.A51]*[.$B$1])" office:value-type="float" office:value="1.15488410852491" calcext:value-type="float">
            <text:p>1,155</text:p>
          </table:table-cell>
          <table:table-cell table:formula="of:=([.B51]-[.$B$3])/([.$B$1003]-[.$B$3])" office:value-type="float" office:value="0.00811526074159013" calcext:value-type="float">
            <text:p>0,008</text:p>
          </table:table-cell>
          <table:table-cell/>
          <table:table-cell table:formula="of:=[.A51]*65535" office:value-type="float" office:value="3145.68" calcext:value-type="float">
            <text:p>3146</text:p>
          </table:table-cell>
          <table:table-cell table:formula="of:=[.C51]*65535" office:value-type="float" office:value="531.833612700109" calcext:value-type="float">
            <text:p>532</text:p>
          </table:table-cell>
          <table:table-cell table:number-columns-repeated="1018"/>
        </table:table-row>
        <table:table-row table:style-name="ro1">
          <table:table-cell office:value-type="float" office:value="0.049" calcext:value-type="float">
            <text:p>0,049</text:p>
          </table:table-cell>
          <table:table-cell table:formula="of:=EXP([.A52]*[.$B$1])" office:value-type="float" office:value="1.15835396302986" calcext:value-type="float">
            <text:p>1,158</text:p>
          </table:table-cell>
          <table:table-cell table:formula="of:=([.B52]-[.$B$3])/([.$B$1003]-[.$B$3])" office:value-type="float" office:value="0.00829706618509987" calcext:value-type="float">
            <text:p>0,008</text:p>
          </table:table-cell>
          <table:table-cell/>
          <table:table-cell table:formula="of:=[.A52]*65535" office:value-type="float" office:value="3211.215" calcext:value-type="float">
            <text:p>3211</text:p>
          </table:table-cell>
          <table:table-cell table:formula="of:=[.C52]*65535" office:value-type="float" office:value="543.74823244052" calcext:value-type="float">
            <text:p>544</text:p>
          </table:table-cell>
          <table:table-cell table:number-columns-repeated="1018"/>
        </table:table-row>
        <table:table-row table:style-name="ro1">
          <table:table-cell office:value-type="float" office:value="0.05" calcext:value-type="float">
            <text:p>0,050</text:p>
          </table:table-cell>
          <table:table-cell table:formula="of:=EXP([.A53]*[.$B$1])" office:value-type="float" office:value="1.16183424272828" calcext:value-type="float">
            <text:p>1,162</text:p>
          </table:table-cell>
          <table:table-cell table:formula="of:=([.B53]-[.$B$3])/([.$B$1003]-[.$B$3])" office:value-type="float" office:value="0.00847941786388336" calcext:value-type="float">
            <text:p>0,008</text:p>
          </table:table-cell>
          <table:table-cell/>
          <table:table-cell table:formula="of:=[.A53]*65535" office:value-type="float" office:value="3276.75" calcext:value-type="float">
            <text:p>3277</text:p>
          </table:table-cell>
          <table:table-cell table:formula="of:=[.C53]*65535" office:value-type="float" office:value="555.698649709596" calcext:value-type="float">
            <text:p>556</text:p>
          </table:table-cell>
          <table:table-cell table:number-columns-repeated="1018"/>
        </table:table-row>
        <table:table-row table:style-name="ro1">
          <table:table-cell office:value-type="float" office:value="0.051" calcext:value-type="float">
            <text:p>0,051</text:p>
          </table:table-cell>
          <table:table-cell table:formula="of:=EXP([.A54]*[.$B$1])" office:value-type="float" office:value="1.16532497894274" calcext:value-type="float">
            <text:p>1,165</text:p>
          </table:table-cell>
          <table:table-cell table:formula="of:=([.B54]-[.$B$3])/([.$B$1003]-[.$B$3])" office:value-type="float" office:value="0.00866231741910698" calcext:value-type="float">
            <text:p>0,009</text:p>
          </table:table-cell>
          <table:table-cell/>
          <table:table-cell table:formula="of:=[.A54]*65535" office:value-type="float" office:value="3342.285" calcext:value-type="float">
            <text:p>3342</text:p>
          </table:table-cell>
          <table:table-cell table:formula="of:=[.C54]*65535" office:value-type="float" office:value="567.684972061176" calcext:value-type="float">
            <text:p>568</text:p>
          </table:table-cell>
          <table:table-cell table:number-columns-repeated="1018"/>
        </table:table-row>
        <table:table-row table:style-name="ro1">
          <table:table-cell office:value-type="float" office:value="0.052" calcext:value-type="float">
            <text:p>0,052</text:p>
          </table:table-cell>
          <table:table-cell table:formula="of:=EXP([.A55]*[.$B$1])" office:value-type="float" office:value="1.16882620308987" calcext:value-type="float">
            <text:p>1,169</text:p>
          </table:table-cell>
          <table:table-cell table:formula="of:=([.B55]-[.$B$3])/([.$B$1003]-[.$B$3])" office:value-type="float" office:value="0.00884576649686792" calcext:value-type="float">
            <text:p>0,009</text:p>
          </table:table-cell>
          <table:table-cell/>
          <table:table-cell table:formula="of:=[.A55]*65535" office:value-type="float" office:value="3407.82" calcext:value-type="float">
            <text:p>3408</text:p>
          </table:table-cell>
          <table:table-cell table:formula="of:=[.C55]*65535" office:value-type="float" office:value="579.707307372239" calcext:value-type="float">
            <text:p>580</text:p>
          </table:table-cell>
          <table:table-cell table:number-columns-repeated="1018"/>
        </table:table-row>
        <table:table-row table:style-name="ro1">
          <table:table-cell office:value-type="float" office:value="0.053" calcext:value-type="float">
            <text:p>0,053</text:p>
          </table:table-cell>
          <table:table-cell table:formula="of:=EXP([.A56]*[.$B$1])" office:value-type="float" office:value="1.17233794668072" calcext:value-type="float">
            <text:p>1,172</text:p>
          </table:table-cell>
          <table:table-cell table:formula="of:=([.B56]-[.$B$3])/([.$B$1003]-[.$B$3])" office:value-type="float" office:value="0.00902976674820913" calcext:value-type="float">
            <text:p>0,009</text:p>
          </table:table-cell>
          <table:table-cell/>
          <table:table-cell table:formula="of:=[.A56]*65535" office:value-type="float" office:value="3473.355" calcext:value-type="float">
            <text:p>3473</text:p>
          </table:table-cell>
          <table:table-cell table:formula="of:=[.C56]*65535" office:value-type="float" office:value="591.765763843885" calcext:value-type="float">
            <text:p>592</text:p>
          </table:table-cell>
          <table:table-cell table:number-columns-repeated="1018"/>
        </table:table-row>
        <table:table-row table:style-name="ro1">
          <table:table-cell office:value-type="float" office:value="0.054" calcext:value-type="float">
            <text:p>0,054</text:p>
          </table:table-cell>
          <table:table-cell table:formula="of:=EXP([.A57]*[.$B$1])" office:value-type="float" office:value="1.175860241321" calcext:value-type="float">
            <text:p>1,176</text:p>
          </table:table-cell>
          <table:table-cell table:formula="of:=([.B57]-[.$B$3])/([.$B$1003]-[.$B$3])" office:value-type="float" office:value="0.00921431982913413" calcext:value-type="float">
            <text:p>0,009</text:p>
          </table:table-cell>
          <table:table-cell/>
          <table:table-cell table:formula="of:=[.A57]*65535" office:value-type="float" office:value="3538.89" calcext:value-type="float">
            <text:p>3539</text:p>
          </table:table-cell>
          <table:table-cell table:formula="of:=[.C57]*65535" office:value-type="float" office:value="603.860450002305" calcext:value-type="float">
            <text:p>604</text:p>
          </table:table-cell>
          <table:table-cell table:number-columns-repeated="1018"/>
        </table:table-row>
        <table:table-row table:style-name="ro1">
          <table:table-cell office:value-type="float" office:value="0.055" calcext:value-type="float">
            <text:p>0,055</text:p>
          </table:table-cell>
          <table:table-cell table:formula="of:=EXP([.A58]*[.$B$1])" office:value-type="float" office:value="1.17939311871139" calcext:value-type="float">
            <text:p>1,179</text:p>
          </table:table-cell>
          <table:table-cell table:formula="of:=([.B58]-[.$B$3])/([.$B$1003]-[.$B$3])" office:value-type="float" office:value="0.00939942740062187" calcext:value-type="float">
            <text:p>0,009</text:p>
          </table:table-cell>
          <table:table-cell/>
          <table:table-cell table:formula="of:=[.A58]*65535" office:value-type="float" office:value="3604.425" calcext:value-type="float">
            <text:p>3604</text:p>
          </table:table-cell>
          <table:table-cell table:formula="of:=[.C58]*65535" office:value-type="float" office:value="615.991474699754" calcext:value-type="float">
            <text:p>616</text:p>
          </table:table-cell>
          <table:table-cell table:number-columns-repeated="1018"/>
        </table:table-row>
        <table:table-row table:style-name="ro1">
          <table:table-cell office:value-type="float" office:value="0.056" calcext:value-type="float">
            <text:p>0,056</text:p>
          </table:table-cell>
          <table:table-cell table:formula="of:=EXP([.A59]*[.$B$1])" office:value-type="float" office:value="1.18293661064781" calcext:value-type="float">
            <text:p>1,183</text:p>
          </table:table-cell>
          <table:table-cell table:formula="of:=([.B59]-[.$B$3])/([.$B$1003]-[.$B$3])" office:value-type="float" office:value="0.00958509112864175" calcext:value-type="float">
            <text:p>0,010</text:p>
          </table:table-cell>
          <table:table-cell/>
          <table:table-cell table:formula="of:=[.A59]*65535" office:value-type="float" office:value="3669.96" calcext:value-type="float">
            <text:p>3670</text:p>
          </table:table-cell>
          <table:table-cell table:formula="of:=[.C59]*65535" office:value-type="float" office:value="628.158947115537" calcext:value-type="float">
            <text:p>628</text:p>
          </table:table-cell>
          <table:table-cell table:number-columns-repeated="1018"/>
        </table:table-row>
        <table:table-row table:style-name="ro1">
          <table:table-cell office:value-type="float" office:value="0.057" calcext:value-type="float">
            <text:p>0,057</text:p>
          </table:table-cell>
          <table:table-cell table:formula="of:=EXP([.A60]*[.$B$1])" office:value-type="float" office:value="1.18649074902171" calcext:value-type="float">
            <text:p>1,186</text:p>
          </table:table-cell>
          <table:table-cell table:formula="of:=([.B60]-[.$B$3])/([.$B$1003]-[.$B$3])" office:value-type="float" office:value="0.0097713126841686" calcext:value-type="float">
            <text:p>0,010</text:p>
          </table:table-cell>
          <table:table-cell/>
          <table:table-cell table:formula="of:=[.A60]*65535" office:value-type="float" office:value="3735.495" calcext:value-type="float">
            <text:p>3735</text:p>
          </table:table-cell>
          <table:table-cell table:formula="of:=[.C60]*65535" office:value-type="float" office:value="640.362976756989" calcext:value-type="float">
            <text:p>640</text:p>
          </table:table-cell>
          <table:table-cell table:number-columns-repeated="1018"/>
        </table:table-row>
        <table:table-row table:style-name="ro1">
          <table:table-cell office:value-type="float" office:value="0.058" calcext:value-type="float">
            <text:p>0,058</text:p>
          </table:table-cell>
          <table:table-cell table:formula="of:=EXP([.A61]*[.$B$1])" office:value-type="float" office:value="1.19005556582036" calcext:value-type="float">
            <text:p>1,190</text:p>
          </table:table-cell>
          <table:table-cell table:formula="of:=([.B61]-[.$B$3])/([.$B$1003]-[.$B$3])" office:value-type="float" office:value="0.00995809374319764" calcext:value-type="float">
            <text:p>0,010</text:p>
          </table:table-cell>
          <table:table-cell/>
          <table:table-cell table:formula="of:=[.A61]*65535" office:value-type="float" office:value="3801.03" calcext:value-type="float">
            <text:p>3801</text:p>
          </table:table-cell>
          <table:table-cell table:formula="of:=[.C61]*65535" office:value-type="float" office:value="652.603673460457" calcext:value-type="float">
            <text:p>653</text:p>
          </table:table-cell>
          <table:table-cell table:number-columns-repeated="1018"/>
        </table:table-row>
        <table:table-row table:style-name="ro1">
          <table:table-cell office:value-type="float" office:value="0.059" calcext:value-type="float">
            <text:p>0,059</text:p>
          </table:table-cell>
          <table:table-cell table:formula="of:=EXP([.A62]*[.$B$1])" office:value-type="float" office:value="1.19363109312714" calcext:value-type="float">
            <text:p>1,194</text:p>
          </table:table-cell>
          <table:table-cell table:formula="of:=([.B62]-[.$B$3])/([.$B$1003]-[.$B$3])" office:value-type="float" office:value="0.0101454359867597" calcext:value-type="float">
            <text:p>0,010</text:p>
          </table:table-cell>
          <table:table-cell/>
          <table:table-cell table:formula="of:=[.A62]*65535" office:value-type="float" office:value="3866.565" calcext:value-type="float">
            <text:p>3867</text:p>
          </table:table-cell>
          <table:table-cell table:formula="of:=[.C62]*65535" office:value-type="float" office:value="664.881147392296" calcext:value-type="float">
            <text:p>665</text:p>
          </table:table-cell>
          <table:table-cell table:number-columns-repeated="1018"/>
        </table:table-row>
        <table:table-row table:style-name="ro1">
          <table:table-cell office:value-type="float" office:value="0.06" calcext:value-type="float">
            <text:p>0,060</text:p>
          </table:table-cell>
          <table:table-cell table:formula="of:=EXP([.A63]*[.$B$1])" office:value-type="float" office:value="1.19721736312181" calcext:value-type="float">
            <text:p>1,197</text:p>
          </table:table-cell>
          <table:table-cell table:formula="of:=([.B63]-[.$B$3])/([.$B$1003]-[.$B$3])" office:value-type="float" office:value="0.0103333411009362" calcext:value-type="float">
            <text:p>0,010</text:p>
          </table:table-cell>
          <table:table-cell/>
          <table:table-cell table:formula="of:=[.A63]*65535" office:value-type="float" office:value="3932.1" calcext:value-type="float">
            <text:p>3932</text:p>
          </table:table-cell>
          <table:table-cell table:formula="of:=[.C63]*65535" office:value-type="float" office:value="677.195509049853" calcext:value-type="float">
            <text:p>677</text:p>
          </table:table-cell>
          <table:table-cell table:number-columns-repeated="1018"/>
        </table:table-row>
        <table:table-row table:style-name="ro1">
          <table:table-cell office:value-type="float" office:value="0.061" calcext:value-type="float">
            <text:p>0,061</text:p>
          </table:table-cell>
          <table:table-cell table:formula="of:=EXP([.A64]*[.$B$1])" office:value-type="float" office:value="1.20081440808083" calcext:value-type="float">
            <text:p>1,201</text:p>
          </table:table-cell>
          <table:table-cell table:formula="of:=([.B64]-[.$B$3])/([.$B$1003]-[.$B$3])" office:value-type="float" office:value="0.0105218107768744" calcext:value-type="float">
            <text:p>0,011</text:p>
          </table:table-cell>
          <table:table-cell/>
          <table:table-cell table:formula="of:=[.A64]*65535" office:value-type="float" office:value="3997.635" calcext:value-type="float">
            <text:p>3998</text:p>
          </table:table-cell>
          <table:table-cell table:formula="of:=[.C64]*65535" office:value-type="float" office:value="689.546869262465" calcext:value-type="float">
            <text:p>690</text:p>
          </table:table-cell>
          <table:table-cell table:number-columns-repeated="1018"/>
        </table:table-row>
        <table:table-row table:style-name="ro1">
          <table:table-cell office:value-type="float" office:value="0.062" calcext:value-type="float">
            <text:p>0,062</text:p>
          </table:table-cell>
          <table:table-cell table:formula="of:=EXP([.A65]*[.$B$1])" office:value-type="float" office:value="1.20442226037763" calcext:value-type="float">
            <text:p>1,204</text:p>
          </table:table-cell>
          <table:table-cell table:formula="of:=([.B65]-[.$B$3])/([.$B$1003]-[.$B$3])" office:value-type="float" office:value="0.0107108467108028" calcext:value-type="float">
            <text:p>0,011</text:p>
          </table:table-cell>
          <table:table-cell/>
          <table:table-cell table:formula="of:=[.A65]*65535" office:value-type="float" office:value="4063.17" calcext:value-type="float">
            <text:p>4063</text:p>
          </table:table-cell>
          <table:table-cell table:formula="of:=[.C65]*65535" office:value-type="float" office:value="701.935339192461" calcext:value-type="float">
            <text:p>702</text:p>
          </table:table-cell>
          <table:table-cell table:number-columns-repeated="1018"/>
        </table:table-row>
        <table:table-row table:style-name="ro1">
          <table:table-cell office:value-type="float" office:value="0.063" calcext:value-type="float">
            <text:p>0,063</text:p>
          </table:table-cell>
          <table:table-cell table:formula="of:=EXP([.A66]*[.$B$1])" office:value-type="float" office:value="1.2080409524829" calcext:value-type="float">
            <text:p>1,208</text:p>
          </table:table-cell>
          <table:table-cell table:formula="of:=([.B66]-[.$B$3])/([.$B$1003]-[.$B$3])" office:value-type="float" office:value="0.0109004506040459" calcext:value-type="float">
            <text:p>0,011</text:p>
          </table:table-cell>
          <table:table-cell/>
          <table:table-cell table:formula="of:=[.A66]*65535" office:value-type="float" office:value="4128.705" calcext:value-type="float">
            <text:p>4129</text:p>
          </table:table-cell>
          <table:table-cell table:formula="of:=[.C66]*65535" office:value-type="float" office:value="714.36103033615" calcext:value-type="float">
            <text:p>714</text:p>
          </table:table-cell>
          <table:table-cell table:number-columns-repeated="1018"/>
        </table:table-row>
        <table:table-row table:style-name="ro1">
          <table:table-cell office:value-type="float" office:value="0.064" calcext:value-type="float">
            <text:p>0,064</text:p>
          </table:table-cell>
          <table:table-cell table:formula="of:=EXP([.A67]*[.$B$1])" office:value-type="float" office:value="1.2116705169649" calcext:value-type="float">
            <text:p>1,212</text:p>
          </table:table-cell>
          <table:table-cell table:formula="of:=([.B67]-[.$B$3])/([.$B$1003]-[.$B$3])" office:value-type="float" office:value="0.0110906241630402" calcext:value-type="float">
            <text:p>0,011</text:p>
          </table:table-cell>
          <table:table-cell/>
          <table:table-cell table:formula="of:=[.A67]*65535" office:value-type="float" office:value="4194.24" calcext:value-type="float">
            <text:p>4194</text:p>
          </table:table-cell>
          <table:table-cell table:formula="of:=[.C67]*65535" office:value-type="float" office:value="726.824054524838" calcext:value-type="float">
            <text:p>727</text:p>
          </table:table-cell>
          <table:table-cell table:number-columns-repeated="1018"/>
        </table:table-row>
        <table:table-row table:style-name="ro1">
          <table:table-cell office:value-type="float" office:value="0.065" calcext:value-type="float">
            <text:p>0,065</text:p>
          </table:table-cell>
          <table:table-cell table:formula="of:=EXP([.A68]*[.$B$1])" office:value-type="float" office:value="1.21531098648973" calcext:value-type="float">
            <text:p>1,215</text:p>
          </table:table-cell>
          <table:table-cell table:formula="of:=([.B68]-[.$B$3])/([.$B$1003]-[.$B$3])" office:value-type="float" office:value="0.0112813690993488" calcext:value-type="float">
            <text:p>0,011</text:p>
          </table:table-cell>
          <table:table-cell/>
          <table:table-cell table:formula="of:=[.A68]*65535" office:value-type="float" office:value="4259.775" calcext:value-type="float">
            <text:p>4260</text:p>
          </table:table-cell>
          <table:table-cell table:formula="of:=[.C68]*65535" office:value-type="float" office:value="739.324523925826" calcext:value-type="float">
            <text:p>739</text:p>
          </table:table-cell>
          <table:table-cell table:number-columns-repeated="1018"/>
        </table:table-row>
        <table:table-row table:style-name="ro1">
          <table:table-cell office:value-type="float" office:value="0.066" calcext:value-type="float">
            <text:p>0,066</text:p>
          </table:table-cell>
          <table:table-cell table:formula="of:=EXP([.A69]*[.$B$1])" office:value-type="float" office:value="1.21896239382164" calcext:value-type="float">
            <text:p>1,219</text:p>
          </table:table-cell>
          <table:table-cell table:formula="of:=([.B69]-[.$B$3])/([.$B$1003]-[.$B$3])" office:value-type="float" office:value="0.0114726871296777" calcext:value-type="float">
            <text:p>0,011</text:p>
          </table:table-cell>
          <table:table-cell/>
          <table:table-cell table:formula="of:=[.A69]*65535" office:value-type="float" office:value="4325.31" calcext:value-type="float">
            <text:p>4325</text:p>
          </table:table-cell>
          <table:table-cell table:formula="of:=[.C69]*65535" office:value-type="float" office:value="751.862551043425" calcext:value-type="float">
            <text:p>752</text:p>
          </table:table-cell>
          <table:table-cell table:number-columns-repeated="1018"/>
        </table:table-row>
        <table:table-row table:style-name="ro1">
          <table:table-cell office:value-type="float" office:value="0.067" calcext:value-type="float">
            <text:p>0,067</text:p>
          </table:table-cell>
          <table:table-cell table:formula="of:=EXP([.A70]*[.$B$1])" office:value-type="float" office:value="1.22262477182333" calcext:value-type="float">
            <text:p>1,223</text:p>
          </table:table-cell>
          <table:table-cell table:formula="of:=([.B70]-[.$B$3])/([.$B$1003]-[.$B$3])" office:value-type="float" office:value="0.0116645799758902" calcext:value-type="float">
            <text:p>0,012</text:p>
          </table:table-cell>
          <table:table-cell/>
          <table:table-cell table:formula="of:=[.A70]*65535" office:value-type="float" office:value="4390.845" calcext:value-type="float">
            <text:p>4391</text:p>
          </table:table-cell>
          <table:table-cell table:formula="of:=[.C70]*65535" office:value-type="float" office:value="764.438248719962" calcext:value-type="float">
            <text:p>764</text:p>
          </table:table-cell>
          <table:table-cell table:number-columns-repeated="1018"/>
        </table:table-row>
        <table:table-row table:style-name="ro1">
          <table:table-cell office:value-type="float" office:value="0.068" calcext:value-type="float">
            <text:p>0,068</text:p>
          </table:table-cell>
          <table:table-cell table:formula="of:=EXP([.A71]*[.$B$1])" office:value-type="float" office:value="1.22629815345621" calcext:value-type="float">
            <text:p>1,226</text:p>
          </table:table-cell>
          <table:table-cell table:formula="of:=([.B71]-[.$B$3])/([.$B$1003]-[.$B$3])" office:value-type="float" office:value="0.0118570493650233" calcext:value-type="float">
            <text:p>0,012</text:p>
          </table:table-cell>
          <table:table-cell/>
          <table:table-cell table:formula="of:=[.A71]*65535" office:value-type="float" office:value="4456.38" calcext:value-type="float">
            <text:p>4456</text:p>
          </table:table-cell>
          <table:table-cell table:formula="of:=[.C71]*65535" office:value-type="float" office:value="777.0517301368" calcext:value-type="float">
            <text:p>777</text:p>
          </table:table-cell>
          <table:table-cell table:number-columns-repeated="1018"/>
        </table:table-row>
        <table:table-row table:style-name="ro1">
          <table:table-cell office:value-type="float" office:value="0.069" calcext:value-type="float">
            <text:p>0,069</text:p>
          </table:table-cell>
          <table:table-cell table:formula="of:=EXP([.A72]*[.$B$1])" office:value-type="float" office:value="1.22998257178075" calcext:value-type="float">
            <text:p>1,230</text:p>
          </table:table-cell>
          <table:table-cell table:formula="of:=([.B72]-[.$B$3])/([.$B$1003]-[.$B$3])" office:value-type="float" office:value="0.0120500970293028" calcext:value-type="float">
            <text:p>0,012</text:p>
          </table:table-cell>
          <table:table-cell/>
          <table:table-cell table:formula="of:=[.A72]*65535" office:value-type="float" office:value="4521.915" calcext:value-type="float">
            <text:p>4522</text:p>
          </table:table-cell>
          <table:table-cell table:formula="of:=[.C72]*65535" office:value-type="float" office:value="789.703108815359" calcext:value-type="float">
            <text:p>790</text:p>
          </table:table-cell>
          <table:table-cell table:number-columns-repeated="1018"/>
        </table:table-row>
        <table:table-row table:style-name="ro1">
          <table:table-cell office:value-type="float" office:value="0.07" calcext:value-type="float">
            <text:p>0,070</text:p>
          </table:table-cell>
          <table:table-cell table:formula="of:=EXP([.A73]*[.$B$1])" office:value-type="float" office:value="1.23367805995674" calcext:value-type="float">
            <text:p>1,234</text:p>
          </table:table-cell>
          <table:table-cell table:formula="of:=([.B73]-[.$B$3])/([.$B$1003]-[.$B$3])" office:value-type="float" office:value="0.012243724706159" calcext:value-type="float">
            <text:p>0,012</text:p>
          </table:table-cell>
          <table:table-cell/>
          <table:table-cell table:formula="of:=[.A73]*65535" office:value-type="float" office:value="4587.45" calcext:value-type="float">
            <text:p>4587</text:p>
          </table:table-cell>
          <table:table-cell table:formula="of:=[.C73]*65535" office:value-type="float" office:value="802.392498618132" calcext:value-type="float">
            <text:p>802</text:p>
          </table:table-cell>
          <table:table-cell table:number-columns-repeated="1018"/>
        </table:table-row>
        <table:table-row table:style-name="ro1">
          <table:table-cell office:value-type="float" office:value="0.071" calcext:value-type="float">
            <text:p>0,071</text:p>
          </table:table-cell>
          <table:table-cell table:formula="of:=EXP([.A74]*[.$B$1])" office:value-type="float" office:value="1.2373846512436" calcext:value-type="float">
            <text:p>1,237</text:p>
          </table:table-cell>
          <table:table-cell table:formula="of:=([.B74]-[.$B$3])/([.$B$1003]-[.$B$3])" office:value-type="float" office:value="0.0124379341382423" calcext:value-type="float">
            <text:p>0,012</text:p>
          </table:table-cell>
          <table:table-cell/>
          <table:table-cell table:formula="of:=[.A74]*65535" office:value-type="float" office:value="4652.985" calcext:value-type="float">
            <text:p>4653</text:p>
          </table:table-cell>
          <table:table-cell table:formula="of:=[.C74]*65535" office:value-type="float" office:value="815.120013749712" calcext:value-type="float">
            <text:p>815</text:p>
          </table:table-cell>
          <table:table-cell table:number-columns-repeated="1018"/>
        </table:table-row>
        <table:table-row table:style-name="ro1">
          <table:table-cell office:value-type="float" office:value="0.072" calcext:value-type="float">
            <text:p>0,072</text:p>
          </table:table-cell>
          <table:table-cell table:formula="of:=EXP([.A75]*[.$B$1])" office:value-type="float" office:value="1.24110237900067" calcext:value-type="float">
            <text:p>1,241</text:p>
          </table:table-cell>
          <table:table-cell table:formula="of:=([.B75]-[.$B$3])/([.$B$1003]-[.$B$3])" office:value-type="float" office:value="0.012632727073439" calcext:value-type="float">
            <text:p>0,013</text:p>
          </table:table-cell>
          <table:table-cell/>
          <table:table-cell table:formula="of:=[.A75]*65535" office:value-type="float" office:value="4718.52" calcext:value-type="float">
            <text:p>4719</text:p>
          </table:table-cell>
          <table:table-cell table:formula="of:=[.C75]*65535" office:value-type="float" office:value="827.885768757822" calcext:value-type="float">
            <text:p>828</text:p>
          </table:table-cell>
          <table:table-cell table:number-columns-repeated="1018"/>
        </table:table-row>
        <table:table-row table:style-name="ro1">
          <table:table-cell office:value-type="float" office:value="0.073" calcext:value-type="float">
            <text:p>0,073</text:p>
          </table:table-cell>
          <table:table-cell table:formula="of:=EXP([.A76]*[.$B$1])" office:value-type="float" office:value="1.24483127668753" calcext:value-type="float">
            <text:p>1,245</text:p>
          </table:table-cell>
          <table:table-cell table:formula="of:=([.B76]-[.$B$3])/([.$B$1003]-[.$B$3])" office:value-type="float" office:value="0.0128281052648866" calcext:value-type="float">
            <text:p>0,013</text:p>
          </table:table-cell>
          <table:table-cell/>
          <table:table-cell table:formula="of:=[.A76]*65535" office:value-type="float" office:value="4784.055" calcext:value-type="float">
            <text:p>4784</text:p>
          </table:table-cell>
          <table:table-cell table:formula="of:=[.C76]*65535" office:value-type="float" office:value="840.689878534343" calcext:value-type="float">
            <text:p>841</text:p>
          </table:table-cell>
          <table:table-cell table:number-columns-repeated="1018"/>
        </table:table-row>
        <table:table-row table:style-name="ro1">
          <table:table-cell office:value-type="float" office:value="0.074" calcext:value-type="float">
            <text:p>0,074</text:p>
          </table:table-cell>
          <table:table-cell table:formula="of:=EXP([.A77]*[.$B$1])" office:value-type="float" office:value="1.24857137786428" calcext:value-type="float">
            <text:p>1,249</text:p>
          </table:table-cell>
          <table:table-cell table:formula="of:=([.B77]-[.$B$3])/([.$B$1003]-[.$B$3])" office:value-type="float" office:value="0.0130240704709903" calcext:value-type="float">
            <text:p>0,013</text:p>
          </table:table-cell>
          <table:table-cell/>
          <table:table-cell table:formula="of:=[.A77]*65535" office:value-type="float" office:value="4849.59" calcext:value-type="float">
            <text:p>4850</text:p>
          </table:table-cell>
          <table:table-cell table:formula="of:=[.C77]*65535" office:value-type="float" office:value="853.532458316349" calcext:value-type="float">
            <text:p>854</text:p>
          </table:table-cell>
          <table:table-cell table:number-columns-repeated="1018"/>
        </table:table-row>
        <table:table-row table:style-name="ro1">
          <table:table-cell office:value-type="float" office:value="0.075" calcext:value-type="float">
            <text:p>0,075</text:p>
          </table:table-cell>
          <table:table-cell table:formula="of:=EXP([.A78]*[.$B$1])" office:value-type="float" office:value="1.25232271619186" calcext:value-type="float">
            <text:p>1,252</text:p>
          </table:table-cell>
          <table:table-cell table:formula="of:=([.B78]-[.$B$3])/([.$B$1003]-[.$B$3])" office:value-type="float" office:value="0.0132206244554382" calcext:value-type="float">
            <text:p>0,013</text:p>
          </table:table-cell>
          <table:table-cell/>
          <table:table-cell table:formula="of:=[.A78]*65535" office:value-type="float" office:value="4915.125" calcext:value-type="float">
            <text:p>4915</text:p>
          </table:table-cell>
          <table:table-cell table:formula="of:=[.C78]*65535" office:value-type="float" office:value="866.413623687145" calcext:value-type="float">
            <text:p>866</text:p>
          </table:table-cell>
          <table:table-cell table:number-columns-repeated="1018"/>
        </table:table-row>
        <table:table-row table:style-name="ro1">
          <table:table-cell office:value-type="float" office:value="0.076" calcext:value-type="float">
            <text:p>0,076</text:p>
          </table:table-cell>
          <table:table-cell table:formula="of:=EXP([.A79]*[.$B$1])" office:value-type="float" office:value="1.25608532543234" calcext:value-type="float">
            <text:p>1,256</text:p>
          </table:table-cell>
          <table:table-cell table:formula="of:=([.B79]-[.$B$3])/([.$B$1003]-[.$B$3])" office:value-type="float" office:value="0.0134177689872176" calcext:value-type="float">
            <text:p>0,013</text:p>
          </table:table-cell>
          <table:table-cell/>
          <table:table-cell table:formula="of:=[.A79]*65535" office:value-type="float" office:value="4980.66" calcext:value-type="float">
            <text:p>4981</text:p>
          </table:table-cell>
          <table:table-cell table:formula="of:=[.C79]*65535" office:value-type="float" office:value="879.333490577306" calcext:value-type="float">
            <text:p>879</text:p>
          </table:table-cell>
          <table:table-cell table:number-columns-repeated="1018"/>
        </table:table-row>
        <table:table-row table:style-name="ro1">
          <table:table-cell office:value-type="float" office:value="0.077" calcext:value-type="float">
            <text:p>0,077</text:p>
          </table:table-cell>
          <table:table-cell table:formula="of:=EXP([.A80]*[.$B$1])" office:value-type="float" office:value="1.25985923944923" calcext:value-type="float">
            <text:p>1,260</text:p>
          </table:table-cell>
          <table:table-cell table:formula="of:=([.B80]-[.$B$3])/([.$B$1003]-[.$B$3])" office:value-type="float" office:value="0.0136155058406305" calcext:value-type="float">
            <text:p>0,014</text:p>
          </table:table-cell>
          <table:table-cell/>
          <table:table-cell table:formula="of:=[.A80]*65535" office:value-type="float" office:value="5046.195" calcext:value-type="float">
            <text:p>5046</text:p>
          </table:table-cell>
          <table:table-cell table:formula="of:=[.C80]*65535" office:value-type="float" office:value="892.292175265722" calcext:value-type="float">
            <text:p>892</text:p>
          </table:table-cell>
          <table:table-cell table:number-columns-repeated="1018"/>
        </table:table-row>
        <table:table-row table:style-name="ro1">
          <table:table-cell office:value-type="float" office:value="0.078" calcext:value-type="float">
            <text:p>0,078</text:p>
          </table:table-cell>
          <table:table-cell table:formula="of:=EXP([.A81]*[.$B$1])" office:value-type="float" office:value="1.26364449220778" calcext:value-type="float">
            <text:p>1,264</text:p>
          </table:table-cell>
          <table:table-cell table:formula="of:=([.B81]-[.$B$3])/([.$B$1003]-[.$B$3])" office:value-type="float" office:value="0.01381383679531" calcext:value-type="float">
            <text:p>0,014</text:p>
          </table:table-cell>
          <table:table-cell/>
          <table:table-cell table:formula="of:=[.A81]*65535" office:value-type="float" office:value="5111.73" calcext:value-type="float">
            <text:p>5112</text:p>
          </table:table-cell>
          <table:table-cell table:formula="of:=[.C81]*65535" office:value-type="float" office:value="905.289794380643" calcext:value-type="float">
            <text:p>905</text:p>
          </table:table-cell>
          <table:table-cell table:number-columns-repeated="1018"/>
        </table:table-row>
        <table:table-row table:style-name="ro1">
          <table:table-cell office:value-type="float" office:value="0.079" calcext:value-type="float">
            <text:p>0,079</text:p>
          </table:table-cell>
          <table:table-cell table:formula="of:=EXP([.A82]*[.$B$1])" office:value-type="float" office:value="1.26744111777528" calcext:value-type="float">
            <text:p>1,267</text:p>
          </table:table-cell>
          <table:table-cell table:formula="of:=([.B82]-[.$B$3])/([.$B$1003]-[.$B$3])" office:value-type="float" office:value="0.014012763636236" calcext:value-type="float">
            <text:p>0,014</text:p>
          </table:table-cell>
          <table:table-cell/>
          <table:table-cell table:formula="of:=[.A82]*65535" office:value-type="float" office:value="5177.265" calcext:value-type="float">
            <text:p>5177</text:p>
          </table:table-cell>
          <table:table-cell table:formula="of:=[.C82]*65535" office:value-type="float" office:value="918.326464900726" calcext:value-type="float">
            <text:p>918</text:p>
          </table:table-cell>
          <table:table-cell table:number-columns-repeated="1018"/>
        </table:table-row>
        <table:table-row table:style-name="ro1">
          <table:table-cell office:value-type="float" office:value="0.08" calcext:value-type="float">
            <text:p>0,080</text:p>
          </table:table-cell>
          <table:table-cell table:formula="of:=EXP([.A83]*[.$B$1])" office:value-type="float" office:value="1.2712491503214" calcext:value-type="float">
            <text:p>1,271</text:p>
          </table:table-cell>
          <table:table-cell table:formula="of:=([.B83]-[.$B$3])/([.$B$1003]-[.$B$3])" office:value-type="float" office:value="0.0142122881537514" calcext:value-type="float">
            <text:p>0,014</text:p>
          </table:table-cell>
          <table:table-cell/>
          <table:table-cell table:formula="of:=[.A83]*65535" office:value-type="float" office:value="5242.8" calcext:value-type="float">
            <text:p>5243</text:p>
          </table:table-cell>
          <table:table-cell table:formula="of:=[.C83]*65535" office:value-type="float" office:value="931.402304156097" calcext:value-type="float">
            <text:p>931</text:p>
          </table:table-cell>
          <table:table-cell table:number-columns-repeated="1018"/>
        </table:table-row>
        <table:table-row table:style-name="ro1">
          <table:table-cell office:value-type="float" office:value="0.081" calcext:value-type="float">
            <text:p>0,081</text:p>
          </table:table-cell>
          <table:table-cell table:formula="of:=EXP([.A84]*[.$B$1])" office:value-type="float" office:value="1.27506862411846" calcext:value-type="float">
            <text:p>1,275</text:p>
          </table:table-cell>
          <table:table-cell table:formula="of:=([.B84]-[.$B$3])/([.$B$1003]-[.$B$3])" office:value-type="float" office:value="0.0144124121435782" calcext:value-type="float">
            <text:p>0,014</text:p>
          </table:table-cell>
          <table:table-cell/>
          <table:table-cell table:formula="of:=[.A84]*65535" office:value-type="float" office:value="5308.335" calcext:value-type="float">
            <text:p>5308</text:p>
          </table:table-cell>
          <table:table-cell table:formula="of:=[.C84]*65535" office:value-type="float" office:value="944.517429829396" calcext:value-type="float">
            <text:p>945</text:p>
          </table:table-cell>
          <table:table-cell table:number-columns-repeated="1018"/>
        </table:table-row>
        <table:table-row table:style-name="ro1">
          <table:table-cell office:value-type="float" office:value="0.082" calcext:value-type="float">
            <text:p>0,082</text:p>
          </table:table-cell>
          <table:table-cell table:formula="of:=EXP([.A85]*[.$B$1])" office:value-type="float" office:value="1.27889957354174" calcext:value-type="float">
            <text:p>1,279</text:p>
          </table:table-cell>
          <table:table-cell table:formula="of:=([.B85]-[.$B$3])/([.$B$1003]-[.$B$3])" office:value-type="float" office:value="0.0146131374068336" calcext:value-type="float">
            <text:p>0,015</text:p>
          </table:table-cell>
          <table:table-cell/>
          <table:table-cell table:formula="of:=[.A85]*65535" office:value-type="float" office:value="5373.87" calcext:value-type="float">
            <text:p>5374</text:p>
          </table:table-cell>
          <table:table-cell table:formula="of:=[.C85]*65535" office:value-type="float" office:value="957.671959956843" calcext:value-type="float">
            <text:p>958</text:p>
          </table:table-cell>
          <table:table-cell table:number-columns-repeated="1018"/>
        </table:table-row>
        <table:table-row table:style-name="ro1">
          <table:table-cell office:value-type="float" office:value="0.083" calcext:value-type="float">
            <text:p>0,083</text:p>
          </table:table-cell>
          <table:table-cell table:formula="of:=EXP([.A86]*[.$B$1])" office:value-type="float" office:value="1.28274203306981" calcext:value-type="float">
            <text:p>1,283</text:p>
          </table:table-cell>
          <table:table-cell table:formula="of:=([.B86]-[.$B$3])/([.$B$1003]-[.$B$3])" office:value-type="float" office:value="0.0148144657500465" calcext:value-type="float">
            <text:p>0,015</text:p>
          </table:table-cell>
          <table:table-cell/>
          <table:table-cell table:formula="of:=[.A86]*65535" office:value-type="float" office:value="5439.405" calcext:value-type="float">
            <text:p>5439</text:p>
          </table:table-cell>
          <table:table-cell table:formula="of:=[.C86]*65535" office:value-type="float" office:value="970.866012929297" calcext:value-type="float">
            <text:p>971</text:p>
          </table:table-cell>
          <table:table-cell table:number-columns-repeated="1018"/>
        </table:table-row>
        <table:table-row table:style-name="ro1">
          <table:table-cell office:value-type="float" office:value="0.084" calcext:value-type="float">
            <text:p>0,084</text:p>
          </table:table-cell>
          <table:table-cell table:formula="of:=EXP([.A87]*[.$B$1])" office:value-type="float" office:value="1.28659603728484" calcext:value-type="float">
            <text:p>1,287</text:p>
          </table:table-cell>
          <table:table-cell table:formula="of:=([.B87]-[.$B$3])/([.$B$1003]-[.$B$3])" office:value-type="float" office:value="0.0150163989851732" calcext:value-type="float">
            <text:p>0,015</text:p>
          </table:table-cell>
          <table:table-cell/>
          <table:table-cell table:formula="of:=[.A87]*65535" office:value-type="float" office:value="5504.94" calcext:value-type="float">
            <text:p>5505</text:p>
          </table:table-cell>
          <table:table-cell table:formula="of:=[.C87]*65535" office:value-type="float" office:value="984.099707493325" calcext:value-type="float">
            <text:p>984</text:p>
          </table:table-cell>
          <table:table-cell table:number-columns-repeated="1018"/>
        </table:table-row>
        <table:table-row table:style-name="ro1">
          <table:table-cell office:value-type="float" office:value="0.085" calcext:value-type="float">
            <text:p>0,085</text:p>
          </table:table-cell>
          <table:table-cell table:formula="of:=EXP([.A88]*[.$B$1])" office:value-type="float" office:value="1.29046162087289" calcext:value-type="float">
            <text:p>1,290</text:p>
          </table:table-cell>
          <table:table-cell table:formula="of:=([.B88]-[.$B$3])/([.$B$1003]-[.$B$3])" office:value-type="float" office:value="0.0152189389296142" calcext:value-type="float">
            <text:p>0,015</text:p>
          </table:table-cell>
          <table:table-cell/>
          <table:table-cell table:formula="of:=[.A88]*65535" office:value-type="float" office:value="5570.475" calcext:value-type="float">
            <text:p>5570</text:p>
          </table:table-cell>
          <table:table-cell table:formula="of:=[.C88]*65535" office:value-type="float" office:value="997.373162752266" calcext:value-type="float">
            <text:p>997</text:p>
          </table:table-cell>
          <table:table-cell table:number-columns-repeated="1018"/>
        </table:table-row>
        <table:table-row table:style-name="ro1">
          <table:table-cell office:value-type="float" office:value="0.086" calcext:value-type="float">
            <text:p>0,086</text:p>
          </table:table-cell>
          <table:table-cell table:formula="of:=EXP([.A89]*[.$B$1])" office:value-type="float" office:value="1.29433881862424" calcext:value-type="float">
            <text:p>1,294</text:p>
          </table:table-cell>
          <table:table-cell table:formula="of:=([.B89]-[.$B$3])/([.$B$1003]-[.$B$3])" office:value-type="float" office:value="0.0154220874062304" calcext:value-type="float">
            <text:p>0,015</text:p>
          </table:table-cell>
          <table:table-cell/>
          <table:table-cell table:formula="of:=[.A89]*65535" office:value-type="float" office:value="5636.01" calcext:value-type="float">
            <text:p>5636</text:p>
          </table:table-cell>
          <table:table-cell table:formula="of:=[.C89]*65535" office:value-type="float" office:value="1010.68649816731" calcext:value-type="float">
            <text:p>1011</text:p>
          </table:table-cell>
          <table:table-cell table:number-columns-repeated="1018"/>
        </table:table-row>
        <table:table-row table:style-name="ro1">
          <table:table-cell office:value-type="float" office:value="0.087" calcext:value-type="float">
            <text:p>0,087</text:p>
          </table:table-cell>
          <table:table-cell table:formula="of:=EXP([.A90]*[.$B$1])" office:value-type="float" office:value="1.29822766543369" calcext:value-type="float">
            <text:p>1,298</text:p>
          </table:table-cell>
          <table:table-cell table:formula="of:=([.B90]-[.$B$3])/([.$B$1003]-[.$B$3])" office:value-type="float" office:value="0.0156258462433594" calcext:value-type="float">
            <text:p>0,016</text:p>
          </table:table-cell>
          <table:table-cell/>
          <table:table-cell table:formula="of:=[.A90]*65535" office:value-type="float" office:value="5701.545" calcext:value-type="float">
            <text:p>5702</text:p>
          </table:table-cell>
          <table:table-cell table:formula="of:=[.C90]*65535" office:value-type="float" office:value="1024.03983355856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float" office:value="0.088" calcext:value-type="float">
            <text:p>0,088</text:p>
          </table:table-cell>
          <table:table-cell table:formula="of:=EXP([.A91]*[.$B$1])" office:value-type="float" office:value="1.30212819630089" calcext:value-type="float">
            <text:p>1,302</text:p>
          </table:table-cell>
          <table:table-cell table:formula="of:=([.B91]-[.$B$3])/([.$B$1003]-[.$B$3])" office:value-type="float" office:value="0.0158302172748322" calcext:value-type="float">
            <text:p>0,016</text:p>
          </table:table-cell>
          <table:table-cell/>
          <table:table-cell table:formula="of:=[.A91]*65535" office:value-type="float" office:value="5767.08" calcext:value-type="float">
            <text:p>5767</text:p>
          </table:table-cell>
          <table:table-cell table:formula="of:=[.C91]*65535" office:value-type="float" office:value="1037.43328910613" calcext:value-type="float">
            <text:p>1037</text:p>
          </table:table-cell>
          <table:table-cell table:number-columns-repeated="1018"/>
        </table:table-row>
        <table:table-row table:style-name="ro1">
          <table:table-cell office:value-type="float" office:value="0.089" calcext:value-type="float">
            <text:p>0,089</text:p>
          </table:table-cell>
          <table:table-cell table:formula="of:=EXP([.A92]*[.$B$1])" office:value-type="float" office:value="1.30604044633065" calcext:value-type="float">
            <text:p>1,306</text:p>
          </table:table-cell>
          <table:table-cell table:formula="of:=([.B92]-[.$B$3])/([.$B$1003]-[.$B$3])" office:value-type="float" office:value="0.0160352023399895" calcext:value-type="float">
            <text:p>0,016</text:p>
          </table:table-cell>
          <table:table-cell/>
          <table:table-cell table:formula="of:=[.A92]*65535" office:value-type="float" office:value="5832.615" calcext:value-type="float">
            <text:p>5833</text:p>
          </table:table-cell>
          <table:table-cell table:formula="of:=[.C92]*65535" office:value-type="float" office:value="1050.86698535121" calcext:value-type="float">
            <text:p>1051</text:p>
          </table:table-cell>
          <table:table-cell table:number-columns-repeated="1018"/>
        </table:table-row>
        <table:table-row table:style-name="ro1">
          <table:table-cell office:value-type="float" office:value="0.09" calcext:value-type="float">
            <text:p>0,090</text:p>
          </table:table-cell>
          <table:table-cell table:formula="of:=EXP([.A93]*[.$B$1])" office:value-type="float" office:value="1.30996445073325" calcext:value-type="float">
            <text:p>1,310</text:p>
          </table:table-cell>
          <table:table-cell table:formula="of:=([.B93]-[.$B$3])/([.$B$1003]-[.$B$3])" office:value-type="float" office:value="0.0162408032836981" calcext:value-type="float">
            <text:p>0,016</text:p>
          </table:table-cell>
          <table:table-cell/>
          <table:table-cell table:formula="of:=[.A93]*65535" office:value-type="float" office:value="5898.15" calcext:value-type="float">
            <text:p>5898</text:p>
          </table:table-cell>
          <table:table-cell table:formula="of:=[.C93]*65535" office:value-type="float" office:value="1064.34104319715" calcext:value-type="float">
            <text:p>1064</text:p>
          </table:table-cell>
          <table:table-cell table:number-columns-repeated="1018"/>
        </table:table-row>
        <table:table-row table:style-name="ro1">
          <table:table-cell office:value-type="float" office:value="0.091" calcext:value-type="float">
            <text:p>0,091</text:p>
          </table:table-cell>
          <table:table-cell table:formula="of:=EXP([.A94]*[.$B$1])" office:value-type="float" office:value="1.31390024482474" calcext:value-type="float">
            <text:p>1,314</text:p>
          </table:table-cell>
          <table:table-cell table:formula="of:=([.B94]-[.$B$3])/([.$B$1003]-[.$B$3])" office:value-type="float" office:value="0.016447021956368" calcext:value-type="float">
            <text:p>0,016</text:p>
          </table:table-cell>
          <table:table-cell/>
          <table:table-cell table:formula="of:=[.A94]*65535" office:value-type="float" office:value="5963.685" calcext:value-type="float">
            <text:p>5964</text:p>
          </table:table-cell>
          <table:table-cell table:formula="of:=[.C94]*65535" office:value-type="float" office:value="1077.85558391058" calcext:value-type="float">
            <text:p>1078</text:p>
          </table:table-cell>
          <table:table-cell table:number-columns-repeated="1018"/>
        </table:table-row>
        <table:table-row table:style-name="ro1">
          <table:table-cell office:value-type="float" office:value="0.092" calcext:value-type="float">
            <text:p>0,092</text:p>
          </table:table-cell>
          <table:table-cell table:formula="of:=EXP([.A95]*[.$B$1])" office:value-type="float" office:value="1.3178478640273" calcext:value-type="float">
            <text:p>1,318</text:p>
          </table:table-cell>
          <table:table-cell table:formula="of:=([.B95]-[.$B$3])/([.$B$1003]-[.$B$3])" office:value-type="float" office:value="0.0166538602139686" calcext:value-type="float">
            <text:p>0,017</text:p>
          </table:table-cell>
          <table:table-cell/>
          <table:table-cell table:formula="of:=[.A95]*65535" office:value-type="float" office:value="6029.22" calcext:value-type="float">
            <text:p>6029</text:p>
          </table:table-cell>
          <table:table-cell table:formula="of:=[.C95]*65535" office:value-type="float" office:value="1091.41072912243" calcext:value-type="float">
            <text:p>1091</text:p>
          </table:table-cell>
          <table:table-cell table:number-columns-repeated="1018"/>
        </table:table-row>
        <table:table-row table:style-name="ro1">
          <table:table-cell office:value-type="float" office:value="0.093" calcext:value-type="float">
            <text:p>0,093</text:p>
          </table:table-cell>
          <table:table-cell table:formula="of:=EXP([.A96]*[.$B$1])" office:value-type="float" office:value="1.32180734386954" calcext:value-type="float">
            <text:p>1,322</text:p>
          </table:table-cell>
          <table:table-cell table:formula="of:=([.B96]-[.$B$3])/([.$B$1003]-[.$B$3])" office:value-type="float" office:value="0.0168613199180456" calcext:value-type="float">
            <text:p>0,017</text:p>
          </table:table-cell>
          <table:table-cell/>
          <table:table-cell table:formula="of:=[.A96]*65535" office:value-type="float" office:value="6094.755" calcext:value-type="float">
            <text:p>6095</text:p>
          </table:table-cell>
          <table:table-cell table:formula="of:=[.C96]*65535" office:value-type="float" office:value="1105.00660082912" calcext:value-type="float">
            <text:p>1105</text:p>
          </table:table-cell>
          <table:table-cell table:number-columns-repeated="1018"/>
        </table:table-row>
        <table:table-row table:style-name="ro1">
          <table:table-cell office:value-type="float" office:value="0.094" calcext:value-type="float">
            <text:p>0,094</text:p>
          </table:table-cell>
          <table:table-cell table:formula="of:=EXP([.A97]*[.$B$1])" office:value-type="float" office:value="1.32577871998679" calcext:value-type="float">
            <text:p>1,326</text:p>
          </table:table-cell>
          <table:table-cell table:formula="of:=([.B97]-[.$B$3])/([.$B$1003]-[.$B$3])" office:value-type="float" office:value="0.0170694029357378" calcext:value-type="float">
            <text:p>0,017</text:p>
          </table:table-cell>
          <table:table-cell/>
          <table:table-cell table:formula="of:=[.A97]*65535" office:value-type="float" office:value="6160.29" calcext:value-type="float">
            <text:p>6160</text:p>
          </table:table-cell>
          <table:table-cell table:formula="of:=[.C97]*65535" office:value-type="float" office:value="1118.64332139358" calcext:value-type="float">
            <text:p>1119</text:p>
          </table:table-cell>
          <table:table-cell table:number-columns-repeated="1018"/>
        </table:table-row>
        <table:table-row table:style-name="ro1">
          <table:table-cell office:value-type="float" office:value="0.095" calcext:value-type="float">
            <text:p>0,095</text:p>
          </table:table-cell>
          <table:table-cell table:formula="of:=EXP([.A98]*[.$B$1])" office:value-type="float" office:value="1.32976202812147" calcext:value-type="float">
            <text:p>1,330</text:p>
          </table:table-cell>
          <table:table-cell table:formula="of:=([.B98]-[.$B$3])/([.$B$1003]-[.$B$3])" office:value-type="float" office:value="0.0172781111397937" calcext:value-type="float">
            <text:p>0,017</text:p>
          </table:table-cell>
          <table:table-cell/>
          <table:table-cell table:formula="of:=[.A98]*65535" office:value-type="float" office:value="6225.825" calcext:value-type="float">
            <text:p>6226</text:p>
          </table:table-cell>
          <table:table-cell table:formula="of:=[.C98]*65535" office:value-type="float" office:value="1132.32101354638" calcext:value-type="float">
            <text:p>1132</text:p>
          </table:table-cell>
          <table:table-cell table:number-columns-repeated="1018"/>
        </table:table-row>
        <table:table-row table:style-name="ro1">
          <table:table-cell office:value-type="float" office:value="0.096" calcext:value-type="float">
            <text:p>0,096</text:p>
          </table:table-cell>
          <table:table-cell table:formula="of:=EXP([.A99]*[.$B$1])" office:value-type="float" office:value="1.33375730412338" calcext:value-type="float">
            <text:p>1,334</text:p>
          </table:table-cell>
          <table:table-cell table:formula="of:=([.B99]-[.$B$3])/([.$B$1003]-[.$B$3])" office:value-type="float" office:value="0.0174874464085887" calcext:value-type="float">
            <text:p>0,017</text:p>
          </table:table-cell>
          <table:table-cell/>
          <table:table-cell table:formula="of:=[.A99]*65535" office:value-type="float" office:value="6291.36" calcext:value-type="float">
            <text:p>6291</text:p>
          </table:table-cell>
          <table:table-cell table:formula="of:=[.C99]*65535" office:value-type="float" office:value="1146.03980038686" calcext:value-type="float">
            <text:p>1146</text:p>
          </table:table-cell>
          <table:table-cell table:number-columns-repeated="1018"/>
        </table:table-row>
        <table:table-row table:style-name="ro1">
          <table:table-cell office:value-type="float" office:value="0.097" calcext:value-type="float">
            <text:p>0,097</text:p>
          </table:table-cell>
          <table:table-cell table:formula="of:=EXP([.A100]*[.$B$1])" office:value-type="float" office:value="1.33776458395004" calcext:value-type="float">
            <text:p>1,338</text:p>
          </table:table-cell>
          <table:table-cell table:formula="of:=([.B100]-[.$B$3])/([.$B$1003]-[.$B$3])" office:value-type="float" office:value="0.0176974106261414" calcext:value-type="float">
            <text:p>0,018</text:p>
          </table:table-cell>
          <table:table-cell/>
          <table:table-cell table:formula="of:=[.A100]*65535" office:value-type="float" office:value="6356.895" calcext:value-type="float">
            <text:p>6357</text:p>
          </table:table-cell>
          <table:table-cell table:formula="of:=[.C100]*65535" office:value-type="float" office:value="1159.79980538418" calcext:value-type="float">
            <text:p>1160</text:p>
          </table:table-cell>
          <table:table-cell table:number-columns-repeated="1018"/>
        </table:table-row>
        <table:table-row table:style-name="ro1">
          <table:table-cell office:value-type="float" office:value="0.098" calcext:value-type="float">
            <text:p>0,098</text:p>
          </table:table-cell>
          <table:table-cell table:formula="of:=EXP([.A101]*[.$B$1])" office:value-type="float" office:value="1.34178390366697" calcext:value-type="float">
            <text:p>1,342</text:p>
          </table:table-cell>
          <table:table-cell table:formula="of:=([.B101]-[.$B$3])/([.$B$1003]-[.$B$3])" office:value-type="float" office:value="0.0179080056821313" calcext:value-type="float">
            <text:p>0,018</text:p>
          </table:table-cell>
          <table:table-cell/>
          <table:table-cell table:formula="of:=[.A101]*65535" office:value-type="float" office:value="6422.43" calcext:value-type="float">
            <text:p>6422</text:p>
          </table:table-cell>
          <table:table-cell table:formula="of:=[.C101]*65535" office:value-type="float" office:value="1173.60115237847" calcext:value-type="float">
            <text:p>1174</text:p>
          </table:table-cell>
          <table:table-cell table:number-columns-repeated="1018"/>
        </table:table-row>
        <table:table-row table:style-name="ro1">
          <table:table-cell office:value-type="float" office:value="0.099" calcext:value-type="float">
            <text:p>0,099</text:p>
          </table:table-cell>
          <table:table-cell table:formula="of:=EXP([.A102]*[.$B$1])" office:value-type="float" office:value="1.3458152994481" calcext:value-type="float">
            <text:p>1,346</text:p>
          </table:table-cell>
          <table:table-cell table:formula="of:=([.B102]-[.$B$3])/([.$B$1003]-[.$B$3])" office:value-type="float" office:value="0.0181192334719153" calcext:value-type="float">
            <text:p>0,018</text:p>
          </table:table-cell>
          <table:table-cell/>
          <table:table-cell table:formula="of:=[.A102]*65535" office:value-type="float" office:value="6487.965" calcext:value-type="float">
            <text:p>6488</text:p>
          </table:table-cell>
          <table:table-cell table:formula="of:=[.C102]*65535" office:value-type="float" office:value="1187.44396558197" calcext:value-type="float">
            <text:p>1187</text:p>
          </table:table-cell>
          <table:table-cell table:number-columns-repeated="1018"/>
        </table:table-row>
        <table:table-row table:style-name="ro1">
          <table:table-cell office:value-type="float" office:value="0.1" calcext:value-type="float">
            <text:p>0,100</text:p>
          </table:table-cell>
          <table:table-cell table:formula="of:=EXP([.A103]*[.$B$1])" office:value-type="float" office:value="1.349858807576" calcext:value-type="float">
            <text:p>1,350</text:p>
          </table:table-cell>
          <table:table-cell table:formula="of:=([.B103]-[.$B$3])/([.$B$1003]-[.$B$3])" office:value-type="float" office:value="0.018331095896545" calcext:value-type="float">
            <text:p>0,018</text:p>
          </table:table-cell>
          <table:table-cell/>
          <table:table-cell table:formula="of:=[.A103]*65535" office:value-type="float" office:value="6553.5" calcext:value-type="float">
            <text:p>6554</text:p>
          </table:table-cell>
          <table:table-cell table:formula="of:=[.C103]*65535" office:value-type="float" office:value="1201.32836958008" calcext:value-type="float">
            <text:p>1201</text:p>
          </table:table-cell>
          <table:table-cell table:number-columns-repeated="1018"/>
        </table:table-row>
        <table:table-row table:style-name="ro1">
          <table:table-cell office:value-type="float" office:value="0.101" calcext:value-type="float">
            <text:p>0,101</text:p>
          </table:table-cell>
          <table:table-cell table:formula="of:=EXP([.A104]*[.$B$1])" office:value-type="float" office:value="1.35391446444229" calcext:value-type="float">
            <text:p>1,354</text:p>
          </table:table-cell>
          <table:table-cell table:formula="of:=([.B104]-[.$B$3])/([.$B$1003]-[.$B$3])" office:value-type="float" office:value="0.0185435948627835" calcext:value-type="float">
            <text:p>0,019</text:p>
          </table:table-cell>
          <table:table-cell/>
          <table:table-cell table:formula="of:=[.A104]*65535" office:value-type="float" office:value="6619.035" calcext:value-type="float">
            <text:p>6619</text:p>
          </table:table-cell>
          <table:table-cell table:formula="of:=[.C104]*65535" office:value-type="float" office:value="1215.25448933252" calcext:value-type="float">
            <text:p>1215</text:p>
          </table:table-cell>
          <table:table-cell table:number-columns-repeated="1018"/>
        </table:table-row>
        <table:table-row table:style-name="ro1">
          <table:table-cell office:value-type="float" office:value="0.102" calcext:value-type="float">
            <text:p>0,102</text:p>
          </table:table-cell>
          <table:table-cell table:formula="of:=EXP([.A105]*[.$B$1])" office:value-type="float" office:value="1.35798230654789" calcext:value-type="float">
            <text:p>1,358</text:p>
          </table:table-cell>
          <table:table-cell table:formula="of:=([.B105]-[.$B$3])/([.$B$1003]-[.$B$3])" office:value-type="float" office:value="0.0187567322831231" calcext:value-type="float">
            <text:p>0,019</text:p>
          </table:table-cell>
          <table:table-cell/>
          <table:table-cell table:formula="of:=[.A105]*65535" office:value-type="float" office:value="6684.57" calcext:value-type="float">
            <text:p>6685</text:p>
          </table:table-cell>
          <table:table-cell table:formula="of:=[.C105]*65535" office:value-type="float" office:value="1229.22245017447" calcext:value-type="float">
            <text:p>1229</text:p>
          </table:table-cell>
          <table:table-cell table:number-columns-repeated="1018"/>
        </table:table-row>
        <table:table-row table:style-name="ro1">
          <table:table-cell office:value-type="float" office:value="0.103" calcext:value-type="float">
            <text:p>0,103</text:p>
          </table:table-cell>
          <table:table-cell table:formula="of:=EXP([.A106]*[.$B$1])" office:value-type="float" office:value="1.36206237050342" calcext:value-type="float">
            <text:p>1,362</text:p>
          </table:table-cell>
          <table:table-cell table:formula="of:=([.B106]-[.$B$3])/([.$B$1003]-[.$B$3])" office:value-type="float" office:value="0.018970510075802" calcext:value-type="float">
            <text:p>0,019</text:p>
          </table:table-cell>
          <table:table-cell/>
          <table:table-cell table:formula="of:=[.A106]*65535" office:value-type="float" office:value="6750.105" calcext:value-type="float">
            <text:p>6750</text:p>
          </table:table-cell>
          <table:table-cell table:formula="of:=[.C106]*65535" office:value-type="float" office:value="1243.23237781768" calcext:value-type="float">
            <text:p>1243</text:p>
          </table:table-cell>
          <table:table-cell table:number-columns-repeated="1018"/>
        </table:table-row>
        <table:table-row table:style-name="ro1">
          <table:table-cell office:value-type="float" office:value="0.104" calcext:value-type="float">
            <text:p>0,104</text:p>
          </table:table-cell>
          <table:table-cell table:formula="of:=EXP([.A107]*[.$B$1])" office:value-type="float" office:value="1.36615469302948" calcext:value-type="float">
            <text:p>1,366</text:p>
          </table:table-cell>
          <table:table-cell table:formula="of:=([.B107]-[.$B$3])/([.$B$1003]-[.$B$3])" office:value-type="float" office:value="0.0191849301648216" calcext:value-type="float">
            <text:p>0,019</text:p>
          </table:table-cell>
          <table:table-cell/>
          <table:table-cell table:formula="of:=[.A107]*65535" office:value-type="float" office:value="6815.64" calcext:value-type="float">
            <text:p>6816</text:p>
          </table:table-cell>
          <table:table-cell table:formula="of:=[.C107]*65535" office:value-type="float" office:value="1257.28439835159" calcext:value-type="float">
            <text:p>1257</text:p>
          </table:table-cell>
          <table:table-cell table:number-columns-repeated="1018"/>
        </table:table-row>
        <table:table-row table:style-name="ro1">
          <table:table-cell office:value-type="float" office:value="0.105" calcext:value-type="float">
            <text:p>0,105</text:p>
          </table:table-cell>
          <table:table-cell table:formula="of:=EXP([.A108]*[.$B$1])" office:value-type="float" office:value="1.370259310957" calcext:value-type="float">
            <text:p>1,370</text:p>
          </table:table-cell>
          <table:table-cell table:formula="of:=([.B108]-[.$B$3])/([.$B$1003]-[.$B$3])" office:value-type="float" office:value="0.0193999944799644" calcext:value-type="float">
            <text:p>0,019</text:p>
          </table:table-cell>
          <table:table-cell/>
          <table:table-cell table:formula="of:=[.A108]*65535" office:value-type="float" office:value="6881.175" calcext:value-type="float">
            <text:p>6881</text:p>
          </table:table-cell>
          <table:table-cell table:formula="of:=[.C108]*65535" office:value-type="float" office:value="1271.37863824446" calcext:value-type="float">
            <text:p>1271</text:p>
          </table:table-cell>
          <table:table-cell table:number-columns-repeated="1018"/>
        </table:table-row>
        <table:table-row table:style-name="ro1">
          <table:table-cell office:value-type="float" office:value="0.106" calcext:value-type="float">
            <text:p>0,106</text:p>
          </table:table-cell>
          <table:table-cell table:formula="of:=EXP([.A109]*[.$B$1])" office:value-type="float" office:value="1.37437626122756" calcext:value-type="float">
            <text:p>1,374</text:p>
          </table:table-cell>
          <table:table-cell table:formula="of:=([.B109]-[.$B$3])/([.$B$1003]-[.$B$3])" office:value-type="float" office:value="0.0196157049568104" calcext:value-type="float">
            <text:p>0,020</text:p>
          </table:table-cell>
          <table:table-cell/>
          <table:table-cell table:formula="of:=[.A109]*65535" office:value-type="float" office:value="6946.71" calcext:value-type="float">
            <text:p>6947</text:p>
          </table:table-cell>
          <table:table-cell table:formula="of:=[.C109]*65535" office:value-type="float" office:value="1285.51522434457" calcext:value-type="float">
            <text:p>1286</text:p>
          </table:table-cell>
          <table:table-cell table:number-columns-repeated="1018"/>
        </table:table-row>
        <table:table-row table:style-name="ro1">
          <table:table-cell office:value-type="float" office:value="0.107" calcext:value-type="float">
            <text:p>0,107</text:p>
          </table:table-cell>
          <table:table-cell table:formula="of:=EXP([.A110]*[.$B$1])" office:value-type="float" office:value="1.37850558089375" calcext:value-type="float">
            <text:p>1,379</text:p>
          </table:table-cell>
          <table:table-cell table:formula="of:=([.B110]-[.$B$3])/([.$B$1003]-[.$B$3])" office:value-type="float" office:value="0.0198320635367557" calcext:value-type="float">
            <text:p>0,020</text:p>
          </table:table-cell>
          <table:table-cell/>
          <table:table-cell table:formula="of:=[.A110]*65535" office:value-type="float" office:value="7012.245" calcext:value-type="float">
            <text:p>7012</text:p>
          </table:table-cell>
          <table:table-cell table:formula="of:=[.C110]*65535" office:value-type="float" office:value="1299.69428388128" calcext:value-type="float">
            <text:p>1300</text:p>
          </table:table-cell>
          <table:table-cell table:number-columns-repeated="1018"/>
        </table:table-row>
        <table:table-row table:style-name="ro1">
          <table:table-cell office:value-type="float" office:value="0.108" calcext:value-type="float">
            <text:p>0,108</text:p>
          </table:table-cell>
          <table:table-cell table:formula="of:=EXP([.A111]*[.$B$1])" office:value-type="float" office:value="1.38264730711948" calcext:value-type="float">
            <text:p>1,383</text:p>
          </table:table-cell>
          <table:table-cell table:formula="of:=([.B111]-[.$B$3])/([.$B$1003]-[.$B$3])" office:value-type="float" office:value="0.0200490721670287" calcext:value-type="float">
            <text:p>0,020</text:p>
          </table:table-cell>
          <table:table-cell/>
          <table:table-cell table:formula="of:=[.A111]*65535" office:value-type="float" office:value="7077.78" calcext:value-type="float">
            <text:p>7078</text:p>
          </table:table-cell>
          <table:table-cell table:formula="of:=[.C111]*65535" office:value-type="float" office:value="1313.91594446622" calcext:value-type="float">
            <text:p>1314</text:p>
          </table:table-cell>
          <table:table-cell table:number-columns-repeated="1018"/>
        </table:table-row>
        <table:table-row table:style-name="ro1">
          <table:table-cell office:value-type="float" office:value="0.109" calcext:value-type="float">
            <text:p>0,109</text:p>
          </table:table-cell>
          <table:table-cell table:formula="of:=EXP([.A112]*[.$B$1])" office:value-type="float" office:value="1.3868014771803" calcext:value-type="float">
            <text:p>1,387</text:p>
          </table:table-cell>
          <table:table-cell table:formula="of:=([.B112]-[.$B$3])/([.$B$1003]-[.$B$3])" office:value-type="float" office:value="0.0202667328007086" calcext:value-type="float">
            <text:p>0,020</text:p>
          </table:table-cell>
          <table:table-cell/>
          <table:table-cell table:formula="of:=[.A112]*65535" office:value-type="float" office:value="7143.315" calcext:value-type="float">
            <text:p>7143</text:p>
          </table:table-cell>
          <table:table-cell table:formula="of:=[.C112]*65535" office:value-type="float" office:value="1328.18033409444" calcext:value-type="float">
            <text:p>1328</text:p>
          </table:table-cell>
          <table:table-cell table:number-columns-repeated="1018"/>
        </table:table-row>
        <table:table-row table:style-name="ro1">
          <table:table-cell office:value-type="float" office:value="0.11" calcext:value-type="float">
            <text:p>0,110</text:p>
          </table:table-cell>
          <table:table-cell table:formula="of:=EXP([.A113]*[.$B$1])" office:value-type="float" office:value="1.39096812846378" calcext:value-type="float">
            <text:p>1,391</text:p>
          </table:table-cell>
          <table:table-cell table:formula="of:=([.B113]-[.$B$3])/([.$B$1003]-[.$B$3])" office:value-type="float" office:value="0.0204850473967426" calcext:value-type="float">
            <text:p>0,020</text:p>
          </table:table-cell>
          <table:table-cell/>
          <table:table-cell table:formula="of:=[.A113]*65535" office:value-type="float" office:value="7208.85" calcext:value-type="float">
            <text:p>7209</text:p>
          </table:table-cell>
          <table:table-cell table:formula="of:=[.C113]*65535" office:value-type="float" office:value="1342.48758114553" calcext:value-type="float">
            <text:p>1342</text:p>
          </table:table-cell>
          <table:table-cell table:number-columns-repeated="1018"/>
        </table:table-row>
        <table:table-row table:style-name="ro1">
          <table:table-cell office:value-type="float" office:value="0.111" calcext:value-type="float">
            <text:p>0,111</text:p>
          </table:table-cell>
          <table:table-cell table:formula="of:=EXP([.A114]*[.$B$1])" office:value-type="float" office:value="1.3951472984698" calcext:value-type="float">
            <text:p>1,395</text:p>
          </table:table-cell>
          <table:table-cell table:formula="of:=([.B114]-[.$B$3])/([.$B$1003]-[.$B$3])" office:value-type="float" office:value="0.0207040179199636" calcext:value-type="float">
            <text:p>0,021</text:p>
          </table:table-cell>
          <table:table-cell/>
          <table:table-cell table:formula="of:=[.A114]*65535" office:value-type="float" office:value="7274.385" calcext:value-type="float">
            <text:p>7274</text:p>
          </table:table-cell>
          <table:table-cell table:formula="of:=[.C114]*65535" office:value-type="float" office:value="1356.83781438481" calcext:value-type="float">
            <text:p>1357</text:p>
          </table:table-cell>
          <table:table-cell table:number-columns-repeated="1018"/>
        </table:table-row>
        <table:table-row table:style-name="ro1">
          <table:table-cell office:value-type="float" office:value="0.112" calcext:value-type="float">
            <text:p>0,112</text:p>
          </table:table-cell>
          <table:table-cell table:formula="of:=EXP([.A115]*[.$B$1])" office:value-type="float" office:value="1.39933902481093" calcext:value-type="float">
            <text:p>1,399</text:p>
          </table:table-cell>
          <table:table-cell table:formula="of:=([.B115]-[.$B$3])/([.$B$1003]-[.$B$3])" office:value-type="float" office:value="0.0209236463411076" calcext:value-type="float">
            <text:p>0,021</text:p>
          </table:table-cell>
          <table:table-cell/>
          <table:table-cell table:formula="of:=[.A115]*65535" office:value-type="float" office:value="7339.92" calcext:value-type="float">
            <text:p>7340</text:p>
          </table:table-cell>
          <table:table-cell table:formula="of:=[.C115]*65535" office:value-type="float" office:value="1371.23116296449" calcext:value-type="float">
            <text:p>1371</text:p>
          </table:table-cell>
          <table:table-cell table:number-columns-repeated="1018"/>
        </table:table-row>
        <table:table-row table:style-name="ro1">
          <table:table-cell office:value-type="float" office:value="0.113" calcext:value-type="float">
            <text:p>0,113</text:p>
          </table:table-cell>
          <table:table-cell table:formula="of:=EXP([.A116]*[.$B$1])" office:value-type="float" office:value="1.40354334521273" calcext:value-type="float">
            <text:p>1,404</text:p>
          </table:table-cell>
          <table:table-cell table:formula="of:=([.B116]-[.$B$3])/([.$B$1003]-[.$B$3])" office:value-type="float" office:value="0.0211439346368321" calcext:value-type="float">
            <text:p>0,021</text:p>
          </table:table-cell>
          <table:table-cell/>
          <table:table-cell table:formula="of:=[.A116]*65535" office:value-type="float" office:value="7405.455" calcext:value-type="float">
            <text:p>7405</text:p>
          </table:table-cell>
          <table:table-cell table:formula="of:=[.C116]*65535" office:value-type="float" office:value="1385.66775642479" calcext:value-type="float">
            <text:p>1386</text:p>
          </table:table-cell>
          <table:table-cell table:number-columns-repeated="1018"/>
        </table:table-row>
        <table:table-row table:style-name="ro1">
          <table:table-cell office:value-type="float" office:value="0.114" calcext:value-type="float">
            <text:p>0,114</text:p>
          </table:table-cell>
          <table:table-cell table:formula="of:=EXP([.A117]*[.$B$1])" office:value-type="float" office:value="1.4077602975141" calcext:value-type="float">
            <text:p>1,408</text:p>
          </table:table-cell>
          <table:table-cell table:formula="of:=([.B117]-[.$B$3])/([.$B$1003]-[.$B$3])" office:value-type="float" office:value="0.0213648847897331" calcext:value-type="float">
            <text:p>0,021</text:p>
          </table:table-cell>
          <table:table-cell/>
          <table:table-cell table:formula="of:=[.A117]*65535" office:value-type="float" office:value="7470.99" calcext:value-type="float">
            <text:p>7471</text:p>
          </table:table-cell>
          <table:table-cell table:formula="of:=[.C117]*65535" office:value-type="float" office:value="1400.14772469516" calcext:value-type="float">
            <text:p>1400</text:p>
          </table:table-cell>
          <table:table-cell table:number-columns-repeated="1018"/>
        </table:table-row>
        <table:table-row table:style-name="ro1">
          <table:table-cell office:value-type="float" office:value="0.115" calcext:value-type="float">
            <text:p>0,115</text:p>
          </table:table-cell>
          <table:table-cell table:formula="of:=EXP([.A118]*[.$B$1])" office:value-type="float" office:value="1.41198991966766" calcext:value-type="float">
            <text:p>1,412</text:p>
          </table:table-cell>
          <table:table-cell table:formula="of:=([.B118]-[.$B$3])/([.$B$1003]-[.$B$3])" office:value-type="float" office:value="0.0215864987883636" calcext:value-type="float">
            <text:p>0,022</text:p>
          </table:table-cell>
          <table:table-cell/>
          <table:table-cell table:formula="of:=[.A118]*65535" office:value-type="float" office:value="7536.525" calcext:value-type="float">
            <text:p>7537</text:p>
          </table:table-cell>
          <table:table-cell table:formula="of:=[.C118]*65535" office:value-type="float" office:value="1414.67119809541" calcext:value-type="float">
            <text:p>1415</text:p>
          </table:table-cell>
          <table:table-cell table:number-columns-repeated="1018"/>
        </table:table-row>
        <table:table-row table:style-name="ro1">
          <table:table-cell office:value-type="float" office:value="0.116" calcext:value-type="float">
            <text:p>0,116</text:p>
          </table:table-cell>
          <table:table-cell table:formula="of:=EXP([.A119]*[.$B$1])" office:value-type="float" office:value="1.41623224974002" calcext:value-type="float">
            <text:p>1,416</text:p>
          </table:table-cell>
          <table:table-cell table:formula="of:=([.B119]-[.$B$3])/([.$B$1003]-[.$B$3])" office:value-type="float" office:value="0.0218087786272509" calcext:value-type="float">
            <text:p>0,022</text:p>
          </table:table-cell>
          <table:table-cell/>
          <table:table-cell table:formula="of:=[.A119]*65535" office:value-type="float" office:value="7602.06" calcext:value-type="float">
            <text:p>7602</text:p>
          </table:table-cell>
          <table:table-cell table:formula="of:=[.C119]*65535" office:value-type="float" office:value="1429.23830733689" calcext:value-type="float">
            <text:p>1429</text:p>
          </table:table-cell>
          <table:table-cell table:number-columns-repeated="1018"/>
        </table:table-row>
        <table:table-row table:style-name="ro1">
          <table:table-cell office:value-type="float" office:value="0.117" calcext:value-type="float">
            <text:p>0,117</text:p>
          </table:table-cell>
          <table:table-cell table:formula="of:=EXP([.A120]*[.$B$1])" office:value-type="float" office:value="1.4204873259122" calcext:value-type="float">
            <text:p>1,420</text:p>
          </table:table-cell>
          <table:table-cell table:formula="of:=([.B120]-[.$B$3])/([.$B$1003]-[.$B$3])" office:value-type="float" office:value="0.0220317263069152" calcext:value-type="float">
            <text:p>0,022</text:p>
          </table:table-cell>
          <table:table-cell/>
          <table:table-cell table:formula="of:=[.A120]*65535" office:value-type="float" office:value="7667.595" calcext:value-type="float">
            <text:p>7668</text:p>
          </table:table-cell>
          <table:table-cell table:formula="of:=[.C120]*65535" office:value-type="float" office:value="1443.84918352369" calcext:value-type="float">
            <text:p>1444</text:p>
          </table:table-cell>
          <table:table-cell table:number-columns-repeated="1018"/>
        </table:table-row>
        <table:table-row table:style-name="ro1">
          <table:table-cell office:value-type="float" office:value="0.118" calcext:value-type="float">
            <text:p>0,118</text:p>
          </table:table-cell>
          <table:table-cell table:formula="of:=EXP([.A121]*[.$B$1])" office:value-type="float" office:value="1.42475518647989" calcext:value-type="float">
            <text:p>1,425</text:p>
          </table:table-cell>
          <table:table-cell table:formula="of:=([.B121]-[.$B$3])/([.$B$1003]-[.$B$3])" office:value-type="float" office:value="0.0222553438338871" calcext:value-type="float">
            <text:p>0,022</text:p>
          </table:table-cell>
          <table:table-cell/>
          <table:table-cell table:formula="of:=[.A121]*65535" office:value-type="float" office:value="7733.13" calcext:value-type="float">
            <text:p>7733</text:p>
          </table:table-cell>
          <table:table-cell table:formula="of:=[.C121]*65535" office:value-type="float" office:value="1458.50395815379" calcext:value-type="float">
            <text:p>1459</text:p>
          </table:table-cell>
          <table:table-cell table:number-columns-repeated="1018"/>
        </table:table-row>
        <table:table-row table:style-name="ro1">
          <table:table-cell office:value-type="float" office:value="0.119" calcext:value-type="float">
            <text:p>0,119</text:p>
          </table:table-cell>
          <table:table-cell table:formula="of:=EXP([.A122]*[.$B$1])" office:value-type="float" office:value="1.42903586985388" calcext:value-type="float">
            <text:p>1,429</text:p>
          </table:table-cell>
          <table:table-cell table:formula="of:=([.B122]-[.$B$3])/([.$B$1003]-[.$B$3])" office:value-type="float" office:value="0.0224796332207257" calcext:value-type="float">
            <text:p>0,022</text:p>
          </table:table-cell>
          <table:table-cell/>
          <table:table-cell table:formula="of:=[.A122]*65535" office:value-type="float" office:value="7798.665" calcext:value-type="float">
            <text:p>7799</text:p>
          </table:table-cell>
          <table:table-cell table:formula="of:=[.C122]*65535" office:value-type="float" office:value="1473.20276312026" calcext:value-type="float">
            <text:p>1473</text:p>
          </table:table-cell>
          <table:table-cell table:number-columns-repeated="1018"/>
        </table:table-row>
        <table:table-row table:style-name="ro1">
          <table:table-cell office:value-type="float" office:value="0.12" calcext:value-type="float">
            <text:p>0,120</text:p>
          </table:table-cell>
          <table:table-cell table:formula="of:=EXP([.A123]*[.$B$1])" office:value-type="float" office:value="1.43332941456034" calcext:value-type="float">
            <text:p>1,433</text:p>
          </table:table-cell>
          <table:table-cell table:formula="of:=([.B123]-[.$B$3])/([.$B$1003]-[.$B$3])" office:value-type="float" office:value="0.0227045964860372" calcext:value-type="float">
            <text:p>0,023</text:p>
          </table:table-cell>
          <table:table-cell/>
          <table:table-cell table:formula="of:=[.A123]*65535" office:value-type="float" office:value="7864.2" calcext:value-type="float">
            <text:p>7864</text:p>
          </table:table-cell>
          <table:table-cell table:formula="of:=[.C123]*65535" office:value-type="float" office:value="1487.94573071245" calcext:value-type="float">
            <text:p>1488</text:p>
          </table:table-cell>
          <table:table-cell table:number-columns-repeated="1018"/>
        </table:table-row>
        <table:table-row table:style-name="ro1">
          <table:table-cell office:value-type="float" office:value="0.121" calcext:value-type="float">
            <text:p>0,121</text:p>
          </table:table-cell>
          <table:table-cell table:formula="of:=EXP([.A124]*[.$B$1])" office:value-type="float" office:value="1.43763585924121" calcext:value-type="float">
            <text:p>1,438</text:p>
          </table:table-cell>
          <table:table-cell table:formula="of:=([.B124]-[.$B$3])/([.$B$1003]-[.$B$3])" office:value-type="float" office:value="0.0229302356544924" calcext:value-type="float">
            <text:p>0,023</text:p>
          </table:table-cell>
          <table:table-cell/>
          <table:table-cell table:formula="of:=[.A124]*65535" office:value-type="float" office:value="7929.735" calcext:value-type="float">
            <text:p>7930</text:p>
          </table:table-cell>
          <table:table-cell table:formula="of:=[.C124]*65535" office:value-type="float" office:value="1502.73299361716" calcext:value-type="float">
            <text:p>1503</text:p>
          </table:table-cell>
          <table:table-cell table:number-columns-repeated="1018"/>
        </table:table-row>
        <table:table-row table:style-name="ro1">
          <table:table-cell office:value-type="float" office:value="0.122" calcext:value-type="float">
            <text:p>0,122</text:p>
          </table:table-cell>
          <table:table-cell table:formula="of:=EXP([.A125]*[.$B$1])" office:value-type="float" office:value="1.44195524265452" calcext:value-type="float">
            <text:p>1,442</text:p>
          </table:table-cell>
          <table:table-cell table:formula="of:=([.B125]-[.$B$3])/([.$B$1003]-[.$B$3])" office:value-type="float" office:value="0.0231565527568454" calcext:value-type="float">
            <text:p>0,023</text:p>
          </table:table-cell>
          <table:table-cell/>
          <table:table-cell table:formula="of:=[.A125]*65535" office:value-type="float" office:value="7995.27" calcext:value-type="float">
            <text:p>7995</text:p>
          </table:table-cell>
          <table:table-cell table:formula="of:=[.C125]*65535" office:value-type="float" office:value="1517.56468491986" calcext:value-type="float">
            <text:p>1518</text:p>
          </table:table-cell>
          <table:table-cell table:number-columns-repeated="1018"/>
        </table:table-row>
        <table:table-row table:style-name="ro1">
          <table:table-cell office:value-type="float" office:value="0.123" calcext:value-type="float">
            <text:p>0,123</text:p>
          </table:table-cell>
          <table:table-cell table:formula="of:=EXP([.A126]*[.$B$1])" office:value-type="float" office:value="1.44628760367474" calcext:value-type="float">
            <text:p>1,446</text:p>
          </table:table-cell>
          <table:table-cell table:formula="of:=([.B126]-[.$B$3])/([.$B$1003]-[.$B$3])" office:value-type="float" office:value="0.0233835498299516" calcext:value-type="float">
            <text:p>0,023</text:p>
          </table:table-cell>
          <table:table-cell/>
          <table:table-cell table:formula="of:=[.A126]*65535" office:value-type="float" office:value="8060.805" calcext:value-type="float">
            <text:p>8061</text:p>
          </table:table-cell>
          <table:table-cell table:formula="of:=[.C126]*65535" office:value-type="float" office:value="1532.44093810588" calcext:value-type="float">
            <text:p>1532</text:p>
          </table:table-cell>
          <table:table-cell table:number-columns-repeated="1018"/>
        </table:table-row>
        <table:table-row table:style-name="ro1">
          <table:table-cell office:value-type="float" office:value="0.124" calcext:value-type="float">
            <text:p>0,124</text:p>
          </table:table-cell>
          <table:table-cell table:formula="of:=EXP([.A127]*[.$B$1])" office:value-type="float" office:value="1.45063298129316" calcext:value-type="float">
            <text:p>1,451</text:p>
          </table:table-cell>
          <table:table-cell table:formula="of:=([.B127]-[.$B$3])/([.$B$1003]-[.$B$3])" office:value-type="float" office:value="0.0236112289167862" calcext:value-type="float">
            <text:p>0,024</text:p>
          </table:table-cell>
          <table:table-cell/>
          <table:table-cell table:formula="of:=[.A127]*65535" office:value-type="float" office:value="8126.34" calcext:value-type="float">
            <text:p>8126</text:p>
          </table:table-cell>
          <table:table-cell table:formula="of:=[.C127]*65535" office:value-type="float" office:value="1547.36188706158" calcext:value-type="float">
            <text:p>1547</text:p>
          </table:table-cell>
          <table:table-cell table:number-columns-repeated="1018"/>
        </table:table-row>
        <table:table-row table:style-name="ro1">
          <table:table-cell office:value-type="float" office:value="0.125" calcext:value-type="float">
            <text:p>0,125</text:p>
          </table:table-cell>
          <table:table-cell table:formula="of:=EXP([.A128]*[.$B$1])" office:value-type="float" office:value="1.4549914146182" calcext:value-type="float">
            <text:p>1,455</text:p>
          </table:table-cell>
          <table:table-cell table:formula="of:=([.B128]-[.$B$3])/([.$B$1003]-[.$B$3])" office:value-type="float" office:value="0.0238395920664625" calcext:value-type="float">
            <text:p>0,024</text:p>
          </table:table-cell>
          <table:table-cell/>
          <table:table-cell table:formula="of:=[.A128]*65535" office:value-type="float" office:value="8191.875" calcext:value-type="float">
            <text:p>8192</text:p>
          </table:table-cell>
          <table:table-cell table:formula="of:=[.C128]*65535" office:value-type="float" office:value="1562.32766607562" calcext:value-type="float">
            <text:p>1562</text:p>
          </table:table-cell>
          <table:table-cell table:number-columns-repeated="1018"/>
        </table:table-row>
        <table:table-row table:style-name="ro1">
          <table:table-cell office:value-type="float" office:value="0.126" calcext:value-type="float">
            <text:p>0,126</text:p>
          </table:table-cell>
          <table:table-cell table:formula="of:=EXP([.A129]*[.$B$1])" office:value-type="float" office:value="1.4593629428758" calcext:value-type="float">
            <text:p>1,459</text:p>
          </table:table-cell>
          <table:table-cell table:formula="of:=([.B129]-[.$B$3])/([.$B$1003]-[.$B$3])" office:value-type="float" office:value="0.0240686413342504" calcext:value-type="float">
            <text:p>0,024</text:p>
          </table:table-cell>
          <table:table-cell/>
          <table:table-cell table:formula="of:=[.A129]*65535" office:value-type="float" office:value="8257.41" calcext:value-type="float">
            <text:p>8257</text:p>
          </table:table-cell>
          <table:table-cell table:formula="of:=[.C129]*65535" office:value-type="float" office:value="1577.3384098401" calcext:value-type="float">
            <text:p>1577</text:p>
          </table:table-cell>
          <table:table-cell table:number-columns-repeated="1018"/>
        </table:table-row>
        <table:table-row table:style-name="ro1">
          <table:table-cell office:value-type="float" office:value="0.127" calcext:value-type="float">
            <text:p>0,127</text:p>
          </table:table-cell>
          <table:table-cell table:formula="of:=EXP([.A130]*[.$B$1])" office:value-type="float" office:value="1.46374760540973" calcext:value-type="float">
            <text:p>1,464</text:p>
          </table:table-cell>
          <table:table-cell table:formula="of:=([.B130]-[.$B$3])/([.$B$1003]-[.$B$3])" office:value-type="float" office:value="0.0242983787815949" calcext:value-type="float">
            <text:p>0,024</text:p>
          </table:table-cell>
          <table:table-cell/>
          <table:table-cell table:formula="of:=[.A130]*65535" office:value-type="float" office:value="8322.945" calcext:value-type="float">
            <text:p>8323</text:p>
          </table:table-cell>
          <table:table-cell table:formula="of:=[.C130]*65535" office:value-type="float" office:value="1592.39425345182" calcext:value-type="float">
            <text:p>1592</text:p>
          </table:table-cell>
          <table:table-cell table:number-columns-repeated="1018"/>
        </table:table-row>
        <table:table-row table:style-name="ro1">
          <table:table-cell office:value-type="float" office:value="0.128" calcext:value-type="float">
            <text:p>0,128</text:p>
          </table:table-cell>
          <table:table-cell table:formula="of:=EXP([.A131]*[.$B$1])" office:value-type="float" office:value="1.46814544168199" calcext:value-type="float">
            <text:p>1,468</text:p>
          </table:table-cell>
          <table:table-cell table:formula="of:=([.B131]-[.$B$3])/([.$B$1003]-[.$B$3])" office:value-type="float" office:value="0.0245288064761345" calcext:value-type="float">
            <text:p>0,025</text:p>
          </table:table-cell>
          <table:table-cell/>
          <table:table-cell table:formula="of:=[.A131]*65535" office:value-type="float" office:value="8388.48" calcext:value-type="float">
            <text:p>8388</text:p>
          </table:table-cell>
          <table:table-cell table:formula="of:=[.C131]*65535" office:value-type="float" office:value="1607.49533241347" calcext:value-type="float">
            <text:p>1607</text:p>
          </table:table-cell>
          <table:table-cell table:number-columns-repeated="1018"/>
        </table:table-row>
        <table:table-row table:style-name="ro1">
          <table:table-cell office:value-type="float" office:value="0.129" calcext:value-type="float">
            <text:p>0,129</text:p>
          </table:table-cell>
          <table:table-cell table:formula="of:=EXP([.A132]*[.$B$1])" office:value-type="float" office:value="1.47255649127314" calcext:value-type="float">
            <text:p>1,473</text:p>
          </table:table-cell>
          <table:table-cell table:formula="of:=([.B132]-[.$B$3])/([.$B$1003]-[.$B$3])" office:value-type="float" office:value="0.02475992649172" calcext:value-type="float">
            <text:p>0,025</text:p>
          </table:table-cell>
          <table:table-cell/>
          <table:table-cell table:formula="of:=[.A132]*65535" office:value-type="float" office:value="8454.015" calcext:value-type="float">
            <text:p>8454</text:p>
          </table:table-cell>
          <table:table-cell table:formula="of:=[.C132]*65535" office:value-type="float" office:value="1622.64178263487" calcext:value-type="float">
            <text:p>1623</text:p>
          </table:table-cell>
          <table:table-cell table:number-columns-repeated="1018"/>
        </table:table-row>
        <table:table-row table:style-name="ro1">
          <table:table-cell office:value-type="float" office:value="0.13" calcext:value-type="float">
            <text:p>0,130</text:p>
          </table:table-cell>
          <table:table-cell table:formula="of:=EXP([.A133]*[.$B$1])" office:value-type="float" office:value="1.47698079388264" calcext:value-type="float">
            <text:p>1,477</text:p>
          </table:table-cell>
          <table:table-cell table:formula="of:=([.B133]-[.$B$3])/([.$B$1003]-[.$B$3])" office:value-type="float" office:value="0.0249917409084333" calcext:value-type="float">
            <text:p>0,025</text:p>
          </table:table-cell>
          <table:table-cell/>
          <table:table-cell table:formula="of:=[.A133]*65535" office:value-type="float" office:value="8519.55" calcext:value-type="float">
            <text:p>8520</text:p>
          </table:table-cell>
          <table:table-cell table:formula="of:=[.C133]*65535" office:value-type="float" office:value="1637.83374043417" calcext:value-type="float">
            <text:p>1638</text:p>
          </table:table-cell>
          <table:table-cell table:number-columns-repeated="1018"/>
        </table:table-row>
        <table:table-row table:style-name="ro1">
          <table:table-cell office:value-type="float" office:value="0.131" calcext:value-type="float">
            <text:p>0,131</text:p>
          </table:table-cell>
          <table:table-cell table:formula="of:=EXP([.A134]*[.$B$1])" office:value-type="float" office:value="1.48141838932926" calcext:value-type="float">
            <text:p>1,481</text:p>
          </table:table-cell>
          <table:table-cell table:formula="of:=([.B134]-[.$B$3])/([.$B$1003]-[.$B$3])" office:value-type="float" office:value="0.0252242518126054" calcext:value-type="float">
            <text:p>0,025</text:p>
          </table:table-cell>
          <table:table-cell/>
          <table:table-cell table:formula="of:=[.A134]*65535" office:value-type="float" office:value="8585.085" calcext:value-type="float">
            <text:p>8585</text:p>
          </table:table-cell>
          <table:table-cell table:formula="of:=[.C134]*65535" office:value-type="float" office:value="1653.0713425391" calcext:value-type="float">
            <text:p>1653</text:p>
          </table:table-cell>
          <table:table-cell table:number-columns-repeated="1018"/>
        </table:table-row>
        <table:table-row table:style-name="ro1">
          <table:table-cell office:value-type="float" office:value="0.132" calcext:value-type="float">
            <text:p>0,132</text:p>
          </table:table-cell>
          <table:table-cell table:formula="of:=EXP([.A135]*[.$B$1])" office:value-type="float" office:value="1.48586931755139" calcext:value-type="float">
            <text:p>1,486</text:p>
          </table:table-cell>
          <table:table-cell table:formula="of:=([.B135]-[.$B$3])/([.$B$1003]-[.$B$3])" office:value-type="float" office:value="0.0254574612968363" calcext:value-type="float">
            <text:p>0,025</text:p>
          </table:table-cell>
          <table:table-cell/>
          <table:table-cell table:formula="of:=[.A135]*65535" office:value-type="float" office:value="8650.62" calcext:value-type="float">
            <text:p>8651</text:p>
          </table:table-cell>
          <table:table-cell table:formula="of:=[.C135]*65535" office:value-type="float" office:value="1668.35472608817" calcext:value-type="float">
            <text:p>1668</text:p>
          </table:table-cell>
          <table:table-cell table:number-columns-repeated="1018"/>
        </table:table-row>
        <table:table-row table:style-name="ro1">
          <table:table-cell office:value-type="float" office:value="0.133" calcext:value-type="float">
            <text:p>0,133</text:p>
          </table:table-cell>
          <table:table-cell table:formula="of:=EXP([.A136]*[.$B$1])" office:value-type="float" office:value="1.4903336186074" calcext:value-type="float">
            <text:p>1,490</text:p>
          </table:table-cell>
          <table:table-cell table:formula="of:=([.B136]-[.$B$3])/([.$B$1003]-[.$B$3])" office:value-type="float" office:value="0.0256913714600127" calcext:value-type="float">
            <text:p>0,026</text:p>
          </table:table-cell>
          <table:table-cell/>
          <table:table-cell table:formula="of:=[.A136]*65535" office:value-type="float" office:value="8716.155" calcext:value-type="float">
            <text:p>8716</text:p>
          </table:table-cell>
          <table:table-cell table:formula="of:=[.C136]*65535" office:value-type="float" office:value="1683.68402863193" calcext:value-type="float">
            <text:p>1684</text:p>
          </table:table-cell>
          <table:table-cell table:number-columns-repeated="1018"/>
        </table:table-row>
        <table:table-row table:style-name="ro1">
          <table:table-cell office:value-type="float" office:value="0.134" calcext:value-type="float">
            <text:p>0,134</text:p>
          </table:table-cell>
          <table:table-cell table:formula="of:=EXP([.A137]*[.$B$1])" office:value-type="float" office:value="1.49481133267604" calcext:value-type="float">
            <text:p>1,495</text:p>
          </table:table-cell>
          <table:table-cell table:formula="of:=([.B137]-[.$B$3])/([.$B$1003]-[.$B$3])" office:value-type="float" office:value="0.0259259844073278" calcext:value-type="float">
            <text:p>0,026</text:p>
          </table:table-cell>
          <table:table-cell/>
          <table:table-cell table:formula="of:=[.A137]*65535" office:value-type="float" office:value="8781.69" calcext:value-type="float">
            <text:p>8782</text:p>
          </table:table-cell>
          <table:table-cell table:formula="of:=[.C137]*65535" office:value-type="float" office:value="1699.05938813423" calcext:value-type="float">
            <text:p>1699</text:p>
          </table:table-cell>
          <table:table-cell table:number-columns-repeated="1018"/>
        </table:table-row>
        <table:table-row table:style-name="ro1">
          <table:table-cell office:value-type="float" office:value="0.135" calcext:value-type="float">
            <text:p>0,135</text:p>
          </table:table-cell>
          <table:table-cell table:formula="of:=EXP([.A138]*[.$B$1])" office:value-type="float" office:value="1.49930250005677" calcext:value-type="float">
            <text:p>1,499</text:p>
          </table:table-cell>
          <table:table-cell table:formula="of:=([.B138]-[.$B$3])/([.$B$1003]-[.$B$3])" office:value-type="float" office:value="0.0261613022502997" calcext:value-type="float">
            <text:p>0,026</text:p>
          </table:table-cell>
          <table:table-cell/>
          <table:table-cell table:formula="of:=[.A138]*65535" office:value-type="float" office:value="8847.225" calcext:value-type="float">
            <text:p>8847</text:p>
          </table:table-cell>
          <table:table-cell table:formula="of:=[.C138]*65535" office:value-type="float" office:value="1714.48094297339" calcext:value-type="float">
            <text:p>1714</text:p>
          </table:table-cell>
          <table:table-cell table:number-columns-repeated="1018"/>
        </table:table-row>
        <table:table-row table:style-name="ro1">
          <table:table-cell office:value-type="float" office:value="0.136" calcext:value-type="float">
            <text:p>0,136</text:p>
          </table:table-cell>
          <table:table-cell table:formula="of:=EXP([.A139]*[.$B$1])" office:value-type="float" office:value="1.50380716117011" calcext:value-type="float">
            <text:p>1,504</text:p>
          </table:table-cell>
          <table:table-cell table:formula="of:=([.B139]-[.$B$3])/([.$B$1003]-[.$B$3])" office:value-type="float" office:value="0.0263973271067904" calcext:value-type="float">
            <text:p>0,026</text:p>
          </table:table-cell>
          <table:table-cell/>
          <table:table-cell table:formula="of:=[.A139]*65535" office:value-type="float" office:value="8912.76" calcext:value-type="float">
            <text:p>8913</text:p>
          </table:table-cell>
          <table:table-cell table:formula="of:=[.C139]*65535" office:value-type="float" office:value="1729.94883194351" calcext:value-type="float">
            <text:p>1730</text:p>
          </table:table-cell>
          <table:table-cell table:number-columns-repeated="1018"/>
        </table:table-row>
        <table:table-row table:style-name="ro1">
          <table:table-cell office:value-type="float" office:value="0.137" calcext:value-type="float">
            <text:p>0,137</text:p>
          </table:table-cell>
          <table:table-cell table:formula="of:=EXP([.A140]*[.$B$1])" office:value-type="float" office:value="1.50832535655806" calcext:value-type="float">
            <text:p>1,508</text:p>
          </table:table-cell>
          <table:table-cell table:formula="of:=([.B140]-[.$B$3])/([.$B$1003]-[.$B$3])" office:value-type="float" office:value="0.0266340611010255" calcext:value-type="float">
            <text:p>0,027</text:p>
          </table:table-cell>
          <table:table-cell/>
          <table:table-cell table:formula="of:=[.A140]*65535" office:value-type="float" office:value="8978.295" calcext:value-type="float">
            <text:p>8978</text:p>
          </table:table-cell>
          <table:table-cell table:formula="of:=[.C140]*65535" office:value-type="float" office:value="1745.4631942557" calcext:value-type="float">
            <text:p>1745</text:p>
          </table:table-cell>
          <table:table-cell table:number-columns-repeated="1018"/>
        </table:table-row>
        <table:table-row table:style-name="ro1">
          <table:table-cell office:value-type="float" office:value="0.138" calcext:value-type="float">
            <text:p>0,138</text:p>
          </table:table-cell>
          <table:table-cell table:formula="of:=EXP([.A141]*[.$B$1])" office:value-type="float" office:value="1.51285712688439" calcext:value-type="float">
            <text:p>1,513</text:p>
          </table:table-cell>
          <table:table-cell table:formula="of:=([.B141]-[.$B$3])/([.$B$1003]-[.$B$3])" office:value-type="float" office:value="0.0268715063636123" calcext:value-type="float">
            <text:p>0,027</text:p>
          </table:table-cell>
          <table:table-cell/>
          <table:table-cell table:formula="of:=[.A141]*65535" office:value-type="float" office:value="9043.83" calcext:value-type="float">
            <text:p>9044</text:p>
          </table:table-cell>
          <table:table-cell table:formula="of:=[.C141]*65535" office:value-type="float" office:value="1761.02416953933" calcext:value-type="float">
            <text:p>1761</text:p>
          </table:table-cell>
          <table:table-cell table:number-columns-repeated="1018"/>
        </table:table-row>
        <table:table-row table:style-name="ro1">
          <table:table-cell office:value-type="float" office:value="0.139" calcext:value-type="float">
            <text:p>0,139</text:p>
          </table:table-cell>
          <table:table-cell table:formula="of:=EXP([.A142]*[.$B$1])" office:value-type="float" office:value="1.51740251293508" calcext:value-type="float">
            <text:p>1,517</text:p>
          </table:table-cell>
          <table:table-cell table:formula="of:=([.B142]-[.$B$3])/([.$B$1003]-[.$B$3])" office:value-type="float" office:value="0.0271096650315598" calcext:value-type="float">
            <text:p>0,027</text:p>
          </table:table-cell>
          <table:table-cell/>
          <table:table-cell table:formula="of:=[.A142]*65535" office:value-type="float" office:value="9109.365" calcext:value-type="float">
            <text:p>9109</text:p>
          </table:table-cell>
          <table:table-cell table:formula="of:=[.C142]*65535" office:value-type="float" office:value="1776.63189784327" calcext:value-type="float">
            <text:p>1777</text:p>
          </table:table-cell>
          <table:table-cell table:number-columns-repeated="1018"/>
        </table:table-row>
        <table:table-row table:style-name="ro1">
          <table:table-cell office:value-type="float" office:value="0.14" calcext:value-type="float">
            <text:p>0,140</text:p>
          </table:table-cell>
          <table:table-cell table:formula="of:=EXP([.A143]*[.$B$1])" office:value-type="float" office:value="1.52196155561863" calcext:value-type="float">
            <text:p>1,522</text:p>
          </table:table-cell>
          <table:table-cell table:formula="of:=([.B143]-[.$B$3])/([.$B$1003]-[.$B$3])" office:value-type="float" office:value="0.0273485392482978" calcext:value-type="float">
            <text:p>0,027</text:p>
          </table:table-cell>
          <table:table-cell/>
          <table:table-cell table:formula="of:=[.A143]*65535" office:value-type="float" office:value="9174.9" calcext:value-type="float">
            <text:p>9175</text:p>
          </table:table-cell>
          <table:table-cell table:formula="of:=[.C143]*65535" office:value-type="float" office:value="1792.28651963719" calcext:value-type="float">
            <text:p>1792</text:p>
          </table:table-cell>
          <table:table-cell table:number-columns-repeated="1018"/>
        </table:table-row>
        <table:table-row table:style-name="ro1">
          <table:table-cell office:value-type="float" office:value="0.141" calcext:value-type="float">
            <text:p>0,141</text:p>
          </table:table-cell>
          <table:table-cell table:formula="of:=EXP([.A144]*[.$B$1])" office:value-type="float" office:value="1.52653429596646" calcext:value-type="float">
            <text:p>1,527</text:p>
          </table:table-cell>
          <table:table-cell table:formula="of:=([.B144]-[.$B$3])/([.$B$1003]-[.$B$3])" office:value-type="float" office:value="0.0275881311636956" calcext:value-type="float">
            <text:p>0,028</text:p>
          </table:table-cell>
          <table:table-cell/>
          <table:table-cell table:formula="of:=[.A144]*65535" office:value-type="float" office:value="9240.435" calcext:value-type="float">
            <text:p>9240</text:p>
          </table:table-cell>
          <table:table-cell table:formula="of:=[.C144]*65535" office:value-type="float" office:value="1807.98817581279" calcext:value-type="float">
            <text:p>1808</text:p>
          </table:table-cell>
          <table:table-cell table:number-columns-repeated="1018"/>
        </table:table-row>
        <table:table-row table:style-name="ro1">
          <table:table-cell office:value-type="float" office:value="0.142" calcext:value-type="float">
            <text:p>0,142</text:p>
          </table:table-cell>
          <table:table-cell table:formula="of:=EXP([.A145]*[.$B$1])" office:value-type="float" office:value="1.53112077513325" calcext:value-type="float">
            <text:p>1,531</text:p>
          </table:table-cell>
          <table:table-cell table:formula="of:=([.B145]-[.$B$3])/([.$B$1003]-[.$B$3])" office:value-type="float" office:value="0.0278284429340822" calcext:value-type="float">
            <text:p>0,028</text:p>
          </table:table-cell>
          <table:table-cell/>
          <table:table-cell table:formula="of:=[.A145]*65535" office:value-type="float" office:value="9305.97" calcext:value-type="float">
            <text:p>9306</text:p>
          </table:table-cell>
          <table:table-cell table:formula="of:=[.C145]*65535" office:value-type="float" office:value="1823.73700768508" calcext:value-type="float">
            <text:p>1824</text:p>
          </table:table-cell>
          <table:table-cell table:number-columns-repeated="1018"/>
        </table:table-row>
        <table:table-row table:style-name="ro1">
          <table:table-cell office:value-type="float" office:value="0.143" calcext:value-type="float">
            <text:p>0,143</text:p>
          </table:table-cell>
          <table:table-cell table:formula="of:=EXP([.A146]*[.$B$1])" office:value-type="float" office:value="1.53572103439735" calcext:value-type="float">
            <text:p>1,536</text:p>
          </table:table-cell>
          <table:table-cell table:formula="of:=([.B146]-[.$B$3])/([.$B$1003]-[.$B$3])" office:value-type="float" office:value="0.0280694767222652" calcext:value-type="float">
            <text:p>0,028</text:p>
          </table:table-cell>
          <table:table-cell/>
          <table:table-cell table:formula="of:=[.A146]*65535" office:value-type="float" office:value="9371.505" calcext:value-type="float">
            <text:p>9372</text:p>
          </table:table-cell>
          <table:table-cell table:formula="of:=[.C146]*65535" office:value-type="float" office:value="1839.53315699365" calcext:value-type="float">
            <text:p>1840</text:p>
          </table:table-cell>
          <table:table-cell table:number-columns-repeated="1018"/>
        </table:table-row>
        <table:table-row table:style-name="ro1">
          <table:table-cell office:value-type="float" office:value="0.144" calcext:value-type="float">
            <text:p>0,144</text:p>
          </table:table-cell>
          <table:table-cell table:formula="of:=EXP([.A147]*[.$B$1])" office:value-type="float" office:value="1.54033511516113" calcext:value-type="float">
            <text:p>1,540</text:p>
          </table:table-cell>
          <table:table-cell table:formula="of:=([.B147]-[.$B$3])/([.$B$1003]-[.$B$3])" office:value-type="float" office:value="0.0283112346975502" calcext:value-type="float">
            <text:p>0,028</text:p>
          </table:table-cell>
          <table:table-cell/>
          <table:table-cell table:formula="of:=[.A147]*65535" office:value-type="float" office:value="9437.04" calcext:value-type="float">
            <text:p>9437</text:p>
          </table:table-cell>
          <table:table-cell table:formula="of:=[.C147]*65535" office:value-type="float" office:value="1855.37676590396" calcext:value-type="float">
            <text:p>1855</text:p>
          </table:table-cell>
          <table:table-cell table:number-columns-repeated="1018"/>
        </table:table-row>
        <table:table-row table:style-name="ro1">
          <table:table-cell office:value-type="float" office:value="0.145" calcext:value-type="float">
            <text:p>0,145</text:p>
          </table:table-cell>
          <table:table-cell table:formula="of:=EXP([.A148]*[.$B$1])" office:value-type="float" office:value="1.54496305895134" calcext:value-type="float">
            <text:p>1,545</text:p>
          </table:table-cell>
          <table:table-cell table:formula="of:=([.B148]-[.$B$3])/([.$B$1003]-[.$B$3])" office:value-type="float" office:value="0.0285537190357607" calcext:value-type="float">
            <text:p>0,029</text:p>
          </table:table-cell>
          <table:table-cell/>
          <table:table-cell table:formula="of:=[.A148]*65535" office:value-type="float" office:value="9502.575" calcext:value-type="float">
            <text:p>9503</text:p>
          </table:table-cell>
          <table:table-cell table:formula="of:=[.C148]*65535" office:value-type="float" office:value="1871.26797700858" calcext:value-type="float">
            <text:p>1871</text:p>
          </table:table-cell>
          <table:table-cell table:number-columns-repeated="1018"/>
        </table:table-row>
        <table:table-row table:style-name="ro1">
          <table:table-cell office:value-type="float" office:value="0.146" calcext:value-type="float">
            <text:p>0,146</text:p>
          </table:table-cell>
          <table:table-cell table:formula="of:=EXP([.A149]*[.$B$1])" office:value-type="float" office:value="1.54960490741951" calcext:value-type="float">
            <text:p>1,550</text:p>
          </table:table-cell>
          <table:table-cell table:formula="of:=([.B149]-[.$B$3])/([.$B$1003]-[.$B$3])" office:value-type="float" office:value="0.0287969319192574" calcext:value-type="float">
            <text:p>0,029</text:p>
          </table:table-cell>
          <table:table-cell/>
          <table:table-cell table:formula="of:=[.A149]*65535" office:value-type="float" office:value="9568.11" calcext:value-type="float">
            <text:p>9568</text:p>
          </table:table-cell>
          <table:table-cell table:formula="of:=[.C149]*65535" office:value-type="float" office:value="1887.20693332853" calcext:value-type="float">
            <text:p>1887</text:p>
          </table:table-cell>
          <table:table-cell table:number-columns-repeated="1018"/>
        </table:table-row>
        <table:table-row table:style-name="ro1">
          <table:table-cell office:value-type="float" office:value="0.147" calcext:value-type="float">
            <text:p>0,147</text:p>
          </table:table-cell>
          <table:table-cell table:formula="of:=EXP([.A150]*[.$B$1])" office:value-type="float" office:value="1.55426070234231" calcext:value-type="float">
            <text:p>1,554</text:p>
          </table:table-cell>
          <table:table-cell table:formula="of:=([.B150]-[.$B$3])/([.$B$1003]-[.$B$3])" office:value-type="float" office:value="0.0290408755369578" calcext:value-type="float">
            <text:p>0,029</text:p>
          </table:table-cell>
          <table:table-cell/>
          <table:table-cell table:formula="of:=[.A150]*65535" office:value-type="float" office:value="9633.645" calcext:value-type="float">
            <text:p>9634</text:p>
          </table:table-cell>
          <table:table-cell table:formula="of:=[.C150]*65535" office:value-type="float" office:value="1903.19377831453" calcext:value-type="float">
            <text:p>1903</text:p>
          </table:table-cell>
          <table:table-cell table:number-columns-repeated="1018"/>
        </table:table-row>
        <table:table-row table:style-name="ro1">
          <table:table-cell office:value-type="float" office:value="0.148" calcext:value-type="float">
            <text:p>0,148</text:p>
          </table:table-cell>
          <table:table-cell table:formula="of:=EXP([.A151]*[.$B$1])" office:value-type="float" office:value="1.55893048562192" calcext:value-type="float">
            <text:p>1,559</text:p>
          </table:table-cell>
          <table:table-cell table:formula="of:=([.B151]-[.$B$3])/([.$B$1003]-[.$B$3])" office:value-type="float" office:value="0.0292855520843562" calcext:value-type="float">
            <text:p>0,029</text:p>
          </table:table-cell>
          <table:table-cell/>
          <table:table-cell table:formula="of:=[.A151]*65535" office:value-type="float" office:value="9699.18" calcext:value-type="float">
            <text:p>9699</text:p>
          </table:table-cell>
          <table:table-cell table:formula="of:=[.C151]*65535" office:value-type="float" office:value="1919.22865584828" calcext:value-type="float">
            <text:p>1919</text:p>
          </table:table-cell>
          <table:table-cell table:number-columns-repeated="1018"/>
        </table:table-row>
        <table:table-row table:style-name="ro1">
          <table:table-cell office:value-type="float" office:value="0.149" calcext:value-type="float">
            <text:p>0,149</text:p>
          </table:table-cell>
          <table:table-cell table:formula="of:=EXP([.A152]*[.$B$1])" office:value-type="float" office:value="1.56361429928642" calcext:value-type="float">
            <text:p>1,564</text:p>
          </table:table-cell>
          <table:table-cell table:formula="of:=([.B152]-[.$B$3])/([.$B$1003]-[.$B$3])" office:value-type="float" office:value="0.029530963763543" calcext:value-type="float">
            <text:p>0,030</text:p>
          </table:table-cell>
          <table:table-cell/>
          <table:table-cell table:formula="of:=[.A152]*65535" office:value-type="float" office:value="9764.715" calcext:value-type="float">
            <text:p>9765</text:p>
          </table:table-cell>
          <table:table-cell table:formula="of:=[.C152]*65535" office:value-type="float" office:value="1935.31171024379" calcext:value-type="float">
            <text:p>1935</text:p>
          </table:table-cell>
          <table:table-cell table:number-columns-repeated="1018"/>
        </table:table-row>
        <table:table-row table:style-name="ro1">
          <table:table-cell office:value-type="float" office:value="0.15" calcext:value-type="float">
            <text:p>0,150</text:p>
          </table:table-cell>
          <table:table-cell table:formula="of:=EXP([.A153]*[.$B$1])" office:value-type="float" office:value="1.56831218549017" calcext:value-type="float">
            <text:p>1,568</text:p>
          </table:table-cell>
          <table:table-cell table:formula="of:=([.B153]-[.$B$3])/([.$B$1003]-[.$B$3])" office:value-type="float" office:value="0.0297771127832252" calcext:value-type="float">
            <text:p>0,030</text:p>
          </table:table-cell>
          <table:table-cell/>
          <table:table-cell table:formula="of:=[.A153]*65535" office:value-type="float" office:value="9830.25" calcext:value-type="float">
            <text:p>9830</text:p>
          </table:table-cell>
          <table:table-cell table:formula="of:=[.C153]*65535" office:value-type="float" office:value="1951.44308624867" calcext:value-type="float">
            <text:p>1951</text:p>
          </table:table-cell>
          <table:table-cell table:number-columns-repeated="1018"/>
        </table:table-row>
        <table:table-row table:style-name="ro1">
          <table:table-cell office:value-type="float" office:value="0.151" calcext:value-type="float">
            <text:p>0,151</text:p>
          </table:table-cell>
          <table:table-cell table:formula="of:=EXP([.A154]*[.$B$1])" office:value-type="float" office:value="1.57302418651418" calcext:value-type="float">
            <text:p>1,573</text:p>
          </table:table-cell>
          <table:table-cell table:formula="of:=([.B154]-[.$B$3])/([.$B$1003]-[.$B$3])" office:value-type="float" office:value="0.0300240013587456" calcext:value-type="float">
            <text:p>0,030</text:p>
          </table:table-cell>
          <table:table-cell/>
          <table:table-cell table:formula="of:=[.A154]*65535" office:value-type="float" office:value="9895.785" calcext:value-type="float">
            <text:p>9896</text:p>
          </table:table-cell>
          <table:table-cell table:formula="of:=[.C154]*65535" office:value-type="float" office:value="1967.62292904539" calcext:value-type="float">
            <text:p>1968</text:p>
          </table:table-cell>
          <table:table-cell table:number-columns-repeated="1018"/>
        </table:table-row>
        <table:table-row table:style-name="ro1">
          <table:table-cell office:value-type="float" office:value="0.152" calcext:value-type="float">
            <text:p>0,152</text:p>
          </table:table-cell>
          <table:table-cell table:formula="of:=EXP([.A155]*[.$B$1])" office:value-type="float" office:value="1.57775034476648" calcext:value-type="float">
            <text:p>1,578</text:p>
          </table:table-cell>
          <table:table-cell table:formula="of:=([.B155]-[.$B$3])/([.$B$1003]-[.$B$3])" office:value-type="float" office:value="0.0302716317121029" calcext:value-type="float">
            <text:p>0,030</text:p>
          </table:table-cell>
          <table:table-cell/>
          <table:table-cell table:formula="of:=[.A155]*65535" office:value-type="float" office:value="9961.32" calcext:value-type="float">
            <text:p>9961</text:p>
          </table:table-cell>
          <table:table-cell table:formula="of:=[.C155]*65535" office:value-type="float" office:value="1983.85138425266" calcext:value-type="float">
            <text:p>1984</text:p>
          </table:table-cell>
          <table:table-cell table:number-columns-repeated="1018"/>
        </table:table-row>
        <table:table-row table:style-name="ro1">
          <table:table-cell office:value-type="float" office:value="0.153" calcext:value-type="float">
            <text:p>0,153</text:p>
          </table:table-cell>
          <table:table-cell table:formula="of:=EXP([.A156]*[.$B$1])" office:value-type="float" office:value="1.58249070278253" calcext:value-type="float">
            <text:p>1,582</text:p>
          </table:table-cell>
          <table:table-cell table:formula="of:=([.B156]-[.$B$3])/([.$B$1003]-[.$B$3])" office:value-type="float" office:value="0.030520006071972" calcext:value-type="float">
            <text:p>0,031</text:p>
          </table:table-cell>
          <table:table-cell/>
          <table:table-cell table:formula="of:=[.A156]*65535" office:value-type="float" office:value="10026.855" calcext:value-type="float">
            <text:p>10027</text:p>
          </table:table-cell>
          <table:table-cell table:formula="of:=[.C156]*65535" office:value-type="float" office:value="2000.12859792669" calcext:value-type="float">
            <text:p>2000</text:p>
          </table:table-cell>
          <table:table-cell table:number-columns-repeated="1018"/>
        </table:table-row>
        <table:table-row table:style-name="ro1">
          <table:table-cell office:value-type="float" office:value="0.154" calcext:value-type="float">
            <text:p>0,154</text:p>
          </table:table-cell>
          <table:table-cell table:formula="of:=EXP([.A157]*[.$B$1])" office:value-type="float" office:value="1.5872453032256" calcext:value-type="float">
            <text:p>1,587</text:p>
          </table:table-cell>
          <table:table-cell table:formula="of:=([.B157]-[.$B$3])/([.$B$1003]-[.$B$3])" office:value-type="float" office:value="0.0307691266737239" calcext:value-type="float">
            <text:p>0,031</text:p>
          </table:table-cell>
          <table:table-cell/>
          <table:table-cell table:formula="of:=[.A157]*65535" office:value-type="float" office:value="10092.39" calcext:value-type="float">
            <text:p>10092</text:p>
          </table:table-cell>
          <table:table-cell table:formula="of:=[.C157]*65535" office:value-type="float" office:value="2016.45471656249" calcext:value-type="float">
            <text:p>2016</text:p>
          </table:table-cell>
          <table:table-cell table:number-columns-repeated="1018"/>
        </table:table-row>
        <table:table-row table:style-name="ro1">
          <table:table-cell office:value-type="float" office:value="0.155" calcext:value-type="float">
            <text:p>0,155</text:p>
          </table:table-cell>
          <table:table-cell table:formula="of:=EXP([.A158]*[.$B$1])" office:value-type="float" office:value="1.5920141888871" calcext:value-type="float">
            <text:p>1,592</text:p>
          </table:table-cell>
          <table:table-cell table:formula="of:=([.B158]-[.$B$3])/([.$B$1003]-[.$B$3])" office:value-type="float" office:value="0.0310189957594456" calcext:value-type="float">
            <text:p>0,031</text:p>
          </table:table-cell>
          <table:table-cell/>
          <table:table-cell table:formula="of:=[.A158]*65535" office:value-type="float" office:value="10157.925" calcext:value-type="float">
            <text:p>10158</text:p>
          </table:table-cell>
          <table:table-cell table:formula="of:=[.C158]*65535" office:value-type="float" office:value="2032.82988709527" calcext:value-type="float">
            <text:p>2033</text:p>
          </table:table-cell>
          <table:table-cell table:number-columns-repeated="1018"/>
        </table:table-row>
        <table:table-row table:style-name="ro1">
          <table:table-cell office:value-type="float" office:value="0.156" calcext:value-type="float">
            <text:p>0,156</text:p>
          </table:table-cell>
          <table:table-cell table:formula="of:=EXP([.A159]*[.$B$1])" office:value-type="float" office:value="1.59679740268705" calcext:value-type="float">
            <text:p>1,597</text:p>
          </table:table-cell>
          <table:table-cell table:formula="of:=([.B159]-[.$B$3])/([.$B$1003]-[.$B$3])" office:value-type="float" office:value="0.0312696155779607" calcext:value-type="float">
            <text:p>0,031</text:p>
          </table:table-cell>
          <table:table-cell/>
          <table:table-cell table:formula="of:=[.A159]*65535" office:value-type="float" office:value="10223.46" calcext:value-type="float">
            <text:p>10223</text:p>
          </table:table-cell>
          <table:table-cell table:formula="of:=[.C159]*65535" office:value-type="float" office:value="2049.25425690165" calcext:value-type="float">
            <text:p>2049</text:p>
          </table:table-cell>
          <table:table-cell table:number-columns-repeated="1018"/>
        </table:table-row>
        <table:table-row table:style-name="ro1">
          <table:table-cell office:value-type="float" office:value="0.157" calcext:value-type="float">
            <text:p>0,157</text:p>
          </table:table-cell>
          <table:table-cell table:formula="of:=EXP([.A160]*[.$B$1])" office:value-type="float" office:value="1.60159498767441" calcext:value-type="float">
            <text:p>1,602</text:p>
          </table:table-cell>
          <table:table-cell table:formula="of:=([.B160]-[.$B$3])/([.$B$1003]-[.$B$3])" office:value-type="float" office:value="0.0315209883848491" calcext:value-type="float">
            <text:p>0,032</text:p>
          </table:table-cell>
          <table:table-cell/>
          <table:table-cell table:formula="of:=[.A160]*65535" office:value-type="float" office:value="10288.995" calcext:value-type="float">
            <text:p>10289</text:p>
          </table:table-cell>
          <table:table-cell table:formula="of:=[.C160]*65535" office:value-type="float" office:value="2065.72797380108" calcext:value-type="float">
            <text:p>2066</text:p>
          </table:table-cell>
          <table:table-cell table:number-columns-repeated="1018"/>
        </table:table-row>
        <table:table-row table:style-name="ro1">
          <table:table-cell office:value-type="float" office:value="0.158" calcext:value-type="float">
            <text:p>0,158</text:p>
          </table:table-cell>
          <table:table-cell table:formula="of:=EXP([.A161]*[.$B$1])" office:value-type="float" office:value="1.60640698702746" calcext:value-type="float">
            <text:p>1,606</text:p>
          </table:table-cell>
          <table:table-cell table:formula="of:=([.B161]-[.$B$3])/([.$B$1003]-[.$B$3])" office:value-type="float" office:value="0.0317731164424678" calcext:value-type="float">
            <text:p>0,032</text:p>
          </table:table-cell>
          <table:table-cell/>
          <table:table-cell table:formula="of:=[.A161]*65535" office:value-type="float" office:value="10354.53" calcext:value-type="float">
            <text:p>10355</text:p>
          </table:table-cell>
          <table:table-cell table:formula="of:=[.C161]*65535" office:value-type="float" office:value="2082.25118605713" calcext:value-type="float">
            <text:p>2082</text:p>
          </table:table-cell>
          <table:table-cell table:number-columns-repeated="1018"/>
        </table:table-row>
        <table:table-row table:style-name="ro1">
          <table:table-cell office:value-type="float" office:value="0.159" calcext:value-type="float">
            <text:p>0,159</text:p>
          </table:table-cell>
          <table:table-cell table:formula="of:=EXP([.A162]*[.$B$1])" office:value-type="float" office:value="1.61123344405424" calcext:value-type="float">
            <text:p>1,611</text:p>
          </table:table-cell>
          <table:table-cell table:formula="of:=([.B162]-[.$B$3])/([.$B$1003]-[.$B$3])" office:value-type="float" office:value="0.0320260020199711" calcext:value-type="float">
            <text:p>0,032</text:p>
          </table:table-cell>
          <table:table-cell/>
          <table:table-cell table:formula="of:=[.A162]*65535" office:value-type="float" office:value="10420.065" calcext:value-type="float">
            <text:p>10420</text:p>
          </table:table-cell>
          <table:table-cell table:formula="of:=[.C162]*65535" office:value-type="float" office:value="2098.8240423788" calcext:value-type="float">
            <text:p>2099</text:p>
          </table:table-cell>
          <table:table-cell table:number-columns-repeated="1018"/>
        </table:table-row>
        <table:table-row table:style-name="ro1">
          <table:table-cell office:value-type="float" office:value="0.16" calcext:value-type="float">
            <text:p>0,160</text:p>
          </table:table-cell>
          <table:table-cell table:formula="of:=EXP([.A163]*[.$B$1])" office:value-type="float" office:value="1.61607440219289" calcext:value-type="float">
            <text:p>1,616</text:p>
          </table:table-cell>
          <table:table-cell table:formula="of:=([.B163]-[.$B$3])/([.$B$1003]-[.$B$3])" office:value-type="float" office:value="0.0322796473933308" calcext:value-type="float">
            <text:p>0,032</text:p>
          </table:table-cell>
          <table:table-cell/>
          <table:table-cell table:formula="of:=[.A163]*65535" office:value-type="float" office:value="10485.6" calcext:value-type="float">
            <text:p>10486</text:p>
          </table:table-cell>
          <table:table-cell table:formula="of:=[.C163]*65535" office:value-type="float" office:value="2115.44669192193" calcext:value-type="float">
            <text:p>2115</text:p>
          </table:table-cell>
          <table:table-cell table:number-columns-repeated="1018"/>
        </table:table-row>
        <table:table-row table:style-name="ro1">
          <table:table-cell office:value-type="float" office:value="0.161" calcext:value-type="float">
            <text:p>0,161</text:p>
          </table:table-cell>
          <table:table-cell table:formula="of:=EXP([.A164]*[.$B$1])" office:value-type="float" office:value="1.62092990501207" calcext:value-type="float">
            <text:p>1,621</text:p>
          </table:table-cell>
          <table:table-cell table:formula="of:=([.B164]-[.$B$3])/([.$B$1003]-[.$B$3])" office:value-type="float" office:value="0.032534054845357" calcext:value-type="float">
            <text:p>0,033</text:p>
          </table:table-cell>
          <table:table-cell/>
          <table:table-cell table:formula="of:=[.A164]*65535" office:value-type="float" office:value="10551.135" calcext:value-type="float">
            <text:p>10551</text:p>
          </table:table-cell>
          <table:table-cell table:formula="of:=[.C164]*65535" office:value-type="float" office:value="2132.11928429047" calcext:value-type="float">
            <text:p>2132</text:p>
          </table:table-cell>
          <table:table-cell table:number-columns-repeated="1018"/>
        </table:table-row>
        <table:table-row table:style-name="ro1">
          <table:table-cell office:value-type="float" office:value="0.162" calcext:value-type="float">
            <text:p>0,162</text:p>
          </table:table-cell>
          <table:table-cell table:formula="of:=EXP([.A165]*[.$B$1])" office:value-type="float" office:value="1.62579999621134" calcext:value-type="float">
            <text:p>1,626</text:p>
          </table:table-cell>
          <table:table-cell table:formula="of:=([.B165]-[.$B$3])/([.$B$1003]-[.$B$3])" office:value-type="float" office:value="0.0327892266657186" calcext:value-type="float">
            <text:p>0,033</text:p>
          </table:table-cell>
          <table:table-cell/>
          <table:table-cell table:formula="of:=[.A165]*65535" office:value-type="float" office:value="10616.67" calcext:value-type="float">
            <text:p>10617</text:p>
          </table:table-cell>
          <table:table-cell table:formula="of:=[.C165]*65535" office:value-type="float" office:value="2148.84196953787" calcext:value-type="float">
            <text:p>2149</text:p>
          </table:table-cell>
          <table:table-cell table:number-columns-repeated="1018"/>
        </table:table-row>
        <table:table-row table:style-name="ro1">
          <table:table-cell office:value-type="float" office:value="0.163" calcext:value-type="float">
            <text:p>0,163</text:p>
          </table:table-cell>
          <table:table-cell table:formula="of:=EXP([.A166]*[.$B$1])" office:value-type="float" office:value="1.63068471962155" calcext:value-type="float">
            <text:p>1,631</text:p>
          </table:table-cell>
          <table:table-cell table:formula="of:=([.B166]-[.$B$3])/([.$B$1003]-[.$B$3])" office:value-type="float" office:value="0.0330451651509635" calcext:value-type="float">
            <text:p>0,033</text:p>
          </table:table-cell>
          <table:table-cell/>
          <table:table-cell table:formula="of:=[.A166]*65535" office:value-type="float" office:value="10682.205" calcext:value-type="float">
            <text:p>10682</text:p>
          </table:table-cell>
          <table:table-cell table:formula="of:=[.C166]*65535" office:value-type="float" office:value="2165.61489816839" calcext:value-type="float">
            <text:p>2166</text:p>
          </table:table-cell>
          <table:table-cell table:number-columns-repeated="1018"/>
        </table:table-row>
        <table:table-row table:style-name="ro1">
          <table:table-cell office:value-type="float" office:value="0.164" calcext:value-type="float">
            <text:p>0,164</text:p>
          </table:table-cell>
          <table:table-cell table:formula="of:=EXP([.A167]*[.$B$1])" office:value-type="float" office:value="1.63558411920524" calcext:value-type="float">
            <text:p>1,636</text:p>
          </table:table-cell>
          <table:table-cell table:formula="of:=([.B167]-[.$B$3])/([.$B$1003]-[.$B$3])" office:value-type="float" office:value="0.03330187260454" calcext:value-type="float">
            <text:p>0,033</text:p>
          </table:table-cell>
          <table:table-cell/>
          <table:table-cell table:formula="of:=[.A167]*65535" office:value-type="float" office:value="10747.74" calcext:value-type="float">
            <text:p>10748</text:p>
          </table:table-cell>
          <table:table-cell table:formula="of:=[.C167]*65535" office:value-type="float" office:value="2182.43822113853" calcext:value-type="float">
            <text:p>2182</text:p>
          </table:table-cell>
          <table:table-cell table:number-columns-repeated="1018"/>
        </table:table-row>
        <table:table-row table:style-name="ro1">
          <table:table-cell office:value-type="float" office:value="0.165" calcext:value-type="float">
            <text:p>0,165</text:p>
          </table:table-cell>
          <table:table-cell table:formula="of:=EXP([.A168]*[.$B$1])" office:value-type="float" office:value="1.64049823905704" calcext:value-type="float">
            <text:p>1,640</text:p>
          </table:table-cell>
          <table:table-cell table:formula="of:=([.B168]-[.$B$3])/([.$B$1003]-[.$B$3])" office:value-type="float" office:value="0.0335593513368168" calcext:value-type="float">
            <text:p>0,034</text:p>
          </table:table-cell>
          <table:table-cell/>
          <table:table-cell table:formula="of:=[.A168]*65535" office:value-type="float" office:value="10813.275" calcext:value-type="float">
            <text:p>10813</text:p>
          </table:table-cell>
          <table:table-cell table:formula="of:=[.C168]*65535" office:value-type="float" office:value="2199.31208985829" calcext:value-type="float">
            <text:p>2199</text:p>
          </table:table-cell>
          <table:table-cell table:number-columns-repeated="1018"/>
        </table:table-row>
        <table:table-row table:style-name="ro1">
          <table:table-cell office:value-type="float" office:value="0.166" calcext:value-type="float">
            <text:p>0,166</text:p>
          </table:table-cell>
          <table:table-cell table:formula="of:=EXP([.A169]*[.$B$1])" office:value-type="float" office:value="1.64542712340407" calcext:value-type="float">
            <text:p>1,645</text:p>
          </table:table-cell>
          <table:table-cell table:formula="of:=([.B169]-[.$B$3])/([.$B$1003]-[.$B$3])" office:value-type="float" office:value="0.0338176036651042" calcext:value-type="float">
            <text:p>0,034</text:p>
          </table:table-cell>
          <table:table-cell/>
          <table:table-cell table:formula="of:=[.A169]*65535" office:value-type="float" office:value="10878.81" calcext:value-type="float">
            <text:p>10879</text:p>
          </table:table-cell>
          <table:table-cell table:formula="of:=[.C169]*65535" office:value-type="float" office:value="2216.2366561926" calcext:value-type="float">
            <text:p>2216</text:p>
          </table:table-cell>
          <table:table-cell table:number-columns-repeated="1018"/>
        </table:table-row>
        <table:table-row table:style-name="ro1">
          <table:table-cell office:value-type="float" office:value="0.167" calcext:value-type="float">
            <text:p>0,167</text:p>
          </table:table-cell>
          <table:table-cell table:formula="of:=EXP([.A170]*[.$B$1])" office:value-type="float" office:value="1.65037081660632" calcext:value-type="float">
            <text:p>1,650</text:p>
          </table:table-cell>
          <table:table-cell table:formula="of:=([.B170]-[.$B$3])/([.$B$1003]-[.$B$3])" office:value-type="float" office:value="0.034076631913675" calcext:value-type="float">
            <text:p>0,034</text:p>
          </table:table-cell>
          <table:table-cell/>
          <table:table-cell table:formula="of:=[.A170]*65535" office:value-type="float" office:value="10944.345" calcext:value-type="float">
            <text:p>10944</text:p>
          </table:table-cell>
          <table:table-cell table:formula="of:=[.C170]*65535" office:value-type="float" office:value="2233.21207246269" calcext:value-type="float">
            <text:p>2233</text:p>
          </table:table-cell>
          <table:table-cell table:number-columns-repeated="1018"/>
        </table:table-row>
        <table:table-row table:style-name="ro1">
          <table:table-cell office:value-type="float" office:value="0.168" calcext:value-type="float">
            <text:p>0,168</text:p>
          </table:table-cell>
          <table:table-cell table:formula="of:=EXP([.A171]*[.$B$1])" office:value-type="float" office:value="1.65532936315706" calcext:value-type="float">
            <text:p>1,655</text:p>
          </table:table-cell>
          <table:table-cell table:formula="of:=([.B171]-[.$B$3])/([.$B$1003]-[.$B$3])" office:value-type="float" office:value="0.0343364384137851" calcext:value-type="float">
            <text:p>0,034</text:p>
          </table:table-cell>
          <table:table-cell/>
          <table:table-cell table:formula="of:=[.A171]*65535" office:value-type="float" office:value="11009.88" calcext:value-type="float">
            <text:p>11010</text:p>
          </table:table-cell>
          <table:table-cell table:formula="of:=[.C171]*65535" office:value-type="float" office:value="2250.23849144741" calcext:value-type="float">
            <text:p>2250</text:p>
          </table:table-cell>
          <table:table-cell table:number-columns-repeated="1018"/>
        </table:table-row>
        <table:table-row table:style-name="ro1">
          <table:table-cell office:value-type="float" office:value="0.169" calcext:value-type="float">
            <text:p>0,169</text:p>
          </table:table-cell>
          <table:table-cell table:formula="of:=EXP([.A172]*[.$B$1])" office:value-type="float" office:value="1.66030280768323" calcext:value-type="float">
            <text:p>1,660</text:p>
          </table:table-cell>
          <table:table-cell table:formula="of:=([.B172]-[.$B$3])/([.$B$1003]-[.$B$3])" office:value-type="float" office:value="0.0345970255036948" calcext:value-type="float">
            <text:p>0,035</text:p>
          </table:table-cell>
          <table:table-cell/>
          <table:table-cell table:formula="of:=[.A172]*65535" office:value-type="float" office:value="11075.415" calcext:value-type="float">
            <text:p>11075</text:p>
          </table:table-cell>
          <table:table-cell table:formula="of:=[.C172]*65535" office:value-type="float" office:value="2267.31606638464" calcext:value-type="float">
            <text:p>2267</text:p>
          </table:table-cell>
          <table:table-cell table:number-columns-repeated="1018"/>
        </table:table-row>
        <table:table-row table:style-name="ro1">
          <table:table-cell office:value-type="float" office:value="0.17" calcext:value-type="float">
            <text:p>0,170</text:p>
          </table:table-cell>
          <table:table-cell table:formula="of:=EXP([.A173]*[.$B$1])" office:value-type="float" office:value="1.66529119494589" calcext:value-type="float">
            <text:p>1,665</text:p>
          </table:table-cell>
          <table:table-cell table:formula="of:=([.B173]-[.$B$3])/([.$B$1003]-[.$B$3])" office:value-type="float" office:value="0.0348583955286897" calcext:value-type="float">
            <text:p>0,035</text:p>
          </table:table-cell>
          <table:table-cell/>
          <table:table-cell table:formula="of:=[.A173]*65535" office:value-type="float" office:value="11140.95" calcext:value-type="float">
            <text:p>11141</text:p>
          </table:table-cell>
          <table:table-cell table:formula="of:=[.C173]*65535" office:value-type="float" office:value="2284.44495097268" calcext:value-type="float">
            <text:p>2284</text:p>
          </table:table-cell>
          <table:table-cell table:number-columns-repeated="1018"/>
        </table:table-row>
        <table:table-row table:style-name="ro1">
          <table:table-cell office:value-type="float" office:value="0.171" calcext:value-type="float">
            <text:p>0,171</text:p>
          </table:table-cell>
          <table:table-cell table:formula="of:=EXP([.A174]*[.$B$1])" office:value-type="float" office:value="1.67029456984054" calcext:value-type="float">
            <text:p>1,670</text:p>
          </table:table-cell>
          <table:table-cell table:formula="of:=([.B174]-[.$B$3])/([.$B$1003]-[.$B$3])" office:value-type="float" office:value="0.0351205508411017" calcext:value-type="float">
            <text:p>0,035</text:p>
          </table:table-cell>
          <table:table-cell/>
          <table:table-cell table:formula="of:=[.A174]*65535" office:value-type="float" office:value="11206.485" calcext:value-type="float">
            <text:p>11206</text:p>
          </table:table-cell>
          <table:table-cell table:formula="of:=[.C174]*65535" office:value-type="float" office:value="2301.6252993716" calcext:value-type="float">
            <text:p>2302</text:p>
          </table:table-cell>
          <table:table-cell table:number-columns-repeated="1018"/>
        </table:table-row>
        <table:table-row table:style-name="ro1">
          <table:table-cell office:value-type="float" office:value="0.172" calcext:value-type="float">
            <text:p>0,172</text:p>
          </table:table-cell>
          <table:table-cell table:formula="of:=EXP([.A175]*[.$B$1])" office:value-type="float" office:value="1.67531297739759" calcext:value-type="float">
            <text:p>1,675</text:p>
          </table:table-cell>
          <table:table-cell table:formula="of:=([.B175]-[.$B$3])/([.$B$1003]-[.$B$3])" office:value-type="float" office:value="0.0353834938003304" calcext:value-type="float">
            <text:p>0,035</text:p>
          </table:table-cell>
          <table:table-cell/>
          <table:table-cell table:formula="of:=[.A175]*65535" office:value-type="float" office:value="11272.02" calcext:value-type="float">
            <text:p>11272</text:p>
          </table:table-cell>
          <table:table-cell table:formula="of:=[.C175]*65535" office:value-type="float" office:value="2318.85726620465" calcext:value-type="float">
            <text:p>2319</text:p>
          </table:table-cell>
          <table:table-cell table:number-columns-repeated="1018"/>
        </table:table-row>
        <table:table-row table:style-name="ro1">
          <table:table-cell office:value-type="float" office:value="0.173" calcext:value-type="float">
            <text:p>0,173</text:p>
          </table:table-cell>
          <table:table-cell table:formula="of:=EXP([.A176]*[.$B$1])" office:value-type="float" office:value="1.68034646278274" calcext:value-type="float">
            <text:p>1,680</text:p>
          </table:table-cell>
          <table:table-cell table:formula="of:=([.B176]-[.$B$3])/([.$B$1003]-[.$B$3])" office:value-type="float" office:value="0.0356472267728642" calcext:value-type="float">
            <text:p>0,036</text:p>
          </table:table-cell>
          <table:table-cell/>
          <table:table-cell table:formula="of:=[.A176]*65535" office:value-type="float" office:value="11337.555" calcext:value-type="float">
            <text:p>11338</text:p>
          </table:table-cell>
          <table:table-cell table:formula="of:=[.C176]*65535" office:value-type="float" office:value="2336.14100655966" calcext:value-type="float">
            <text:p>2336</text:p>
          </table:table-cell>
          <table:table-cell table:number-columns-repeated="1018"/>
        </table:table-row>
        <table:table-row table:style-name="ro1">
          <table:table-cell office:value-type="float" office:value="0.174" calcext:value-type="float">
            <text:p>0,174</text:p>
          </table:table-cell>
          <table:table-cell table:formula="of:=EXP([.A177]*[.$B$1])" office:value-type="float" office:value="1.68539507129741" calcext:value-type="float">
            <text:p>1,685</text:p>
          </table:table-cell>
          <table:table-cell table:formula="of:=([.B177]-[.$B$3])/([.$B$1003]-[.$B$3])" office:value-type="float" office:value="0.0359117521323018" calcext:value-type="float">
            <text:p>0,036</text:p>
          </table:table-cell>
          <table:table-cell/>
          <table:table-cell table:formula="of:=[.A177]*65535" office:value-type="float" office:value="11403.09" calcext:value-type="float">
            <text:p>11403</text:p>
          </table:table-cell>
          <table:table-cell table:formula="of:=[.C177]*65535" office:value-type="float" office:value="2353.4766759904" calcext:value-type="float">
            <text:p>2353</text:p>
          </table:table-cell>
          <table:table-cell table:number-columns-repeated="1018"/>
        </table:table-row>
        <table:table-row table:style-name="ro1">
          <table:table-cell office:value-type="float" office:value="0.175" calcext:value-type="float">
            <text:p>0,175</text:p>
          </table:table-cell>
          <table:table-cell table:formula="of:=EXP([.A178]*[.$B$1])" office:value-type="float" office:value="1.69045884837909" calcext:value-type="float">
            <text:p>1,690</text:p>
          </table:table-cell>
          <table:table-cell table:formula="of:=([.B178]-[.$B$3])/([.$B$1003]-[.$B$3])" office:value-type="float" office:value="0.036177072259373" calcext:value-type="float">
            <text:p>0,036</text:p>
          </table:table-cell>
          <table:table-cell/>
          <table:table-cell table:formula="of:=[.A178]*65535" office:value-type="float" office:value="11468.625" calcext:value-type="float">
            <text:p>11469</text:p>
          </table:table-cell>
          <table:table-cell table:formula="of:=[.C178]*65535" office:value-type="float" office:value="2370.86443051801" calcext:value-type="float">
            <text:p>2371</text:p>
          </table:table-cell>
          <table:table-cell table:number-columns-repeated="1018"/>
        </table:table-row>
        <table:table-row table:style-name="ro1">
          <table:table-cell office:value-type="float" office:value="0.176" calcext:value-type="float">
            <text:p>0,176</text:p>
          </table:table-cell>
          <table:table-cell table:formula="of:=EXP([.A179]*[.$B$1])" office:value-type="float" office:value="1.69553783960182" calcext:value-type="float">
            <text:p>1,696</text:p>
          </table:table-cell>
          <table:table-cell table:formula="of:=([.B179]-[.$B$3])/([.$B$1003]-[.$B$3])" office:value-type="float" office:value="0.0364431895419608" calcext:value-type="float">
            <text:p>0,036</text:p>
          </table:table-cell>
          <table:table-cell/>
          <table:table-cell table:formula="of:=[.A179]*65535" office:value-type="float" office:value="11534.16" calcext:value-type="float">
            <text:p>11534</text:p>
          </table:table-cell>
          <table:table-cell table:formula="of:=[.C179]*65535" office:value-type="float" office:value="2388.3044266324" calcext:value-type="float">
            <text:p>2388</text:p>
          </table:table-cell>
          <table:table-cell table:number-columns-repeated="1018"/>
        </table:table-row>
        <table:table-row table:style-name="ro1">
          <table:table-cell office:value-type="float" office:value="0.177" calcext:value-type="float">
            <text:p>0,177</text:p>
          </table:table-cell>
          <table:table-cell table:formula="of:=EXP([.A180]*[.$B$1])" office:value-type="float" office:value="1.70063209067655" calcext:value-type="float">
            <text:p>1,701</text:p>
          </table:table-cell>
          <table:table-cell table:formula="of:=([.B180]-[.$B$3])/([.$B$1003]-[.$B$3])" office:value-type="float" office:value="0.0367101063751226" calcext:value-type="float">
            <text:p>0,037</text:p>
          </table:table-cell>
          <table:table-cell/>
          <table:table-cell table:formula="of:=[.A180]*65535" office:value-type="float" office:value="11599.695" calcext:value-type="float">
            <text:p>11600</text:p>
          </table:table-cell>
          <table:table-cell table:formula="of:=[.C180]*65535" office:value-type="float" office:value="2405.79682129366" calcext:value-type="float">
            <text:p>2406</text:p>
          </table:table-cell>
          <table:table-cell table:number-columns-repeated="1018"/>
        </table:table-row>
        <table:table-row table:style-name="ro1">
          <table:table-cell office:value-type="float" office:value="0.178" calcext:value-type="float">
            <text:p>0,178</text:p>
          </table:table-cell>
          <table:table-cell table:formula="of:=EXP([.A181]*[.$B$1])" office:value-type="float" office:value="1.70574164745158" calcext:value-type="float">
            <text:p>1,706</text:p>
          </table:table-cell>
          <table:table-cell table:formula="of:=([.B181]-[.$B$3])/([.$B$1003]-[.$B$3])" office:value-type="float" office:value="0.0369778251611117" calcext:value-type="float">
            <text:p>0,037</text:p>
          </table:table-cell>
          <table:table-cell/>
          <table:table-cell table:formula="of:=[.A181]*65535" office:value-type="float" office:value="11665.23" calcext:value-type="float">
            <text:p>11665</text:p>
          </table:table-cell>
          <table:table-cell table:formula="of:=[.C181]*65535" office:value-type="float" office:value="2423.34177193345" calcext:value-type="float">
            <text:p>2423</text:p>
          </table:table-cell>
          <table:table-cell table:number-columns-repeated="1018"/>
        </table:table-row>
        <table:table-row table:style-name="ro1">
          <table:table-cell office:value-type="float" office:value="0.179" calcext:value-type="float">
            <text:p>0,179</text:p>
          </table:table-cell>
          <table:table-cell table:formula="of:=EXP([.A182]*[.$B$1])" office:value-type="float" office:value="1.71086655591294" calcext:value-type="float">
            <text:p>1,711</text:p>
          </table:table-cell>
          <table:table-cell table:formula="of:=([.B182]-[.$B$3])/([.$B$1003]-[.$B$3])" office:value-type="float" office:value="0.0372463483093989" calcext:value-type="float">
            <text:p>0,037</text:p>
          </table:table-cell>
          <table:table-cell/>
          <table:table-cell table:formula="of:=[.A182]*65535" office:value-type="float" office:value="11730.765" calcext:value-type="float">
            <text:p>11731</text:p>
          </table:table-cell>
          <table:table-cell table:formula="of:=[.C182]*65535" office:value-type="float" office:value="2440.93943645646" calcext:value-type="float">
            <text:p>2441</text:p>
          </table:table-cell>
          <table:table-cell table:number-columns-repeated="1018"/>
        </table:table-row>
        <table:table-row table:style-name="ro1">
          <table:table-cell office:value-type="float" office:value="0.18" calcext:value-type="float">
            <text:p>0,180</text:p>
          </table:table-cell>
          <table:table-cell table:formula="of:=EXP([.A183]*[.$B$1])" office:value-type="float" office:value="1.71600686218486" calcext:value-type="float">
            <text:p>1,716</text:p>
          </table:table-cell>
          <table:table-cell table:formula="of:=([.B183]-[.$B$3])/([.$B$1003]-[.$B$3])" office:value-type="float" office:value="0.0375156782366944" calcext:value-type="float">
            <text:p>0,038</text:p>
          </table:table-cell>
          <table:table-cell/>
          <table:table-cell table:formula="of:=[.A183]*65535" office:value-type="float" office:value="11796.3" calcext:value-type="float">
            <text:p>11796</text:p>
          </table:table-cell>
          <table:table-cell table:formula="of:=[.C183]*65535" office:value-type="float" office:value="2458.58997324177" calcext:value-type="float">
            <text:p>2459</text:p>
          </table:table-cell>
          <table:table-cell table:number-columns-repeated="1018"/>
        </table:table-row>
        <table:table-row table:style-name="ro1">
          <table:table-cell office:value-type="float" office:value="0.181" calcext:value-type="float">
            <text:p>0,181</text:p>
          </table:table-cell>
          <table:table-cell table:formula="of:=EXP([.A184]*[.$B$1])" office:value-type="float" office:value="1.72116261253012" calcext:value-type="float">
            <text:p>1,721</text:p>
          </table:table-cell>
          <table:table-cell table:formula="of:=([.B184]-[.$B$3])/([.$B$1003]-[.$B$3])" office:value-type="float" office:value="0.0377858173669693" calcext:value-type="float">
            <text:p>0,038</text:p>
          </table:table-cell>
          <table:table-cell/>
          <table:table-cell table:formula="of:=[.A184]*65535" office:value-type="float" office:value="11861.835" calcext:value-type="float">
            <text:p>11862</text:p>
          </table:table-cell>
          <table:table-cell table:formula="of:=[.C184]*65535" office:value-type="float" office:value="2476.29354114433" calcext:value-type="float">
            <text:p>2476</text:p>
          </table:table-cell>
          <table:table-cell table:number-columns-repeated="1018"/>
        </table:table-row>
        <table:table-row table:style-name="ro1">
          <table:table-cell office:value-type="float" office:value="0.182" calcext:value-type="float">
            <text:p>0,182</text:p>
          </table:table-cell>
          <table:table-cell table:formula="of:=EXP([.A185]*[.$B$1])" office:value-type="float" office:value="1.72633385335051" calcext:value-type="float">
            <text:p>1,726</text:p>
          </table:table-cell>
          <table:table-cell table:formula="of:=([.B185]-[.$B$3])/([.$B$1003]-[.$B$3])" office:value-type="float" office:value="0.0380567681314777" calcext:value-type="float">
            <text:p>0,038</text:p>
          </table:table-cell>
          <table:table-cell/>
          <table:table-cell table:formula="of:=[.A185]*65535" office:value-type="float" office:value="11927.37" calcext:value-type="float">
            <text:p>11927</text:p>
          </table:table-cell>
          <table:table-cell table:formula="of:=[.C185]*65535" office:value-type="float" office:value="2494.05029949639" calcext:value-type="float">
            <text:p>2494</text:p>
          </table:table-cell>
          <table:table-cell table:number-columns-repeated="1018"/>
        </table:table-row>
        <table:table-row table:style-name="ro1">
          <table:table-cell office:value-type="float" office:value="0.183" calcext:value-type="float">
            <text:p>0,183</text:p>
          </table:table-cell>
          <table:table-cell table:formula="of:=EXP([.A186]*[.$B$1])" office:value-type="float" office:value="1.73152063118723" calcext:value-type="float">
            <text:p>1,732</text:p>
          </table:table-cell>
          <table:table-cell table:formula="of:=([.B186]-[.$B$3])/([.$B$1003]-[.$B$3])" office:value-type="float" office:value="0.0383285329687783" calcext:value-type="float">
            <text:p>0,038</text:p>
          </table:table-cell>
          <table:table-cell/>
          <table:table-cell table:formula="of:=[.A186]*65535" office:value-type="float" office:value="11992.905" calcext:value-type="float">
            <text:p>11993</text:p>
          </table:table-cell>
          <table:table-cell table:formula="of:=[.C186]*65535" office:value-type="float" office:value="2511.86040810888" calcext:value-type="float">
            <text:p>2512</text:p>
          </table:table-cell>
          <table:table-cell table:number-columns-repeated="1018"/>
        </table:table-row>
        <table:table-row table:style-name="ro1">
          <table:table-cell office:value-type="float" office:value="0.184" calcext:value-type="float">
            <text:p>0,184</text:p>
          </table:table-cell>
          <table:table-cell table:formula="of:=EXP([.A187]*[.$B$1])" office:value-type="float" office:value="1.73672299272133" calcext:value-type="float">
            <text:p>1,737</text:p>
          </table:table-cell>
          <table:table-cell table:formula="of:=([.B187]-[.$B$3])/([.$B$1003]-[.$B$3])" office:value-type="float" office:value="0.0386011143247564" calcext:value-type="float">
            <text:p>0,039</text:p>
          </table:table-cell>
          <table:table-cell/>
          <table:table-cell table:formula="of:=[.A187]*65535" office:value-type="float" office:value="12058.44" calcext:value-type="float">
            <text:p>12058</text:p>
          </table:table-cell>
          <table:table-cell table:formula="of:=[.C187]*65535" office:value-type="float" office:value="2529.72402727291" calcext:value-type="float">
            <text:p>2530</text:p>
          </table:table-cell>
          <table:table-cell table:number-columns-repeated="1018"/>
        </table:table-row>
        <table:table-row table:style-name="ro1">
          <table:table-cell office:value-type="float" office:value="0.185" calcext:value-type="float">
            <text:p>0,185</text:p>
          </table:table-cell>
          <table:table-cell table:formula="of:=EXP([.A188]*[.$B$1])" office:value-type="float" office:value="1.74194098477408" calcext:value-type="float">
            <text:p>1,742</text:p>
          </table:table-cell>
          <table:table-cell table:formula="of:=([.B188]-[.$B$3])/([.$B$1003]-[.$B$3])" office:value-type="float" office:value="0.038874514652646" calcext:value-type="float">
            <text:p>0,039</text:p>
          </table:table-cell>
          <table:table-cell/>
          <table:table-cell table:formula="of:=[.A188]*65535" office:value-type="float" office:value="12123.975" calcext:value-type="float">
            <text:p>12124</text:p>
          </table:table-cell>
          <table:table-cell table:formula="of:=[.C188]*65535" office:value-type="float" office:value="2547.64131776116" calcext:value-type="float">
            <text:p>2548</text:p>
          </table:table-cell>
          <table:table-cell table:number-columns-repeated="1018"/>
        </table:table-row>
        <table:table-row table:style-name="ro1">
          <table:table-cell office:value-type="float" office:value="0.186" calcext:value-type="float">
            <text:p>0,186</text:p>
          </table:table-cell>
          <table:table-cell table:formula="of:=EXP([.A189]*[.$B$1])" office:value-type="float" office:value="1.74717465430745" calcext:value-type="float">
            <text:p>1,747</text:p>
          </table:table-cell>
          <table:table-cell table:formula="of:=([.B189]-[.$B$3])/([.$B$1003]-[.$B$3])" office:value-type="float" office:value="0.039148736413052" calcext:value-type="float">
            <text:p>0,039</text:p>
          </table:table-cell>
          <table:table-cell/>
          <table:table-cell table:formula="of:=[.A189]*65535" office:value-type="float" office:value="12189.51" calcext:value-type="float">
            <text:p>12190</text:p>
          </table:table-cell>
          <table:table-cell table:formula="of:=[.C189]*65535" office:value-type="float" office:value="2565.61244082937" calcext:value-type="float">
            <text:p>2566</text:p>
          </table:table-cell>
          <table:table-cell table:number-columns-repeated="1018"/>
        </table:table-row>
        <table:table-row table:style-name="ro1">
          <table:table-cell office:value-type="float" office:value="0.187" calcext:value-type="float">
            <text:p>0,187</text:p>
          </table:table-cell>
          <table:table-cell table:formula="of:=EXP([.A190]*[.$B$1])" office:value-type="float" office:value="1.7524240484245" calcext:value-type="float">
            <text:p>1,752</text:p>
          </table:table-cell>
          <table:table-cell table:formula="of:=([.B190]-[.$B$3])/([.$B$1003]-[.$B$3])" office:value-type="float" office:value="0.0394237820739721" calcext:value-type="float">
            <text:p>0,039</text:p>
          </table:table-cell>
          <table:table-cell/>
          <table:table-cell table:formula="of:=[.A190]*65535" office:value-type="float" office:value="12255.045" calcext:value-type="float">
            <text:p>12255</text:p>
          </table:table-cell>
          <table:table-cell table:formula="of:=[.C190]*65535" office:value-type="float" office:value="2583.63755821776" calcext:value-type="float">
            <text:p>2584</text:p>
          </table:table-cell>
          <table:table-cell table:number-columns-repeated="1018"/>
        </table:table-row>
        <table:table-row table:style-name="ro1">
          <table:table-cell office:value-type="float" office:value="0.188" calcext:value-type="float">
            <text:p>0,188</text:p>
          </table:table-cell>
          <table:table-cell table:formula="of:=EXP([.A191]*[.$B$1])" office:value-type="float" office:value="1.75768921436982" calcext:value-type="float">
            <text:p>1,758</text:p>
          </table:table-cell>
          <table:table-cell table:formula="of:=([.B191]-[.$B$3])/([.$B$1003]-[.$B$3])" office:value-type="float" office:value="0.0396996541108191" calcext:value-type="float">
            <text:p>0,040</text:p>
          </table:table-cell>
          <table:table-cell/>
          <table:table-cell table:formula="of:=[.A191]*65535" office:value-type="float" office:value="12320.58" calcext:value-type="float">
            <text:p>12321</text:p>
          </table:table-cell>
          <table:table-cell table:formula="of:=[.C191]*65535" office:value-type="float" office:value="2601.71683215253" calcext:value-type="float">
            <text:p>2602</text:p>
          </table:table-cell>
          <table:table-cell table:number-columns-repeated="1018"/>
        </table:table-row>
        <table:table-row table:style-name="ro1">
          <table:table-cell office:value-type="float" office:value="0.189" calcext:value-type="float">
            <text:p>0,189</text:p>
          </table:table-cell>
          <table:table-cell table:formula="of:=EXP([.A192]*[.$B$1])" office:value-type="float" office:value="1.76297019952993" calcext:value-type="float">
            <text:p>1,763</text:p>
          </table:table-cell>
          <table:table-cell table:formula="of:=([.B192]-[.$B$3])/([.$B$1003]-[.$B$3])" office:value-type="float" office:value="0.0399763550064431" calcext:value-type="float">
            <text:p>0,040</text:p>
          </table:table-cell>
          <table:table-cell/>
          <table:table-cell table:formula="of:=[.A192]*65535" office:value-type="float" office:value="12386.115" calcext:value-type="float">
            <text:p>12386</text:p>
          </table:table-cell>
          <table:table-cell table:formula="of:=[.C192]*65535" office:value-type="float" office:value="2619.85042534725" calcext:value-type="float">
            <text:p>2620</text:p>
          </table:table-cell>
          <table:table-cell table:number-columns-repeated="1018"/>
        </table:table-row>
        <table:table-row table:style-name="ro1">
          <table:table-cell office:value-type="float" office:value="0.19" calcext:value-type="float">
            <text:p>0,190</text:p>
          </table:table-cell>
          <table:table-cell table:formula="of:=EXP([.A193]*[.$B$1])" office:value-type="float" office:value="1.76826705143374" calcext:value-type="float">
            <text:p>1,768</text:p>
          </table:table-cell>
          <table:table-cell table:formula="of:=([.B193]-[.$B$3])/([.$B$1003]-[.$B$3])" office:value-type="float" office:value="0.0402538872511541" calcext:value-type="float">
            <text:p>0,040</text:p>
          </table:table-cell>
          <table:table-cell/>
          <table:table-cell table:formula="of:=[.A193]*65535" office:value-type="float" office:value="12451.65" calcext:value-type="float">
            <text:p>12452</text:p>
          </table:table-cell>
          <table:table-cell table:formula="of:=[.C193]*65535" office:value-type="float" office:value="2638.03850100438" calcext:value-type="float">
            <text:p>2638</text:p>
          </table:table-cell>
          <table:table-cell table:number-columns-repeated="1018"/>
        </table:table-row>
        <table:table-row table:style-name="ro1">
          <table:table-cell office:value-type="float" office:value="0.191" calcext:value-type="float">
            <text:p>0,191</text:p>
          </table:table-cell>
          <table:table-cell table:formula="of:=EXP([.A194]*[.$B$1])" office:value-type="float" office:value="1.77357981775294" calcext:value-type="float">
            <text:p>1,774</text:p>
          </table:table-cell>
          <table:table-cell table:formula="of:=([.B194]-[.$B$3])/([.$B$1003]-[.$B$3])" office:value-type="float" office:value="0.0405322533427442" calcext:value-type="float">
            <text:p>0,041</text:p>
          </table:table-cell>
          <table:table-cell/>
          <table:table-cell table:formula="of:=[.A194]*65535" office:value-type="float" office:value="12517.185" calcext:value-type="float">
            <text:p>12517</text:p>
          </table:table-cell>
          <table:table-cell table:formula="of:=[.C194]*65535" office:value-type="float" office:value="2656.28122281674" calcext:value-type="float">
            <text:p>2656</text:p>
          </table:table-cell>
          <table:table-cell table:number-columns-repeated="1018"/>
        </table:table-row>
        <table:table-row table:style-name="ro1">
          <table:table-cell office:value-type="float" office:value="0.192" calcext:value-type="float">
            <text:p>0,192</text:p>
          </table:table-cell>
          <table:table-cell table:formula="of:=EXP([.A195]*[.$B$1])" office:value-type="float" office:value="1.77890854630248" calcext:value-type="float">
            <text:p>1,779</text:p>
          </table:table-cell>
          <table:table-cell table:formula="of:=([.B195]-[.$B$3])/([.$B$1003]-[.$B$3])" office:value-type="float" office:value="0.0408114557865101" calcext:value-type="float">
            <text:p>0,041</text:p>
          </table:table-cell>
          <table:table-cell/>
          <table:table-cell table:formula="of:=[.A195]*65535" office:value-type="float" office:value="12582.72" calcext:value-type="float">
            <text:p>12583</text:p>
          </table:table-cell>
          <table:table-cell table:formula="of:=[.C195]*65535" office:value-type="float" office:value="2674.57875496894" calcext:value-type="float">
            <text:p>2675</text:p>
          </table:table-cell>
          <table:table-cell table:number-columns-repeated="1018"/>
        </table:table-row>
        <table:table-row table:style-name="ro1">
          <table:table-cell office:value-type="float" office:value="0.193" calcext:value-type="float">
            <text:p>0,193</text:p>
          </table:table-cell>
          <table:table-cell table:formula="of:=EXP([.A196]*[.$B$1])" office:value-type="float" office:value="1.78425328504094" calcext:value-type="float">
            <text:p>1,784</text:p>
          </table:table-cell>
          <table:table-cell table:formula="of:=([.B196]-[.$B$3])/([.$B$1003]-[.$B$3])" office:value-type="float" office:value="0.0410914970952755" calcext:value-type="float">
            <text:p>0,041</text:p>
          </table:table-cell>
          <table:table-cell/>
          <table:table-cell table:formula="of:=[.A196]*65535" office:value-type="float" office:value="12648.255" calcext:value-type="float">
            <text:p>12648</text:p>
          </table:table-cell>
          <table:table-cell table:formula="of:=[.C196]*65535" office:value-type="float" office:value="2692.93126213888" calcext:value-type="float">
            <text:p>2693</text:p>
          </table:table-cell>
          <table:table-cell table:number-columns-repeated="1018"/>
        </table:table-row>
        <table:table-row table:style-name="ro1">
          <table:table-cell office:value-type="float" office:value="0.194" calcext:value-type="float">
            <text:p>0,194</text:p>
          </table:table-cell>
          <table:table-cell table:formula="of:=EXP([.A197]*[.$B$1])" office:value-type="float" office:value="1.78961408207101" calcext:value-type="float">
            <text:p>1,790</text:p>
          </table:table-cell>
          <table:table-cell table:formula="of:=([.B197]-[.$B$3])/([.$B$1003]-[.$B$3])" office:value-type="float" office:value="0.0413723797894144" calcext:value-type="float">
            <text:p>0,041</text:p>
          </table:table-cell>
          <table:table-cell/>
          <table:table-cell table:formula="of:=[.A197]*65535" office:value-type="float" office:value="12713.79" calcext:value-type="float">
            <text:p>12714</text:p>
          </table:table-cell>
          <table:table-cell table:formula="of:=[.C197]*65535" office:value-type="float" office:value="2711.33890949927" calcext:value-type="float">
            <text:p>2711</text:p>
          </table:table-cell>
          <table:table-cell table:number-columns-repeated="1018"/>
        </table:table-row>
        <table:table-row table:style-name="ro1">
          <table:table-cell office:value-type="float" office:value="0.195" calcext:value-type="float">
            <text:p>0,195</text:p>
          </table:table-cell>
          <table:table-cell table:formula="of:=EXP([.A198]*[.$B$1])" office:value-type="float" office:value="1.7949909856399" calcext:value-type="float">
            <text:p>1,795</text:p>
          </table:table-cell>
          <table:table-cell table:formula="of:=([.B198]-[.$B$3])/([.$B$1003]-[.$B$3])" office:value-type="float" office:value="0.0416541063968726" calcext:value-type="float">
            <text:p>0,042</text:p>
          </table:table-cell>
          <table:table-cell/>
          <table:table-cell table:formula="of:=[.A198]*65535" office:value-type="float" office:value="12779.325" calcext:value-type="float">
            <text:p>12779</text:p>
          </table:table-cell>
          <table:table-cell table:formula="of:=[.C198]*65535" office:value-type="float" office:value="2729.80186271905" calcext:value-type="float">
            <text:p>2730</text:p>
          </table:table-cell>
          <table:table-cell table:number-columns-repeated="1018"/>
        </table:table-row>
        <table:table-row table:style-name="ro1">
          <table:table-cell office:value-type="float" office:value="0.196" calcext:value-type="float">
            <text:p>0,196</text:p>
          </table:table-cell>
          <table:table-cell table:formula="of:=EXP([.A199]*[.$B$1])" office:value-type="float" office:value="1.80038404413978" calcext:value-type="float">
            <text:p>1,800</text:p>
          </table:table-cell>
          <table:table-cell table:formula="of:=([.B199]-[.$B$3])/([.$B$1003]-[.$B$3])" office:value-type="float" office:value="0.0419366794531917" calcext:value-type="float">
            <text:p>0,042</text:p>
          </table:table-cell>
          <table:table-cell/>
          <table:table-cell table:formula="of:=[.A199]*65535" office:value-type="float" office:value="12844.86" calcext:value-type="float">
            <text:p>12845</text:p>
          </table:table-cell>
          <table:table-cell table:formula="of:=[.C199]*65535" office:value-type="float" office:value="2748.32028796492" calcext:value-type="float">
            <text:p>2748</text:p>
          </table:table-cell>
          <table:table-cell table:number-columns-repeated="1018"/>
        </table:table-row>
        <table:table-row table:style-name="ro1">
          <table:table-cell office:value-type="float" office:value="0.197" calcext:value-type="float">
            <text:p>0,197</text:p>
          </table:table-cell>
          <table:table-cell table:formula="of:=EXP([.A200]*[.$B$1])" office:value-type="float" office:value="1.8057933061082" calcext:value-type="float">
            <text:p>1,806</text:p>
          </table:table-cell>
          <table:table-cell table:formula="of:=([.B200]-[.$B$3])/([.$B$1003]-[.$B$3])" office:value-type="float" office:value="0.0422201015015311" calcext:value-type="float">
            <text:p>0,042</text:p>
          </table:table-cell>
          <table:table-cell/>
          <table:table-cell table:formula="of:=[.A200]*65535" office:value-type="float" office:value="12910.395" calcext:value-type="float">
            <text:p>12910</text:p>
          </table:table-cell>
          <table:table-cell table:formula="of:=[.C200]*65535" office:value-type="float" office:value="2766.89435190284" calcext:value-type="float">
            <text:p>2767</text:p>
          </table:table-cell>
          <table:table-cell table:number-columns-repeated="1018"/>
        </table:table-row>
        <table:table-row table:style-name="ro1">
          <table:table-cell office:value-type="float" office:value="0.198" calcext:value-type="float">
            <text:p>0,198</text:p>
          </table:table-cell>
          <table:table-cell table:formula="of:=EXP([.A201]*[.$B$1])" office:value-type="float" office:value="1.81121882022857" calcext:value-type="float">
            <text:p>1,811</text:p>
          </table:table-cell>
          <table:table-cell table:formula="of:=([.B201]-[.$B$3])/([.$B$1003]-[.$B$3])" office:value-type="float" office:value="0.042504375092691" calcext:value-type="float">
            <text:p>0,043</text:p>
          </table:table-cell>
          <table:table-cell/>
          <table:table-cell table:formula="of:=[.A201]*65535" office:value-type="float" office:value="12975.93" calcext:value-type="float">
            <text:p>12976</text:p>
          </table:table-cell>
          <table:table-cell table:formula="of:=[.C201]*65535" office:value-type="float" office:value="2785.52422169951" calcext:value-type="float">
            <text:p>2786</text:p>
          </table:table-cell>
          <table:table-cell table:number-columns-repeated="1018"/>
        </table:table-row>
        <table:table-row table:style-name="ro1">
          <table:table-cell office:value-type="float" office:value="0.199" calcext:value-type="float">
            <text:p>0,199</text:p>
          </table:table-cell>
          <table:table-cell table:formula="of:=EXP([.A202]*[.$B$1])" office:value-type="float" office:value="1.81666063533055" calcext:value-type="float">
            <text:p>1,817</text:p>
          </table:table-cell>
          <table:table-cell table:formula="of:=([.B202]-[.$B$3])/([.$B$1003]-[.$B$3])" office:value-type="float" office:value="0.0427895027851358" calcext:value-type="float">
            <text:p>0,043</text:p>
          </table:table-cell>
          <table:table-cell/>
          <table:table-cell table:formula="of:=[.A202]*65535" office:value-type="float" office:value="13041.465" calcext:value-type="float">
            <text:p>13041</text:p>
          </table:table-cell>
          <table:table-cell table:formula="of:=[.C202]*65535" office:value-type="float" office:value="2804.21006502387" calcext:value-type="float">
            <text:p>2804</text:p>
          </table:table-cell>
          <table:table-cell table:number-columns-repeated="1018"/>
        </table:table-row>
        <table:table-row table:style-name="ro1">
          <table:table-cell office:value-type="float" office:value="0.2" calcext:value-type="float">
            <text:p>0,200</text:p>
          </table:table-cell>
          <table:table-cell table:formula="of:=EXP([.A203]*[.$B$1])" office:value-type="float" office:value="1.82211880039051" calcext:value-type="float">
            <text:p>1,822</text:p>
          </table:table-cell>
          <table:table-cell table:formula="of:=([.B203]-[.$B$3])/([.$B$1003]-[.$B$3])" office:value-type="float" office:value="0.0430754871450166" calcext:value-type="float">
            <text:p>0,043</text:p>
          </table:table-cell>
          <table:table-cell/>
          <table:table-cell table:formula="of:=[.A203]*65535" office:value-type="float" office:value="13107" calcext:value-type="float">
            <text:p>13107</text:p>
          </table:table-cell>
          <table:table-cell table:formula="of:=[.C203]*65535" office:value-type="float" office:value="2822.95205004866" calcext:value-type="float">
            <text:p>2823</text:p>
          </table:table-cell>
          <table:table-cell table:number-columns-repeated="1018"/>
        </table:table-row>
        <table:table-row table:style-name="ro1">
          <table:table-cell office:value-type="float" office:value="0.201" calcext:value-type="float">
            <text:p>0,201</text:p>
          </table:table-cell>
          <table:table-cell table:formula="of:=EXP([.A204]*[.$B$1])" office:value-type="float" office:value="1.82759336453197" calcext:value-type="float">
            <text:p>1,828</text:p>
          </table:table-cell>
          <table:table-cell table:formula="of:=([.B204]-[.$B$3])/([.$B$1003]-[.$B$3])" office:value-type="float" office:value="0.0433623307461945" calcext:value-type="float">
            <text:p>0,043</text:p>
          </table:table-cell>
          <table:table-cell/>
          <table:table-cell table:formula="of:=[.A204]*65535" office:value-type="float" office:value="13172.535" calcext:value-type="float">
            <text:p>13173</text:p>
          </table:table-cell>
          <table:table-cell table:formula="of:=[.C204]*65535" office:value-type="float" office:value="2841.75034545185" calcext:value-type="float">
            <text:p>2842</text:p>
          </table:table-cell>
          <table:table-cell table:number-columns-repeated="1018"/>
        </table:table-row>
        <table:table-row table:style-name="ro1">
          <table:table-cell office:value-type="float" office:value="0.202" calcext:value-type="float">
            <text:p>0,202</text:p>
          </table:table-cell>
          <table:table-cell table:formula="of:=EXP([.A205]*[.$B$1])" office:value-type="float" office:value="1.83308437702605" calcext:value-type="float">
            <text:p>1,833</text:p>
          </table:table-cell>
          <table:table-cell table:formula="of:=([.B205]-[.$B$3])/([.$B$1003]-[.$B$3])" office:value-type="float" office:value="0.0436500361702639" calcext:value-type="float">
            <text:p>0,044</text:p>
          </table:table-cell>
          <table:table-cell/>
          <table:table-cell table:formula="of:=[.A205]*65535" office:value-type="float" office:value="13238.07" calcext:value-type="float">
            <text:p>13238</text:p>
          </table:table-cell>
          <table:table-cell table:formula="of:=[.C205]*65535" office:value-type="float" office:value="2860.60512041824" calcext:value-type="float">
            <text:p>2861</text:p>
          </table:table-cell>
          <table:table-cell table:number-columns-repeated="1018"/>
        </table:table-row>
        <table:table-row table:style-name="ro1">
          <table:table-cell office:value-type="float" office:value="0.203" calcext:value-type="float">
            <text:p>0,203</text:p>
          </table:table-cell>
          <table:table-cell table:formula="of:=EXP([.A206]*[.$B$1])" office:value-type="float" office:value="1.83859188729189" calcext:value-type="float">
            <text:p>1,839</text:p>
          </table:table-cell>
          <table:table-cell table:formula="of:=([.B206]-[.$B$3])/([.$B$1003]-[.$B$3])" office:value-type="float" office:value="0.0439386060065756" calcext:value-type="float">
            <text:p>0,044</text:p>
          </table:table-cell>
          <table:table-cell/>
          <table:table-cell table:formula="of:=[.A206]*65535" office:value-type="float" office:value="13303.605" calcext:value-type="float">
            <text:p>13304</text:p>
          </table:table-cell>
          <table:table-cell table:formula="of:=[.C206]*65535" office:value-type="float" office:value="2879.51654464093" calcext:value-type="float">
            <text:p>2880</text:p>
          </table:table-cell>
          <table:table-cell table:number-columns-repeated="1018"/>
        </table:table-row>
        <table:table-row table:style-name="ro1">
          <table:table-cell office:value-type="float" office:value="0.204" calcext:value-type="float">
            <text:p>0,204</text:p>
          </table:table-cell>
          <table:table-cell table:formula="of:=EXP([.A207]*[.$B$1])" office:value-type="float" office:value="1.84411594489713" calcext:value-type="float">
            <text:p>1,844</text:p>
          </table:table-cell>
          <table:table-cell table:formula="of:=([.B207]-[.$B$3])/([.$B$1003]-[.$B$3])" office:value-type="float" office:value="0.04422804285226" calcext:value-type="float">
            <text:p>0,044</text:p>
          </table:table-cell>
          <table:table-cell/>
          <table:table-cell table:formula="of:=[.A207]*65535" office:value-type="float" office:value="13369.14" calcext:value-type="float">
            <text:p>13369</text:p>
          </table:table-cell>
          <table:table-cell table:formula="of:=[.C207]*65535" office:value-type="float" office:value="2898.48478832286" calcext:value-type="float">
            <text:p>2898</text:p>
          </table:table-cell>
          <table:table-cell table:number-columns-repeated="1018"/>
        </table:table-row>
        <table:table-row table:style-name="ro1">
          <table:table-cell office:value-type="float" office:value="0.205" calcext:value-type="float">
            <text:p>0,205</text:p>
          </table:table-cell>
          <table:table-cell table:formula="of:=EXP([.A208]*[.$B$1])" office:value-type="float" office:value="1.84965659955833" calcext:value-type="float">
            <text:p>1,850</text:p>
          </table:table-cell>
          <table:table-cell table:formula="of:=([.B208]-[.$B$3])/([.$B$1003]-[.$B$3])" office:value-type="float" office:value="0.0445183493122507" calcext:value-type="float">
            <text:p>0,045</text:p>
          </table:table-cell>
          <table:table-cell/>
          <table:table-cell table:formula="of:=[.A208]*65535" office:value-type="float" office:value="13434.675" calcext:value-type="float">
            <text:p>13435</text:p>
          </table:table-cell>
          <table:table-cell table:formula="of:=[.C208]*65535" office:value-type="float" office:value="2917.51002217835" calcext:value-type="float">
            <text:p>2918</text:p>
          </table:table-cell>
          <table:table-cell table:number-columns-repeated="1018"/>
        </table:table-row>
        <table:table-row table:style-name="ro1">
          <table:table-cell office:value-type="float" office:value="0.206" calcext:value-type="float">
            <text:p>0,206</text:p>
          </table:table-cell>
          <table:table-cell table:formula="of:=EXP([.A209]*[.$B$1])" office:value-type="float" office:value="1.8552139011414" calcext:value-type="float">
            <text:p>1,855</text:p>
          </table:table-cell>
          <table:table-cell table:formula="of:=([.B209]-[.$B$3])/([.$B$1003]-[.$B$3])" office:value-type="float" office:value="0.0448095279993078" calcext:value-type="float">
            <text:p>0,045</text:p>
          </table:table-cell>
          <table:table-cell/>
          <table:table-cell table:formula="of:=[.A209]*65535" office:value-type="float" office:value="13500.21" calcext:value-type="float">
            <text:p>13500</text:p>
          </table:table-cell>
          <table:table-cell table:formula="of:=[.C209]*65535" office:value-type="float" office:value="2936.59241743464" calcext:value-type="float">
            <text:p>2937</text:p>
          </table:table-cell>
          <table:table-cell table:number-columns-repeated="1018"/>
        </table:table-row>
        <table:table-row table:style-name="ro1">
          <table:table-cell office:value-type="float" office:value="0.207" calcext:value-type="float">
            <text:p>0,207</text:p>
          </table:table-cell>
          <table:table-cell table:formula="of:=EXP([.A210]*[.$B$1])" office:value-type="float" office:value="1.86078789966211" calcext:value-type="float">
            <text:p>1,861</text:p>
          </table:table-cell>
          <table:table-cell table:formula="of:=([.B210]-[.$B$3])/([.$B$1003]-[.$B$3])" office:value-type="float" office:value="0.0451015815340415" calcext:value-type="float">
            <text:p>0,045</text:p>
          </table:table-cell>
          <table:table-cell/>
          <table:table-cell table:formula="of:=[.A210]*65535" office:value-type="float" office:value="13565.745" calcext:value-type="float">
            <text:p>13566</text:p>
          </table:table-cell>
          <table:table-cell table:formula="of:=[.C210]*65535" office:value-type="float" office:value="2955.73214583341" calcext:value-type="float">
            <text:p>2956</text:p>
          </table:table-cell>
          <table:table-cell table:number-columns-repeated="1018"/>
        </table:table-row>
        <table:table-row table:style-name="ro1">
          <table:table-cell office:value-type="float" office:value="0.208" calcext:value-type="float">
            <text:p>0,208</text:p>
          </table:table-cell>
          <table:table-cell table:formula="of:=EXP([.A211]*[.$B$1])" office:value-type="float" office:value="1.86637864528647" calcext:value-type="float">
            <text:p>1,866</text:p>
          </table:table-cell>
          <table:table-cell table:formula="of:=([.B211]-[.$B$3])/([.$B$1003]-[.$B$3])" office:value-type="float" office:value="0.0453945125449355" calcext:value-type="float">
            <text:p>0,045</text:p>
          </table:table-cell>
          <table:table-cell/>
          <table:table-cell table:formula="of:=[.A211]*65535" office:value-type="float" office:value="13631.28" calcext:value-type="float">
            <text:p>13631</text:p>
          </table:table-cell>
          <table:table-cell table:formula="of:=[.C211]*65535" office:value-type="float" office:value="2974.92937963235" calcext:value-type="float">
            <text:p>2975</text:p>
          </table:table-cell>
          <table:table-cell table:number-columns-repeated="1018"/>
        </table:table-row>
        <table:table-row table:style-name="ro1">
          <table:table-cell office:value-type="float" office:value="0.209" calcext:value-type="float">
            <text:p>0,209</text:p>
          </table:table-cell>
          <table:table-cell table:formula="of:=EXP([.A212]*[.$B$1])" office:value-type="float" office:value="1.87198618833124" calcext:value-type="float">
            <text:p>1,872</text:p>
          </table:table-cell>
          <table:table-cell table:formula="of:=([.B212]-[.$B$3])/([.$B$1003]-[.$B$3])" office:value-type="float" office:value="0.0456883236683709" calcext:value-type="float">
            <text:p>0,046</text:p>
          </table:table-cell>
          <table:table-cell/>
          <table:table-cell table:formula="of:=[.A212]*65535" office:value-type="float" office:value="13696.815" calcext:value-type="float">
            <text:p>13697</text:p>
          </table:table-cell>
          <table:table-cell table:formula="of:=[.C212]*65535" office:value-type="float" office:value="2994.18429160669" calcext:value-type="float">
            <text:p>2994</text:p>
          </table:table-cell>
          <table:table-cell table:number-columns-repeated="1018"/>
        </table:table-row>
        <table:table-row table:style-name="ro1">
          <table:table-cell office:value-type="float" office:value="0.21" calcext:value-type="float">
            <text:p>0,210</text:p>
          </table:table-cell>
          <table:table-cell table:formula="of:=EXP([.A213]*[.$B$1])" office:value-type="float" office:value="1.87761057926434" calcext:value-type="float">
            <text:p>1,878</text:p>
          </table:table-cell>
          <table:table-cell table:formula="of:=([.B213]-[.$B$3])/([.$B$1003]-[.$B$3])" office:value-type="float" office:value="0.0459830175486499" calcext:value-type="float">
            <text:p>0,046</text:p>
          </table:table-cell>
          <table:table-cell/>
          <table:table-cell table:formula="of:=[.A213]*65535" office:value-type="float" office:value="13762.35" calcext:value-type="float">
            <text:p>13762</text:p>
          </table:table-cell>
          <table:table-cell table:formula="of:=[.C213]*65535" office:value-type="float" office:value="3013.49705505077" calcext:value-type="float">
            <text:p>3013</text:p>
          </table:table-cell>
          <table:table-cell table:number-columns-repeated="1018"/>
        </table:table-row>
        <table:table-row table:style-name="ro1">
          <table:table-cell office:value-type="float" office:value="0.211" calcext:value-type="float">
            <text:p>0,211</text:p>
          </table:table-cell>
          <table:table-cell table:formula="of:=EXP([.A214]*[.$B$1])" office:value-type="float" office:value="1.88325186870533" calcext:value-type="float">
            <text:p>1,883</text:p>
          </table:table-cell>
          <table:table-cell table:formula="of:=([.B214]-[.$B$3])/([.$B$1003]-[.$B$3])" office:value-type="float" office:value="0.0462785968380192" calcext:value-type="float">
            <text:p>0,046</text:p>
          </table:table-cell>
          <table:table-cell/>
          <table:table-cell table:formula="of:=[.A214]*65535" office:value-type="float" office:value="13827.885" calcext:value-type="float">
            <text:p>13828</text:p>
          </table:table-cell>
          <table:table-cell table:formula="of:=[.C214]*65535" office:value-type="float" office:value="3032.86784377959" calcext:value-type="float">
            <text:p>3033</text:p>
          </table:table-cell>
          <table:table-cell table:number-columns-repeated="1018"/>
        </table:table-row>
        <table:table-row table:style-name="ro1">
          <table:table-cell office:value-type="float" office:value="0.212" calcext:value-type="float">
            <text:p>0,212</text:p>
          </table:table-cell>
          <table:table-cell table:formula="of:=EXP([.A215]*[.$B$1])" office:value-type="float" office:value="1.88891010742585" calcext:value-type="float">
            <text:p>1,889</text:p>
          </table:table-cell>
          <table:table-cell table:formula="of:=([.B215]-[.$B$3])/([.$B$1003]-[.$B$3])" office:value-type="float" office:value="0.0465750641966945" calcext:value-type="float">
            <text:p>0,047</text:p>
          </table:table-cell>
          <table:table-cell/>
          <table:table-cell table:formula="of:=[.A215]*65535" office:value-type="float" office:value="13893.42" calcext:value-type="float">
            <text:p>13893</text:p>
          </table:table-cell>
          <table:table-cell table:formula="of:=[.C215]*65535" office:value-type="float" office:value="3052.29683213038" calcext:value-type="float">
            <text:p>3052</text:p>
          </table:table-cell>
          <table:table-cell table:number-columns-repeated="1018"/>
        </table:table-row>
        <table:table-row table:style-name="ro1">
          <table:table-cell office:value-type="float" office:value="0.213" calcext:value-type="float">
            <text:p>0,213</text:p>
          </table:table-cell>
          <table:table-cell table:formula="of:=EXP([.A216]*[.$B$1])" office:value-type="float" office:value="1.89458534635009" calcext:value-type="float">
            <text:p>1,895</text:p>
          </table:table-cell>
          <table:table-cell table:formula="of:=([.B216]-[.$B$3])/([.$B$1003]-[.$B$3])" office:value-type="float" office:value="0.0468724222928841" calcext:value-type="float">
            <text:p>0,047</text:p>
          </table:table-cell>
          <table:table-cell/>
          <table:table-cell table:formula="of:=[.A216]*65535" office:value-type="float" office:value="13958.955" calcext:value-type="float">
            <text:p>13959</text:p>
          </table:table-cell>
          <table:table-cell table:formula="of:=[.C216]*65535" office:value-type="float" office:value="3071.78419496416" calcext:value-type="float">
            <text:p>3072</text:p>
          </table:table-cell>
          <table:table-cell table:number-columns-repeated="1018"/>
        </table:table-row>
        <table:table-row table:style-name="ro1">
          <table:table-cell office:value-type="float" office:value="0.214" calcext:value-type="float">
            <text:p>0,214</text:p>
          </table:table-cell>
          <table:table-cell table:formula="of:=EXP([.A217]*[.$B$1])" office:value-type="float" office:value="1.90027763655523" calcext:value-type="float">
            <text:p>1,900</text:p>
          </table:table-cell>
          <table:table-cell table:formula="of:=([.B217]-[.$B$3])/([.$B$1003]-[.$B$3])" office:value-type="float" office:value="0.0471706738028129" calcext:value-type="float">
            <text:p>0,047</text:p>
          </table:table-cell>
          <table:table-cell/>
          <table:table-cell table:formula="of:=[.A217]*65535" office:value-type="float" office:value="14024.49" calcext:value-type="float">
            <text:p>14024</text:p>
          </table:table-cell>
          <table:table-cell table:formula="of:=[.C217]*65535" office:value-type="float" office:value="3091.33010766734" calcext:value-type="float">
            <text:p>3091</text:p>
          </table:table-cell>
          <table:table-cell table:number-columns-repeated="1018"/>
        </table:table-row>
        <table:table-row table:style-name="ro1">
          <table:table-cell office:value-type="float" office:value="0.215" calcext:value-type="float">
            <text:p>0,215</text:p>
          </table:table-cell>
          <table:table-cell table:formula="of:=EXP([.A218]*[.$B$1])" office:value-type="float" office:value="1.90598702927192" calcext:value-type="float">
            <text:p>1,906</text:p>
          </table:table-cell>
          <table:table-cell table:formula="of:=([.B218]-[.$B$3])/([.$B$1003]-[.$B$3])" office:value-type="float" office:value="0.0474698214107463" calcext:value-type="float">
            <text:p>0,047</text:p>
          </table:table-cell>
          <table:table-cell/>
          <table:table-cell table:formula="of:=[.A218]*65535" office:value-type="float" office:value="14090.025" calcext:value-type="float">
            <text:p>14090</text:p>
          </table:table-cell>
          <table:table-cell table:formula="of:=[.C218]*65535" office:value-type="float" office:value="3110.93474615326" calcext:value-type="float">
            <text:p>3111</text:p>
          </table:table-cell>
          <table:table-cell table:number-columns-repeated="1018"/>
        </table:table-row>
        <table:table-row table:style-name="ro1">
          <table:table-cell office:value-type="float" office:value="0.216" calcext:value-type="float">
            <text:p>0,216</text:p>
          </table:table-cell>
          <table:table-cell table:formula="of:=EXP([.A219]*[.$B$1])" office:value-type="float" office:value="1.91171357588475" calcext:value-type="float">
            <text:p>1,912</text:p>
          </table:table-cell>
          <table:table-cell table:formula="of:=([.B219]-[.$B$3])/([.$B$1003]-[.$B$3])" office:value-type="float" office:value="0.0477698678090149" calcext:value-type="float">
            <text:p>0,048</text:p>
          </table:table-cell>
          <table:table-cell/>
          <table:table-cell table:formula="of:=[.A219]*65535" office:value-type="float" office:value="14155.56" calcext:value-type="float">
            <text:p>14156</text:p>
          </table:table-cell>
          <table:table-cell table:formula="of:=[.C219]*65535" office:value-type="float" office:value="3130.59828686379" calcext:value-type="float">
            <text:p>3131</text:p>
          </table:table-cell>
          <table:table-cell table:number-columns-repeated="1018"/>
        </table:table-row>
        <table:table-row table:style-name="ro1">
          <table:table-cell office:value-type="float" office:value="0.217" calcext:value-type="float">
            <text:p>0,217</text:p>
          </table:table-cell>
          <table:table-cell table:formula="of:=EXP([.A220]*[.$B$1])" office:value-type="float" office:value="1.91745732793266" calcext:value-type="float">
            <text:p>1,917</text:p>
          </table:table-cell>
          <table:table-cell table:formula="of:=([.B220]-[.$B$3])/([.$B$1003]-[.$B$3])" office:value-type="float" office:value="0.0480708156980384" calcext:value-type="float">
            <text:p>0,048</text:p>
          </table:table-cell>
          <table:table-cell/>
          <table:table-cell table:formula="of:=[.A220]*65535" office:value-type="float" office:value="14221.095" calcext:value-type="float">
            <text:p>14221</text:p>
          </table:table-cell>
          <table:table-cell table:formula="of:=[.C220]*65535" office:value-type="float" office:value="3150.32090677095" calcext:value-type="float">
            <text:p>3150</text:p>
          </table:table-cell>
          <table:table-cell table:number-columns-repeated="1018"/>
        </table:table-row>
        <table:table-row table:style-name="ro1">
          <table:table-cell office:value-type="float" office:value="0.218" calcext:value-type="float">
            <text:p>0,218</text:p>
          </table:table-cell>
          <table:table-cell table:formula="of:=EXP([.A221]*[.$B$1])" office:value-type="float" office:value="1.92321833710947" calcext:value-type="float">
            <text:p>1,923</text:p>
          </table:table-cell>
          <table:table-cell table:formula="of:=([.B221]-[.$B$3])/([.$B$1003]-[.$B$3])" office:value-type="float" office:value="0.0483726677863497" calcext:value-type="float">
            <text:p>0,048</text:p>
          </table:table-cell>
          <table:table-cell/>
          <table:table-cell table:formula="of:=[.A221]*65535" office:value-type="float" office:value="14286.63" calcext:value-type="float">
            <text:p>14287</text:p>
          </table:table-cell>
          <table:table-cell table:formula="of:=[.C221]*65535" office:value-type="float" office:value="3170.10278337843" calcext:value-type="float">
            <text:p>3170</text:p>
          </table:table-cell>
          <table:table-cell table:number-columns-repeated="1018"/>
        </table:table-row>
        <table:table-row table:style-name="ro1">
          <table:table-cell office:value-type="float" office:value="0.219" calcext:value-type="float">
            <text:p>0,219</text:p>
          </table:table-cell>
          <table:table-cell table:formula="of:=EXP([.A222]*[.$B$1])" office:value-type="float" office:value="1.92899665526429" calcext:value-type="float">
            <text:p>1,929</text:p>
          </table:table-cell>
          <table:table-cell table:formula="of:=([.B222]-[.$B$3])/([.$B$1003]-[.$B$3])" office:value-type="float" office:value="0.0486754267906197" calcext:value-type="float">
            <text:p>0,049</text:p>
          </table:table-cell>
          <table:table-cell/>
          <table:table-cell table:formula="of:=[.A222]*65535" office:value-type="float" office:value="14352.165" calcext:value-type="float">
            <text:p>14352</text:p>
          </table:table-cell>
          <table:table-cell table:formula="of:=[.C222]*65535" office:value-type="float" office:value="3189.94409472326" calcext:value-type="float">
            <text:p>3190</text:p>
          </table:table-cell>
          <table:table-cell table:number-columns-repeated="1018"/>
        </table:table-row>
        <table:table-row table:style-name="ro1">
          <table:table-cell office:value-type="float" office:value="0.22" calcext:value-type="float">
            <text:p>0,220</text:p>
          </table:table-cell>
          <table:table-cell table:formula="of:=EXP([.A223]*[.$B$1])" office:value-type="float" office:value="1.93479233440203" calcext:value-type="float">
            <text:p>1,935</text:p>
          </table:table-cell>
          <table:table-cell table:formula="of:=([.B223]-[.$B$3])/([.$B$1003]-[.$B$3])" office:value-type="float" office:value="0.0489790954356815" calcext:value-type="float">
            <text:p>0,049</text:p>
          </table:table-cell>
          <table:table-cell/>
          <table:table-cell table:formula="of:=[.A223]*65535" office:value-type="float" office:value="14417.7" calcext:value-type="float">
            <text:p>14418</text:p>
          </table:table-cell>
          <table:table-cell table:formula="of:=[.C223]*65535" office:value-type="float" office:value="3209.84501937739" calcext:value-type="float">
            <text:p>3210</text:p>
          </table:table-cell>
          <table:table-cell table:number-columns-repeated="1018"/>
        </table:table-row>
        <table:table-row table:style-name="ro1">
          <table:table-cell office:value-type="float" office:value="0.221" calcext:value-type="float">
            <text:p>0,221</text:p>
          </table:table-cell>
          <table:table-cell table:formula="of:=EXP([.A224]*[.$B$1])" office:value-type="float" office:value="1.94060542668384" calcext:value-type="float">
            <text:p>1,941</text:p>
          </table:table-cell>
          <table:table-cell table:formula="of:=([.B224]-[.$B$3])/([.$B$1003]-[.$B$3])" office:value-type="float" office:value="0.0492836764545549" calcext:value-type="float">
            <text:p>0,049</text:p>
          </table:table-cell>
          <table:table-cell/>
          <table:table-cell table:formula="of:=[.A224]*65535" office:value-type="float" office:value="14483.235" calcext:value-type="float">
            <text:p>14483</text:p>
          </table:table-cell>
          <table:table-cell table:formula="of:=[.C224]*65535" office:value-type="float" office:value="3229.80573644925" calcext:value-type="float">
            <text:p>3230</text:p>
          </table:table-cell>
          <table:table-cell table:number-columns-repeated="1018"/>
        </table:table-row>
        <table:table-row table:style-name="ro1">
          <table:table-cell office:value-type="float" office:value="0.222" calcext:value-type="float">
            <text:p>0,222</text:p>
          </table:table-cell>
          <table:table-cell table:formula="of:=EXP([.A225]*[.$B$1])" office:value-type="float" office:value="1.94643598442759" calcext:value-type="float">
            <text:p>1,946</text:p>
          </table:table-cell>
          <table:table-cell table:formula="of:=([.B225]-[.$B$3])/([.$B$1003]-[.$B$3])" office:value-type="float" office:value="0.0495891725884711" calcext:value-type="float">
            <text:p>0,050</text:p>
          </table:table-cell>
          <table:table-cell/>
          <table:table-cell table:formula="of:=[.A225]*65535" office:value-type="float" office:value="14548.77" calcext:value-type="float">
            <text:p>14549</text:p>
          </table:table-cell>
          <table:table-cell table:formula="of:=[.C225]*65535" office:value-type="float" office:value="3249.82642558545" calcext:value-type="float">
            <text:p>3250</text:p>
          </table:table-cell>
          <table:table-cell table:number-columns-repeated="1018"/>
        </table:table-row>
        <table:table-row table:style-name="ro1">
          <table:table-cell office:value-type="float" office:value="0.223" calcext:value-type="float">
            <text:p>0,223</text:p>
          </table:table-cell>
          <table:table-cell table:formula="of:=EXP([.A226]*[.$B$1])" office:value-type="float" office:value="1.95228406010834" calcext:value-type="float">
            <text:p>1,952</text:p>
          </table:table-cell>
          <table:table-cell table:formula="of:=([.B226]-[.$B$3])/([.$B$1003]-[.$B$3])" office:value-type="float" office:value="0.0498955865868975" calcext:value-type="float">
            <text:p>0,050</text:p>
          </table:table-cell>
          <table:table-cell/>
          <table:table-cell table:formula="of:=[.A226]*65535" office:value-type="float" office:value="14614.305" calcext:value-type="float">
            <text:p>14614</text:p>
          </table:table-cell>
          <table:table-cell table:formula="of:=[.C226]*65535" office:value-type="float" office:value="3269.90726697233" calcext:value-type="float">
            <text:p>3270</text:p>
          </table:table-cell>
          <table:table-cell table:number-columns-repeated="1018"/>
        </table:table-row>
        <table:table-row table:style-name="ro1">
          <table:table-cell office:value-type="float" office:value="0.224" calcext:value-type="float">
            <text:p>0,224</text:p>
          </table:table-cell>
          <table:table-cell table:formula="of:=EXP([.A227]*[.$B$1])" office:value-type="float" office:value="1.95814970635881" calcext:value-type="float">
            <text:p>1,958</text:p>
          </table:table-cell>
          <table:table-cell table:formula="of:=([.B227]-[.$B$3])/([.$B$1003]-[.$B$3])" office:value-type="float" office:value="0.050202921207562" calcext:value-type="float">
            <text:p>0,050</text:p>
          </table:table-cell>
          <table:table-cell/>
          <table:table-cell table:formula="of:=[.A227]*65535" office:value-type="float" office:value="14679.84" calcext:value-type="float">
            <text:p>14680</text:p>
          </table:table-cell>
          <table:table-cell table:formula="of:=[.C227]*65535" office:value-type="float" office:value="3290.04844133758" calcext:value-type="float">
            <text:p>3290</text:p>
          </table:table-cell>
          <table:table-cell table:number-columns-repeated="1018"/>
        </table:table-row>
        <table:table-row table:style-name="ro1">
          <table:table-cell office:value-type="float" office:value="0.225" calcext:value-type="float">
            <text:p>0,225</text:p>
          </table:table-cell>
          <table:table-cell table:formula="of:=EXP([.A228]*[.$B$1])" office:value-type="float" office:value="1.96403297596985" calcext:value-type="float">
            <text:p>1,964</text:p>
          </table:table-cell>
          <table:table-cell table:formula="of:=([.B228]-[.$B$3])/([.$B$1003]-[.$B$3])" office:value-type="float" office:value="0.0505111792164784" calcext:value-type="float">
            <text:p>0,051</text:p>
          </table:table-cell>
          <table:table-cell/>
          <table:table-cell table:formula="of:=[.A228]*65535" office:value-type="float" office:value="14745.375" calcext:value-type="float">
            <text:p>14745</text:p>
          </table:table-cell>
          <table:table-cell table:formula="of:=[.C228]*65535" office:value-type="float" office:value="3310.25012995191" calcext:value-type="float">
            <text:p>3310</text:p>
          </table:table-cell>
          <table:table-cell table:number-columns-repeated="1018"/>
        </table:table-row>
        <table:table-row table:style-name="ro1">
          <table:table-cell office:value-type="float" office:value="0.226" calcext:value-type="float">
            <text:p>0,226</text:p>
          </table:table-cell>
          <table:table-cell table:formula="of:=EXP([.A229]*[.$B$1])" office:value-type="float" office:value="1.96993392189093" calcext:value-type="float">
            <text:p>1,970</text:p>
          </table:table-cell>
          <table:table-cell table:formula="of:=([.B229]-[.$B$3])/([.$B$1003]-[.$B$3])" office:value-type="float" office:value="0.0508203633879707" calcext:value-type="float">
            <text:p>0,051</text:p>
          </table:table-cell>
          <table:table-cell/>
          <table:table-cell table:formula="of:=[.A229]*65535" office:value-type="float" office:value="14810.91" calcext:value-type="float">
            <text:p>14811</text:p>
          </table:table-cell>
          <table:table-cell table:formula="of:=[.C229]*65535" office:value-type="float" office:value="3330.51251463066" calcext:value-type="float">
            <text:p>3331</text:p>
          </table:table-cell>
          <table:table-cell table:number-columns-repeated="1018"/>
        </table:table-row>
        <table:table-row table:style-name="ro1">
          <table:table-cell office:value-type="float" office:value="0.227" calcext:value-type="float">
            <text:p>0,227</text:p>
          </table:table-cell>
          <table:table-cell table:formula="of:=EXP([.A230]*[.$B$1])" office:value-type="float" office:value="1.97585259723061" calcext:value-type="float">
            <text:p>1,976</text:p>
          </table:table-cell>
          <table:table-cell table:formula="of:=([.B230]-[.$B$3])/([.$B$1003]-[.$B$3])" office:value-type="float" office:value="0.0511304765046987" calcext:value-type="float">
            <text:p>0,051</text:p>
          </table:table-cell>
          <table:table-cell/>
          <table:table-cell table:formula="of:=[.A230]*65535" office:value-type="float" office:value="14876.445" calcext:value-type="float">
            <text:p>14876</text:p>
          </table:table-cell>
          <table:table-cell table:formula="of:=[.C230]*65535" office:value-type="float" office:value="3350.83577773543" calcext:value-type="float">
            <text:p>3351</text:p>
          </table:table-cell>
          <table:table-cell table:number-columns-repeated="1018"/>
        </table:table-row>
        <table:table-row table:style-name="ro1">
          <table:table-cell office:value-type="float" office:value="0.228" calcext:value-type="float">
            <text:p>0,228</text:p>
          </table:table-cell>
          <table:table-cell table:formula="of:=EXP([.A231]*[.$B$1])" office:value-type="float" office:value="1.98178905525699" calcext:value-type="float">
            <text:p>1,982</text:p>
          </table:table-cell>
          <table:table-cell table:formula="of:=([.B231]-[.$B$3])/([.$B$1003]-[.$B$3])" office:value-type="float" office:value="0.0514415213576824" calcext:value-type="float">
            <text:p>0,051</text:p>
          </table:table-cell>
          <table:table-cell/>
          <table:table-cell table:formula="of:=[.A231]*65535" office:value-type="float" office:value="14941.98" calcext:value-type="float">
            <text:p>14942</text:p>
          </table:table-cell>
          <table:table-cell table:formula="of:=[.C231]*65535" office:value-type="float" office:value="3371.22010217572" calcext:value-type="float">
            <text:p>3371</text:p>
          </table:table-cell>
          <table:table-cell table:number-columns-repeated="1018"/>
        </table:table-row>
        <table:table-row table:style-name="ro1">
          <table:table-cell office:value-type="float" office:value="0.229" calcext:value-type="float">
            <text:p>0,229</text:p>
          </table:table-cell>
          <table:table-cell table:formula="of:=EXP([.A232]*[.$B$1])" office:value-type="float" office:value="1.98774334939826" calcext:value-type="float">
            <text:p>1,988</text:p>
          </table:table-cell>
          <table:table-cell table:formula="of:=([.B232]-[.$B$3])/([.$B$1003]-[.$B$3])" office:value-type="float" office:value="0.0517535007463277" calcext:value-type="float">
            <text:p>0,052</text:p>
          </table:table-cell>
          <table:table-cell/>
          <table:table-cell table:formula="of:=[.A232]*65535" office:value-type="float" office:value="15007.515" calcext:value-type="float">
            <text:p>15008</text:p>
          </table:table-cell>
          <table:table-cell table:formula="of:=[.C232]*65535" office:value-type="float" office:value="3391.66567141059" calcext:value-type="float">
            <text:p>3392</text:p>
          </table:table-cell>
          <table:table-cell table:number-columns-repeated="1018"/>
        </table:table-row>
        <table:table-row table:style-name="ro1">
          <table:table-cell office:value-type="float" office:value="0.23" calcext:value-type="float">
            <text:p>0,230</text:p>
          </table:table-cell>
          <table:table-cell table:formula="of:=EXP([.A233]*[.$B$1])" office:value-type="float" office:value="1.99371553324308" calcext:value-type="float">
            <text:p>1,994</text:p>
          </table:table-cell>
          <table:table-cell table:formula="of:=([.B233]-[.$B$3])/([.$B$1003]-[.$B$3])" office:value-type="float" office:value="0.0520664174784511" calcext:value-type="float">
            <text:p>0,052</text:p>
          </table:table-cell>
          <table:table-cell/>
          <table:table-cell table:formula="of:=[.A233]*65535" office:value-type="float" office:value="15073.05" calcext:value-type="float">
            <text:p>15073</text:p>
          </table:table-cell>
          <table:table-cell table:formula="of:=[.C233]*65535" office:value-type="float" office:value="3412.17266945029" calcext:value-type="float">
            <text:p>3412</text:p>
          </table:table-cell>
          <table:table-cell table:number-columns-repeated="1018"/>
        </table:table-row>
        <table:table-row table:style-name="ro1">
          <table:table-cell office:value-type="float" office:value="0.231" calcext:value-type="float">
            <text:p>0,231</text:p>
          </table:table-cell>
          <table:table-cell table:formula="of:=EXP([.A234]*[.$B$1])" office:value-type="float" office:value="1.99970566054116" calcext:value-type="float">
            <text:p>2,000</text:p>
          </table:table-cell>
          <table:table-cell table:formula="of:=([.B234]-[.$B$3])/([.$B$1003]-[.$B$3])" office:value-type="float" office:value="0.0523802743703054" calcext:value-type="float">
            <text:p>0,052</text:p>
          </table:table-cell>
          <table:table-cell/>
          <table:table-cell table:formula="of:=[.A234]*65535" office:value-type="float" office:value="15138.585" calcext:value-type="float">
            <text:p>15139</text:p>
          </table:table-cell>
          <table:table-cell table:formula="of:=[.C234]*65535" office:value-type="float" office:value="3432.74128085796" calcext:value-type="float">
            <text:p>3433</text:p>
          </table:table-cell>
          <table:table-cell table:number-columns-repeated="1018"/>
        </table:table-row>
        <table:table-row table:style-name="ro1">
          <table:table-cell office:value-type="float" office:value="0.232" calcext:value-type="float">
            <text:p>0,232</text:p>
          </table:table-cell>
          <table:table-cell table:formula="of:=EXP([.A235]*[.$B$1])" office:value-type="float" office:value="2.00571378520369" calcext:value-type="float">
            <text:p>2,006</text:p>
          </table:table-cell>
          <table:table-cell table:formula="of:=([.B235]-[.$B$3])/([.$B$1003]-[.$B$3])" office:value-type="float" office:value="0.0526950742466046" calcext:value-type="float">
            <text:p>0,053</text:p>
          </table:table-cell>
          <table:table-cell/>
          <table:table-cell table:formula="of:=[.A235]*65535" office:value-type="float" office:value="15204.12" calcext:value-type="float">
            <text:p>15204</text:p>
          </table:table-cell>
          <table:table-cell table:formula="of:=[.C235]*65535" office:value-type="float" office:value="3453.37169075123" calcext:value-type="float">
            <text:p>3453</text:p>
          </table:table-cell>
          <table:table-cell table:number-columns-repeated="1018"/>
        </table:table-row>
        <table:table-row table:style-name="ro1">
          <table:table-cell office:value-type="float" office:value="0.233" calcext:value-type="float">
            <text:p>0,233</text:p>
          </table:table-cell>
          <table:table-cell table:formula="of:=EXP([.A236]*[.$B$1])" office:value-type="float" office:value="2.01173996130382" calcext:value-type="float">
            <text:p>2,012</text:p>
          </table:table-cell>
          <table:table-cell table:formula="of:=([.B236]-[.$B$3])/([.$B$1003]-[.$B$3])" office:value-type="float" office:value="0.0530108199405499" calcext:value-type="float">
            <text:p>0,053</text:p>
          </table:table-cell>
          <table:table-cell/>
          <table:table-cell table:formula="of:=[.A236]*65535" office:value-type="float" office:value="15269.655" calcext:value-type="float">
            <text:p>15270</text:p>
          </table:table-cell>
          <table:table-cell table:formula="of:=[.C236]*65535" office:value-type="float" office:value="3474.06408480394" calcext:value-type="float">
            <text:p>3474</text:p>
          </table:table-cell>
          <table:table-cell table:number-columns-repeated="1018"/>
        </table:table-row>
        <table:table-row table:style-name="ro1">
          <table:table-cell office:value-type="float" office:value="0.234" calcext:value-type="float">
            <text:p>0,234</text:p>
          </table:table-cell>
          <table:table-cell table:formula="of:=EXP([.A237]*[.$B$1])" office:value-type="float" office:value="2.01778424307718" calcext:value-type="float">
            <text:p>2,018</text:p>
          </table:table-cell>
          <table:table-cell table:formula="of:=([.B237]-[.$B$3])/([.$B$1003]-[.$B$3])" office:value-type="float" office:value="0.0533275142938545" calcext:value-type="float">
            <text:p>0,053</text:p>
          </table:table-cell>
          <table:table-cell/>
          <table:table-cell table:formula="of:=[.A237]*65535" office:value-type="float" office:value="15335.19" calcext:value-type="float">
            <text:p>15335</text:p>
          </table:table-cell>
          <table:table-cell table:formula="of:=[.C237]*65535" office:value-type="float" office:value="3494.81864924776" calcext:value-type="float">
            <text:p>3495</text:p>
          </table:table-cell>
          <table:table-cell table:number-columns-repeated="1018"/>
        </table:table-row>
        <table:table-row table:style-name="ro1">
          <table:table-cell office:value-type="float" office:value="0.235" calcext:value-type="float">
            <text:p>0,235</text:p>
          </table:table-cell>
          <table:table-cell table:formula="of:=EXP([.A238]*[.$B$1])" office:value-type="float" office:value="2.02384668492235" calcext:value-type="float">
            <text:p>2,024</text:p>
          </table:table-cell>
          <table:table-cell table:formula="of:=([.B238]-[.$B$3])/([.$B$1003]-[.$B$3])" office:value-type="float" office:value="0.0536451601567699" calcext:value-type="float">
            <text:p>0,054</text:p>
          </table:table-cell>
          <table:table-cell/>
          <table:table-cell table:formula="of:=[.A238]*65535" office:value-type="float" office:value="15400.725" calcext:value-type="float">
            <text:p>15401</text:p>
          </table:table-cell>
          <table:table-cell table:formula="of:=[.C238]*65535" office:value-type="float" office:value="3515.63557087392" calcext:value-type="float">
            <text:p>3516</text:p>
          </table:table-cell>
          <table:table-cell table:number-columns-repeated="1018"/>
        </table:table-row>
        <table:table-row table:style-name="ro1">
          <table:table-cell office:value-type="float" office:value="0.236" calcext:value-type="float">
            <text:p>0,236</text:p>
          </table:table-cell>
          <table:table-cell table:formula="of:=EXP([.A239]*[.$B$1])" office:value-type="float" office:value="2.02992734140134" calcext:value-type="float">
            <text:p>2,030</text:p>
          </table:table-cell>
          <table:table-cell table:formula="of:=([.B239]-[.$B$3])/([.$B$1003]-[.$B$3])" office:value-type="float" office:value="0.0539637603881109" calcext:value-type="float">
            <text:p>0,054</text:p>
          </table:table-cell>
          <table:table-cell/>
          <table:table-cell table:formula="of:=[.A239]*65535" office:value-type="float" office:value="15466.26" calcext:value-type="float">
            <text:p>15466</text:p>
          </table:table-cell>
          <table:table-cell table:formula="of:=[.C239]*65535" office:value-type="float" office:value="3536.51503703484" calcext:value-type="float">
            <text:p>3537</text:p>
          </table:table-cell>
          <table:table-cell table:number-columns-repeated="1018"/>
        </table:table-row>
        <table:table-row table:style-name="ro1">
          <table:table-cell office:value-type="float" office:value="0.237" calcext:value-type="float">
            <text:p>0,237</text:p>
          </table:table-cell>
          <table:table-cell table:formula="of:=EXP([.A240]*[.$B$1])" office:value-type="float" office:value="2.03602626724011" calcext:value-type="float">
            <text:p>2,036</text:p>
          </table:table-cell>
          <table:table-cell table:formula="of:=([.B240]-[.$B$3])/([.$B$1003]-[.$B$3])" office:value-type="float" office:value="0.0542833178552816" calcext:value-type="float">
            <text:p>0,054</text:p>
          </table:table-cell>
          <table:table-cell/>
          <table:table-cell table:formula="of:=[.A240]*65535" office:value-type="float" office:value="15531.795" calcext:value-type="float">
            <text:p>15532</text:p>
          </table:table-cell>
          <table:table-cell table:formula="of:=[.C240]*65535" office:value-type="float" office:value="3557.45723564588" calcext:value-type="float">
            <text:p>3557</text:p>
          </table:table-cell>
          <table:table-cell table:number-columns-repeated="1018"/>
        </table:table-row>
        <table:table-row table:style-name="ro1">
          <table:table-cell office:value-type="float" office:value="0.238" calcext:value-type="float">
            <text:p>0,238</text:p>
          </table:table-cell>
          <table:table-cell table:formula="of:=EXP([.A241]*[.$B$1])" office:value-type="float" office:value="2.04214351732903" calcext:value-type="float">
            <text:p>2,042</text:p>
          </table:table-cell>
          <table:table-cell table:formula="of:=([.B241]-[.$B$3])/([.$B$1003]-[.$B$3])" office:value-type="float" office:value="0.0546038354343016" calcext:value-type="float">
            <text:p>0,055</text:p>
          </table:table-cell>
          <table:table-cell/>
          <table:table-cell table:formula="of:=[.A241]*65535" office:value-type="float" office:value="15597.33" calcext:value-type="float">
            <text:p>15597</text:p>
          </table:table-cell>
          <table:table-cell table:formula="of:=[.C241]*65535" office:value-type="float" office:value="3578.46235518696" calcext:value-type="float">
            <text:p>3578</text:p>
          </table:table-cell>
          <table:table-cell table:number-columns-repeated="1018"/>
        </table:table-row>
        <table:table-row table:style-name="ro1">
          <table:table-cell office:value-type="float" office:value="0.239" calcext:value-type="float">
            <text:p>0,239</text:p>
          </table:table-cell>
          <table:table-cell table:formula="of:=EXP([.A242]*[.$B$1])" office:value-type="float" office:value="2.04827914672338" calcext:value-type="float">
            <text:p>2,048</text:p>
          </table:table-cell>
          <table:table-cell table:formula="of:=([.B242]-[.$B$3])/([.$B$1003]-[.$B$3])" office:value-type="float" office:value="0.0549253160098312" calcext:value-type="float">
            <text:p>0,055</text:p>
          </table:table-cell>
          <table:table-cell/>
          <table:table-cell table:formula="of:=[.A242]*65535" office:value-type="float" office:value="15662.865" calcext:value-type="float">
            <text:p>15663</text:p>
          </table:table-cell>
          <table:table-cell table:formula="of:=[.C242]*65535" office:value-type="float" office:value="3599.53058470429" calcext:value-type="float">
            <text:p>3600</text:p>
          </table:table-cell>
          <table:table-cell table:number-columns-repeated="1018"/>
        </table:table-row>
        <table:table-row table:style-name="ro1">
          <table:table-cell office:value-type="float" office:value="0.24" calcext:value-type="float">
            <text:p>0,240</text:p>
          </table:table-cell>
          <table:table-cell table:formula="of:=EXP([.A243]*[.$B$1])" office:value-type="float" office:value="2.05443321064389" calcext:value-type="float">
            <text:p>2,054</text:p>
          </table:table-cell>
          <table:table-cell table:formula="of:=([.B243]-[.$B$3])/([.$B$1003]-[.$B$3])" office:value-type="float" office:value="0.0552477624751977" calcext:value-type="float">
            <text:p>0,055</text:p>
          </table:table-cell>
          <table:table-cell/>
          <table:table-cell table:formula="of:=[.A243]*65535" office:value-type="float" office:value="15728.4" calcext:value-type="float">
            <text:p>15728</text:p>
          </table:table-cell>
          <table:table-cell table:formula="of:=[.C243]*65535" office:value-type="float" office:value="3620.66211381208" calcext:value-type="float">
            <text:p>3621</text:p>
          </table:table-cell>
          <table:table-cell table:number-columns-repeated="1018"/>
        </table:table-row>
        <table:table-row table:style-name="ro1">
          <table:table-cell office:value-type="float" office:value="0.241" calcext:value-type="float">
            <text:p>0,241</text:p>
          </table:table-cell>
          <table:table-cell table:formula="of:=EXP([.A244]*[.$B$1])" office:value-type="float" office:value="2.06060576447715" calcext:value-type="float">
            <text:p>2,061</text:p>
          </table:table-cell>
          <table:table-cell table:formula="of:=([.B244]-[.$B$3])/([.$B$1003]-[.$B$3])" office:value-type="float" office:value="0.0555711777324215" calcext:value-type="float">
            <text:p>0,056</text:p>
          </table:table-cell>
          <table:table-cell/>
          <table:table-cell table:formula="of:=[.A244]*65535" office:value-type="float" office:value="15793.935" calcext:value-type="float">
            <text:p>15794</text:p>
          </table:table-cell>
          <table:table-cell table:formula="of:=[.C244]*65535" office:value-type="float" office:value="3641.85713269424" calcext:value-type="float">
            <text:p>3642</text:p>
          </table:table-cell>
          <table:table-cell table:number-columns-repeated="1018"/>
        </table:table-row>
        <table:table-row table:style-name="ro1">
          <table:table-cell office:value-type="float" office:value="0.242" calcext:value-type="float">
            <text:p>0,242</text:p>
          </table:table-cell>
          <table:table-cell table:formula="of:=EXP([.A245]*[.$B$1])" office:value-type="float" office:value="2.06679686377621" calcext:value-type="float">
            <text:p>2,067</text:p>
          </table:table-cell>
          <table:table-cell table:formula="of:=([.B245]-[.$B$3])/([.$B$1003]-[.$B$3])" office:value-type="float" office:value="0.0558955646922421" calcext:value-type="float">
            <text:p>0,056</text:p>
          </table:table-cell>
          <table:table-cell/>
          <table:table-cell table:formula="of:=[.A245]*65535" office:value-type="float" office:value="15859.47" calcext:value-type="float">
            <text:p>15859</text:p>
          </table:table-cell>
          <table:table-cell table:formula="of:=[.C245]*65535" office:value-type="float" office:value="3663.11583210608" calcext:value-type="float">
            <text:p>3663</text:p>
          </table:table-cell>
          <table:table-cell table:number-columns-repeated="1018"/>
        </table:table-row>
        <table:table-row table:style-name="ro1">
          <table:table-cell office:value-type="float" office:value="0.243" calcext:value-type="float">
            <text:p>0,243</text:p>
          </table:table-cell>
          <table:table-cell table:formula="of:=EXP([.A246]*[.$B$1])" office:value-type="float" office:value="2.07300656426099" calcext:value-type="float">
            <text:p>2,073</text:p>
          </table:table-cell>
          <table:table-cell table:formula="of:=([.B246]-[.$B$3])/([.$B$1003]-[.$B$3])" office:value-type="float" office:value="0.0562209262741443" calcext:value-type="float">
            <text:p>0,056</text:p>
          </table:table-cell>
          <table:table-cell/>
          <table:table-cell table:formula="of:=[.A246]*65535" office:value-type="float" office:value="15925.005" calcext:value-type="float">
            <text:p>15925</text:p>
          </table:table-cell>
          <table:table-cell table:formula="of:=[.C246]*65535" office:value-type="float" office:value="3684.43840337604" calcext:value-type="float">
            <text:p>3684</text:p>
          </table:table-cell>
          <table:table-cell table:number-columns-repeated="1018"/>
        </table:table-row>
        <table:table-row table:style-name="ro1">
          <table:table-cell office:value-type="float" office:value="0.244" calcext:value-type="float">
            <text:p>0,244</text:p>
          </table:table-cell>
          <table:table-cell table:formula="of:=EXP([.A247]*[.$B$1])" office:value-type="float" office:value="2.07923492181884" calcext:value-type="float">
            <text:p>2,079</text:p>
          </table:table-cell>
          <table:table-cell table:formula="of:=([.B247]-[.$B$3])/([.$B$1003]-[.$B$3])" office:value-type="float" office:value="0.0565472654063845" calcext:value-type="float">
            <text:p>0,057</text:p>
          </table:table-cell>
          <table:table-cell/>
          <table:table-cell table:formula="of:=[.A247]*65535" office:value-type="float" office:value="15990.54" calcext:value-type="float">
            <text:p>15991</text:p>
          </table:table-cell>
          <table:table-cell table:formula="of:=[.C247]*65535" office:value-type="float" office:value="3705.82503840741" calcext:value-type="float">
            <text:p>3706</text:p>
          </table:table-cell>
          <table:table-cell table:number-columns-repeated="1018"/>
        </table:table-row>
        <table:table-row table:style-name="ro1">
          <table:table-cell office:value-type="float" office:value="0.245" calcext:value-type="float">
            <text:p>0,245</text:p>
          </table:table-cell>
          <table:table-cell table:formula="of:=EXP([.A248]*[.$B$1])" office:value-type="float" office:value="2.08548199250503" calcext:value-type="float">
            <text:p>2,085</text:p>
          </table:table-cell>
          <table:table-cell table:formula="of:=([.B248]-[.$B$3])/([.$B$1003]-[.$B$3])" office:value-type="float" office:value="0.0568745850260172" calcext:value-type="float">
            <text:p>0,057</text:p>
          </table:table-cell>
          <table:table-cell/>
          <table:table-cell table:formula="of:=[.A248]*65535" office:value-type="float" office:value="16056.075" calcext:value-type="float">
            <text:p>16056</text:p>
          </table:table-cell>
          <table:table-cell table:formula="of:=[.C248]*65535" office:value-type="float" office:value="3727.27592968004" calcext:value-type="float">
            <text:p>3727</text:p>
          </table:table-cell>
          <table:table-cell table:number-columns-repeated="1018"/>
        </table:table-row>
        <table:table-row table:style-name="ro1">
          <table:table-cell office:value-type="float" office:value="0.246" calcext:value-type="float">
            <text:p>0,246</text:p>
          </table:table-cell>
          <table:table-cell table:formula="of:=EXP([.A249]*[.$B$1])" office:value-type="float" office:value="2.09174783254322" calcext:value-type="float">
            <text:p>2,092</text:p>
          </table:table-cell>
          <table:table-cell table:formula="of:=([.B249]-[.$B$3])/([.$B$1003]-[.$B$3])" office:value-type="float" office:value="0.0572028880789211" calcext:value-type="float">
            <text:p>0,057</text:p>
          </table:table-cell>
          <table:table-cell/>
          <table:table-cell table:formula="of:=[.A249]*65535" office:value-type="float" office:value="16121.61" calcext:value-type="float">
            <text:p>16122</text:p>
          </table:table-cell>
          <table:table-cell table:formula="of:=[.C249]*65535" office:value-type="float" office:value="3748.7912702521" calcext:value-type="float">
            <text:p>3749</text:p>
          </table:table-cell>
          <table:table-cell table:number-columns-repeated="1018"/>
        </table:table-row>
        <table:table-row table:style-name="ro1">
          <table:table-cell office:value-type="float" office:value="0.247" calcext:value-type="float">
            <text:p>0,247</text:p>
          </table:table-cell>
          <table:table-cell table:formula="of:=EXP([.A250]*[.$B$1])" office:value-type="float" office:value="2.09803249832603" calcext:value-type="float">
            <text:p>2,098</text:p>
          </table:table-cell>
          <table:table-cell table:formula="of:=([.B250]-[.$B$3])/([.$B$1003]-[.$B$3])" office:value-type="float" office:value="0.057532177519826" calcext:value-type="float">
            <text:p>0,058</text:p>
          </table:table-cell>
          <table:table-cell/>
          <table:table-cell table:formula="of:=[.A250]*65535" office:value-type="float" office:value="16187.145" calcext:value-type="float">
            <text:p>16187</text:p>
          </table:table-cell>
          <table:table-cell table:formula="of:=[.C250]*65535" office:value-type="float" office:value="3770.37125376179" calcext:value-type="float">
            <text:p>3770</text:p>
          </table:table-cell>
          <table:table-cell table:number-columns-repeated="1018"/>
        </table:table-row>
        <table:table-row table:style-name="ro1">
          <table:table-cell office:value-type="float" office:value="0.248" calcext:value-type="float">
            <text:p>0,248</text:p>
          </table:table-cell>
          <table:table-cell table:formula="of:=EXP([.A251]*[.$B$1])" office:value-type="float" office:value="2.10433604641548" calcext:value-type="float">
            <text:p>2,104</text:p>
          </table:table-cell>
          <table:table-cell table:formula="of:=([.B251]-[.$B$3])/([.$B$1003]-[.$B$3])" office:value-type="float" office:value="0.0578624563123389" calcext:value-type="float">
            <text:p>0,058</text:p>
          </table:table-cell>
          <table:table-cell/>
          <table:table-cell table:formula="of:=[.A251]*65535" office:value-type="float" office:value="16252.68" calcext:value-type="float">
            <text:p>16253</text:p>
          </table:table-cell>
          <table:table-cell table:formula="of:=[.C251]*65535" office:value-type="float" office:value="3792.01607442913" calcext:value-type="float">
            <text:p>3792</text:p>
          </table:table-cell>
          <table:table-cell table:number-columns-repeated="1018"/>
        </table:table-row>
        <table:table-row table:style-name="ro1">
          <table:table-cell office:value-type="float" office:value="0.249" calcext:value-type="float">
            <text:p>0,249</text:p>
          </table:table-cell>
          <table:table-cell table:formula="of:=EXP([.A252]*[.$B$1])" office:value-type="float" office:value="2.11065853354355" calcext:value-type="float">
            <text:p>2,111</text:p>
          </table:table-cell>
          <table:table-cell table:formula="of:=([.B252]-[.$B$3])/([.$B$1003]-[.$B$3])" office:value-type="float" office:value="0.0581937274289714" calcext:value-type="float">
            <text:p>0,058</text:p>
          </table:table-cell>
          <table:table-cell/>
          <table:table-cell table:formula="of:=[.A252]*65535" office:value-type="float" office:value="16318.215" calcext:value-type="float">
            <text:p>16318</text:p>
          </table:table-cell>
          <table:table-cell table:formula="of:=[.C252]*65535" office:value-type="float" office:value="3813.72592705764" calcext:value-type="float">
            <text:p>3814</text:p>
          </table:table-cell>
          <table:table-cell table:number-columns-repeated="1018"/>
        </table:table-row>
        <table:table-row table:style-name="ro1">
          <table:table-cell office:value-type="float" office:value="0.25" calcext:value-type="float">
            <text:p>0,250</text:p>
          </table:table-cell>
          <table:table-cell table:formula="of:=EXP([.A253]*[.$B$1])" office:value-type="float" office:value="2.11700001661267" calcext:value-type="float">
            <text:p>2,117</text:p>
          </table:table-cell>
          <table:table-cell table:formula="of:=([.B253]-[.$B$3])/([.$B$1003]-[.$B$3])" office:value-type="float" office:value="0.0585259938511656" calcext:value-type="float">
            <text:p>0,059</text:p>
          </table:table-cell>
          <table:table-cell/>
          <table:table-cell table:formula="of:=[.A253]*65535" office:value-type="float" office:value="16383.75" calcext:value-type="float">
            <text:p>16384</text:p>
          </table:table-cell>
          <table:table-cell table:formula="of:=[.C253]*65535" office:value-type="float" office:value="3835.50100703614" calcext:value-type="float">
            <text:p>3836</text:p>
          </table:table-cell>
          <table:table-cell table:number-columns-repeated="1018"/>
        </table:table-row>
        <table:table-row table:style-name="ro1">
          <table:table-cell office:value-type="float" office:value="0.251" calcext:value-type="float">
            <text:p>0,251</text:p>
          </table:table-cell>
          <table:table-cell table:formula="of:=EXP([.A254]*[.$B$1])" office:value-type="float" office:value="2.12336055269624" calcext:value-type="float">
            <text:p>2,123</text:p>
          </table:table-cell>
          <table:table-cell table:formula="of:=([.B254]-[.$B$3])/([.$B$1003]-[.$B$3])" office:value-type="float" office:value="0.0588592585693216" calcext:value-type="float">
            <text:p>0,059</text:p>
          </table:table-cell>
          <table:table-cell/>
          <table:table-cell table:formula="of:=[.A254]*65535" office:value-type="float" office:value="16449.285" calcext:value-type="float">
            <text:p>16449</text:p>
          </table:table-cell>
          <table:table-cell table:formula="of:=[.C254]*65535" office:value-type="float" office:value="3857.34151034049" calcext:value-type="float">
            <text:p>3857</text:p>
          </table:table-cell>
          <table:table-cell table:number-columns-repeated="1018"/>
        </table:table-row>
        <table:table-row table:style-name="ro1">
          <table:table-cell office:value-type="float" office:value="0.252" calcext:value-type="float">
            <text:p>0,252</text:p>
          </table:table-cell>
          <table:table-cell table:formula="of:=EXP([.A255]*[.$B$1])" office:value-type="float" office:value="2.12974019903911" calcext:value-type="float">
            <text:p>2,130</text:p>
          </table:table-cell>
          <table:table-cell table:formula="of:=([.B255]-[.$B$3])/([.$B$1003]-[.$B$3])" office:value-type="float" office:value="0.0591935245828241" calcext:value-type="float">
            <text:p>0,059</text:p>
          </table:table-cell>
          <table:table-cell/>
          <table:table-cell table:formula="of:=[.A255]*65535" office:value-type="float" office:value="16514.82" calcext:value-type="float">
            <text:p>16515</text:p>
          </table:table-cell>
          <table:table-cell table:formula="of:=[.C255]*65535" office:value-type="float" office:value="3879.24763353537" calcext:value-type="float">
            <text:p>3879</text:p>
          </table:table-cell>
          <table:table-cell table:number-columns-repeated="1018"/>
        </table:table-row>
        <table:table-row table:style-name="ro1">
          <table:table-cell office:value-type="float" office:value="0.253" calcext:value-type="float">
            <text:p>0,253</text:p>
          </table:table-cell>
          <table:table-cell table:formula="of:=EXP([.A256]*[.$B$1])" office:value-type="float" office:value="2.13613901305814" calcext:value-type="float">
            <text:p>2,136</text:p>
          </table:table-cell>
          <table:table-cell table:formula="of:=([.B256]-[.$B$3])/([.$B$1003]-[.$B$3])" office:value-type="float" office:value="0.0595287949000695" calcext:value-type="float">
            <text:p>0,060</text:p>
          </table:table-cell>
          <table:table-cell/>
          <table:table-cell table:formula="of:=[.A256]*65535" office:value-type="float" office:value="16580.355" calcext:value-type="float">
            <text:p>16580</text:p>
          </table:table-cell>
          <table:table-cell table:formula="of:=[.C256]*65535" office:value-type="float" office:value="3901.21957377605" calcext:value-type="float">
            <text:p>3901</text:p>
          </table:table-cell>
          <table:table-cell table:number-columns-repeated="1018"/>
        </table:table-row>
        <table:table-row table:style-name="ro1">
          <table:table-cell office:value-type="float" office:value="0.254" calcext:value-type="float">
            <text:p>0,254</text:p>
          </table:table-cell>
          <table:table-cell table:formula="of:=EXP([.A257]*[.$B$1])" office:value-type="float" office:value="2.14255705234271" calcext:value-type="float">
            <text:p>2,143</text:p>
          </table:table-cell>
          <table:table-cell table:formula="of:=([.B257]-[.$B$3])/([.$B$1003]-[.$B$3])" office:value-type="float" office:value="0.0598650725384929" calcext:value-type="float">
            <text:p>0,060</text:p>
          </table:table-cell>
          <table:table-cell/>
          <table:table-cell table:formula="of:=[.A257]*65535" office:value-type="float" office:value="16645.89" calcext:value-type="float">
            <text:p>16646</text:p>
          </table:table-cell>
          <table:table-cell table:formula="of:=[.C257]*65535" office:value-type="float" office:value="3923.25752881013" calcext:value-type="float">
            <text:p>3923</text:p>
          </table:table-cell>
          <table:table-cell table:number-columns-repeated="1018"/>
        </table:table-row>
        <table:table-row table:style-name="ro1">
          <table:table-cell office:value-type="float" office:value="0.255" calcext:value-type="float">
            <text:p>0,255</text:p>
          </table:table-cell>
          <table:table-cell table:formula="of:=EXP([.A258]*[.$B$1])" office:value-type="float" office:value="2.14899437465522" calcext:value-type="float">
            <text:p>2,149</text:p>
          </table:table-cell>
          <table:table-cell table:formula="of:=([.B258]-[.$B$3])/([.$B$1003]-[.$B$3])" office:value-type="float" office:value="0.0602023605245954" calcext:value-type="float">
            <text:p>0,060</text:p>
          </table:table-cell>
          <table:table-cell/>
          <table:table-cell table:formula="of:=[.A258]*65535" office:value-type="float" office:value="16711.425" calcext:value-type="float">
            <text:p>16711</text:p>
          </table:table-cell>
          <table:table-cell table:formula="of:=[.C258]*65535" office:value-type="float" office:value="3945.36169697936" calcext:value-type="float">
            <text:p>3945</text:p>
          </table:table-cell>
          <table:table-cell table:number-columns-repeated="1018"/>
        </table:table-row>
        <table:table-row table:style-name="ro1">
          <table:table-cell office:value-type="float" office:value="0.256" calcext:value-type="float">
            <text:p>0,256</text:p>
          </table:table-cell>
          <table:table-cell table:formula="of:=EXP([.A259]*[.$B$1])" office:value-type="float" office:value="2.1554510379316" calcext:value-type="float">
            <text:p>2,155</text:p>
          </table:table-cell>
          <table:table-cell table:formula="of:=([.B259]-[.$B$3])/([.$B$1003]-[.$B$3])" office:value-type="float" office:value="0.060540661893971" calcext:value-type="float">
            <text:p>0,061</text:p>
          </table:table-cell>
          <table:table-cell/>
          <table:table-cell table:formula="of:=[.A259]*65535" office:value-type="float" office:value="16776.96" calcext:value-type="float">
            <text:p>16777</text:p>
          </table:table-cell>
          <table:table-cell table:formula="of:=[.C259]*65535" office:value-type="float" office:value="3967.53227722139" calcext:value-type="float">
            <text:p>3968</text:p>
          </table:table-cell>
          <table:table-cell table:number-columns-repeated="1018"/>
        </table:table-row>
        <table:table-row table:style-name="ro1">
          <table:table-cell office:value-type="float" office:value="0.257" calcext:value-type="float">
            <text:p>0,257</text:p>
          </table:table-cell>
          <table:table-cell table:formula="of:=EXP([.A260]*[.$B$1])" office:value-type="float" office:value="2.16192710028188" calcext:value-type="float">
            <text:p>2,162</text:p>
          </table:table-cell>
          <table:table-cell table:formula="of:=([.B260]-[.$B$3])/([.$B$1003]-[.$B$3])" office:value-type="float" office:value="0.0608799796913344" calcext:value-type="float">
            <text:p>0,061</text:p>
          </table:table-cell>
          <table:table-cell/>
          <table:table-cell table:formula="of:=[.A260]*65535" office:value-type="float" office:value="16842.495" calcext:value-type="float">
            <text:p>16842</text:p>
          </table:table-cell>
          <table:table-cell table:formula="of:=[.C260]*65535" office:value-type="float" office:value="3989.7694690716" calcext:value-type="float">
            <text:p>3990</text:p>
          </table:table-cell>
          <table:table-cell table:number-columns-repeated="1018"/>
        </table:table-row>
        <table:table-row table:style-name="ro1">
          <table:table-cell office:value-type="float" office:value="0.258" calcext:value-type="float">
            <text:p>0,258</text:p>
          </table:table-cell>
          <table:table-cell table:formula="of:=EXP([.A261]*[.$B$1])" office:value-type="float" office:value="2.16842261999065" calcext:value-type="float">
            <text:p>2,168</text:p>
          </table:table-cell>
          <table:table-cell table:formula="of:=([.B261]-[.$B$3])/([.$B$1003]-[.$B$3])" office:value-type="float" office:value="0.0612203169705481" calcext:value-type="float">
            <text:p>0,061</text:p>
          </table:table-cell>
          <table:table-cell/>
          <table:table-cell table:formula="of:=[.A261]*65535" office:value-type="float" office:value="16908.03" calcext:value-type="float">
            <text:p>16908</text:p>
          </table:table-cell>
          <table:table-cell table:formula="of:=[.C261]*65535" office:value-type="float" office:value="4012.07347266487" calcext:value-type="float">
            <text:p>4012</text:p>
          </table:table-cell>
          <table:table-cell table:number-columns-repeated="1018"/>
        </table:table-row>
        <table:table-row table:style-name="ro1">
          <table:table-cell office:value-type="float" office:value="0.259" calcext:value-type="float">
            <text:p>0,259</text:p>
          </table:table-cell>
          <table:table-cell table:formula="of:=EXP([.A262]*[.$B$1])" office:value-type="float" office:value="2.17493765551763" calcext:value-type="float">
            <text:p>2,175</text:p>
          </table:table-cell>
          <table:table-cell table:formula="of:=([.B262]-[.$B$3])/([.$B$1003]-[.$B$3])" office:value-type="float" office:value="0.0615616767946498" calcext:value-type="float">
            <text:p>0,062</text:p>
          </table:table-cell>
          <table:table-cell/>
          <table:table-cell table:formula="of:=[.A262]*65535" office:value-type="float" office:value="16973.565" calcext:value-type="float">
            <text:p>16974</text:p>
          </table:table-cell>
          <table:table-cell table:formula="of:=[.C262]*65535" office:value-type="float" office:value="4034.44448873738" calcext:value-type="float">
            <text:p>4034</text:p>
          </table:table-cell>
          <table:table-cell table:number-columns-repeated="1018"/>
        </table:table-row>
        <table:table-row table:style-name="ro1">
          <table:table-cell office:value-type="float" office:value="0.26" calcext:value-type="float">
            <text:p>0,260</text:p>
          </table:table-cell>
          <table:table-cell table:formula="of:=EXP([.A263]*[.$B$1])" office:value-type="float" office:value="2.1814722654982" calcext:value-type="float">
            <text:p>2,181</text:p>
          </table:table-cell>
          <table:table-cell table:formula="of:=([.B263]-[.$B$3])/([.$B$1003]-[.$B$3])" office:value-type="float" office:value="0.0619040622358803" calcext:value-type="float">
            <text:p>0,062</text:p>
          </table:table-cell>
          <table:table-cell/>
          <table:table-cell table:formula="of:=[.A263]*65535" office:value-type="float" office:value="17039.1" calcext:value-type="float">
            <text:p>17039</text:p>
          </table:table-cell>
          <table:table-cell table:formula="of:=[.C263]*65535" office:value-type="float" office:value="4056.88271862842" calcext:value-type="float">
            <text:p>4057</text:p>
          </table:table-cell>
          <table:table-cell table:number-columns-repeated="1018"/>
        </table:table-row>
        <table:table-row table:style-name="ro1">
          <table:table-cell office:value-type="float" office:value="0.261" calcext:value-type="float">
            <text:p>0,261</text:p>
          </table:table-cell>
          <table:table-cell table:formula="of:=EXP([.A264]*[.$B$1])" office:value-type="float" office:value="2.18802650874388" calcext:value-type="float">
            <text:p>2,188</text:p>
          </table:table-cell>
          <table:table-cell table:formula="of:=([.B264]-[.$B$3])/([.$B$1003]-[.$B$3])" office:value-type="float" office:value="0.0622474763757109" calcext:value-type="float">
            <text:p>0,062</text:p>
          </table:table-cell>
          <table:table-cell/>
          <table:table-cell table:formula="of:=[.A264]*65535" office:value-type="float" office:value="17104.635" calcext:value-type="float">
            <text:p>17105</text:p>
          </table:table-cell>
          <table:table-cell table:formula="of:=[.C264]*65535" office:value-type="float" office:value="4079.38836428222" calcext:value-type="float">
            <text:p>4079</text:p>
          </table:table-cell>
          <table:table-cell table:number-columns-repeated="1018"/>
        </table:table-row>
        <table:table-row table:style-name="ro1">
          <table:table-cell office:value-type="float" office:value="0.262" calcext:value-type="float">
            <text:p>0,262</text:p>
          </table:table-cell>
          <table:table-cell table:formula="of:=EXP([.A265]*[.$B$1])" office:value-type="float" office:value="2.19460044424291" calcext:value-type="float">
            <text:p>2,195</text:p>
          </table:table-cell>
          <table:table-cell table:formula="of:=([.B265]-[.$B$3])/([.$B$1003]-[.$B$3])" office:value-type="float" office:value="0.0625919223048712" calcext:value-type="float">
            <text:p>0,063</text:p>
          </table:table-cell>
          <table:table-cell/>
          <table:table-cell table:formula="of:=[.A265]*65535" office:value-type="float" office:value="17170.17" calcext:value-type="float">
            <text:p>17170</text:p>
          </table:table-cell>
          <table:table-cell table:formula="of:=[.C265]*65535" office:value-type="float" office:value="4101.96162824973" calcext:value-type="float">
            <text:p>4102</text:p>
          </table:table-cell>
          <table:table-cell table:number-columns-repeated="1018"/>
        </table:table-row>
        <table:table-row table:style-name="ro1">
          <table:table-cell office:value-type="float" office:value="0.263" calcext:value-type="float">
            <text:p>0,263</text:p>
          </table:table-cell>
          <table:table-cell table:formula="of:=EXP([.A266]*[.$B$1])" office:value-type="float" office:value="2.20119413116075" calcext:value-type="float">
            <text:p>2,201</text:p>
          </table:table-cell>
          <table:table-cell table:formula="of:=([.B266]-[.$B$3])/([.$B$1003]-[.$B$3])" office:value-type="float" office:value="0.0629374031233767" calcext:value-type="float">
            <text:p>0,063</text:p>
          </table:table-cell>
          <table:table-cell/>
          <table:table-cell table:formula="of:=[.A266]*65535" office:value-type="float" office:value="17235.705" calcext:value-type="float">
            <text:p>17236</text:p>
          </table:table-cell>
          <table:table-cell table:formula="of:=[.C266]*65535" office:value-type="float" office:value="4124.60271369049" calcext:value-type="float">
            <text:p>4125</text:p>
          </table:table-cell>
          <table:table-cell table:number-columns-repeated="1018"/>
        </table:table-row>
        <table:table-row table:style-name="ro1">
          <table:table-cell office:value-type="float" office:value="0.264" calcext:value-type="float">
            <text:p>0,264</text:p>
          </table:table-cell>
          <table:table-cell table:formula="of:=EXP([.A267]*[.$B$1])" office:value-type="float" office:value="2.20780762884063" calcext:value-type="float">
            <text:p>2,208</text:p>
          </table:table-cell>
          <table:table-cell table:formula="of:=([.B267]-[.$B$3])/([.$B$1003]-[.$B$3])" office:value-type="float" office:value="0.0632839219405573" calcext:value-type="float">
            <text:p>0,063</text:p>
          </table:table-cell>
          <table:table-cell/>
          <table:table-cell table:formula="of:=[.A267]*65535" office:value-type="float" office:value="17301.24" calcext:value-type="float">
            <text:p>17301</text:p>
          </table:table-cell>
          <table:table-cell table:formula="of:=[.C267]*65535" office:value-type="float" office:value="4147.31182437442" calcext:value-type="float">
            <text:p>4147</text:p>
          </table:table-cell>
          <table:table-cell table:number-columns-repeated="1018"/>
        </table:table-row>
        <table:table-row table:style-name="ro1">
          <table:table-cell office:value-type="float" office:value="0.265" calcext:value-type="float">
            <text:p>0,265</text:p>
          </table:table-cell>
          <table:table-cell table:formula="of:=EXP([.A268]*[.$B$1])" office:value-type="float" office:value="2.21444099680407" calcext:value-type="float">
            <text:p>2,214</text:p>
          </table:table-cell>
          <table:table-cell table:formula="of:=([.B268]-[.$B$3])/([.$B$1003]-[.$B$3])" office:value-type="float" office:value="0.0636314818750846" calcext:value-type="float">
            <text:p>0,064</text:p>
          </table:table-cell>
          <table:table-cell/>
          <table:table-cell table:formula="of:=[.A268]*65535" office:value-type="float" office:value="17366.775" calcext:value-type="float">
            <text:p>17367</text:p>
          </table:table-cell>
          <table:table-cell table:formula="of:=[.C268]*65535" office:value-type="float" office:value="4170.08916468367" calcext:value-type="float">
            <text:p>4170</text:p>
          </table:table-cell>
          <table:table-cell table:number-columns-repeated="1018"/>
        </table:table-row>
        <table:table-row table:style-name="ro1">
          <table:table-cell office:value-type="float" office:value="0.266" calcext:value-type="float">
            <text:p>0,266</text:p>
          </table:table-cell>
          <table:table-cell table:formula="of:=EXP([.A269]*[.$B$1])" office:value-type="float" office:value="2.22109429475144" calcext:value-type="float">
            <text:p>2,221</text:p>
          </table:table-cell>
          <table:table-cell table:formula="of:=([.B269]-[.$B$3])/([.$B$1003]-[.$B$3])" office:value-type="float" office:value="0.0639800860550004" calcext:value-type="float">
            <text:p>0,064</text:p>
          </table:table-cell>
          <table:table-cell/>
          <table:table-cell table:formula="of:=[.A269]*65535" office:value-type="float" office:value="17432.31" calcext:value-type="float">
            <text:p>17432</text:p>
          </table:table-cell>
          <table:table-cell table:formula="of:=[.C269]*65535" office:value-type="float" office:value="4192.93493961445" calcext:value-type="float">
            <text:p>4193</text:p>
          </table:table-cell>
          <table:table-cell table:number-columns-repeated="1018"/>
        </table:table-row>
        <table:table-row table:style-name="ro1">
          <table:table-cell office:value-type="float" office:value="0.267" calcext:value-type="float">
            <text:p>0,267</text:p>
          </table:table-cell>
          <table:table-cell table:formula="of:=EXP([.A270]*[.$B$1])" office:value-type="float" office:value="2.22776758256244" calcext:value-type="float">
            <text:p>2,228</text:p>
          </table:table-cell>
          <table:table-cell table:formula="of:=([.B270]-[.$B$3])/([.$B$1003]-[.$B$3])" office:value-type="float" office:value="0.0643297376177447" calcext:value-type="float">
            <text:p>0,064</text:p>
          </table:table-cell>
          <table:table-cell/>
          <table:table-cell table:formula="of:=[.A270]*65535" office:value-type="float" office:value="17497.845" calcext:value-type="float">
            <text:p>17498</text:p>
          </table:table-cell>
          <table:table-cell table:formula="of:=[.C270]*65535" office:value-type="float" office:value="4215.8493547789" calcext:value-type="float">
            <text:p>4216</text:p>
          </table:table-cell>
          <table:table-cell table:number-columns-repeated="1018"/>
        </table:table-row>
        <table:table-row table:style-name="ro1">
          <table:table-cell office:value-type="float" office:value="0.268" calcext:value-type="float">
            <text:p>0,268</text:p>
          </table:table-cell>
          <table:table-cell table:formula="of:=EXP([.A271]*[.$B$1])" office:value-type="float" office:value="2.23446092029673" calcext:value-type="float">
            <text:p>2,234</text:p>
          </table:table-cell>
          <table:table-cell table:formula="of:=([.B271]-[.$B$3])/([.$B$1003]-[.$B$3])" office:value-type="float" office:value="0.0646804397101838" calcext:value-type="float">
            <text:p>0,065</text:p>
          </table:table-cell>
          <table:table-cell/>
          <table:table-cell table:formula="of:=[.A271]*65535" office:value-type="float" office:value="17563.38" calcext:value-type="float">
            <text:p>17563</text:p>
          </table:table-cell>
          <table:table-cell table:formula="of:=[.C271]*65535" office:value-type="float" office:value="4238.8326164069" calcext:value-type="float">
            <text:p>4239</text:p>
          </table:table-cell>
          <table:table-cell table:number-columns-repeated="1018"/>
        </table:table-row>
        <table:table-row table:style-name="ro1">
          <table:table-cell office:value-type="float" office:value="0.269" calcext:value-type="float">
            <text:p>0,269</text:p>
          </table:table-cell>
          <table:table-cell table:formula="of:=EXP([.A272]*[.$B$1])" office:value-type="float" office:value="2.24117436819438" calcext:value-type="float">
            <text:p>2,241</text:p>
          </table:table-cell>
          <table:table-cell table:formula="of:=([.B272]-[.$B$3])/([.$B$1003]-[.$B$3])" office:value-type="float" office:value="0.065032195488639" calcext:value-type="float">
            <text:p>0,065</text:p>
          </table:table-cell>
          <table:table-cell/>
          <table:table-cell table:formula="of:=[.A272]*65535" office:value-type="float" office:value="17628.915" calcext:value-type="float">
            <text:p>17629</text:p>
          </table:table-cell>
          <table:table-cell table:formula="of:=[.C272]*65535" office:value-type="float" office:value="4261.88493134796" calcext:value-type="float">
            <text:p>4262</text:p>
          </table:table-cell>
          <table:table-cell table:number-columns-repeated="1018"/>
        </table:table-row>
        <table:table-row table:style-name="ro1">
          <table:table-cell office:value-type="float" office:value="0.27" calcext:value-type="float">
            <text:p>0,270</text:p>
          </table:table-cell>
          <table:table-cell table:formula="of:=EXP([.A273]*[.$B$1])" office:value-type="float" office:value="2.24790798667647" calcext:value-type="float">
            <text:p>2,248</text:p>
          </table:table-cell>
          <table:table-cell table:formula="of:=([.B273]-[.$B$3])/([.$B$1003]-[.$B$3])" office:value-type="float" office:value="0.0653850081189147" calcext:value-type="float">
            <text:p>0,065</text:p>
          </table:table-cell>
          <table:table-cell/>
          <table:table-cell table:formula="of:=[.A273]*65535" office:value-type="float" office:value="17694.45" calcext:value-type="float">
            <text:p>17694</text:p>
          </table:table-cell>
          <table:table-cell table:formula="of:=[.C273]*65535" office:value-type="float" office:value="4285.00650707307" calcext:value-type="float">
            <text:p>4285</text:p>
          </table:table-cell>
          <table:table-cell table:number-columns-repeated="1018"/>
        </table:table-row>
        <table:table-row table:style-name="ro1">
          <table:table-cell office:value-type="float" office:value="0.271" calcext:value-type="float">
            <text:p>0,271</text:p>
          </table:table-cell>
          <table:table-cell table:formula="of:=EXP([.A274]*[.$B$1])" office:value-type="float" office:value="2.25466183634562" calcext:value-type="float">
            <text:p>2,255</text:p>
          </table:table-cell>
          <table:table-cell table:formula="of:=([.B274]-[.$B$3])/([.$B$1003]-[.$B$3])" office:value-type="float" office:value="0.0657388807763268" calcext:value-type="float">
            <text:p>0,066</text:p>
          </table:table-cell>
          <table:table-cell/>
          <table:table-cell table:formula="of:=[.A274]*65535" office:value-type="float" office:value="17759.985" calcext:value-type="float">
            <text:p>17760</text:p>
          </table:table-cell>
          <table:table-cell table:formula="of:=[.C274]*65535" office:value-type="float" office:value="4308.19755167658" calcext:value-type="float">
            <text:p>4308</text:p>
          </table:table-cell>
          <table:table-cell table:number-columns-repeated="1018"/>
        </table:table-row>
        <table:table-row table:style-name="ro1">
          <table:table-cell office:value-type="float" office:value="0.272" calcext:value-type="float">
            <text:p>0,272</text:p>
          </table:table-cell>
          <table:table-cell table:formula="of:=EXP([.A275]*[.$B$1])" office:value-type="float" office:value="2.26143597798651" calcext:value-type="float">
            <text:p>2,261</text:p>
          </table:table-cell>
          <table:table-cell table:formula="of:=([.B275]-[.$B$3])/([.$B$1003]-[.$B$3])" office:value-type="float" office:value="0.0660938166457319" calcext:value-type="float">
            <text:p>0,066</text:p>
          </table:table-cell>
          <table:table-cell/>
          <table:table-cell table:formula="of:=[.A275]*65535" office:value-type="float" office:value="17825.52" calcext:value-type="float">
            <text:p>17826</text:p>
          </table:table-cell>
          <table:table-cell table:formula="of:=[.C275]*65535" office:value-type="float" office:value="4331.45827387804" calcext:value-type="float">
            <text:p>4331</text:p>
          </table:table-cell>
          <table:table-cell table:number-columns-repeated="1018"/>
        </table:table-row>
        <table:table-row table:style-name="ro1">
          <table:table-cell office:value-type="float" office:value="0.273" calcext:value-type="float">
            <text:p>0,273</text:p>
          </table:table-cell>
          <table:table-cell table:formula="of:=EXP([.A276]*[.$B$1])" office:value-type="float" office:value="2.26823047256647" calcext:value-type="float">
            <text:p>2,268</text:p>
          </table:table-cell>
          <table:table-cell table:formula="of:=([.B276]-[.$B$3])/([.$B$1003]-[.$B$3])" office:value-type="float" office:value="0.0664498189215549" calcext:value-type="float">
            <text:p>0,066</text:p>
          </table:table-cell>
          <table:table-cell/>
          <table:table-cell table:formula="of:=[.A276]*65535" office:value-type="float" office:value="17891.055" calcext:value-type="float">
            <text:p>17891</text:p>
          </table:table-cell>
          <table:table-cell table:formula="of:=[.C276]*65535" office:value-type="float" office:value="4354.7888830241" calcext:value-type="float">
            <text:p>4355</text:p>
          </table:table-cell>
          <table:table-cell table:number-columns-repeated="1018"/>
        </table:table-row>
        <table:table-row table:style-name="ro1">
          <table:table-cell office:value-type="float" office:value="0.274" calcext:value-type="float">
            <text:p>0,274</text:p>
          </table:table-cell>
          <table:table-cell table:formula="of:=EXP([.A277]*[.$B$1])" office:value-type="float" office:value="2.27504538123599" calcext:value-type="float">
            <text:p>2,275</text:p>
          </table:table-cell>
          <table:table-cell table:formula="of:=([.B277]-[.$B$3])/([.$B$1003]-[.$B$3])" office:value-type="float" office:value="0.0668068908078188" calcext:value-type="float">
            <text:p>0,067</text:p>
          </table:table-cell>
          <table:table-cell/>
          <table:table-cell table:formula="of:=[.A277]*65535" office:value-type="float" office:value="17956.59" calcext:value-type="float">
            <text:p>17957</text:p>
          </table:table-cell>
          <table:table-cell table:formula="of:=[.C277]*65535" office:value-type="float" office:value="4378.18958909041" calcext:value-type="float">
            <text:p>4378</text:p>
          </table:table-cell>
          <table:table-cell table:number-columns-repeated="1018"/>
        </table:table-row>
        <table:table-row table:style-name="ro1">
          <table:table-cell office:value-type="float" office:value="0.275" calcext:value-type="float">
            <text:p>0,275</text:p>
          </table:table-cell>
          <table:table-cell table:formula="of:=EXP([.A278]*[.$B$1])" office:value-type="float" office:value="2.2818807653293" calcext:value-type="float">
            <text:p>2,282</text:p>
          </table:table-cell>
          <table:table-cell table:formula="of:=([.B278]-[.$B$3])/([.$B$1003]-[.$B$3])" office:value-type="float" office:value="0.0671650355181731" calcext:value-type="float">
            <text:p>0,067</text:p>
          </table:table-cell>
          <table:table-cell/>
          <table:table-cell table:formula="of:=[.A278]*65535" office:value-type="float" office:value="18022.125" calcext:value-type="float">
            <text:p>18022</text:p>
          </table:table-cell>
          <table:table-cell table:formula="of:=[.C278]*65535" office:value-type="float" office:value="4401.66060268348" calcext:value-type="float">
            <text:p>4402</text:p>
          </table:table-cell>
          <table:table-cell table:number-columns-repeated="1018"/>
        </table:table-row>
        <table:table-row table:style-name="ro1">
          <table:table-cell office:value-type="float" office:value="0.276" calcext:value-type="float">
            <text:p>0,276</text:p>
          </table:table-cell>
          <table:table-cell table:formula="of:=EXP([.A279]*[.$B$1])" office:value-type="float" office:value="2.2887366863649" calcext:value-type="float">
            <text:p>2,289</text:p>
          </table:table-cell>
          <table:table-cell table:formula="of:=([.B279]-[.$B$3])/([.$B$1003]-[.$B$3])" office:value-type="float" office:value="0.0675242562759225" calcext:value-type="float">
            <text:p>0,068</text:p>
          </table:table-cell>
          <table:table-cell/>
          <table:table-cell table:formula="of:=[.A279]*65535" office:value-type="float" office:value="18087.66" calcext:value-type="float">
            <text:p>18088</text:p>
          </table:table-cell>
          <table:table-cell table:formula="of:=[.C279]*65535" office:value-type="float" office:value="4425.20213504258" calcext:value-type="float">
            <text:p>4425</text:p>
          </table:table-cell>
          <table:table-cell table:number-columns-repeated="1018"/>
        </table:table-row>
        <table:table-row table:style-name="ro1">
          <table:table-cell office:value-type="float" office:value="0.277" calcext:value-type="float">
            <text:p>0,277</text:p>
          </table:table-cell>
          <table:table-cell table:formula="of:=EXP([.A280]*[.$B$1])" office:value-type="float" office:value="2.29561320604613" calcext:value-type="float">
            <text:p>2,296</text:p>
          </table:table-cell>
          <table:table-cell table:formula="of:=([.B280]-[.$B$3])/([.$B$1003]-[.$B$3])" office:value-type="float" office:value="0.0678845563140562" calcext:value-type="float">
            <text:p>0,068</text:p>
          </table:table-cell>
          <table:table-cell/>
          <table:table-cell table:formula="of:=[.A280]*65535" office:value-type="float" office:value="18153.195" calcext:value-type="float">
            <text:p>18153</text:p>
          </table:table-cell>
          <table:table-cell table:formula="of:=[.C280]*65535" office:value-type="float" office:value="4448.81439804168" calcext:value-type="float">
            <text:p>4449</text:p>
          </table:table-cell>
          <table:table-cell table:number-columns-repeated="1018"/>
        </table:table-row>
        <table:table-row table:style-name="ro1">
          <table:table-cell office:value-type="float" office:value="0.278" calcext:value-type="float">
            <text:p>0,278</text:p>
          </table:table-cell>
          <table:table-cell table:formula="of:=EXP([.A281]*[.$B$1])" office:value-type="float" office:value="2.30251038626171" calcext:value-type="float">
            <text:p>2,303</text:p>
          </table:table-cell>
          <table:table-cell table:formula="of:=([.B281]-[.$B$3])/([.$B$1003]-[.$B$3])" office:value-type="float" office:value="0.0682459388752771" calcext:value-type="float">
            <text:p>0,068</text:p>
          </table:table-cell>
          <table:table-cell/>
          <table:table-cell table:formula="of:=[.A281]*65535" office:value-type="float" office:value="18218.73" calcext:value-type="float">
            <text:p>18219</text:p>
          </table:table-cell>
          <table:table-cell table:formula="of:=[.C281]*65535" office:value-type="float" office:value="4472.49760419129" calcext:value-type="float">
            <text:p>4472</text:p>
          </table:table-cell>
          <table:table-cell table:number-columns-repeated="1018"/>
        </table:table-row>
        <table:table-row table:style-name="ro1">
          <table:table-cell office:value-type="float" office:value="0.279" calcext:value-type="float">
            <text:p>0,279</text:p>
          </table:table-cell>
          <table:table-cell table:formula="of:=EXP([.A282]*[.$B$1])" office:value-type="float" office:value="2.30942828908631" calcext:value-type="float">
            <text:p>2,309</text:p>
          </table:table-cell>
          <table:table-cell table:formula="of:=([.B282]-[.$B$3])/([.$B$1003]-[.$B$3])" office:value-type="float" office:value="0.0686084072120306" calcext:value-type="float">
            <text:p>0,069</text:p>
          </table:table-cell>
          <table:table-cell/>
          <table:table-cell table:formula="of:=[.A282]*65535" office:value-type="float" office:value="18284.265" calcext:value-type="float">
            <text:p>18284</text:p>
          </table:table-cell>
          <table:table-cell table:formula="of:=[.C282]*65535" office:value-type="float" office:value="4496.25196664043" calcext:value-type="float">
            <text:p>4496</text:p>
          </table:table-cell>
          <table:table-cell table:number-columns-repeated="1018"/>
        </table:table-row>
        <table:table-row table:style-name="ro1">
          <table:table-cell office:value-type="float" office:value="0.28" calcext:value-type="float">
            <text:p>0,280</text:p>
          </table:table-cell>
          <table:table-cell table:formula="of:=EXP([.A283]*[.$B$1])" office:value-type="float" office:value="2.31636697678109" calcext:value-type="float">
            <text:p>2,316</text:p>
          </table:table-cell>
          <table:table-cell table:formula="of:=([.B283]-[.$B$3])/([.$B$1003]-[.$B$3])" office:value-type="float" office:value="0.0689719645865343" calcext:value-type="float">
            <text:p>0,069</text:p>
          </table:table-cell>
          <table:table-cell/>
          <table:table-cell table:formula="of:=[.A283]*65535" office:value-type="float" office:value="18349.8" calcext:value-type="float">
            <text:p>18350</text:p>
          </table:table-cell>
          <table:table-cell table:formula="of:=[.C283]*65535" office:value-type="float" office:value="4520.07769917852" calcext:value-type="float">
            <text:p>4520</text:p>
          </table:table-cell>
          <table:table-cell table:number-columns-repeated="1018"/>
        </table:table-row>
        <table:table-row table:style-name="ro1">
          <table:table-cell office:value-type="float" office:value="0.281" calcext:value-type="float">
            <text:p>0,281</text:p>
          </table:table-cell>
          <table:table-cell table:formula="of:=EXP([.A284]*[.$B$1])" office:value-type="float" office:value="2.3233265117943" calcext:value-type="float">
            <text:p>2,323</text:p>
          </table:table-cell>
          <table:table-cell table:formula="of:=([.B284]-[.$B$3])/([.$B$1003]-[.$B$3])" office:value-type="float" office:value="0.0693366142708068" calcext:value-type="float">
            <text:p>0,069</text:p>
          </table:table-cell>
          <table:table-cell/>
          <table:table-cell table:formula="of:=[.A284]*65535" office:value-type="float" office:value="18415.335" calcext:value-type="float">
            <text:p>18415</text:p>
          </table:table-cell>
          <table:table-cell table:formula="of:=[.C284]*65535" office:value-type="float" office:value="4543.97501623733" calcext:value-type="float">
            <text:p>4544</text:p>
          </table:table-cell>
          <table:table-cell table:number-columns-repeated="1018"/>
        </table:table-row>
        <table:table-row table:style-name="ro1">
          <table:table-cell office:value-type="float" office:value="0.282" calcext:value-type="float">
            <text:p>0,282</text:p>
          </table:table-cell>
          <table:table-cell table:formula="of:=EXP([.A285]*[.$B$1])" office:value-type="float" office:value="2.33030695676181" calcext:value-type="float">
            <text:p>2,330</text:p>
          </table:table-cell>
          <table:table-cell table:formula="of:=([.B285]-[.$B$3])/([.$B$1003]-[.$B$3])" office:value-type="float" office:value="0.0697023595466979" calcext:value-type="float">
            <text:p>0,070</text:p>
          </table:table-cell>
          <table:table-cell/>
          <table:table-cell table:formula="of:=[.A285]*65535" office:value-type="float" office:value="18480.87" calcext:value-type="float">
            <text:p>18481</text:p>
          </table:table-cell>
          <table:table-cell table:formula="of:=[.C285]*65535" office:value-type="float" office:value="4567.94413289285" calcext:value-type="float">
            <text:p>4568</text:p>
          </table:table-cell>
          <table:table-cell table:number-columns-repeated="1018"/>
        </table:table-row>
        <table:table-row table:style-name="ro1">
          <table:table-cell office:value-type="float" office:value="0.283" calcext:value-type="float">
            <text:p>0,283</text:p>
          </table:table-cell>
          <table:table-cell table:formula="of:=EXP([.A286]*[.$B$1])" office:value-type="float" office:value="2.33730837450765" calcext:value-type="float">
            <text:p>2,337</text:p>
          </table:table-cell>
          <table:table-cell table:formula="of:=([.B286]-[.$B$3])/([.$B$1003]-[.$B$3])" office:value-type="float" office:value="0.0700692037059175" calcext:value-type="float">
            <text:p>0,070</text:p>
          </table:table-cell>
          <table:table-cell/>
          <table:table-cell table:formula="of:=[.A286]*65535" office:value-type="float" office:value="18546.405" calcext:value-type="float">
            <text:p>18546</text:p>
          </table:table-cell>
          <table:table-cell table:formula="of:=[.C286]*65535" office:value-type="float" office:value="4591.98526486731" calcext:value-type="float">
            <text:p>4592</text:p>
          </table:table-cell>
          <table:table-cell table:number-columns-repeated="1018"/>
        </table:table-row>
        <table:table-row table:style-name="ro1">
          <table:table-cell office:value-type="float" office:value="0.284" calcext:value-type="float">
            <text:p>0,284</text:p>
          </table:table-cell>
          <table:table-cell table:formula="of:=EXP([.A287]*[.$B$1])" office:value-type="float" office:value="2.34433082804464" calcext:value-type="float">
            <text:p>2,344</text:p>
          </table:table-cell>
          <table:table-cell table:formula="of:=([.B287]-[.$B$3])/([.$B$1003]-[.$B$3])" office:value-type="float" office:value="0.0704371500500656" calcext:value-type="float">
            <text:p>0,070</text:p>
          </table:table-cell>
          <table:table-cell/>
          <table:table-cell table:formula="of:=[.A287]*65535" office:value-type="float" office:value="18611.94" calcext:value-type="float">
            <text:p>18612</text:p>
          </table:table-cell>
          <table:table-cell table:formula="of:=[.C287]*65535" office:value-type="float" office:value="4616.09862853105" calcext:value-type="float">
            <text:p>4616</text:p>
          </table:table-cell>
          <table:table-cell table:number-columns-repeated="1018"/>
        </table:table-row>
        <table:table-row table:style-name="ro1">
          <table:table-cell office:value-type="float" office:value="0.285" calcext:value-type="float">
            <text:p>0,285</text:p>
          </table:table-cell>
          <table:table-cell table:formula="of:=EXP([.A288]*[.$B$1])" office:value-type="float" office:value="2.3513743805749" calcext:value-type="float">
            <text:p>2,351</text:p>
          </table:table-cell>
          <table:table-cell table:formula="of:=([.B288]-[.$B$3])/([.$B$1003]-[.$B$3])" office:value-type="float" office:value="0.0708062018906616" calcext:value-type="float">
            <text:p>0,071</text:p>
          </table:table-cell>
          <table:table-cell/>
          <table:table-cell table:formula="of:=[.A288]*65535" office:value-type="float" office:value="18677.475" calcext:value-type="float">
            <text:p>18677</text:p>
          </table:table-cell>
          <table:table-cell table:formula="of:=[.C288]*65535" office:value-type="float" office:value="4640.28444090451" calcext:value-type="float">
            <text:p>4640</text:p>
          </table:table-cell>
          <table:table-cell table:number-columns-repeated="1018"/>
        </table:table-row>
        <table:table-row table:style-name="ro1">
          <table:table-cell office:value-type="float" office:value="0.286" calcext:value-type="float">
            <text:p>0,286</text:p>
          </table:table-cell>
          <table:table-cell table:formula="of:=EXP([.A289]*[.$B$1])" office:value-type="float" office:value="2.35843909549046" calcext:value-type="float">
            <text:p>2,358</text:p>
          </table:table-cell>
          <table:table-cell table:formula="of:=([.B289]-[.$B$3])/([.$B$1003]-[.$B$3])" office:value-type="float" office:value="0.0711763625491747" calcext:value-type="float">
            <text:p>0,071</text:p>
          </table:table-cell>
          <table:table-cell/>
          <table:table-cell table:formula="of:=[.A289]*65535" office:value-type="float" office:value="18743.01" calcext:value-type="float">
            <text:p>18743</text:p>
          </table:table-cell>
          <table:table-cell table:formula="of:=[.C289]*65535" office:value-type="float" office:value="4664.54291966016" calcext:value-type="float">
            <text:p>4665</text:p>
          </table:table-cell>
          <table:table-cell table:number-columns-repeated="1018"/>
        </table:table-row>
        <table:table-row table:style-name="ro1">
          <table:table-cell office:value-type="float" office:value="0.287" calcext:value-type="float">
            <text:p>0,287</text:p>
          </table:table-cell>
          <table:table-cell table:formula="of:=EXP([.A290]*[.$B$1])" office:value-type="float" office:value="2.36552503637381" calcext:value-type="float">
            <text:p>2,366</text:p>
          </table:table-cell>
          <table:table-cell table:formula="of:=([.B290]-[.$B$3])/([.$B$1003]-[.$B$3])" office:value-type="float" office:value="0.0715476353570532" calcext:value-type="float">
            <text:p>0,072</text:p>
          </table:table-cell>
          <table:table-cell/>
          <table:table-cell table:formula="of:=[.A290]*65535" office:value-type="float" office:value="18808.545" calcext:value-type="float">
            <text:p>18809</text:p>
          </table:table-cell>
          <table:table-cell table:formula="of:=[.C290]*65535" office:value-type="float" office:value="4688.87428312448" calcext:value-type="float">
            <text:p>4689</text:p>
          </table:table-cell>
          <table:table-cell table:number-columns-repeated="1018"/>
        </table:table-row>
        <table:table-row table:style-name="ro1">
          <table:table-cell office:value-type="float" office:value="0.288" calcext:value-type="float">
            <text:p>0,288</text:p>
          </table:table-cell>
          <table:table-cell table:formula="of:=EXP([.A291]*[.$B$1])" office:value-type="float" office:value="2.37263226699844" calcext:value-type="float">
            <text:p>2,373</text:p>
          </table:table-cell>
          <table:table-cell table:formula="of:=([.B291]-[.$B$3])/([.$B$1003]-[.$B$3])" office:value-type="float" office:value="0.071920023655755" calcext:value-type="float">
            <text:p>0,072</text:p>
          </table:table-cell>
          <table:table-cell/>
          <table:table-cell table:formula="of:=[.A291]*65535" office:value-type="float" office:value="18874.08" calcext:value-type="float">
            <text:p>18874</text:p>
          </table:table-cell>
          <table:table-cell table:formula="of:=[.C291]*65535" office:value-type="float" office:value="4713.27875027991" calcext:value-type="float">
            <text:p>4713</text:p>
          </table:table-cell>
          <table:table-cell table:number-columns-repeated="1018"/>
        </table:table-row>
        <table:table-row table:style-name="ro1">
          <table:table-cell office:value-type="float" office:value="0.289" calcext:value-type="float">
            <text:p>0,289</text:p>
          </table:table-cell>
          <table:table-cell table:formula="of:=EXP([.A292]*[.$B$1])" office:value-type="float" office:value="2.3797608513295" calcext:value-type="float">
            <text:p>2,380</text:p>
          </table:table-cell>
          <table:table-cell table:formula="of:=([.B292]-[.$B$3])/([.$B$1003]-[.$B$3])" office:value-type="float" office:value="0.0722935307967772" calcext:value-type="float">
            <text:p>0,072</text:p>
          </table:table-cell>
          <table:table-cell/>
          <table:table-cell table:formula="of:=[.A292]*65535" office:value-type="float" office:value="18939.615" calcext:value-type="float">
            <text:p>18940</text:p>
          </table:table-cell>
          <table:table-cell table:formula="of:=[.C292]*65535" office:value-type="float" office:value="4737.7565407668" calcext:value-type="float">
            <text:p>4738</text:p>
          </table:table-cell>
          <table:table-cell table:number-columns-repeated="1018"/>
        </table:table-row>
        <table:table-row table:style-name="ro1">
          <table:table-cell office:value-type="float" office:value="0.29" calcext:value-type="float">
            <text:p>0,290</text:p>
          </table:table-cell>
          <table:table-cell table:formula="of:=EXP([.A293]*[.$B$1])" office:value-type="float" office:value="2.38691085352428" calcext:value-type="float">
            <text:p>2,387</text:p>
          </table:table-cell>
          <table:table-cell table:formula="of:=([.B293]-[.$B$3])/([.$B$1003]-[.$B$3])" office:value-type="float" office:value="0.0726681601416867" calcext:value-type="float">
            <text:p>0,073</text:p>
          </table:table-cell>
          <table:table-cell/>
          <table:table-cell table:formula="of:=[.A293]*65535" office:value-type="float" office:value="19005.15" calcext:value-type="float">
            <text:p>19005</text:p>
          </table:table-cell>
          <table:table-cell table:formula="of:=[.C293]*65535" office:value-type="float" office:value="4762.30787488544" calcext:value-type="float">
            <text:p>4762</text:p>
          </table:table-cell>
          <table:table-cell table:number-columns-repeated="1018"/>
        </table:table-row>
        <table:table-row table:style-name="ro1">
          <table:table-cell office:value-type="float" office:value="0.291" calcext:value-type="float">
            <text:p>0,291</text:p>
          </table:table-cell>
          <table:table-cell table:formula="of:=EXP([.A294]*[.$B$1])" office:value-type="float" office:value="2.39408233793285" calcext:value-type="float">
            <text:p>2,394</text:p>
          </table:table-cell>
          <table:table-cell table:formula="of:=([.B294]-[.$B$3])/([.$B$1003]-[.$B$3])" office:value-type="float" office:value="0.0730439150621501" calcext:value-type="float">
            <text:p>0,073</text:p>
          </table:table-cell>
          <table:table-cell/>
          <table:table-cell table:formula="of:=[.A294]*65535" office:value-type="float" office:value="19070.685" calcext:value-type="float">
            <text:p>19071</text:p>
          </table:table-cell>
          <table:table-cell table:formula="of:=[.C294]*65535" office:value-type="float" office:value="4786.93297359801" calcext:value-type="float">
            <text:p>4787</text:p>
          </table:table-cell>
          <table:table-cell table:number-columns-repeated="1018"/>
        </table:table-row>
        <table:table-row table:style-name="ro1">
          <table:table-cell office:value-type="float" office:value="0.292" calcext:value-type="float">
            <text:p>0,292</text:p>
          </table:table-cell>
          <table:table-cell table:formula="of:=EXP([.A295]*[.$B$1])" office:value-type="float" office:value="2.40127536909862" calcext:value-type="float">
            <text:p>2,401</text:p>
          </table:table-cell>
          <table:table-cell table:formula="of:=([.B295]-[.$B$3])/([.$B$1003]-[.$B$3])" office:value-type="float" office:value="0.0734207989399642" calcext:value-type="float">
            <text:p>0,073</text:p>
          </table:table-cell>
          <table:table-cell/>
          <table:table-cell table:formula="of:=[.A295]*65535" office:value-type="float" office:value="19136.22" calcext:value-type="float">
            <text:p>19136</text:p>
          </table:table-cell>
          <table:table-cell table:formula="of:=[.C295]*65535" office:value-type="float" office:value="4811.63205853055" calcext:value-type="float">
            <text:p>4812</text:p>
          </table:table-cell>
          <table:table-cell table:number-columns-repeated="1018"/>
        </table:table-row>
        <table:table-row table:style-name="ro1">
          <table:table-cell office:value-type="float" office:value="0.293" calcext:value-type="float">
            <text:p>0,293</text:p>
          </table:table-cell>
          <table:table-cell table:formula="of:=EXP([.A296]*[.$B$1])" office:value-type="float" office:value="2.40849001175893" calcext:value-type="float">
            <text:p>2,408</text:p>
          </table:table-cell>
          <table:table-cell table:formula="of:=([.B296]-[.$B$3])/([.$B$1003]-[.$B$3])" office:value-type="float" office:value="0.0737988151670864" calcext:value-type="float">
            <text:p>0,074</text:p>
          </table:table-cell>
          <table:table-cell/>
          <table:table-cell table:formula="of:=[.A296]*65535" office:value-type="float" office:value="19201.755" calcext:value-type="float">
            <text:p>19202</text:p>
          </table:table-cell>
          <table:table-cell table:formula="of:=[.C296]*65535" office:value-type="float" office:value="4836.40535197501" calcext:value-type="float">
            <text:p>4836</text:p>
          </table:table-cell>
          <table:table-cell table:number-columns-repeated="1018"/>
        </table:table-row>
        <table:table-row table:style-name="ro1">
          <table:table-cell office:value-type="float" office:value="0.294" calcext:value-type="float">
            <text:p>0,294</text:p>
          </table:table-cell>
          <table:table-cell table:formula="of:=EXP([.A297]*[.$B$1])" office:value-type="float" office:value="2.4157263308456" calcext:value-type="float">
            <text:p>2,416</text:p>
          </table:table-cell>
          <table:table-cell table:formula="of:=([.B297]-[.$B$3])/([.$B$1003]-[.$B$3])" office:value-type="float" office:value="0.0741779671456654" calcext:value-type="float">
            <text:p>0,074</text:p>
          </table:table-cell>
          <table:table-cell/>
          <table:table-cell table:formula="of:=[.A297]*65535" office:value-type="float" office:value="19267.29" calcext:value-type="float">
            <text:p>19267</text:p>
          </table:table-cell>
          <table:table-cell table:formula="of:=[.C297]*65535" office:value-type="float" office:value="4861.25307689118" calcext:value-type="float">
            <text:p>4861</text:p>
          </table:table-cell>
          <table:table-cell table:number-columns-repeated="1018"/>
        </table:table-row>
        <table:table-row table:style-name="ro1">
          <table:table-cell office:value-type="float" office:value="0.295" calcext:value-type="float">
            <text:p>0,295</text:p>
          </table:table-cell>
          <table:table-cell table:formula="of:=EXP([.A298]*[.$B$1])" office:value-type="float" office:value="2.42298439148555" calcext:value-type="float">
            <text:p>2,423</text:p>
          </table:table-cell>
          <table:table-cell table:formula="of:=([.B298]-[.$B$3])/([.$B$1003]-[.$B$3])" office:value-type="float" office:value="0.0745582582880714" calcext:value-type="float">
            <text:p>0,075</text:p>
          </table:table-cell>
          <table:table-cell/>
          <table:table-cell table:formula="of:=[.A298]*65535" office:value-type="float" office:value="19332.825" calcext:value-type="float">
            <text:p>19333</text:p>
          </table:table-cell>
          <table:table-cell table:formula="of:=[.C298]*65535" office:value-type="float" office:value="4886.17545690876" calcext:value-type="float">
            <text:p>4886</text:p>
          </table:table-cell>
          <table:table-cell table:number-columns-repeated="1018"/>
        </table:table-row>
        <table:table-row table:style-name="ro1">
          <table:table-cell office:value-type="float" office:value="0.296" calcext:value-type="float">
            <text:p>0,296</text:p>
          </table:table-cell>
          <table:table-cell table:formula="of:=EXP([.A299]*[.$B$1])" office:value-type="float" office:value="2.43026425900138" calcext:value-type="float">
            <text:p>2,430</text:p>
          </table:table-cell>
          <table:table-cell table:formula="of:=([.B299]-[.$B$3])/([.$B$1003]-[.$B$3])" office:value-type="float" office:value="0.0749396920169274" calcext:value-type="float">
            <text:p>0,075</text:p>
          </table:table-cell>
          <table:table-cell/>
          <table:table-cell table:formula="of:=[.A299]*65535" office:value-type="float" office:value="19398.36" calcext:value-type="float">
            <text:p>19398</text:p>
          </table:table-cell>
          <table:table-cell table:formula="of:=[.C299]*65535" office:value-type="float" office:value="4911.17271632934" calcext:value-type="float">
            <text:p>4911</text:p>
          </table:table-cell>
          <table:table-cell table:number-columns-repeated="1018"/>
        </table:table-row>
        <table:table-row table:style-name="ro1">
          <table:table-cell office:value-type="float" office:value="0.297" calcext:value-type="float">
            <text:p>0,297</text:p>
          </table:table-cell>
          <table:table-cell table:formula="of:=EXP([.A300]*[.$B$1])" office:value-type="float" office:value="2.43756599891195" calcext:value-type="float">
            <text:p>2,438</text:p>
          </table:table-cell>
          <table:table-cell table:formula="of:=([.B300]-[.$B$3])/([.$B$1003]-[.$B$3])" office:value-type="float" office:value="0.0753222717651395" calcext:value-type="float">
            <text:p>0,075</text:p>
          </table:table-cell>
          <table:table-cell/>
          <table:table-cell table:formula="of:=[.A300]*65535" office:value-type="float" office:value="19463.895" calcext:value-type="float">
            <text:p>19464</text:p>
          </table:table-cell>
          <table:table-cell table:formula="of:=[.C300]*65535" office:value-type="float" office:value="4936.24508012842" calcext:value-type="float">
            <text:p>4936</text:p>
          </table:table-cell>
          <table:table-cell table:number-columns-repeated="1018"/>
        </table:table-row>
        <table:table-row table:style-name="ro1">
          <table:table-cell office:value-type="float" office:value="0.298" calcext:value-type="float">
            <text:p>0,298</text:p>
          </table:table-cell>
          <table:table-cell table:formula="of:=EXP([.A301]*[.$B$1])" office:value-type="float" office:value="2.44488967693296" calcext:value-type="float">
            <text:p>2,445</text:p>
          </table:table-cell>
          <table:table-cell table:formula="of:=([.B301]-[.$B$3])/([.$B$1003]-[.$B$3])" office:value-type="float" office:value="0.075706000975928" calcext:value-type="float">
            <text:p>0,076</text:p>
          </table:table-cell>
          <table:table-cell/>
          <table:table-cell table:formula="of:=[.A301]*65535" office:value-type="float" office:value="19529.43" calcext:value-type="float">
            <text:p>19529</text:p>
          </table:table-cell>
          <table:table-cell table:formula="of:=[.C301]*65535" office:value-type="float" office:value="4961.39277395744" calcext:value-type="float">
            <text:p>4961</text:p>
          </table:table-cell>
          <table:table-cell table:number-columns-repeated="1018"/>
        </table:table-row>
        <table:table-row table:style-name="ro1">
          <table:table-cell office:value-type="float" office:value="0.299" calcext:value-type="float">
            <text:p>0,299</text:p>
          </table:table-cell>
          <table:table-cell table:formula="of:=EXP([.A302]*[.$B$1])" office:value-type="float" office:value="2.45223535897756" calcext:value-type="float">
            <text:p>2,452</text:p>
          </table:table-cell>
          <table:table-cell table:formula="of:=([.B302]-[.$B$3])/([.$B$1003]-[.$B$3])" office:value-type="float" office:value="0.0760908831028584" calcext:value-type="float">
            <text:p>0,076</text:p>
          </table:table-cell>
          <table:table-cell/>
          <table:table-cell table:formula="of:=[.A302]*65535" office:value-type="float" office:value="19594.965" calcext:value-type="float">
            <text:p>19595</text:p>
          </table:table-cell>
          <table:table-cell table:formula="of:=[.C302]*65535" office:value-type="float" office:value="4986.61602414583" calcext:value-type="float">
            <text:p>4987</text:p>
          </table:table-cell>
          <table:table-cell table:number-columns-repeated="1018"/>
        </table:table-row>
        <table:table-row table:style-name="ro1">
          <table:table-cell office:value-type="float" office:value="0.3" calcext:value-type="float">
            <text:p>0,300</text:p>
          </table:table-cell>
          <table:table-cell table:formula="of:=EXP([.A303]*[.$B$1])" office:value-type="float" office:value="2.45960311115695" calcext:value-type="float">
            <text:p>2,460</text:p>
          </table:table-cell>
          <table:table-cell table:formula="of:=([.B303]-[.$B$3])/([.$B$1003]-[.$B$3])" office:value-type="float" office:value="0.0764769216098725" calcext:value-type="float">
            <text:p>0,076</text:p>
          </table:table-cell>
          <table:table-cell/>
          <table:table-cell table:formula="of:=[.A303]*65535" office:value-type="float" office:value="19660.5" calcext:value-type="float">
            <text:p>19661</text:p>
          </table:table-cell>
          <table:table-cell table:formula="of:=[.C303]*65535" office:value-type="float" office:value="5011.91505770299" calcext:value-type="float">
            <text:p>5012</text:p>
          </table:table-cell>
          <table:table-cell table:number-columns-repeated="1018"/>
        </table:table-row>
        <table:table-row table:style-name="ro1">
          <table:table-cell office:value-type="float" office:value="0.301" calcext:value-type="float">
            <text:p>0,301</text:p>
          </table:table-cell>
          <table:table-cell table:formula="of:=EXP([.A304]*[.$B$1])" office:value-type="float" office:value="2.46699299978094" calcext:value-type="float">
            <text:p>2,467</text:p>
          </table:table-cell>
          <table:table-cell table:formula="of:=([.B304]-[.$B$3])/([.$B$1003]-[.$B$3])" office:value-type="float" office:value="0.0768641199713193" calcext:value-type="float">
            <text:p>0,077</text:p>
          </table:table-cell>
          <table:table-cell/>
          <table:table-cell table:formula="of:=[.A304]*65535" office:value-type="float" office:value="19726.035" calcext:value-type="float">
            <text:p>19726</text:p>
          </table:table-cell>
          <table:table-cell table:formula="of:=[.C304]*65535" office:value-type="float" office:value="5037.29010232041" calcext:value-type="float">
            <text:p>5037</text:p>
          </table:table-cell>
          <table:table-cell table:number-columns-repeated="1018"/>
        </table:table-row>
        <table:table-row table:style-name="ro1">
          <table:table-cell office:value-type="float" office:value="0.302" calcext:value-type="float">
            <text:p>0,302</text:p>
          </table:table-cell>
          <table:table-cell table:formula="of:=EXP([.A305]*[.$B$1])" office:value-type="float" office:value="2.47440509135858" calcext:value-type="float">
            <text:p>2,474</text:p>
          </table:table-cell>
          <table:table-cell table:formula="of:=([.B305]-[.$B$3])/([.$B$1003]-[.$B$3])" office:value-type="float" office:value="0.0772524816719868" calcext:value-type="float">
            <text:p>0,077</text:p>
          </table:table-cell>
          <table:table-cell/>
          <table:table-cell table:formula="of:=[.A305]*65535" office:value-type="float" office:value="19791.57" calcext:value-type="float">
            <text:p>19792</text:p>
          </table:table-cell>
          <table:table-cell table:formula="of:=[.C305]*65535" office:value-type="float" office:value="5062.74138637365" calcext:value-type="float">
            <text:p>5063</text:p>
          </table:table-cell>
          <table:table-cell table:number-columns-repeated="1018"/>
        </table:table-row>
        <table:table-row table:style-name="ro1">
          <table:table-cell office:value-type="float" office:value="0.303" calcext:value-type="float">
            <text:p>0,303</text:p>
          </table:table-cell>
          <table:table-cell table:formula="of:=EXP([.A306]*[.$B$1])" office:value-type="float" office:value="2.48183945259875" calcext:value-type="float">
            <text:p>2,482</text:p>
          </table:table-cell>
          <table:table-cell table:formula="of:=([.B306]-[.$B$3])/([.$B$1003]-[.$B$3])" office:value-type="float" office:value="0.0776420102071329" calcext:value-type="float">
            <text:p>0,078</text:p>
          </table:table-cell>
          <table:table-cell/>
          <table:table-cell table:formula="of:=[.A306]*65535" office:value-type="float" office:value="19857.105" calcext:value-type="float">
            <text:p>19857</text:p>
          </table:table-cell>
          <table:table-cell table:formula="of:=[.C306]*65535" office:value-type="float" office:value="5088.26913892445" calcext:value-type="float">
            <text:p>5088</text:p>
          </table:table-cell>
          <table:table-cell table:number-columns-repeated="1018"/>
        </table:table-row>
        <table:table-row table:style-name="ro1">
          <table:table-cell office:value-type="float" office:value="0.304" calcext:value-type="float">
            <text:p>0,304</text:p>
          </table:table-cell>
          <table:table-cell table:formula="of:=EXP([.A307]*[.$B$1])" office:value-type="float" office:value="2.48929615041074" calcext:value-type="float">
            <text:p>2,489</text:p>
          </table:table-cell>
          <table:table-cell table:formula="of:=([.B307]-[.$B$3])/([.$B$1003]-[.$B$3])" office:value-type="float" office:value="0.078032709082517" calcext:value-type="float">
            <text:p>0,078</text:p>
          </table:table-cell>
          <table:table-cell/>
          <table:table-cell table:formula="of:=[.A307]*65535" office:value-type="float" office:value="19922.64" calcext:value-type="float">
            <text:p>19923</text:p>
          </table:table-cell>
          <table:table-cell table:formula="of:=[.C307]*65535" office:value-type="float" office:value="5113.87358972275" calcext:value-type="float">
            <text:p>5114</text:p>
          </table:table-cell>
          <table:table-cell table:number-columns-repeated="1018"/>
        </table:table-row>
        <table:table-row table:style-name="ro1">
          <table:table-cell office:value-type="float" office:value="0.305" calcext:value-type="float">
            <text:p>0,305</text:p>
          </table:table-cell>
          <table:table-cell table:formula="of:=EXP([.A308]*[.$B$1])" office:value-type="float" office:value="2.49677525190489" calcext:value-type="float">
            <text:p>2,497</text:p>
          </table:table-cell>
          <table:table-cell table:formula="of:=([.B308]-[.$B$3])/([.$B$1003]-[.$B$3])" office:value-type="float" office:value="0.0784245818144317" calcext:value-type="float">
            <text:p>0,078</text:p>
          </table:table-cell>
          <table:table-cell/>
          <table:table-cell table:formula="of:=[.A308]*65535" office:value-type="float" office:value="19988.175" calcext:value-type="float">
            <text:p>19988</text:p>
          </table:table-cell>
          <table:table-cell table:formula="of:=[.C308]*65535" office:value-type="float" office:value="5139.55496920878" calcext:value-type="float">
            <text:p>5140</text:p>
          </table:table-cell>
          <table:table-cell table:number-columns-repeated="1018"/>
        </table:table-row>
        <table:table-row table:style-name="ro1">
          <table:table-cell office:value-type="float" office:value="0.306" calcext:value-type="float">
            <text:p>0,306</text:p>
          </table:table-cell>
          <table:table-cell table:formula="of:=EXP([.A309]*[.$B$1])" office:value-type="float" office:value="2.50427682439316" calcext:value-type="float">
            <text:p>2,504</text:p>
          </table:table-cell>
          <table:table-cell table:formula="of:=([.B309]-[.$B$3])/([.$B$1003]-[.$B$3])" office:value-type="float" office:value="0.0788176319297341" calcext:value-type="float">
            <text:p>0,079</text:p>
          </table:table-cell>
          <table:table-cell/>
          <table:table-cell table:formula="of:=[.A309]*65535" office:value-type="float" office:value="20053.71" calcext:value-type="float">
            <text:p>20054</text:p>
          </table:table-cell>
          <table:table-cell table:formula="of:=[.C309]*65535" office:value-type="float" office:value="5165.31350851513" calcext:value-type="float">
            <text:p>5165</text:p>
          </table:table-cell>
          <table:table-cell table:number-columns-repeated="1018"/>
        </table:table-row>
        <table:table-row table:style-name="ro1">
          <table:table-cell office:value-type="float" office:value="0.307" calcext:value-type="float">
            <text:p>0,307</text:p>
          </table:table-cell>
          <table:table-cell table:formula="of:=EXP([.A310]*[.$B$1])" office:value-type="float" office:value="2.51180093538975" calcext:value-type="float">
            <text:p>2,512</text:p>
          </table:table-cell>
          <table:table-cell table:formula="of:=([.B310]-[.$B$3])/([.$B$1003]-[.$B$3])" office:value-type="float" office:value="0.0792118629658781" calcext:value-type="float">
            <text:p>0,079</text:p>
          </table:table-cell>
          <table:table-cell/>
          <table:table-cell table:formula="of:=[.A310]*65535" office:value-type="float" office:value="20119.245" calcext:value-type="float">
            <text:p>20119</text:p>
          </table:table-cell>
          <table:table-cell table:formula="of:=[.C310]*65535" office:value-type="float" office:value="5191.14943946882" calcext:value-type="float">
            <text:p>5191</text:p>
          </table:table-cell>
          <table:table-cell table:number-columns-repeated="1018"/>
        </table:table-row>
        <table:table-row table:style-name="ro1">
          <table:table-cell office:value-type="float" office:value="0.308" calcext:value-type="float">
            <text:p>0,308</text:p>
          </table:table-cell>
          <table:table-cell table:formula="of:=EXP([.A311]*[.$B$1])" office:value-type="float" office:value="2.51934765261171" calcext:value-type="float">
            <text:p>2,519</text:p>
          </table:table-cell>
          <table:table-cell table:formula="of:=([.B311]-[.$B$3])/([.$B$1003]-[.$B$3])" office:value-type="float" office:value="0.0796072784709455" calcext:value-type="float">
            <text:p>0,080</text:p>
          </table:table-cell>
          <table:table-cell/>
          <table:table-cell table:formula="of:=[.A311]*65535" office:value-type="float" office:value="20184.78" calcext:value-type="float">
            <text:p>20185</text:p>
          </table:table-cell>
          <table:table-cell table:formula="of:=[.C311]*65535" office:value-type="float" office:value="5217.06299459341" calcext:value-type="float">
            <text:p>5217</text:p>
          </table:table-cell>
          <table:table-cell table:number-columns-repeated="1018"/>
        </table:table-row>
        <table:table-row table:style-name="ro1">
          <table:table-cell office:value-type="float" office:value="0.309" calcext:value-type="float">
            <text:p>0,309</text:p>
          </table:table-cell>
          <table:table-cell table:formula="of:=EXP([.A312]*[.$B$1])" office:value-type="float" office:value="2.52691704397956" calcext:value-type="float">
            <text:p>2,527</text:p>
          </table:table-cell>
          <table:table-cell table:formula="of:=([.B312]-[.$B$3])/([.$B$1003]-[.$B$3])" office:value-type="float" office:value="0.0800038820036786" calcext:value-type="float">
            <text:p>0,080</text:p>
          </table:table-cell>
          <table:table-cell/>
          <table:table-cell table:formula="of:=[.A312]*65535" office:value-type="float" office:value="20250.315" calcext:value-type="float">
            <text:p>20250</text:p>
          </table:table-cell>
          <table:table-cell table:formula="of:=[.C312]*65535" office:value-type="float" office:value="5243.05440711108" calcext:value-type="float">
            <text:p>5243</text:p>
          </table:table-cell>
          <table:table-cell table:number-columns-repeated="1018"/>
        </table:table-row>
        <table:table-row table:style-name="ro1">
          <table:table-cell office:value-type="float" office:value="0.31" calcext:value-type="float">
            <text:p>0,310</text:p>
          </table:table-cell>
          <table:table-cell table:formula="of:=EXP([.A313]*[.$B$1])" office:value-type="float" office:value="2.53450917761785" calcext:value-type="float">
            <text:p>2,535</text:p>
          </table:table-cell>
          <table:table-cell table:formula="of:=([.B313]-[.$B$3])/([.$B$1003]-[.$B$3])" office:value-type="float" office:value="0.0804016771335119" calcext:value-type="float">
            <text:p>0,080</text:p>
          </table:table-cell>
          <table:table-cell/>
          <table:table-cell table:formula="of:=[.A313]*65535" office:value-type="float" office:value="20315.85" calcext:value-type="float">
            <text:p>20316</text:p>
          </table:table-cell>
          <table:table-cell table:formula="of:=[.C313]*65535" office:value-type="float" office:value="5269.1239109447" calcext:value-type="float">
            <text:p>5269</text:p>
          </table:table-cell>
          <table:table-cell table:number-columns-repeated="1018"/>
        </table:table-row>
        <table:table-row table:style-name="ro1">
          <table:table-cell office:value-type="float" office:value="0.311" calcext:value-type="float">
            <text:p>0,311</text:p>
          </table:table-cell>
          <table:table-cell table:formula="of:=EXP([.A314]*[.$B$1])" office:value-type="float" office:value="2.54212412185586" calcext:value-type="float">
            <text:p>2,542</text:p>
          </table:table-cell>
          <table:table-cell table:formula="of:=([.B314]-[.$B$3])/([.$B$1003]-[.$B$3])" office:value-type="float" office:value="0.0808006674406042" calcext:value-type="float">
            <text:p>0,081</text:p>
          </table:table-cell>
          <table:table-cell/>
          <table:table-cell table:formula="of:=[.A314]*65535" office:value-type="float" office:value="20381.385" calcext:value-type="float">
            <text:p>20381</text:p>
          </table:table-cell>
          <table:table-cell table:formula="of:=[.C314]*65535" office:value-type="float" office:value="5295.27174071999" calcext:value-type="float">
            <text:p>5295</text:p>
          </table:table-cell>
          <table:table-cell table:number-columns-repeated="1018"/>
        </table:table-row>
        <table:table-row table:style-name="ro1">
          <table:table-cell office:value-type="float" office:value="0.312" calcext:value-type="float">
            <text:p>0,312</text:p>
          </table:table-cell>
          <table:table-cell table:formula="of:=EXP([.A315]*[.$B$1])" office:value-type="float" office:value="2.54976194522812" calcext:value-type="float">
            <text:p>2,550</text:p>
          </table:table-cell>
          <table:table-cell table:formula="of:=([.B315]-[.$B$3])/([.$B$1003]-[.$B$3])" office:value-type="float" office:value="0.0812008565158709" calcext:value-type="float">
            <text:p>0,081</text:p>
          </table:table-cell>
          <table:table-cell/>
          <table:table-cell table:formula="of:=[.A315]*65535" office:value-type="float" office:value="20446.92" calcext:value-type="float">
            <text:p>20447</text:p>
          </table:table-cell>
          <table:table-cell table:formula="of:=[.C315]*65535" office:value-type="float" office:value="5321.4981317676" calcext:value-type="float">
            <text:p>5321</text:p>
          </table:table-cell>
          <table:table-cell table:number-columns-repeated="1018"/>
        </table:table-row>
        <table:table-row table:style-name="ro1">
          <table:table-cell office:value-type="float" office:value="0.313" calcext:value-type="float">
            <text:p>0,313</text:p>
          </table:table-cell>
          <table:table-cell table:formula="of:=EXP([.A316]*[.$B$1])" office:value-type="float" office:value="2.55742271647509" calcext:value-type="float">
            <text:p>2,557</text:p>
          </table:table-cell>
          <table:table-cell table:formula="of:=([.B316]-[.$B$3])/([.$B$1003]-[.$B$3])" office:value-type="float" office:value="0.0816022479610164" calcext:value-type="float">
            <text:p>0,082</text:p>
          </table:table-cell>
          <table:table-cell/>
          <table:table-cell table:formula="of:=[.A316]*65535" office:value-type="float" office:value="20512.455" calcext:value-type="float">
            <text:p>20512</text:p>
          </table:table-cell>
          <table:table-cell table:formula="of:=[.C316]*65535" office:value-type="float" office:value="5347.80332012521" calcext:value-type="float">
            <text:p>5348</text:p>
          </table:table-cell>
          <table:table-cell table:number-columns-repeated="1018"/>
        </table:table-row>
        <table:table-row table:style-name="ro1">
          <table:table-cell office:value-type="float" office:value="0.314" calcext:value-type="float">
            <text:p>0,314</text:p>
          </table:table-cell>
          <table:table-cell table:formula="of:=EXP([.A317]*[.$B$1])" office:value-type="float" office:value="2.56510650454378" calcext:value-type="float">
            <text:p>2,565</text:p>
          </table:table-cell>
          <table:table-cell table:formula="of:=([.B317]-[.$B$3])/([.$B$1003]-[.$B$3])" office:value-type="float" office:value="0.0820048453885665" calcext:value-type="float">
            <text:p>0,082</text:p>
          </table:table-cell>
          <table:table-cell/>
          <table:table-cell table:formula="of:=[.A317]*65535" office:value-type="float" office:value="20577.99" calcext:value-type="float">
            <text:p>20578</text:p>
          </table:table-cell>
          <table:table-cell table:formula="of:=[.C317]*65535" office:value-type="float" office:value="5374.18754253971" calcext:value-type="float">
            <text:p>5374</text:p>
          </table:table-cell>
          <table:table-cell table:number-columns-repeated="1018"/>
        </table:table-row>
        <table:table-row table:style-name="ro1">
          <table:table-cell office:value-type="float" office:value="0.315" calcext:value-type="float">
            <text:p>0,315</text:p>
          </table:table-cell>
          <table:table-cell table:formula="of:=EXP([.A318]*[.$B$1])" office:value-type="float" office:value="2.57281337858833" calcext:value-type="float">
            <text:p>2,573</text:p>
          </table:table-cell>
          <table:table-cell table:formula="of:=([.B318]-[.$B$3])/([.$B$1003]-[.$B$3])" office:value-type="float" office:value="0.0824086524219008" calcext:value-type="float">
            <text:p>0,082</text:p>
          </table:table-cell>
          <table:table-cell/>
          <table:table-cell table:formula="of:=[.A318]*65535" office:value-type="float" office:value="20643.525" calcext:value-type="float">
            <text:p>20644</text:p>
          </table:table-cell>
          <table:table-cell table:formula="of:=[.C318]*65535" office:value-type="float" office:value="5400.65103646927" calcext:value-type="float">
            <text:p>5401</text:p>
          </table:table-cell>
          <table:table-cell table:number-columns-repeated="1018"/>
        </table:table-row>
        <table:table-row table:style-name="ro1">
          <table:table-cell office:value-type="float" office:value="0.316" calcext:value-type="float">
            <text:p>0,316</text:p>
          </table:table-cell>
          <table:table-cell table:formula="of:=EXP([.A319]*[.$B$1])" office:value-type="float" office:value="2.58054340797064" calcext:value-type="float">
            <text:p>2,581</text:p>
          </table:table-cell>
          <table:table-cell table:formula="of:=([.B319]-[.$B$3])/([.$B$1003]-[.$B$3])" office:value-type="float" office:value="0.0828136726952851" calcext:value-type="float">
            <text:p>0,083</text:p>
          </table:table-cell>
          <table:table-cell/>
          <table:table-cell table:formula="of:=[.A319]*65535" office:value-type="float" office:value="20709.06" calcext:value-type="float">
            <text:p>20709</text:p>
          </table:table-cell>
          <table:table-cell table:formula="of:=[.C319]*65535" office:value-type="float" office:value="5427.19404008551" calcext:value-type="float">
            <text:p>5427</text:p>
          </table:table-cell>
          <table:table-cell table:number-columns-repeated="1018"/>
        </table:table-row>
        <table:table-row table:style-name="ro1">
          <table:table-cell office:value-type="float" office:value="0.317" calcext:value-type="float">
            <text:p>0,317</text:p>
          </table:table-cell>
          <table:table-cell table:formula="of:=EXP([.A320]*[.$B$1])" office:value-type="float" office:value="2.58829666226105" calcext:value-type="float">
            <text:p>2,588</text:p>
          </table:table-cell>
          <table:table-cell table:formula="of:=([.B320]-[.$B$3])/([.$B$1003]-[.$B$3])" office:value-type="float" office:value="0.0832199098539049" calcext:value-type="float">
            <text:p>0,083</text:p>
          </table:table-cell>
          <table:table-cell/>
          <table:table-cell table:formula="of:=[.A320]*65535" office:value-type="float" office:value="20774.595" calcext:value-type="float">
            <text:p>20775</text:p>
          </table:table-cell>
          <table:table-cell table:formula="of:=[.C320]*65535" office:value-type="float" office:value="5453.81679227566" calcext:value-type="float">
            <text:p>5454</text:p>
          </table:table-cell>
          <table:table-cell table:number-columns-repeated="1018"/>
        </table:table-row>
        <table:table-row table:style-name="ro1">
          <table:table-cell office:value-type="float" office:value="0.318" calcext:value-type="float">
            <text:p>0,318</text:p>
          </table:table-cell>
          <table:table-cell table:formula="of:=EXP([.A321]*[.$B$1])" office:value-type="float" office:value="2.59607321123889" calcext:value-type="float">
            <text:p>2,596</text:p>
          </table:table-cell>
          <table:table-cell table:formula="of:=([.B321]-[.$B$3])/([.$B$1003]-[.$B$3])" office:value-type="float" office:value="0.0836273675538971" calcext:value-type="float">
            <text:p>0,084</text:p>
          </table:table-cell>
          <table:table-cell/>
          <table:table-cell table:formula="of:=[.A321]*65535" office:value-type="float" office:value="20840.13" calcext:value-type="float">
            <text:p>20840</text:p>
          </table:table-cell>
          <table:table-cell table:formula="of:=[.C321]*65535" office:value-type="float" office:value="5480.51953264465" calcext:value-type="float">
            <text:p>5481</text:p>
          </table:table-cell>
          <table:table-cell table:number-columns-repeated="1018"/>
        </table:table-row>
        <table:table-row table:style-name="ro1">
          <table:table-cell office:value-type="float" office:value="0.319" calcext:value-type="float">
            <text:p>0,319</text:p>
          </table:table-cell>
          <table:table-cell table:formula="of:=EXP([.A322]*[.$B$1])" office:value-type="float" office:value="2.60387312489315" calcext:value-type="float">
            <text:p>2,604</text:p>
          </table:table-cell>
          <table:table-cell table:formula="of:=([.B322]-[.$B$3])/([.$B$1003]-[.$B$3])" office:value-type="float" office:value="0.084036049462384" calcext:value-type="float">
            <text:p>0,084</text:p>
          </table:table-cell>
          <table:table-cell/>
          <table:table-cell table:formula="of:=[.A322]*65535" office:value-type="float" office:value="20905.665" calcext:value-type="float">
            <text:p>20906</text:p>
          </table:table-cell>
          <table:table-cell table:formula="of:=[.C322]*65535" office:value-type="float" office:value="5507.30250151733" calcext:value-type="float">
            <text:p>5507</text:p>
          </table:table-cell>
          <table:table-cell table:number-columns-repeated="1018"/>
        </table:table-row>
        <table:table-row table:style-name="ro1">
          <table:table-cell office:value-type="float" office:value="0.32" calcext:value-type="float">
            <text:p>0,320</text:p>
          </table:table-cell>
          <table:table-cell table:formula="of:=EXP([.A323]*[.$B$1])" office:value-type="float" office:value="2.61169647342312" calcext:value-type="float">
            <text:p>2,612</text:p>
          </table:table-cell>
          <table:table-cell table:formula="of:=([.B323]-[.$B$3])/([.$B$1003]-[.$B$3])" office:value-type="float" office:value="0.0844459592575052" calcext:value-type="float">
            <text:p>0,084</text:p>
          </table:table-cell>
          <table:table-cell/>
          <table:table-cell table:formula="of:=[.A323]*65535" office:value-type="float" office:value="20971.2" calcext:value-type="float">
            <text:p>20971</text:p>
          </table:table-cell>
          <table:table-cell table:formula="of:=[.C323]*65535" office:value-type="float" office:value="5534.16593994061" calcext:value-type="float">
            <text:p>5534</text:p>
          </table:table-cell>
          <table:table-cell table:number-columns-repeated="1018"/>
        </table:table-row>
        <table:table-row table:style-name="ro1">
          <table:table-cell office:value-type="float" office:value="0.321" calcext:value-type="float">
            <text:p>0,321</text:p>
          </table:table-cell>
          <table:table-cell table:formula="of:=EXP([.A324]*[.$B$1])" office:value-type="float" office:value="2.61954332723897" calcext:value-type="float">
            <text:p>2,620</text:p>
          </table:table-cell>
          <table:table-cell table:formula="of:=([.B324]-[.$B$3])/([.$B$1003]-[.$B$3])" office:value-type="float" office:value="0.084857100628452" calcext:value-type="float">
            <text:p>0,085</text:p>
          </table:table-cell>
          <table:table-cell/>
          <table:table-cell table:formula="of:=[.A324]*65535" office:value-type="float" office:value="21036.735" calcext:value-type="float">
            <text:p>21037</text:p>
          </table:table-cell>
          <table:table-cell table:formula="of:=[.C324]*65535" office:value-type="float" office:value="5561.1100896856" calcext:value-type="float">
            <text:p>5561</text:p>
          </table:table-cell>
          <table:table-cell table:number-columns-repeated="1018"/>
        </table:table-row>
        <table:table-row table:style-name="ro1">
          <table:table-cell office:value-type="float" office:value="0.322" calcext:value-type="float">
            <text:p>0,322</text:p>
          </table:table-cell>
          <table:table-cell table:formula="of:=EXP([.A325]*[.$B$1])" office:value-type="float" office:value="2.62741375696245" calcext:value-type="float">
            <text:p>2,627</text:p>
          </table:table-cell>
          <table:table-cell table:formula="of:=([.B325]-[.$B$3])/([.$B$1003]-[.$B$3])" office:value-type="float" office:value="0.0852694772754992" calcext:value-type="float">
            <text:p>0,085</text:p>
          </table:table-cell>
          <table:table-cell/>
          <table:table-cell table:formula="of:=[.A325]*65535" office:value-type="float" office:value="21102.27" calcext:value-type="float">
            <text:p>21102</text:p>
          </table:table-cell>
          <table:table-cell table:formula="of:=[.C325]*65535" office:value-type="float" office:value="5588.13519324984" calcext:value-type="float">
            <text:p>5588</text:p>
          </table:table-cell>
          <table:table-cell table:number-columns-repeated="1018"/>
        </table:table-row>
        <table:table-row table:style-name="ro1">
          <table:table-cell office:value-type="float" office:value="0.323" calcext:value-type="float">
            <text:p>0,323</text:p>
          </table:table-cell>
          <table:table-cell table:formula="of:=EXP([.A326]*[.$B$1])" office:value-type="float" office:value="2.63530783342748" calcext:value-type="float">
            <text:p>2,635</text:p>
          </table:table-cell>
          <table:table-cell table:formula="of:=([.B326]-[.$B$3])/([.$B$1003]-[.$B$3])" office:value-type="float" office:value="0.0856830929100396" calcext:value-type="float">
            <text:p>0,086</text:p>
          </table:table-cell>
          <table:table-cell/>
          <table:table-cell table:formula="of:=[.A326]*65535" office:value-type="float" office:value="21167.805" calcext:value-type="float">
            <text:p>21168</text:p>
          </table:table-cell>
          <table:table-cell table:formula="of:=[.C326]*65535" office:value-type="float" office:value="5615.24149385945" calcext:value-type="float">
            <text:p>5615</text:p>
          </table:table-cell>
          <table:table-cell table:number-columns-repeated="1018"/>
        </table:table-row>
        <table:table-row table:style-name="ro1">
          <table:table-cell office:value-type="float" office:value="0.324" calcext:value-type="float">
            <text:p>0,324</text:p>
          </table:table-cell>
          <table:table-cell table:formula="of:=EXP([.A327]*[.$B$1])" office:value-type="float" office:value="2.6432256276808" calcext:value-type="float">
            <text:p>2,643</text:p>
          </table:table-cell>
          <table:table-cell table:formula="of:=([.B327]-[.$B$3])/([.$B$1003]-[.$B$3])" office:value-type="float" office:value="0.0860979512546166" calcext:value-type="float">
            <text:p>0,086</text:p>
          </table:table-cell>
          <table:table-cell/>
          <table:table-cell table:formula="of:=[.A327]*65535" office:value-type="float" office:value="21233.34" calcext:value-type="float">
            <text:p>21233</text:p>
          </table:table-cell>
          <table:table-cell table:formula="of:=[.C327]*65535" office:value-type="float" office:value="5642.4292354713" calcext:value-type="float">
            <text:p>5642</text:p>
          </table:table-cell>
          <table:table-cell table:number-columns-repeated="1018"/>
        </table:table-row>
        <table:table-row table:style-name="ro1">
          <table:table-cell office:value-type="float" office:value="0.325" calcext:value-type="float">
            <text:p>0,325</text:p>
          </table:table-cell>
          <table:table-cell table:formula="of:=EXP([.A328]*[.$B$1])" office:value-type="float" office:value="2.65116721098261" calcext:value-type="float">
            <text:p>2,651</text:p>
          </table:table-cell>
          <table:table-cell table:formula="of:=([.B328]-[.$B$3])/([.$B$1003]-[.$B$3])" office:value-type="float" office:value="0.0865140560429582" calcext:value-type="float">
            <text:p>0,087</text:p>
          </table:table-cell>
          <table:table-cell/>
          <table:table-cell table:formula="of:=[.A328]*65535" office:value-type="float" office:value="21298.875" calcext:value-type="float">
            <text:p>21299</text:p>
          </table:table-cell>
          <table:table-cell table:formula="of:=[.C328]*65535" office:value-type="float" office:value="5669.69866277527" calcext:value-type="float">
            <text:p>5670</text:p>
          </table:table-cell>
          <table:table-cell table:number-columns-repeated="1018"/>
        </table:table-row>
        <table:table-row table:style-name="ro1">
          <table:table-cell office:value-type="float" office:value="0.326" calcext:value-type="float">
            <text:p>0,326</text:p>
          </table:table-cell>
          <table:table-cell table:formula="of:=EXP([.A329]*[.$B$1])" office:value-type="float" office:value="2.65913265480721" calcext:value-type="float">
            <text:p>2,659</text:p>
          </table:table-cell>
          <table:table-cell table:formula="of:=([.B329]-[.$B$3])/([.$B$1003]-[.$B$3])" office:value-type="float" office:value="0.0869314110200103" calcext:value-type="float">
            <text:p>0,087</text:p>
          </table:table-cell>
          <table:table-cell/>
          <table:table-cell table:formula="of:=[.A329]*65535" office:value-type="float" office:value="21364.41" calcext:value-type="float">
            <text:p>21364</text:p>
          </table:table-cell>
          <table:table-cell table:formula="of:=[.C329]*65535" office:value-type="float" office:value="5697.05002119637" calcext:value-type="float">
            <text:p>5697</text:p>
          </table:table-cell>
          <table:table-cell table:number-columns-repeated="1018"/>
        </table:table-row>
        <table:table-row table:style-name="ro1">
          <table:table-cell office:value-type="float" office:value="0.327" calcext:value-type="float">
            <text:p>0,327</text:p>
          </table:table-cell>
          <table:table-cell table:formula="of:=EXP([.A330]*[.$B$1])" office:value-type="float" office:value="2.66712203084365" calcext:value-type="float">
            <text:p>2,667</text:p>
          </table:table-cell>
          <table:table-cell table:formula="of:=([.B330]-[.$B$3])/([.$B$1003]-[.$B$3])" office:value-type="float" office:value="0.0873500199419704" calcext:value-type="float">
            <text:p>0,087</text:p>
          </table:table-cell>
          <table:table-cell/>
          <table:table-cell table:formula="of:=[.A330]*65535" office:value-type="float" office:value="21429.945" calcext:value-type="float">
            <text:p>21430</text:p>
          </table:table-cell>
          <table:table-cell table:formula="of:=[.C330]*65535" office:value-type="float" office:value="5724.48355689703" calcext:value-type="float">
            <text:p>5724</text:p>
          </table:table-cell>
          <table:table-cell table:number-columns-repeated="1018"/>
        </table:table-row>
        <table:table-row table:style-name="ro1">
          <table:table-cell office:value-type="float" office:value="0.328" calcext:value-type="float">
            <text:p>0,328</text:p>
          </table:table-cell>
          <table:table-cell table:formula="of:=EXP([.A331]*[.$B$1])" office:value-type="float" office:value="2.67513541099638" calcext:value-type="float">
            <text:p>2,675</text:p>
          </table:table-cell>
          <table:table-cell table:formula="of:=([.B331]-[.$B$3])/([.$B$1003]-[.$B$3])" office:value-type="float" office:value="0.0877698865763217" calcext:value-type="float">
            <text:p>0,088</text:p>
          </table:table-cell>
          <table:table-cell/>
          <table:table-cell table:formula="of:=[.A331]*65535" office:value-type="float" office:value="21495.48" calcext:value-type="float">
            <text:p>21495</text:p>
          </table:table-cell>
          <table:table-cell table:formula="of:=[.C331]*65535" office:value-type="float" office:value="5751.99951677924" calcext:value-type="float">
            <text:p>5752</text:p>
          </table:table-cell>
          <table:table-cell table:number-columns-repeated="1018"/>
        </table:table-row>
        <table:table-row table:style-name="ro1">
          <table:table-cell office:value-type="float" office:value="0.329" calcext:value-type="float">
            <text:p>0,329</text:p>
          </table:table-cell>
          <table:table-cell table:formula="of:=EXP([.A332]*[.$B$1])" office:value-type="float" office:value="2.68317286738586" calcext:value-type="float">
            <text:p>2,683</text:p>
          </table:table-cell>
          <table:table-cell table:formula="of:=([.B332]-[.$B$3])/([.$B$1003]-[.$B$3])" office:value-type="float" office:value="0.0881910147018667" calcext:value-type="float">
            <text:p>0,088</text:p>
          </table:table-cell>
          <table:table-cell/>
          <table:table-cell table:formula="of:=[.A332]*65535" office:value-type="float" office:value="21561.015" calcext:value-type="float">
            <text:p>21561</text:p>
          </table:table-cell>
          <table:table-cell table:formula="of:=[.C332]*65535" office:value-type="float" office:value="5779.59814848683" calcext:value-type="float">
            <text:p>5780</text:p>
          </table:table-cell>
          <table:table-cell table:number-columns-repeated="1018"/>
        </table:table-row>
        <table:table-row table:style-name="ro1">
          <table:table-cell office:value-type="float" office:value="0.33" calcext:value-type="float">
            <text:p>0,330</text:p>
          </table:table-cell>
          <table:table-cell table:formula="of:=EXP([.A333]*[.$B$1])" office:value-type="float" office:value="2.69123447234926" calcext:value-type="float">
            <text:p>2,691</text:p>
          </table:table-cell>
          <table:table-cell table:formula="of:=([.B333]-[.$B$3])/([.$B$1003]-[.$B$3])" office:value-type="float" office:value="0.0886134081087613" calcext:value-type="float">
            <text:p>0,089</text:p>
          </table:table-cell>
          <table:table-cell/>
          <table:table-cell table:formula="of:=[.A333]*65535" office:value-type="float" office:value="21626.55" calcext:value-type="float">
            <text:p>21627</text:p>
          </table:table-cell>
          <table:table-cell table:formula="of:=[.C333]*65535" office:value-type="float" office:value="5807.27970040767" calcext:value-type="float">
            <text:p>5807</text:p>
          </table:table-cell>
          <table:table-cell table:number-columns-repeated="1018"/>
        </table:table-row>
        <table:table-row table:style-name="ro1">
          <table:table-cell office:value-type="float" office:value="0.331" calcext:value-type="float">
            <text:p>0,331</text:p>
          </table:table-cell>
          <table:table-cell table:formula="of:=EXP([.A334]*[.$B$1])" office:value-type="float" office:value="2.69932029844108" calcext:value-type="float">
            <text:p>2,699</text:p>
          </table:table-cell>
          <table:table-cell table:formula="of:=([.B334]-[.$B$3])/([.$B$1003]-[.$B$3])" office:value-type="float" office:value="0.0890370705985493" calcext:value-type="float">
            <text:p>0,089</text:p>
          </table:table-cell>
          <table:table-cell/>
          <table:table-cell table:formula="of:=[.A334]*65535" office:value-type="float" office:value="21692.085" calcext:value-type="float">
            <text:p>21692</text:p>
          </table:table-cell>
          <table:table-cell table:formula="of:=[.C334]*65535" office:value-type="float" office:value="5835.04442167593" calcext:value-type="float">
            <text:p>5835</text:p>
          </table:table-cell>
          <table:table-cell table:number-columns-repeated="1018"/>
        </table:table-row>
        <table:table-row table:style-name="ro1">
          <table:table-cell office:value-type="float" office:value="0.332" calcext:value-type="float">
            <text:p>0,332</text:p>
          </table:table-cell>
          <table:table-cell table:formula="of:=EXP([.A335]*[.$B$1])" office:value-type="float" office:value="2.7074304184338" calcext:value-type="float">
            <text:p>2,707</text:p>
          </table:table-cell>
          <table:table-cell table:formula="of:=([.B335]-[.$B$3])/([.$B$1003]-[.$B$3])" office:value-type="float" office:value="0.0894620059841957" calcext:value-type="float">
            <text:p>0,089</text:p>
          </table:table-cell>
          <table:table-cell/>
          <table:table-cell table:formula="of:=[.A335]*65535" office:value-type="float" office:value="21757.62" calcext:value-type="float">
            <text:p>21758</text:p>
          </table:table-cell>
          <table:table-cell table:formula="of:=[.C335]*65535" office:value-type="float" office:value="5862.89256217426" calcext:value-type="float">
            <text:p>5863</text:p>
          </table:table-cell>
          <table:table-cell table:number-columns-repeated="1018"/>
        </table:table-row>
        <table:table-row table:style-name="ro1">
          <table:table-cell office:value-type="float" office:value="0.333" calcext:value-type="float">
            <text:p>0,333</text:p>
          </table:table-cell>
          <table:table-cell table:formula="of:=EXP([.A336]*[.$B$1])" office:value-type="float" office:value="2.71556490531857" calcext:value-type="float">
            <text:p>2,716</text:p>
          </table:table-cell>
          <table:table-cell table:formula="of:=([.B336]-[.$B$3])/([.$B$1003]-[.$B$3])" office:value-type="float" office:value="0.0898882180901219" calcext:value-type="float">
            <text:p>0,090</text:p>
          </table:table-cell>
          <table:table-cell/>
          <table:table-cell table:formula="of:=[.A336]*65535" office:value-type="float" office:value="21823.155" calcext:value-type="float">
            <text:p>21823</text:p>
          </table:table-cell>
          <table:table-cell table:formula="of:=[.C336]*65535" office:value-type="float" office:value="5890.82437253614" calcext:value-type="float">
            <text:p>5891</text:p>
          </table:table-cell>
          <table:table-cell table:number-columns-repeated="1018"/>
        </table:table-row>
        <table:table-row table:style-name="ro1">
          <table:table-cell office:value-type="float" office:value="0.334" calcext:value-type="float">
            <text:p>0,334</text:p>
          </table:table-cell>
          <table:table-cell table:formula="of:=EXP([.A337]*[.$B$1])" office:value-type="float" office:value="2.72372383230581" calcext:value-type="float">
            <text:p>2,724</text:p>
          </table:table-cell>
          <table:table-cell table:formula="of:=([.B337]-[.$B$3])/([.$B$1003]-[.$B$3])" office:value-type="float" office:value="0.0903157107522397" calcext:value-type="float">
            <text:p>0,090</text:p>
          </table:table-cell>
          <table:table-cell/>
          <table:table-cell table:formula="of:=[.A337]*65535" office:value-type="float" office:value="21888.69" calcext:value-type="float">
            <text:p>21889</text:p>
          </table:table-cell>
          <table:table-cell table:formula="of:=[.C337]*65535" office:value-type="float" office:value="5918.84010414803" calcext:value-type="float">
            <text:p>5919</text:p>
          </table:table-cell>
          <table:table-cell table:number-columns-repeated="1018"/>
        </table:table-row>
        <table:table-row table:style-name="ro1">
          <table:table-cell office:value-type="float" office:value="0.335" calcext:value-type="float">
            <text:p>0,335</text:p>
          </table:table-cell>
          <table:table-cell table:formula="of:=EXP([.A338]*[.$B$1])" office:value-type="float" office:value="2.73190727282593" calcext:value-type="float">
            <text:p>2,732</text:p>
          </table:table-cell>
          <table:table-cell table:formula="of:=([.B338]-[.$B$3])/([.$B$1003]-[.$B$3])" office:value-type="float" office:value="0.0907444878179861" calcext:value-type="float">
            <text:p>0,091</text:p>
          </table:table-cell>
          <table:table-cell/>
          <table:table-cell table:formula="of:=[.A338]*65535" office:value-type="float" office:value="21954.225" calcext:value-type="float">
            <text:p>21954</text:p>
          </table:table-cell>
          <table:table-cell table:formula="of:=[.C338]*65535" office:value-type="float" office:value="5946.94000915172" calcext:value-type="float">
            <text:p>5947</text:p>
          </table:table-cell>
          <table:table-cell table:number-columns-repeated="1018"/>
        </table:table-row>
        <table:table-row table:style-name="ro1">
          <table:table-cell office:value-type="float" office:value="0.336" calcext:value-type="float">
            <text:p>0,336</text:p>
          </table:table-cell>
          <table:table-cell table:formula="of:=EXP([.A339]*[.$B$1])" office:value-type="float" office:value="2.74011530052994" calcext:value-type="float">
            <text:p>2,740</text:p>
          </table:table-cell>
          <table:table-cell table:formula="of:=([.B339]-[.$B$3])/([.$B$1003]-[.$B$3])" office:value-type="float" office:value="0.0911745531463574" calcext:value-type="float">
            <text:p>0,091</text:p>
          </table:table-cell>
          <table:table-cell/>
          <table:table-cell table:formula="of:=[.A339]*65535" office:value-type="float" office:value="22019.76" calcext:value-type="float">
            <text:p>22020</text:p>
          </table:table-cell>
          <table:table-cell table:formula="of:=[.C339]*65535" office:value-type="float" office:value="5975.12434044653" calcext:value-type="float">
            <text:p>5975</text:p>
          </table:table-cell>
          <table:table-cell table:number-columns-repeated="1018"/>
        </table:table-row>
        <table:table-row table:style-name="ro1">
          <table:table-cell office:value-type="float" office:value="0.337" calcext:value-type="float">
            <text:p>0,337</text:p>
          </table:table-cell>
          <table:table-cell table:formula="of:=EXP([.A340]*[.$B$1])" office:value-type="float" office:value="2.74834798929016" calcext:value-type="float">
            <text:p>2,748</text:p>
          </table:table-cell>
          <table:table-cell table:formula="of:=([.B340]-[.$B$3])/([.$B$1003]-[.$B$3])" office:value-type="float" office:value="0.0916059106079446" calcext:value-type="float">
            <text:p>0,092</text:p>
          </table:table-cell>
          <table:table-cell/>
          <table:table-cell table:formula="of:=[.A340]*65535" office:value-type="float" office:value="22085.295" calcext:value-type="float">
            <text:p>22085</text:p>
          </table:table-cell>
          <table:table-cell table:formula="of:=[.C340]*65535" office:value-type="float" office:value="6003.39335169165" calcext:value-type="float">
            <text:p>6003</text:p>
          </table:table-cell>
          <table:table-cell table:number-columns-repeated="1018"/>
        </table:table-row>
        <table:table-row table:style-name="ro1">
          <table:table-cell office:value-type="float" office:value="0.338" calcext:value-type="float">
            <text:p>0,338</text:p>
          </table:table-cell>
          <table:table-cell table:formula="of:=EXP([.A341]*[.$B$1])" office:value-type="float" office:value="2.75660541320082" calcext:value-type="float">
            <text:p>2,757</text:p>
          </table:table-cell>
          <table:table-cell table:formula="of:=([.B341]-[.$B$3])/([.$B$1003]-[.$B$3])" office:value-type="float" office:value="0.0920385640849677" calcext:value-type="float">
            <text:p>0,092</text:p>
          </table:table-cell>
          <table:table-cell/>
          <table:table-cell table:formula="of:=[.A341]*65535" office:value-type="float" office:value="22150.83" calcext:value-type="float">
            <text:p>22151</text:p>
          </table:table-cell>
          <table:table-cell table:formula="of:=[.C341]*65535" office:value-type="float" office:value="6031.74729730836" calcext:value-type="float">
            <text:p>6032</text:p>
          </table:table-cell>
          <table:table-cell table:number-columns-repeated="1018"/>
        </table:table-row>
        <table:table-row table:style-name="ro1">
          <table:table-cell office:value-type="float" office:value="0.339" calcext:value-type="float">
            <text:p>0,339</text:p>
          </table:table-cell>
          <table:table-cell table:formula="of:=EXP([.A342]*[.$B$1])" office:value-type="float" office:value="2.76488764657882" calcext:value-type="float">
            <text:p>2,765</text:p>
          </table:table-cell>
          <table:table-cell table:formula="of:=([.B342]-[.$B$3])/([.$B$1003]-[.$B$3])" office:value-type="float" office:value="0.0924725174713109" calcext:value-type="float">
            <text:p>0,092</text:p>
          </table:table-cell>
          <table:table-cell/>
          <table:table-cell table:formula="of:=[.A342]*65535" office:value-type="float" office:value="22216.365" calcext:value-type="float">
            <text:p>22216</text:p>
          </table:table-cell>
          <table:table-cell table:formula="of:=[.C342]*65535" office:value-type="float" office:value="6060.18643248236" calcext:value-type="float">
            <text:p>6060</text:p>
          </table:table-cell>
          <table:table-cell table:number-columns-repeated="1018"/>
        </table:table-row>
        <table:table-row table:style-name="ro1">
          <table:table-cell office:value-type="float" office:value="0.34" calcext:value-type="float">
            <text:p>0,340</text:p>
          </table:table-cell>
          <table:table-cell table:formula="of:=EXP([.A343]*[.$B$1])" office:value-type="float" office:value="2.7731947639643" calcext:value-type="float">
            <text:p>2,773</text:p>
          </table:table-cell>
          <table:table-cell table:formula="of:=([.B343]-[.$B$3])/([.$B$1003]-[.$B$3])" office:value-type="float" office:value="0.0929077746725576" calcext:value-type="float">
            <text:p>0,093</text:p>
          </table:table-cell>
          <table:table-cell/>
          <table:table-cell table:formula="of:=[.A343]*65535" office:value-type="float" office:value="22281.9" calcext:value-type="float">
            <text:p>22282</text:p>
          </table:table-cell>
          <table:table-cell table:formula="of:=[.C343]*65535" office:value-type="float" office:value="6088.71101316606" calcext:value-type="float">
            <text:p>6089</text:p>
          </table:table-cell>
          <table:table-cell table:number-columns-repeated="1018"/>
        </table:table-row>
        <table:table-row table:style-name="ro1">
          <table:table-cell office:value-type="float" office:value="0.341" calcext:value-type="float">
            <text:p>0,341</text:p>
          </table:table-cell>
          <table:table-cell table:formula="of:=EXP([.A344]*[.$B$1])" office:value-type="float" office:value="2.78152684012137" calcext:value-type="float">
            <text:p>2,782</text:p>
          </table:table-cell>
          <table:table-cell table:formula="of:=([.B344]-[.$B$3])/([.$B$1003]-[.$B$3])" office:value-type="float" office:value="0.0933443396060256" calcext:value-type="float">
            <text:p>0,093</text:p>
          </table:table-cell>
          <table:table-cell/>
          <table:table-cell table:formula="of:=[.A344]*65535" office:value-type="float" office:value="22347.435" calcext:value-type="float">
            <text:p>22347</text:p>
          </table:table-cell>
          <table:table-cell table:formula="of:=[.C344]*65535" office:value-type="float" office:value="6117.32129608089" calcext:value-type="float">
            <text:p>6117</text:p>
          </table:table-cell>
          <table:table-cell table:number-columns-repeated="1018"/>
        </table:table-row>
        <table:table-row table:style-name="ro1">
          <table:table-cell office:value-type="float" office:value="0.342" calcext:value-type="float">
            <text:p>0,342</text:p>
          </table:table-cell>
          <table:table-cell table:formula="of:=EXP([.A345]*[.$B$1])" office:value-type="float" office:value="2.78988395003878" calcext:value-type="float">
            <text:p>2,790</text:p>
          </table:table-cell>
          <table:table-cell table:formula="of:=([.B345]-[.$B$3])/([.$B$1003]-[.$B$3])" office:value-type="float" office:value="0.0937822162008022" calcext:value-type="float">
            <text:p>0,094</text:p>
          </table:table-cell>
          <table:table-cell/>
          <table:table-cell table:formula="of:=[.A345]*65535" office:value-type="float" office:value="22412.97" calcext:value-type="float">
            <text:p>22413</text:p>
          </table:table-cell>
          <table:table-cell table:formula="of:=[.C345]*65535" office:value-type="float" office:value="6146.01753871957" calcext:value-type="float">
            <text:p>6146</text:p>
          </table:table-cell>
          <table:table-cell table:number-columns-repeated="1018"/>
        </table:table-row>
        <table:table-row table:style-name="ro1">
          <table:table-cell office:value-type="float" office:value="0.343" calcext:value-type="float">
            <text:p>0,343</text:p>
          </table:table-cell>
          <table:table-cell table:formula="of:=EXP([.A346]*[.$B$1])" office:value-type="float" office:value="2.79826616893057" calcext:value-type="float">
            <text:p>2,798</text:p>
          </table:table-cell>
          <table:table-cell table:formula="of:=([.B346]-[.$B$3])/([.$B$1003]-[.$B$3])" office:value-type="float" office:value="0.0942214083977798" calcext:value-type="float">
            <text:p>0,094</text:p>
          </table:table-cell>
          <table:table-cell/>
          <table:table-cell table:formula="of:=[.A346]*65535" office:value-type="float" office:value="22478.505" calcext:value-type="float">
            <text:p>22479</text:p>
          </table:table-cell>
          <table:table-cell table:formula="of:=[.C346]*65535" office:value-type="float" office:value="6174.7999993485" calcext:value-type="float">
            <text:p>6175</text:p>
          </table:table-cell>
          <table:table-cell table:number-columns-repeated="1018"/>
        </table:table-row>
        <table:table-row table:style-name="ro1">
          <table:table-cell office:value-type="float" office:value="0.344" calcext:value-type="float">
            <text:p>0,344</text:p>
          </table:table-cell>
          <table:table-cell table:formula="of:=EXP([.A347]*[.$B$1])" office:value-type="float" office:value="2.80667357223677" calcext:value-type="float">
            <text:p>2,807</text:p>
          </table:table-cell>
          <table:table-cell table:formula="of:=([.B347]-[.$B$3])/([.$B$1003]-[.$B$3])" office:value-type="float" office:value="0.094661920149691" calcext:value-type="float">
            <text:p>0,095</text:p>
          </table:table-cell>
          <table:table-cell/>
          <table:table-cell table:formula="of:=[.A347]*65535" office:value-type="float" office:value="22544.04" calcext:value-type="float">
            <text:p>22544</text:p>
          </table:table-cell>
          <table:table-cell table:formula="of:=[.C347]*65535" office:value-type="float" office:value="6203.66893701" calcext:value-type="float">
            <text:p>6204</text:p>
          </table:table-cell>
          <table:table-cell table:number-columns-repeated="1018"/>
        </table:table-row>
        <table:table-row table:style-name="ro1">
          <table:table-cell office:value-type="float" office:value="0.345" calcext:value-type="float">
            <text:p>0,345</text:p>
          </table:table-cell>
          <table:table-cell table:formula="of:=EXP([.A348]*[.$B$1])" office:value-type="float" office:value="2.81510623562406" calcext:value-type="float">
            <text:p>2,815</text:p>
          </table:table-cell>
          <table:table-cell table:formula="of:=([.B348]-[.$B$3])/([.$B$1003]-[.$B$3])" office:value-type="float" office:value="0.0951037554211446" calcext:value-type="float">
            <text:p>0,095</text:p>
          </table:table-cell>
          <table:table-cell/>
          <table:table-cell table:formula="of:=[.A348]*65535" office:value-type="float" office:value="22609.575" calcext:value-type="float">
            <text:p>22610</text:p>
          </table:table-cell>
          <table:table-cell table:formula="of:=[.C348]*65535" office:value-type="float" office:value="6232.62461152471" calcext:value-type="float">
            <text:p>6233</text:p>
          </table:table-cell>
          <table:table-cell table:number-columns-repeated="1018"/>
        </table:table-row>
        <table:table-row table:style-name="ro1">
          <table:table-cell office:value-type="float" office:value="0.346" calcext:value-type="float">
            <text:p>0,346</text:p>
          </table:table-cell>
          <table:table-cell table:formula="of:=EXP([.A349]*[.$B$1])" office:value-type="float" office:value="2.82356423498648" calcext:value-type="float">
            <text:p>2,824</text:p>
          </table:table-cell>
          <table:table-cell table:formula="of:=([.B349]-[.$B$3])/([.$B$1003]-[.$B$3])" office:value-type="float" office:value="0.095546918188661" calcext:value-type="float">
            <text:p>0,096</text:p>
          </table:table-cell>
          <table:table-cell/>
          <table:table-cell table:formula="of:=[.A349]*65535" office:value-type="float" office:value="22675.11" calcext:value-type="float">
            <text:p>22675</text:p>
          </table:table-cell>
          <table:table-cell table:formula="of:=[.C349]*65535" office:value-type="float" office:value="6261.6672834939" calcext:value-type="float">
            <text:p>6262</text:p>
          </table:table-cell>
          <table:table-cell table:number-columns-repeated="1018"/>
        </table:table-row>
        <table:table-row table:style-name="ro1">
          <table:table-cell office:value-type="float" office:value="0.347" calcext:value-type="float">
            <text:p>0,347</text:p>
          </table:table-cell>
          <table:table-cell table:formula="of:=EXP([.A350]*[.$B$1])" office:value-type="float" office:value="2.83204764644607" calcext:value-type="float">
            <text:p>2,832</text:p>
          </table:table-cell>
          <table:table-cell table:formula="of:=([.B350]-[.$B$3])/([.$B$1003]-[.$B$3])" office:value-type="float" office:value="0.0959914124407082" calcext:value-type="float">
            <text:p>0,096</text:p>
          </table:table-cell>
          <table:table-cell/>
          <table:table-cell table:formula="of:=[.A350]*65535" office:value-type="float" office:value="22740.645" calcext:value-type="float">
            <text:p>22741</text:p>
          </table:table-cell>
          <table:table-cell table:formula="of:=[.C350]*65535" office:value-type="float" office:value="6290.79721430181" calcext:value-type="float">
            <text:p>6291</text:p>
          </table:table-cell>
          <table:table-cell table:number-columns-repeated="1018"/>
        </table:table-row>
        <table:table-row table:style-name="ro1">
          <table:table-cell office:value-type="float" office:value="0.348" calcext:value-type="float">
            <text:p>0,348</text:p>
          </table:table-cell>
          <table:table-cell table:formula="of:=EXP([.A351]*[.$B$1])" office:value-type="float" office:value="2.8405565463536" calcext:value-type="float">
            <text:p>2,841</text:p>
          </table:table-cell>
          <table:table-cell table:formula="of:=([.B351]-[.$B$3])/([.$B$1003]-[.$B$3])" office:value-type="float" office:value="0.0964372421777374" calcext:value-type="float">
            <text:p>0,096</text:p>
          </table:table-cell>
          <table:table-cell/>
          <table:table-cell table:formula="of:=[.A351]*65535" office:value-type="float" office:value="22806.18" calcext:value-type="float">
            <text:p>22806</text:p>
          </table:table-cell>
          <table:table-cell table:formula="of:=[.C351]*65535" office:value-type="float" office:value="6320.01466611802" calcext:value-type="float">
            <text:p>6320</text:p>
          </table:table-cell>
          <table:table-cell table:number-columns-repeated="1018"/>
        </table:table-row>
        <table:table-row table:style-name="ro1">
          <table:table-cell office:value-type="float" office:value="0.349" calcext:value-type="float">
            <text:p>0,349</text:p>
          </table:table-cell>
          <table:table-cell table:formula="of:=EXP([.A352]*[.$B$1])" office:value-type="float" office:value="2.84909101128921" calcext:value-type="float">
            <text:p>2,849</text:p>
          </table:table-cell>
          <table:table-cell table:formula="of:=([.B352]-[.$B$3])/([.$B$1003]-[.$B$3])" office:value-type="float" office:value="0.0968844114122192" calcext:value-type="float">
            <text:p>0,097</text:p>
          </table:table-cell>
          <table:table-cell/>
          <table:table-cell table:formula="of:=[.A352]*65535" office:value-type="float" office:value="22871.715" calcext:value-type="float">
            <text:p>22872</text:p>
          </table:table-cell>
          <table:table-cell table:formula="of:=[.C352]*65535" office:value-type="float" office:value="6349.31990189979" calcext:value-type="float">
            <text:p>6349</text:p>
          </table:table-cell>
          <table:table-cell table:number-columns-repeated="1018"/>
        </table:table-row>
        <table:table-row table:style-name="ro1">
          <table:table-cell office:value-type="float" office:value="0.35" calcext:value-type="float">
            <text:p>0,350</text:p>
          </table:table-cell>
          <table:table-cell table:formula="of:=EXP([.A353]*[.$B$1])" office:value-type="float" office:value="2.85765111806316" calcext:value-type="float">
            <text:p>2,858</text:p>
          </table:table-cell>
          <table:table-cell table:formula="of:=([.B353]-[.$B$3])/([.$B$1003]-[.$B$3])" office:value-type="float" office:value="0.0973329241686798" calcext:value-type="float">
            <text:p>0,097</text:p>
          </table:table-cell>
          <table:table-cell/>
          <table:table-cell table:formula="of:=[.A353]*65535" office:value-type="float" office:value="22937.25" calcext:value-type="float">
            <text:p>22937</text:p>
          </table:table-cell>
          <table:table-cell table:formula="of:=[.C353]*65535" office:value-type="float" office:value="6378.71318539443" calcext:value-type="float">
            <text:p>6379</text:p>
          </table:table-cell>
          <table:table-cell table:number-columns-repeated="1018"/>
        </table:table-row>
        <table:table-row table:style-name="ro1">
          <table:table-cell office:value-type="float" office:value="0.351" calcext:value-type="float">
            <text:p>0,351</text:p>
          </table:table-cell>
          <table:table-cell table:formula="of:=EXP([.A354]*[.$B$1])" office:value-type="float" office:value="2.86623694371647" calcext:value-type="float">
            <text:p>2,866</text:p>
          </table:table-cell>
          <table:table-cell table:formula="of:=([.B354]-[.$B$3])/([.$B$1003]-[.$B$3])" office:value-type="float" office:value="0.097782784483737" calcext:value-type="float">
            <text:p>0,098</text:p>
          </table:table-cell>
          <table:table-cell/>
          <table:table-cell table:formula="of:=[.A354]*65535" office:value-type="float" office:value="23002.785" calcext:value-type="float">
            <text:p>23003</text:p>
          </table:table-cell>
          <table:table-cell table:formula="of:=[.C354]*65535" office:value-type="float" office:value="6408.19478114171" calcext:value-type="float">
            <text:p>6408</text:p>
          </table:table-cell>
          <table:table-cell table:number-columns-repeated="1018"/>
        </table:table-row>
        <table:table-row table:style-name="ro1">
          <table:table-cell office:value-type="float" office:value="0.352" calcext:value-type="float">
            <text:p>0,352</text:p>
          </table:table-cell>
          <table:table-cell table:formula="of:=EXP([.A355]*[.$B$1])" office:value-type="float" office:value="2.87484856552161" calcext:value-type="float">
            <text:p>2,875</text:p>
          </table:table-cell>
          <table:table-cell table:formula="of:=([.B355]-[.$B$3])/([.$B$1003]-[.$B$3])" office:value-type="float" office:value="0.0982339964061367" calcext:value-type="float">
            <text:p>0,098</text:p>
          </table:table-cell>
          <table:table-cell/>
          <table:table-cell table:formula="of:=[.A355]*65535" office:value-type="float" office:value="23068.32" calcext:value-type="float">
            <text:p>23068</text:p>
          </table:table-cell>
          <table:table-cell table:formula="of:=[.C355]*65535" office:value-type="float" office:value="6437.76495447617" calcext:value-type="float">
            <text:p>6438</text:p>
          </table:table-cell>
          <table:table-cell table:number-columns-repeated="1018"/>
        </table:table-row>
        <table:table-row table:style-name="ro1">
          <table:table-cell office:value-type="float" office:value="0.353" calcext:value-type="float">
            <text:p>0,353</text:p>
          </table:table-cell>
          <table:table-cell table:formula="of:=EXP([.A356]*[.$B$1])" office:value-type="float" office:value="2.88348606098324" calcext:value-type="float">
            <text:p>2,883</text:p>
          </table:table-cell>
          <table:table-cell table:formula="of:=([.B356]-[.$B$3])/([.$B$1003]-[.$B$3])" office:value-type="float" office:value="0.0986865639967892" calcext:value-type="float">
            <text:p>0,099</text:p>
          </table:table-cell>
          <table:table-cell/>
          <table:table-cell table:formula="of:=[.A356]*65535" office:value-type="float" office:value="23133.855" calcext:value-type="float">
            <text:p>23134</text:p>
          </table:table-cell>
          <table:table-cell table:formula="of:=[.C356]*65535" office:value-type="float" office:value="6467.42397152958" calcext:value-type="float">
            <text:p>6467</text:p>
          </table:table-cell>
          <table:table-cell table:number-columns-repeated="1018"/>
        </table:table-row>
        <table:table-row table:style-name="ro1">
          <table:table-cell office:value-type="float" office:value="0.354" calcext:value-type="float">
            <text:p>0,354</text:p>
          </table:table-cell>
          <table:table-cell table:formula="of:=EXP([.A357]*[.$B$1])" office:value-type="float" office:value="2.89214950783889" calcext:value-type="float">
            <text:p>2,892</text:p>
          </table:table-cell>
          <table:table-cell table:formula="of:=([.B357]-[.$B$3])/([.$B$1003]-[.$B$3])" office:value-type="float" office:value="0.0991404913288059" calcext:value-type="float">
            <text:p>0,099</text:p>
          </table:table-cell>
          <table:table-cell/>
          <table:table-cell table:formula="of:=[.A357]*65535" office:value-type="float" office:value="23199.39" calcext:value-type="float">
            <text:p>23199</text:p>
          </table:table-cell>
          <table:table-cell table:formula="of:=[.C357]*65535" office:value-type="float" office:value="6497.17209923329" calcext:value-type="float">
            <text:p>6497</text:p>
          </table:table-cell>
          <table:table-cell table:number-columns-repeated="1018"/>
        </table:table-row>
        <table:table-row table:style-name="ro1">
          <table:table-cell office:value-type="float" office:value="0.355" calcext:value-type="float">
            <text:p>0,355</text:p>
          </table:table-cell>
          <table:table-cell table:formula="of:=EXP([.A358]*[.$B$1])" office:value-type="float" office:value="2.90083898405963" calcext:value-type="float">
            <text:p>2,901</text:p>
          </table:table-cell>
          <table:table-cell table:formula="of:=([.B358]-[.$B$3])/([.$B$1003]-[.$B$3])" office:value-type="float" office:value="0.0995957824875359" calcext:value-type="float">
            <text:p>0,100</text:p>
          </table:table-cell>
          <table:table-cell/>
          <table:table-cell table:formula="of:=[.A358]*65535" office:value-type="float" office:value="23264.925" calcext:value-type="float">
            <text:p>23265</text:p>
          </table:table-cell>
          <table:table-cell table:formula="of:=[.C358]*65535" office:value-type="float" office:value="6527.00960532067" calcext:value-type="float">
            <text:p>6527</text:p>
          </table:table-cell>
          <table:table-cell table:number-columns-repeated="1018"/>
        </table:table-row>
        <table:table-row table:style-name="ro1">
          <table:table-cell office:value-type="float" office:value="0.356" calcext:value-type="float">
            <text:p>0,356</text:p>
          </table:table-cell>
          <table:table-cell table:formula="of:=EXP([.A359]*[.$B$1])" office:value-type="float" office:value="2.90955456785081" calcext:value-type="float">
            <text:p>2,910</text:p>
          </table:table-cell>
          <table:table-cell table:formula="of:=([.B359]-[.$B$3])/([.$B$1003]-[.$B$3])" office:value-type="float" office:value="0.100052441570603" calcext:value-type="float">
            <text:p>0,100</text:p>
          </table:table-cell>
          <table:table-cell/>
          <table:table-cell table:formula="of:=[.A359]*65535" office:value-type="float" office:value="23330.46" calcext:value-type="float">
            <text:p>23330</text:p>
          </table:table-cell>
          <table:table-cell table:formula="of:=[.C359]*65535" office:value-type="float" office:value="6556.93675832944" calcext:value-type="float">
            <text:p>6557</text:p>
          </table:table-cell>
          <table:table-cell table:number-columns-repeated="1018"/>
        </table:table-row>
        <table:table-row table:style-name="ro1">
          <table:table-cell office:value-type="float" office:value="0.357" calcext:value-type="float">
            <text:p>0,357</text:p>
          </table:table-cell>
          <table:table-cell table:formula="of:=EXP([.A360]*[.$B$1])" office:value-type="float" office:value="2.91829633765274" calcext:value-type="float">
            <text:p>2,918</text:p>
          </table:table-cell>
          <table:table-cell table:formula="of:=([.B360]-[.$B$3])/([.$B$1003]-[.$B$3])" office:value-type="float" office:value="0.100510472687941" calcext:value-type="float">
            <text:p>0,101</text:p>
          </table:table-cell>
          <table:table-cell/>
          <table:table-cell table:formula="of:=[.A360]*65535" office:value-type="float" office:value="23395.995" calcext:value-type="float">
            <text:p>23396</text:p>
          </table:table-cell>
          <table:table-cell table:formula="of:=[.C360]*65535" office:value-type="float" office:value="6586.95382760421" calcext:value-type="float">
            <text:p>6587</text:p>
          </table:table-cell>
          <table:table-cell table:number-columns-repeated="1018"/>
        </table:table-row>
        <table:table-row table:style-name="ro1">
          <table:table-cell office:value-type="float" office:value="0.358" calcext:value-type="float">
            <text:p>0,358</text:p>
          </table:table-cell>
          <table:table-cell table:formula="of:=EXP([.A361]*[.$B$1])" office:value-type="float" office:value="2.92706437214141" calcext:value-type="float">
            <text:p>2,927</text:p>
          </table:table-cell>
          <table:table-cell table:formula="of:=([.B361]-[.$B$3])/([.$B$1003]-[.$B$3])" office:value-type="float" office:value="0.100969879961834" calcext:value-type="float">
            <text:p>0,101</text:p>
          </table:table-cell>
          <table:table-cell/>
          <table:table-cell table:formula="of:=[.A361]*65535" office:value-type="float" office:value="23461.53" calcext:value-type="float">
            <text:p>23462</text:p>
          </table:table-cell>
          <table:table-cell table:formula="of:=[.C361]*65535" office:value-type="float" office:value="6617.06108329879" calcext:value-type="float">
            <text:p>6617</text:p>
          </table:table-cell>
          <table:table-cell table:number-columns-repeated="1018"/>
        </table:table-row>
        <table:table-row table:style-name="ro1">
          <table:table-cell office:value-type="float" office:value="0.359" calcext:value-type="float">
            <text:p>0,359</text:p>
          </table:table-cell>
          <table:table-cell table:formula="of:=EXP([.A362]*[.$B$1])" office:value-type="float" office:value="2.93585875022918" calcext:value-type="float">
            <text:p>2,936</text:p>
          </table:table-cell>
          <table:table-cell table:formula="of:=([.B362]-[.$B$3])/([.$B$1003]-[.$B$3])" office:value-type="float" office:value="0.10143066752695" calcext:value-type="float">
            <text:p>0,101</text:p>
          </table:table-cell>
          <table:table-cell/>
          <table:table-cell table:formula="of:=[.A362]*65535" office:value-type="float" office:value="23527.065" calcext:value-type="float">
            <text:p>23527</text:p>
          </table:table-cell>
          <table:table-cell table:formula="of:=[.C362]*65535" office:value-type="float" office:value="6647.25879637868" calcext:value-type="float">
            <text:p>6647</text:p>
          </table:table-cell>
          <table:table-cell table:number-columns-repeated="1018"/>
        </table:table-row>
        <table:table-row table:style-name="ro1">
          <table:table-cell office:value-type="float" office:value="0.36" calcext:value-type="float">
            <text:p>0,360</text:p>
          </table:table-cell>
          <table:table-cell table:formula="of:=EXP([.A363]*[.$B$1])" office:value-type="float" office:value="2.94467955106552" calcext:value-type="float">
            <text:p>2,945</text:p>
          </table:table-cell>
          <table:table-cell table:formula="of:=([.B363]-[.$B$3])/([.$B$1003]-[.$B$3])" office:value-type="float" office:value="0.101892839530381" calcext:value-type="float">
            <text:p>0,102</text:p>
          </table:table-cell>
          <table:table-cell/>
          <table:table-cell table:formula="of:=[.A363]*65535" office:value-type="float" office:value="23592.6" calcext:value-type="float">
            <text:p>23593</text:p>
          </table:table-cell>
          <table:table-cell table:formula="of:=[.C363]*65535" office:value-type="float" office:value="6677.54723862352" calcext:value-type="float">
            <text:p>6678</text:p>
          </table:table-cell>
          <table:table-cell table:number-columns-repeated="1018"/>
        </table:table-row>
        <table:table-row table:style-name="ro1">
          <table:table-cell office:value-type="float" office:value="0.361" calcext:value-type="float">
            <text:p>0,361</text:p>
          </table:table-cell>
          <table:table-cell table:formula="of:=EXP([.A364]*[.$B$1])" office:value-type="float" office:value="2.9535268540377" calcext:value-type="float">
            <text:p>2,954</text:p>
          </table:table-cell>
          <table:table-cell table:formula="of:=([.B364]-[.$B$3])/([.$B$1003]-[.$B$3])" office:value-type="float" office:value="0.102356400131678" calcext:value-type="float">
            <text:p>0,102</text:p>
          </table:table-cell>
          <table:table-cell/>
          <table:table-cell table:formula="of:=[.A364]*65535" office:value-type="float" office:value="23658.135" calcext:value-type="float">
            <text:p>23658</text:p>
          </table:table-cell>
          <table:table-cell table:formula="of:=[.C364]*65535" office:value-type="float" office:value="6707.92668262949" calcext:value-type="float">
            <text:p>6708</text:p>
          </table:table-cell>
          <table:table-cell table:number-columns-repeated="1018"/>
        </table:table-row>
        <table:table-row table:style-name="ro1">
          <table:table-cell office:value-type="float" office:value="0.362" calcext:value-type="float">
            <text:p>0,362</text:p>
          </table:table-cell>
          <table:table-cell table:formula="of:=EXP([.A365]*[.$B$1])" office:value-type="float" office:value="2.9624007387715" calcext:value-type="float">
            <text:p>2,962</text:p>
          </table:table-cell>
          <table:table-cell table:formula="of:=([.B365]-[.$B$3])/([.$B$1003]-[.$B$3])" office:value-type="float" office:value="0.102821353502888" calcext:value-type="float">
            <text:p>0,103</text:p>
          </table:table-cell>
          <table:table-cell/>
          <table:table-cell table:formula="of:=[.A365]*65535" office:value-type="float" office:value="23723.67" calcext:value-type="float">
            <text:p>23724</text:p>
          </table:table-cell>
          <table:table-cell table:formula="of:=[.C365]*65535" office:value-type="float" office:value="6738.39740181177" calcext:value-type="float">
            <text:p>6738</text:p>
          </table:table-cell>
          <table:table-cell table:number-columns-repeated="1018"/>
        </table:table-row>
        <table:table-row table:style-name="ro1">
          <table:table-cell office:value-type="float" office:value="0.363" calcext:value-type="float">
            <text:p>0,363</text:p>
          </table:table-cell>
          <table:table-cell table:formula="of:=EXP([.A366]*[.$B$1])" office:value-type="float" office:value="2.97130128513195" calcext:value-type="float">
            <text:p>2,971</text:p>
          </table:table-cell>
          <table:table-cell table:formula="of:=([.B366]-[.$B$3])/([.$B$1003]-[.$B$3])" office:value-type="float" office:value="0.103287703828596" calcext:value-type="float">
            <text:p>0,103</text:p>
          </table:table-cell>
          <table:table-cell/>
          <table:table-cell table:formula="of:=[.A366]*65535" office:value-type="float" office:value="23789.205" calcext:value-type="float">
            <text:p>23789</text:p>
          </table:table-cell>
          <table:table-cell table:formula="of:=[.C366]*65535" office:value-type="float" office:value="6768.95967040707" calcext:value-type="float">
            <text:p>6769</text:p>
          </table:table-cell>
          <table:table-cell table:number-columns-repeated="1018"/>
        </table:table-row>
        <table:table-row table:style-name="ro1">
          <table:table-cell office:value-type="float" office:value="0.364" calcext:value-type="float">
            <text:p>0,364</text:p>
          </table:table-cell>
          <table:table-cell table:formula="of:=EXP([.A367]*[.$B$1])" office:value-type="float" office:value="2.98022857322402" calcext:value-type="float">
            <text:p>2,980</text:p>
          </table:table-cell>
          <table:table-cell table:formula="of:=([.B367]-[.$B$3])/([.$B$1003]-[.$B$3])" office:value-type="float" office:value="0.103755455305959" calcext:value-type="float">
            <text:p>0,104</text:p>
          </table:table-cell>
          <table:table-cell/>
          <table:table-cell table:formula="of:=[.A367]*65535" office:value-type="float" office:value="23854.74" calcext:value-type="float">
            <text:p>23855</text:p>
          </table:table-cell>
          <table:table-cell table:formula="of:=[.C367]*65535" office:value-type="float" office:value="6799.61376347599" calcext:value-type="float">
            <text:p>6800</text:p>
          </table:table-cell>
          <table:table-cell table:number-columns-repeated="1018"/>
        </table:table-row>
        <table:table-row table:style-name="ro1">
          <table:table-cell office:value-type="float" office:value="0.365" calcext:value-type="float">
            <text:p>0,365</text:p>
          </table:table-cell>
          <table:table-cell table:formula="of:=EXP([.A368]*[.$B$1])" office:value-type="float" office:value="2.98918268339336" calcext:value-type="float">
            <text:p>2,989</text:p>
          </table:table-cell>
          <table:table-cell table:formula="of:=([.B368]-[.$B$3])/([.$B$1003]-[.$B$3])" office:value-type="float" office:value="0.104224612144741" calcext:value-type="float">
            <text:p>0,104</text:p>
          </table:table-cell>
          <table:table-cell/>
          <table:table-cell table:formula="of:=[.A368]*65535" office:value-type="float" office:value="23920.275" calcext:value-type="float">
            <text:p>23920</text:p>
          </table:table-cell>
          <table:table-cell table:formula="of:=[.C368]*65535" office:value-type="float" office:value="6830.35995690558" calcext:value-type="float">
            <text:p>6830</text:p>
          </table:table-cell>
          <table:table-cell table:number-columns-repeated="1018"/>
        </table:table-row>
        <table:table-row table:style-name="ro1">
          <table:table-cell office:value-type="float" office:value="0.366" calcext:value-type="float">
            <text:p>0,366</text:p>
          </table:table-cell>
          <table:table-cell table:formula="of:=EXP([.A369]*[.$B$1])" office:value-type="float" office:value="2.99816369622704" calcext:value-type="float">
            <text:p>2,998</text:p>
          </table:table-cell>
          <table:table-cell table:formula="of:=([.B369]-[.$B$3])/([.$B$1003]-[.$B$3])" office:value-type="float" office:value="0.104695178567358" calcext:value-type="float">
            <text:p>0,105</text:p>
          </table:table-cell>
          <table:table-cell/>
          <table:table-cell table:formula="of:=[.A369]*65535" office:value-type="float" office:value="23985.81" calcext:value-type="float">
            <text:p>23986</text:p>
          </table:table-cell>
          <table:table-cell table:formula="of:=[.C369]*65535" office:value-type="float" office:value="6861.1985274118" calcext:value-type="float">
            <text:p>6861</text:p>
          </table:table-cell>
          <table:table-cell table:number-columns-repeated="1018"/>
        </table:table-row>
        <table:table-row table:style-name="ro1">
          <table:table-cell office:value-type="float" office:value="0.367" calcext:value-type="float">
            <text:p>0,367</text:p>
          </table:table-cell>
          <table:table-cell table:formula="of:=EXP([.A370]*[.$B$1])" office:value-type="float" office:value="3.00717169255421" calcext:value-type="float">
            <text:p>3,007</text:p>
          </table:table-cell>
          <table:table-cell table:formula="of:=([.B370]-[.$B$3])/([.$B$1003]-[.$B$3])" office:value-type="float" office:value="0.105167158808911" calcext:value-type="float">
            <text:p>0,105</text:p>
          </table:table-cell>
          <table:table-cell/>
          <table:table-cell table:formula="of:=[.A370]*65535" office:value-type="float" office:value="24051.345" calcext:value-type="float">
            <text:p>24051</text:p>
          </table:table-cell>
          <table:table-cell table:formula="of:=[.C370]*65535" office:value-type="float" office:value="6892.12975254198" calcext:value-type="float">
            <text:p>6892</text:p>
          </table:table-cell>
          <table:table-cell table:number-columns-repeated="1018"/>
        </table:table-row>
        <table:table-row table:style-name="ro1">
          <table:table-cell office:value-type="float" office:value="0.368" calcext:value-type="float">
            <text:p>0,368</text:p>
          </table:table-cell>
          <table:table-cell table:formula="of:=EXP([.A371]*[.$B$1])" office:value-type="float" office:value="3.01620675344692" calcext:value-type="float">
            <text:p>3,016</text:p>
          </table:table-cell>
          <table:table-cell table:formula="of:=([.B371]-[.$B$3])/([.$B$1003]-[.$B$3])" office:value-type="float" office:value="0.105640557117225" calcext:value-type="float">
            <text:p>0,106</text:p>
          </table:table-cell>
          <table:table-cell/>
          <table:table-cell table:formula="of:=[.A371]*65535" office:value-type="float" office:value="24116.88" calcext:value-type="float">
            <text:p>24117</text:p>
          </table:table-cell>
          <table:table-cell table:formula="of:=[.C371]*65535" office:value-type="float" office:value="6923.15391067736" calcext:value-type="float">
            <text:p>6923</text:p>
          </table:table-cell>
          <table:table-cell table:number-columns-repeated="1018"/>
        </table:table-row>
        <table:table-row table:style-name="ro1">
          <table:table-cell office:value-type="float" office:value="0.369" calcext:value-type="float">
            <text:p>0,369</text:p>
          </table:table-cell>
          <table:table-cell table:formula="of:=EXP([.A372]*[.$B$1])" office:value-type="float" office:value="3.02526896022077" calcext:value-type="float">
            <text:p>3,025</text:p>
          </table:table-cell>
          <table:table-cell table:formula="of:=([.B372]-[.$B$3])/([.$B$1003]-[.$B$3])" office:value-type="float" office:value="0.106115377752889" calcext:value-type="float">
            <text:p>0,106</text:p>
          </table:table-cell>
          <table:table-cell/>
          <table:table-cell table:formula="of:=[.A372]*65535" office:value-type="float" office:value="24182.415" calcext:value-type="float">
            <text:p>24182</text:p>
          </table:table-cell>
          <table:table-cell table:formula="of:=[.C372]*65535" office:value-type="float" office:value="6954.27128103557" calcext:value-type="float">
            <text:p>6954</text:p>
          </table:table-cell>
          <table:table-cell table:number-columns-repeated="1018"/>
        </table:table-row>
        <table:table-row table:style-name="ro1">
          <table:table-cell office:value-type="float" office:value="0.37" calcext:value-type="float">
            <text:p>0,370</text:p>
          </table:table-cell>
          <table:table-cell table:formula="of:=EXP([.A373]*[.$B$1])" office:value-type="float" office:value="3.03435839443568" calcext:value-type="float">
            <text:p>3,034</text:p>
          </table:table-cell>
          <table:table-cell table:formula="of:=([.B373]-[.$B$3])/([.$B$1003]-[.$B$3])" office:value-type="float" office:value="0.10659162498929" calcext:value-type="float">
            <text:p>0,107</text:p>
          </table:table-cell>
          <table:table-cell/>
          <table:table-cell table:formula="of:=[.A373]*65535" office:value-type="float" office:value="24247.95" calcext:value-type="float">
            <text:p>24248</text:p>
          </table:table-cell>
          <table:table-cell table:formula="of:=[.C373]*65535" office:value-type="float" office:value="6985.48214367315" calcext:value-type="float">
            <text:p>6985</text:p>
          </table:table-cell>
          <table:table-cell table:number-columns-repeated="1018"/>
        </table:table-row>
        <table:table-row table:style-name="ro1">
          <table:table-cell office:value-type="float" office:value="0.371" calcext:value-type="float">
            <text:p>0,371</text:p>
          </table:table-cell>
          <table:table-cell table:formula="of:=EXP([.A374]*[.$B$1])" office:value-type="float" office:value="3.04347513789662" calcext:value-type="float">
            <text:p>3,043</text:p>
          </table:table-cell>
          <table:table-cell table:formula="of:=([.B374]-[.$B$3])/([.$B$1003]-[.$B$3])" office:value-type="float" office:value="0.107069303112659" calcext:value-type="float">
            <text:p>0,107</text:p>
          </table:table-cell>
          <table:table-cell/>
          <table:table-cell table:formula="of:=[.A374]*65535" office:value-type="float" office:value="24313.485" calcext:value-type="float">
            <text:p>24313</text:p>
          </table:table-cell>
          <table:table-cell table:formula="of:=[.C374]*65535" office:value-type="float" office:value="7016.78677948808" calcext:value-type="float">
            <text:p>7017</text:p>
          </table:table-cell>
          <table:table-cell table:number-columns-repeated="1018"/>
        </table:table-row>
        <table:table-row table:style-name="ro1">
          <table:table-cell office:value-type="float" office:value="0.372" calcext:value-type="float">
            <text:p>0,372</text:p>
          </table:table-cell>
          <table:table-cell table:formula="of:=EXP([.A375]*[.$B$1])" office:value-type="float" office:value="3.05261927265434" calcext:value-type="float">
            <text:p>3,053</text:p>
          </table:table-cell>
          <table:table-cell table:formula="of:=([.B375]-[.$B$3])/([.$B$1003]-[.$B$3])" office:value-type="float" office:value="0.1075484164221" calcext:value-type="float">
            <text:p>0,108</text:p>
          </table:table-cell>
          <table:table-cell/>
          <table:table-cell table:formula="of:=[.A375]*65535" office:value-type="float" office:value="24379.02" calcext:value-type="float">
            <text:p>24379</text:p>
          </table:table-cell>
          <table:table-cell table:formula="of:=[.C375]*65535" office:value-type="float" office:value="7048.18547022229" calcext:value-type="float">
            <text:p>7048</text:p>
          </table:table-cell>
          <table:table-cell table:number-columns-repeated="1018"/>
        </table:table-row>
        <table:table-row table:style-name="ro1">
          <table:table-cell office:value-type="float" office:value="0.373" calcext:value-type="float">
            <text:p>0,373</text:p>
          </table:table-cell>
          <table:table-cell table:formula="of:=EXP([.A376]*[.$B$1])" office:value-type="float" office:value="3.06179088100613" calcext:value-type="float">
            <text:p>3,062</text:p>
          </table:table-cell>
          <table:table-cell table:formula="of:=([.B376]-[.$B$3])/([.$B$1003]-[.$B$3])" office:value-type="float" office:value="0.108028969229636" calcext:value-type="float">
            <text:p>0,108</text:p>
          </table:table-cell>
          <table:table-cell/>
          <table:table-cell table:formula="of:=[.A376]*65535" office:value-type="float" office:value="24444.555" calcext:value-type="float">
            <text:p>24445</text:p>
          </table:table-cell>
          <table:table-cell table:formula="of:=[.C376]*65535" office:value-type="float" office:value="7079.67849846422" calcext:value-type="float">
            <text:p>7080</text:p>
          </table:table-cell>
          <table:table-cell table:number-columns-repeated="1018"/>
        </table:table-row>
        <table:table-row table:style-name="ro1">
          <table:table-cell office:value-type="float" office:value="0.374" calcext:value-type="float">
            <text:p>0,374</text:p>
          </table:table-cell>
          <table:table-cell table:formula="of:=EXP([.A377]*[.$B$1])" office:value-type="float" office:value="3.07099004549651" calcext:value-type="float">
            <text:p>3,071</text:p>
          </table:table-cell>
          <table:table-cell table:formula="of:=([.B377]-[.$B$3])/([.$B$1003]-[.$B$3])" office:value-type="float" office:value="0.108510965860248" calcext:value-type="float">
            <text:p>0,109</text:p>
          </table:table-cell>
          <table:table-cell/>
          <table:table-cell table:formula="of:=[.A377]*65535" office:value-type="float" office:value="24510.09" calcext:value-type="float">
            <text:p>24510</text:p>
          </table:table-cell>
          <table:table-cell table:formula="of:=[.C377]*65535" office:value-type="float" office:value="7111.26614765132" calcext:value-type="float">
            <text:p>7111</text:p>
          </table:table-cell>
          <table:table-cell table:number-columns-repeated="1018"/>
        </table:table-row>
        <table:table-row table:style-name="ro1">
          <table:table-cell office:value-type="float" office:value="0.375" calcext:value-type="float">
            <text:p>0,375</text:p>
          </table:table-cell>
          <table:table-cell table:formula="of:=EXP([.A378]*[.$B$1])" office:value-type="float" office:value="3.08021684891803" calcext:value-type="float">
            <text:p>3,080</text:p>
          </table:table-cell>
          <table:table-cell table:formula="of:=([.B378]-[.$B$3])/([.$B$1003]-[.$B$3])" office:value-type="float" office:value="0.108994410651906" calcext:value-type="float">
            <text:p>0,109</text:p>
          </table:table-cell>
          <table:table-cell/>
          <table:table-cell table:formula="of:=[.A378]*65535" office:value-type="float" office:value="24575.625" calcext:value-type="float">
            <text:p>24576</text:p>
          </table:table-cell>
          <table:table-cell table:formula="of:=[.C378]*65535" office:value-type="float" office:value="7142.94870207266" calcext:value-type="float">
            <text:p>7143</text:p>
          </table:table-cell>
          <table:table-cell table:number-columns-repeated="1018"/>
        </table:table-row>
        <table:table-row table:style-name="ro1">
          <table:table-cell office:value-type="float" office:value="0.376" calcext:value-type="float">
            <text:p>0,376</text:p>
          </table:table-cell>
          <table:table-cell table:formula="of:=EXP([.A379]*[.$B$1])" office:value-type="float" office:value="3.08947137431198" calcext:value-type="float">
            <text:p>3,089</text:p>
          </table:table-cell>
          <table:table-cell table:formula="of:=([.B379]-[.$B$3])/([.$B$1003]-[.$B$3])" office:value-type="float" office:value="0.109479307955618" calcext:value-type="float">
            <text:p>0,109</text:p>
          </table:table-cell>
          <table:table-cell/>
          <table:table-cell table:formula="of:=[.A379]*65535" office:value-type="float" office:value="24641.16" calcext:value-type="float">
            <text:p>24641</text:p>
          </table:table-cell>
          <table:table-cell table:formula="of:=[.C379]*65535" office:value-type="float" office:value="7174.72644687144" calcext:value-type="float">
            <text:p>7175</text:p>
          </table:table-cell>
          <table:table-cell table:number-columns-repeated="1018"/>
        </table:table-row>
        <table:table-row table:style-name="ro1">
          <table:table-cell office:value-type="float" office:value="0.377" calcext:value-type="float">
            <text:p>0,377</text:p>
          </table:table-cell>
          <table:table-cell table:formula="of:=EXP([.A380]*[.$B$1])" office:value-type="float" office:value="3.09875370496916" calcext:value-type="float">
            <text:p>3,099</text:p>
          </table:table-cell>
          <table:table-cell table:formula="of:=([.B380]-[.$B$3])/([.$B$1003]-[.$B$3])" office:value-type="float" office:value="0.109965662135463" calcext:value-type="float">
            <text:p>0,110</text:p>
          </table:table-cell>
          <table:table-cell/>
          <table:table-cell table:formula="of:=[.A380]*65535" office:value-type="float" office:value="24706.695" calcext:value-type="float">
            <text:p>24707</text:p>
          </table:table-cell>
          <table:table-cell table:formula="of:=[.C380]*65535" office:value-type="float" office:value="7206.59966804756" calcext:value-type="float">
            <text:p>7207</text:p>
          </table:table-cell>
          <table:table-cell table:number-columns-repeated="1018"/>
        </table:table-row>
        <table:table-row table:style-name="ro1">
          <table:table-cell office:value-type="float" office:value="0.378" calcext:value-type="float">
            <text:p>0,378</text:p>
          </table:table-cell>
          <table:table-cell table:formula="of:=EXP([.A381]*[.$B$1])" office:value-type="float" office:value="3.10806392443059" calcext:value-type="float">
            <text:p>3,108</text:p>
          </table:table-cell>
          <table:table-cell table:formula="of:=([.B381]-[.$B$3])/([.$B$1003]-[.$B$3])" office:value-type="float" office:value="0.110453477568631" calcext:value-type="float">
            <text:p>0,110</text:p>
          </table:table-cell>
          <table:table-cell/>
          <table:table-cell table:formula="of:=[.A381]*65535" office:value-type="float" office:value="24772.23" calcext:value-type="float">
            <text:p>24772</text:p>
          </table:table-cell>
          <table:table-cell table:formula="of:=[.C381]*65535" office:value-type="float" office:value="7238.56865246025" calcext:value-type="float">
            <text:p>7239</text:p>
          </table:table-cell>
          <table:table-cell table:number-columns-repeated="1018"/>
        </table:table-row>
        <table:table-row table:style-name="ro1">
          <table:table-cell office:value-type="float" office:value="0.379" calcext:value-type="float">
            <text:p>0,379</text:p>
          </table:table-cell>
          <table:table-cell table:formula="of:=EXP([.A382]*[.$B$1])" office:value-type="float" office:value="3.11740211648833" calcext:value-type="float">
            <text:p>3,117</text:p>
          </table:table-cell>
          <table:table-cell table:formula="of:=([.B382]-[.$B$3])/([.$B$1003]-[.$B$3])" office:value-type="float" office:value="0.110942758645465" calcext:value-type="float">
            <text:p>0,111</text:p>
          </table:table-cell>
          <table:table-cell/>
          <table:table-cell table:formula="of:=[.A382]*65535" office:value-type="float" office:value="24837.765" calcext:value-type="float">
            <text:p>24838</text:p>
          </table:table-cell>
          <table:table-cell table:formula="of:=[.C382]*65535" office:value-type="float" office:value="7270.63368783058" calcext:value-type="float">
            <text:p>7271</text:p>
          </table:table-cell>
          <table:table-cell table:number-columns-repeated="1018"/>
        </table:table-row>
        <table:table-row table:style-name="ro1">
          <table:table-cell office:value-type="float" office:value="0.38" calcext:value-type="float">
            <text:p>0,380</text:p>
          </table:table-cell>
          <table:table-cell table:formula="of:=EXP([.A383]*[.$B$1])" office:value-type="float" office:value="3.12676836518616" calcext:value-type="float">
            <text:p>3,127</text:p>
          </table:table-cell>
          <table:table-cell table:formula="of:=([.B383]-[.$B$3])/([.$B$1003]-[.$B$3])" office:value-type="float" office:value="0.111433509769498" calcext:value-type="float">
            <text:p>0,111</text:p>
          </table:table-cell>
          <table:table-cell/>
          <table:table-cell table:formula="of:=[.A383]*65535" office:value-type="float" office:value="24903.3" calcext:value-type="float">
            <text:p>24903</text:p>
          </table:table-cell>
          <table:table-cell table:formula="of:=[.C383]*65535" office:value-type="float" office:value="7302.79506274408" calcext:value-type="float">
            <text:p>7303</text:p>
          </table:table-cell>
          <table:table-cell table:number-columns-repeated="1018"/>
        </table:table-row>
        <table:table-row table:style-name="ro1">
          <table:table-cell office:value-type="float" office:value="0.381" calcext:value-type="float">
            <text:p>0,381</text:p>
          </table:table-cell>
          <table:table-cell table:formula="of:=EXP([.A384]*[.$B$1])" office:value-type="float" office:value="3.13616275482037" calcext:value-type="float">
            <text:p>3,136</text:p>
          </table:table-cell>
          <table:table-cell table:formula="of:=([.B384]-[.$B$3])/([.$B$1003]-[.$B$3])" office:value-type="float" office:value="0.111925735357494" calcext:value-type="float">
            <text:p>0,112</text:p>
          </table:table-cell>
          <table:table-cell/>
          <table:table-cell table:formula="of:=[.A384]*65535" office:value-type="float" office:value="24968.835" calcext:value-type="float">
            <text:p>24969</text:p>
          </table:table-cell>
          <table:table-cell table:formula="of:=[.C384]*65535" office:value-type="float" office:value="7335.05306665334" calcext:value-type="float">
            <text:p>7335</text:p>
          </table:table-cell>
          <table:table-cell table:number-columns-repeated="1018"/>
        </table:table-row>
        <table:table-row table:style-name="ro1">
          <table:table-cell office:value-type="float" office:value="0.382" calcext:value-type="float">
            <text:p>0,382</text:p>
          </table:table-cell>
          <table:table-cell table:formula="of:=EXP([.A385]*[.$B$1])" office:value-type="float" office:value="3.14558536994056" calcext:value-type="float">
            <text:p>3,146</text:p>
          </table:table-cell>
          <table:table-cell table:formula="of:=([.B385]-[.$B$3])/([.$B$1003]-[.$B$3])" office:value-type="float" office:value="0.112419439839484" calcext:value-type="float">
            <text:p>0,112</text:p>
          </table:table-cell>
          <table:table-cell/>
          <table:table-cell table:formula="of:=[.A385]*65535" office:value-type="float" office:value="25034.37" calcext:value-type="float">
            <text:p>25034</text:p>
          </table:table-cell>
          <table:table-cell table:formula="of:=[.C385]*65535" office:value-type="float" office:value="7367.40798988061" calcext:value-type="float">
            <text:p>7367</text:p>
          </table:table-cell>
          <table:table-cell table:number-columns-repeated="1018"/>
        </table:table-row>
        <table:table-row table:style-name="ro1">
          <table:table-cell office:value-type="float" office:value="0.383" calcext:value-type="float">
            <text:p>0,383</text:p>
          </table:table-cell>
          <table:table-cell table:formula="of:=EXP([.A386]*[.$B$1])" office:value-type="float" office:value="3.1550362953503" calcext:value-type="float">
            <text:p>3,155</text:p>
          </table:table-cell>
          <table:table-cell table:formula="of:=([.B386]-[.$B$3])/([.$B$1003]-[.$B$3])" office:value-type="float" office:value="0.112914627658815" calcext:value-type="float">
            <text:p>0,113</text:p>
          </table:table-cell>
          <table:table-cell/>
          <table:table-cell table:formula="of:=[.A386]*65535" office:value-type="float" office:value="25099.905" calcext:value-type="float">
            <text:p>25100</text:p>
          </table:table-cell>
          <table:table-cell table:formula="of:=[.C386]*65535" office:value-type="float" office:value="7399.86012362043" calcext:value-type="float">
            <text:p>7400</text:p>
          </table:table-cell>
          <table:table-cell table:number-columns-repeated="1018"/>
        </table:table-row>
        <table:table-row table:style-name="ro1">
          <table:table-cell office:value-type="float" office:value="0.384" calcext:value-type="float">
            <text:p>0,384</text:p>
          </table:table-cell>
          <table:table-cell table:formula="of:=EXP([.A387]*[.$B$1])" office:value-type="float" office:value="3.164515616108" calcext:value-type="float">
            <text:p>3,165</text:p>
          </table:table-cell>
          <table:table-cell table:formula="of:=([.B387]-[.$B$3])/([.$B$1003]-[.$B$3])" office:value-type="float" office:value="0.113411303272179" calcext:value-type="float">
            <text:p>0,113</text:p>
          </table:table-cell>
          <table:table-cell/>
          <table:table-cell table:formula="of:=[.A387]*65535" office:value-type="float" office:value="25165.44" calcext:value-type="float">
            <text:p>25165</text:p>
          </table:table-cell>
          <table:table-cell table:formula="of:=[.C387]*65535" office:value-type="float" office:value="7432.40975994222" calcext:value-type="float">
            <text:p>7432</text:p>
          </table:table-cell>
          <table:table-cell table:number-columns-repeated="1018"/>
        </table:table-row>
        <table:table-row table:style-name="ro1">
          <table:table-cell office:value-type="float" office:value="0.385" calcext:value-type="float">
            <text:p>0,385</text:p>
          </table:table-cell>
          <table:table-cell table:formula="of:=EXP([.A388]*[.$B$1])" office:value-type="float" office:value="3.1740234175276" calcext:value-type="float">
            <text:p>3,174</text:p>
          </table:table-cell>
          <table:table-cell table:formula="of:=([.B388]-[.$B$3])/([.$B$1003]-[.$B$3])" office:value-type="float" office:value="0.113909471149659" calcext:value-type="float">
            <text:p>0,114</text:p>
          </table:table-cell>
          <table:table-cell/>
          <table:table-cell table:formula="of:=[.A388]*65535" office:value-type="float" office:value="25230.975" calcext:value-type="float">
            <text:p>25231</text:p>
          </table:table-cell>
          <table:table-cell table:formula="of:=[.C388]*65535" office:value-type="float" office:value="7465.05719179291" calcext:value-type="float">
            <text:p>7465</text:p>
          </table:table-cell>
          <table:table-cell table:number-columns-repeated="1018"/>
        </table:table-row>
        <table:table-row table:style-name="ro1">
          <table:table-cell office:value-type="float" office:value="0.386" calcext:value-type="float">
            <text:p>0,386</text:p>
          </table:table-cell>
          <table:table-cell table:formula="of:=EXP([.A389]*[.$B$1])" office:value-type="float" office:value="3.18355978517939" calcext:value-type="float">
            <text:p>3,184</text:p>
          </table:table-cell>
          <table:table-cell table:formula="of:=([.B389]-[.$B$3])/([.$B$1003]-[.$B$3])" office:value-type="float" office:value="0.114409135774771" calcext:value-type="float">
            <text:p>0,114</text:p>
          </table:table-cell>
          <table:table-cell/>
          <table:table-cell table:formula="of:=[.A389]*65535" office:value-type="float" office:value="25296.51" calcext:value-type="float">
            <text:p>25297</text:p>
          </table:table-cell>
          <table:table-cell table:formula="of:=[.C389]*65535" office:value-type="float" office:value="7497.80271299963" calcext:value-type="float">
            <text:p>7498</text:p>
          </table:table-cell>
          <table:table-cell table:number-columns-repeated="1018"/>
        </table:table-row>
        <table:table-row table:style-name="ro1">
          <table:table-cell office:value-type="float" office:value="0.387" calcext:value-type="float">
            <text:p>0,387</text:p>
          </table:table-cell>
          <table:table-cell table:formula="of:=EXP([.A390]*[.$B$1])" office:value-type="float" office:value="3.19312480489073" calcext:value-type="float">
            <text:p>3,193</text:p>
          </table:table-cell>
          <table:table-cell table:formula="of:=([.B390]-[.$B$3])/([.$B$1003]-[.$B$3])" office:value-type="float" office:value="0.1149103016445" calcext:value-type="float">
            <text:p>0,115</text:p>
          </table:table-cell>
          <table:table-cell/>
          <table:table-cell table:formula="of:=[.A390]*65535" office:value-type="float" office:value="25362.045" calcext:value-type="float">
            <text:p>25362</text:p>
          </table:table-cell>
          <table:table-cell table:formula="of:=[.C390]*65535" office:value-type="float" office:value="7530.64661827227" calcext:value-type="float">
            <text:p>7531</text:p>
          </table:table-cell>
          <table:table-cell table:number-columns-repeated="1018"/>
        </table:table-row>
        <table:table-row table:style-name="ro1">
          <table:table-cell office:value-type="float" office:value="0.388" calcext:value-type="float">
            <text:p>0,388</text:p>
          </table:table-cell>
          <table:table-cell table:formula="of:=EXP([.A391]*[.$B$1])" office:value-type="float" office:value="3.20271856274687" calcext:value-type="float">
            <text:p>3,203</text:p>
          </table:table-cell>
          <table:table-cell table:formula="of:=([.B391]-[.$B$3])/([.$B$1003]-[.$B$3])" office:value-type="float" office:value="0.11541297326934" calcext:value-type="float">
            <text:p>0,115</text:p>
          </table:table-cell>
          <table:table-cell/>
          <table:table-cell table:formula="of:=[.A391]*65535" office:value-type="float" office:value="25427.58" calcext:value-type="float">
            <text:p>25428</text:p>
          </table:table-cell>
          <table:table-cell table:formula="of:=[.C391]*65535" office:value-type="float" office:value="7563.58920320622" calcext:value-type="float">
            <text:p>7564</text:p>
          </table:table-cell>
          <table:table-cell table:number-columns-repeated="1018"/>
        </table:table-row>
        <table:table-row table:style-name="ro1">
          <table:table-cell office:value-type="float" office:value="0.389" calcext:value-type="float">
            <text:p>0,389</text:p>
          </table:table-cell>
          <table:table-cell table:formula="of:=EXP([.A392]*[.$B$1])" office:value-type="float" office:value="3.21234114509169" calcext:value-type="float">
            <text:p>3,212</text:p>
          </table:table-cell>
          <table:table-cell table:formula="of:=([.B392]-[.$B$3])/([.$B$1003]-[.$B$3])" office:value-type="float" office:value="0.115917155173342" calcext:value-type="float">
            <text:p>0,116</text:p>
          </table:table-cell>
          <table:table-cell/>
          <table:table-cell table:formula="of:=[.A392]*65535" office:value-type="float" office:value="25493.115" calcext:value-type="float">
            <text:p>25493</text:p>
          </table:table-cell>
          <table:table-cell table:formula="of:=[.C392]*65535" office:value-type="float" office:value="7596.63076428495" calcext:value-type="float">
            <text:p>7597</text:p>
          </table:table-cell>
          <table:table-cell table:number-columns-repeated="1018"/>
        </table:table-row>
        <table:table-row table:style-name="ro1">
          <table:table-cell office:value-type="float" office:value="0.39" calcext:value-type="float">
            <text:p>0,390</text:p>
          </table:table-cell>
          <table:table-cell table:formula="of:=EXP([.A393]*[.$B$1])" office:value-type="float" office:value="3.2219926385285" calcext:value-type="float">
            <text:p>3,222</text:p>
          </table:table-cell>
          <table:table-cell table:formula="of:=([.B393]-[.$B$3])/([.$B$1003]-[.$B$3])" office:value-type="float" office:value="0.116422851894144" calcext:value-type="float">
            <text:p>0,116</text:p>
          </table:table-cell>
          <table:table-cell/>
          <table:table-cell table:formula="of:=[.A393]*65535" office:value-type="float" office:value="25558.65" calcext:value-type="float">
            <text:p>25559</text:p>
          </table:table-cell>
          <table:table-cell table:formula="of:=[.C393]*65535" office:value-type="float" office:value="7629.77159888275" calcext:value-type="float">
            <text:p>7630</text:p>
          </table:table-cell>
          <table:table-cell table:number-columns-repeated="1018"/>
        </table:table-row>
        <table:table-row table:style-name="ro1">
          <table:table-cell office:value-type="float" office:value="0.391" calcext:value-type="float">
            <text:p>0,391</text:p>
          </table:table-cell>
          <table:table-cell table:formula="of:=EXP([.A394]*[.$B$1])" office:value-type="float" office:value="3.23167312992081" calcext:value-type="float">
            <text:p>3,232</text:p>
          </table:table-cell>
          <table:table-cell table:formula="of:=([.B394]-[.$B$3])/([.$B$1003]-[.$B$3])" office:value-type="float" office:value="0.116930067983022" calcext:value-type="float">
            <text:p>0,117</text:p>
          </table:table-cell>
          <table:table-cell/>
          <table:table-cell table:formula="of:=[.A394]*65535" office:value-type="float" office:value="25624.185" calcext:value-type="float">
            <text:p>25624</text:p>
          </table:table-cell>
          <table:table-cell table:formula="of:=[.C394]*65535" office:value-type="float" office:value="7663.01200526733" calcext:value-type="float">
            <text:p>7663</text:p>
          </table:table-cell>
          <table:table-cell table:number-columns-repeated="1018"/>
        </table:table-row>
        <table:table-row table:style-name="ro1">
          <table:table-cell office:value-type="float" office:value="0.392" calcext:value-type="float">
            <text:p>0,392</text:p>
          </table:table-cell>
          <table:table-cell table:formula="of:=EXP([.A395]*[.$B$1])" office:value-type="float" office:value="3.2413827063931" calcext:value-type="float">
            <text:p>3,241</text:p>
          </table:table-cell>
          <table:table-cell table:formula="of:=([.B395]-[.$B$3])/([.$B$1003]-[.$B$3])" office:value-type="float" office:value="0.117438808004923" calcext:value-type="float">
            <text:p>0,117</text:p>
          </table:table-cell>
          <table:table-cell/>
          <table:table-cell table:formula="of:=[.A395]*65535" office:value-type="float" office:value="25689.72" calcext:value-type="float">
            <text:p>25690</text:p>
          </table:table-cell>
          <table:table-cell table:formula="of:=[.C395]*65535" office:value-type="float" office:value="7696.3522826026" calcext:value-type="float">
            <text:p>7696</text:p>
          </table:table-cell>
          <table:table-cell table:number-columns-repeated="1018"/>
        </table:table-row>
        <table:table-row table:style-name="ro1">
          <table:table-cell office:value-type="float" office:value="0.393" calcext:value-type="float">
            <text:p>0,393</text:p>
          </table:table-cell>
          <table:table-cell table:formula="of:=EXP([.A396]*[.$B$1])" office:value-type="float" office:value="3.25112145533162" calcext:value-type="float">
            <text:p>3,251</text:p>
          </table:table-cell>
          <table:table-cell table:formula="of:=([.B396]-[.$B$3])/([.$B$1003]-[.$B$3])" office:value-type="float" office:value="0.11794907653851" calcext:value-type="float">
            <text:p>0,118</text:p>
          </table:table-cell>
          <table:table-cell/>
          <table:table-cell table:formula="of:=[.A396]*65535" office:value-type="float" office:value="25755.255" calcext:value-type="float">
            <text:p>25755</text:p>
          </table:table-cell>
          <table:table-cell table:formula="of:=[.C396]*65535" office:value-type="float" office:value="7729.79273095126" calcext:value-type="float">
            <text:p>7730</text:p>
          </table:table-cell>
          <table:table-cell table:number-columns-repeated="1018"/>
        </table:table-row>
        <table:table-row table:style-name="ro1">
          <table:table-cell office:value-type="float" office:value="0.394" calcext:value-type="float">
            <text:p>0,394</text:p>
          </table:table-cell>
          <table:table-cell table:formula="of:=EXP([.A397]*[.$B$1])" office:value-type="float" office:value="3.26088946438519" calcext:value-type="float">
            <text:p>3,261</text:p>
          </table:table-cell>
          <table:table-cell table:formula="of:=([.B397]-[.$B$3])/([.$B$1003]-[.$B$3])" office:value-type="float" office:value="0.118460878176205" calcext:value-type="float">
            <text:p>0,118</text:p>
          </table:table-cell>
          <table:table-cell/>
          <table:table-cell table:formula="of:=[.A397]*65535" office:value-type="float" office:value="25820.79" calcext:value-type="float">
            <text:p>25821</text:p>
          </table:table-cell>
          <table:table-cell table:formula="of:=[.C397]*65535" office:value-type="float" office:value="7763.33365127758" calcext:value-type="float">
            <text:p>7763</text:p>
          </table:table-cell>
          <table:table-cell table:number-columns-repeated="1018"/>
        </table:table-row>
        <table:table-row table:style-name="ro1">
          <table:table-cell office:value-type="float" office:value="0.395" calcext:value-type="float">
            <text:p>0,395</text:p>
          </table:table-cell>
          <table:table-cell table:formula="of:=EXP([.A398]*[.$B$1])" office:value-type="float" office:value="3.27068682146595" calcext:value-type="float">
            <text:p>3,271</text:p>
          </table:table-cell>
          <table:table-cell table:formula="of:=([.B398]-[.$B$3])/([.$B$1003]-[.$B$3])" office:value-type="float" office:value="0.118974217524225" calcext:value-type="float">
            <text:p>0,119</text:p>
          </table:table-cell>
          <table:table-cell/>
          <table:table-cell table:formula="of:=[.A398]*65535" office:value-type="float" office:value="25886.325" calcext:value-type="float">
            <text:p>25886</text:p>
          </table:table-cell>
          <table:table-cell table:formula="of:=[.C398]*65535" office:value-type="float" office:value="7796.97534545007" calcext:value-type="float">
            <text:p>7797</text:p>
          </table:table-cell>
          <table:table-cell table:number-columns-repeated="1018"/>
        </table:table-row>
        <table:table-row table:style-name="ro1">
          <table:table-cell office:value-type="float" office:value="0.396" calcext:value-type="float">
            <text:p>0,396</text:p>
          </table:table-cell>
          <table:table-cell table:formula="of:=EXP([.A399]*[.$B$1])" office:value-type="float" office:value="3.28051361475018" calcext:value-type="float">
            <text:p>3,281</text:p>
          </table:table-cell>
          <table:table-cell table:formula="of:=([.B399]-[.$B$3])/([.$B$1003]-[.$B$3])" office:value-type="float" office:value="0.119489099202628" calcext:value-type="float">
            <text:p>0,119</text:p>
          </table:table-cell>
          <table:table-cell/>
          <table:table-cell table:formula="of:=[.A399]*65535" office:value-type="float" office:value="25951.86" calcext:value-type="float">
            <text:p>25952</text:p>
          </table:table-cell>
          <table:table-cell table:formula="of:=[.C399]*65535" office:value-type="float" office:value="7830.7181162442" calcext:value-type="float">
            <text:p>7831</text:p>
          </table:table-cell>
          <table:table-cell table:number-columns-repeated="1018"/>
        </table:table-row>
        <table:table-row table:style-name="ro1">
          <table:table-cell office:value-type="float" office:value="0.397" calcext:value-type="float">
            <text:p>0,397</text:p>
          </table:table-cell>
          <table:table-cell table:formula="of:=EXP([.A400]*[.$B$1])" office:value-type="float" office:value="3.29036993267909" calcext:value-type="float">
            <text:p>3,290</text:p>
          </table:table-cell>
          <table:table-cell table:formula="of:=([.B400]-[.$B$3])/([.$B$1003]-[.$B$3])" office:value-type="float" office:value="0.120005527845352" calcext:value-type="float">
            <text:p>0,120</text:p>
          </table:table-cell>
          <table:table-cell/>
          <table:table-cell table:formula="of:=[.A400]*65535" office:value-type="float" office:value="26017.395" calcext:value-type="float">
            <text:p>26017</text:p>
          </table:table-cell>
          <table:table-cell table:formula="of:=[.C400]*65535" office:value-type="float" office:value="7864.56226734514" calcext:value-type="float">
            <text:p>7865</text:p>
          </table:table-cell>
          <table:table-cell table:number-columns-repeated="1018"/>
        </table:table-row>
        <table:table-row table:style-name="ro1">
          <table:table-cell office:value-type="float" office:value="0.398" calcext:value-type="float">
            <text:p>0,398</text:p>
          </table:table-cell>
          <table:table-cell table:formula="of:=EXP([.A401]*[.$B$1])" office:value-type="float" office:value="3.3002558639596" calcext:value-type="float">
            <text:p>3,300</text:p>
          </table:table-cell>
          <table:table-cell table:formula="of:=([.B401]-[.$B$3])/([.$B$1003]-[.$B$3])" office:value-type="float" office:value="0.120523508100259" calcext:value-type="float">
            <text:p>0,121</text:p>
          </table:table-cell>
          <table:table-cell/>
          <table:table-cell table:formula="of:=[.A401]*65535" office:value-type="float" office:value="26082.93" calcext:value-type="float">
            <text:p>26083</text:p>
          </table:table-cell>
          <table:table-cell table:formula="of:=[.C401]*65535" office:value-type="float" office:value="7898.50810335047" calcext:value-type="float">
            <text:p>7899</text:p>
          </table:table-cell>
          <table:table-cell table:number-columns-repeated="1018"/>
        </table:table-row>
        <table:table-row table:style-name="ro1">
          <table:table-cell office:value-type="float" office:value="0.399" calcext:value-type="float">
            <text:p>0,399</text:p>
          </table:table-cell>
          <table:table-cell table:formula="of:=EXP([.A402]*[.$B$1])" office:value-type="float" office:value="3.31017149756516" calcext:value-type="float">
            <text:p>3,310</text:p>
          </table:table-cell>
          <table:table-cell table:formula="of:=([.B402]-[.$B$3])/([.$B$1003]-[.$B$3])" office:value-type="float" office:value="0.121043044629175" calcext:value-type="float">
            <text:p>0,121</text:p>
          </table:table-cell>
          <table:table-cell/>
          <table:table-cell table:formula="of:=[.A402]*65535" office:value-type="float" office:value="26148.465" calcext:value-type="float">
            <text:p>26148</text:p>
          </table:table-cell>
          <table:table-cell table:formula="of:=[.C402]*65535" office:value-type="float" office:value="7932.55592977295" calcext:value-type="float">
            <text:p>7933</text:p>
          </table:table-cell>
          <table:table-cell table:number-columns-repeated="1018"/>
        </table:table-row>
        <table:table-row table:style-name="ro1">
          <table:table-cell office:value-type="float" office:value="0.4" calcext:value-type="float">
            <text:p>0,400</text:p>
          </table:table-cell>
          <table:table-cell table:formula="of:=EXP([.A403]*[.$B$1])" office:value-type="float" office:value="3.32011692273655" calcext:value-type="float">
            <text:p>3,320</text:p>
          </table:table-cell>
          <table:table-cell table:formula="of:=([.B403]-[.$B$3])/([.$B$1003]-[.$B$3])" office:value-type="float" office:value="0.121564142107931" calcext:value-type="float">
            <text:p>0,122</text:p>
          </table:table-cell>
          <table:table-cell/>
          <table:table-cell table:formula="of:=[.A403]*65535" office:value-type="float" office:value="26214" calcext:value-type="float">
            <text:p>26214</text:p>
          </table:table-cell>
          <table:table-cell table:formula="of:=[.C403]*65535" office:value-type="float" office:value="7966.70605304325" calcext:value-type="float">
            <text:p>7967</text:p>
          </table:table-cell>
          <table:table-cell table:number-columns-repeated="1018"/>
        </table:table-row>
        <table:table-row table:style-name="ro1">
          <table:table-cell office:value-type="float" office:value="0.401" calcext:value-type="float">
            <text:p>0,401</text:p>
          </table:table-cell>
          <table:table-cell table:formula="of:=EXP([.A404]*[.$B$1])" office:value-type="float" office:value="3.33009222898265" calcext:value-type="float">
            <text:p>3,330</text:p>
          </table:table-cell>
          <table:table-cell table:formula="of:=([.B404]-[.$B$3])/([.$B$1003]-[.$B$3])" office:value-type="float" office:value="0.122086805226409" calcext:value-type="float">
            <text:p>0,122</text:p>
          </table:table-cell>
          <table:table-cell/>
          <table:table-cell table:formula="of:=[.A404]*65535" office:value-type="float" office:value="26279.535" calcext:value-type="float">
            <text:p>26280</text:p>
          </table:table-cell>
          <table:table-cell table:formula="of:=[.C404]*65535" office:value-type="float" office:value="8000.95878051271" calcext:value-type="float">
            <text:p>8001</text:p>
          </table:table-cell>
          <table:table-cell table:number-columns-repeated="1018"/>
        </table:table-row>
        <table:table-row table:style-name="ro1">
          <table:table-cell office:value-type="float" office:value="0.402" calcext:value-type="float">
            <text:p>0,402</text:p>
          </table:table-cell>
          <table:table-cell table:formula="of:=EXP([.A405]*[.$B$1])" office:value-type="float" office:value="3.34009750608129" calcext:value-type="float">
            <text:p>3,340</text:p>
          </table:table-cell>
          <table:table-cell table:formula="of:=([.B405]-[.$B$3])/([.$B$1003]-[.$B$3])" office:value-type="float" office:value="0.12261103868858" calcext:value-type="float">
            <text:p>0,123</text:p>
          </table:table-cell>
          <table:table-cell/>
          <table:table-cell table:formula="of:=[.A405]*65535" office:value-type="float" office:value="26345.07" calcext:value-type="float">
            <text:p>26345</text:p>
          </table:table-cell>
          <table:table-cell table:formula="of:=[.C405]*65535" office:value-type="float" office:value="8035.31442045609" calcext:value-type="float">
            <text:p>8035</text:p>
          </table:table-cell>
          <table:table-cell table:number-columns-repeated="1018"/>
        </table:table-row>
        <table:table-row table:style-name="ro1">
          <table:table-cell office:value-type="float" office:value="0.403" calcext:value-type="float">
            <text:p>0,403</text:p>
          </table:table-cell>
          <table:table-cell table:formula="of:=EXP([.A406]*[.$B$1])" office:value-type="float" office:value="3.35013284408003" calcext:value-type="float">
            <text:p>3,350</text:p>
          </table:table-cell>
          <table:table-cell table:formula="of:=([.B406]-[.$B$3])/([.$B$1003]-[.$B$3])" office:value-type="float" office:value="0.123136847212549" calcext:value-type="float">
            <text:p>0,123</text:p>
          </table:table-cell>
          <table:table-cell/>
          <table:table-cell table:formula="of:=[.A406]*65535" office:value-type="float" office:value="26410.605" calcext:value-type="float">
            <text:p>26411</text:p>
          </table:table-cell>
          <table:table-cell table:formula="of:=[.C406]*65535" office:value-type="float" office:value="8069.77328207441" calcext:value-type="float">
            <text:p>8070</text:p>
          </table:table-cell>
          <table:table-cell table:number-columns-repeated="1018"/>
        </table:table-row>
        <table:table-row table:style-name="ro1">
          <table:table-cell office:value-type="float" office:value="0.404" calcext:value-type="float">
            <text:p>0,404</text:p>
          </table:table-cell>
          <table:table-cell table:formula="of:=EXP([.A407]*[.$B$1])" office:value-type="float" office:value="3.36019833329698" calcext:value-type="float">
            <text:p>3,360</text:p>
          </table:table-cell>
          <table:table-cell table:formula="of:=([.B407]-[.$B$3])/([.$B$1003]-[.$B$3])" office:value-type="float" office:value="0.123664235530597" calcext:value-type="float">
            <text:p>0,124</text:p>
          </table:table-cell>
          <table:table-cell/>
          <table:table-cell table:formula="of:=[.A407]*65535" office:value-type="float" office:value="26476.14" calcext:value-type="float">
            <text:p>26476</text:p>
          </table:table-cell>
          <table:table-cell table:formula="of:=[.C407]*65535" office:value-type="float" office:value="8104.33567549764" calcext:value-type="float">
            <text:p>8104</text:p>
          </table:table-cell>
          <table:table-cell table:number-columns-repeated="1018"/>
        </table:table-row>
        <table:table-row table:style-name="ro1">
          <table:table-cell office:value-type="float" office:value="0.405" calcext:value-type="float">
            <text:p>0,405</text:p>
          </table:table-cell>
          <table:table-cell table:formula="of:=EXP([.A408]*[.$B$1])" office:value-type="float" office:value="3.37029406432161" calcext:value-type="float">
            <text:p>3,370</text:p>
          </table:table-cell>
          <table:table-cell table:formula="of:=([.B408]-[.$B$3])/([.$B$1003]-[.$B$3])" office:value-type="float" office:value="0.12419320838922" calcext:value-type="float">
            <text:p>0,124</text:p>
          </table:table-cell>
          <table:table-cell/>
          <table:table-cell table:formula="of:=[.A408]*65535" office:value-type="float" office:value="26541.675" calcext:value-type="float">
            <text:p>26542</text:p>
          </table:table-cell>
          <table:table-cell table:formula="of:=[.C408]*65535" office:value-type="float" office:value="8139.00191178756" calcext:value-type="float">
            <text:p>8139</text:p>
          </table:table-cell>
          <table:table-cell table:number-columns-repeated="1018"/>
        </table:table-row>
        <table:table-row table:style-name="ro1">
          <table:table-cell office:value-type="float" office:value="0.406" calcext:value-type="float">
            <text:p>0,406</text:p>
          </table:table-cell>
          <table:table-cell table:formula="of:=EXP([.A409]*[.$B$1])" office:value-type="float" office:value="3.38042012801557" calcext:value-type="float">
            <text:p>3,380</text:p>
          </table:table-cell>
          <table:table-cell table:formula="of:=([.B409]-[.$B$3])/([.$B$1003]-[.$B$3])" office:value-type="float" office:value="0.12472377054918" calcext:value-type="float">
            <text:p>0,125</text:p>
          </table:table-cell>
          <table:table-cell/>
          <table:table-cell table:formula="of:=[.A409]*65535" office:value-type="float" office:value="26607.21" calcext:value-type="float">
            <text:p>26607</text:p>
          </table:table-cell>
          <table:table-cell table:formula="of:=[.C409]*65535" office:value-type="float" office:value="8173.77230294053" calcext:value-type="float">
            <text:p>8174</text:p>
          </table:table-cell>
          <table:table-cell table:number-columns-repeated="1018"/>
        </table:table-row>
        <table:table-row table:style-name="ro1">
          <table:table-cell office:value-type="float" office:value="0.407" calcext:value-type="float">
            <text:p>0,407</text:p>
          </table:table-cell>
          <table:table-cell table:formula="of:=EXP([.A410]*[.$B$1])" office:value-type="float" office:value="3.3905766155135" calcext:value-type="float">
            <text:p>3,391</text:p>
          </table:table-cell>
          <table:table-cell table:formula="of:=([.B410]-[.$B$3])/([.$B$1003]-[.$B$3])" office:value-type="float" office:value="0.125255926785539" calcext:value-type="float">
            <text:p>0,125</text:p>
          </table:table-cell>
          <table:table-cell/>
          <table:table-cell table:formula="of:=[.A410]*65535" office:value-type="float" office:value="26672.745" calcext:value-type="float">
            <text:p>26673</text:p>
          </table:table-cell>
          <table:table-cell table:formula="of:=[.C410]*65535" office:value-type="float" office:value="8208.6471618903" calcext:value-type="float">
            <text:p>8209</text:p>
          </table:table-cell>
          <table:table-cell table:number-columns-repeated="1018"/>
        </table:table-row>
        <table:table-row table:style-name="ro1">
          <table:table-cell office:value-type="float" office:value="0.408" calcext:value-type="float">
            <text:p>0,408</text:p>
          </table:table-cell>
          <table:table-cell table:formula="of:=EXP([.A411]*[.$B$1])" office:value-type="float" office:value="3.40076361822385" calcext:value-type="float">
            <text:p>3,401</text:p>
          </table:table-cell>
          <table:table-cell table:formula="of:=([.B411]-[.$B$3])/([.$B$1003]-[.$B$3])" office:value-type="float" office:value="0.125789681887706" calcext:value-type="float">
            <text:p>0,126</text:p>
          </table:table-cell>
          <table:table-cell/>
          <table:table-cell table:formula="of:=[.A411]*65535" office:value-type="float" office:value="26738.28" calcext:value-type="float">
            <text:p>26738</text:p>
          </table:table-cell>
          <table:table-cell table:formula="of:=[.C411]*65535" office:value-type="float" office:value="8243.62680251084" calcext:value-type="float">
            <text:p>8244</text:p>
          </table:table-cell>
          <table:table-cell table:number-columns-repeated="1018"/>
        </table:table-row>
        <table:table-row table:style-name="ro1">
          <table:table-cell office:value-type="float" office:value="0.409" calcext:value-type="float">
            <text:p>0,409</text:p>
          </table:table-cell>
          <table:table-cell table:formula="of:=EXP([.A412]*[.$B$1])" office:value-type="float" office:value="3.41098122782972" calcext:value-type="float">
            <text:p>3,411</text:p>
          </table:table-cell>
          <table:table-cell table:formula="of:=([.B412]-[.$B$3])/([.$B$1003]-[.$B$3])" office:value-type="float" office:value="0.126325040659482" calcext:value-type="float">
            <text:p>0,126</text:p>
          </table:table-cell>
          <table:table-cell/>
          <table:table-cell table:formula="of:=[.A412]*65535" office:value-type="float" office:value="26803.815" calcext:value-type="float">
            <text:p>26804</text:p>
          </table:table-cell>
          <table:table-cell table:formula="of:=[.C412]*65535" office:value-type="float" office:value="8278.71153961915" calcext:value-type="float">
            <text:p>8279</text:p>
          </table:table-cell>
          <table:table-cell table:number-columns-repeated="1018"/>
        </table:table-row>
        <table:table-row table:style-name="ro1">
          <table:table-cell office:value-type="float" office:value="0.41" calcext:value-type="float">
            <text:p>0,410</text:p>
          </table:table-cell>
          <table:table-cell table:formula="of:=EXP([.A413]*[.$B$1])" office:value-type="float" office:value="3.42122953628967" calcext:value-type="float">
            <text:p>3,421</text:p>
          </table:table-cell>
          <table:table-cell table:formula="of:=([.B413]-[.$B$3])/([.$B$1003]-[.$B$3])" office:value-type="float" office:value="0.126862007919098" calcext:value-type="float">
            <text:p>0,127</text:p>
          </table:table-cell>
          <table:table-cell/>
          <table:table-cell table:formula="of:=[.A413]*65535" office:value-type="float" office:value="26869.35" calcext:value-type="float">
            <text:p>26869</text:p>
          </table:table-cell>
          <table:table-cell table:formula="of:=[.C413]*65535" office:value-type="float" office:value="8313.90168897809" calcext:value-type="float">
            <text:p>8314</text:p>
          </table:table-cell>
          <table:table-cell table:number-columns-repeated="1018"/>
        </table:table-row>
        <table:table-row table:style-name="ro1">
          <table:table-cell office:value-type="float" office:value="0.411" calcext:value-type="float">
            <text:p>0,411</text:p>
          </table:table-cell>
          <table:table-cell table:formula="of:=EXP([.A414]*[.$B$1])" office:value-type="float" office:value="3.43150863583854" calcext:value-type="float">
            <text:p>3,432</text:p>
          </table:table-cell>
          <table:table-cell table:formula="of:=([.B414]-[.$B$3])/([.$B$1003]-[.$B$3])" office:value-type="float" office:value="0.127400588499264" calcext:value-type="float">
            <text:p>0,127</text:p>
          </table:table-cell>
          <table:table-cell/>
          <table:table-cell table:formula="of:=[.A414]*65535" office:value-type="float" office:value="26934.885" calcext:value-type="float">
            <text:p>26935</text:p>
          </table:table-cell>
          <table:table-cell table:formula="of:=[.C414]*65535" office:value-type="float" office:value="8349.19756729927" calcext:value-type="float">
            <text:p>8349</text:p>
          </table:table-cell>
          <table:table-cell table:number-columns-repeated="1018"/>
        </table:table-row>
        <table:table-row table:style-name="ro1">
          <table:table-cell office:value-type="float" office:value="0.412" calcext:value-type="float">
            <text:p>0,412</text:p>
          </table:table-cell>
          <table:table-cell table:formula="of:=EXP([.A415]*[.$B$1])" office:value-type="float" office:value="3.4418186189883" calcext:value-type="float">
            <text:p>3,442</text:p>
          </table:table-cell>
          <table:table-cell table:formula="of:=([.B415]-[.$B$3])/([.$B$1003]-[.$B$3])" office:value-type="float" office:value="0.127940787247209" calcext:value-type="float">
            <text:p>0,128</text:p>
          </table:table-cell>
          <table:table-cell/>
          <table:table-cell table:formula="of:=[.A415]*65535" office:value-type="float" office:value="27000.42" calcext:value-type="float">
            <text:p>27000</text:p>
          </table:table-cell>
          <table:table-cell table:formula="of:=[.C415]*65535" office:value-type="float" office:value="8384.59949224581" calcext:value-type="float">
            <text:p>8385</text:p>
          </table:table-cell>
          <table:table-cell table:number-columns-repeated="1018"/>
        </table:table-row>
        <table:table-row table:style-name="ro1">
          <table:table-cell office:value-type="float" office:value="0.413" calcext:value-type="float">
            <text:p>0,413</text:p>
          </table:table-cell>
          <table:table-cell table:formula="of:=EXP([.A416]*[.$B$1])" office:value-type="float" office:value="3.45215957852885" calcext:value-type="float">
            <text:p>3,452</text:p>
          </table:table-cell>
          <table:table-cell table:formula="of:=([.B416]-[.$B$3])/([.$B$1003]-[.$B$3])" office:value-type="float" office:value="0.128482609024724" calcext:value-type="float">
            <text:p>0,128</text:p>
          </table:table-cell>
          <table:table-cell/>
          <table:table-cell table:formula="of:=[.A416]*65535" office:value-type="float" office:value="27065.955" calcext:value-type="float">
            <text:p>27066</text:p>
          </table:table-cell>
          <table:table-cell table:formula="of:=[.C416]*65535" office:value-type="float" office:value="8420.10778243528" calcext:value-type="float">
            <text:p>8420</text:p>
          </table:table-cell>
          <table:table-cell table:number-columns-repeated="1018"/>
        </table:table-row>
        <table:table-row table:style-name="ro1">
          <table:table-cell office:value-type="float" office:value="0.414" calcext:value-type="float">
            <text:p>0,414</text:p>
          </table:table-cell>
          <table:table-cell table:formula="of:=EXP([.A417]*[.$B$1])" office:value-type="float" office:value="3.46253160752892" calcext:value-type="float">
            <text:p>3,463</text:p>
          </table:table-cell>
          <table:table-cell table:formula="of:=([.B417]-[.$B$3])/([.$B$1003]-[.$B$3])" office:value-type="float" office:value="0.12902605870821" calcext:value-type="float">
            <text:p>0,129</text:p>
          </table:table-cell>
          <table:table-cell/>
          <table:table-cell table:formula="of:=[.A417]*65535" office:value-type="float" office:value="27131.49" calcext:value-type="float">
            <text:p>27131</text:p>
          </table:table-cell>
          <table:table-cell table:formula="of:=[.C417]*65535" office:value-type="float" office:value="8455.72275744254" calcext:value-type="float">
            <text:p>8456</text:p>
          </table:table-cell>
          <table:table-cell table:number-columns-repeated="1018"/>
        </table:table-row>
        <table:table-row table:style-name="ro1">
          <table:table-cell office:value-type="float" office:value="0.415" calcext:value-type="float">
            <text:p>0,415</text:p>
          </table:table-cell>
          <table:table-cell table:formula="of:=EXP([.A418]*[.$B$1])" office:value-type="float" office:value="3.47293479933683" calcext:value-type="float">
            <text:p>3,473</text:p>
          </table:table-cell>
          <table:table-cell table:formula="of:=([.B418]-[.$B$3])/([.$B$1003]-[.$B$3])" office:value-type="float" office:value="0.129571141188717" calcext:value-type="float">
            <text:p>0,130</text:p>
          </table:table-cell>
          <table:table-cell/>
          <table:table-cell table:formula="of:=[.A418]*65535" office:value-type="float" office:value="27197.025" calcext:value-type="float">
            <text:p>27197</text:p>
          </table:table-cell>
          <table:table-cell table:formula="of:=[.C418]*65535" office:value-type="float" office:value="8491.44473780259" calcext:value-type="float">
            <text:p>8491</text:p>
          </table:table-cell>
          <table:table-cell table:number-columns-repeated="1018"/>
        </table:table-row>
        <table:table-row table:style-name="ro1">
          <table:table-cell office:value-type="float" office:value="0.416" calcext:value-type="float">
            <text:p>0,416</text:p>
          </table:table-cell>
          <table:table-cell table:formula="of:=EXP([.A419]*[.$B$1])" office:value-type="float" office:value="3.48336924758137" calcext:value-type="float">
            <text:p>3,483</text:p>
          </table:table-cell>
          <table:table-cell table:formula="of:=([.B419]-[.$B$3])/([.$B$1003]-[.$B$3])" office:value-type="float" office:value="0.130117861371992" calcext:value-type="float">
            <text:p>0,130</text:p>
          </table:table-cell>
          <table:table-cell/>
          <table:table-cell table:formula="of:=[.A419]*65535" office:value-type="float" office:value="27262.56" calcext:value-type="float">
            <text:p>27263</text:p>
          </table:table-cell>
          <table:table-cell table:formula="of:=[.C419]*65535" office:value-type="float" office:value="8527.2740450135" calcext:value-type="float">
            <text:p>8527</text:p>
          </table:table-cell>
          <table:table-cell table:number-columns-repeated="1018"/>
        </table:table-row>
        <table:table-row table:style-name="ro1">
          <table:table-cell office:value-type="float" office:value="0.417" calcext:value-type="float">
            <text:p>0,417</text:p>
          </table:table-cell>
          <table:table-cell table:formula="of:=EXP([.A420]*[.$B$1])" office:value-type="float" office:value="3.49383504617265" calcext:value-type="float">
            <text:p>3,494</text:p>
          </table:table-cell>
          <table:table-cell table:formula="of:=([.B420]-[.$B$3])/([.$B$1003]-[.$B$3])" office:value-type="float" office:value="0.130666224178519" calcext:value-type="float">
            <text:p>0,131</text:p>
          </table:table-cell>
          <table:table-cell/>
          <table:table-cell table:formula="of:=[.A420]*65535" office:value-type="float" office:value="27328.095" calcext:value-type="float">
            <text:p>27328</text:p>
          </table:table-cell>
          <table:table-cell table:formula="of:=[.C420]*65535" office:value-type="float" office:value="8563.21100153927" calcext:value-type="float">
            <text:p>8563</text:p>
          </table:table-cell>
          <table:table-cell table:number-columns-repeated="1018"/>
        </table:table-row>
        <table:table-row table:style-name="ro1">
          <table:table-cell office:value-type="float" office:value="0.418" calcext:value-type="float">
            <text:p>0,418</text:p>
          </table:table-cell>
          <table:table-cell table:formula="of:=EXP([.A421]*[.$B$1])" office:value-type="float" office:value="3.50433228930293" calcext:value-type="float">
            <text:p>3,504</text:p>
          </table:table-cell>
          <table:table-cell table:formula="of:=([.B421]-[.$B$3])/([.$B$1003]-[.$B$3])" office:value-type="float" office:value="0.131216234543569" calcext:value-type="float">
            <text:p>0,131</text:p>
          </table:table-cell>
          <table:table-cell/>
          <table:table-cell table:formula="of:=[.A421]*65535" office:value-type="float" office:value="27393.63" calcext:value-type="float">
            <text:p>27394</text:p>
          </table:table-cell>
          <table:table-cell table:formula="of:=[.C421]*65535" office:value-type="float" office:value="8599.25593081278" calcext:value-type="float">
            <text:p>8599</text:p>
          </table:table-cell>
          <table:table-cell table:number-columns-repeated="1018"/>
        </table:table-row>
        <table:table-row table:style-name="ro1">
          <table:table-cell office:value-type="float" office:value="0.419" calcext:value-type="float">
            <text:p>0,419</text:p>
          </table:table-cell>
          <table:table-cell table:formula="of:=EXP([.A422]*[.$B$1])" office:value-type="float" office:value="3.51486107144747" calcext:value-type="float">
            <text:p>3,515</text:p>
          </table:table-cell>
          <table:table-cell table:formula="of:=([.B422]-[.$B$3])/([.$B$1003]-[.$B$3])" office:value-type="float" office:value="0.131767897417237" calcext:value-type="float">
            <text:p>0,132</text:p>
          </table:table-cell>
          <table:table-cell/>
          <table:table-cell table:formula="of:=[.A422]*65535" office:value-type="float" office:value="27459.165" calcext:value-type="float">
            <text:p>27459</text:p>
          </table:table-cell>
          <table:table-cell table:formula="of:=[.C422]*65535" office:value-type="float" office:value="8635.4091572386" calcext:value-type="float">
            <text:p>8635</text:p>
          </table:table-cell>
          <table:table-cell table:number-columns-repeated="1018"/>
        </table:table-row>
        <table:table-row table:style-name="ro1">
          <table:table-cell office:value-type="float" office:value="0.42" calcext:value-type="float">
            <text:p>0,420</text:p>
          </table:table-cell>
          <table:table-cell table:formula="of:=EXP([.A423]*[.$B$1])" office:value-type="float" office:value="3.52542148736538" calcext:value-type="float">
            <text:p>3,525</text:p>
          </table:table-cell>
          <table:table-cell table:formula="of:=([.B423]-[.$B$3])/([.$B$1003]-[.$B$3])" office:value-type="float" office:value="0.132321217764493" calcext:value-type="float">
            <text:p>0,132</text:p>
          </table:table-cell>
          <table:table-cell/>
          <table:table-cell table:formula="of:=[.A423]*65535" office:value-type="float" office:value="27524.7" calcext:value-type="float">
            <text:p>27525</text:p>
          </table:table-cell>
          <table:table-cell table:formula="of:=[.C423]*65535" office:value-type="float" office:value="8671.67100619603" calcext:value-type="float">
            <text:p>8672</text:p>
          </table:table-cell>
          <table:table-cell table:number-columns-repeated="1018"/>
        </table:table-row>
        <table:table-row table:style-name="ro1">
          <table:table-cell office:value-type="float" office:value="0.421" calcext:value-type="float">
            <text:p>0,421</text:p>
          </table:table-cell>
          <table:table-cell table:formula="of:=EXP([.A424]*[.$B$1])" office:value-type="float" office:value="3.53601363210047" calcext:value-type="float">
            <text:p>3,536</text:p>
          </table:table-cell>
          <table:table-cell table:formula="of:=([.B424]-[.$B$3])/([.$B$1003]-[.$B$3])" office:value-type="float" office:value="0.132876200565224" calcext:value-type="float">
            <text:p>0,133</text:p>
          </table:table-cell>
          <table:table-cell/>
          <table:table-cell table:formula="of:=[.A424]*65535" office:value-type="float" office:value="27590.235" calcext:value-type="float">
            <text:p>27590</text:p>
          </table:table-cell>
          <table:table-cell table:formula="of:=[.C424]*65535" office:value-type="float" office:value="8708.04180404196" calcext:value-type="float">
            <text:p>8708</text:p>
          </table:table-cell>
          <table:table-cell table:number-columns-repeated="1018"/>
        </table:table-row>
        <table:table-row table:style-name="ro1">
          <table:table-cell office:value-type="float" office:value="0.422" calcext:value-type="float">
            <text:p>0,422</text:p>
          </table:table-cell>
          <table:table-cell table:formula="of:=EXP([.A425]*[.$B$1])" office:value-type="float" office:value="3.54663760098212" calcext:value-type="float">
            <text:p>3,547</text:p>
          </table:table-cell>
          <table:table-cell table:formula="of:=([.B425]-[.$B$3])/([.$B$1003]-[.$B$3])" office:value-type="float" office:value="0.133432850814279" calcext:value-type="float">
            <text:p>0,133</text:p>
          </table:table-cell>
          <table:table-cell/>
          <table:table-cell table:formula="of:=[.A425]*65535" office:value-type="float" office:value="27655.77" calcext:value-type="float">
            <text:p>27656</text:p>
          </table:table-cell>
          <table:table-cell table:formula="of:=[.C425]*65535" office:value-type="float" office:value="8744.5218781138" calcext:value-type="float">
            <text:p>8745</text:p>
          </table:table-cell>
          <table:table-cell table:number-columns-repeated="1018"/>
        </table:table-row>
        <table:table-row table:style-name="ro1">
          <table:table-cell office:value-type="float" office:value="0.423" calcext:value-type="float">
            <text:p>0,423</text:p>
          </table:table-cell>
          <table:table-cell table:formula="of:=EXP([.A426]*[.$B$1])" office:value-type="float" office:value="3.55729348962612" calcext:value-type="float">
            <text:p>3,557</text:p>
          </table:table-cell>
          <table:table-cell table:formula="of:=([.B426]-[.$B$3])/([.$B$1003]-[.$B$3])" office:value-type="float" office:value="0.133991173521515" calcext:value-type="float">
            <text:p>0,134</text:p>
          </table:table-cell>
          <table:table-cell/>
          <table:table-cell table:formula="of:=[.A426]*65535" office:value-type="float" office:value="27721.305" calcext:value-type="float">
            <text:p>27721</text:p>
          </table:table-cell>
          <table:table-cell table:formula="of:=[.C426]*65535" office:value-type="float" office:value="8781.11155673248" calcext:value-type="float">
            <text:p>8781</text:p>
          </table:table-cell>
          <table:table-cell table:number-columns-repeated="1018"/>
        </table:table-row>
        <table:table-row table:style-name="ro1">
          <table:table-cell office:value-type="float" office:value="0.424" calcext:value-type="float">
            <text:p>0,424</text:p>
          </table:table-cell>
          <table:table-cell table:formula="of:=EXP([.A427]*[.$B$1])" office:value-type="float" office:value="3.56798139393553" calcext:value-type="float">
            <text:p>3,568</text:p>
          </table:table-cell>
          <table:table-cell table:formula="of:=([.B427]-[.$B$3])/([.$B$1003]-[.$B$3])" office:value-type="float" office:value="0.134551173711839" calcext:value-type="float">
            <text:p>0,135</text:p>
          </table:table-cell>
          <table:table-cell/>
          <table:table-cell table:formula="of:=[.A427]*65535" office:value-type="float" office:value="27786.84" calcext:value-type="float">
            <text:p>27787</text:p>
          </table:table-cell>
          <table:table-cell table:formula="of:=[.C427]*65535" office:value-type="float" office:value="8817.81116920534" calcext:value-type="float">
            <text:p>8818</text:p>
          </table:table-cell>
          <table:table-cell table:number-columns-repeated="1018"/>
        </table:table-row>
        <table:table-row table:style-name="ro1">
          <table:table-cell office:value-type="float" office:value="0.425" calcext:value-type="float">
            <text:p>0,425</text:p>
          </table:table-cell>
          <table:table-cell table:formula="of:=EXP([.A428]*[.$B$1])" office:value-type="float" office:value="3.57870141010158" calcext:value-type="float">
            <text:p>3,579</text:p>
          </table:table-cell>
          <table:table-cell table:formula="of:=([.B428]-[.$B$3])/([.$B$1003]-[.$B$3])" office:value-type="float" office:value="0.135112856425256" calcext:value-type="float">
            <text:p>0,135</text:p>
          </table:table-cell>
          <table:table-cell/>
          <table:table-cell table:formula="of:=[.A428]*65535" office:value-type="float" office:value="27852.375" calcext:value-type="float">
            <text:p>27852</text:p>
          </table:table-cell>
          <table:table-cell table:formula="of:=[.C428]*65535" office:value-type="float" office:value="8854.62104582916" calcext:value-type="float">
            <text:p>8855</text:p>
          </table:table-cell>
          <table:table-cell table:number-columns-repeated="1018"/>
        </table:table-row>
        <table:table-row table:style-name="ro1">
          <table:table-cell office:value-type="float" office:value="0.426" calcext:value-type="float">
            <text:p>0,426</text:p>
          </table:table-cell>
          <table:table-cell table:formula="of:=EXP([.A429]*[.$B$1])" office:value-type="float" office:value="3.58945363460447" calcext:value-type="float">
            <text:p>3,589</text:p>
          </table:table-cell>
          <table:table-cell table:formula="of:=([.B429]-[.$B$3])/([.$B$1003]-[.$B$3])" office:value-type="float" office:value="0.135676226716915" calcext:value-type="float">
            <text:p>0,136</text:p>
          </table:table-cell>
          <table:table-cell/>
          <table:table-cell table:formula="of:=[.A429]*65535" office:value-type="float" office:value="27917.91" calcext:value-type="float">
            <text:p>27918</text:p>
          </table:table-cell>
          <table:table-cell table:formula="of:=[.C429]*65535" office:value-type="float" office:value="8891.54151789306" calcext:value-type="float">
            <text:p>8892</text:p>
          </table:table-cell>
          <table:table-cell table:number-columns-repeated="1018"/>
        </table:table-row>
        <table:table-row table:style-name="ro1">
          <table:table-cell office:value-type="float" office:value="0.427" calcext:value-type="float">
            <text:p>0,427</text:p>
          </table:table-cell>
          <table:table-cell table:formula="of:=EXP([.A430]*[.$B$1])" office:value-type="float" office:value="3.6002381642143" calcext:value-type="float">
            <text:p>3,600</text:p>
          </table:table-cell>
          <table:table-cell table:formula="of:=([.B430]-[.$B$3])/([.$B$1003]-[.$B$3])" office:value-type="float" office:value="0.136241289657153" calcext:value-type="float">
            <text:p>0,136</text:p>
          </table:table-cell>
          <table:table-cell/>
          <table:table-cell table:formula="of:=[.A430]*65535" office:value-type="float" office:value="27983.445" calcext:value-type="float">
            <text:p>27983</text:p>
          </table:table-cell>
          <table:table-cell table:formula="of:=[.C430]*65535" office:value-type="float" office:value="8928.57291768153" calcext:value-type="float">
            <text:p>8929</text:p>
          </table:table-cell>
          <table:table-cell table:number-columns-repeated="1018"/>
        </table:table-row>
        <table:table-row table:style-name="ro1">
          <table:table-cell office:value-type="float" office:value="0.428" calcext:value-type="float">
            <text:p>0,428</text:p>
          </table:table-cell>
          <table:table-cell table:formula="of:=EXP([.A431]*[.$B$1])" office:value-type="float" office:value="3.61105509599192" calcext:value-type="float">
            <text:p>3,611</text:p>
          </table:table-cell>
          <table:table-cell table:formula="of:=([.B431]-[.$B$3])/([.$B$1003]-[.$B$3])" office:value-type="float" office:value="0.13680805033154" calcext:value-type="float">
            <text:p>0,137</text:p>
          </table:table-cell>
          <table:table-cell/>
          <table:table-cell table:formula="of:=[.A431]*65535" office:value-type="float" office:value="28048.98" calcext:value-type="float">
            <text:p>28049</text:p>
          </table:table-cell>
          <table:table-cell table:formula="of:=[.C431]*65535" office:value-type="float" office:value="8965.71557847745" calcext:value-type="float">
            <text:p>8966</text:p>
          </table:table-cell>
          <table:table-cell table:number-columns-repeated="1018"/>
        </table:table-row>
        <table:table-row table:style-name="ro1">
          <table:table-cell office:value-type="float" office:value="0.429" calcext:value-type="float">
            <text:p>0,429</text:p>
          </table:table-cell>
          <table:table-cell table:formula="of:=EXP([.A432]*[.$B$1])" office:value-type="float" office:value="3.62190452728976" calcext:value-type="float">
            <text:p>3,622</text:p>
          </table:table-cell>
          <table:table-cell table:formula="of:=([.B432]-[.$B$3])/([.$B$1003]-[.$B$3])" office:value-type="float" office:value="0.137376513840924" calcext:value-type="float">
            <text:p>0,137</text:p>
          </table:table-cell>
          <table:table-cell/>
          <table:table-cell table:formula="of:=[.A432]*65535" office:value-type="float" office:value="28114.515" calcext:value-type="float">
            <text:p>28115</text:p>
          </table:table-cell>
          <table:table-cell table:formula="of:=[.C432]*65535" office:value-type="float" office:value="9002.96983456498" calcext:value-type="float">
            <text:p>9003</text:p>
          </table:table-cell>
          <table:table-cell table:number-columns-repeated="1018"/>
        </table:table-row>
        <table:table-row table:style-name="ro1">
          <table:table-cell office:value-type="float" office:value="0.43" calcext:value-type="float">
            <text:p>0,430</text:p>
          </table:table-cell>
          <table:table-cell table:formula="of:=EXP([.A433]*[.$B$1])" office:value-type="float" office:value="3.63278655575281" calcext:value-type="float">
            <text:p>3,633</text:p>
          </table:table-cell>
          <table:table-cell table:formula="of:=([.B433]-[.$B$3])/([.$B$1003]-[.$B$3])" office:value-type="float" office:value="0.137946685301483" calcext:value-type="float">
            <text:p>0,138</text:p>
          </table:table-cell>
          <table:table-cell/>
          <table:table-cell table:formula="of:=[.A433]*65535" office:value-type="float" office:value="28180.05" calcext:value-type="float">
            <text:p>28180</text:p>
          </table:table-cell>
          <table:table-cell table:formula="of:=[.C433]*65535" office:value-type="float" office:value="9040.33602123271" calcext:value-type="float">
            <text:p>9040</text:p>
          </table:table-cell>
          <table:table-cell table:number-columns-repeated="1018"/>
        </table:table-row>
        <table:table-row table:style-name="ro1">
          <table:table-cell office:value-type="float" office:value="0.431" calcext:value-type="float">
            <text:p>0,431</text:p>
          </table:table-cell>
          <table:table-cell table:formula="of:=EXP([.A434]*[.$B$1])" office:value-type="float" office:value="3.64370127931938" calcext:value-type="float">
            <text:p>3,644</text:p>
          </table:table-cell>
          <table:table-cell table:formula="of:=([.B434]-[.$B$3])/([.$B$1003]-[.$B$3])" office:value-type="float" office:value="0.138518569844763" calcext:value-type="float">
            <text:p>0,139</text:p>
          </table:table-cell>
          <table:table-cell/>
          <table:table-cell table:formula="of:=[.A434]*65535" office:value-type="float" office:value="28245.585" calcext:value-type="float">
            <text:p>28246</text:p>
          </table:table-cell>
          <table:table-cell table:formula="of:=[.C434]*65535" office:value-type="float" office:value="9077.81447477655" calcext:value-type="float">
            <text:p>9078</text:p>
          </table:table-cell>
          <table:table-cell table:number-columns-repeated="1018"/>
        </table:table-row>
        <table:table-row table:style-name="ro1">
          <table:table-cell office:value-type="float" office:value="0.432" calcext:value-type="float">
            <text:p>0,432</text:p>
          </table:table-cell>
          <table:table-cell table:formula="of:=EXP([.A435]*[.$B$1])" office:value-type="float" office:value="3.65464879622205" calcext:value-type="float">
            <text:p>3,655</text:p>
          </table:table-cell>
          <table:table-cell table:formula="of:=([.B435]-[.$B$3])/([.$B$1003]-[.$B$3])" office:value-type="float" office:value="0.139092172617729" calcext:value-type="float">
            <text:p>0,139</text:p>
          </table:table-cell>
          <table:table-cell/>
          <table:table-cell table:formula="of:=[.A435]*65535" office:value-type="float" office:value="28311.12" calcext:value-type="float">
            <text:p>28311</text:p>
          </table:table-cell>
          <table:table-cell table:formula="of:=[.C435]*65535" office:value-type="float" office:value="9115.40553250284" calcext:value-type="float">
            <text:p>9115</text:p>
          </table:table-cell>
          <table:table-cell table:number-columns-repeated="1018"/>
        </table:table-row>
        <table:table-row table:style-name="ro1">
          <table:table-cell office:value-type="float" office:value="0.433" calcext:value-type="float">
            <text:p>0,433</text:p>
          </table:table-cell>
          <table:table-cell table:formula="of:=EXP([.A436]*[.$B$1])" office:value-type="float" office:value="3.66562920498856" calcext:value-type="float">
            <text:p>3,666</text:p>
          </table:table-cell>
          <table:table-cell table:formula="of:=([.B436]-[.$B$3])/([.$B$1003]-[.$B$3])" office:value-type="float" office:value="0.139667498782809" calcext:value-type="float">
            <text:p>0,140</text:p>
          </table:table-cell>
          <table:table-cell/>
          <table:table-cell table:formula="of:=[.A436]*65535" office:value-type="float" office:value="28376.655" calcext:value-type="float">
            <text:p>28377</text:p>
          </table:table-cell>
          <table:table-cell table:formula="of:=[.C436]*65535" office:value-type="float" office:value="9153.10953273136" calcext:value-type="float">
            <text:p>9153</text:p>
          </table:table-cell>
          <table:table-cell table:number-columns-repeated="1018"/>
        </table:table-row>
        <table:table-row table:style-name="ro1">
          <table:table-cell office:value-type="float" office:value="0.434" calcext:value-type="float">
            <text:p>0,434</text:p>
          </table:table-cell>
          <table:table-cell table:formula="of:=EXP([.A437]*[.$B$1])" office:value-type="float" office:value="3.67664260444266" calcext:value-type="float">
            <text:p>3,677</text:p>
          </table:table-cell>
          <table:table-cell table:formula="of:=([.B437]-[.$B$3])/([.$B$1003]-[.$B$3])" office:value-type="float" office:value="0.140244553517943" calcext:value-type="float">
            <text:p>0,140</text:p>
          </table:table-cell>
          <table:table-cell/>
          <table:table-cell table:formula="of:=[.A437]*65535" office:value-type="float" office:value="28442.19" calcext:value-type="float">
            <text:p>28442</text:p>
          </table:table-cell>
          <table:table-cell table:formula="of:=[.C437]*65535" office:value-type="float" office:value="9190.92681479836" calcext:value-type="float">
            <text:p>9191</text:p>
          </table:table-cell>
          <table:table-cell table:number-columns-repeated="1018"/>
        </table:table-row>
        <table:table-row table:style-name="ro1">
          <table:table-cell office:value-type="float" office:value="0.435" calcext:value-type="float">
            <text:p>0,435</text:p>
          </table:table-cell>
          <table:table-cell table:formula="of:=EXP([.A438]*[.$B$1])" office:value-type="float" office:value="3.68768909370502" calcext:value-type="float">
            <text:p>3,688</text:p>
          </table:table-cell>
          <table:table-cell table:formula="of:=([.B438]-[.$B$3])/([.$B$1003]-[.$B$3])" office:value-type="float" office:value="0.140823342016627" calcext:value-type="float">
            <text:p>0,141</text:p>
          </table:table-cell>
          <table:table-cell/>
          <table:table-cell table:formula="of:=[.A438]*65535" office:value-type="float" office:value="28507.725" calcext:value-type="float">
            <text:p>28508</text:p>
          </table:table-cell>
          <table:table-cell table:formula="of:=[.C438]*65535" office:value-type="float" office:value="9228.85771905964" calcext:value-type="float">
            <text:p>9229</text:p>
          </table:table-cell>
          <table:table-cell table:number-columns-repeated="1018"/>
        </table:table-row>
        <table:table-row table:style-name="ro1">
          <table:table-cell office:value-type="float" office:value="0.436" calcext:value-type="float">
            <text:p>0,436</text:p>
          </table:table-cell>
          <table:table-cell table:formula="of:=EXP([.A439]*[.$B$1])" office:value-type="float" office:value="3.69876877219411" calcext:value-type="float">
            <text:p>3,699</text:p>
          </table:table-cell>
          <table:table-cell table:formula="of:=([.B439]-[.$B$3])/([.$B$1003]-[.$B$3])" office:value-type="float" office:value="0.141403869487962" calcext:value-type="float">
            <text:p>0,141</text:p>
          </table:table-cell>
          <table:table-cell/>
          <table:table-cell table:formula="of:=[.A439]*65535" office:value-type="float" office:value="28573.26" calcext:value-type="float">
            <text:p>28573</text:p>
          </table:table-cell>
          <table:table-cell table:formula="of:=[.C439]*65535" office:value-type="float" office:value="9266.90258689359" calcext:value-type="float">
            <text:p>9267</text:p>
          </table:table-cell>
          <table:table-cell table:number-columns-repeated="1018"/>
        </table:table-row>
        <table:table-row table:style-name="ro1">
          <table:table-cell office:value-type="float" office:value="0.437" calcext:value-type="float">
            <text:p>0,437</text:p>
          </table:table-cell>
          <table:table-cell table:formula="of:=EXP([.A440]*[.$B$1])" office:value-type="float" office:value="3.70988173962711" calcext:value-type="float">
            <text:p>3,710</text:p>
          </table:table-cell>
          <table:table-cell table:formula="of:=([.B440]-[.$B$3])/([.$B$1003]-[.$B$3])" office:value-type="float" office:value="0.141986141156699" calcext:value-type="float">
            <text:p>0,142</text:p>
          </table:table-cell>
          <table:table-cell/>
          <table:table-cell table:formula="of:=[.A440]*65535" office:value-type="float" office:value="28638.795" calcext:value-type="float">
            <text:p>28639</text:p>
          </table:table-cell>
          <table:table-cell table:formula="of:=[.C440]*65535" office:value-type="float" office:value="9305.06176070427" calcext:value-type="float">
            <text:p>9305</text:p>
          </table:table-cell>
          <table:table-cell table:number-columns-repeated="1018"/>
        </table:table-row>
        <table:table-row table:style-name="ro1">
          <table:table-cell office:value-type="float" office:value="0.438" calcext:value-type="float">
            <text:p>0,438</text:p>
          </table:table-cell>
          <table:table-cell table:formula="of:=EXP([.A441]*[.$B$1])" office:value-type="float" office:value="3.72102809602082" calcext:value-type="float">
            <text:p>3,721</text:p>
          </table:table-cell>
          <table:table-cell table:formula="of:=([.B441]-[.$B$3])/([.$B$1003]-[.$B$3])" office:value-type="float" office:value="0.142570162263287" calcext:value-type="float">
            <text:p>0,143</text:p>
          </table:table-cell>
          <table:table-cell/>
          <table:table-cell table:formula="of:=[.A441]*65535" office:value-type="float" office:value="28704.33" calcext:value-type="float">
            <text:p>28704</text:p>
          </table:table-cell>
          <table:table-cell table:formula="of:=[.C441]*65535" office:value-type="float" office:value="9343.33558392451" calcext:value-type="float">
            <text:p>9343</text:p>
          </table:table-cell>
          <table:table-cell table:number-columns-repeated="1018"/>
        </table:table-row>
        <table:table-row table:style-name="ro1">
          <table:table-cell office:value-type="float" office:value="0.439" calcext:value-type="float">
            <text:p>0,439</text:p>
          </table:table-cell>
          <table:table-cell table:formula="of:=EXP([.A442]*[.$B$1])" office:value-type="float" office:value="3.73220794169251" calcext:value-type="float">
            <text:p>3,732</text:p>
          </table:table-cell>
          <table:table-cell table:formula="of:=([.B442]-[.$B$3])/([.$B$1003]-[.$B$3])" office:value-type="float" office:value="0.14315593806392" calcext:value-type="float">
            <text:p>0,143</text:p>
          </table:table-cell>
          <table:table-cell/>
          <table:table-cell table:formula="of:=[.A442]*65535" office:value-type="float" office:value="28769.865" calcext:value-type="float">
            <text:p>28770</text:p>
          </table:table-cell>
          <table:table-cell table:formula="of:=[.C442]*65535" office:value-type="float" office:value="9381.72440101898" calcext:value-type="float">
            <text:p>9382</text:p>
          </table:table-cell>
          <table:table-cell table:number-columns-repeated="1018"/>
        </table:table-row>
        <table:table-row table:style-name="ro1">
          <table:table-cell office:value-type="float" office:value="0.44" calcext:value-type="float">
            <text:p>0,440</text:p>
          </table:table-cell>
          <table:table-cell table:formula="of:=EXP([.A443]*[.$B$1])" office:value-type="float" office:value="3.74342137726086" calcext:value-type="float">
            <text:p>3,743</text:p>
          </table:table-cell>
          <table:table-cell table:formula="of:=([.B443]-[.$B$3])/([.$B$1003]-[.$B$3])" office:value-type="float" office:value="0.143743473830584" calcext:value-type="float">
            <text:p>0,144</text:p>
          </table:table-cell>
          <table:table-cell/>
          <table:table-cell table:formula="of:=[.A443]*65535" office:value-type="float" office:value="28835.4" calcext:value-type="float">
            <text:p>28835</text:p>
          </table:table-cell>
          <table:table-cell table:formula="of:=[.C443]*65535" office:value-type="float" office:value="9420.22855748729" calcext:value-type="float">
            <text:p>9420</text:p>
          </table:table-cell>
          <table:table-cell table:number-columns-repeated="1018"/>
        </table:table-row>
        <table:table-row table:style-name="ro1">
          <table:table-cell office:value-type="float" office:value="0.441" calcext:value-type="float">
            <text:p>0,441</text:p>
          </table:table-cell>
          <table:table-cell table:formula="of:=EXP([.A444]*[.$B$1])" office:value-type="float" office:value="3.75466850364688" calcext:value-type="float">
            <text:p>3,755</text:p>
          </table:table-cell>
          <table:table-cell table:formula="of:=([.B444]-[.$B$3])/([.$B$1003]-[.$B$3])" office:value-type="float" office:value="0.144332774851104" calcext:value-type="float">
            <text:p>0,144</text:p>
          </table:table-cell>
          <table:table-cell/>
          <table:table-cell table:formula="of:=[.A444]*65535" office:value-type="float" office:value="28900.935" calcext:value-type="float">
            <text:p>28901</text:p>
          </table:table-cell>
          <table:table-cell table:formula="of:=[.C444]*65535" office:value-type="float" office:value="9458.84839986711" calcext:value-type="float">
            <text:p>9459</text:p>
          </table:table-cell>
          <table:table-cell table:number-columns-repeated="1018"/>
        </table:table-row>
        <table:table-row table:style-name="ro1">
          <table:table-cell office:value-type="float" office:value="0.442" calcext:value-type="float">
            <text:p>0,442</text:p>
          </table:table-cell>
          <table:table-cell table:formula="of:=EXP([.A445]*[.$B$1])" office:value-type="float" office:value="3.76594942207478" calcext:value-type="float">
            <text:p>3,766</text:p>
          </table:table-cell>
          <table:table-cell table:formula="of:=([.B445]-[.$B$3])/([.$B$1003]-[.$B$3])" office:value-type="float" office:value="0.144923846429195" calcext:value-type="float">
            <text:p>0,145</text:p>
          </table:table-cell>
          <table:table-cell/>
          <table:table-cell table:formula="of:=[.A445]*65535" office:value-type="float" office:value="28966.47" calcext:value-type="float">
            <text:p>28966</text:p>
          </table:table-cell>
          <table:table-cell table:formula="of:=[.C445]*65535" office:value-type="float" office:value="9497.58427573728" calcext:value-type="float">
            <text:p>9498</text:p>
          </table:table-cell>
          <table:table-cell table:number-columns-repeated="1018"/>
        </table:table-row>
        <table:table-row table:style-name="ro1">
          <table:table-cell office:value-type="float" office:value="0.443" calcext:value-type="float">
            <text:p>0,443</text:p>
          </table:table-cell>
          <table:table-cell table:formula="of:=EXP([.A446]*[.$B$1])" office:value-type="float" office:value="3.77726423407289" calcext:value-type="float">
            <text:p>3,777</text:p>
          </table:table-cell>
          <table:table-cell table:formula="of:=([.B446]-[.$B$3])/([.$B$1003]-[.$B$3])" office:value-type="float" office:value="0.145516693884504" calcext:value-type="float">
            <text:p>0,146</text:p>
          </table:table-cell>
          <table:table-cell/>
          <table:table-cell table:formula="of:=[.A446]*65535" office:value-type="float" office:value="29032.005" calcext:value-type="float">
            <text:p>29032</text:p>
          </table:table-cell>
          <table:table-cell table:formula="of:=[.C446]*65535" office:value-type="float" office:value="9536.43653372094" calcext:value-type="float">
            <text:p>9536</text:p>
          </table:table-cell>
          <table:table-cell table:number-columns-repeated="1018"/>
        </table:table-row>
        <table:table-row table:style-name="ro1">
          <table:table-cell office:value-type="float" office:value="0.444" calcext:value-type="float">
            <text:p>0,444</text:p>
          </table:table-cell>
          <table:table-cell table:formula="of:=EXP([.A447]*[.$B$1])" office:value-type="float" office:value="3.78861304147461" calcext:value-type="float">
            <text:p>3,789</text:p>
          </table:table-cell>
          <table:table-cell table:formula="of:=([.B447]-[.$B$3])/([.$B$1003]-[.$B$3])" office:value-type="float" office:value="0.146111322552662" calcext:value-type="float">
            <text:p>0,146</text:p>
          </table:table-cell>
          <table:table-cell/>
          <table:table-cell table:formula="of:=[.A447]*65535" office:value-type="float" office:value="29097.54" calcext:value-type="float">
            <text:p>29098</text:p>
          </table:table-cell>
          <table:table-cell table:formula="of:=[.C447]*65535" office:value-type="float" office:value="9575.40552348868" calcext:value-type="float">
            <text:p>9575</text:p>
          </table:table-cell>
          <table:table-cell table:number-columns-repeated="1018"/>
        </table:table-row>
        <table:table-row table:style-name="ro1">
          <table:table-cell office:value-type="float" office:value="0.445" calcext:value-type="float">
            <text:p>0,445</text:p>
          </table:table-cell>
          <table:table-cell table:formula="of:=EXP([.A448]*[.$B$1])" office:value-type="float" office:value="3.79999594641927" calcext:value-type="float">
            <text:p>3,800</text:p>
          </table:table-cell>
          <table:table-cell table:formula="of:=([.B448]-[.$B$3])/([.$B$1003]-[.$B$3])" office:value-type="float" office:value="0.146707737785331" calcext:value-type="float">
            <text:p>0,147</text:p>
          </table:table-cell>
          <table:table-cell/>
          <table:table-cell table:formula="of:=[.A448]*65535" office:value-type="float" office:value="29163.075" calcext:value-type="float">
            <text:p>29163</text:p>
          </table:table-cell>
          <table:table-cell table:formula="of:=[.C448]*65535" office:value-type="float" office:value="9614.49159576167" calcext:value-type="float">
            <text:p>9614</text:p>
          </table:table-cell>
          <table:table-cell table:number-columns-repeated="1018"/>
        </table:table-row>
        <table:table-row table:style-name="ro1">
          <table:table-cell office:value-type="float" office:value="0.446" calcext:value-type="float">
            <text:p>0,446</text:p>
          </table:table-cell>
          <table:table-cell table:formula="of:=EXP([.A449]*[.$B$1])" office:value-type="float" office:value="3.8114130513531" calcext:value-type="float">
            <text:p>3,811</text:p>
          </table:table-cell>
          <table:table-cell table:formula="of:=([.B449]-[.$B$3])/([.$B$1003]-[.$B$3])" office:value-type="float" office:value="0.147305944950253" calcext:value-type="float">
            <text:p>0,147</text:p>
          </table:table-cell>
          <table:table-cell/>
          <table:table-cell table:formula="of:=[.A449]*65535" office:value-type="float" office:value="29228.61" calcext:value-type="float">
            <text:p>29229</text:p>
          </table:table-cell>
          <table:table-cell table:formula="of:=[.C449]*65535" office:value-type="float" office:value="9653.69510231482" calcext:value-type="float">
            <text:p>9654</text:p>
          </table:table-cell>
          <table:table-cell table:number-columns-repeated="1018"/>
        </table:table-row>
        <table:table-row table:style-name="ro1">
          <table:table-cell office:value-type="float" office:value="0.447" calcext:value-type="float">
            <text:p>0,447</text:p>
          </table:table-cell>
          <table:table-cell table:formula="of:=EXP([.A450]*[.$B$1])" office:value-type="float" office:value="3.82286445903012" calcext:value-type="float">
            <text:p>3,823</text:p>
          </table:table-cell>
          <table:table-cell table:formula="of:=([.B450]-[.$B$3])/([.$B$1003]-[.$B$3])" office:value-type="float" office:value="0.147905949431296" calcext:value-type="float">
            <text:p>0,148</text:p>
          </table:table-cell>
          <table:table-cell/>
          <table:table-cell table:formula="of:=[.A450]*65535" office:value-type="float" office:value="29294.145" calcext:value-type="float">
            <text:p>29294</text:p>
          </table:table-cell>
          <table:table-cell table:formula="of:=[.C450]*65535" office:value-type="float" office:value="9693.01639597996" calcext:value-type="float">
            <text:p>9693</text:p>
          </table:table-cell>
          <table:table-cell table:number-columns-repeated="1018"/>
        </table:table-row>
        <table:table-row table:style-name="ro1">
          <table:table-cell office:value-type="float" office:value="0.448" calcext:value-type="float">
            <text:p>0,448</text:p>
          </table:table-cell>
          <table:table-cell table:formula="of:=EXP([.A451]*[.$B$1])" office:value-type="float" office:value="3.83435027251308" calcext:value-type="float">
            <text:p>3,834</text:p>
          </table:table-cell>
          <table:table-cell table:formula="of:=([.B451]-[.$B$3])/([.$B$1003]-[.$B$3])" office:value-type="float" office:value="0.148507756628504" calcext:value-type="float">
            <text:p>0,149</text:p>
          </table:table-cell>
          <table:table-cell/>
          <table:table-cell table:formula="of:=[.A451]*65535" office:value-type="float" office:value="29359.68" calcext:value-type="float">
            <text:p>29360</text:p>
          </table:table-cell>
          <table:table-cell table:formula="of:=[.C451]*65535" office:value-type="float" office:value="9732.455830649" calcext:value-type="float">
            <text:p>9732</text:p>
          </table:table-cell>
          <table:table-cell table:number-columns-repeated="1018"/>
        </table:table-row>
        <table:table-row table:style-name="ro1">
          <table:table-cell office:value-type="float" office:value="0.449" calcext:value-type="float">
            <text:p>0,449</text:p>
          </table:table-cell>
          <table:table-cell table:formula="of:=EXP([.A452]*[.$B$1])" office:value-type="float" office:value="3.84587059517437" calcext:value-type="float">
            <text:p>3,846</text:p>
          </table:table-cell>
          <table:table-cell table:formula="of:=([.B452]-[.$B$3])/([.$B$1003]-[.$B$3])" office:value-type="float" office:value="0.149111371958146" calcext:value-type="float">
            <text:p>0,149</text:p>
          </table:table-cell>
          <table:table-cell/>
          <table:table-cell table:formula="of:=[.A452]*65535" office:value-type="float" office:value="29425.215" calcext:value-type="float">
            <text:p>29425</text:p>
          </table:table-cell>
          <table:table-cell table:formula="of:=[.C452]*65535" office:value-type="float" office:value="9772.01376127711" calcext:value-type="float">
            <text:p>9772</text:p>
          </table:table-cell>
          <table:table-cell table:number-columns-repeated="1018"/>
        </table:table-row>
        <table:table-row table:style-name="ro1">
          <table:table-cell office:value-type="float" office:value="0.45" calcext:value-type="float">
            <text:p>0,450</text:p>
          </table:table-cell>
          <table:table-cell table:formula="of:=EXP([.A453]*[.$B$1])" office:value-type="float" office:value="3.85742553069697" calcext:value-type="float">
            <text:p>3,857</text:p>
          </table:table-cell>
          <table:table-cell table:formula="of:=([.B453]-[.$B$3])/([.$B$1003]-[.$B$3])" office:value-type="float" office:value="0.149716800852765" calcext:value-type="float">
            <text:p>0,150</text:p>
          </table:table-cell>
          <table:table-cell/>
          <table:table-cell table:formula="of:=[.A453]*65535" office:value-type="float" office:value="29490.75" calcext:value-type="float">
            <text:p>29491</text:p>
          </table:table-cell>
          <table:table-cell table:formula="of:=[.C453]*65535" office:value-type="float" office:value="9811.69054388593" calcext:value-type="float">
            <text:p>9812</text:p>
          </table:table-cell>
          <table:table-cell table:number-columns-repeated="1018"/>
        </table:table-row>
        <table:table-row table:style-name="ro1">
          <table:table-cell office:value-type="float" office:value="0.451" calcext:value-type="float">
            <text:p>0,451</text:p>
          </table:table-cell>
          <table:table-cell table:formula="of:=EXP([.A454]*[.$B$1])" office:value-type="float" office:value="3.86901518307539" calcext:value-type="float">
            <text:p>3,869</text:p>
          </table:table-cell>
          <table:table-cell table:formula="of:=([.B454]-[.$B$3])/([.$B$1003]-[.$B$3])" office:value-type="float" office:value="0.150324048761224" calcext:value-type="float">
            <text:p>0,150</text:p>
          </table:table-cell>
          <table:table-cell/>
          <table:table-cell table:formula="of:=[.A454]*65535" office:value-type="float" office:value="29556.285" calcext:value-type="float">
            <text:p>29556</text:p>
          </table:table-cell>
          <table:table-cell table:formula="of:=[.C454]*65535" office:value-type="float" office:value="9851.48653556678" calcext:value-type="float">
            <text:p>9851</text:p>
          </table:table-cell>
          <table:table-cell table:number-columns-repeated="1018"/>
        </table:table-row>
        <table:table-row table:style-name="ro1">
          <table:table-cell office:value-type="float" office:value="0.452" calcext:value-type="float">
            <text:p>0,452</text:p>
          </table:table-cell>
          <table:table-cell table:formula="of:=EXP([.A455]*[.$B$1])" office:value-type="float" office:value="3.88063965661658" calcext:value-type="float">
            <text:p>3,881</text:p>
          </table:table-cell>
          <table:table-cell table:formula="of:=([.B455]-[.$B$3])/([.$B$1003]-[.$B$3])" office:value-type="float" office:value="0.150933121148758" calcext:value-type="float">
            <text:p>0,151</text:p>
          </table:table-cell>
          <table:table-cell/>
          <table:table-cell table:formula="of:=[.A455]*65535" office:value-type="float" office:value="29621.82" calcext:value-type="float">
            <text:p>29622</text:p>
          </table:table-cell>
          <table:table-cell table:formula="of:=[.C455]*65535" office:value-type="float" office:value="9891.40209448386" calcext:value-type="float">
            <text:p>9891</text:p>
          </table:table-cell>
          <table:table-cell table:number-columns-repeated="1018"/>
        </table:table-row>
        <table:table-row table:style-name="ro1">
          <table:table-cell office:value-type="float" office:value="0.453" calcext:value-type="float">
            <text:p>0,453</text:p>
          </table:table-cell>
          <table:table-cell table:formula="of:=EXP([.A456]*[.$B$1])" office:value-type="float" office:value="3.89229905594087" calcext:value-type="float">
            <text:p>3,892</text:p>
          </table:table-cell>
          <table:table-cell table:formula="of:=([.B456]-[.$B$3])/([.$B$1003]-[.$B$3])" office:value-type="float" office:value="0.151544023497024" calcext:value-type="float">
            <text:p>0,152</text:p>
          </table:table-cell>
          <table:table-cell/>
          <table:table-cell table:formula="of:=[.A456]*65535" office:value-type="float" office:value="29687.355" calcext:value-type="float">
            <text:p>29687</text:p>
          </table:table-cell>
          <table:table-cell table:formula="of:=[.C456]*65535" office:value-type="float" office:value="9931.43757987746" calcext:value-type="float">
            <text:p>9931</text:p>
          </table:table-cell>
          <table:table-cell table:number-columns-repeated="1018"/>
        </table:table-row>
        <table:table-row table:style-name="ro1">
          <table:table-cell office:value-type="float" office:value="0.454" calcext:value-type="float">
            <text:p>0,454</text:p>
          </table:table-cell>
          <table:table-cell table:formula="of:=EXP([.A457]*[.$B$1])" office:value-type="float" office:value="3.90399348598293" calcext:value-type="float">
            <text:p>3,904</text:p>
          </table:table-cell>
          <table:table-cell table:formula="of:=([.B457]-[.$B$3])/([.$B$1003]-[.$B$3])" office:value-type="float" office:value="0.152156761304146" calcext:value-type="float">
            <text:p>0,152</text:p>
          </table:table-cell>
          <table:table-cell/>
          <table:table-cell table:formula="of:=[.A457]*65535" office:value-type="float" office:value="29752.89" calcext:value-type="float">
            <text:p>29753</text:p>
          </table:table-cell>
          <table:table-cell table:formula="of:=[.C457]*65535" office:value-type="float" office:value="9971.59335206721" calcext:value-type="float">
            <text:p>9972</text:p>
          </table:table-cell>
          <table:table-cell table:number-columns-repeated="1018"/>
        </table:table-row>
        <table:table-row table:style-name="ro1">
          <table:table-cell office:value-type="float" office:value="0.455" calcext:value-type="float">
            <text:p>0,455</text:p>
          </table:table-cell>
          <table:table-cell table:formula="of:=EXP([.A458]*[.$B$1])" office:value-type="float" office:value="3.91572305199272" calcext:value-type="float">
            <text:p>3,916</text:p>
          </table:table-cell>
          <table:table-cell table:formula="of:=([.B458]-[.$B$3])/([.$B$1003]-[.$B$3])" office:value-type="float" office:value="0.152771340084769" calcext:value-type="float">
            <text:p>0,153</text:p>
          </table:table-cell>
          <table:table-cell/>
          <table:table-cell table:formula="of:=[.A458]*65535" office:value-type="float" office:value="29818.425" calcext:value-type="float">
            <text:p>29818</text:p>
          </table:table-cell>
          <table:table-cell table:formula="of:=[.C458]*65535" office:value-type="float" office:value="10011.8697724553" calcext:value-type="float">
            <text:p>10012</text:p>
          </table:table-cell>
          <table:table-cell table:number-columns-repeated="1018"/>
        </table:table-row>
        <table:table-row table:style-name="ro1">
          <table:table-cell office:value-type="float" office:value="0.456" calcext:value-type="float">
            <text:p>0,456</text:p>
          </table:table-cell>
          <table:table-cell table:formula="of:=EXP([.A459]*[.$B$1])" office:value-type="float" office:value="3.92748785953641" calcext:value-type="float">
            <text:p>3,927</text:p>
          </table:table-cell>
          <table:table-cell table:formula="of:=([.B459]-[.$B$3])/([.$B$1003]-[.$B$3])" office:value-type="float" office:value="0.153387765370106" calcext:value-type="float">
            <text:p>0,153</text:p>
          </table:table-cell>
          <table:table-cell/>
          <table:table-cell table:formula="of:=[.A459]*65535" office:value-type="float" office:value="29883.96" calcext:value-type="float">
            <text:p>29884</text:p>
          </table:table-cell>
          <table:table-cell table:formula="of:=[.C459]*65535" office:value-type="float" office:value="10052.2672035299" calcext:value-type="float">
            <text:p>10052</text:p>
          </table:table-cell>
          <table:table-cell table:number-columns-repeated="1018"/>
        </table:table-row>
        <table:table-row table:style-name="ro1">
          <table:table-cell office:value-type="float" office:value="0.457" calcext:value-type="float">
            <text:p>0,457</text:p>
          </table:table-cell>
          <table:table-cell table:formula="of:=EXP([.A460]*[.$B$1])" office:value-type="float" office:value="3.93928801449735" calcext:value-type="float">
            <text:p>3,939</text:p>
          </table:table-cell>
          <table:table-cell table:formula="of:=([.B460]-[.$B$3])/([.$B$1003]-[.$B$3])" office:value-type="float" office:value="0.154006042707989" calcext:value-type="float">
            <text:p>0,154</text:p>
          </table:table-cell>
          <table:table-cell/>
          <table:table-cell table:formula="of:=[.A460]*65535" office:value-type="float" office:value="29949.495" calcext:value-type="float">
            <text:p>29949</text:p>
          </table:table-cell>
          <table:table-cell table:formula="of:=[.C460]*65535" office:value-type="float" office:value="10092.7860088681" calcext:value-type="float">
            <text:p>10093</text:p>
          </table:table-cell>
          <table:table-cell table:number-columns-repeated="1018"/>
        </table:table-row>
        <table:table-row table:style-name="ro1">
          <table:table-cell office:value-type="float" office:value="0.458" calcext:value-type="float">
            <text:p>0,458</text:p>
          </table:table-cell>
          <table:table-cell table:formula="of:=EXP([.A461]*[.$B$1])" office:value-type="float" office:value="3.951123623077" calcext:value-type="float">
            <text:p>3,951</text:p>
          </table:table-cell>
          <table:table-cell table:formula="of:=([.B461]-[.$B$3])/([.$B$1003]-[.$B$3])" office:value-type="float" office:value="0.154626177662918" calcext:value-type="float">
            <text:p>0,155</text:p>
          </table:table-cell>
          <table:table-cell/>
          <table:table-cell table:formula="of:=[.A461]*65535" office:value-type="float" office:value="30015.03" calcext:value-type="float">
            <text:p>30015</text:p>
          </table:table-cell>
          <table:table-cell table:formula="of:=[.C461]*65535" office:value-type="float" office:value="10133.4265531394" calcext:value-type="float">
            <text:p>10133</text:p>
          </table:table-cell>
          <table:table-cell table:number-columns-repeated="1018"/>
        </table:table-row>
        <table:table-row table:style-name="ro1">
          <table:table-cell office:value-type="float" office:value="0.459" calcext:value-type="float">
            <text:p>0,459</text:p>
          </table:table-cell>
          <table:table-cell table:formula="of:=EXP([.A462]*[.$B$1])" office:value-type="float" office:value="3.96299479179594" calcext:value-type="float">
            <text:p>3,963</text:p>
          </table:table-cell>
          <table:table-cell table:formula="of:=([.B462]-[.$B$3])/([.$B$1003]-[.$B$3])" office:value-type="float" office:value="0.155248175816112" calcext:value-type="float">
            <text:p>0,155</text:p>
          </table:table-cell>
          <table:table-cell/>
          <table:table-cell table:formula="of:=[.A462]*65535" office:value-type="float" office:value="30080.565" calcext:value-type="float">
            <text:p>30081</text:p>
          </table:table-cell>
          <table:table-cell table:formula="of:=[.C462]*65535" office:value-type="float" office:value="10174.1892021089" calcext:value-type="float">
            <text:p>10174</text:p>
          </table:table-cell>
          <table:table-cell table:number-columns-repeated="1018"/>
        </table:table-row>
        <table:table-row table:style-name="ro1">
          <table:table-cell office:value-type="float" office:value="0.46" calcext:value-type="float">
            <text:p>0,460</text:p>
          </table:table-cell>
          <table:table-cell table:formula="of:=EXP([.A463]*[.$B$1])" office:value-type="float" office:value="3.97490162749475" calcext:value-type="float">
            <text:p>3,975</text:p>
          </table:table-cell>
          <table:table-cell table:formula="of:=([.B463]-[.$B$3])/([.$B$1003]-[.$B$3])" office:value-type="float" office:value="0.155872042765558" calcext:value-type="float">
            <text:p>0,156</text:p>
          </table:table-cell>
          <table:table-cell/>
          <table:table-cell table:formula="of:=[.A463]*65535" office:value-type="float" office:value="30146.1" calcext:value-type="float">
            <text:p>30146</text:p>
          </table:table-cell>
          <table:table-cell table:formula="of:=[.C463]*65535" office:value-type="float" office:value="10215.0743226409" calcext:value-type="float">
            <text:p>10215</text:p>
          </table:table-cell>
          <table:table-cell table:number-columns-repeated="1018"/>
        </table:table-row>
        <table:table-row table:style-name="ro1">
          <table:table-cell office:value-type="float" office:value="0.461" calcext:value-type="float">
            <text:p>0,461</text:p>
          </table:table-cell>
          <table:table-cell table:formula="of:=EXP([.A464]*[.$B$1])" office:value-type="float" office:value="3.98684423733504" calcext:value-type="float">
            <text:p>3,987</text:p>
          </table:table-cell>
          <table:table-cell table:formula="of:=([.B464]-[.$B$3])/([.$B$1003]-[.$B$3])" office:value-type="float" office:value="0.156497784126063" calcext:value-type="float">
            <text:p>0,156</text:p>
          </table:table-cell>
          <table:table-cell/>
          <table:table-cell table:formula="of:=[.A464]*65535" office:value-type="float" office:value="30211.635" calcext:value-type="float">
            <text:p>30212</text:p>
          </table:table-cell>
          <table:table-cell table:formula="of:=[.C464]*65535" office:value-type="float" office:value="10256.0822827016" calcext:value-type="float">
            <text:p>10256</text:p>
          </table:table-cell>
          <table:table-cell table:number-columns-repeated="1018"/>
        </table:table-row>
        <table:table-row table:style-name="ro1">
          <table:table-cell office:value-type="float" office:value="0.462" calcext:value-type="float">
            <text:p>0,462</text:p>
          </table:table-cell>
          <table:table-cell table:formula="of:=EXP([.A465]*[.$B$1])" office:value-type="float" office:value="3.99882272880037" calcext:value-type="float">
            <text:p>3,999</text:p>
          </table:table-cell>
          <table:table-cell table:formula="of:=([.B465]-[.$B$3])/([.$B$1003]-[.$B$3])" office:value-type="float" office:value="0.157125405529304" calcext:value-type="float">
            <text:p>0,157</text:p>
          </table:table-cell>
          <table:table-cell/>
          <table:table-cell table:formula="of:=[.A465]*65535" office:value-type="float" office:value="30277.17" calcext:value-type="float">
            <text:p>30277</text:p>
          </table:table-cell>
          <table:table-cell table:formula="of:=[.C465]*65535" office:value-type="float" office:value="10297.213451363" calcext:value-type="float">
            <text:p>10297</text:p>
          </table:table-cell>
          <table:table-cell table:number-columns-repeated="1018"/>
        </table:table-row>
        <table:table-row table:style-name="ro1">
          <table:table-cell office:value-type="float" office:value="0.463" calcext:value-type="float">
            <text:p>0,463</text:p>
          </table:table-cell>
          <table:table-cell table:formula="of:=EXP([.A466]*[.$B$1])" office:value-type="float" office:value="4.01083720969726" calcext:value-type="float">
            <text:p>4,011</text:p>
          </table:table-cell>
          <table:table-cell table:formula="of:=([.B466]-[.$B$3])/([.$B$1003]-[.$B$3])" office:value-type="float" office:value="0.157754912623878" calcext:value-type="float">
            <text:p>0,158</text:p>
          </table:table-cell>
          <table:table-cell/>
          <table:table-cell table:formula="of:=[.A466]*65535" office:value-type="float" office:value="30342.705" calcext:value-type="float">
            <text:p>30343</text:p>
          </table:table-cell>
          <table:table-cell table:formula="of:=[.C466]*65535" office:value-type="float" office:value="10338.4681988058" calcext:value-type="float">
            <text:p>10338</text:p>
          </table:table-cell>
          <table:table-cell table:number-columns-repeated="1018"/>
        </table:table-row>
        <table:table-row table:style-name="ro1">
          <table:table-cell office:value-type="float" office:value="0.464" calcext:value-type="float">
            <text:p>0,464</text:p>
          </table:table-cell>
          <table:table-cell table:formula="of:=EXP([.A467]*[.$B$1])" office:value-type="float" office:value="4.02288778815611" calcext:value-type="float">
            <text:p>4,023</text:p>
          </table:table-cell>
          <table:table-cell table:formula="of:=([.B467]-[.$B$3])/([.$B$1003]-[.$B$3])" office:value-type="float" office:value="0.158386311075351" calcext:value-type="float">
            <text:p>0,158</text:p>
          </table:table-cell>
          <table:table-cell/>
          <table:table-cell table:formula="of:=[.A467]*65535" office:value-type="float" office:value="30408.24" calcext:value-type="float">
            <text:p>30408</text:p>
          </table:table-cell>
          <table:table-cell table:formula="of:=[.C467]*65535" office:value-type="float" office:value="10379.8468963232" calcext:value-type="float">
            <text:p>10380</text:p>
          </table:table-cell>
          <table:table-cell table:number-columns-repeated="1018"/>
        </table:table-row>
        <table:table-row table:style-name="ro1">
          <table:table-cell office:value-type="float" office:value="0.465" calcext:value-type="float">
            <text:p>0,465</text:p>
          </table:table-cell>
          <table:table-cell table:formula="of:=EXP([.A468]*[.$B$1])" office:value-type="float" office:value="4.0349745726322" calcext:value-type="float">
            <text:p>4,035</text:p>
          </table:table-cell>
          <table:table-cell table:formula="of:=([.B468]-[.$B$3])/([.$B$1003]-[.$B$3])" office:value-type="float" office:value="0.159019606566316" calcext:value-type="float">
            <text:p>0,159</text:p>
          </table:table-cell>
          <table:table-cell/>
          <table:table-cell table:formula="of:=[.A468]*65535" office:value-type="float" office:value="30473.775" calcext:value-type="float">
            <text:p>30474</text:p>
          </table:table-cell>
          <table:table-cell table:formula="of:=[.C468]*65535" office:value-type="float" office:value="10421.3499163235" calcext:value-type="float">
            <text:p>10421</text:p>
          </table:table-cell>
          <table:table-cell table:number-columns-repeated="1018"/>
        </table:table-row>
        <table:table-row table:style-name="ro1">
          <table:table-cell office:value-type="float" office:value="0.466" calcext:value-type="float">
            <text:p>0,466</text:p>
          </table:table-cell>
          <table:table-cell table:formula="of:=EXP([.A469]*[.$B$1])" office:value-type="float" office:value="4.04709767190669" calcext:value-type="float">
            <text:p>4,047</text:p>
          </table:table-cell>
          <table:table-cell table:formula="of:=([.B469]-[.$B$3])/([.$B$1003]-[.$B$3])" office:value-type="float" office:value="0.159654804796435" calcext:value-type="float">
            <text:p>0,160</text:p>
          </table:table-cell>
          <table:table-cell/>
          <table:table-cell table:formula="of:=[.A469]*65535" office:value-type="float" office:value="30539.31" calcext:value-type="float">
            <text:p>30539</text:p>
          </table:table-cell>
          <table:table-cell table:formula="of:=[.C469]*65535" office:value-type="float" office:value="10462.9776323344" calcext:value-type="float">
            <text:p>10463</text:p>
          </table:table-cell>
          <table:table-cell table:number-columns-repeated="1018"/>
        </table:table-row>
        <table:table-row table:style-name="ro1">
          <table:table-cell office:value-type="float" office:value="0.467" calcext:value-type="float">
            <text:p>0,467</text:p>
          </table:table-cell>
          <table:table-cell table:formula="of:=EXP([.A470]*[.$B$1])" office:value-type="float" office:value="4.05925719508754" calcext:value-type="float">
            <text:p>4,059</text:p>
          </table:table-cell>
          <table:table-cell table:formula="of:=([.B470]-[.$B$3])/([.$B$1003]-[.$B$3])" office:value-type="float" office:value="0.160291911482498" calcext:value-type="float">
            <text:p>0,160</text:p>
          </table:table-cell>
          <table:table-cell/>
          <table:table-cell table:formula="of:=[.A470]*65535" office:value-type="float" office:value="30604.845" calcext:value-type="float">
            <text:p>30605</text:p>
          </table:table-cell>
          <table:table-cell table:formula="of:=[.C470]*65535" office:value-type="float" office:value="10504.7304190055" calcext:value-type="float">
            <text:p>10505</text:p>
          </table:table-cell>
          <table:table-cell table:number-columns-repeated="1018"/>
        </table:table-row>
        <table:table-row table:style-name="ro1">
          <table:table-cell office:value-type="float" office:value="0.468" calcext:value-type="float">
            <text:p>0,468</text:p>
          </table:table-cell>
          <table:table-cell table:formula="of:=EXP([.A471]*[.$B$1])" office:value-type="float" office:value="4.07145325161055" calcext:value-type="float">
            <text:p>4,071</text:p>
          </table:table-cell>
          <table:table-cell table:formula="of:=([.B471]-[.$B$3])/([.$B$1003]-[.$B$3])" office:value-type="float" office:value="0.160930932358467" calcext:value-type="float">
            <text:p>0,161</text:p>
          </table:table-cell>
          <table:table-cell/>
          <table:table-cell table:formula="of:=[.A471]*65535" office:value-type="float" office:value="30670.38" calcext:value-type="float">
            <text:p>30670</text:p>
          </table:table-cell>
          <table:table-cell table:formula="of:=[.C471]*65535" office:value-type="float" office:value="10546.6086521122" calcext:value-type="float">
            <text:p>10547</text:p>
          </table:table-cell>
          <table:table-cell table:number-columns-repeated="1018"/>
        </table:table-row>
        <table:table-row table:style-name="ro1">
          <table:table-cell office:value-type="float" office:value="0.469" calcext:value-type="float">
            <text:p>0,469</text:p>
          </table:table-cell>
          <table:table-cell table:formula="of:=EXP([.A472]*[.$B$1])" office:value-type="float" office:value="4.0836859512403" calcext:value-type="float">
            <text:p>4,084</text:p>
          </table:table-cell>
          <table:table-cell table:formula="of:=([.B472]-[.$B$3])/([.$B$1003]-[.$B$3])" office:value-type="float" office:value="0.161571873175537" calcext:value-type="float">
            <text:p>0,162</text:p>
          </table:table-cell>
          <table:table-cell/>
          <table:table-cell table:formula="of:=[.A472]*65535" office:value-type="float" office:value="30735.915" calcext:value-type="float">
            <text:p>30736</text:p>
          </table:table-cell>
          <table:table-cell table:formula="of:=[.C472]*65535" office:value-type="float" office:value="10588.6127085588" calcext:value-type="float">
            <text:p>10589</text:p>
          </table:table-cell>
          <table:table-cell table:number-columns-repeated="1018"/>
        </table:table-row>
        <table:table-row table:style-name="ro1">
          <table:table-cell office:value-type="float" office:value="0.47" calcext:value-type="float">
            <text:p>0,470</text:p>
          </table:table-cell>
          <table:table-cell table:formula="of:=EXP([.A473]*[.$B$1])" office:value-type="float" office:value="4.09595540407118" calcext:value-type="float">
            <text:p>4,096</text:p>
          </table:table-cell>
          <table:table-cell table:formula="of:=([.B473]-[.$B$3])/([.$B$1003]-[.$B$3])" office:value-type="float" office:value="0.162214739702177" calcext:value-type="float">
            <text:p>0,162</text:p>
          </table:table-cell>
          <table:table-cell/>
          <table:table-cell table:formula="of:=[.A473]*65535" office:value-type="float" office:value="30801.45" calcext:value-type="float">
            <text:p>30801</text:p>
          </table:table-cell>
          <table:table-cell table:formula="of:=[.C473]*65535" office:value-type="float" office:value="10630.7429663822" calcext:value-type="float">
            <text:p>10631</text:p>
          </table:table-cell>
          <table:table-cell table:number-columns-repeated="1018"/>
        </table:table-row>
        <table:table-row table:style-name="ro1">
          <table:table-cell office:value-type="float" office:value="0.471" calcext:value-type="float">
            <text:p>0,471</text:p>
          </table:table-cell>
          <table:table-cell table:formula="of:=EXP([.A474]*[.$B$1])" office:value-type="float" office:value="4.10826172052834" calcext:value-type="float">
            <text:p>4,108</text:p>
          </table:table-cell>
          <table:table-cell table:formula="of:=([.B474]-[.$B$3])/([.$B$1003]-[.$B$3])" office:value-type="float" office:value="0.162859537724192" calcext:value-type="float">
            <text:p>0,163</text:p>
          </table:table-cell>
          <table:table-cell/>
          <table:table-cell table:formula="of:=[.A474]*65535" office:value-type="float" office:value="30866.985" calcext:value-type="float">
            <text:p>30867</text:p>
          </table:table-cell>
          <table:table-cell table:formula="of:=[.C474]*65535" office:value-type="float" office:value="10672.9998047549" calcext:value-type="float">
            <text:p>10673</text:p>
          </table:table-cell>
          <table:table-cell table:number-columns-repeated="1018"/>
        </table:table-row>
        <table:table-row table:style-name="ro1">
          <table:table-cell office:value-type="float" office:value="0.472" calcext:value-type="float">
            <text:p>0,472</text:p>
          </table:table-cell>
          <table:table-cell table:formula="of:=EXP([.A475]*[.$B$1])" office:value-type="float" office:value="4.12060501136872" calcext:value-type="float">
            <text:p>4,121</text:p>
          </table:table-cell>
          <table:table-cell table:formula="of:=([.B475]-[.$B$3])/([.$B$1003]-[.$B$3])" office:value-type="float" office:value="0.163506273044768" calcext:value-type="float">
            <text:p>0,164</text:p>
          </table:table-cell>
          <table:table-cell/>
          <table:table-cell table:formula="of:=[.A475]*65535" office:value-type="float" office:value="30932.52" calcext:value-type="float">
            <text:p>30933</text:p>
          </table:table-cell>
          <table:table-cell table:formula="of:=[.C475]*65535" office:value-type="float" office:value="10715.3836039889" calcext:value-type="float">
            <text:p>10715</text:p>
          </table:table-cell>
          <table:table-cell table:number-columns-repeated="1018"/>
        </table:table-row>
        <table:table-row table:style-name="ro1">
          <table:table-cell office:value-type="float" office:value="0.473" calcext:value-type="float">
            <text:p>0,473</text:p>
          </table:table-cell>
          <table:table-cell table:formula="of:=EXP([.A476]*[.$B$1])" office:value-type="float" office:value="4.13298538768201" calcext:value-type="float">
            <text:p>4,133</text:p>
          </table:table-cell>
          <table:table-cell table:formula="of:=([.B476]-[.$B$3])/([.$B$1003]-[.$B$3])" office:value-type="float" office:value="0.164154951484527" calcext:value-type="float">
            <text:p>0,164</text:p>
          </table:table-cell>
          <table:table-cell/>
          <table:table-cell table:formula="of:=[.A476]*65535" office:value-type="float" office:value="30998.055" calcext:value-type="float">
            <text:p>30998</text:p>
          </table:table-cell>
          <table:table-cell table:formula="of:=[.C476]*65535" office:value-type="float" office:value="10757.8947455385" calcext:value-type="float">
            <text:p>10758</text:p>
          </table:table-cell>
          <table:table-cell table:number-columns-repeated="1018"/>
        </table:table-row>
        <table:table-row table:style-name="ro1">
          <table:table-cell office:value-type="float" office:value="0.474" calcext:value-type="float">
            <text:p>0,474</text:p>
          </table:table-cell>
          <table:table-cell table:formula="of:=EXP([.A477]*[.$B$1])" office:value-type="float" office:value="4.1454029608917" calcext:value-type="float">
            <text:p>4,145</text:p>
          </table:table-cell>
          <table:table-cell table:formula="of:=([.B477]-[.$B$3])/([.$B$1003]-[.$B$3])" office:value-type="float" office:value="0.164805578881579" calcext:value-type="float">
            <text:p>0,165</text:p>
          </table:table-cell>
          <table:table-cell/>
          <table:table-cell table:formula="of:=[.A477]*65535" office:value-type="float" office:value="31063.59" calcext:value-type="float">
            <text:p>31064</text:p>
          </table:table-cell>
          <table:table-cell table:formula="of:=[.C477]*65535" office:value-type="float" office:value="10800.5336120043" calcext:value-type="float">
            <text:p>10801</text:p>
          </table:table-cell>
          <table:table-cell table:number-columns-repeated="1018"/>
        </table:table-row>
        <table:table-row table:style-name="ro1">
          <table:table-cell office:value-type="float" office:value="0.475" calcext:value-type="float">
            <text:p>0,475</text:p>
          </table:table-cell>
          <table:table-cell table:formula="of:=EXP([.A478]*[.$B$1])" office:value-type="float" office:value="4.15785784275601" calcext:value-type="float">
            <text:p>4,158</text:p>
          </table:table-cell>
          <table:table-cell table:formula="of:=([.B478]-[.$B$3])/([.$B$1003]-[.$B$3])" office:value-type="float" office:value="0.165458161091576" calcext:value-type="float">
            <text:p>0,165</text:p>
          </table:table-cell>
          <table:table-cell/>
          <table:table-cell table:formula="of:=[.A478]*65535" office:value-type="float" office:value="31129.125" calcext:value-type="float">
            <text:p>31129</text:p>
          </table:table-cell>
          <table:table-cell table:formula="of:=[.C478]*65535" office:value-type="float" office:value="10843.3005871364" calcext:value-type="float">
            <text:p>10843</text:p>
          </table:table-cell>
          <table:table-cell table:number-columns-repeated="1018"/>
        </table:table-row>
        <table:table-row table:style-name="ro1">
          <table:table-cell office:value-type="float" office:value="0.476" calcext:value-type="float">
            <text:p>0,476</text:p>
          </table:table-cell>
          <table:table-cell table:formula="of:=EXP([.A479]*[.$B$1])" office:value-type="float" office:value="4.17035014536897" calcext:value-type="float">
            <text:p>4,170</text:p>
          </table:table-cell>
          <table:table-cell table:formula="of:=([.B479]-[.$B$3])/([.$B$1003]-[.$B$3])" office:value-type="float" office:value="0.166112703987762" calcext:value-type="float">
            <text:p>0,166</text:p>
          </table:table-cell>
          <table:table-cell/>
          <table:table-cell table:formula="of:=[.A479]*65535" office:value-type="float" office:value="31194.66" calcext:value-type="float">
            <text:p>31195</text:p>
          </table:table-cell>
          <table:table-cell table:formula="of:=[.C479]*65535" office:value-type="float" office:value="10886.196055838" calcext:value-type="float">
            <text:p>10886</text:p>
          </table:table-cell>
          <table:table-cell table:number-columns-repeated="1018"/>
        </table:table-row>
        <table:table-row table:style-name="ro1">
          <table:table-cell office:value-type="float" office:value="0.477" calcext:value-type="float">
            <text:p>0,477</text:p>
          </table:table-cell>
          <table:table-cell table:formula="of:=EXP([.A480]*[.$B$1])" office:value-type="float" office:value="4.18287998116139" calcext:value-type="float">
            <text:p>4,183</text:p>
          </table:table-cell>
          <table:table-cell table:formula="of:=([.B480]-[.$B$3])/([.$B$1003]-[.$B$3])" office:value-type="float" office:value="0.166769213461027" calcext:value-type="float">
            <text:p>0,167</text:p>
          </table:table-cell>
          <table:table-cell/>
          <table:table-cell table:formula="of:=[.A480]*65535" office:value-type="float" office:value="31260.195" calcext:value-type="float">
            <text:p>31260</text:p>
          </table:table-cell>
          <table:table-cell table:formula="of:=[.C480]*65535" office:value-type="float" office:value="10929.2204041684" calcext:value-type="float">
            <text:p>10929</text:p>
          </table:table-cell>
          <table:table-cell table:number-columns-repeated="1018"/>
        </table:table-row>
        <table:table-row table:style-name="ro1">
          <table:table-cell office:value-type="float" office:value="0.478" calcext:value-type="float">
            <text:p>0,478</text:p>
          </table:table-cell>
          <table:table-cell table:formula="of:=EXP([.A481]*[.$B$1])" office:value-type="float" office:value="4.19544746290188" calcext:value-type="float">
            <text:p>4,195</text:p>
          </table:table-cell>
          <table:table-cell table:formula="of:=([.B481]-[.$B$3])/([.$B$1003]-[.$B$3])" office:value-type="float" office:value="0.167427695419961" calcext:value-type="float">
            <text:p>0,167</text:p>
          </table:table-cell>
          <table:table-cell/>
          <table:table-cell table:formula="of:=[.A481]*65535" office:value-type="float" office:value="31325.73" calcext:value-type="float">
            <text:p>31326</text:p>
          </table:table-cell>
          <table:table-cell table:formula="of:=[.C481]*65535" office:value-type="float" office:value="10972.3740193471" calcext:value-type="float">
            <text:p>10972</text:p>
          </table:table-cell>
          <table:table-cell table:number-columns-repeated="1018"/>
        </table:table-row>
        <table:table-row table:style-name="ro1">
          <table:table-cell office:value-type="float" office:value="0.479" calcext:value-type="float">
            <text:p>0,479</text:p>
          </table:table-cell>
          <table:table-cell table:formula="of:=EXP([.A482]*[.$B$1])" office:value-type="float" office:value="4.20805270369785" calcext:value-type="float">
            <text:p>4,208</text:p>
          </table:table-cell>
          <table:table-cell table:formula="of:=([.B482]-[.$B$3])/([.$B$1003]-[.$B$3])" office:value-type="float" office:value="0.168088155790905" calcext:value-type="float">
            <text:p>0,168</text:p>
          </table:table-cell>
          <table:table-cell/>
          <table:table-cell table:formula="of:=[.A482]*65535" office:value-type="float" office:value="31391.265" calcext:value-type="float">
            <text:p>31391</text:p>
          </table:table-cell>
          <table:table-cell table:formula="of:=[.C482]*65535" office:value-type="float" office:value="11015.657289757" calcext:value-type="float">
            <text:p>11016</text:p>
          </table:table-cell>
          <table:table-cell table:number-columns-repeated="1018"/>
        </table:table-row>
        <table:table-row table:style-name="ro1">
          <table:table-cell office:value-type="float" office:value="0.48" calcext:value-type="float">
            <text:p>0,480</text:p>
          </table:table-cell>
          <table:table-cell table:formula="of:=EXP([.A483]*[.$B$1])" office:value-type="float" office:value="4.22069581699655" calcext:value-type="float">
            <text:p>4,221</text:p>
          </table:table-cell>
          <table:table-cell table:formula="of:=([.B483]-[.$B$3])/([.$B$1003]-[.$B$3])" office:value-type="float" office:value="0.168750600518009" calcext:value-type="float">
            <text:p>0,169</text:p>
          </table:table-cell>
          <table:table-cell/>
          <table:table-cell table:formula="of:=[.A483]*65535" office:value-type="float" office:value="31456.8" calcext:value-type="float">
            <text:p>31457</text:p>
          </table:table-cell>
          <table:table-cell table:formula="of:=[.C483]*65535" office:value-type="float" office:value="11059.0706049477" calcext:value-type="float">
            <text:p>11059</text:p>
          </table:table-cell>
          <table:table-cell table:number-columns-repeated="1018"/>
        </table:table-row>
        <table:table-row table:style-name="ro1">
          <table:table-cell office:value-type="float" office:value="0.481" calcext:value-type="float">
            <text:p>0,481</text:p>
          </table:table-cell>
          <table:table-cell table:formula="of:=EXP([.A484]*[.$B$1])" office:value-type="float" office:value="4.2333769165861" calcext:value-type="float">
            <text:p>4,233</text:p>
          </table:table-cell>
          <table:table-cell table:formula="of:=([.B484]-[.$B$3])/([.$B$1003]-[.$B$3])" office:value-type="float" office:value="0.169415035563278" calcext:value-type="float">
            <text:p>0,169</text:p>
          </table:table-cell>
          <table:table-cell/>
          <table:table-cell table:formula="of:=[.A484]*65535" office:value-type="float" office:value="31522.335" calcext:value-type="float">
            <text:p>31522</text:p>
          </table:table-cell>
          <table:table-cell table:formula="of:=[.C484]*65535" office:value-type="float" office:value="11102.6143556395" calcext:value-type="float">
            <text:p>11103</text:p>
          </table:table-cell>
          <table:table-cell table:number-columns-repeated="1018"/>
        </table:table-row>
        <table:table-row table:style-name="ro1">
          <table:table-cell office:value-type="float" office:value="0.482" calcext:value-type="float">
            <text:p>0,482</text:p>
          </table:table-cell>
          <table:table-cell table:formula="of:=EXP([.A485]*[.$B$1])" office:value-type="float" office:value="4.24609611659648" calcext:value-type="float">
            <text:p>4,246</text:p>
          </table:table-cell>
          <table:table-cell table:formula="of:=([.B485]-[.$B$3])/([.$B$1003]-[.$B$3])" office:value-type="float" office:value="0.170081466906634" calcext:value-type="float">
            <text:p>0,170</text:p>
          </table:table-cell>
          <table:table-cell/>
          <table:table-cell table:formula="of:=[.A485]*65535" office:value-type="float" office:value="31587.87" calcext:value-type="float">
            <text:p>31588</text:p>
          </table:table-cell>
          <table:table-cell table:formula="of:=[.C485]*65535" office:value-type="float" office:value="11146.2889337262" calcext:value-type="float">
            <text:p>11146</text:p>
          </table:table-cell>
          <table:table-cell table:number-columns-repeated="1018"/>
        </table:table-row>
        <table:table-row table:style-name="ro1">
          <table:table-cell office:value-type="float" office:value="0.483" calcext:value-type="float">
            <text:p>0,483</text:p>
          </table:table-cell>
          <table:table-cell table:formula="of:=EXP([.A486]*[.$B$1])" office:value-type="float" office:value="4.25885353150056" calcext:value-type="float">
            <text:p>4,259</text:p>
          </table:table-cell>
          <table:table-cell table:formula="of:=([.B486]-[.$B$3])/([.$B$1003]-[.$B$3])" office:value-type="float" office:value="0.170749900545961" calcext:value-type="float">
            <text:p>0,171</text:p>
          </table:table-cell>
          <table:table-cell/>
          <table:table-cell table:formula="of:=[.A486]*65535" office:value-type="float" office:value="31653.405" calcext:value-type="float">
            <text:p>31653</text:p>
          </table:table-cell>
          <table:table-cell table:formula="of:=[.C486]*65535" office:value-type="float" office:value="11190.0947322796" calcext:value-type="float">
            <text:p>11190</text:p>
          </table:table-cell>
          <table:table-cell table:number-columns-repeated="1018"/>
        </table:table-row>
        <table:table-row table:style-name="ro1">
          <table:table-cell office:value-type="float" office:value="0.484" calcext:value-type="float">
            <text:p>0,484</text:p>
          </table:table-cell>
          <table:table-cell table:formula="of:=EXP([.A487]*[.$B$1])" office:value-type="float" office:value="4.27164927611518" calcext:value-type="float">
            <text:p>4,272</text:p>
          </table:table-cell>
          <table:table-cell table:formula="of:=([.B487]-[.$B$3])/([.$B$1003]-[.$B$3])" office:value-type="float" office:value="0.171420342497168" calcext:value-type="float">
            <text:p>0,171</text:p>
          </table:table-cell>
          <table:table-cell/>
          <table:table-cell table:formula="of:=[.A487]*65535" office:value-type="float" office:value="31718.94" calcext:value-type="float">
            <text:p>31719</text:p>
          </table:table-cell>
          <table:table-cell table:formula="of:=[.C487]*65535" office:value-type="float" office:value="11234.0321455519" calcext:value-type="float">
            <text:p>11234</text:p>
          </table:table-cell>
          <table:table-cell table:number-columns-repeated="1018"/>
        </table:table-row>
        <table:table-row table:style-name="ro1">
          <table:table-cell office:value-type="float" office:value="0.485" calcext:value-type="float">
            <text:p>0,485</text:p>
          </table:table-cell>
          <table:table-cell table:formula="of:=EXP([.A488]*[.$B$1])" office:value-type="float" office:value="4.28448346560212" calcext:value-type="float">
            <text:p>4,284</text:p>
          </table:table-cell>
          <table:table-cell table:formula="of:=([.B488]-[.$B$3])/([.$B$1003]-[.$B$3])" office:value-type="float" office:value="0.172092798794237" calcext:value-type="float">
            <text:p>0,172</text:p>
          </table:table-cell>
          <table:table-cell/>
          <table:table-cell table:formula="of:=[.A488]*65535" office:value-type="float" office:value="31784.475" calcext:value-type="float">
            <text:p>31784</text:p>
          </table:table-cell>
          <table:table-cell table:formula="of:=[.C488]*65535" office:value-type="float" office:value="11278.1015689803" calcext:value-type="float">
            <text:p>11278</text:p>
          </table:table-cell>
          <table:table-cell table:number-columns-repeated="1018"/>
        </table:table-row>
        <table:table-row table:style-name="ro1">
          <table:table-cell office:value-type="float" office:value="0.486" calcext:value-type="float">
            <text:p>0,486</text:p>
          </table:table-cell>
          <table:table-cell table:formula="of:=EXP([.A489]*[.$B$1])" office:value-type="float" office:value="4.29735621546916" calcext:value-type="float">
            <text:p>4,297</text:p>
          </table:table-cell>
          <table:table-cell table:formula="of:=([.B489]-[.$B$3])/([.$B$1003]-[.$B$3])" office:value-type="float" office:value="0.172767275489279" calcext:value-type="float">
            <text:p>0,173</text:p>
          </table:table-cell>
          <table:table-cell/>
          <table:table-cell table:formula="of:=[.A489]*65535" office:value-type="float" office:value="31850.01" calcext:value-type="float">
            <text:p>31850</text:p>
          </table:table-cell>
          <table:table-cell table:formula="of:=[.C489]*65535" office:value-type="float" office:value="11322.3033991899" calcext:value-type="float">
            <text:p>11322</text:p>
          </table:table-cell>
          <table:table-cell table:number-columns-repeated="1018"/>
        </table:table-row>
        <table:table-row table:style-name="ro1">
          <table:table-cell office:value-type="float" office:value="0.487" calcext:value-type="float">
            <text:p>0,487</text:p>
          </table:table-cell>
          <table:table-cell table:formula="of:=EXP([.A490]*[.$B$1])" office:value-type="float" office:value="4.31026764157115" calcext:value-type="float">
            <text:p>4,310</text:p>
          </table:table-cell>
          <table:table-cell table:formula="of:=([.B490]-[.$B$3])/([.$B$1003]-[.$B$3])" office:value-type="float" office:value="0.173443778652588" calcext:value-type="float">
            <text:p>0,173</text:p>
          </table:table-cell>
          <table:table-cell/>
          <table:table-cell table:formula="of:=[.A490]*65535" office:value-type="float" office:value="31915.545" calcext:value-type="float">
            <text:p>31916</text:p>
          </table:table-cell>
          <table:table-cell table:formula="of:=[.C490]*65535" office:value-type="float" office:value="11366.6380339973" calcext:value-type="float">
            <text:p>11367</text:p>
          </table:table-cell>
          <table:table-cell table:number-columns-repeated="1018"/>
        </table:table-row>
        <table:table-row table:style-name="ro1">
          <table:table-cell office:value-type="float" office:value="0.488" calcext:value-type="float">
            <text:p>0,488</text:p>
          </table:table-cell>
          <table:table-cell table:formula="of:=EXP([.A491]*[.$B$1])" office:value-type="float" office:value="4.32321786011102" calcext:value-type="float">
            <text:p>4,323</text:p>
          </table:table-cell>
          <table:table-cell table:formula="of:=([.B491]-[.$B$3])/([.$B$1003]-[.$B$3])" office:value-type="float" office:value="0.174122314372698" calcext:value-type="float">
            <text:p>0,174</text:p>
          </table:table-cell>
          <table:table-cell/>
          <table:table-cell table:formula="of:=[.A491]*65535" office:value-type="float" office:value="31981.08" calcext:value-type="float">
            <text:p>31981</text:p>
          </table:table-cell>
          <table:table-cell table:formula="of:=[.C491]*65535" office:value-type="float" office:value="11411.1058724148" calcext:value-type="float">
            <text:p>11411</text:p>
          </table:table-cell>
          <table:table-cell table:number-columns-repeated="1018"/>
        </table:table-row>
        <table:table-row table:style-name="ro1">
          <table:table-cell office:value-type="float" office:value="0.489" calcext:value-type="float">
            <text:p>0,489</text:p>
          </table:table-cell>
          <table:table-cell table:formula="of:=EXP([.A492]*[.$B$1])" office:value-type="float" office:value="4.3362069876408" calcext:value-type="float">
            <text:p>4,336</text:p>
          </table:table-cell>
          <table:table-cell table:formula="of:=([.B492]-[.$B$3])/([.$B$1003]-[.$B$3])" office:value-type="float" office:value="0.174802888756435" calcext:value-type="float">
            <text:p>0,175</text:p>
          </table:table-cell>
          <table:table-cell/>
          <table:table-cell table:formula="of:=[.A492]*65535" office:value-type="float" office:value="32046.615" calcext:value-type="float">
            <text:p>32047</text:p>
          </table:table-cell>
          <table:table-cell table:formula="of:=[.C492]*65535" office:value-type="float" office:value="11455.7073146529" calcext:value-type="float">
            <text:p>11456</text:p>
          </table:table-cell>
          <table:table-cell table:number-columns-repeated="1018"/>
        </table:table-row>
        <table:table-row table:style-name="ro1">
          <table:table-cell office:value-type="float" office:value="0.49" calcext:value-type="float">
            <text:p>0,490</text:p>
          </table:table-cell>
          <table:table-cell table:formula="of:=EXP([.A493]*[.$B$1])" office:value-type="float" office:value="4.34923514106274" calcext:value-type="float">
            <text:p>4,349</text:p>
          </table:table-cell>
          <table:table-cell table:formula="of:=([.B493]-[.$B$3])/([.$B$1003]-[.$B$3])" office:value-type="float" office:value="0.175485507928972" calcext:value-type="float">
            <text:p>0,175</text:p>
          </table:table-cell>
          <table:table-cell/>
          <table:table-cell table:formula="of:=[.A493]*65535" office:value-type="float" office:value="32112.15" calcext:value-type="float">
            <text:p>32112</text:p>
          </table:table-cell>
          <table:table-cell table:formula="of:=[.C493]*65535" office:value-type="float" office:value="11500.4427621252" calcext:value-type="float">
            <text:p>11500</text:p>
          </table:table-cell>
          <table:table-cell table:number-columns-repeated="1018"/>
        </table:table-row>
        <table:table-row table:style-name="ro1">
          <table:table-cell office:value-type="float" office:value="0.491" calcext:value-type="float">
            <text:p>0,491</text:p>
          </table:table-cell>
          <table:table-cell table:formula="of:=EXP([.A494]*[.$B$1])" office:value-type="float" office:value="4.36230243763031" calcext:value-type="float">
            <text:p>4,362</text:p>
          </table:table-cell>
          <table:table-cell table:formula="of:=([.B494]-[.$B$3])/([.$B$1003]-[.$B$3])" office:value-type="float" office:value="0.176170178033888" calcext:value-type="float">
            <text:p>0,176</text:p>
          </table:table-cell>
          <table:table-cell/>
          <table:table-cell table:formula="of:=[.A494]*65535" office:value-type="float" office:value="32177.685" calcext:value-type="float">
            <text:p>32178</text:p>
          </table:table-cell>
          <table:table-cell table:formula="of:=[.C494]*65535" office:value-type="float" office:value="11545.3126174508" calcext:value-type="float">
            <text:p>11545</text:p>
          </table:table-cell>
          <table:table-cell table:number-columns-repeated="1018"/>
        </table:table-row>
        <table:table-row table:style-name="ro1">
          <table:table-cell office:value-type="float" office:value="0.492" calcext:value-type="float">
            <text:p>0,492</text:p>
          </table:table-cell>
          <table:table-cell table:formula="of:=EXP([.A495]*[.$B$1])" office:value-type="float" office:value="4.37540899494926" calcext:value-type="float">
            <text:p>4,375</text:p>
          </table:table-cell>
          <table:table-cell table:formula="of:=([.B495]-[.$B$3])/([.$B$1003]-[.$B$3])" office:value-type="float" office:value="0.176856905233217" calcext:value-type="float">
            <text:p>0,177</text:p>
          </table:table-cell>
          <table:table-cell/>
          <table:table-cell table:formula="of:=[.A495]*65535" office:value-type="float" office:value="32243.22" calcext:value-type="float">
            <text:p>32243</text:p>
          </table:table-cell>
          <table:table-cell table:formula="of:=[.C495]*65535" office:value-type="float" office:value="11590.3172844589" calcext:value-type="float">
            <text:p>11590</text:p>
          </table:table-cell>
          <table:table-cell table:number-columns-repeated="1018"/>
        </table:table-row>
        <table:table-row table:style-name="ro1">
          <table:table-cell office:value-type="float" office:value="0.493" calcext:value-type="float">
            <text:p>0,493</text:p>
          </table:table-cell>
          <table:table-cell table:formula="of:=EXP([.A496]*[.$B$1])" office:value-type="float" office:value="4.3885549309787" calcext:value-type="float">
            <text:p>4,389</text:p>
          </table:table-cell>
          <table:table-cell table:formula="of:=([.B496]-[.$B$3])/([.$B$1003]-[.$B$3])" office:value-type="float" office:value="0.177545695707509" calcext:value-type="float">
            <text:p>0,178</text:p>
          </table:table-cell>
          <table:table-cell/>
          <table:table-cell table:formula="of:=[.A496]*65535" office:value-type="float" office:value="32308.755" calcext:value-type="float">
            <text:p>32309</text:p>
          </table:table-cell>
          <table:table-cell table:formula="of:=[.C496]*65535" office:value-type="float" office:value="11635.4571681916" calcext:value-type="float">
            <text:p>11635</text:p>
          </table:table-cell>
          <table:table-cell table:number-columns-repeated="1018"/>
        </table:table-row>
        <table:table-row table:style-name="ro1">
          <table:table-cell office:value-type="float" office:value="0.494" calcext:value-type="float">
            <text:p>0,494</text:p>
          </table:table-cell>
          <table:table-cell table:formula="of:=EXP([.A497]*[.$B$1])" office:value-type="float" office:value="4.40174036403215" calcext:value-type="float">
            <text:p>4,402</text:p>
          </table:table-cell>
          <table:table-cell table:formula="of:=([.B497]-[.$B$3])/([.$B$1003]-[.$B$3])" office:value-type="float" office:value="0.178236555655883" calcext:value-type="float">
            <text:p>0,178</text:p>
          </table:table-cell>
          <table:table-cell/>
          <table:table-cell table:formula="of:=[.A497]*65535" office:value-type="float" office:value="32374.29" calcext:value-type="float">
            <text:p>32374</text:p>
          </table:table-cell>
          <table:table-cell table:formula="of:=[.C497]*65535" office:value-type="float" office:value="11680.7326749083" calcext:value-type="float">
            <text:p>11681</text:p>
          </table:table-cell>
          <table:table-cell table:number-columns-repeated="1018"/>
        </table:table-row>
        <table:table-row table:style-name="ro1">
          <table:table-cell office:value-type="float" office:value="0.495" calcext:value-type="float">
            <text:p>0,495</text:p>
          </table:table-cell>
          <table:table-cell table:formula="of:=EXP([.A498]*[.$B$1])" office:value-type="float" office:value="4.41496541277858" calcext:value-type="float">
            <text:p>4,415</text:p>
          </table:table-cell>
          <table:table-cell table:formula="of:=([.B498]-[.$B$3])/([.$B$1003]-[.$B$3])" office:value-type="float" office:value="0.178929491296083" calcext:value-type="float">
            <text:p>0,179</text:p>
          </table:table-cell>
          <table:table-cell/>
          <table:table-cell table:formula="of:=[.A498]*65535" office:value-type="float" office:value="32439.825" calcext:value-type="float">
            <text:p>32440</text:p>
          </table:table-cell>
          <table:table-cell table:formula="of:=[.C498]*65535" office:value-type="float" office:value="11726.1442120888" calcext:value-type="float">
            <text:p>11726</text:p>
          </table:table-cell>
          <table:table-cell table:number-columns-repeated="1018"/>
        </table:table-row>
        <table:table-row table:style-name="ro1">
          <table:table-cell office:value-type="float" office:value="0.496" calcext:value-type="float">
            <text:p>0,496</text:p>
          </table:table-cell>
          <table:table-cell table:formula="of:=EXP([.A499]*[.$B$1])" office:value-type="float" office:value="4.42823019624352" calcext:value-type="float">
            <text:p>4,428</text:p>
          </table:table-cell>
          <table:table-cell table:formula="of:=([.B499]-[.$B$3])/([.$B$1003]-[.$B$3])" office:value-type="float" office:value="0.179624508864535" calcext:value-type="float">
            <text:p>0,180</text:p>
          </table:table-cell>
          <table:table-cell/>
          <table:table-cell table:formula="of:=[.A499]*65535" office:value-type="float" office:value="32505.36" calcext:value-type="float">
            <text:p>32505</text:p>
          </table:table-cell>
          <table:table-cell table:formula="of:=[.C499]*65535" office:value-type="float" office:value="11771.6921884373" calcext:value-type="float">
            <text:p>11772</text:p>
          </table:table-cell>
          <table:table-cell table:number-columns-repeated="1018"/>
        </table:table-row>
        <table:table-row table:style-name="ro1">
          <table:table-cell office:value-type="float" office:value="0.497" calcext:value-type="float">
            <text:p>0,497</text:p>
          </table:table-cell>
          <table:table-cell table:formula="of:=EXP([.A500]*[.$B$1])" office:value-type="float" office:value="4.44153483381013" calcext:value-type="float">
            <text:p>4,442</text:p>
          </table:table-cell>
          <table:table-cell table:formula="of:=([.B500]-[.$B$3])/([.$B$1003]-[.$B$3])" office:value-type="float" office:value="0.180321614616401" calcext:value-type="float">
            <text:p>0,180</text:p>
          </table:table-cell>
          <table:table-cell/>
          <table:table-cell table:formula="of:=[.A500]*65535" office:value-type="float" office:value="32570.895" calcext:value-type="float">
            <text:p>32571</text:p>
          </table:table-cell>
          <table:table-cell table:formula="of:=[.C500]*65535" office:value-type="float" office:value="11817.3770138858" calcext:value-type="float">
            <text:p>11817</text:p>
          </table:table-cell>
          <table:table-cell table:number-columns-repeated="1018"/>
        </table:table-row>
        <table:table-row table:style-name="ro1">
          <table:table-cell office:value-type="float" office:value="0.498" calcext:value-type="float">
            <text:p>0,498</text:p>
          </table:table-cell>
          <table:table-cell table:formula="of:=EXP([.A501]*[.$B$1])" office:value-type="float" office:value="4.45487944522022" calcext:value-type="float">
            <text:p>4,455</text:p>
          </table:table-cell>
          <table:table-cell table:formula="of:=([.B501]-[.$B$3])/([.$B$1003]-[.$B$3])" office:value-type="float" office:value="0.181020814825637" calcext:value-type="float">
            <text:p>0,181</text:p>
          </table:table-cell>
          <table:table-cell/>
          <table:table-cell table:formula="of:=[.A501]*65535" office:value-type="float" office:value="32636.43" calcext:value-type="float">
            <text:p>32636</text:p>
          </table:table-cell>
          <table:table-cell table:formula="of:=[.C501]*65535" office:value-type="float" office:value="11863.1990995981" calcext:value-type="float">
            <text:p>11863</text:p>
          </table:table-cell>
          <table:table-cell table:number-columns-repeated="1018"/>
        </table:table-row>
        <table:table-row table:style-name="ro1">
          <table:table-cell office:value-type="float" office:value="0.499" calcext:value-type="float">
            <text:p>0,499</text:p>
          </table:table-cell>
          <table:table-cell table:formula="of:=EXP([.A502]*[.$B$1])" office:value-type="float" office:value="4.46826415057538" calcext:value-type="float">
            <text:p>4,468</text:p>
          </table:table-cell>
          <table:table-cell table:formula="of:=([.B502]-[.$B$3])/([.$B$1003]-[.$B$3])" office:value-type="float" office:value="0.181722115785051" calcext:value-type="float">
            <text:p>0,182</text:p>
          </table:table-cell>
          <table:table-cell/>
          <table:table-cell table:formula="of:=[.A502]*65535" office:value-type="float" office:value="32701.965" calcext:value-type="float">
            <text:p>32702</text:p>
          </table:table-cell>
          <table:table-cell table:formula="of:=[.C502]*65535" office:value-type="float" office:value="11909.1588579733" calcext:value-type="float">
            <text:p>11909</text:p>
          </table:table-cell>
          <table:table-cell table:number-columns-repeated="1018"/>
        </table:table-row>
        <table:table-row table:style-name="ro1">
          <table:table-cell office:value-type="float" office:value="0.5" calcext:value-type="float">
            <text:p>0,500</text:p>
          </table:table-cell>
          <table:table-cell table:formula="of:=EXP([.A503]*[.$B$1])" office:value-type="float" office:value="4.48168907033806" calcext:value-type="float">
            <text:p>4,482</text:p>
          </table:table-cell>
          <table:table-cell table:formula="of:=([.B503]-[.$B$3])/([.$B$1003]-[.$B$3])" office:value-type="float" office:value="0.182425523806356" calcext:value-type="float">
            <text:p>0,182</text:p>
          </table:table-cell>
          <table:table-cell/>
          <table:table-cell table:formula="of:=[.A503]*65535" office:value-type="float" office:value="32767.5" calcext:value-type="float">
            <text:p>32768</text:p>
          </table:table-cell>
          <table:table-cell table:formula="of:=[.C503]*65535" office:value-type="float" office:value="11955.2567026496" calcext:value-type="float">
            <text:p>11955</text:p>
          </table:table-cell>
          <table:table-cell table:number-columns-repeated="1018"/>
        </table:table-row>
        <table:table-row table:style-name="ro1">
          <table:table-cell office:value-type="float" office:value="0.501" calcext:value-type="float">
            <text:p>0,501</text:p>
          </table:table-cell>
          <table:table-cell table:formula="of:=EXP([.A504]*[.$B$1])" office:value-type="float" office:value="4.49515432533263" calcext:value-type="float">
            <text:p>4,495</text:p>
          </table:table-cell>
          <table:table-cell table:formula="of:=([.B504]-[.$B$3])/([.$B$1003]-[.$B$3])" office:value-type="float" office:value="0.183131045220229" calcext:value-type="float">
            <text:p>0,183</text:p>
          </table:table-cell>
          <table:table-cell/>
          <table:table-cell table:formula="of:=[.A504]*65535" office:value-type="float" office:value="32833.035" calcext:value-type="float">
            <text:p>32833</text:p>
          </table:table-cell>
          <table:table-cell table:formula="of:=[.C504]*65535" office:value-type="float" office:value="12001.4930485077" calcext:value-type="float">
            <text:p>12001</text:p>
          </table:table-cell>
          <table:table-cell table:number-columns-repeated="1018"/>
        </table:table-row>
        <table:table-row table:style-name="ro1">
          <table:table-cell office:value-type="float" office:value="0.502" calcext:value-type="float">
            <text:p>0,502</text:p>
          </table:table-cell>
          <table:table-cell table:formula="of:=EXP([.A505]*[.$B$1])" office:value-type="float" office:value="4.50866003674647" calcext:value-type="float">
            <text:p>4,509</text:p>
          </table:table-cell>
          <table:table-cell table:formula="of:=([.B505]-[.$B$3])/([.$B$1003]-[.$B$3])" office:value-type="float" office:value="0.183838686376367" calcext:value-type="float">
            <text:p>0,184</text:p>
          </table:table-cell>
          <table:table-cell/>
          <table:table-cell table:formula="of:=[.A505]*65535" office:value-type="float" office:value="32898.57" calcext:value-type="float">
            <text:p>32899</text:p>
          </table:table-cell>
          <table:table-cell table:formula="of:=[.C505]*65535" office:value-type="float" office:value="12047.8683116752" calcext:value-type="float">
            <text:p>12048</text:p>
          </table:table-cell>
          <table:table-cell table:number-columns-repeated="1018"/>
        </table:table-row>
        <table:table-row table:style-name="ro1">
          <table:table-cell office:value-type="float" office:value="0.503" calcext:value-type="float">
            <text:p>0,503</text:p>
          </table:table-cell>
          <table:table-cell table:formula="of:=EXP([.A506]*[.$B$1])" office:value-type="float" office:value="4.52220632613107" calcext:value-type="float">
            <text:p>4,522</text:p>
          </table:table-cell>
          <table:table-cell table:formula="of:=([.B506]-[.$B$3])/([.$B$1003]-[.$B$3])" office:value-type="float" office:value="0.184548453643545" calcext:value-type="float">
            <text:p>0,185</text:p>
          </table:table-cell>
          <table:table-cell/>
          <table:table-cell table:formula="of:=[.A506]*65535" office:value-type="float" office:value="32964.105" calcext:value-type="float">
            <text:p>32964</text:p>
          </table:table-cell>
          <table:table-cell table:formula="of:=[.C506]*65535" office:value-type="float" office:value="12094.3829095297" calcext:value-type="float">
            <text:p>12094</text:p>
          </table:table-cell>
          <table:table-cell table:number-columns-repeated="1018"/>
        </table:table-row>
        <table:table-row table:style-name="ro1">
          <table:table-cell office:value-type="float" office:value="0.504" calcext:value-type="float">
            <text:p>0,504</text:p>
          </table:table-cell>
          <table:table-cell table:formula="of:=EXP([.A507]*[.$B$1])" office:value-type="float" office:value="4.53579331540313" calcext:value-type="float">
            <text:p>4,536</text:p>
          </table:table-cell>
          <table:table-cell table:formula="of:=([.B507]-[.$B$3])/([.$B$1003]-[.$B$3])" office:value-type="float" office:value="0.185260353409674" calcext:value-type="float">
            <text:p>0,185</text:p>
          </table:table-cell>
          <table:table-cell/>
          <table:table-cell table:formula="of:=[.A507]*65535" office:value-type="float" office:value="33029.64" calcext:value-type="float">
            <text:p>33030</text:p>
          </table:table-cell>
          <table:table-cell table:formula="of:=[.C507]*65535" office:value-type="float" office:value="12141.037260703" calcext:value-type="float">
            <text:p>12141</text:p>
          </table:table-cell>
          <table:table-cell table:number-columns-repeated="1018"/>
        </table:table-row>
        <table:table-row table:style-name="ro1">
          <table:table-cell office:value-type="float" office:value="0.505" calcext:value-type="float">
            <text:p>0,505</text:p>
          </table:table-cell>
          <table:table-cell table:formula="of:=EXP([.A508]*[.$B$1])" office:value-type="float" office:value="4.54942112684565" calcext:value-type="float">
            <text:p>4,549</text:p>
          </table:table-cell>
          <table:table-cell table:formula="of:=([.B508]-[.$B$3])/([.$B$1003]-[.$B$3])" office:value-type="float" office:value="0.185974392081856" calcext:value-type="float">
            <text:p>0,186</text:p>
          </table:table-cell>
          <table:table-cell/>
          <table:table-cell table:formula="of:=[.A508]*65535" office:value-type="float" office:value="33095.175" calcext:value-type="float">
            <text:p>33095</text:p>
          </table:table-cell>
          <table:table-cell table:formula="of:=[.C508]*65535" office:value-type="float" office:value="12187.8317850844" calcext:value-type="float">
            <text:p>12188</text:p>
          </table:table-cell>
          <table:table-cell table:number-columns-repeated="1018"/>
        </table:table-row>
        <table:table-row table:style-name="ro1">
          <table:table-cell office:value-type="float" office:value="0.506" calcext:value-type="float">
            <text:p>0,506</text:p>
          </table:table-cell>
          <table:table-cell table:formula="of:=EXP([.A509]*[.$B$1])" office:value-type="float" office:value="4.56308988310901" calcext:value-type="float">
            <text:p>4,563</text:p>
          </table:table-cell>
          <table:table-cell table:formula="of:=([.B509]-[.$B$3])/([.$B$1003]-[.$B$3])" office:value-type="float" office:value="0.186690576086444" calcext:value-type="float">
            <text:p>0,187</text:p>
          </table:table-cell>
          <table:table-cell/>
          <table:table-cell table:formula="of:=[.A509]*65535" office:value-type="float" office:value="33160.71" calcext:value-type="float">
            <text:p>33161</text:p>
          </table:table-cell>
          <table:table-cell table:formula="of:=[.C509]*65535" office:value-type="float" office:value="12234.7669038251" calcext:value-type="float">
            <text:p>12235</text:p>
          </table:table-cell>
          <table:table-cell table:number-columns-repeated="1018"/>
        </table:table-row>
        <table:table-row table:style-name="ro1">
          <table:table-cell office:value-type="float" office:value="0.507" calcext:value-type="float">
            <text:p>0,507</text:p>
          </table:table-cell>
          <table:table-cell table:formula="of:=EXP([.A510]*[.$B$1])" office:value-type="float" office:value="4.57679970721213" calcext:value-type="float">
            <text:p>4,577</text:p>
          </table:table-cell>
          <table:table-cell table:formula="of:=([.B510]-[.$B$3])/([.$B$1003]-[.$B$3])" office:value-type="float" office:value="0.1874089118691" calcext:value-type="float">
            <text:p>0,187</text:p>
          </table:table-cell>
          <table:table-cell/>
          <table:table-cell table:formula="of:=[.A510]*65535" office:value-type="float" office:value="33226.245" calcext:value-type="float">
            <text:p>33226</text:p>
          </table:table-cell>
          <table:table-cell table:formula="of:=[.C510]*65535" office:value-type="float" office:value="12281.8430393415" calcext:value-type="float">
            <text:p>12282</text:p>
          </table:table-cell>
          <table:table-cell table:number-columns-repeated="1018"/>
        </table:table-row>
        <table:table-row table:style-name="ro1">
          <table:table-cell office:value-type="float" office:value="0.508" calcext:value-type="float">
            <text:p>0,508</text:p>
          </table:table-cell>
          <table:table-cell table:formula="of:=EXP([.A511]*[.$B$1])" office:value-type="float" office:value="4.5905507225435" calcext:value-type="float">
            <text:p>4,591</text:p>
          </table:table-cell>
          <table:table-cell table:formula="of:=([.B511]-[.$B$3])/([.$B$1003]-[.$B$3])" office:value-type="float" office:value="0.188129405894849" calcext:value-type="float">
            <text:p>0,188</text:p>
          </table:table-cell>
          <table:table-cell/>
          <table:table-cell table:formula="of:=[.A511]*65535" office:value-type="float" office:value="33291.78" calcext:value-type="float">
            <text:p>33292</text:p>
          </table:table-cell>
          <table:table-cell table:formula="of:=[.C511]*65535" office:value-type="float" office:value="12329.0606153189" calcext:value-type="float">
            <text:p>12329</text:p>
          </table:table-cell>
          <table:table-cell table:number-columns-repeated="1018"/>
        </table:table-row>
        <table:table-row table:style-name="ro1">
          <table:table-cell office:value-type="float" office:value="0.509" calcext:value-type="float">
            <text:p>0,509</text:p>
          </table:table-cell>
          <table:table-cell table:formula="of:=EXP([.A512]*[.$B$1])" office:value-type="float" office:value="4.60434305286236" calcext:value-type="float">
            <text:p>4,604</text:p>
          </table:table-cell>
          <table:table-cell table:formula="of:=([.B512]-[.$B$3])/([.$B$1003]-[.$B$3])" office:value-type="float" office:value="0.188852064648143" calcext:value-type="float">
            <text:p>0,189</text:p>
          </table:table-cell>
          <table:table-cell/>
          <table:table-cell table:formula="of:=[.A512]*65535" office:value-type="float" office:value="33357.315" calcext:value-type="float">
            <text:p>33357</text:p>
          </table:table-cell>
          <table:table-cell table:formula="of:=[.C512]*65535" office:value-type="float" office:value="12376.4200567161" calcext:value-type="float">
            <text:p>12376</text:p>
          </table:table-cell>
          <table:table-cell table:number-columns-repeated="1018"/>
        </table:table-row>
        <table:table-row table:style-name="ro1">
          <table:table-cell office:value-type="float" office:value="0.51" calcext:value-type="float">
            <text:p>0,510</text:p>
          </table:table-cell>
          <table:table-cell table:formula="of:=EXP([.A513]*[.$B$1])" office:value-type="float" office:value="4.61817682229978" calcext:value-type="float">
            <text:p>4,618</text:p>
          </table:table-cell>
          <table:table-cell table:formula="of:=([.B513]-[.$B$3])/([.$B$1003]-[.$B$3])" office:value-type="float" office:value="0.189576894632916" calcext:value-type="float">
            <text:p>0,190</text:p>
          </table:table-cell>
          <table:table-cell/>
          <table:table-cell table:formula="of:=[.A513]*65535" office:value-type="float" office:value="33422.85" calcext:value-type="float">
            <text:p>33423</text:p>
          </table:table-cell>
          <table:table-cell table:formula="of:=[.C513]*65535" office:value-type="float" office:value="12423.9217897682" calcext:value-type="float">
            <text:p>12424</text:p>
          </table:table-cell>
          <table:table-cell table:number-columns-repeated="1018"/>
        </table:table-row>
        <table:table-row table:style-name="ro1">
          <table:table-cell office:value-type="float" office:value="0.511" calcext:value-type="float">
            <text:p>0,511</text:p>
          </table:table-cell>
          <table:table-cell table:formula="of:=EXP([.A514]*[.$B$1])" office:value-type="float" office:value="4.63205215535977" calcext:value-type="float">
            <text:p>4,632</text:p>
          </table:table-cell>
          <table:table-cell table:formula="of:=([.B514]-[.$B$3])/([.$B$1003]-[.$B$3])" office:value-type="float" office:value="0.190303902372643" calcext:value-type="float">
            <text:p>0,190</text:p>
          </table:table-cell>
          <table:table-cell/>
          <table:table-cell table:formula="of:=[.A514]*65535" office:value-type="float" office:value="33488.385" calcext:value-type="float">
            <text:p>33488</text:p>
          </table:table-cell>
          <table:table-cell table:formula="of:=[.C514]*65535" office:value-type="float" office:value="12471.5662419911" calcext:value-type="float">
            <text:p>12472</text:p>
          </table:table-cell>
          <table:table-cell table:number-columns-repeated="1018"/>
        </table:table-row>
        <table:table-row table:style-name="ro1">
          <table:table-cell office:value-type="float" office:value="0.512" calcext:value-type="float">
            <text:p>0,512</text:p>
          </table:table-cell>
          <table:table-cell table:formula="of:=EXP([.A515]*[.$B$1])" office:value-type="float" office:value="4.64596917692043" calcext:value-type="float">
            <text:p>4,646</text:p>
          </table:table-cell>
          <table:table-cell table:formula="of:=([.B515]-[.$B$3])/([.$B$1003]-[.$B$3])" office:value-type="float" office:value="0.191033094410397" calcext:value-type="float">
            <text:p>0,191</text:p>
          </table:table-cell>
          <table:table-cell/>
          <table:table-cell table:formula="of:=[.A515]*65535" office:value-type="float" office:value="33553.92" calcext:value-type="float">
            <text:p>33554</text:p>
          </table:table-cell>
          <table:table-cell table:formula="of:=[.C515]*65535" office:value-type="float" office:value="12519.3538421854" calcext:value-type="float">
            <text:p>12519</text:p>
          </table:table-cell>
          <table:table-cell table:number-columns-repeated="1018"/>
        </table:table-row>
        <table:table-row table:style-name="ro1">
          <table:table-cell office:value-type="float" office:value="0.513" calcext:value-type="float">
            <text:p>0,513</text:p>
          </table:table-cell>
          <table:table-cell table:formula="of:=EXP([.A516]*[.$B$1])" office:value-type="float" office:value="4.65992801223504" calcext:value-type="float">
            <text:p>4,660</text:p>
          </table:table-cell>
          <table:table-cell table:formula="of:=([.B516]-[.$B$3])/([.$B$1003]-[.$B$3])" office:value-type="float" office:value="0.191764477308913" calcext:value-type="float">
            <text:p>0,192</text:p>
          </table:table-cell>
          <table:table-cell/>
          <table:table-cell table:formula="of:=[.A516]*65535" office:value-type="float" office:value="33619.455" calcext:value-type="float">
            <text:p>33619</text:p>
          </table:table-cell>
          <table:table-cell table:formula="of:=[.C516]*65535" office:value-type="float" office:value="12567.2850204396" calcext:value-type="float">
            <text:p>12567</text:p>
          </table:table-cell>
          <table:table-cell table:number-columns-repeated="1018"/>
        </table:table-row>
        <table:table-row table:style-name="ro1">
          <table:table-cell office:value-type="float" office:value="0.514" calcext:value-type="float">
            <text:p>0,514</text:p>
          </table:table-cell>
          <table:table-cell table:formula="of:=EXP([.A517]*[.$B$1])" office:value-type="float" office:value="4.67392878693321" calcext:value-type="float">
            <text:p>4,674</text:p>
          </table:table-cell>
          <table:table-cell table:formula="of:=([.B517]-[.$B$3])/([.$B$1003]-[.$B$3])" office:value-type="float" office:value="0.192498057650641" calcext:value-type="float">
            <text:p>0,192</text:p>
          </table:table-cell>
          <table:table-cell/>
          <table:table-cell table:formula="of:=[.A517]*65535" office:value-type="float" office:value="33684.99" calcext:value-type="float">
            <text:p>33685</text:p>
          </table:table-cell>
          <table:table-cell table:formula="of:=[.C517]*65535" office:value-type="float" office:value="12615.3602081347" calcext:value-type="float">
            <text:p>12615</text:p>
          </table:table-cell>
          <table:table-cell table:number-columns-repeated="1018"/>
        </table:table-row>
        <table:table-row table:style-name="ro1">
          <table:table-cell office:value-type="float" office:value="0.515" calcext:value-type="float">
            <text:p>0,515</text:p>
          </table:table-cell>
          <table:table-cell table:formula="of:=EXP([.A518]*[.$B$1])" office:value-type="float" office:value="4.68797162702201" calcext:value-type="float">
            <text:p>4,688</text:p>
          </table:table-cell>
          <table:table-cell table:formula="of:=([.B518]-[.$B$3])/([.$B$1003]-[.$B$3])" office:value-type="float" office:value="0.193233842037809" calcext:value-type="float">
            <text:p>0,193</text:p>
          </table:table-cell>
          <table:table-cell/>
          <table:table-cell table:formula="of:=[.A518]*65535" office:value-type="float" office:value="33750.525" calcext:value-type="float">
            <text:p>33751</text:p>
          </table:table-cell>
          <table:table-cell table:formula="of:=[.C518]*65535" office:value-type="float" office:value="12663.5798379478" calcext:value-type="float">
            <text:p>12664</text:p>
          </table:table-cell>
          <table:table-cell table:number-columns-repeated="1018"/>
        </table:table-row>
        <table:table-row table:style-name="ro1">
          <table:table-cell office:value-type="float" office:value="0.516" calcext:value-type="float">
            <text:p>0,516</text:p>
          </table:table-cell>
          <table:table-cell table:formula="of:=EXP([.A519]*[.$B$1])" office:value-type="float" office:value="4.7020566588871" calcext:value-type="float">
            <text:p>4,702</text:p>
          </table:table-cell>
          <table:table-cell table:formula="of:=([.B519]-[.$B$3])/([.$B$1003]-[.$B$3])" office:value-type="float" office:value="0.193971837092482" calcext:value-type="float">
            <text:p>0,194</text:p>
          </table:table-cell>
          <table:table-cell/>
          <table:table-cell table:formula="of:=[.A519]*65535" office:value-type="float" office:value="33816.06" calcext:value-type="float">
            <text:p>33816</text:p>
          </table:table-cell>
          <table:table-cell table:formula="of:=[.C519]*65535" office:value-type="float" office:value="12711.9443438558" calcext:value-type="float">
            <text:p>12712</text:p>
          </table:table-cell>
          <table:table-cell table:number-columns-repeated="1018"/>
        </table:table-row>
        <table:table-row table:style-name="ro1">
          <table:table-cell office:value-type="float" office:value="0.517" calcext:value-type="float">
            <text:p>0,517</text:p>
          </table:table-cell>
          <table:table-cell table:formula="of:=EXP([.A520]*[.$B$1])" office:value-type="float" office:value="4.71618400929387" calcext:value-type="float">
            <text:p>4,716</text:p>
          </table:table-cell>
          <table:table-cell table:formula="of:=([.B520]-[.$B$3])/([.$B$1003]-[.$B$3])" office:value-type="float" office:value="0.19471204945662" calcext:value-type="float">
            <text:p>0,195</text:p>
          </table:table-cell>
          <table:table-cell/>
          <table:table-cell table:formula="of:=[.A520]*65535" office:value-type="float" office:value="33881.595" calcext:value-type="float">
            <text:p>33882</text:p>
          </table:table-cell>
          <table:table-cell table:formula="of:=[.C520]*65535" office:value-type="float" office:value="12760.4541611396" calcext:value-type="float">
            <text:p>12760</text:p>
          </table:table-cell>
          <table:table-cell table:number-columns-repeated="1018"/>
        </table:table-row>
        <table:table-row table:style-name="ro1">
          <table:table-cell office:value-type="float" office:value="0.518" calcext:value-type="float">
            <text:p>0,518</text:p>
          </table:table-cell>
          <table:table-cell table:formula="of:=EXP([.A521]*[.$B$1])" office:value-type="float" office:value="4.73035380538854" calcext:value-type="float">
            <text:p>4,730</text:p>
          </table:table-cell>
          <table:table-cell table:formula="of:=([.B521]-[.$B$3])/([.$B$1003]-[.$B$3])" office:value-type="float" office:value="0.19545448579214" calcext:value-type="float">
            <text:p>0,195</text:p>
          </table:table-cell>
          <table:table-cell/>
          <table:table-cell table:formula="of:=[.A521]*65535" office:value-type="float" office:value="33947.13" calcext:value-type="float">
            <text:p>33947</text:p>
          </table:table-cell>
          <table:table-cell table:formula="of:=[.C521]*65535" office:value-type="float" office:value="12809.1097263879" calcext:value-type="float">
            <text:p>12809</text:p>
          </table:table-cell>
          <table:table-cell table:number-columns-repeated="1018"/>
        </table:table-row>
        <table:table-row table:style-name="ro1">
          <table:table-cell office:value-type="float" office:value="0.519" calcext:value-type="float">
            <text:p>0,519</text:p>
          </table:table-cell>
          <table:table-cell table:formula="of:=EXP([.A522]*[.$B$1])" office:value-type="float" office:value="4.7445661746994" calcext:value-type="float">
            <text:p>4,745</text:p>
          </table:table-cell>
          <table:table-cell table:formula="of:=([.B522]-[.$B$3])/([.$B$1003]-[.$B$3])" office:value-type="float" office:value="0.196199152780973" calcext:value-type="float">
            <text:p>0,196</text:p>
          </table:table-cell>
          <table:table-cell/>
          <table:table-cell table:formula="of:=[.A522]*65535" office:value-type="float" office:value="34012.665" calcext:value-type="float">
            <text:p>34013</text:p>
          </table:table-cell>
          <table:table-cell table:formula="of:=[.C522]*65535" office:value-type="float" office:value="12857.9114775011" calcext:value-type="float">
            <text:p>12858</text:p>
          </table:table-cell>
          <table:table-cell table:number-columns-repeated="1018"/>
        </table:table-row>
        <table:table-row table:style-name="ro1">
          <table:table-cell office:value-type="float" office:value="0.52" calcext:value-type="float">
            <text:p>0,520</text:p>
          </table:table-cell>
          <table:table-cell table:formula="of:=EXP([.A523]*[.$B$1])" office:value-type="float" office:value="4.75882124513785" calcext:value-type="float">
            <text:p>4,759</text:p>
          </table:table-cell>
          <table:table-cell table:formula="of:=([.B523]-[.$B$3])/([.$B$1003]-[.$B$3])" office:value-type="float" office:value="0.196946057125128" calcext:value-type="float">
            <text:p>0,197</text:p>
          </table:table-cell>
          <table:table-cell/>
          <table:table-cell table:formula="of:=[.A523]*65535" office:value-type="float" office:value="34078.2" calcext:value-type="float">
            <text:p>34078</text:p>
          </table:table-cell>
          <table:table-cell table:formula="of:=[.C523]*65535" office:value-type="float" office:value="12906.8598536953" calcext:value-type="float">
            <text:p>12907</text:p>
          </table:table-cell>
          <table:table-cell table:number-columns-repeated="1018"/>
        </table:table-row>
        <table:table-row table:style-name="ro1">
          <table:table-cell office:value-type="float" office:value="0.521" calcext:value-type="float">
            <text:p>0,521</text:p>
          </table:table-cell>
          <table:table-cell table:formula="of:=EXP([.A524]*[.$B$1])" office:value-type="float" office:value="4.77311914499964" calcext:value-type="float">
            <text:p>4,773</text:p>
          </table:table-cell>
          <table:table-cell table:formula="of:=([.B524]-[.$B$3])/([.$B$1003]-[.$B$3])" office:value-type="float" office:value="0.197695205546748" calcext:value-type="float">
            <text:p>0,198</text:p>
          </table:table-cell>
          <table:table-cell/>
          <table:table-cell table:formula="of:=[.A524]*65535" office:value-type="float" office:value="34143.735" calcext:value-type="float">
            <text:p>34144</text:p>
          </table:table-cell>
          <table:table-cell table:formula="of:=[.C524]*65535" office:value-type="float" office:value="12955.9552955061" calcext:value-type="float">
            <text:p>12956</text:p>
          </table:table-cell>
          <table:table-cell table:number-columns-repeated="1018"/>
        </table:table-row>
        <table:table-row table:style-name="ro1">
          <table:table-cell office:value-type="float" office:value="0.522" calcext:value-type="float">
            <text:p>0,522</text:p>
          </table:table-cell>
          <table:table-cell table:formula="of:=EXP([.A525]*[.$B$1])" office:value-type="float" office:value="4.78746000296594" calcext:value-type="float">
            <text:p>4,787</text:p>
          </table:table-cell>
          <table:table-cell table:formula="of:=([.B525]-[.$B$3])/([.$B$1003]-[.$B$3])" office:value-type="float" office:value="0.198446604788175" calcext:value-type="float">
            <text:p>0,198</text:p>
          </table:table-cell>
          <table:table-cell/>
          <table:table-cell table:formula="of:=[.A525]*65535" office:value-type="float" office:value="34209.27" calcext:value-type="float">
            <text:p>34209</text:p>
          </table:table-cell>
          <table:table-cell table:formula="of:=[.C525]*65535" office:value-type="float" office:value="13005.198244793" calcext:value-type="float">
            <text:p>13005</text:p>
          </table:table-cell>
          <table:table-cell table:number-columns-repeated="1018"/>
        </table:table-row>
        <table:table-row table:style-name="ro1">
          <table:table-cell office:value-type="float" office:value="0.523" calcext:value-type="float">
            <text:p>0,523</text:p>
          </table:table-cell>
          <table:table-cell table:formula="of:=EXP([.A526]*[.$B$1])" office:value-type="float" office:value="4.80184394810459" calcext:value-type="float">
            <text:p>4,802</text:p>
          </table:table-cell>
          <table:table-cell table:formula="of:=([.B526]-[.$B$3])/([.$B$1003]-[.$B$3])" office:value-type="float" office:value="0.199200261612006" calcext:value-type="float">
            <text:p>0,199</text:p>
          </table:table-cell>
          <table:table-cell/>
          <table:table-cell table:formula="of:=[.A526]*65535" office:value-type="float" office:value="34274.805" calcext:value-type="float">
            <text:p>34275</text:p>
          </table:table-cell>
          <table:table-cell table:formula="of:=[.C526]*65535" office:value-type="float" office:value="13054.5891447428" calcext:value-type="float">
            <text:p>13055</text:p>
          </table:table-cell>
          <table:table-cell table:number-columns-repeated="1018"/>
        </table:table-row>
        <table:table-row table:style-name="ro1">
          <table:table-cell office:value-type="float" office:value="0.524" calcext:value-type="float">
            <text:p>0,524</text:p>
          </table:table-cell>
          <table:table-cell table:formula="of:=EXP([.A527]*[.$B$1])" office:value-type="float" office:value="4.81627110987119" calcext:value-type="float">
            <text:p>4,816</text:p>
          </table:table-cell>
          <table:table-cell table:formula="of:=([.B527]-[.$B$3])/([.$B$1003]-[.$B$3])" office:value-type="float" office:value="0.199956182801159" calcext:value-type="float">
            <text:p>0,200</text:p>
          </table:table-cell>
          <table:table-cell/>
          <table:table-cell table:formula="of:=[.A527]*65535" office:value-type="float" office:value="34340.34" calcext:value-type="float">
            <text:p>34340</text:p>
          </table:table-cell>
          <table:table-cell table:formula="of:=[.C527]*65535" office:value-type="float" office:value="13104.128439874" calcext:value-type="float">
            <text:p>13104</text:p>
          </table:table-cell>
          <table:table-cell table:number-columns-repeated="1018"/>
        </table:table-row>
        <table:table-row table:style-name="ro1">
          <table:table-cell office:value-type="float" office:value="0.525" calcext:value-type="float">
            <text:p>0,525</text:p>
          </table:table-cell>
          <table:table-cell table:formula="of:=EXP([.A528]*[.$B$1])" office:value-type="float" office:value="4.83074161811028" calcext:value-type="float">
            <text:p>4,831</text:p>
          </table:table-cell>
          <table:table-cell table:formula="of:=([.B528]-[.$B$3])/([.$B$1003]-[.$B$3])" office:value-type="float" office:value="0.200714375158929" calcext:value-type="float">
            <text:p>0,201</text:p>
          </table:table-cell>
          <table:table-cell/>
          <table:table-cell table:formula="of:=[.A528]*65535" office:value-type="float" office:value="34405.875" calcext:value-type="float">
            <text:p>34406</text:p>
          </table:table-cell>
          <table:table-cell table:formula="of:=[.C528]*65535" office:value-type="float" office:value="13153.8165760404" calcext:value-type="float">
            <text:p>13154</text:p>
          </table:table-cell>
          <table:table-cell table:number-columns-repeated="1018"/>
        </table:table-row>
        <table:table-row table:style-name="ro1">
          <table:table-cell office:value-type="float" office:value="0.526" calcext:value-type="float">
            <text:p>0,526</text:p>
          </table:table-cell>
          <table:table-cell table:formula="of:=EXP([.A529]*[.$B$1])" office:value-type="float" office:value="4.84525560305654" calcext:value-type="float">
            <text:p>4,845</text:p>
          </table:table-cell>
          <table:table-cell table:formula="of:=([.B529]-[.$B$3])/([.$B$1003]-[.$B$3])" office:value-type="float" office:value="0.201474845509052" calcext:value-type="float">
            <text:p>0,201</text:p>
          </table:table-cell>
          <table:table-cell/>
          <table:table-cell table:formula="of:=[.A529]*65535" office:value-type="float" office:value="34471.41" calcext:value-type="float">
            <text:p>34471</text:p>
          </table:table-cell>
          <table:table-cell table:formula="of:=[.C529]*65535" office:value-type="float" office:value="13203.6540004357" calcext:value-type="float">
            <text:p>13204</text:p>
          </table:table-cell>
          <table:table-cell table:number-columns-repeated="1018"/>
        </table:table-row>
        <table:table-row table:style-name="ro1">
          <table:table-cell office:value-type="float" office:value="0.527" calcext:value-type="float">
            <text:p>0,527</text:p>
          </table:table-cell>
          <table:table-cell table:formula="of:=EXP([.A530]*[.$B$1])" office:value-type="float" office:value="4.85981319533594" calcext:value-type="float">
            <text:p>4,860</text:p>
          </table:table-cell>
          <table:table-cell table:formula="of:=([.B530]-[.$B$3])/([.$B$1003]-[.$B$3])" office:value-type="float" office:value="0.202237600695767" calcext:value-type="float">
            <text:p>0,202</text:p>
          </table:table-cell>
          <table:table-cell/>
          <table:table-cell table:formula="of:=[.A530]*65535" office:value-type="float" office:value="34536.945" calcext:value-type="float">
            <text:p>34537</text:p>
          </table:table-cell>
          <table:table-cell table:formula="of:=[.C530]*65535" office:value-type="float" office:value="13253.6411615971" calcext:value-type="float">
            <text:p>13254</text:p>
          </table:table-cell>
          <table:table-cell table:number-columns-repeated="1018"/>
        </table:table-row>
        <table:table-row table:style-name="ro1">
          <table:table-cell office:value-type="float" office:value="0.528" calcext:value-type="float">
            <text:p>0,528</text:p>
          </table:table-cell>
          <table:table-cell table:formula="of:=EXP([.A531]*[.$B$1])" office:value-type="float" office:value="4.8744145259669" calcext:value-type="float">
            <text:p>4,874</text:p>
          </table:table-cell>
          <table:table-cell table:formula="of:=([.B531]-[.$B$3])/([.$B$1003]-[.$B$3])" office:value-type="float" office:value="0.203002647583875" calcext:value-type="float">
            <text:p>0,203</text:p>
          </table:table-cell>
          <table:table-cell/>
          <table:table-cell table:formula="of:=[.A531]*65535" office:value-type="float" office:value="34602.48" calcext:value-type="float">
            <text:p>34602</text:p>
          </table:table-cell>
          <table:table-cell table:formula="of:=[.C531]*65535" office:value-type="float" office:value="13303.7785094092" calcext:value-type="float">
            <text:p>13304</text:p>
          </table:table-cell>
          <table:table-cell table:number-columns-repeated="1018"/>
        </table:table-row>
        <table:table-row table:style-name="ro1">
          <table:table-cell office:value-type="float" office:value="0.529" calcext:value-type="float">
            <text:p>0,529</text:p>
          </table:table-cell>
          <table:table-cell table:formula="of:=EXP([.A532]*[.$B$1])" office:value-type="float" office:value="4.88905972636149" calcext:value-type="float">
            <text:p>4,889</text:p>
          </table:table-cell>
          <table:table-cell table:formula="of:=([.B532]-[.$B$3])/([.$B$1003]-[.$B$3])" office:value-type="float" office:value="0.203769993058804" calcext:value-type="float">
            <text:p>0,204</text:p>
          </table:table-cell>
          <table:table-cell/>
          <table:table-cell table:formula="of:=[.A532]*65535" office:value-type="float" office:value="34668.015" calcext:value-type="float">
            <text:p>34668</text:p>
          </table:table-cell>
          <table:table-cell table:formula="of:=[.C532]*65535" office:value-type="float" office:value="13354.0664951087" calcext:value-type="float">
            <text:p>13354</text:p>
          </table:table-cell>
          <table:table-cell table:number-columns-repeated="1018"/>
        </table:table-row>
        <table:table-row table:style-name="ro1">
          <table:table-cell office:value-type="float" office:value="0.53" calcext:value-type="float">
            <text:p>0,530</text:p>
          </table:table-cell>
          <table:table-cell table:formula="of:=EXP([.A533]*[.$B$1])" office:value-type="float" office:value="4.90374892832662" calcext:value-type="float">
            <text:p>4,904</text:p>
          </table:table-cell>
          <table:table-cell table:formula="of:=([.B533]-[.$B$3])/([.$B$1003]-[.$B$3])" office:value-type="float" office:value="0.204539644026667" calcext:value-type="float">
            <text:p>0,205</text:p>
          </table:table-cell>
          <table:table-cell/>
          <table:table-cell table:formula="of:=[.A533]*65535" office:value-type="float" office:value="34733.55" calcext:value-type="float">
            <text:p>34734</text:p>
          </table:table-cell>
          <table:table-cell table:formula="of:=[.C533]*65535" office:value-type="float" office:value="13404.5055712876" calcext:value-type="float">
            <text:p>13405</text:p>
          </table:table-cell>
          <table:table-cell table:number-columns-repeated="1018"/>
        </table:table-row>
        <table:table-row table:style-name="ro1">
          <table:table-cell office:value-type="float" office:value="0.531" calcext:value-type="float">
            <text:p>0,531</text:p>
          </table:table-cell>
          <table:table-cell table:formula="of:=EXP([.A534]*[.$B$1])" office:value-type="float" office:value="4.91848226406521" calcext:value-type="float">
            <text:p>4,918</text:p>
          </table:table-cell>
          <table:table-cell table:formula="of:=([.B534]-[.$B$3])/([.$B$1003]-[.$B$3])" office:value-type="float" office:value="0.20531160741433" calcext:value-type="float">
            <text:p>0,205</text:p>
          </table:table-cell>
          <table:table-cell/>
          <table:table-cell table:formula="of:=[.A534]*65535" office:value-type="float" office:value="34799.085" calcext:value-type="float">
            <text:p>34799</text:p>
          </table:table-cell>
          <table:table-cell table:formula="of:=[.C534]*65535" office:value-type="float" office:value="13455.0961918981" calcext:value-type="float">
            <text:p>13455</text:p>
          </table:table-cell>
          <table:table-cell table:number-columns-repeated="1018"/>
        </table:table-row>
        <table:table-row table:style-name="ro1">
          <table:table-cell office:value-type="float" office:value="0.532" calcext:value-type="float">
            <text:p>0,532</text:p>
          </table:table-cell>
          <table:table-cell table:formula="of:=EXP([.A535]*[.$B$1])" office:value-type="float" office:value="4.93325986617737" calcext:value-type="float">
            <text:p>4,933</text:p>
          </table:table-cell>
          <table:table-cell table:formula="of:=([.B535]-[.$B$3])/([.$B$1003]-[.$B$3])" office:value-type="float" office:value="0.206085890169468" calcext:value-type="float">
            <text:p>0,206</text:p>
          </table:table-cell>
          <table:table-cell/>
          <table:table-cell table:formula="of:=[.A535]*65535" office:value-type="float" office:value="34864.62" calcext:value-type="float">
            <text:p>34865</text:p>
          </table:table-cell>
          <table:table-cell table:formula="of:=[.C535]*65535" office:value-type="float" office:value="13505.8388122561" calcext:value-type="float">
            <text:p>13506</text:p>
          </table:table-cell>
          <table:table-cell table:number-columns-repeated="1018"/>
        </table:table-row>
        <table:table-row table:style-name="ro1">
          <table:table-cell office:value-type="float" office:value="0.533" calcext:value-type="float">
            <text:p>0,533</text:p>
          </table:table-cell>
          <table:table-cell table:formula="of:=EXP([.A536]*[.$B$1])" office:value-type="float" office:value="4.94808186766163" calcext:value-type="float">
            <text:p>4,948</text:p>
          </table:table-cell>
          <table:table-cell table:formula="of:=([.B536]-[.$B$3])/([.$B$1003]-[.$B$3])" office:value-type="float" office:value="0.20686249926063" calcext:value-type="float">
            <text:p>0,207</text:p>
          </table:table-cell>
          <table:table-cell/>
          <table:table-cell table:formula="of:=[.A536]*65535" office:value-type="float" office:value="34930.155" calcext:value-type="float">
            <text:p>34930</text:p>
          </table:table-cell>
          <table:table-cell table:formula="of:=[.C536]*65535" office:value-type="float" office:value="13556.7338890454" calcext:value-type="float">
            <text:p>13557</text:p>
          </table:table-cell>
          <table:table-cell table:number-columns-repeated="1018"/>
        </table:table-row>
        <table:table-row table:style-name="ro1">
          <table:table-cell office:value-type="float" office:value="0.534" calcext:value-type="float">
            <text:p>0,534</text:p>
          </table:table-cell>
          <table:table-cell table:formula="of:=EXP([.A537]*[.$B$1])" office:value-type="float" office:value="4.9629484019161" calcext:value-type="float">
            <text:p>4,963</text:p>
          </table:table-cell>
          <table:table-cell table:formula="of:=([.B537]-[.$B$3])/([.$B$1003]-[.$B$3])" office:value-type="float" office:value="0.207641441677304" calcext:value-type="float">
            <text:p>0,208</text:p>
          </table:table-cell>
          <table:table-cell/>
          <table:table-cell table:formula="of:=[.A537]*65535" office:value-type="float" office:value="34995.69" calcext:value-type="float">
            <text:p>34996</text:p>
          </table:table-cell>
          <table:table-cell table:formula="of:=[.C537]*65535" office:value-type="float" office:value="13607.7818803221" calcext:value-type="float">
            <text:p>13608</text:p>
          </table:table-cell>
          <table:table-cell table:number-columns-repeated="1018"/>
        </table:table-row>
        <table:table-row table:style-name="ro1">
          <table:table-cell office:value-type="float" office:value="0.535" calcext:value-type="float">
            <text:p>0,535</text:p>
          </table:table-cell>
          <table:table-cell table:formula="of:=EXP([.A538]*[.$B$1])" office:value-type="float" office:value="4.97785960273969" calcext:value-type="float">
            <text:p>4,978</text:p>
          </table:table-cell>
          <table:table-cell table:formula="of:=([.B538]-[.$B$3])/([.$B$1003]-[.$B$3])" office:value-type="float" office:value="0.208422724429977" calcext:value-type="float">
            <text:p>0,208</text:p>
          </table:table-cell>
          <table:table-cell/>
          <table:table-cell table:formula="of:=[.A538]*65535" office:value-type="float" office:value="35061.225" calcext:value-type="float">
            <text:p>35061</text:p>
          </table:table-cell>
          <table:table-cell table:formula="of:=[.C538]*65535" office:value-type="float" office:value="13658.9832455185" calcext:value-type="float">
            <text:p>13659</text:p>
          </table:table-cell>
          <table:table-cell table:number-columns-repeated="1018"/>
        </table:table-row>
        <table:table-row table:style-name="ro1">
          <table:table-cell office:value-type="float" office:value="0.536" calcext:value-type="float">
            <text:p>0,536</text:p>
          </table:table-cell>
          <table:table-cell table:formula="of:=EXP([.A539]*[.$B$1])" office:value-type="float" office:value="4.9928156043333" calcext:value-type="float">
            <text:p>4,993</text:p>
          </table:table-cell>
          <table:table-cell table:formula="of:=([.B539]-[.$B$3])/([.$B$1003]-[.$B$3])" office:value-type="float" office:value="0.209206354550198" calcext:value-type="float">
            <text:p>0,209</text:p>
          </table:table-cell>
          <table:table-cell/>
          <table:table-cell table:formula="of:=[.A539]*65535" office:value-type="float" office:value="35126.76" calcext:value-type="float">
            <text:p>35127</text:p>
          </table:table-cell>
          <table:table-cell table:formula="of:=[.C539]*65535" office:value-type="float" office:value="13710.3384454472" calcext:value-type="float">
            <text:p>13710</text:p>
          </table:table-cell>
          <table:table-cell table:number-columns-repeated="1018"/>
        </table:table-row>
        <table:table-row table:style-name="ro1">
          <table:table-cell office:value-type="float" office:value="0.537" calcext:value-type="float">
            <text:p>0,537</text:p>
          </table:table-cell>
          <table:table-cell table:formula="of:=EXP([.A540]*[.$B$1])" office:value-type="float" office:value="5.00781654130105" calcext:value-type="float">
            <text:p>5,008</text:p>
          </table:table-cell>
          <table:table-cell table:formula="of:=([.B540]-[.$B$3])/([.$B$1003]-[.$B$3])" office:value-type="float" office:value="0.209992339090645" calcext:value-type="float">
            <text:p>0,210</text:p>
          </table:table-cell>
          <table:table-cell/>
          <table:table-cell table:formula="of:=[.A540]*65535" office:value-type="float" office:value="35192.295" calcext:value-type="float">
            <text:p>35192</text:p>
          </table:table-cell>
          <table:table-cell table:formula="of:=[.C540]*65535" office:value-type="float" office:value="13761.8479423054" calcext:value-type="float">
            <text:p>13762</text:p>
          </table:table-cell>
          <table:table-cell table:number-columns-repeated="1018"/>
        </table:table-row>
        <table:table-row table:style-name="ro1">
          <table:table-cell office:value-type="float" office:value="0.538" calcext:value-type="float">
            <text:p>0,538</text:p>
          </table:table-cell>
          <table:table-cell table:formula="of:=EXP([.A541]*[.$B$1])" office:value-type="float" office:value="5.02286254865147" calcext:value-type="float">
            <text:p>5,023</text:p>
          </table:table-cell>
          <table:table-cell table:formula="of:=([.B541]-[.$B$3])/([.$B$1003]-[.$B$3])" office:value-type="float" office:value="0.210780685125183" calcext:value-type="float">
            <text:p>0,211</text:p>
          </table:table-cell>
          <table:table-cell/>
          <table:table-cell table:formula="of:=[.A541]*65535" office:value-type="float" office:value="35257.83" calcext:value-type="float">
            <text:p>35258</text:p>
          </table:table-cell>
          <table:table-cell table:formula="of:=[.C541]*65535" office:value-type="float" office:value="13813.5121996789" calcext:value-type="float">
            <text:p>13814</text:p>
          </table:table-cell>
          <table:table-cell table:number-columns-repeated="1018"/>
        </table:table-row>
        <table:table-row table:style-name="ro1">
          <table:table-cell office:value-type="float" office:value="0.539" calcext:value-type="float">
            <text:p>0,539</text:p>
          </table:table-cell>
          <table:table-cell table:formula="of:=EXP([.A542]*[.$B$1])" office:value-type="float" office:value="5.03795376179874" calcext:value-type="float">
            <text:p>5,038</text:p>
          </table:table-cell>
          <table:table-cell table:formula="of:=([.B542]-[.$B$3])/([.$B$1003]-[.$B$3])" office:value-type="float" office:value="0.211571399748932" calcext:value-type="float">
            <text:p>0,212</text:p>
          </table:table-cell>
          <table:table-cell/>
          <table:table-cell table:formula="of:=[.A542]*65535" office:value-type="float" office:value="35323.365" calcext:value-type="float">
            <text:p>35323</text:p>
          </table:table-cell>
          <table:table-cell table:formula="of:=[.C542]*65535" office:value-type="float" office:value="13865.3316825463" calcext:value-type="float">
            <text:p>13865</text:p>
          </table:table-cell>
          <table:table-cell table:number-columns-repeated="1018"/>
        </table:table-row>
        <table:table-row table:style-name="ro1">
          <table:table-cell office:value-type="float" office:value="0.54" calcext:value-type="float">
            <text:p>0,540</text:p>
          </table:table-cell>
          <table:table-cell table:formula="of:=EXP([.A543]*[.$B$1])" office:value-type="float" office:value="5.05309031656387" calcext:value-type="float">
            <text:p>5,053</text:p>
          </table:table-cell>
          <table:table-cell table:formula="of:=([.B543]-[.$B$3])/([.$B$1003]-[.$B$3])" office:value-type="float" office:value="0.212364490078329" calcext:value-type="float">
            <text:p>0,212</text:p>
          </table:table-cell>
          <table:table-cell/>
          <table:table-cell table:formula="of:=[.A543]*65535" office:value-type="float" office:value="35388.9" calcext:value-type="float">
            <text:p>35389</text:p>
          </table:table-cell>
          <table:table-cell table:formula="of:=[.C543]*65535" office:value-type="float" office:value="13917.3068572833" calcext:value-type="float">
            <text:p>13917</text:p>
          </table:table-cell>
          <table:table-cell table:number-columns-repeated="1018"/>
        </table:table-row>
        <table:table-row table:style-name="ro1">
          <table:table-cell office:value-type="float" office:value="0.541" calcext:value-type="float">
            <text:p>0,541</text:p>
          </table:table-cell>
          <table:table-cell table:formula="of:=EXP([.A544]*[.$B$1])" office:value-type="float" office:value="5.06827234917596" calcext:value-type="float">
            <text:p>5,068</text:p>
          </table:table-cell>
          <table:table-cell table:formula="of:=([.B544]-[.$B$3])/([.$B$1003]-[.$B$3])" office:value-type="float" office:value="0.213159963251192" calcext:value-type="float">
            <text:p>0,213</text:p>
          </table:table-cell>
          <table:table-cell/>
          <table:table-cell table:formula="of:=[.A544]*65535" office:value-type="float" office:value="35454.435" calcext:value-type="float">
            <text:p>35454</text:p>
          </table:table-cell>
          <table:table-cell table:formula="of:=[.C544]*65535" office:value-type="float" office:value="13969.4381916669" calcext:value-type="float">
            <text:p>13969</text:p>
          </table:table-cell>
          <table:table-cell table:number-columns-repeated="1018"/>
        </table:table-row>
        <table:table-row table:style-name="ro1">
          <table:table-cell office:value-type="float" office:value="0.542" calcext:value-type="float">
            <text:p>0,542</text:p>
          </table:table-cell>
          <table:table-cell table:formula="of:=EXP([.A545]*[.$B$1])" office:value-type="float" office:value="5.0834999962734" calcext:value-type="float">
            <text:p>5,083</text:p>
          </table:table-cell>
          <table:table-cell table:formula="of:=([.B545]-[.$B$3])/([.$B$1003]-[.$B$3])" office:value-type="float" office:value="0.213957826426786" calcext:value-type="float">
            <text:p>0,214</text:p>
          </table:table-cell>
          <table:table-cell/>
          <table:table-cell table:formula="of:=[.A545]*65535" office:value-type="float" office:value="35519.97" calcext:value-type="float">
            <text:p>35520</text:p>
          </table:table-cell>
          <table:table-cell table:formula="of:=[.C545]*65535" office:value-type="float" office:value="14021.7261548794" calcext:value-type="float">
            <text:p>14022</text:p>
          </table:table-cell>
          <table:table-cell table:number-columns-repeated="1018"/>
        </table:table-row>
        <table:table-row table:style-name="ro1">
          <table:table-cell office:value-type="float" office:value="0.543" calcext:value-type="float">
            <text:p>0,543</text:p>
          </table:table-cell>
          <table:table-cell table:formula="of:=EXP([.A546]*[.$B$1])" office:value-type="float" office:value="5.09877339490512" calcext:value-type="float">
            <text:p>5,099</text:p>
          </table:table-cell>
          <table:table-cell table:formula="of:=([.B546]-[.$B$3])/([.$B$1003]-[.$B$3])" office:value-type="float" office:value="0.214758086785883" calcext:value-type="float">
            <text:p>0,215</text:p>
          </table:table-cell>
          <table:table-cell/>
          <table:table-cell table:formula="of:=[.A546]*65535" office:value-type="float" office:value="35585.505" calcext:value-type="float">
            <text:p>35586</text:p>
          </table:table-cell>
          <table:table-cell table:formula="of:=[.C546]*65535" office:value-type="float" office:value="14074.1712175129" calcext:value-type="float">
            <text:p>14074</text:p>
          </table:table-cell>
          <table:table-cell table:number-columns-repeated="1018"/>
        </table:table-row>
        <table:table-row table:style-name="ro1">
          <table:table-cell office:value-type="float" office:value="0.544" calcext:value-type="float">
            <text:p>0,544</text:p>
          </table:table-cell>
          <table:table-cell table:formula="of:=EXP([.A547]*[.$B$1])" office:value-type="float" office:value="5.11409268253181" calcext:value-type="float">
            <text:p>5,114</text:p>
          </table:table-cell>
          <table:table-cell table:formula="of:=([.B547]-[.$B$3])/([.$B$1003]-[.$B$3])" office:value-type="float" office:value="0.215560751530834" calcext:value-type="float">
            <text:p>0,216</text:p>
          </table:table-cell>
          <table:table-cell/>
          <table:table-cell table:formula="of:=[.A547]*65535" office:value-type="float" office:value="35651.04" calcext:value-type="float">
            <text:p>35651</text:p>
          </table:table-cell>
          <table:table-cell table:formula="of:=[.C547]*65535" office:value-type="float" office:value="14126.7738515732" calcext:value-type="float">
            <text:p>14127</text:p>
          </table:table-cell>
          <table:table-cell table:number-columns-repeated="1018"/>
        </table:table-row>
        <table:table-row table:style-name="ro1">
          <table:table-cell office:value-type="float" office:value="0.545" calcext:value-type="float">
            <text:p>0,545</text:p>
          </table:table-cell>
          <table:table-cell table:formula="of:=EXP([.A548]*[.$B$1])" office:value-type="float" office:value="5.12945799702716" calcext:value-type="float">
            <text:p>5,129</text:p>
          </table:table-cell>
          <table:table-cell table:formula="of:=([.B548]-[.$B$3])/([.$B$1003]-[.$B$3])" office:value-type="float" office:value="0.216365827885625" calcext:value-type="float">
            <text:p>0,216</text:p>
          </table:table-cell>
          <table:table-cell/>
          <table:table-cell table:formula="of:=[.A548]*65535" office:value-type="float" office:value="35716.575" calcext:value-type="float">
            <text:p>35717</text:p>
          </table:table-cell>
          <table:table-cell table:formula="of:=[.C548]*65535" office:value-type="float" office:value="14179.5345304844" calcext:value-type="float">
            <text:p>14180</text:p>
          </table:table-cell>
          <table:table-cell table:number-columns-repeated="1018"/>
        </table:table-row>
        <table:table-row table:style-name="ro1">
          <table:table-cell office:value-type="float" office:value="0.546" calcext:value-type="float">
            <text:p>0,546</text:p>
          </table:table-cell>
          <table:table-cell table:formula="of:=EXP([.A549]*[.$B$1])" office:value-type="float" office:value="5.14486947667911" calcext:value-type="float">
            <text:p>5,145</text:p>
          </table:table-cell>
          <table:table-cell table:formula="of:=([.B549]-[.$B$3])/([.$B$1003]-[.$B$3])" office:value-type="float" office:value="0.21717332309595" calcext:value-type="float">
            <text:p>0,217</text:p>
          </table:table-cell>
          <table:table-cell/>
          <table:table-cell table:formula="of:=[.A549]*65535" office:value-type="float" office:value="35782.11" calcext:value-type="float">
            <text:p>35782</text:p>
          </table:table-cell>
          <table:table-cell table:formula="of:=[.C549]*65535" office:value-type="float" office:value="14232.4537290931" calcext:value-type="float">
            <text:p>14232</text:p>
          </table:table-cell>
          <table:table-cell table:number-columns-repeated="1018"/>
        </table:table-row>
        <table:table-row table:style-name="ro1">
          <table:table-cell office:value-type="float" office:value="0.547" calcext:value-type="float">
            <text:p>0,547</text:p>
          </table:table-cell>
          <table:table-cell table:formula="of:=EXP([.A550]*[.$B$1])" office:value-type="float" office:value="5.16032726019108" calcext:value-type="float">
            <text:p>5,160</text:p>
          </table:table-cell>
          <table:table-cell table:formula="of:=([.B550]-[.$B$3])/([.$B$1003]-[.$B$3])" office:value-type="float" office:value="0.21798324442927" calcext:value-type="float">
            <text:p>0,218</text:p>
          </table:table-cell>
          <table:table-cell/>
          <table:table-cell table:formula="of:=[.A550]*65535" office:value-type="float" office:value="35847.645" calcext:value-type="float">
            <text:p>35848</text:p>
          </table:table-cell>
          <table:table-cell table:formula="of:=[.C550]*65535" office:value-type="float" office:value="14285.5319236722" calcext:value-type="float">
            <text:p>14286</text:p>
          </table:table-cell>
          <table:table-cell table:number-columns-repeated="1018"/>
        </table:table-row>
        <table:table-row table:style-name="ro1">
          <table:table-cell office:value-type="float" office:value="0.548" calcext:value-type="float">
            <text:p>0,548</text:p>
          </table:table-cell>
          <table:table-cell table:formula="of:=EXP([.A551]*[.$B$1])" office:value-type="float" office:value="5.17583148668323" calcext:value-type="float">
            <text:p>5,176</text:p>
          </table:table-cell>
          <table:table-cell table:formula="of:=([.B551]-[.$B$3])/([.$B$1003]-[.$B$3])" office:value-type="float" office:value="0.218795599174884" calcext:value-type="float">
            <text:p>0,219</text:p>
          </table:table-cell>
          <table:table-cell/>
          <table:table-cell table:formula="of:=[.A551]*65535" office:value-type="float" office:value="35913.18" calcext:value-type="float">
            <text:p>35913</text:p>
          </table:table-cell>
          <table:table-cell table:formula="of:=[.C551]*65535" office:value-type="float" office:value="14338.7695919261" calcext:value-type="float">
            <text:p>14339</text:p>
          </table:table-cell>
          <table:table-cell table:number-columns-repeated="1018"/>
        </table:table-row>
        <table:table-row table:style-name="ro1">
          <table:table-cell office:value-type="float" office:value="0.549" calcext:value-type="float">
            <text:p>0,549</text:p>
          </table:table-cell>
          <table:table-cell table:formula="of:=EXP([.A552]*[.$B$1])" office:value-type="float" office:value="5.19138229569369" calcext:value-type="float">
            <text:p>5,191</text:p>
          </table:table-cell>
          <table:table-cell table:formula="of:=([.B552]-[.$B$3])/([.$B$1003]-[.$B$3])" office:value-type="float" office:value="0.21961039464399" calcext:value-type="float">
            <text:p>0,220</text:p>
          </table:table-cell>
          <table:table-cell/>
          <table:table-cell table:formula="of:=[.A552]*65535" office:value-type="float" office:value="35978.715" calcext:value-type="float">
            <text:p>35979</text:p>
          </table:table-cell>
          <table:table-cell table:formula="of:=[.C552]*65535" office:value-type="float" office:value="14392.1672129939" calcext:value-type="float">
            <text:p>14392</text:p>
          </table:table-cell>
          <table:table-cell table:number-columns-repeated="1018"/>
        </table:table-row>
        <table:table-row table:style-name="ro1">
          <table:table-cell office:value-type="float" office:value="0.55" calcext:value-type="float">
            <text:p>0,550</text:p>
          </table:table-cell>
          <table:table-cell table:formula="of:=EXP([.A553]*[.$B$1])" office:value-type="float" office:value="5.20697982717985" calcext:value-type="float">
            <text:p>5,207</text:p>
          </table:table-cell>
          <table:table-cell table:formula="of:=([.B553]-[.$B$3])/([.$B$1003]-[.$B$3])" office:value-type="float" office:value="0.220427638169752" calcext:value-type="float">
            <text:p>0,220</text:p>
          </table:table-cell>
          <table:table-cell/>
          <table:table-cell table:formula="of:=[.A553]*65535" office:value-type="float" office:value="36044.25" calcext:value-type="float">
            <text:p>36044</text:p>
          </table:table-cell>
          <table:table-cell table:formula="of:=[.C553]*65535" office:value-type="float" office:value="14445.7252674547" calcext:value-type="float">
            <text:p>14446</text:p>
          </table:table-cell>
          <table:table-cell table:number-columns-repeated="1018"/>
        </table:table-row>
        <table:table-row table:style-name="ro1">
          <table:table-cell office:value-type="float" office:value="0.551" calcext:value-type="float">
            <text:p>0,551</text:p>
          </table:table-cell>
          <table:table-cell table:formula="of:=EXP([.A554]*[.$B$1])" office:value-type="float" office:value="5.2226242215196" calcext:value-type="float">
            <text:p>5,223</text:p>
          </table:table-cell>
          <table:table-cell table:formula="of:=([.B554]-[.$B$3])/([.$B$1003]-[.$B$3])" office:value-type="float" office:value="0.221247337107367" calcext:value-type="float">
            <text:p>0,221</text:p>
          </table:table-cell>
          <table:table-cell/>
          <table:table-cell table:formula="of:=[.A554]*65535" office:value-type="float" office:value="36109.785" calcext:value-type="float">
            <text:p>36110</text:p>
          </table:table-cell>
          <table:table-cell table:formula="of:=[.C554]*65535" office:value-type="float" office:value="14499.4442373313" calcext:value-type="float">
            <text:p>14499</text:p>
          </table:table-cell>
          <table:table-cell table:number-columns-repeated="1018"/>
        </table:table-row>
        <table:table-row table:style-name="ro1">
          <table:table-cell office:value-type="float" office:value="0.552" calcext:value-type="float">
            <text:p>0,552</text:p>
          </table:table-cell>
          <table:table-cell table:formula="of:=EXP([.A555]*[.$B$1])" office:value-type="float" office:value="5.23831561951261" calcext:value-type="float">
            <text:p>5,238</text:p>
          </table:table-cell>
          <table:table-cell table:formula="of:=([.B555]-[.$B$3])/([.$B$1003]-[.$B$3])" office:value-type="float" office:value="0.222069498834132" calcext:value-type="float">
            <text:p>0,222</text:p>
          </table:table-cell>
          <table:table-cell/>
          <table:table-cell table:formula="of:=[.A555]*65535" office:value-type="float" office:value="36175.32" calcext:value-type="float">
            <text:p>36175</text:p>
          </table:table-cell>
          <table:table-cell table:formula="of:=[.C555]*65535" office:value-type="float" office:value="14553.3246060948" calcext:value-type="float">
            <text:p>14553</text:p>
          </table:table-cell>
          <table:table-cell table:number-columns-repeated="1018"/>
        </table:table-row>
        <table:table-row table:style-name="ro1">
          <table:table-cell office:value-type="float" office:value="0.553" calcext:value-type="float">
            <text:p>0,553</text:p>
          </table:table-cell>
          <table:table-cell table:formula="of:=EXP([.A556]*[.$B$1])" office:value-type="float" office:value="5.25405416238154" calcext:value-type="float">
            <text:p>5,254</text:p>
          </table:table-cell>
          <table:table-cell table:formula="of:=([.B556]-[.$B$3])/([.$B$1003]-[.$B$3])" office:value-type="float" office:value="0.222894130749507" calcext:value-type="float">
            <text:p>0,223</text:p>
          </table:table-cell>
          <table:table-cell/>
          <table:table-cell table:formula="of:=[.A556]*65535" office:value-type="float" office:value="36240.855" calcext:value-type="float">
            <text:p>36241</text:p>
          </table:table-cell>
          <table:table-cell table:formula="of:=[.C556]*65535" office:value-type="float" office:value="14607.366858669" calcext:value-type="float">
            <text:p>14607</text:p>
          </table:table-cell>
          <table:table-cell table:number-columns-repeated="1018"/>
        </table:table-row>
        <table:table-row table:style-name="ro1">
          <table:table-cell office:value-type="float" office:value="0.554" calcext:value-type="float">
            <text:p>0,554</text:p>
          </table:table-cell>
          <table:table-cell table:formula="of:=EXP([.A557]*[.$B$1])" office:value-type="float" office:value="5.2698399917734" calcext:value-type="float">
            <text:p>5,270</text:p>
          </table:table-cell>
          <table:table-cell table:formula="of:=([.B557]-[.$B$3])/([.$B$1003]-[.$B$3])" office:value-type="float" office:value="0.223721240275186" calcext:value-type="float">
            <text:p>0,224</text:p>
          </table:table-cell>
          <table:table-cell/>
          <table:table-cell table:formula="of:=[.A557]*65535" office:value-type="float" office:value="36306.39" calcext:value-type="float">
            <text:p>36306</text:p>
          </table:table-cell>
          <table:table-cell table:formula="of:=[.C557]*65535" office:value-type="float" office:value="14661.5714814343" calcext:value-type="float">
            <text:p>14662</text:p>
          </table:table-cell>
          <table:table-cell table:number-columns-repeated="1018"/>
        </table:table-row>
        <table:table-row table:style-name="ro1">
          <table:table-cell office:value-type="float" office:value="0.555" calcext:value-type="float">
            <text:p>0,555</text:p>
          </table:table-cell>
          <table:table-cell table:formula="of:=EXP([.A558]*[.$B$1])" office:value-type="float" office:value="5.28567324976076" calcext:value-type="float">
            <text:p>5,286</text:p>
          </table:table-cell>
          <table:table-cell table:formula="of:=([.B558]-[.$B$3])/([.$B$1003]-[.$B$3])" office:value-type="float" office:value="0.224550834855159" calcext:value-type="float">
            <text:p>0,225</text:p>
          </table:table-cell>
          <table:table-cell/>
          <table:table-cell table:formula="of:=[.A558]*65535" office:value-type="float" office:value="36371.925" calcext:value-type="float">
            <text:p>36372</text:p>
          </table:table-cell>
          <table:table-cell table:formula="of:=[.C558]*65535" office:value-type="float" office:value="14715.9389622329" calcext:value-type="float">
            <text:p>14716</text:p>
          </table:table-cell>
          <table:table-cell table:number-columns-repeated="1018"/>
        </table:table-row>
        <table:table-row table:style-name="ro1">
          <table:table-cell office:value-type="float" office:value="0.556" calcext:value-type="float">
            <text:p>0,556</text:p>
          </table:table-cell>
          <table:table-cell table:formula="of:=EXP([.A559]*[.$B$1])" office:value-type="float" office:value="5.30155407884305" calcext:value-type="float">
            <text:p>5,302</text:p>
          </table:table-cell>
          <table:table-cell table:formula="of:=([.B559]-[.$B$3])/([.$B$1003]-[.$B$3])" office:value-type="float" office:value="0.225382921955784" calcext:value-type="float">
            <text:p>0,225</text:p>
          </table:table-cell>
          <table:table-cell/>
          <table:table-cell table:formula="of:=[.A559]*65535" office:value-type="float" office:value="36437.46" calcext:value-type="float">
            <text:p>36437</text:p>
          </table:table-cell>
          <table:table-cell table:formula="of:=[.C559]*65535" office:value-type="float" office:value="14770.4697903723" calcext:value-type="float">
            <text:p>14770</text:p>
          </table:table-cell>
          <table:table-cell table:number-columns-repeated="1018"/>
        </table:table-row>
        <table:table-row table:style-name="ro1">
          <table:table-cell office:value-type="float" office:value="0.557" calcext:value-type="float">
            <text:p>0,557</text:p>
          </table:table-cell>
          <table:table-cell table:formula="of:=EXP([.A560]*[.$B$1])" office:value-type="float" office:value="5.31748262194783" calcext:value-type="float">
            <text:p>5,317</text:p>
          </table:table-cell>
          <table:table-cell table:formula="of:=([.B560]-[.$B$3])/([.$B$1003]-[.$B$3])" office:value-type="float" office:value="0.226217509065851" calcext:value-type="float">
            <text:p>0,226</text:p>
          </table:table-cell>
          <table:table-cell/>
          <table:table-cell table:formula="of:=[.A560]*65535" office:value-type="float" office:value="36502.995" calcext:value-type="float">
            <text:p>36503</text:p>
          </table:table-cell>
          <table:table-cell table:formula="of:=[.C560]*65535" office:value-type="float" office:value="14825.1644566305" calcext:value-type="float">
            <text:p>14825</text:p>
          </table:table-cell>
          <table:table-cell table:number-columns-repeated="1018"/>
        </table:table-row>
        <table:table-row table:style-name="ro1">
          <table:table-cell office:value-type="float" office:value="0.558" calcext:value-type="float">
            <text:p>0,558</text:p>
          </table:table-cell>
          <table:table-cell table:formula="of:=EXP([.A561]*[.$B$1])" office:value-type="float" office:value="5.3334590224321" calcext:value-type="float">
            <text:p>5,333</text:p>
          </table:table-cell>
          <table:table-cell table:formula="of:=([.B561]-[.$B$3])/([.$B$1003]-[.$B$3])" office:value-type="float" office:value="0.227054603696647" calcext:value-type="float">
            <text:p>0,227</text:p>
          </table:table-cell>
          <table:table-cell/>
          <table:table-cell table:formula="of:=[.A561]*65535" office:value-type="float" office:value="36568.53" calcext:value-type="float">
            <text:p>36569</text:p>
          </table:table-cell>
          <table:table-cell table:formula="of:=[.C561]*65535" office:value-type="float" office:value="14880.0234532598" calcext:value-type="float">
            <text:p>14880</text:p>
          </table:table-cell>
          <table:table-cell table:number-columns-repeated="1018"/>
        </table:table-row>
        <table:table-row table:style-name="ro1">
          <table:table-cell office:value-type="float" office:value="0.559" calcext:value-type="float">
            <text:p>0,559</text:p>
          </table:table-cell>
          <table:table-cell table:formula="of:=EXP([.A562]*[.$B$1])" office:value-type="float" office:value="5.34948342408358" calcext:value-type="float">
            <text:p>5,349</text:p>
          </table:table-cell>
          <table:table-cell table:formula="of:=([.B562]-[.$B$3])/([.$B$1003]-[.$B$3])" office:value-type="float" office:value="0.227894213382032" calcext:value-type="float">
            <text:p>0,228</text:p>
          </table:table-cell>
          <table:table-cell/>
          <table:table-cell table:formula="of:=[.A562]*65535" office:value-type="float" office:value="36634.065" calcext:value-type="float">
            <text:p>36634</text:p>
          </table:table-cell>
          <table:table-cell table:formula="of:=[.C562]*65535" office:value-type="float" office:value="14935.0472739914" calcext:value-type="float">
            <text:p>14935</text:p>
          </table:table-cell>
          <table:table-cell table:number-columns-repeated="1018"/>
        </table:table-row>
        <table:table-row table:style-name="ro1">
          <table:table-cell office:value-type="float" office:value="0.56" calcext:value-type="float">
            <text:p>0,560</text:p>
          </table:table-cell>
          <table:table-cell table:formula="of:=EXP([.A563]*[.$B$1])" office:value-type="float" office:value="5.36555597112198" calcext:value-type="float">
            <text:p>5,366</text:p>
          </table:table-cell>
          <table:table-cell table:formula="of:=([.B563]-[.$B$3])/([.$B$1003]-[.$B$3])" office:value-type="float" office:value="0.228736345678497" calcext:value-type="float">
            <text:p>0,229</text:p>
          </table:table-cell>
          <table:table-cell/>
          <table:table-cell table:formula="of:=[.A563]*65535" office:value-type="float" office:value="36699.6" calcext:value-type="float">
            <text:p>36700</text:p>
          </table:table-cell>
          <table:table-cell table:formula="of:=[.C563]*65535" office:value-type="float" office:value="14990.2364140403" calcext:value-type="float">
            <text:p>14990</text:p>
          </table:table-cell>
          <table:table-cell table:number-columns-repeated="1018"/>
        </table:table-row>
        <table:table-row table:style-name="ro1">
          <table:table-cell office:value-type="float" office:value="0.561" calcext:value-type="float">
            <text:p>0,561</text:p>
          </table:table-cell>
          <table:table-cell table:formula="of:=EXP([.A564]*[.$B$1])" office:value-type="float" office:value="5.38167680820033" calcext:value-type="float">
            <text:p>5,382</text:p>
          </table:table-cell>
          <table:table-cell table:formula="of:=([.B564]-[.$B$3])/([.$B$1003]-[.$B$3])" office:value-type="float" office:value="0.22958100816524" calcext:value-type="float">
            <text:p>0,230</text:p>
          </table:table-cell>
          <table:table-cell/>
          <table:table-cell table:formula="of:=[.A564]*65535" office:value-type="float" office:value="36765.135" calcext:value-type="float">
            <text:p>36765</text:p>
          </table:table-cell>
          <table:table-cell table:formula="of:=[.C564]*65535" office:value-type="float" office:value="15045.591370109" calcext:value-type="float">
            <text:p>15046</text:p>
          </table:table-cell>
          <table:table-cell table:number-columns-repeated="1018"/>
        </table:table-row>
        <table:table-row table:style-name="ro1">
          <table:table-cell office:value-type="float" office:value="0.562" calcext:value-type="float">
            <text:p>0,562</text:p>
          </table:table-cell>
          <table:table-cell table:formula="of:=EXP([.A565]*[.$B$1])" office:value-type="float" office:value="5.39784608040629" calcext:value-type="float">
            <text:p>5,398</text:p>
          </table:table-cell>
          <table:table-cell table:formula="of:=([.B565]-[.$B$3])/([.$B$1003]-[.$B$3])" office:value-type="float" office:value="0.230428208444228" calcext:value-type="float">
            <text:p>0,230</text:p>
          </table:table-cell>
          <table:table-cell/>
          <table:table-cell table:formula="of:=[.A565]*65535" office:value-type="float" office:value="36830.67" calcext:value-type="float">
            <text:p>36831</text:p>
          </table:table-cell>
          <table:table-cell table:formula="of:=[.C565]*65535" office:value-type="float" office:value="15101.1126403925" calcext:value-type="float">
            <text:p>15101</text:p>
          </table:table-cell>
          <table:table-cell table:number-columns-repeated="1018"/>
        </table:table-row>
        <table:table-row table:style-name="ro1">
          <table:table-cell office:value-type="float" office:value="0.563" calcext:value-type="float">
            <text:p>0,563</text:p>
          </table:table-cell>
          <table:table-cell table:formula="of:=EXP([.A566]*[.$B$1])" office:value-type="float" office:value="5.41406393326341" calcext:value-type="float">
            <text:p>5,414</text:p>
          </table:table-cell>
          <table:table-cell table:formula="of:=([.B566]-[.$B$3])/([.$B$1003]-[.$B$3])" office:value-type="float" office:value="0.231277954140269" calcext:value-type="float">
            <text:p>0,231</text:p>
          </table:table-cell>
          <table:table-cell/>
          <table:table-cell table:formula="of:=[.A566]*65535" office:value-type="float" office:value="36896.205" calcext:value-type="float">
            <text:p>36896</text:p>
          </table:table-cell>
          <table:table-cell table:formula="of:=[.C566]*65535" office:value-type="float" office:value="15156.8007245825" calcext:value-type="float">
            <text:p>15157</text:p>
          </table:table-cell>
          <table:table-cell table:number-columns-repeated="1018"/>
        </table:table-row>
        <table:table-row table:style-name="ro1">
          <table:table-cell office:value-type="float" office:value="0.564" calcext:value-type="float">
            <text:p>0,564</text:p>
          </table:table-cell>
          <table:table-cell table:formula="of:=EXP([.A567]*[.$B$1])" office:value-type="float" office:value="5.43033051273247" calcext:value-type="float">
            <text:p>5,430</text:p>
          </table:table-cell>
          <table:table-cell table:formula="of:=([.B567]-[.$B$3])/([.$B$1003]-[.$B$3])" office:value-type="float" office:value="0.232130252901081" calcext:value-type="float">
            <text:p>0,232</text:p>
          </table:table-cell>
          <table:table-cell/>
          <table:table-cell table:formula="of:=[.A567]*65535" office:value-type="float" office:value="36961.74" calcext:value-type="float">
            <text:p>36962</text:p>
          </table:table-cell>
          <table:table-cell table:formula="of:=[.C567]*65535" office:value-type="float" office:value="15212.6561238723" calcext:value-type="float">
            <text:p>15213</text:p>
          </table:table-cell>
          <table:table-cell table:number-columns-repeated="1018"/>
        </table:table-row>
        <table:table-row table:style-name="ro1">
          <table:table-cell office:value-type="float" office:value="0.565" calcext:value-type="float">
            <text:p>0,565</text:p>
          </table:table-cell>
          <table:table-cell table:formula="of:=EXP([.A568]*[.$B$1])" office:value-type="float" office:value="5.4466459652128" calcext:value-type="float">
            <text:p>5,447</text:p>
          </table:table-cell>
          <table:table-cell table:formula="of:=([.B568]-[.$B$3])/([.$B$1003]-[.$B$3])" office:value-type="float" office:value="0.232985112397358" calcext:value-type="float">
            <text:p>0,233</text:p>
          </table:table-cell>
          <table:table-cell/>
          <table:table-cell table:formula="of:=[.A568]*65535" office:value-type="float" office:value="37027.275" calcext:value-type="float">
            <text:p>37027</text:p>
          </table:table-cell>
          <table:table-cell table:formula="of:=[.C568]*65535" office:value-type="float" office:value="15268.6793409608" calcext:value-type="float">
            <text:p>15269</text:p>
          </table:table-cell>
          <table:table-cell table:number-columns-repeated="1018"/>
        </table:table-row>
        <table:table-row table:style-name="ro1">
          <table:table-cell office:value-type="float" office:value="0.566" calcext:value-type="float">
            <text:p>0,566</text:p>
          </table:table-cell>
          <table:table-cell table:formula="of:=EXP([.A569]*[.$B$1])" office:value-type="float" office:value="5.46301043754358" calcext:value-type="float">
            <text:p>5,463</text:p>
          </table:table-cell>
          <table:table-cell table:formula="of:=([.B569]-[.$B$3])/([.$B$1003]-[.$B$3])" office:value-type="float" office:value="0.233842540322841" calcext:value-type="float">
            <text:p>0,234</text:p>
          </table:table-cell>
          <table:table-cell/>
          <table:table-cell table:formula="of:=[.A569]*65535" office:value-type="float" office:value="37092.81" calcext:value-type="float">
            <text:p>37093</text:p>
          </table:table-cell>
          <table:table-cell table:formula="of:=[.C569]*65535" office:value-type="float" office:value="15324.8708800574" calcext:value-type="float">
            <text:p>15325</text:p>
          </table:table-cell>
          <table:table-cell table:number-columns-repeated="1018"/>
        </table:table-row>
        <table:table-row table:style-name="ro1">
          <table:table-cell office:value-type="float" office:value="0.567" calcext:value-type="float">
            <text:p>0,567</text:p>
          </table:table-cell>
          <table:table-cell table:formula="of:=EXP([.A570]*[.$B$1])" office:value-type="float" office:value="5.47942407700518" calcext:value-type="float">
            <text:p>5,479</text:p>
          </table:table-cell>
          <table:table-cell table:formula="of:=([.B570]-[.$B$3])/([.$B$1003]-[.$B$3])" office:value-type="float" office:value="0.234702544394388" calcext:value-type="float">
            <text:p>0,235</text:p>
          </table:table-cell>
          <table:table-cell/>
          <table:table-cell table:formula="of:=[.A570]*65535" office:value-type="float" office:value="37158.345" calcext:value-type="float">
            <text:p>37158</text:p>
          </table:table-cell>
          <table:table-cell table:formula="of:=[.C570]*65535" office:value-type="float" office:value="15381.2312468862" calcext:value-type="float">
            <text:p>15381</text:p>
          </table:table-cell>
          <table:table-cell table:number-columns-repeated="1018"/>
        </table:table-row>
        <table:table-row table:style-name="ro1">
          <table:table-cell office:value-type="float" office:value="0.568" calcext:value-type="float">
            <text:p>0,568</text:p>
          </table:table-cell>
          <table:table-cell table:formula="of:=EXP([.A571]*[.$B$1])" office:value-type="float" office:value="5.49588703132045" calcext:value-type="float">
            <text:p>5,496</text:p>
          </table:table-cell>
          <table:table-cell table:formula="of:=([.B571]-[.$B$3])/([.$B$1003]-[.$B$3])" office:value-type="float" office:value="0.23556513235204" calcext:value-type="float">
            <text:p>0,236</text:p>
          </table:table-cell>
          <table:table-cell/>
          <table:table-cell table:formula="of:=[.A571]*65535" office:value-type="float" office:value="37223.88" calcext:value-type="float">
            <text:p>37224</text:p>
          </table:table-cell>
          <table:table-cell table:formula="of:=[.C571]*65535" office:value-type="float" office:value="15437.7609486909" calcext:value-type="float">
            <text:p>15438</text:p>
          </table:table-cell>
          <table:table-cell table:number-columns-repeated="1018"/>
        </table:table-row>
        <table:table-row table:style-name="ro1">
          <table:table-cell office:value-type="float" office:value="0.569" calcext:value-type="float">
            <text:p>0,569</text:p>
          </table:table-cell>
          <table:table-cell table:formula="of:=EXP([.A572]*[.$B$1])" office:value-type="float" office:value="5.51239944865611" calcext:value-type="float">
            <text:p>5,512</text:p>
          </table:table-cell>
          <table:table-cell table:formula="of:=([.B572]-[.$B$3])/([.$B$1003]-[.$B$3])" office:value-type="float" office:value="0.236430311959096" calcext:value-type="float">
            <text:p>0,236</text:p>
          </table:table-cell>
          <table:table-cell/>
          <table:table-cell table:formula="of:=[.A572]*65535" office:value-type="float" office:value="37289.415" calcext:value-type="float">
            <text:p>37289</text:p>
          </table:table-cell>
          <table:table-cell table:formula="of:=[.C572]*65535" office:value-type="float" office:value="15494.4604942394" calcext:value-type="float">
            <text:p>15494</text:p>
          </table:table-cell>
          <table:table-cell table:number-columns-repeated="1018"/>
        </table:table-row>
        <table:table-row table:style-name="ro1">
          <table:table-cell office:value-type="float" office:value="0.57" calcext:value-type="float">
            <text:p>0,570</text:p>
          </table:table-cell>
          <table:table-cell table:formula="of:=EXP([.A573]*[.$B$1])" office:value-type="float" office:value="5.52896147762401" calcext:value-type="float">
            <text:p>5,529</text:p>
          </table:table-cell>
          <table:table-cell table:formula="of:=([.B573]-[.$B$3])/([.$B$1003]-[.$B$3])" office:value-type="float" office:value="0.237298091002177" calcext:value-type="float">
            <text:p>0,237</text:p>
          </table:table-cell>
          <table:table-cell/>
          <table:table-cell table:formula="of:=[.A573]*65535" office:value-type="float" office:value="37354.95" calcext:value-type="float">
            <text:p>37355</text:p>
          </table:table-cell>
          <table:table-cell table:formula="of:=[.C573]*65535" office:value-type="float" office:value="15551.3303938277" calcext:value-type="float">
            <text:p>15551</text:p>
          </table:table-cell>
          <table:table-cell table:number-columns-repeated="1018"/>
        </table:table-row>
        <table:table-row table:style-name="ro1">
          <table:table-cell office:value-type="float" office:value="0.571" calcext:value-type="float">
            <text:p>0,571</text:p>
          </table:table-cell>
          <table:table-cell table:formula="of:=EXP([.A574]*[.$B$1])" office:value-type="float" office:value="5.54557326728252" calcext:value-type="float">
            <text:p>5,546</text:p>
          </table:table-cell>
          <table:table-cell table:formula="of:=([.B574]-[.$B$3])/([.$B$1003]-[.$B$3])" office:value-type="float" office:value="0.238168477291302" calcext:value-type="float">
            <text:p>0,238</text:p>
          </table:table-cell>
          <table:table-cell/>
          <table:table-cell table:formula="of:=[.A574]*65535" office:value-type="float" office:value="37420.485" calcext:value-type="float">
            <text:p>37420</text:p>
          </table:table-cell>
          <table:table-cell table:formula="of:=[.C574]*65535" office:value-type="float" office:value="15608.3711592855" calcext:value-type="float">
            <text:p>15608</text:p>
          </table:table-cell>
          <table:table-cell table:number-columns-repeated="1018"/>
        </table:table-row>
        <table:table-row table:style-name="ro1">
          <table:table-cell office:value-type="float" office:value="0.572" calcext:value-type="float">
            <text:p>0,572</text:p>
          </table:table-cell>
          <table:table-cell table:formula="of:=EXP([.A575]*[.$B$1])" office:value-type="float" office:value="5.56223496713788" calcext:value-type="float">
            <text:p>5,562</text:p>
          </table:table-cell>
          <table:table-cell table:formula="of:=([.B575]-[.$B$3])/([.$B$1003]-[.$B$3])" office:value-type="float" office:value="0.239041478659952" calcext:value-type="float">
            <text:p>0,239</text:p>
          </table:table-cell>
          <table:table-cell/>
          <table:table-cell table:formula="of:=[.A575]*65535" office:value-type="float" office:value="37486.02" calcext:value-type="float">
            <text:p>37486</text:p>
          </table:table-cell>
          <table:table-cell table:formula="of:=[.C575]*65535" office:value-type="float" office:value="15665.5833039799" calcext:value-type="float">
            <text:p>15666</text:p>
          </table:table-cell>
          <table:table-cell table:number-columns-repeated="1018"/>
        </table:table-row>
        <table:table-row table:style-name="ro1">
          <table:table-cell office:value-type="float" office:value="0.573" calcext:value-type="float">
            <text:p>0,573</text:p>
          </table:table-cell>
          <table:table-cell table:formula="of:=EXP([.A576]*[.$B$1])" office:value-type="float" office:value="5.57894672714549" calcext:value-type="float">
            <text:p>5,579</text:p>
          </table:table-cell>
          <table:table-cell table:formula="of:=([.B576]-[.$B$3])/([.$B$1003]-[.$B$3])" office:value-type="float" office:value="0.239917102965145" calcext:value-type="float">
            <text:p>0,240</text:p>
          </table:table-cell>
          <table:table-cell/>
          <table:table-cell table:formula="of:=[.A576]*65535" office:value-type="float" office:value="37551.555" calcext:value-type="float">
            <text:p>37552</text:p>
          </table:table-cell>
          <table:table-cell table:formula="of:=[.C576]*65535" office:value-type="float" office:value="15722.9673428208" calcext:value-type="float">
            <text:p>15723</text:p>
          </table:table-cell>
          <table:table-cell table:number-columns-repeated="1018"/>
        </table:table-row>
        <table:table-row table:style-name="ro1">
          <table:table-cell office:value-type="float" office:value="0.574" calcext:value-type="float">
            <text:p>0,574</text:p>
          </table:table-cell>
          <table:table-cell table:formula="of:=EXP([.A577]*[.$B$1])" office:value-type="float" office:value="5.5957086977113" calcext:value-type="float">
            <text:p>5,596</text:p>
          </table:table-cell>
          <table:table-cell table:formula="of:=([.B577]-[.$B$3])/([.$B$1003]-[.$B$3])" office:value-type="float" office:value="0.240795358087506" calcext:value-type="float">
            <text:p>0,241</text:p>
          </table:table-cell>
          <table:table-cell/>
          <table:table-cell table:formula="of:=[.A577]*65535" office:value-type="float" office:value="37617.09" calcext:value-type="float">
            <text:p>37617</text:p>
          </table:table-cell>
          <table:table-cell table:formula="of:=[.C577]*65535" office:value-type="float" office:value="15780.5237922647" calcext:value-type="float">
            <text:p>15781</text:p>
          </table:table-cell>
          <table:table-cell table:number-columns-repeated="1018"/>
        </table:table-row>
        <table:table-row table:style-name="ro1">
          <table:table-cell office:value-type="float" office:value="0.575" calcext:value-type="float">
            <text:p>0,575</text:p>
          </table:table-cell>
          <table:table-cell table:formula="of:=EXP([.A578]*[.$B$1])" office:value-type="float" office:value="5.61252102969316" calcext:value-type="float">
            <text:p>5,613</text:p>
          </table:table-cell>
          <table:table-cell table:formula="of:=([.B578]-[.$B$3])/([.$B$1003]-[.$B$3])" office:value-type="float" office:value="0.241676251931338" calcext:value-type="float">
            <text:p>0,242</text:p>
          </table:table-cell>
          <table:table-cell/>
          <table:table-cell table:formula="of:=[.A578]*65535" office:value-type="float" office:value="37682.625" calcext:value-type="float">
            <text:p>37683</text:p>
          </table:table-cell>
          <table:table-cell table:formula="of:=[.C578]*65535" office:value-type="float" office:value="15838.2531703202" calcext:value-type="float">
            <text:p>15838</text:p>
          </table:table-cell>
          <table:table-cell table:number-columns-repeated="1018"/>
        </table:table-row>
        <table:table-row table:style-name="ro1">
          <table:table-cell office:value-type="float" office:value="0.576" calcext:value-type="float">
            <text:p>0,576</text:p>
          </table:table-cell>
          <table:table-cell table:formula="of:=EXP([.A579]*[.$B$1])" office:value-type="float" office:value="5.62938387440217" calcext:value-type="float">
            <text:p>5,629</text:p>
          </table:table-cell>
          <table:table-cell table:formula="of:=([.B579]-[.$B$3])/([.$B$1003]-[.$B$3])" office:value-type="float" office:value="0.242559792424691" calcext:value-type="float">
            <text:p>0,243</text:p>
          </table:table-cell>
          <table:table-cell/>
          <table:table-cell table:formula="of:=[.A579]*65535" office:value-type="float" office:value="37748.16" calcext:value-type="float">
            <text:p>37748</text:p>
          </table:table-cell>
          <table:table-cell table:formula="of:=[.C579]*65535" office:value-type="float" office:value="15896.1559965521" calcext:value-type="float">
            <text:p>15896</text:p>
          </table:table-cell>
          <table:table-cell table:number-columns-repeated="1018"/>
        </table:table-row>
        <table:table-row table:style-name="ro1">
          <table:table-cell office:value-type="float" office:value="0.577" calcext:value-type="float">
            <text:p>0,577</text:p>
          </table:table-cell>
          <table:table-cell table:formula="of:=EXP([.A580]*[.$B$1])" office:value-type="float" office:value="5.64629738360405" calcext:value-type="float">
            <text:p>5,646</text:p>
          </table:table-cell>
          <table:table-cell table:formula="of:=([.B580]-[.$B$3])/([.$B$1003]-[.$B$3])" office:value-type="float" office:value="0.243445987519434" calcext:value-type="float">
            <text:p>0,243</text:p>
          </table:table-cell>
          <table:table-cell/>
          <table:table-cell table:formula="of:=[.A580]*65535" office:value-type="float" office:value="37813.695" calcext:value-type="float">
            <text:p>37814</text:p>
          </table:table-cell>
          <table:table-cell table:formula="of:=[.C580]*65535" office:value-type="float" office:value="15954.2327920861" calcext:value-type="float">
            <text:p>15954</text:p>
          </table:table-cell>
          <table:table-cell table:number-columns-repeated="1018"/>
        </table:table-row>
        <table:table-row table:style-name="ro1">
          <table:table-cell office:value-type="float" office:value="0.578" calcext:value-type="float">
            <text:p>0,578</text:p>
          </table:table-cell>
          <table:table-cell table:formula="of:=EXP([.A581]*[.$B$1])" office:value-type="float" office:value="5.66326170952049" calcext:value-type="float">
            <text:p>5,663</text:p>
          </table:table-cell>
          <table:table-cell table:formula="of:=([.B581]-[.$B$3])/([.$B$1003]-[.$B$3])" office:value-type="float" office:value="0.244334845191331" calcext:value-type="float">
            <text:p>0,244</text:p>
          </table:table-cell>
          <table:table-cell/>
          <table:table-cell table:formula="of:=[.A581]*65535" office:value-type="float" office:value="37879.23" calcext:value-type="float">
            <text:p>37879</text:p>
          </table:table-cell>
          <table:table-cell table:formula="of:=[.C581]*65535" office:value-type="float" office:value="16012.4840796139" calcext:value-type="float">
            <text:p>16012</text:p>
          </table:table-cell>
          <table:table-cell table:number-columns-repeated="1018"/>
        </table:table-row>
        <table:table-row table:style-name="ro1">
          <table:table-cell office:value-type="float" office:value="0.579" calcext:value-type="float">
            <text:p>0,579</text:p>
          </table:table-cell>
          <table:table-cell table:formula="of:=EXP([.A582]*[.$B$1])" office:value-type="float" office:value="5.68027700483055" calcext:value-type="float">
            <text:p>5,680</text:p>
          </table:table-cell>
          <table:table-cell table:formula="of:=([.B582]-[.$B$3])/([.$B$1003]-[.$B$3])" office:value-type="float" office:value="0.245226373440106" calcext:value-type="float">
            <text:p>0,245</text:p>
          </table:table-cell>
          <table:table-cell/>
          <table:table-cell table:formula="of:=[.A582]*65535" office:value-type="float" office:value="37944.765" calcext:value-type="float">
            <text:p>37945</text:p>
          </table:table-cell>
          <table:table-cell table:formula="of:=[.C582]*65535" office:value-type="float" office:value="16070.9103833973" calcext:value-type="float">
            <text:p>16071</text:p>
          </table:table-cell>
          <table:table-cell table:number-columns-repeated="1018"/>
        </table:table-row>
        <table:table-row table:style-name="ro1">
          <table:table-cell office:value-type="float" office:value="0.58" calcext:value-type="float">
            <text:p>0,580</text:p>
          </table:table-cell>
          <table:table-cell table:formula="of:=EXP([.A583]*[.$B$1])" office:value-type="float" office:value="5.69734342267199" calcext:value-type="float">
            <text:p>5,697</text:p>
          </table:table-cell>
          <table:table-cell table:formula="of:=([.B583]-[.$B$3])/([.$B$1003]-[.$B$3])" office:value-type="float" office:value="0.246120580289519" calcext:value-type="float">
            <text:p>0,246</text:p>
          </table:table-cell>
          <table:table-cell/>
          <table:table-cell table:formula="of:=[.A583]*65535" office:value-type="float" office:value="38010.3" calcext:value-type="float">
            <text:p>38010</text:p>
          </table:table-cell>
          <table:table-cell table:formula="of:=[.C583]*65535" office:value-type="float" office:value="16129.5122292736" calcext:value-type="float">
            <text:p>16130</text:p>
          </table:table-cell>
          <table:table-cell table:number-columns-repeated="1018"/>
        </table:table-row>
        <table:table-row table:style-name="ro1">
          <table:table-cell office:value-type="float" office:value="0.581" calcext:value-type="float">
            <text:p>0,581</text:p>
          </table:table-cell>
          <table:table-cell table:formula="of:=EXP([.A584]*[.$B$1])" office:value-type="float" office:value="5.71446111664269" calcext:value-type="float">
            <text:p>5,714</text:p>
          </table:table-cell>
          <table:table-cell table:formula="of:=([.B584]-[.$B$3])/([.$B$1003]-[.$B$3])" office:value-type="float" office:value="0.247017473787438" calcext:value-type="float">
            <text:p>0,247</text:p>
          </table:table-cell>
          <table:table-cell/>
          <table:table-cell table:formula="of:=[.A584]*65535" office:value-type="float" office:value="38075.835" calcext:value-type="float">
            <text:p>38076</text:p>
          </table:table-cell>
          <table:table-cell table:formula="of:=[.C584]*65535" office:value-type="float" office:value="16188.2901446598" calcext:value-type="float">
            <text:p>16188</text:p>
          </table:table-cell>
          <table:table-cell table:number-columns-repeated="1018"/>
        </table:table-row>
        <table:table-row table:style-name="ro1">
          <table:table-cell office:value-type="float" office:value="0.582" calcext:value-type="float">
            <text:p>0,582</text:p>
          </table:table-cell>
          <table:table-cell table:formula="of:=EXP([.A585]*[.$B$1])" office:value-type="float" office:value="5.73163024080202" calcext:value-type="float">
            <text:p>5,732</text:p>
          </table:table-cell>
          <table:table-cell table:formula="of:=([.B585]-[.$B$3])/([.$B$1003]-[.$B$3])" office:value-type="float" office:value="0.247917062005911" calcext:value-type="float">
            <text:p>0,248</text:p>
          </table:table-cell>
          <table:table-cell/>
          <table:table-cell table:formula="of:=[.A585]*65535" office:value-type="float" office:value="38141.37" calcext:value-type="float">
            <text:p>38141</text:p>
          </table:table-cell>
          <table:table-cell table:formula="of:=[.C585]*65535" office:value-type="float" office:value="16247.2446585574" calcext:value-type="float">
            <text:p>16247</text:p>
          </table:table-cell>
          <table:table-cell table:number-columns-repeated="1018"/>
        </table:table-row>
        <table:table-row table:style-name="ro1">
          <table:table-cell office:value-type="float" office:value="0.583" calcext:value-type="float">
            <text:p>0,583</text:p>
          </table:table-cell>
          <table:table-cell table:formula="of:=EXP([.A586]*[.$B$1])" office:value-type="float" office:value="5.7488509496722" calcext:value-type="float">
            <text:p>5,749</text:p>
          </table:table-cell>
          <table:table-cell table:formula="of:=([.B586]-[.$B$3])/([.$B$1003]-[.$B$3])" office:value-type="float" office:value="0.248819353041237" calcext:value-type="float">
            <text:p>0,249</text:p>
          </table:table-cell>
          <table:table-cell/>
          <table:table-cell table:formula="of:=[.A586]*65535" office:value-type="float" office:value="38206.905" calcext:value-type="float">
            <text:p>38207</text:p>
          </table:table-cell>
          <table:table-cell table:formula="of:=[.C586]*65535" office:value-type="float" office:value="16306.3763015575" calcext:value-type="float">
            <text:p>16306</text:p>
          </table:table-cell>
          <table:table-cell table:number-columns-repeated="1018"/>
        </table:table-row>
        <table:table-row table:style-name="ro1">
          <table:table-cell office:value-type="float" office:value="0.584" calcext:value-type="float">
            <text:p>0,584</text:p>
          </table:table-cell>
          <table:table-cell table:formula="of:=EXP([.A587]*[.$B$1])" office:value-type="float" office:value="5.76612339823973" calcext:value-type="float">
            <text:p>5,766</text:p>
          </table:table-cell>
          <table:table-cell table:formula="of:=([.B587]-[.$B$3])/([.$B$1003]-[.$B$3])" office:value-type="float" office:value="0.249724355014043" calcext:value-type="float">
            <text:p>0,250</text:p>
          </table:table-cell>
          <table:table-cell/>
          <table:table-cell table:formula="of:=[.A587]*65535" office:value-type="float" office:value="38272.44" calcext:value-type="float">
            <text:p>38272</text:p>
          </table:table-cell>
          <table:table-cell table:formula="of:=[.C587]*65535" office:value-type="float" office:value="16365.6856058453" calcext:value-type="float">
            <text:p>16366</text:p>
          </table:table-cell>
          <table:table-cell table:number-columns-repeated="1018"/>
        </table:table-row>
        <table:table-row table:style-name="ro1">
          <table:table-cell office:value-type="float" office:value="0.585" calcext:value-type="float">
            <text:p>0,585</text:p>
          </table:table-cell>
          <table:table-cell table:formula="of:=EXP([.A588]*[.$B$1])" office:value-type="float" office:value="5.78344774195677" calcext:value-type="float">
            <text:p>5,783</text:p>
          </table:table-cell>
          <table:table-cell table:formula="of:=([.B588]-[.$B$3])/([.$B$1003]-[.$B$3])" office:value-type="float" office:value="0.250632076069351" calcext:value-type="float">
            <text:p>0,251</text:p>
          </table:table-cell>
          <table:table-cell/>
          <table:table-cell table:formula="of:=[.A588]*65535" office:value-type="float" office:value="38337.975" calcext:value-type="float">
            <text:p>38338</text:p>
          </table:table-cell>
          <table:table-cell table:formula="of:=[.C588]*65535" office:value-type="float" office:value="16425.1731052049" calcext:value-type="float">
            <text:p>16425</text:p>
          </table:table-cell>
          <table:table-cell table:number-columns-repeated="1018"/>
        </table:table-row>
        <table:table-row table:style-name="ro1">
          <table:table-cell office:value-type="float" office:value="0.586" calcext:value-type="float">
            <text:p>0,586</text:p>
          </table:table-cell>
          <table:table-cell table:formula="of:=EXP([.A589]*[.$B$1])" office:value-type="float" office:value="5.80082413674253" calcext:value-type="float">
            <text:p>5,801</text:p>
          </table:table-cell>
          <table:table-cell table:formula="of:=([.B589]-[.$B$3])/([.$B$1003]-[.$B$3])" office:value-type="float" office:value="0.251542524376657" calcext:value-type="float">
            <text:p>0,252</text:p>
          </table:table-cell>
          <table:table-cell/>
          <table:table-cell table:formula="of:=[.A589]*65535" office:value-type="float" office:value="38403.51" calcext:value-type="float">
            <text:p>38404</text:p>
          </table:table-cell>
          <table:table-cell table:formula="of:=[.C589]*65535" office:value-type="float" office:value="16484.8393350242" calcext:value-type="float">
            <text:p>16485</text:p>
          </table:table-cell>
          <table:table-cell table:number-columns-repeated="1018"/>
        </table:table-row>
        <table:table-row table:style-name="ro1">
          <table:table-cell office:value-type="float" office:value="0.587" calcext:value-type="float">
            <text:p>0,587</text:p>
          </table:table-cell>
          <table:table-cell table:formula="of:=EXP([.A590]*[.$B$1])" office:value-type="float" office:value="5.81825273898467" calcext:value-type="float">
            <text:p>5,818</text:p>
          </table:table-cell>
          <table:table-cell table:formula="of:=([.B590]-[.$B$3])/([.$B$1003]-[.$B$3])" office:value-type="float" office:value="0.252455708130003" calcext:value-type="float">
            <text:p>0,252</text:p>
          </table:table-cell>
          <table:table-cell/>
          <table:table-cell table:formula="of:=[.A590]*65535" office:value-type="float" office:value="38469.045" calcext:value-type="float">
            <text:p>38469</text:p>
          </table:table-cell>
          <table:table-cell table:formula="of:=[.C590]*65535" office:value-type="float" office:value="16544.6848322998" calcext:value-type="float">
            <text:p>16545</text:p>
          </table:table-cell>
          <table:table-cell table:number-columns-repeated="1018"/>
        </table:table-row>
        <table:table-row table:style-name="ro1">
          <table:table-cell office:value-type="float" office:value="0.588" calcext:value-type="float">
            <text:p>0,588</text:p>
          </table:table-cell>
          <table:table-cell table:formula="of:=EXP([.A591]*[.$B$1])" office:value-type="float" office:value="5.83573370554073" calcext:value-type="float">
            <text:p>5,836</text:p>
          </table:table-cell>
          <table:table-cell table:formula="of:=([.B591]-[.$B$3])/([.$B$1003]-[.$B$3])" office:value-type="float" office:value="0.253371635548049" calcext:value-type="float">
            <text:p>0,253</text:p>
          </table:table-cell>
          <table:table-cell/>
          <table:table-cell table:formula="of:=[.A591]*65535" office:value-type="float" office:value="38534.58" calcext:value-type="float">
            <text:p>38535</text:p>
          </table:table-cell>
          <table:table-cell table:formula="of:=[.C591]*65535" office:value-type="float" office:value="16604.7101356414" calcext:value-type="float">
            <text:p>16605</text:p>
          </table:table-cell>
          <table:table-cell table:number-columns-repeated="1018"/>
        </table:table-row>
        <table:table-row table:style-name="ro1">
          <table:table-cell office:value-type="float" office:value="0.589" calcext:value-type="float">
            <text:p>0,589</text:p>
          </table:table-cell>
          <table:table-cell table:formula="of:=EXP([.A592]*[.$B$1])" office:value-type="float" office:value="5.85326719373954" calcext:value-type="float">
            <text:p>5,853</text:p>
          </table:table-cell>
          <table:table-cell table:formula="of:=([.B592]-[.$B$3])/([.$B$1003]-[.$B$3])" office:value-type="float" office:value="0.254290314874146" calcext:value-type="float">
            <text:p>0,254</text:p>
          </table:table-cell>
          <table:table-cell/>
          <table:table-cell table:formula="of:=[.A592]*65535" office:value-type="float" office:value="38600.115" calcext:value-type="float">
            <text:p>38600</text:p>
          </table:table-cell>
          <table:table-cell table:formula="of:=[.C592]*65535" office:value-type="float" office:value="16664.9157852772" calcext:value-type="float">
            <text:p>16665</text:p>
          </table:table-cell>
          <table:table-cell table:number-columns-repeated="1018"/>
        </table:table-row>
        <table:table-row table:style-name="ro1">
          <table:table-cell office:value-type="float" office:value="0.59" calcext:value-type="float">
            <text:p>0,590</text:p>
          </table:table-cell>
          <table:table-cell table:formula="of:=EXP([.A593]*[.$B$1])" office:value-type="float" office:value="5.8708533613826" calcext:value-type="float">
            <text:p>5,871</text:p>
          </table:table-cell>
          <table:table-cell table:formula="of:=([.B593]-[.$B$3])/([.$B$1003]-[.$B$3])" office:value-type="float" office:value="0.255211754376417" calcext:value-type="float">
            <text:p>0,255</text:p>
          </table:table-cell>
          <table:table-cell/>
          <table:table-cell table:formula="of:=[.A593]*65535" office:value-type="float" office:value="38665.65" calcext:value-type="float">
            <text:p>38666</text:p>
          </table:table-cell>
          <table:table-cell table:formula="of:=[.C593]*65535" office:value-type="float" office:value="16725.3023230585" calcext:value-type="float">
            <text:p>16725</text:p>
          </table:table-cell>
          <table:table-cell table:number-columns-repeated="1018"/>
        </table:table-row>
        <table:table-row table:style-name="ro1">
          <table:table-cell office:value-type="float" office:value="0.591" calcext:value-type="float">
            <text:p>0,591</text:p>
          </table:table-cell>
          <table:table-cell table:formula="of:=EXP([.A594]*[.$B$1])" office:value-type="float" office:value="5.88849236674554" calcext:value-type="float">
            <text:p>5,888</text:p>
          </table:table-cell>
          <table:table-cell table:formula="of:=([.B594]-[.$B$3])/([.$B$1003]-[.$B$3])" office:value-type="float" office:value="0.256135962347821" calcext:value-type="float">
            <text:p>0,256</text:p>
          </table:table-cell>
          <table:table-cell/>
          <table:table-cell table:formula="of:=[.A594]*65535" office:value-type="float" office:value="38731.185" calcext:value-type="float">
            <text:p>38731</text:p>
          </table:table-cell>
          <table:table-cell table:formula="of:=[.C594]*65535" office:value-type="float" office:value="16785.8702924644" calcext:value-type="float">
            <text:p>16786</text:p>
          </table:table-cell>
          <table:table-cell table:number-columns-repeated="1018"/>
        </table:table-row>
        <table:table-row table:style-name="ro1">
          <table:table-cell office:value-type="float" office:value="0.592" calcext:value-type="float">
            <text:p>0,592</text:p>
          </table:table-cell>
          <table:table-cell table:formula="of:=EXP([.A595]*[.$B$1])" office:value-type="float" office:value="5.90618436857953" calcext:value-type="float">
            <text:p>5,906</text:p>
          </table:table-cell>
          <table:table-cell table:formula="of:=([.B595]-[.$B$3])/([.$B$1003]-[.$B$3])" office:value-type="float" office:value="0.257062947106237" calcext:value-type="float">
            <text:p>0,257</text:p>
          </table:table-cell>
          <table:table-cell/>
          <table:table-cell table:formula="of:=[.A595]*65535" office:value-type="float" office:value="38796.72" calcext:value-type="float">
            <text:p>38797</text:p>
          </table:table-cell>
          <table:table-cell table:formula="of:=[.C595]*65535" office:value-type="float" office:value="16846.6202386073" calcext:value-type="float">
            <text:p>16847</text:p>
          </table:table-cell>
          <table:table-cell table:number-columns-repeated="1018"/>
        </table:table-row>
        <table:table-row table:style-name="ro1">
          <table:table-cell office:value-type="float" office:value="0.593" calcext:value-type="float">
            <text:p>0,593</text:p>
          </table:table-cell>
          <table:table-cell table:formula="of:=EXP([.A596]*[.$B$1])" office:value-type="float" office:value="5.9239295261127" calcext:value-type="float">
            <text:p>5,924</text:p>
          </table:table-cell>
          <table:table-cell table:formula="of:=([.B596]-[.$B$3])/([.$B$1003]-[.$B$3])" office:value-type="float" office:value="0.257992716994535" calcext:value-type="float">
            <text:p>0,258</text:p>
          </table:table-cell>
          <table:table-cell/>
          <table:table-cell table:formula="of:=[.A596]*65535" office:value-type="float" office:value="38862.255" calcext:value-type="float">
            <text:p>38862</text:p>
          </table:table-cell>
          <table:table-cell table:formula="of:=[.C596]*65535" office:value-type="float" office:value="16907.5527082368" calcext:value-type="float">
            <text:p>16908</text:p>
          </table:table-cell>
          <table:table-cell table:number-columns-repeated="1018"/>
        </table:table-row>
        <table:table-row table:style-name="ro1">
          <table:table-cell office:value-type="float" office:value="0.594" calcext:value-type="float">
            <text:p>0,594</text:p>
          </table:table-cell>
          <table:table-cell table:formula="of:=EXP([.A597]*[.$B$1])" office:value-type="float" office:value="5.9417279990516" calcext:value-type="float">
            <text:p>5,942</text:p>
          </table:table-cell>
          <table:table-cell table:formula="of:=([.B597]-[.$B$3])/([.$B$1003]-[.$B$3])" office:value-type="float" office:value="0.258925280380649" calcext:value-type="float">
            <text:p>0,259</text:p>
          </table:table-cell>
          <table:table-cell/>
          <table:table-cell table:formula="of:=[.A597]*65535" office:value-type="float" office:value="38927.79" calcext:value-type="float">
            <text:p>38928</text:p>
          </table:table-cell>
          <table:table-cell table:formula="of:=[.C597]*65535" office:value-type="float" office:value="16968.6682497458" calcext:value-type="float">
            <text:p>16969</text:p>
          </table:table-cell>
          <table:table-cell table:number-columns-repeated="1018"/>
        </table:table-row>
        <table:table-row table:style-name="ro1">
          <table:table-cell office:value-type="float" office:value="0.595" calcext:value-type="float">
            <text:p>0,595</text:p>
          </table:table-cell>
          <table:table-cell table:formula="of:=EXP([.A598]*[.$B$1])" office:value-type="float" office:value="5.95957994758259" calcext:value-type="float">
            <text:p>5,960</text:p>
          </table:table-cell>
          <table:table-cell table:formula="of:=([.B598]-[.$B$3])/([.$B$1003]-[.$B$3])" office:value-type="float" office:value="0.259860645657656" calcext:value-type="float">
            <text:p>0,260</text:p>
          </table:table-cell>
          <table:table-cell/>
          <table:table-cell table:formula="of:=[.A598]*65535" office:value-type="float" office:value="38993.325" calcext:value-type="float">
            <text:p>38993</text:p>
          </table:table-cell>
          <table:table-cell table:formula="of:=[.C598]*65535" office:value-type="float" office:value="17029.9674131745" calcext:value-type="float">
            <text:p>17030</text:p>
          </table:table-cell>
          <table:table-cell table:number-columns-repeated="1018"/>
        </table:table-row>
        <table:table-row table:style-name="ro1">
          <table:table-cell office:value-type="float" office:value="0.596" calcext:value-type="float">
            <text:p>0,596</text:p>
          </table:table-cell>
          <table:table-cell table:formula="of:=EXP([.A599]*[.$B$1])" office:value-type="float" office:value="5.97748553237333" calcext:value-type="float">
            <text:p>5,977</text:p>
          </table:table-cell>
          <table:table-cell table:formula="of:=([.B599]-[.$B$3])/([.$B$1003]-[.$B$3])" office:value-type="float" office:value="0.260798821243851" calcext:value-type="float">
            <text:p>0,261</text:p>
          </table:table-cell>
          <table:table-cell/>
          <table:table-cell table:formula="of:=[.A599]*65535" office:value-type="float" office:value="39058.86" calcext:value-type="float">
            <text:p>39059</text:p>
          </table:table-cell>
          <table:table-cell table:formula="of:=[.C599]*65535" office:value-type="float" office:value="17091.4507502158" calcext:value-type="float">
            <text:p>17091</text:p>
          </table:table-cell>
          <table:table-cell table:number-columns-repeated="1018"/>
        </table:table-row>
        <table:table-row table:style-name="ro1">
          <table:table-cell office:value-type="float" office:value="0.597" calcext:value-type="float">
            <text:p>0,597</text:p>
          </table:table-cell>
          <table:table-cell table:formula="of:=EXP([.A600]*[.$B$1])" office:value-type="float" office:value="5.99544491457422" calcext:value-type="float">
            <text:p>5,995</text:p>
          </table:table-cell>
          <table:table-cell table:formula="of:=([.B600]-[.$B$3])/([.$B$1003]-[.$B$3])" office:value-type="float" office:value="0.261739815582819" calcext:value-type="float">
            <text:p>0,262</text:p>
          </table:table-cell>
          <table:table-cell/>
          <table:table-cell table:formula="of:=[.A600]*65535" office:value-type="float" office:value="39124.395" calcext:value-type="float">
            <text:p>39124</text:p>
          </table:table-cell>
          <table:table-cell table:formula="of:=[.C600]*65535" office:value-type="float" office:value="17153.11881422" calcext:value-type="float">
            <text:p>17153</text:p>
          </table:table-cell>
          <table:table-cell table:number-columns-repeated="1018"/>
        </table:table-row>
        <table:table-row table:style-name="ro1">
          <table:table-cell office:value-type="float" office:value="0.598" calcext:value-type="float">
            <text:p>0,598</text:p>
          </table:table-cell>
          <table:table-cell table:formula="of:=EXP([.A601]*[.$B$1])" office:value-type="float" office:value="6.01345825581981" calcext:value-type="float">
            <text:p>6,013</text:p>
          </table:table-cell>
          <table:table-cell table:formula="of:=([.B601]-[.$B$3])/([.$B$1003]-[.$B$3])" office:value-type="float" office:value="0.262683637143516" calcext:value-type="float">
            <text:p>0,263</text:p>
          </table:table-cell>
          <table:table-cell/>
          <table:table-cell table:formula="of:=[.A601]*65535" office:value-type="float" office:value="39189.93" calcext:value-type="float">
            <text:p>39190</text:p>
          </table:table-cell>
          <table:table-cell table:formula="of:=[.C601]*65535" office:value-type="float" office:value="17214.9721602003" calcext:value-type="float">
            <text:p>17215</text:p>
          </table:table-cell>
          <table:table-cell table:number-columns-repeated="1018"/>
        </table:table-row>
        <table:table-row table:style-name="ro1">
          <table:table-cell office:value-type="float" office:value="0.599" calcext:value-type="float">
            <text:p>0,599</text:p>
          </table:table-cell>
          <table:table-cell table:formula="of:=EXP([.A602]*[.$B$1])" office:value-type="float" office:value="6.03152571823029" calcext:value-type="float">
            <text:p>6,032</text:p>
          </table:table-cell>
          <table:table-cell table:formula="of:=([.B602]-[.$B$3])/([.$B$1003]-[.$B$3])" office:value-type="float" office:value="0.263630294420343" calcext:value-type="float">
            <text:p>0,264</text:p>
          </table:table-cell>
          <table:table-cell/>
          <table:table-cell table:formula="of:=[.A602]*65535" office:value-type="float" office:value="39255.465" calcext:value-type="float">
            <text:p>39255</text:p>
          </table:table-cell>
          <table:table-cell table:formula="of:=[.C602]*65535" office:value-type="float" office:value="17277.0113448372" calcext:value-type="float">
            <text:p>17277</text:p>
          </table:table-cell>
          <table:table-cell table:number-columns-repeated="1018"/>
        </table:table-row>
        <table:table-row table:style-name="ro1">
          <table:table-cell office:value-type="float" office:value="0.6" calcext:value-type="float">
            <text:p>0,600</text:p>
          </table:table-cell>
          <table:table-cell table:formula="of:=EXP([.A603]*[.$B$1])" office:value-type="float" office:value="6.04964746441295" calcext:value-type="float">
            <text:p>6,050</text:p>
          </table:table-cell>
          <table:table-cell table:formula="of:=([.B603]-[.$B$3])/([.$B$1003]-[.$B$3])" office:value-type="float" office:value="0.264579795933221" calcext:value-type="float">
            <text:p>0,265</text:p>
          </table:table-cell>
          <table:table-cell/>
          <table:table-cell table:formula="of:=[.A603]*65535" office:value-type="float" office:value="39321" calcext:value-type="float">
            <text:p>39321</text:p>
          </table:table-cell>
          <table:table-cell table:formula="of:=[.C603]*65535" office:value-type="float" office:value="17339.2369264836" calcext:value-type="float">
            <text:p>17339</text:p>
          </table:table-cell>
          <table:table-cell table:number-columns-repeated="1018"/>
        </table:table-row>
        <table:table-row table:style-name="ro1">
          <table:table-cell office:value-type="float" office:value="0.601" calcext:value-type="float">
            <text:p>0,601</text:p>
          </table:table-cell>
          <table:table-cell table:formula="of:=EXP([.A604]*[.$B$1])" office:value-type="float" office:value="6.06782365746362" calcext:value-type="float">
            <text:p>6,068</text:p>
          </table:table-cell>
          <table:table-cell table:formula="of:=([.B604]-[.$B$3])/([.$B$1003]-[.$B$3])" office:value-type="float" office:value="0.26553215022767" calcext:value-type="float">
            <text:p>0,266</text:p>
          </table:table-cell>
          <table:table-cell/>
          <table:table-cell table:formula="of:=[.A604]*65535" office:value-type="float" office:value="39386.535" calcext:value-type="float">
            <text:p>39387</text:p>
          </table:table-cell>
          <table:table-cell table:formula="of:=[.C604]*65535" office:value-type="float" office:value="17401.6494651704" calcext:value-type="float">
            <text:p>17402</text:p>
          </table:table-cell>
          <table:table-cell table:number-columns-repeated="1018"/>
        </table:table-row>
        <table:table-row table:style-name="ro1">
          <table:table-cell office:value-type="float" office:value="0.602" calcext:value-type="float">
            <text:p>0,602</text:p>
          </table:table-cell>
          <table:table-cell table:formula="of:=EXP([.A605]*[.$B$1])" office:value-type="float" office:value="6.08605446096817" calcext:value-type="float">
            <text:p>6,086</text:p>
          </table:table-cell>
          <table:table-cell table:formula="of:=([.B605]-[.$B$3])/([.$B$1003]-[.$B$3])" office:value-type="float" office:value="0.266487365874886" calcext:value-type="float">
            <text:p>0,266</text:p>
          </table:table-cell>
          <table:table-cell/>
          <table:table-cell table:formula="of:=[.A605]*65535" office:value-type="float" office:value="39452.07" calcext:value-type="float">
            <text:p>39452</text:p>
          </table:table-cell>
          <table:table-cell table:formula="of:=[.C605]*65535" office:value-type="float" office:value="17464.2495226107" calcext:value-type="float">
            <text:p>17464</text:p>
          </table:table-cell>
          <table:table-cell table:number-columns-repeated="1018"/>
        </table:table-row>
        <table:table-row table:style-name="ro1">
          <table:table-cell office:value-type="float" office:value="0.603" calcext:value-type="float">
            <text:p>0,603</text:p>
          </table:table-cell>
          <table:table-cell table:formula="of:=EXP([.A606]*[.$B$1])" office:value-type="float" office:value="6.10434003900394" calcext:value-type="float">
            <text:p>6,104</text:p>
          </table:table-cell>
          <table:table-cell table:formula="of:=([.B606]-[.$B$3])/([.$B$1003]-[.$B$3])" office:value-type="float" office:value="0.267445451471816" calcext:value-type="float">
            <text:p>0,267</text:p>
          </table:table-cell>
          <table:table-cell/>
          <table:table-cell table:formula="of:=[.A606]*65535" office:value-type="float" office:value="39517.605" calcext:value-type="float">
            <text:p>39518</text:p>
          </table:table-cell>
          <table:table-cell table:formula="of:=[.C606]*65535" office:value-type="float" office:value="17527.0376622055" calcext:value-type="float">
            <text:p>17527</text:p>
          </table:table-cell>
          <table:table-cell table:number-columns-repeated="1018"/>
        </table:table-row>
        <table:table-row table:style-name="ro1">
          <table:table-cell office:value-type="float" office:value="0.604" calcext:value-type="float">
            <text:p>0,604</text:p>
          </table:table-cell>
          <table:table-cell table:formula="of:=EXP([.A607]*[.$B$1])" office:value-type="float" office:value="6.12268055614127" calcext:value-type="float">
            <text:p>6,123</text:p>
          </table:table-cell>
          <table:table-cell table:formula="of:=([.B607]-[.$B$3])/([.$B$1003]-[.$B$3])" office:value-type="float" office:value="0.268406415641236" calcext:value-type="float">
            <text:p>0,268</text:p>
          </table:table-cell>
          <table:table-cell/>
          <table:table-cell table:formula="of:=[.A607]*65535" office:value-type="float" office:value="39583.14" calcext:value-type="float">
            <text:p>39583</text:p>
          </table:table-cell>
          <table:table-cell table:formula="of:=[.C607]*65535" office:value-type="float" office:value="17590.0144490484" calcext:value-type="float">
            <text:p>17590</text:p>
          </table:table-cell>
          <table:table-cell table:number-columns-repeated="1018"/>
        </table:table-row>
        <table:table-row table:style-name="ro1">
          <table:table-cell office:value-type="float" office:value="0.605" calcext:value-type="float">
            <text:p>0,605</text:p>
          </table:table-cell>
          <table:table-cell table:formula="of:=EXP([.A608]*[.$B$1])" office:value-type="float" office:value="6.14107617744494" calcext:value-type="float">
            <text:p>6,141</text:p>
          </table:table-cell>
          <table:table-cell table:formula="of:=([.B608]-[.$B$3])/([.$B$1003]-[.$B$3])" office:value-type="float" office:value="0.269370267031831" calcext:value-type="float">
            <text:p>0,269</text:p>
          </table:table-cell>
          <table:table-cell/>
          <table:table-cell table:formula="of:=[.A608]*65535" office:value-type="float" office:value="39648.675" calcext:value-type="float">
            <text:p>39649</text:p>
          </table:table-cell>
          <table:table-cell table:formula="of:=[.C608]*65535" office:value-type="float" office:value="17653.1804499311" calcext:value-type="float">
            <text:p>17653</text:p>
          </table:table-cell>
          <table:table-cell table:number-columns-repeated="1018"/>
        </table:table-row>
        <table:table-row table:style-name="ro1">
          <table:table-cell office:value-type="float" office:value="0.606" calcext:value-type="float">
            <text:p>0,606</text:p>
          </table:table-cell>
          <table:table-cell table:formula="of:=EXP([.A609]*[.$B$1])" office:value-type="float" office:value="6.15952706847565" calcext:value-type="float">
            <text:p>6,160</text:p>
          </table:table-cell>
          <table:table-cell table:formula="of:=([.B609]-[.$B$3])/([.$B$1003]-[.$B$3])" office:value-type="float" office:value="0.27033701431827" calcext:value-type="float">
            <text:p>0,270</text:p>
          </table:table-cell>
          <table:table-cell/>
          <table:table-cell table:formula="of:=[.A609]*65535" office:value-type="float" office:value="39714.21" calcext:value-type="float">
            <text:p>39714</text:p>
          </table:table-cell>
          <table:table-cell table:formula="of:=[.C609]*65535" office:value-type="float" office:value="17716.5362333478" calcext:value-type="float">
            <text:p>17717</text:p>
          </table:table-cell>
          <table:table-cell table:number-columns-repeated="1018"/>
        </table:table-row>
        <table:table-row table:style-name="ro1">
          <table:table-cell office:value-type="float" office:value="0.607" calcext:value-type="float">
            <text:p>0,607</text:p>
          </table:table-cell>
          <table:table-cell table:formula="of:=EXP([.A610]*[.$B$1])" office:value-type="float" office:value="6.17803339529156" calcext:value-type="float">
            <text:p>6,178</text:p>
          </table:table-cell>
          <table:table-cell table:formula="of:=([.B610]-[.$B$3])/([.$B$1003]-[.$B$3])" office:value-type="float" office:value="0.271306666201284" calcext:value-type="float">
            <text:p>0,271</text:p>
          </table:table-cell>
          <table:table-cell/>
          <table:table-cell table:formula="of:=[.A610]*65535" office:value-type="float" office:value="39779.745" calcext:value-type="float">
            <text:p>39780</text:p>
          </table:table-cell>
          <table:table-cell table:formula="of:=[.C610]*65535" office:value-type="float" office:value="17780.0823695012" calcext:value-type="float">
            <text:p>17780</text:p>
          </table:table-cell>
          <table:table-cell table:number-columns-repeated="1018"/>
        </table:table-row>
        <table:table-row table:style-name="ro1">
          <table:table-cell office:value-type="float" office:value="0.608" calcext:value-type="float">
            <text:p>0,608</text:p>
          </table:table-cell>
          <table:table-cell table:formula="of:=EXP([.A611]*[.$B$1])" office:value-type="float" office:value="6.19659532444973" calcext:value-type="float">
            <text:p>6,197</text:p>
          </table:table-cell>
          <table:table-cell table:formula="of:=([.B611]-[.$B$3])/([.$B$1003]-[.$B$3])" office:value-type="float" office:value="0.272279231407748" calcext:value-type="float">
            <text:p>0,272</text:p>
          </table:table-cell>
          <table:table-cell/>
          <table:table-cell table:formula="of:=[.A611]*65535" office:value-type="float" office:value="39845.28" calcext:value-type="float">
            <text:p>39845</text:p>
          </table:table-cell>
          <table:table-cell table:formula="of:=[.C611]*65535" office:value-type="float" office:value="17843.8194303067" calcext:value-type="float">
            <text:p>17844</text:p>
          </table:table-cell>
          <table:table-cell table:number-columns-repeated="1018"/>
        </table:table-row>
        <table:table-row table:style-name="ro1">
          <table:table-cell office:value-type="float" office:value="0.609" calcext:value-type="float">
            <text:p>0,609</text:p>
          </table:table-cell>
          <table:table-cell table:formula="of:=EXP([.A612]*[.$B$1])" office:value-type="float" office:value="6.21521302300764" calcext:value-type="float">
            <text:p>6,215</text:p>
          </table:table-cell>
          <table:table-cell table:formula="of:=([.B612]-[.$B$3])/([.$B$1003]-[.$B$3])" office:value-type="float" office:value="0.273254718690754" calcext:value-type="float">
            <text:p>0,273</text:p>
          </table:table-cell>
          <table:table-cell/>
          <table:table-cell table:formula="of:=[.A612]*65535" office:value-type="float" office:value="39910.815" calcext:value-type="float">
            <text:p>39911</text:p>
          </table:table-cell>
          <table:table-cell table:formula="of:=[.C612]*65535" office:value-type="float" office:value="17907.7479893986" calcext:value-type="float">
            <text:p>17908</text:p>
          </table:table-cell>
          <table:table-cell table:number-columns-repeated="1018"/>
        </table:table-row>
        <table:table-row table:style-name="ro1">
          <table:table-cell office:value-type="float" office:value="0.61" calcext:value-type="float">
            <text:p>0,610</text:p>
          </table:table-cell>
          <table:table-cell table:formula="of:=EXP([.A613]*[.$B$1])" office:value-type="float" office:value="6.23388665852472" calcext:value-type="float">
            <text:p>6,234</text:p>
          </table:table-cell>
          <table:table-cell table:formula="of:=([.B613]-[.$B$3])/([.$B$1003]-[.$B$3])" office:value-type="float" office:value="0.274233136829695" calcext:value-type="float">
            <text:p>0,274</text:p>
          </table:table-cell>
          <table:table-cell/>
          <table:table-cell table:formula="of:=[.A613]*65535" office:value-type="float" office:value="39976.35" calcext:value-type="float">
            <text:p>39976</text:p>
          </table:table-cell>
          <table:table-cell table:formula="of:=[.C613]*65535" office:value-type="float" office:value="17971.8686221341" calcext:value-type="float">
            <text:p>17972</text:p>
          </table:table-cell>
          <table:table-cell table:number-columns-repeated="1018"/>
        </table:table-row>
        <table:table-row table:style-name="ro1">
          <table:table-cell office:value-type="float" office:value="0.611" calcext:value-type="float">
            <text:p>0,611</text:p>
          </table:table-cell>
          <table:table-cell table:formula="of:=EXP([.A614]*[.$B$1])" office:value-type="float" office:value="6.2526163990638" calcext:value-type="float">
            <text:p>6,253</text:p>
          </table:table-cell>
          <table:table-cell table:formula="of:=([.B614]-[.$B$3])/([.$B$1003]-[.$B$3])" office:value-type="float" office:value="0.27521449463034" calcext:value-type="float">
            <text:p>0,275</text:p>
          </table:table-cell>
          <table:table-cell/>
          <table:table-cell table:formula="of:=[.A614]*65535" office:value-type="float" office:value="40041.885" calcext:value-type="float">
            <text:p>40042</text:p>
          </table:table-cell>
          <table:table-cell table:formula="of:=[.C614]*65535" office:value-type="float" office:value="18036.1819055994" calcext:value-type="float">
            <text:p>18036</text:p>
          </table:table-cell>
          <table:table-cell table:number-columns-repeated="1018"/>
        </table:table-row>
        <table:table-row table:style-name="ro1">
          <table:table-cell office:value-type="float" office:value="0.612" calcext:value-type="float">
            <text:p>0,612</text:p>
          </table:table-cell>
          <table:table-cell table:formula="of:=EXP([.A615]*[.$B$1])" office:value-type="float" office:value="6.27140241319267" calcext:value-type="float">
            <text:p>6,271</text:p>
          </table:table-cell>
          <table:table-cell table:formula="of:=([.B615]-[.$B$3])/([.$B$1003]-[.$B$3])" office:value-type="float" office:value="0.276198800924917" calcext:value-type="float">
            <text:p>0,276</text:p>
          </table:table-cell>
          <table:table-cell/>
          <table:table-cell table:formula="of:=[.A615]*65535" office:value-type="float" office:value="40107.42" calcext:value-type="float">
            <text:p>40107</text:p>
          </table:table-cell>
          <table:table-cell table:formula="of:=[.C615]*65535" office:value-type="float" office:value="18100.6884186145" calcext:value-type="float">
            <text:p>18101</text:p>
          </table:table-cell>
          <table:table-cell table:number-columns-repeated="1018"/>
        </table:table-row>
        <table:table-row table:style-name="ro1">
          <table:table-cell office:value-type="float" office:value="0.613" calcext:value-type="float">
            <text:p>0,613</text:p>
          </table:table-cell>
          <table:table-cell table:formula="of:=EXP([.A616]*[.$B$1])" office:value-type="float" office:value="6.2902448699856" calcext:value-type="float">
            <text:p>6,290</text:p>
          </table:table-cell>
          <table:table-cell table:formula="of:=([.B616]-[.$B$3])/([.$B$1003]-[.$B$3])" office:value-type="float" office:value="0.277186064572189" calcext:value-type="float">
            <text:p>0,277</text:p>
          </table:table-cell>
          <table:table-cell/>
          <table:table-cell table:formula="of:=[.A616]*65535" office:value-type="float" office:value="40172.955" calcext:value-type="float">
            <text:p>40173</text:p>
          </table:table-cell>
          <table:table-cell table:formula="of:=[.C616]*65535" office:value-type="float" office:value="18165.3887417384" calcext:value-type="float">
            <text:p>18165</text:p>
          </table:table-cell>
          <table:table-cell table:number-columns-repeated="1018"/>
        </table:table-row>
        <table:table-row table:style-name="ro1">
          <table:table-cell office:value-type="float" office:value="0.614" calcext:value-type="float">
            <text:p>0,614</text:p>
          </table:table-cell>
          <table:table-cell table:formula="of:=EXP([.A617]*[.$B$1])" office:value-type="float" office:value="6.30914393902482" calcext:value-type="float">
            <text:p>6,309</text:p>
          </table:table-cell>
          <table:table-cell table:formula="of:=([.B617]-[.$B$3])/([.$B$1003]-[.$B$3])" office:value-type="float" office:value="0.278176294457535" calcext:value-type="float">
            <text:p>0,278</text:p>
          </table:table-cell>
          <table:table-cell/>
          <table:table-cell table:formula="of:=[.A617]*65535" office:value-type="float" office:value="40238.49" calcext:value-type="float">
            <text:p>40238</text:p>
          </table:table-cell>
          <table:table-cell table:formula="of:=[.C617]*65535" office:value-type="float" office:value="18230.2834572746" calcext:value-type="float">
            <text:p>18230</text:p>
          </table:table-cell>
          <table:table-cell table:number-columns-repeated="1018"/>
        </table:table-row>
        <table:table-row table:style-name="ro1">
          <table:table-cell office:value-type="float" office:value="0.615" calcext:value-type="float">
            <text:p>0,615</text:p>
          </table:table-cell>
          <table:table-cell table:formula="of:=EXP([.A618]*[.$B$1])" office:value-type="float" office:value="6.32809979040207" calcext:value-type="float">
            <text:p>6,328</text:p>
          </table:table-cell>
          <table:table-cell table:formula="of:=([.B618]-[.$B$3])/([.$B$1003]-[.$B$3])" office:value-type="float" office:value="0.279169499493031" calcext:value-type="float">
            <text:p>0,279</text:p>
          </table:table-cell>
          <table:table-cell/>
          <table:table-cell table:formula="of:=[.A618]*65535" office:value-type="float" office:value="40304.025" calcext:value-type="float">
            <text:p>40304</text:p>
          </table:table-cell>
          <table:table-cell table:formula="of:=[.C618]*65535" office:value-type="float" office:value="18295.3731492758" calcext:value-type="float">
            <text:p>18295</text:p>
          </table:table-cell>
          <table:table-cell table:number-columns-repeated="1018"/>
        </table:table-row>
        <table:table-row table:style-name="ro1">
          <table:table-cell office:value-type="float" office:value="0.616" calcext:value-type="float">
            <text:p>0,616</text:p>
          </table:table-cell>
          <table:table-cell table:formula="of:=EXP([.A619]*[.$B$1])" office:value-type="float" office:value="6.34711259472015" calcext:value-type="float">
            <text:p>6,347</text:p>
          </table:table-cell>
          <table:table-cell table:formula="of:=([.B619]-[.$B$3])/([.$B$1003]-[.$B$3])" office:value-type="float" office:value="0.280165688617529" calcext:value-type="float">
            <text:p>0,280</text:p>
          </table:table-cell>
          <table:table-cell/>
          <table:table-cell table:formula="of:=[.A619]*65535" office:value-type="float" office:value="40369.56" calcext:value-type="float">
            <text:p>40370</text:p>
          </table:table-cell>
          <table:table-cell table:formula="of:=[.C619]*65535" office:value-type="float" office:value="18360.6584035498" calcext:value-type="float">
            <text:p>18361</text:p>
          </table:table-cell>
          <table:table-cell table:number-columns-repeated="1018"/>
        </table:table-row>
        <table:table-row table:style-name="ro1">
          <table:table-cell office:value-type="float" office:value="0.617" calcext:value-type="float">
            <text:p>0,617</text:p>
          </table:table-cell>
          <table:table-cell table:formula="of:=EXP([.A620]*[.$B$1])" office:value-type="float" office:value="6.36618252309443" calcext:value-type="float">
            <text:p>6,366</text:p>
          </table:table-cell>
          <table:table-cell table:formula="of:=([.B620]-[.$B$3])/([.$B$1003]-[.$B$3])" office:value-type="float" office:value="0.281164870796738" calcext:value-type="float">
            <text:p>0,281</text:p>
          </table:table-cell>
          <table:table-cell/>
          <table:table-cell table:formula="of:=[.A620]*65535" office:value-type="float" office:value="40435.095" calcext:value-type="float">
            <text:p>40435</text:p>
          </table:table-cell>
          <table:table-cell table:formula="of:=[.C620]*65535" office:value-type="float" office:value="18426.1398076642" calcext:value-type="float">
            <text:p>18426</text:p>
          </table:table-cell>
          <table:table-cell table:number-columns-repeated="1018"/>
        </table:table-row>
        <table:table-row table:style-name="ro1">
          <table:table-cell office:value-type="float" office:value="0.618" calcext:value-type="float">
            <text:p>0,618</text:p>
          </table:table-cell>
          <table:table-cell table:formula="of:=EXP([.A621]*[.$B$1])" office:value-type="float" office:value="6.38530974715439" calcext:value-type="float">
            <text:p>6,385</text:p>
          </table:table-cell>
          <table:table-cell table:formula="of:=([.B621]-[.$B$3])/([.$B$1003]-[.$B$3])" office:value-type="float" office:value="0.282167055023304" calcext:value-type="float">
            <text:p>0,282</text:p>
          </table:table-cell>
          <table:table-cell/>
          <table:table-cell table:formula="of:=[.A621]*65535" office:value-type="float" office:value="40500.63" calcext:value-type="float">
            <text:p>40501</text:p>
          </table:table-cell>
          <table:table-cell table:formula="of:=[.C621]*65535" office:value-type="float" office:value="18491.8179509522" calcext:value-type="float">
            <text:p>18492</text:p>
          </table:table-cell>
          <table:table-cell table:number-columns-repeated="1018"/>
        </table:table-row>
        <table:table-row table:style-name="ro1">
          <table:table-cell office:value-type="float" office:value="0.619" calcext:value-type="float">
            <text:p>0,619</text:p>
          </table:table-cell>
          <table:table-cell table:formula="of:=EXP([.A622]*[.$B$1])" office:value-type="float" office:value="6.40449443904517" calcext:value-type="float">
            <text:p>6,404</text:p>
          </table:table-cell>
          <table:table-cell table:formula="of:=([.B622]-[.$B$3])/([.$B$1003]-[.$B$3])" office:value-type="float" office:value="0.283172250316891" calcext:value-type="float">
            <text:p>0,283</text:p>
          </table:table-cell>
          <table:table-cell/>
          <table:table-cell table:formula="of:=[.A622]*65535" office:value-type="float" office:value="40566.165" calcext:value-type="float">
            <text:p>40566</text:p>
          </table:table-cell>
          <table:table-cell table:formula="of:=[.C622]*65535" office:value-type="float" office:value="18557.6934245175" calcext:value-type="float">
            <text:p>18558</text:p>
          </table:table-cell>
          <table:table-cell table:number-columns-repeated="1018"/>
        </table:table-row>
        <table:table-row table:style-name="ro1">
          <table:table-cell office:value-type="float" office:value="0.62" calcext:value-type="float">
            <text:p>0,620</text:p>
          </table:table-cell>
          <table:table-cell table:formula="of:=EXP([.A623]*[.$B$1])" office:value-type="float" office:value="6.42373677142913" calcext:value-type="float">
            <text:p>6,424</text:p>
          </table:table-cell>
          <table:table-cell table:formula="of:=([.B623]-[.$B$3])/([.$B$1003]-[.$B$3])" office:value-type="float" office:value="0.284180465724265" calcext:value-type="float">
            <text:p>0,284</text:p>
          </table:table-cell>
          <table:table-cell/>
          <table:table-cell table:formula="of:=[.A623]*65535" office:value-type="float" office:value="40631.7" calcext:value-type="float">
            <text:p>40632</text:p>
          </table:table-cell>
          <table:table-cell table:formula="of:=[.C623]*65535" office:value-type="float" office:value="18623.7668212397" calcext:value-type="float">
            <text:p>18624</text:p>
          </table:table-cell>
          <table:table-cell table:number-columns-repeated="1018"/>
        </table:table-row>
        <table:table-row table:style-name="ro1">
          <table:table-cell office:value-type="float" office:value="0.621" calcext:value-type="float">
            <text:p>0,621</text:p>
          </table:table-cell>
          <table:table-cell table:formula="of:=EXP([.A624]*[.$B$1])" office:value-type="float" office:value="6.4430369174874" calcext:value-type="float">
            <text:p>6,443</text:p>
          </table:table-cell>
          <table:table-cell table:formula="of:=([.B624]-[.$B$3])/([.$B$1003]-[.$B$3])" office:value-type="float" office:value="0.285191710319371" calcext:value-type="float">
            <text:p>0,285</text:p>
          </table:table-cell>
          <table:table-cell/>
          <table:table-cell table:formula="of:=[.A624]*65535" office:value-type="float" office:value="40697.235" calcext:value-type="float">
            <text:p>40697</text:p>
          </table:table-cell>
          <table:table-cell table:formula="of:=[.C624]*65535" office:value-type="float" office:value="18690.03873578" calcext:value-type="float">
            <text:p>18690</text:p>
          </table:table-cell>
          <table:table-cell table:number-columns-repeated="1018"/>
        </table:table-row>
        <table:table-row table:style-name="ro1">
          <table:table-cell office:value-type="float" office:value="0.622" calcext:value-type="float">
            <text:p>0,622</text:p>
          </table:table-cell>
          <table:table-cell table:formula="of:=EXP([.A625]*[.$B$1])" office:value-type="float" office:value="6.46239505092142" calcext:value-type="float">
            <text:p>6,462</text:p>
          </table:table-cell>
          <table:table-cell table:formula="of:=([.B625]-[.$B$3])/([.$B$1003]-[.$B$3])" office:value-type="float" office:value="0.286205993203417" calcext:value-type="float">
            <text:p>0,286</text:p>
          </table:table-cell>
          <table:table-cell/>
          <table:table-cell table:formula="of:=[.A625]*65535" office:value-type="float" office:value="40762.77" calcext:value-type="float">
            <text:p>40763</text:p>
          </table:table-cell>
          <table:table-cell table:formula="of:=[.C625]*65535" office:value-type="float" office:value="18756.5097645859" calcext:value-type="float">
            <text:p>18757</text:p>
          </table:table-cell>
          <table:table-cell table:number-columns-repeated="1018"/>
        </table:table-row>
        <table:table-row table:style-name="ro1">
          <table:table-cell office:value-type="float" office:value="0.623" calcext:value-type="float">
            <text:p>0,623</text:p>
          </table:table-cell>
          <table:table-cell table:formula="of:=EXP([.A626]*[.$B$1])" office:value-type="float" office:value="6.48181134595451" calcext:value-type="float">
            <text:p>6,482</text:p>
          </table:table-cell>
          <table:table-cell table:formula="of:=([.B626]-[.$B$3])/([.$B$1003]-[.$B$3])" office:value-type="float" office:value="0.287223323504956" calcext:value-type="float">
            <text:p>0,287</text:p>
          </table:table-cell>
          <table:table-cell/>
          <table:table-cell table:formula="of:=[.A626]*65535" office:value-type="float" office:value="40828.305" calcext:value-type="float">
            <text:p>40828</text:p>
          </table:table-cell>
          <table:table-cell table:formula="of:=[.C626]*65535" office:value-type="float" office:value="18823.1805058973" calcext:value-type="float">
            <text:p>18823</text:p>
          </table:table-cell>
          <table:table-cell table:number-columns-repeated="1018"/>
        </table:table-row>
        <table:table-row table:style-name="ro1">
          <table:table-cell office:value-type="float" office:value="0.624" calcext:value-type="float">
            <text:p>0,624</text:p>
          </table:table-cell>
          <table:table-cell table:formula="of:=EXP([.A627]*[.$B$1])" office:value-type="float" office:value="6.50128597733347" calcext:value-type="float">
            <text:p>6,501</text:p>
          </table:table-cell>
          <table:table-cell table:formula="of:=([.B627]-[.$B$3])/([.$B$1003]-[.$B$3])" office:value-type="float" office:value="0.288243710379967" calcext:value-type="float">
            <text:p>0,288</text:p>
          </table:table-cell>
          <table:table-cell/>
          <table:table-cell table:formula="of:=[.A627]*65535" office:value-type="float" office:value="40893.84" calcext:value-type="float">
            <text:p>40894</text:p>
          </table:table-cell>
          <table:table-cell table:formula="of:=[.C627]*65535" office:value-type="float" office:value="18890.0515597511" calcext:value-type="float">
            <text:p>18890</text:p>
          </table:table-cell>
          <table:table-cell table:number-columns-repeated="1018"/>
        </table:table-row>
        <table:table-row table:style-name="ro1">
          <table:table-cell office:value-type="float" office:value="0.625" calcext:value-type="float">
            <text:p>0,625</text:p>
          </table:table-cell>
          <table:table-cell table:formula="of:=EXP([.A628]*[.$B$1])" office:value-type="float" office:value="6.52081912033011" calcext:value-type="float">
            <text:p>6,521</text:p>
          </table:table-cell>
          <table:table-cell table:formula="of:=([.B628]-[.$B$3])/([.$B$1003]-[.$B$3])" office:value-type="float" office:value="0.289267163011939" calcext:value-type="float">
            <text:p>0,289</text:p>
          </table:table-cell>
          <table:table-cell/>
          <table:table-cell table:formula="of:=[.A628]*65535" office:value-type="float" office:value="40959.375" calcext:value-type="float">
            <text:p>40959</text:p>
          </table:table-cell>
          <table:table-cell table:formula="of:=[.C628]*65535" office:value-type="float" office:value="18957.1235279874" calcext:value-type="float">
            <text:p>18957</text:p>
          </table:table-cell>
          <table:table-cell table:number-columns-repeated="1018"/>
        </table:table-row>
        <table:table-row table:style-name="ro1">
          <table:table-cell office:value-type="float" office:value="0.626" calcext:value-type="float">
            <text:p>0,626</text:p>
          </table:table-cell>
          <table:table-cell table:formula="of:=EXP([.A629]*[.$B$1])" office:value-type="float" office:value="6.54041095074285" calcext:value-type="float">
            <text:p>6,540</text:p>
          </table:table-cell>
          <table:table-cell table:formula="of:=([.B629]-[.$B$3])/([.$B$1003]-[.$B$3])" office:value-type="float" office:value="0.290293690611953" calcext:value-type="float">
            <text:p>0,290</text:p>
          </table:table-cell>
          <table:table-cell/>
          <table:table-cell table:formula="of:=[.A629]*65535" office:value-type="float" office:value="41024.91" calcext:value-type="float">
            <text:p>41025</text:p>
          </table:table-cell>
          <table:table-cell table:formula="of:=[.C629]*65535" office:value-type="float" office:value="19024.3970142544" calcext:value-type="float">
            <text:p>19024</text:p>
          </table:table-cell>
          <table:table-cell table:number-columns-repeated="1018"/>
        </table:table-row>
        <table:table-row table:style-name="ro1">
          <table:table-cell office:value-type="float" office:value="0.627" calcext:value-type="float">
            <text:p>0,627</text:p>
          </table:table-cell>
          <table:table-cell table:formula="of:=EXP([.A630]*[.$B$1])" office:value-type="float" office:value="6.5600616448983" calcext:value-type="float">
            <text:p>6,560</text:p>
          </table:table-cell>
          <table:table-cell table:formula="of:=([.B630]-[.$B$3])/([.$B$1003]-[.$B$3])" office:value-type="float" office:value="0.291323302418764" calcext:value-type="float">
            <text:p>0,291</text:p>
          </table:table-cell>
          <table:table-cell/>
          <table:table-cell table:formula="of:=[.A630]*65535" office:value-type="float" office:value="41090.445" calcext:value-type="float">
            <text:p>41090</text:p>
          </table:table-cell>
          <table:table-cell table:formula="of:=[.C630]*65535" office:value-type="float" office:value="19091.8726240137" calcext:value-type="float">
            <text:p>19092</text:p>
          </table:table-cell>
          <table:table-cell table:number-columns-repeated="1018"/>
        </table:table-row>
        <table:table-row table:style-name="ro1">
          <table:table-cell office:value-type="float" office:value="0.628" calcext:value-type="float">
            <text:p>0,628</text:p>
          </table:table-cell>
          <table:table-cell table:formula="of:=EXP([.A631]*[.$B$1])" office:value-type="float" office:value="6.57977137965282" calcext:value-type="float">
            <text:p>6,580</text:p>
          </table:table-cell>
          <table:table-cell table:formula="of:=([.B631]-[.$B$3])/([.$B$1003]-[.$B$3])" office:value-type="float" office:value="0.292356007698886" calcext:value-type="float">
            <text:p>0,292</text:p>
          </table:table-cell>
          <table:table-cell/>
          <table:table-cell table:formula="of:=[.A631]*65535" office:value-type="float" office:value="41155.98" calcext:value-type="float">
            <text:p>41156</text:p>
          </table:table-cell>
          <table:table-cell table:formula="of:=[.C631]*65535" office:value-type="float" office:value="19159.5509645465" calcext:value-type="float">
            <text:p>19160</text:p>
          </table:table-cell>
          <table:table-cell table:number-columns-repeated="1018"/>
        </table:table-row>
        <table:table-row table:style-name="ro1">
          <table:table-cell office:value-type="float" office:value="0.629" calcext:value-type="float">
            <text:p>0,629</text:p>
          </table:table-cell>
          <table:table-cell table:formula="of:=EXP([.A632]*[.$B$1])" office:value-type="float" office:value="6.59954033239418" calcext:value-type="float">
            <text:p>6,600</text:p>
          </table:table-cell>
          <table:table-cell table:formula="of:=([.B632]-[.$B$3])/([.$B$1003]-[.$B$3])" office:value-type="float" office:value="0.293391815746672" calcext:value-type="float">
            <text:p>0,293</text:p>
          </table:table-cell>
          <table:table-cell/>
          <table:table-cell table:formula="of:=[.A632]*65535" office:value-type="float" office:value="41221.515" calcext:value-type="float">
            <text:p>41222</text:p>
          </table:table-cell>
          <table:table-cell table:formula="of:=[.C632]*65535" office:value-type="float" office:value="19227.4326449581" calcext:value-type="float">
            <text:p>19227</text:p>
          </table:table-cell>
          <table:table-cell table:number-columns-repeated="1018"/>
        </table:table-row>
        <table:table-row table:style-name="ro1">
          <table:table-cell office:value-type="float" office:value="0.63" calcext:value-type="float">
            <text:p>0,630</text:p>
          </table:table-cell>
          <table:table-cell table:formula="of:=EXP([.A633]*[.$B$1])" office:value-type="float" office:value="6.61936868104308" calcext:value-type="float">
            <text:p>6,619</text:p>
          </table:table-cell>
          <table:table-cell table:formula="of:=([.B633]-[.$B$3])/([.$B$1003]-[.$B$3])" office:value-type="float" office:value="0.294430735884402" calcext:value-type="float">
            <text:p>0,294</text:p>
          </table:table-cell>
          <table:table-cell/>
          <table:table-cell table:formula="of:=[.A633]*65535" office:value-type="float" office:value="41287.05" calcext:value-type="float">
            <text:p>41287</text:p>
          </table:table-cell>
          <table:table-cell table:formula="of:=[.C633]*65535" office:value-type="float" office:value="19295.5182761843" calcext:value-type="float">
            <text:p>19296</text:p>
          </table:table-cell>
          <table:table-cell table:number-columns-repeated="1018"/>
        </table:table-row>
        <table:table-row table:style-name="ro1">
          <table:table-cell office:value-type="float" office:value="0.631" calcext:value-type="float">
            <text:p>0,631</text:p>
          </table:table-cell>
          <table:table-cell table:formula="of:=EXP([.A634]*[.$B$1])" office:value-type="float" office:value="6.63925660405478" calcext:value-type="float">
            <text:p>6,639</text:p>
          </table:table-cell>
          <table:table-cell table:formula="of:=([.B634]-[.$B$3])/([.$B$1003]-[.$B$3])" office:value-type="float" office:value="0.295472777462365" calcext:value-type="float">
            <text:p>0,295</text:p>
          </table:table-cell>
          <table:table-cell/>
          <table:table-cell table:formula="of:=[.A634]*65535" office:value-type="float" office:value="41352.585" calcext:value-type="float">
            <text:p>41353</text:p>
          </table:table-cell>
          <table:table-cell table:formula="of:=[.C634]*65535" office:value-type="float" office:value="19363.8084709961" calcext:value-type="float">
            <text:p>19364</text:p>
          </table:table-cell>
          <table:table-cell table:number-columns-repeated="1018"/>
        </table:table-row>
        <table:table-row table:style-name="ro1">
          <table:table-cell office:value-type="float" office:value="0.632" calcext:value-type="float">
            <text:p>0,632</text:p>
          </table:table-cell>
          <table:table-cell table:formula="of:=EXP([.A635]*[.$B$1])" office:value-type="float" office:value="6.65920428042074" calcext:value-type="float">
            <text:p>6,659</text:p>
          </table:table-cell>
          <table:table-cell table:formula="of:=([.B635]-[.$B$3])/([.$B$1003]-[.$B$3])" office:value-type="float" office:value="0.296517949858942" calcext:value-type="float">
            <text:p>0,297</text:p>
          </table:table-cell>
          <table:table-cell/>
          <table:table-cell table:formula="of:=[.A635]*65535" office:value-type="float" office:value="41418.12" calcext:value-type="float">
            <text:p>41418</text:p>
          </table:table-cell>
          <table:table-cell table:formula="of:=[.C635]*65535" office:value-type="float" office:value="19432.3038440057" calcext:value-type="float">
            <text:p>19432</text:p>
          </table:table-cell>
          <table:table-cell table:number-columns-repeated="1018"/>
        </table:table-row>
        <table:table-row table:style-name="ro1">
          <table:table-cell office:value-type="float" office:value="0.633" calcext:value-type="float">
            <text:p>0,633</text:p>
          </table:table-cell>
          <table:table-cell table:formula="of:=EXP([.A636]*[.$B$1])" office:value-type="float" office:value="6.67921188967017" calcext:value-type="float">
            <text:p>6,679</text:p>
          </table:table-cell>
          <table:table-cell table:formula="of:=([.B636]-[.$B$3])/([.$B$1003]-[.$B$3])" office:value-type="float" office:value="0.297566262480691" calcext:value-type="float">
            <text:p>0,298</text:p>
          </table:table-cell>
          <table:table-cell/>
          <table:table-cell table:formula="of:=[.A636]*65535" office:value-type="float" office:value="41483.655" calcext:value-type="float">
            <text:p>41484</text:p>
          </table:table-cell>
          <table:table-cell table:formula="of:=[.C636]*65535" office:value-type="float" office:value="19501.0050116721" calcext:value-type="float">
            <text:p>19501</text:p>
          </table:table-cell>
          <table:table-cell table:number-columns-repeated="1018"/>
        </table:table-row>
        <table:table-row table:style-name="ro1">
          <table:table-cell office:value-type="float" office:value="0.634" calcext:value-type="float">
            <text:p>0,634</text:p>
          </table:table-cell>
          <table:table-cell table:formula="of:=EXP([.A637]*[.$B$1])" office:value-type="float" office:value="6.6992796118717" calcext:value-type="float">
            <text:p>6,699</text:p>
          </table:table-cell>
          <table:table-cell table:formula="of:=([.B637]-[.$B$3])/([.$B$1003]-[.$B$3])" office:value-type="float" office:value="0.298617724762432" calcext:value-type="float">
            <text:p>0,299</text:p>
          </table:table-cell>
          <table:table-cell/>
          <table:table-cell table:formula="of:=[.A637]*65535" office:value-type="float" office:value="41549.19" calcext:value-type="float">
            <text:p>41549</text:p>
          </table:table-cell>
          <table:table-cell table:formula="of:=[.C637]*65535" office:value-type="float" office:value="19569.912592306" calcext:value-type="float">
            <text:p>19570</text:p>
          </table:table-cell>
          <table:table-cell table:number-columns-repeated="1018"/>
        </table:table-row>
        <table:table-row table:style-name="ro1">
          <table:table-cell office:value-type="float" office:value="0.635" calcext:value-type="float">
            <text:p>0,635</text:p>
          </table:table-cell>
          <table:table-cell table:formula="of:=EXP([.A638]*[.$B$1])" office:value-type="float" office:value="6.71940762763495" calcext:value-type="float">
            <text:p>6,719</text:p>
          </table:table-cell>
          <table:table-cell table:formula="of:=([.B638]-[.$B$3])/([.$B$1003]-[.$B$3])" office:value-type="float" office:value="0.299672346167335" calcext:value-type="float">
            <text:p>0,300</text:p>
          </table:table-cell>
          <table:table-cell/>
          <table:table-cell table:formula="of:=[.A638]*65535" office:value-type="float" office:value="41614.725" calcext:value-type="float">
            <text:p>41615</text:p>
          </table:table-cell>
          <table:table-cell table:formula="of:=[.C638]*65535" office:value-type="float" office:value="19639.0272060763" calcext:value-type="float">
            <text:p>19639</text:p>
          </table:table-cell>
          <table:table-cell table:number-columns-repeated="1018"/>
        </table:table-row>
        <table:table-row table:style-name="ro1">
          <table:table-cell office:value-type="float" office:value="0.636" calcext:value-type="float">
            <text:p>0,636</text:p>
          </table:table-cell>
          <table:table-cell table:formula="of:=EXP([.A639]*[.$B$1])" office:value-type="float" office:value="6.7395961181122" calcext:value-type="float">
            <text:p>6,740</text:p>
          </table:table-cell>
          <table:table-cell table:formula="of:=([.B639]-[.$B$3])/([.$B$1003]-[.$B$3])" office:value-type="float" office:value="0.300730136186998" calcext:value-type="float">
            <text:p>0,301</text:p>
          </table:table-cell>
          <table:table-cell/>
          <table:table-cell table:formula="of:=[.A639]*65535" office:value-type="float" office:value="41680.26" calcext:value-type="float">
            <text:p>41680</text:p>
          </table:table-cell>
          <table:table-cell table:formula="of:=[.C639]*65535" office:value-type="float" office:value="19708.3494750149" calcext:value-type="float">
            <text:p>19708</text:p>
          </table:table-cell>
          <table:table-cell table:number-columns-repeated="1018"/>
        </table:table-row>
        <table:table-row table:style-name="ro1">
          <table:table-cell office:value-type="float" office:value="0.637" calcext:value-type="float">
            <text:p>0,637</text:p>
          </table:table-cell>
          <table:table-cell table:formula="of:=EXP([.A640]*[.$B$1])" office:value-type="float" office:value="6.75984526500001" calcext:value-type="float">
            <text:p>6,760</text:p>
          </table:table-cell>
          <table:table-cell table:formula="of:=([.B640]-[.$B$3])/([.$B$1003]-[.$B$3])" office:value-type="float" office:value="0.301791104341538" calcext:value-type="float">
            <text:p>0,302</text:p>
          </table:table-cell>
          <table:table-cell/>
          <table:table-cell table:formula="of:=[.A640]*65535" office:value-type="float" office:value="41745.795" calcext:value-type="float">
            <text:p>41746</text:p>
          </table:table-cell>
          <table:table-cell table:formula="of:=[.C640]*65535" office:value-type="float" office:value="19777.8800230227" calcext:value-type="float">
            <text:p>19778</text:p>
          </table:table-cell>
          <table:table-cell table:number-columns-repeated="1018"/>
        </table:table-row>
        <table:table-row table:style-name="ro1">
          <table:table-cell office:value-type="float" office:value="0.638" calcext:value-type="float">
            <text:p>0,638</text:p>
          </table:table-cell>
          <table:table-cell table:formula="of:=EXP([.A641]*[.$B$1])" office:value-type="float" office:value="6.78015525054084" calcext:value-type="float">
            <text:p>6,780</text:p>
          </table:table-cell>
          <table:table-cell table:formula="of:=([.B641]-[.$B$3])/([.$B$1003]-[.$B$3])" office:value-type="float" office:value="0.302855260179677" calcext:value-type="float">
            <text:p>0,303</text:p>
          </table:table-cell>
          <table:table-cell/>
          <table:table-cell table:formula="of:=[.A641]*65535" office:value-type="float" office:value="41811.33" calcext:value-type="float">
            <text:p>41811</text:p>
          </table:table-cell>
          <table:table-cell table:formula="of:=[.C641]*65535" office:value-type="float" office:value="19847.6194758752" calcext:value-type="float">
            <text:p>19848</text:p>
          </table:table-cell>
          <table:table-cell table:number-columns-repeated="1018"/>
        </table:table-row>
        <table:table-row table:style-name="ro1">
          <table:table-cell office:value-type="float" office:value="0.639" calcext:value-type="float">
            <text:p>0,639</text:p>
          </table:table-cell>
          <table:table-cell table:formula="of:=EXP([.A642]*[.$B$1])" office:value-type="float" office:value="6.80052625752468" calcext:value-type="float">
            <text:p>6,801</text:p>
          </table:table-cell>
          <table:table-cell table:formula="of:=([.B642]-[.$B$3])/([.$B$1003]-[.$B$3])" office:value-type="float" office:value="0.303922613278824" calcext:value-type="float">
            <text:p>0,304</text:p>
          </table:table-cell>
          <table:table-cell/>
          <table:table-cell table:formula="of:=[.A642]*65535" office:value-type="float" office:value="41876.865" calcext:value-type="float">
            <text:p>41877</text:p>
          </table:table-cell>
          <table:table-cell table:formula="of:=[.C642]*65535" office:value-type="float" office:value="19917.5684612277" calcext:value-type="float">
            <text:p>19918</text:p>
          </table:table-cell>
          <table:table-cell table:number-columns-repeated="1018"/>
        </table:table-row>
        <table:table-row table:style-name="ro1">
          <table:table-cell office:value-type="float" office:value="0.64" calcext:value-type="float">
            <text:p>0,640</text:p>
          </table:table-cell>
          <table:table-cell table:formula="of:=EXP([.A643]*[.$B$1])" office:value-type="float" office:value="6.82095846929075" calcext:value-type="float">
            <text:p>6,821</text:p>
          </table:table-cell>
          <table:table-cell table:formula="of:=([.B643]-[.$B$3])/([.$B$1003]-[.$B$3])" office:value-type="float" office:value="0.304993173245164" calcext:value-type="float">
            <text:p>0,305</text:p>
          </table:table-cell>
          <table:table-cell/>
          <table:table-cell table:formula="of:=[.A643]*65535" office:value-type="float" office:value="41942.4" calcext:value-type="float">
            <text:p>41942</text:p>
          </table:table-cell>
          <table:table-cell table:formula="of:=[.C643]*65535" office:value-type="float" office:value="19987.7276086218" calcext:value-type="float">
            <text:p>19988</text:p>
          </table:table-cell>
          <table:table-cell table:number-columns-repeated="1018"/>
        </table:table-row>
        <table:table-row table:style-name="ro1">
          <table:table-cell office:value-type="float" office:value="0.641" calcext:value-type="float">
            <text:p>0,641</text:p>
          </table:table-cell>
          <table:table-cell table:formula="of:=EXP([.A644]*[.$B$1])" office:value-type="float" office:value="6.84145206972908" calcext:value-type="float">
            <text:p>6,841</text:p>
          </table:table-cell>
          <table:table-cell table:formula="of:=([.B644]-[.$B$3])/([.$B$1003]-[.$B$3])" office:value-type="float" office:value="0.306066949713744" calcext:value-type="float">
            <text:p>0,306</text:p>
          </table:table-cell>
          <table:table-cell/>
          <table:table-cell table:formula="of:=[.A644]*65535" office:value-type="float" office:value="42007.935" calcext:value-type="float">
            <text:p>42008</text:p>
          </table:table-cell>
          <table:table-cell table:formula="of:=[.C644]*65535" office:value-type="float" office:value="20058.0975494902" calcext:value-type="float">
            <text:p>20058</text:p>
          </table:table-cell>
          <table:table-cell table:number-columns-repeated="1018"/>
        </table:table-row>
        <table:table-row table:style-name="ro1">
          <table:table-cell office:value-type="float" office:value="0.642" calcext:value-type="float">
            <text:p>0,642</text:p>
          </table:table-cell>
          <table:table-cell table:formula="of:=EXP([.A645]*[.$B$1])" office:value-type="float" office:value="6.86200724328222" calcext:value-type="float">
            <text:p>6,862</text:p>
          </table:table-cell>
          <table:table-cell table:formula="of:=([.B645]-[.$B$3])/([.$B$1003]-[.$B$3])" office:value-type="float" office:value="0.307143952348559" calcext:value-type="float">
            <text:p>0,307</text:p>
          </table:table-cell>
          <table:table-cell/>
          <table:table-cell table:formula="of:=[.A645]*65535" office:value-type="float" office:value="42073.47" calcext:value-type="float">
            <text:p>42073</text:p>
          </table:table-cell>
          <table:table-cell table:formula="of:=[.C645]*65535" office:value-type="float" office:value="20128.6789171628" calcext:value-type="float">
            <text:p>20129</text:p>
          </table:table-cell>
          <table:table-cell table:number-columns-repeated="1018"/>
        </table:table-row>
        <table:table-row table:style-name="ro1">
          <table:table-cell office:value-type="float" office:value="0.643" calcext:value-type="float">
            <text:p>0,643</text:p>
          </table:table-cell>
          <table:table-cell table:formula="of:=EXP([.A646]*[.$B$1])" office:value-type="float" office:value="6.88262417494687" calcext:value-type="float">
            <text:p>6,883</text:p>
          </table:table-cell>
          <table:table-cell table:formula="of:=([.B646]-[.$B$3])/([.$B$1003]-[.$B$3])" office:value-type="float" office:value="0.308224190842641" calcext:value-type="float">
            <text:p>0,308</text:p>
          </table:table-cell>
          <table:table-cell/>
          <table:table-cell table:formula="of:=[.A646]*65535" office:value-type="float" office:value="42139.005" calcext:value-type="float">
            <text:p>42139</text:p>
          </table:table-cell>
          <table:table-cell table:formula="of:=[.C646]*65535" office:value-type="float" office:value="20199.4723468725" calcext:value-type="float">
            <text:p>20199</text:p>
          </table:table-cell>
          <table:table-cell table:number-columns-repeated="1018"/>
        </table:table-row>
        <table:table-row table:style-name="ro1">
          <table:table-cell office:value-type="float" office:value="0.644" calcext:value-type="float">
            <text:p>0,644</text:p>
          </table:table-cell>
          <table:table-cell table:formula="of:=EXP([.A647]*[.$B$1])" office:value-type="float" office:value="6.90330305027555" calcext:value-type="float">
            <text:p>6,903</text:p>
          </table:table-cell>
          <table:table-cell table:formula="of:=([.B647]-[.$B$3])/([.$B$1003]-[.$B$3])" office:value-type="float" office:value="0.309307674918143" calcext:value-type="float">
            <text:p>0,309</text:p>
          </table:table-cell>
          <table:table-cell/>
          <table:table-cell table:formula="of:=[.A647]*65535" office:value-type="float" office:value="42204.54" calcext:value-type="float">
            <text:p>42205</text:p>
          </table:table-cell>
          <table:table-cell table:formula="of:=[.C647]*65535" office:value-type="float" office:value="20270.4784757605" calcext:value-type="float">
            <text:p>20270</text:p>
          </table:table-cell>
          <table:table-cell table:number-columns-repeated="1018"/>
        </table:table-row>
        <table:table-row table:style-name="ro1">
          <table:table-cell office:value-type="float" office:value="0.645" calcext:value-type="float">
            <text:p>0,645</text:p>
          </table:table-cell>
          <table:table-cell table:formula="of:=EXP([.A648]*[.$B$1])" office:value-type="float" office:value="6.92404405537828" calcext:value-type="float">
            <text:p>6,924</text:p>
          </table:table-cell>
          <table:table-cell table:formula="of:=([.B648]-[.$B$3])/([.$B$1003]-[.$B$3])" office:value-type="float" office:value="0.310394414326429" calcext:value-type="float">
            <text:p>0,310</text:p>
          </table:table-cell>
          <table:table-cell/>
          <table:table-cell table:formula="of:=[.A648]*65535" office:value-type="float" office:value="42270.075" calcext:value-type="float">
            <text:p>42270</text:p>
          </table:table-cell>
          <table:table-cell table:formula="of:=[.C648]*65535" office:value-type="float" office:value="20341.6979428825" calcext:value-type="float">
            <text:p>20342</text:p>
          </table:table-cell>
          <table:table-cell table:number-columns-repeated="1018"/>
        </table:table-row>
        <table:table-row table:style-name="ro1">
          <table:table-cell office:value-type="float" office:value="0.646" calcext:value-type="float">
            <text:p>0,646</text:p>
          </table:table-cell>
          <table:table-cell table:formula="of:=EXP([.A649]*[.$B$1])" office:value-type="float" office:value="6.94484737692424" calcext:value-type="float">
            <text:p>6,945</text:p>
          </table:table-cell>
          <table:table-cell table:formula="of:=([.B649]-[.$B$3])/([.$B$1003]-[.$B$3])" office:value-type="float" office:value="0.311484418848162" calcext:value-type="float">
            <text:p>0,311</text:p>
          </table:table-cell>
          <table:table-cell/>
          <table:table-cell table:formula="of:=[.A649]*65535" office:value-type="float" office:value="42335.61" calcext:value-type="float">
            <text:p>42336</text:p>
          </table:table-cell>
          <table:table-cell table:formula="of:=[.C649]*65535" office:value-type="float" office:value="20413.1313892143" calcext:value-type="float">
            <text:p>20413</text:p>
          </table:table-cell>
          <table:table-cell table:number-columns-repeated="1018"/>
        </table:table-row>
        <table:table-row table:style-name="ro1">
          <table:table-cell office:value-type="float" office:value="0.647" calcext:value-type="float">
            <text:p>0,647</text:p>
          </table:table-cell>
          <table:table-cell table:formula="of:=EXP([.A650]*[.$B$1])" office:value-type="float" office:value="6.96571320214348" calcext:value-type="float">
            <text:p>6,966</text:p>
          </table:table-cell>
          <table:table-cell table:formula="of:=([.B650]-[.$B$3])/([.$B$1003]-[.$B$3])" office:value-type="float" office:value="0.312577698293388" calcext:value-type="float">
            <text:p>0,313</text:p>
          </table:table-cell>
          <table:table-cell/>
          <table:table-cell table:formula="of:=[.A650]*65535" office:value-type="float" office:value="42401.145" calcext:value-type="float">
            <text:p>42401</text:p>
          </table:table-cell>
          <table:table-cell table:formula="of:=[.C650]*65535" office:value-type="float" office:value="20484.7794576572" calcext:value-type="float">
            <text:p>20485</text:p>
          </table:table-cell>
          <table:table-cell table:number-columns-repeated="1018"/>
        </table:table-row>
        <table:table-row table:style-name="ro1">
          <table:table-cell office:value-type="float" office:value="0.648" calcext:value-type="float">
            <text:p>0,648</text:p>
          </table:table-cell>
          <table:table-cell table:formula="of:=EXP([.A651]*[.$B$1])" office:value-type="float" office:value="6.98664171882855" calcext:value-type="float">
            <text:p>6,987</text:p>
          </table:table-cell>
          <table:table-cell table:formula="of:=([.B651]-[.$B$3])/([.$B$1003]-[.$B$3])" office:value-type="float" office:value="0.313674262501631" calcext:value-type="float">
            <text:p>0,314</text:p>
          </table:table-cell>
          <table:table-cell/>
          <table:table-cell table:formula="of:=[.A651]*65535" office:value-type="float" office:value="42466.68" calcext:value-type="float">
            <text:p>42467</text:p>
          </table:table-cell>
          <table:table-cell table:formula="of:=[.C651]*65535" office:value-type="float" office:value="20556.6427930444" calcext:value-type="float">
            <text:p>20557</text:p>
          </table:table-cell>
          <table:table-cell table:number-columns-repeated="1018"/>
        </table:table-row>
        <table:table-row table:style-name="ro1">
          <table:table-cell office:value-type="float" office:value="0.649" calcext:value-type="float">
            <text:p>0,649</text:p>
          </table:table-cell>
          <table:table-cell table:formula="of:=EXP([.A652]*[.$B$1])" office:value-type="float" office:value="7.00763311533625" calcext:value-type="float">
            <text:p>7,008</text:p>
          </table:table-cell>
          <table:table-cell table:formula="of:=([.B652]-[.$B$3])/([.$B$1003]-[.$B$3])" office:value-type="float" office:value="0.314774121341977" calcext:value-type="float">
            <text:p>0,315</text:p>
          </table:table-cell>
          <table:table-cell/>
          <table:table-cell table:formula="of:=[.A652]*65535" office:value-type="float" office:value="42532.215" calcext:value-type="float">
            <text:p>42532</text:p>
          </table:table-cell>
          <table:table-cell table:formula="of:=[.C652]*65535" office:value-type="float" office:value="20628.7220421464" calcext:value-type="float">
            <text:p>20629</text:p>
          </table:table-cell>
          <table:table-cell table:number-columns-repeated="1018"/>
        </table:table-row>
        <table:table-row table:style-name="ro1">
          <table:table-cell office:value-type="float" office:value="0.65" calcext:value-type="float">
            <text:p>0,650</text:p>
          </table:table-cell>
          <table:table-cell table:formula="of:=EXP([.A653]*[.$B$1])" office:value-type="float" office:value="7.02868758058929" calcext:value-type="float">
            <text:p>7,029</text:p>
          </table:table-cell>
          <table:table-cell table:formula="of:=([.B653]-[.$B$3])/([.$B$1003]-[.$B$3])" office:value-type="float" office:value="0.315877284713161" calcext:value-type="float">
            <text:p>0,316</text:p>
          </table:table-cell>
          <table:table-cell/>
          <table:table-cell table:formula="of:=[.A653]*65535" office:value-type="float" office:value="42597.75" calcext:value-type="float">
            <text:p>42598</text:p>
          </table:table-cell>
          <table:table-cell table:formula="of:=[.C653]*65535" office:value-type="float" office:value="20701.017853677" calcext:value-type="float">
            <text:p>20701</text:p>
          </table:table-cell>
          <table:table-cell table:number-columns-repeated="1018"/>
        </table:table-row>
        <table:table-row table:style-name="ro1">
          <table:table-cell office:value-type="float" office:value="0.651" calcext:value-type="float">
            <text:p>0,651</text:p>
          </table:table-cell>
          <table:table-cell table:formula="of:=EXP([.A654]*[.$B$1])" office:value-type="float" office:value="7.049805304078" calcext:value-type="float">
            <text:p>7,050</text:p>
          </table:table-cell>
          <table:table-cell table:formula="of:=([.B654]-[.$B$3])/([.$B$1003]-[.$B$3])" office:value-type="float" office:value="0.316983762543662" calcext:value-type="float">
            <text:p>0,317</text:p>
          </table:table-cell>
          <table:table-cell/>
          <table:table-cell table:formula="of:=[.A654]*65535" office:value-type="float" office:value="42663.285" calcext:value-type="float">
            <text:p>42663</text:p>
          </table:table-cell>
          <table:table-cell table:formula="of:=[.C654]*65535" office:value-type="float" office:value="20773.5308782989" calcext:value-type="float">
            <text:p>20774</text:p>
          </table:table-cell>
          <table:table-cell table:number-columns-repeated="1018"/>
        </table:table-row>
        <table:table-row table:style-name="ro1">
          <table:table-cell office:value-type="float" office:value="0.652" calcext:value-type="float">
            <text:p>0,652</text:p>
          </table:table-cell>
          <table:table-cell table:formula="of:=EXP([.A655]*[.$B$1])" office:value-type="float" office:value="7.07098647586204" calcext:value-type="float">
            <text:p>7,071</text:p>
          </table:table-cell>
          <table:table-cell table:formula="of:=([.B655]-[.$B$3])/([.$B$1003]-[.$B$3])" office:value-type="float" office:value="0.318093564791787" calcext:value-type="float">
            <text:p>0,318</text:p>
          </table:table-cell>
          <table:table-cell/>
          <table:table-cell table:formula="of:=[.A655]*65535" office:value-type="float" office:value="42728.82" calcext:value-type="float">
            <text:p>42729</text:p>
          </table:table-cell>
          <table:table-cell table:formula="of:=[.C655]*65535" office:value-type="float" office:value="20846.2617686298" calcext:value-type="float">
            <text:p>20846</text:p>
          </table:table-cell>
          <table:table-cell table:number-columns-repeated="1018"/>
        </table:table-row>
        <table:table-row table:style-name="ro1">
          <table:table-cell office:value-type="float" office:value="0.653" calcext:value-type="float">
            <text:p>0,653</text:p>
          </table:table-cell>
          <table:table-cell table:formula="of:=EXP([.A656]*[.$B$1])" office:value-type="float" office:value="7.09223128657208" calcext:value-type="float">
            <text:p>7,092</text:p>
          </table:table-cell>
          <table:table-cell table:formula="of:=([.B656]-[.$B$3])/([.$B$1003]-[.$B$3])" office:value-type="float" office:value="0.319206701445765" calcext:value-type="float">
            <text:p>0,319</text:p>
          </table:table-cell>
          <table:table-cell/>
          <table:table-cell table:formula="of:=[.A656]*65535" office:value-type="float" office:value="42794.355" calcext:value-type="float">
            <text:p>42794</text:p>
          </table:table-cell>
          <table:table-cell table:formula="of:=[.C656]*65535" office:value-type="float" office:value="20919.2111792482" calcext:value-type="float">
            <text:p>20919</text:p>
          </table:table-cell>
          <table:table-cell table:number-columns-repeated="1018"/>
        </table:table-row>
        <table:table-row table:style-name="ro1">
          <table:table-cell office:value-type="float" office:value="0.654" calcext:value-type="float">
            <text:p>0,654</text:p>
          </table:table-cell>
          <table:table-cell table:formula="of:=EXP([.A657]*[.$B$1])" office:value-type="float" office:value="7.11353992741158" calcext:value-type="float">
            <text:p>7,114</text:p>
          </table:table-cell>
          <table:table-cell table:formula="of:=([.B657]-[.$B$3])/([.$B$1003]-[.$B$3])" office:value-type="float" office:value="0.320323182523832" calcext:value-type="float">
            <text:p>0,320</text:p>
          </table:table-cell>
          <table:table-cell/>
          <table:table-cell table:formula="of:=[.A657]*65535" office:value-type="float" office:value="42859.89" calcext:value-type="float">
            <text:p>42860</text:p>
          </table:table-cell>
          <table:table-cell table:formula="of:=[.C657]*65535" office:value-type="float" office:value="20992.3797666993" calcext:value-type="float">
            <text:p>20992</text:p>
          </table:table-cell>
          <table:table-cell table:number-columns-repeated="1018"/>
        </table:table-row>
        <table:table-row table:style-name="ro1">
          <table:table-cell office:value-type="float" office:value="0.655" calcext:value-type="float">
            <text:p>0,655</text:p>
          </table:table-cell>
          <table:table-cell table:formula="of:=EXP([.A658]*[.$B$1])" office:value-type="float" office:value="7.13491259015844" calcext:value-type="float">
            <text:p>7,135</text:p>
          </table:table-cell>
          <table:table-cell table:formula="of:=([.B658]-[.$B$3])/([.$B$1003]-[.$B$3])" office:value-type="float" office:value="0.321443018074327" calcext:value-type="float">
            <text:p>0,321</text:p>
          </table:table-cell>
          <table:table-cell/>
          <table:table-cell table:formula="of:=[.A658]*65535" office:value-type="float" office:value="42925.425" calcext:value-type="float">
            <text:p>42925</text:p>
          </table:table-cell>
          <table:table-cell table:formula="of:=[.C658]*65535" office:value-type="float" office:value="21065.768189501" calcext:value-type="float">
            <text:p>21066</text:p>
          </table:table-cell>
          <table:table-cell table:number-columns-repeated="1018"/>
        </table:table-row>
        <table:table-row table:style-name="ro1">
          <table:table-cell office:value-type="float" office:value="0.656" calcext:value-type="float">
            <text:p>0,656</text:p>
          </table:table-cell>
          <table:table-cell table:formula="of:=EXP([.A659]*[.$B$1])" office:value-type="float" office:value="7.15634946716677" calcext:value-type="float">
            <text:p>7,156</text:p>
          </table:table-cell>
          <table:table-cell table:formula="of:=([.B659]-[.$B$3])/([.$B$1003]-[.$B$3])" office:value-type="float" office:value="0.322566218175776" calcext:value-type="float">
            <text:p>0,323</text:p>
          </table:table-cell>
          <table:table-cell/>
          <table:table-cell table:formula="of:=[.A659]*65535" office:value-type="float" office:value="42990.96" calcext:value-type="float">
            <text:p>42991</text:p>
          </table:table-cell>
          <table:table-cell table:formula="of:=[.C659]*65535" office:value-type="float" office:value="21139.3771081494" calcext:value-type="float">
            <text:p>21139</text:p>
          </table:table-cell>
          <table:table-cell table:number-columns-repeated="1018"/>
        </table:table-row>
        <table:table-row table:style-name="ro1">
          <table:table-cell office:value-type="float" office:value="0.657" calcext:value-type="float">
            <text:p>0,657</text:p>
          </table:table-cell>
          <table:table-cell table:formula="of:=EXP([.A660]*[.$B$1])" office:value-type="float" office:value="7.17785075136862" calcext:value-type="float">
            <text:p>7,178</text:p>
          </table:table-cell>
          <table:table-cell table:formula="of:=([.B660]-[.$B$3])/([.$B$1003]-[.$B$3])" office:value-type="float" office:value="0.323692792936988" calcext:value-type="float">
            <text:p>0,324</text:p>
          </table:table-cell>
          <table:table-cell/>
          <table:table-cell table:formula="of:=[.A660]*65535" office:value-type="float" office:value="43056.495" calcext:value-type="float">
            <text:p>43056</text:p>
          </table:table-cell>
          <table:table-cell table:formula="of:=[.C660]*65535" office:value-type="float" office:value="21213.2071851255" calcext:value-type="float">
            <text:p>21213</text:p>
          </table:table-cell>
          <table:table-cell table:number-columns-repeated="1018"/>
        </table:table-row>
        <table:table-row table:style-name="ro1">
          <table:table-cell office:value-type="float" office:value="0.658" calcext:value-type="float">
            <text:p>0,658</text:p>
          </table:table-cell>
          <table:table-cell table:formula="of:=EXP([.A661]*[.$B$1])" office:value-type="float" office:value="7.19941663627567" calcext:value-type="float">
            <text:p>7,199</text:p>
          </table:table-cell>
          <table:table-cell table:formula="of:=([.B661]-[.$B$3])/([.$B$1003]-[.$B$3])" office:value-type="float" office:value="0.324822752497143" calcext:value-type="float">
            <text:p>0,325</text:p>
          </table:table-cell>
          <table:table-cell/>
          <table:table-cell table:formula="of:=[.A661]*65535" office:value-type="float" office:value="43122.03" calcext:value-type="float">
            <text:p>43122</text:p>
          </table:table-cell>
          <table:table-cell table:formula="of:=[.C661]*65535" office:value-type="float" office:value="21287.2590849003" calcext:value-type="float">
            <text:p>21287</text:p>
          </table:table-cell>
          <table:table-cell table:number-columns-repeated="1018"/>
        </table:table-row>
        <table:table-row table:style-name="ro1">
          <table:table-cell office:value-type="float" office:value="0.659" calcext:value-type="float">
            <text:p>0,659</text:p>
          </table:table-cell>
          <table:table-cell table:formula="of:=EXP([.A662]*[.$B$1])" office:value-type="float" office:value="7.22104731598105" calcext:value-type="float">
            <text:p>7,221</text:p>
          </table:table-cell>
          <table:table-cell table:formula="of:=([.B662]-[.$B$3])/([.$B$1003]-[.$B$3])" office:value-type="float" office:value="0.325956107025885" calcext:value-type="float">
            <text:p>0,326</text:p>
          </table:table-cell>
          <table:table-cell/>
          <table:table-cell table:formula="of:=[.A662]*65535" office:value-type="float" office:value="43187.565" calcext:value-type="float">
            <text:p>43188</text:p>
          </table:table-cell>
          <table:table-cell table:formula="of:=[.C662]*65535" office:value-type="float" office:value="21361.5334739414" calcext:value-type="float">
            <text:p>21362</text:p>
          </table:table-cell>
          <table:table-cell table:number-columns-repeated="1018"/>
        </table:table-row>
        <table:table-row table:style-name="ro1">
          <table:table-cell office:value-type="float" office:value="0.66" calcext:value-type="float">
            <text:p>0,660</text:p>
          </table:table-cell>
          <table:table-cell table:formula="of:=EXP([.A663]*[.$B$1])" office:value-type="float" office:value="7.24274298516101" calcext:value-type="float">
            <text:p>7,243</text:p>
          </table:table-cell>
          <table:table-cell table:formula="of:=([.B663]-[.$B$3])/([.$B$1003]-[.$B$3])" office:value-type="float" office:value="0.327092866723413" calcext:value-type="float">
            <text:p>0,327</text:p>
          </table:table-cell>
          <table:table-cell/>
          <table:table-cell table:formula="of:=[.A663]*65535" office:value-type="float" office:value="43253.1" calcext:value-type="float">
            <text:p>43253</text:p>
          </table:table-cell>
          <table:table-cell table:formula="of:=[.C663]*65535" office:value-type="float" office:value="21436.0310207189" calcext:value-type="float">
            <text:p>21436</text:p>
          </table:table-cell>
          <table:table-cell table:number-columns-repeated="1018"/>
        </table:table-row>
        <table:table-row table:style-name="ro1">
          <table:table-cell office:value-type="float" office:value="0.661" calcext:value-type="float">
            <text:p>0,661</text:p>
          </table:table-cell>
          <table:table-cell table:formula="of:=EXP([.A664]*[.$B$1])" office:value-type="float" office:value="7.26450383907673" calcext:value-type="float">
            <text:p>7,265</text:p>
          </table:table-cell>
          <table:table-cell table:formula="of:=([.B664]-[.$B$3])/([.$B$1003]-[.$B$3])" office:value-type="float" office:value="0.328233041820572" calcext:value-type="float">
            <text:p>0,328</text:p>
          </table:table-cell>
          <table:table-cell/>
          <table:table-cell table:formula="of:=[.A664]*65535" office:value-type="float" office:value="43318.635" calcext:value-type="float">
            <text:p>43319</text:p>
          </table:table-cell>
          <table:table-cell table:formula="of:=[.C664]*65535" office:value-type="float" office:value="21510.7523957112" calcext:value-type="float">
            <text:p>21511</text:p>
          </table:table-cell>
          <table:table-cell table:number-columns-repeated="1018"/>
        </table:table-row>
        <table:table-row table:style-name="ro1">
          <table:table-cell office:value-type="float" office:value="0.662" calcext:value-type="float">
            <text:p>0,662</text:p>
          </table:table-cell>
          <table:table-cell table:formula="of:=EXP([.A665]*[.$B$1])" office:value-type="float" office:value="7.28633007357604" calcext:value-type="float">
            <text:p>7,286</text:p>
          </table:table-cell>
          <table:table-cell table:formula="of:=([.B665]-[.$B$3])/([.$B$1003]-[.$B$3])" office:value-type="float" office:value="0.329376642578945" calcext:value-type="float">
            <text:p>0,329</text:p>
          </table:table-cell>
          <table:table-cell/>
          <table:table-cell table:formula="of:=[.A665]*65535" office:value-type="float" office:value="43384.17" calcext:value-type="float">
            <text:p>43384</text:p>
          </table:table-cell>
          <table:table-cell table:formula="of:=[.C665]*65535" office:value-type="float" office:value="21585.6982714111" calcext:value-type="float">
            <text:p>21586</text:p>
          </table:table-cell>
          <table:table-cell table:number-columns-repeated="1018"/>
        </table:table-row>
        <table:table-row table:style-name="ro1">
          <table:table-cell office:value-type="float" office:value="0.663" calcext:value-type="float">
            <text:p>0,663</text:p>
          </table:table-cell>
          <table:table-cell table:formula="of:=EXP([.A666]*[.$B$1])" office:value-type="float" office:value="7.30822188509519" calcext:value-type="float">
            <text:p>7,308</text:p>
          </table:table-cell>
          <table:table-cell table:formula="of:=([.B666]-[.$B$3])/([.$B$1003]-[.$B$3])" office:value-type="float" office:value="0.330523679290946" calcext:value-type="float">
            <text:p>0,331</text:p>
          </table:table-cell>
          <table:table-cell/>
          <table:table-cell table:formula="of:=[.A666]*65535" office:value-type="float" office:value="43449.705" calcext:value-type="float">
            <text:p>43450</text:p>
          </table:table-cell>
          <table:table-cell table:formula="of:=[.C666]*65535" office:value-type="float" office:value="21660.8693223321" calcext:value-type="float">
            <text:p>21661</text:p>
          </table:table-cell>
          <table:table-cell table:number-columns-repeated="1018"/>
        </table:table-row>
        <table:table-row table:style-name="ro1">
          <table:table-cell office:value-type="float" office:value="0.664" calcext:value-type="float">
            <text:p>0,664</text:p>
          </table:table-cell>
          <table:table-cell table:formula="of:=EXP([.A667]*[.$B$1])" office:value-type="float" office:value="7.33017947066063" calcext:value-type="float">
            <text:p>7,330</text:p>
          </table:table-cell>
          <table:table-cell table:formula="of:=([.B667]-[.$B$3])/([.$B$1003]-[.$B$3])" office:value-type="float" office:value="0.331674162279914" calcext:value-type="float">
            <text:p>0,332</text:p>
          </table:table-cell>
          <table:table-cell/>
          <table:table-cell table:formula="of:=[.A667]*65535" office:value-type="float" office:value="43515.24" calcext:value-type="float">
            <text:p>43515</text:p>
          </table:table-cell>
          <table:table-cell table:formula="of:=[.C667]*65535" office:value-type="float" office:value="21736.2662250142" calcext:value-type="float">
            <text:p>21736</text:p>
          </table:table-cell>
          <table:table-cell table:number-columns-repeated="1018"/>
        </table:table-row>
        <table:table-row table:style-name="ro1">
          <table:table-cell office:value-type="float" office:value="0.665" calcext:value-type="float">
            <text:p>0,665</text:p>
          </table:table-cell>
          <table:table-cell table:formula="of:=EXP([.A668]*[.$B$1])" office:value-type="float" office:value="7.3522030278908" calcext:value-type="float">
            <text:p>7,352</text:p>
          </table:table-cell>
          <table:table-cell table:formula="of:=([.B668]-[.$B$3])/([.$B$1003]-[.$B$3])" office:value-type="float" office:value="0.332828101900203" calcext:value-type="float">
            <text:p>0,333</text:p>
          </table:table-cell>
          <table:table-cell/>
          <table:table-cell table:formula="of:=[.A668]*65535" office:value-type="float" office:value="43580.775" calcext:value-type="float">
            <text:p>43581</text:p>
          </table:table-cell>
          <table:table-cell table:formula="of:=[.C668]*65535" office:value-type="float" office:value="21811.8896580298" calcext:value-type="float">
            <text:p>21812</text:p>
          </table:table-cell>
          <table:table-cell table:number-columns-repeated="1018"/>
        </table:table-row>
        <table:table-row table:style-name="ro1">
          <table:table-cell office:value-type="float" office:value="0.666" calcext:value-type="float">
            <text:p>0,666</text:p>
          </table:table-cell>
          <table:table-cell table:formula="of:=EXP([.A669]*[.$B$1])" office:value-type="float" office:value="7.37429275499784" calcext:value-type="float">
            <text:p>7,374</text:p>
          </table:table-cell>
          <table:table-cell table:formula="of:=([.B669]-[.$B$3])/([.$B$1003]-[.$B$3])" office:value-type="float" office:value="0.333985508537278" calcext:value-type="float">
            <text:p>0,334</text:p>
          </table:table-cell>
          <table:table-cell/>
          <table:table-cell table:formula="of:=[.A669]*65535" office:value-type="float" office:value="43646.31" calcext:value-type="float">
            <text:p>43646</text:p>
          </table:table-cell>
          <table:table-cell table:formula="of:=[.C669]*65535" office:value-type="float" office:value="21887.7403019905" calcext:value-type="float">
            <text:p>21888</text:p>
          </table:table-cell>
          <table:table-cell table:number-columns-repeated="1018"/>
        </table:table-row>
        <table:table-row table:style-name="ro1">
          <table:table-cell office:value-type="float" office:value="0.667" calcext:value-type="float">
            <text:p>0,667</text:p>
          </table:table-cell>
          <table:table-cell table:formula="of:=EXP([.A670]*[.$B$1])" office:value-type="float" office:value="7.39644885078945" calcext:value-type="float">
            <text:p>7,396</text:p>
          </table:table-cell>
          <table:table-cell table:formula="of:=([.B670]-[.$B$3])/([.$B$1003]-[.$B$3])" office:value-type="float" office:value="0.335146392607807" calcext:value-type="float">
            <text:p>0,335</text:p>
          </table:table-cell>
          <table:table-cell/>
          <table:table-cell table:formula="of:=[.A670]*65535" office:value-type="float" office:value="43711.845" calcext:value-type="float">
            <text:p>43712</text:p>
          </table:table-cell>
          <table:table-cell table:formula="of:=[.C670]*65535" office:value-type="float" office:value="21963.8188395526" calcext:value-type="float">
            <text:p>21964</text:p>
          </table:table-cell>
          <table:table-cell table:number-columns-repeated="1018"/>
        </table:table-row>
        <table:table-row table:style-name="ro1">
          <table:table-cell office:value-type="float" office:value="0.668" calcext:value-type="float">
            <text:p>0,668</text:p>
          </table:table-cell>
          <table:table-cell table:formula="of:=EXP([.A671]*[.$B$1])" office:value-type="float" office:value="7.41867151467064" calcext:value-type="float">
            <text:p>7,419</text:p>
          </table:table-cell>
          <table:table-cell table:formula="of:=([.B671]-[.$B$3])/([.$B$1003]-[.$B$3])" office:value-type="float" office:value="0.336310764559753" calcext:value-type="float">
            <text:p>0,336</text:p>
          </table:table-cell>
          <table:table-cell/>
          <table:table-cell table:formula="of:=[.A671]*65535" office:value-type="float" office:value="43777.38" calcext:value-type="float">
            <text:p>43777</text:p>
          </table:table-cell>
          <table:table-cell table:formula="of:=[.C671]*65535" office:value-type="float" office:value="22040.1259554234" calcext:value-type="float">
            <text:p>22040</text:p>
          </table:table-cell>
          <table:table-cell table:number-columns-repeated="1018"/>
        </table:table-row>
        <table:table-row table:style-name="ro1">
          <table:table-cell office:value-type="float" office:value="0.669" calcext:value-type="float">
            <text:p>0,669</text:p>
          </table:table-cell>
          <table:table-cell table:formula="of:=EXP([.A672]*[.$B$1])" office:value-type="float" office:value="7.44096094664555" calcext:value-type="float">
            <text:p>7,441</text:p>
          </table:table-cell>
          <table:table-cell table:formula="of:=([.B672]-[.$B$3])/([.$B$1003]-[.$B$3])" office:value-type="float" office:value="0.337478634872473" calcext:value-type="float">
            <text:p>0,337</text:p>
          </table:table-cell>
          <table:table-cell/>
          <table:table-cell table:formula="of:=[.A672]*65535" office:value-type="float" office:value="43842.915" calcext:value-type="float">
            <text:p>43843</text:p>
          </table:table-cell>
          <table:table-cell table:formula="of:=[.C672]*65535" office:value-type="float" office:value="22116.6623363675" calcext:value-type="float">
            <text:p>22117</text:p>
          </table:table-cell>
          <table:table-cell table:number-columns-repeated="1018"/>
        </table:table-row>
        <table:table-row table:style-name="ro1">
          <table:table-cell office:value-type="float" office:value="0.67" calcext:value-type="float">
            <text:p>0,670</text:p>
          </table:table-cell>
          <table:table-cell table:formula="of:=EXP([.A673]*[.$B$1])" office:value-type="float" office:value="7.4633173473192" calcext:value-type="float">
            <text:p>7,463</text:p>
          </table:table-cell>
          <table:table-cell table:formula="of:=([.B673]-[.$B$3])/([.$B$1003]-[.$B$3])" office:value-type="float" office:value="0.338650014056806" calcext:value-type="float">
            <text:p>0,339</text:p>
          </table:table-cell>
          <table:table-cell/>
          <table:table-cell table:formula="of:=[.A673]*65535" office:value-type="float" office:value="43908.45" calcext:value-type="float">
            <text:p>43908</text:p>
          </table:table-cell>
          <table:table-cell table:formula="of:=[.C673]*65535" office:value-type="float" office:value="22193.4286712128" calcext:value-type="float">
            <text:p>22193</text:p>
          </table:table-cell>
          <table:table-cell table:number-columns-repeated="1018"/>
        </table:table-row>
        <table:table-row table:style-name="ro1">
          <table:table-cell office:value-type="float" office:value="0.671" calcext:value-type="float">
            <text:p>0,671</text:p>
          </table:table-cell>
          <table:table-cell table:formula="of:=EXP([.A674]*[.$B$1])" office:value-type="float" office:value="7.48574091789935" calcext:value-type="float">
            <text:p>7,486</text:p>
          </table:table-cell>
          <table:table-cell table:formula="of:=([.B674]-[.$B$3])/([.$B$1003]-[.$B$3])" office:value-type="float" office:value="0.339824912655174" calcext:value-type="float">
            <text:p>0,340</text:p>
          </table:table-cell>
          <table:table-cell/>
          <table:table-cell table:formula="of:=[.A674]*65535" office:value-type="float" office:value="43973.985" calcext:value-type="float">
            <text:p>43974</text:p>
          </table:table-cell>
          <table:table-cell table:formula="of:=[.C674]*65535" office:value-type="float" office:value="22270.4256508568" calcext:value-type="float">
            <text:p>22270</text:p>
          </table:table-cell>
          <table:table-cell table:number-columns-repeated="1018"/>
        </table:table-row>
        <table:table-row table:style-name="ro1">
          <table:table-cell office:value-type="float" office:value="0.672" calcext:value-type="float">
            <text:p>0,672</text:p>
          </table:table-cell>
          <table:table-cell table:formula="of:=EXP([.A675]*[.$B$1])" office:value-type="float" office:value="7.50823186019829" calcext:value-type="float">
            <text:p>7,508</text:p>
          </table:table-cell>
          <table:table-cell table:formula="of:=([.B675]-[.$B$3])/([.$B$1003]-[.$B$3])" office:value-type="float" office:value="0.341003341241672" calcext:value-type="float">
            <text:p>0,341</text:p>
          </table:table-cell>
          <table:table-cell/>
          <table:table-cell table:formula="of:=[.A675]*65535" office:value-type="float" office:value="44039.52" calcext:value-type="float">
            <text:p>44040</text:p>
          </table:table-cell>
          <table:table-cell table:formula="of:=[.C675]*65535" office:value-type="float" office:value="22347.653968273" calcext:value-type="float">
            <text:p>22348</text:p>
          </table:table-cell>
          <table:table-cell table:number-columns-repeated="1018"/>
        </table:table-row>
        <table:table-row table:style-name="ro1">
          <table:table-cell office:value-type="float" office:value="0.673" calcext:value-type="float">
            <text:p>0,673</text:p>
          </table:table-cell>
          <table:table-cell table:formula="of:=EXP([.A676]*[.$B$1])" office:value-type="float" office:value="7.53079037663465" calcext:value-type="float">
            <text:p>7,531</text:p>
          </table:table-cell>
          <table:table-cell table:formula="of:=([.B676]-[.$B$3])/([.$B$1003]-[.$B$3])" office:value-type="float" office:value="0.342185310422164" calcext:value-type="float">
            <text:p>0,342</text:p>
          </table:table-cell>
          <table:table-cell/>
          <table:table-cell table:formula="of:=[.A676]*65535" office:value-type="float" office:value="44105.055" calcext:value-type="float">
            <text:p>44105</text:p>
          </table:table-cell>
          <table:table-cell table:formula="of:=[.C676]*65535" office:value-type="float" office:value="22425.1143185165" calcext:value-type="float">
            <text:p>22425</text:p>
          </table:table-cell>
          <table:table-cell table:number-columns-repeated="1018"/>
        </table:table-row>
        <table:table-row table:style-name="ro1">
          <table:table-cell office:value-type="float" office:value="0.674" calcext:value-type="float">
            <text:p>0,674</text:p>
          </table:table-cell>
          <table:table-cell table:formula="of:=EXP([.A677]*[.$B$1])" office:value-type="float" office:value="7.55341667023524" calcext:value-type="float">
            <text:p>7,553</text:p>
          </table:table-cell>
          <table:table-cell table:formula="of:=([.B677]-[.$B$3])/([.$B$1003]-[.$B$3])" office:value-type="float" office:value="0.343370830834383" calcext:value-type="float">
            <text:p>0,343</text:p>
          </table:table-cell>
          <table:table-cell/>
          <table:table-cell table:formula="of:=[.A677]*65535" office:value-type="float" office:value="44170.59" calcext:value-type="float">
            <text:p>44171</text:p>
          </table:table-cell>
          <table:table-cell table:formula="of:=[.C677]*65535" office:value-type="float" office:value="22502.8073987313" calcext:value-type="float">
            <text:p>22503</text:p>
          </table:table-cell>
          <table:table-cell table:number-columns-repeated="1018"/>
        </table:table-row>
        <table:table-row table:style-name="ro1">
          <table:table-cell office:value-type="float" office:value="0.675" calcext:value-type="float">
            <text:p>0,675</text:p>
          </table:table-cell>
          <table:table-cell table:formula="of:=EXP([.A678]*[.$B$1])" office:value-type="float" office:value="7.57611094463685" calcext:value-type="float">
            <text:p>7,576</text:p>
          </table:table-cell>
          <table:table-cell table:formula="of:=([.B678]-[.$B$3])/([.$B$1003]-[.$B$3])" office:value-type="float" office:value="0.344559913148019" calcext:value-type="float">
            <text:p>0,345</text:p>
          </table:table-cell>
          <table:table-cell/>
          <table:table-cell table:formula="of:=[.A678]*65535" office:value-type="float" office:value="44236.125" calcext:value-type="float">
            <text:p>44236</text:p>
          </table:table-cell>
          <table:table-cell table:formula="of:=[.C678]*65535" office:value-type="float" office:value="22580.7339081554" calcext:value-type="float">
            <text:p>22581</text:p>
          </table:table-cell>
          <table:table-cell table:number-columns-repeated="1018"/>
        </table:table-row>
        <table:table-row table:style-name="ro1">
          <table:table-cell office:value-type="float" office:value="0.676" calcext:value-type="float">
            <text:p>0,676</text:p>
          </table:table-cell>
          <table:table-cell table:formula="of:=EXP([.A679]*[.$B$1])" office:value-type="float" office:value="7.59887340408809" calcext:value-type="float">
            <text:p>7,599</text:p>
          </table:table-cell>
          <table:table-cell table:formula="of:=([.B679]-[.$B$3])/([.$B$1003]-[.$B$3])" office:value-type="float" office:value="0.345752568064821" calcext:value-type="float">
            <text:p>0,346</text:p>
          </table:table-cell>
          <table:table-cell/>
          <table:table-cell table:formula="of:=[.A679]*65535" office:value-type="float" office:value="44301.66" calcext:value-type="float">
            <text:p>44302</text:p>
          </table:table-cell>
          <table:table-cell table:formula="of:=[.C679]*65535" office:value-type="float" office:value="22658.894548128" calcext:value-type="float">
            <text:p>22659</text:p>
          </table:table-cell>
          <table:table-cell table:number-columns-repeated="1018"/>
        </table:table-row>
        <table:table-row table:style-name="ro1">
          <table:table-cell office:value-type="float" office:value="0.677" calcext:value-type="float">
            <text:p>0,677</text:p>
          </table:table-cell>
          <table:table-cell table:formula="of:=EXP([.A680]*[.$B$1])" office:value-type="float" office:value="7.62170425345127" calcext:value-type="float">
            <text:p>7,622</text:p>
          </table:table-cell>
          <table:table-cell table:formula="of:=([.B680]-[.$B$3])/([.$B$1003]-[.$B$3])" office:value-type="float" office:value="0.346948806318691" calcext:value-type="float">
            <text:p>0,347</text:p>
          </table:table-cell>
          <table:table-cell/>
          <table:table-cell table:formula="of:=[.A680]*65535" office:value-type="float" office:value="44367.195" calcext:value-type="float">
            <text:p>44367</text:p>
          </table:table-cell>
          <table:table-cell table:formula="of:=[.C680]*65535" office:value-type="float" office:value="22737.2900220954" calcext:value-type="float">
            <text:p>22737</text:p>
          </table:table-cell>
          <table:table-cell table:number-columns-repeated="1018"/>
        </table:table-row>
        <table:table-row table:style-name="ro1">
          <table:table-cell office:value-type="float" office:value="0.678" calcext:value-type="float">
            <text:p>0,678</text:p>
          </table:table-cell>
          <table:table-cell table:formula="of:=EXP([.A681]*[.$B$1])" office:value-type="float" office:value="7.64460369820417" calcext:value-type="float">
            <text:p>7,645</text:p>
          </table:table-cell>
          <table:table-cell table:formula="of:=([.B681]-[.$B$3])/([.$B$1003]-[.$B$3])" office:value-type="float" office:value="0.348148638675783" calcext:value-type="float">
            <text:p>0,348</text:p>
          </table:table-cell>
          <table:table-cell/>
          <table:table-cell table:formula="of:=[.A681]*65535" office:value-type="float" office:value="44432.73" calcext:value-type="float">
            <text:p>44433</text:p>
          </table:table-cell>
          <table:table-cell table:formula="of:=[.C681]*65535" office:value-type="float" office:value="22815.9210356174" calcext:value-type="float">
            <text:p>22816</text:p>
          </table:table-cell>
          <table:table-cell table:number-columns-repeated="1018"/>
        </table:table-row>
        <table:table-row table:style-name="ro1">
          <table:table-cell office:value-type="float" office:value="0.679" calcext:value-type="float">
            <text:p>0,679</text:p>
          </table:table-cell>
          <table:table-cell table:formula="of:=EXP([.A682]*[.$B$1])" office:value-type="float" office:value="7.66757194444195" calcext:value-type="float">
            <text:p>7,668</text:p>
          </table:table-cell>
          <table:table-cell table:formula="of:=([.B682]-[.$B$3])/([.$B$1003]-[.$B$3])" office:value-type="float" office:value="0.349352075934594" calcext:value-type="float">
            <text:p>0,349</text:p>
          </table:table-cell>
          <table:table-cell/>
          <table:table-cell table:formula="of:=[.A682]*65535" office:value-type="float" office:value="44498.265" calcext:value-type="float">
            <text:p>44498</text:p>
          </table:table-cell>
          <table:table-cell table:formula="of:=[.C682]*65535" office:value-type="float" office:value="22894.7882963736" calcext:value-type="float">
            <text:p>22895</text:p>
          </table:table-cell>
          <table:table-cell table:number-columns-repeated="1018"/>
        </table:table-row>
        <table:table-row table:style-name="ro1">
          <table:table-cell office:value-type="float" office:value="0.68" calcext:value-type="float">
            <text:p>0,680</text:p>
          </table:table-cell>
          <table:table-cell table:formula="of:=EXP([.A683]*[.$B$1])" office:value-type="float" office:value="7.690609198879" calcext:value-type="float">
            <text:p>7,691</text:p>
          </table:table-cell>
          <table:table-cell table:formula="of:=([.B683]-[.$B$3])/([.$B$1003]-[.$B$3])" office:value-type="float" office:value="0.350559128926069" calcext:value-type="float">
            <text:p>0,351</text:p>
          </table:table-cell>
          <table:table-cell/>
          <table:table-cell table:formula="of:=[.A683]*65535" office:value-type="float" office:value="44563.8" calcext:value-type="float">
            <text:p>44564</text:p>
          </table:table-cell>
          <table:table-cell table:formula="of:=[.C683]*65535" office:value-type="float" office:value="22973.8925141699" calcext:value-type="float">
            <text:p>22974</text:p>
          </table:table-cell>
          <table:table-cell table:number-columns-repeated="1018"/>
        </table:table-row>
        <table:table-row table:style-name="ro1">
          <table:table-cell office:value-type="float" office:value="0.681" calcext:value-type="float">
            <text:p>0,681</text:p>
          </table:table-cell>
          <table:table-cell table:formula="of:=EXP([.A684]*[.$B$1])" office:value-type="float" office:value="7.71371566885074" calcext:value-type="float">
            <text:p>7,714</text:p>
          </table:table-cell>
          <table:table-cell table:formula="of:=([.B684]-[.$B$3])/([.$B$1003]-[.$B$3])" office:value-type="float" office:value="0.351769808513693" calcext:value-type="float">
            <text:p>0,352</text:p>
          </table:table-cell>
          <table:table-cell/>
          <table:table-cell table:formula="of:=[.A684]*65535" office:value-type="float" office:value="44629.335" calcext:value-type="float">
            <text:p>44629</text:p>
          </table:table-cell>
          <table:table-cell table:formula="of:=[.C684]*65535" office:value-type="float" office:value="23053.2344009449" calcext:value-type="float">
            <text:p>23053</text:p>
          </table:table-cell>
          <table:table-cell table:number-columns-repeated="1018"/>
        </table:table-row>
        <table:table-row table:style-name="ro1">
          <table:table-cell office:value-type="float" office:value="0.682" calcext:value-type="float">
            <text:p>0,682</text:p>
          </table:table-cell>
          <table:table-cell table:formula="of:=EXP([.A685]*[.$B$1])" office:value-type="float" office:value="7.73689156231558" calcext:value-type="float">
            <text:p>7,737</text:p>
          </table:table-cell>
          <table:table-cell table:formula="of:=([.B685]-[.$B$3])/([.$B$1003]-[.$B$3])" office:value-type="float" office:value="0.35298412559359" calcext:value-type="float">
            <text:p>0,353</text:p>
          </table:table-cell>
          <table:table-cell/>
          <table:table-cell table:formula="of:=[.A685]*65535" office:value-type="float" office:value="44694.87" calcext:value-type="float">
            <text:p>44695</text:p>
          </table:table-cell>
          <table:table-cell table:formula="of:=[.C685]*65535" office:value-type="float" office:value="23132.8146707759" calcext:value-type="float">
            <text:p>23133</text:p>
          </table:table-cell>
          <table:table-cell table:number-columns-repeated="1018"/>
        </table:table-row>
        <table:table-row table:style-name="ro1">
          <table:table-cell office:value-type="float" office:value="0.683" calcext:value-type="float">
            <text:p>0,683</text:p>
          </table:table-cell>
          <table:table-cell table:formula="of:=EXP([.A686]*[.$B$1])" office:value-type="float" office:value="7.76013708785669" calcext:value-type="float">
            <text:p>7,760</text:p>
          </table:table-cell>
          <table:table-cell table:formula="of:=([.B686]-[.$B$3])/([.$B$1003]-[.$B$3])" office:value-type="float" office:value="0.354202091094622" calcext:value-type="float">
            <text:p>0,354</text:p>
          </table:table-cell>
          <table:table-cell/>
          <table:table-cell table:formula="of:=[.A686]*65535" office:value-type="float" office:value="44760.405" calcext:value-type="float">
            <text:p>44760</text:p>
          </table:table-cell>
          <table:table-cell table:formula="of:=[.C686]*65535" office:value-type="float" office:value="23212.6340398861" calcext:value-type="float">
            <text:p>23213</text:p>
          </table:table-cell>
          <table:table-cell table:number-columns-repeated="1018"/>
        </table:table-row>
        <table:table-row table:style-name="ro1">
          <table:table-cell office:value-type="float" office:value="0.684" calcext:value-type="float">
            <text:p>0,684</text:p>
          </table:table-cell>
          <table:table-cell table:formula="of:=EXP([.A687]*[.$B$1])" office:value-type="float" office:value="7.78345245468398" calcext:value-type="float">
            <text:p>7,783</text:p>
          </table:table-cell>
          <table:table-cell table:formula="of:=([.B687]-[.$B$3])/([.$B$1003]-[.$B$3])" office:value-type="float" office:value="0.355423715978487" calcext:value-type="float">
            <text:p>0,355</text:p>
          </table:table-cell>
          <table:table-cell/>
          <table:table-cell table:formula="of:=[.A687]*65535" office:value-type="float" office:value="44825.94" calcext:value-type="float">
            <text:p>44826</text:p>
          </table:table-cell>
          <table:table-cell table:formula="of:=[.C687]*65535" office:value-type="float" office:value="23292.6932266502" calcext:value-type="float">
            <text:p>23293</text:p>
          </table:table-cell>
          <table:table-cell table:number-columns-repeated="1018"/>
        </table:table-row>
        <table:table-row table:style-name="ro1">
          <table:table-cell office:value-type="float" office:value="0.685" calcext:value-type="float">
            <text:p>0,685</text:p>
          </table:table-cell>
          <table:table-cell table:formula="of:=EXP([.A688]*[.$B$1])" office:value-type="float" office:value="7.8068378726359" calcext:value-type="float">
            <text:p>7,807</text:p>
          </table:table-cell>
          <table:table-cell table:formula="of:=([.B688]-[.$B$3])/([.$B$1003]-[.$B$3])" office:value-type="float" office:value="0.356649011239817" calcext:value-type="float">
            <text:p>0,357</text:p>
          </table:table-cell>
          <table:table-cell/>
          <table:table-cell table:formula="of:=[.A688]*65535" office:value-type="float" office:value="44891.475" calcext:value-type="float">
            <text:p>44891</text:p>
          </table:table-cell>
          <table:table-cell table:formula="of:=[.C688]*65535" office:value-type="float" office:value="23372.9929516014" calcext:value-type="float">
            <text:p>23373</text:p>
          </table:table-cell>
          <table:table-cell table:number-columns-repeated="1018"/>
        </table:table-row>
        <table:table-row table:style-name="ro1">
          <table:table-cell office:value-type="float" office:value="0.686" calcext:value-type="float">
            <text:p>0,686</text:p>
          </table:table-cell>
          <table:table-cell table:formula="of:=EXP([.A689]*[.$B$1])" office:value-type="float" office:value="7.83029355218137" calcext:value-type="float">
            <text:p>7,830</text:p>
          </table:table-cell>
          <table:table-cell table:formula="of:=([.B689]-[.$B$3])/([.$B$1003]-[.$B$3])" office:value-type="float" office:value="0.357877987906278" calcext:value-type="float">
            <text:p>0,358</text:p>
          </table:table-cell>
          <table:table-cell/>
          <table:table-cell table:formula="of:=[.A689]*65535" office:value-type="float" office:value="44957.01" calcext:value-type="float">
            <text:p>44957</text:p>
          </table:table-cell>
          <table:table-cell table:formula="of:=[.C689]*65535" office:value-type="float" office:value="23453.5339374379" calcext:value-type="float">
            <text:p>23454</text:p>
          </table:table-cell>
          <table:table-cell table:number-columns-repeated="1018"/>
        </table:table-row>
        <table:table-row table:style-name="ro1">
          <table:table-cell office:value-type="float" office:value="0.687" calcext:value-type="float">
            <text:p>0,687</text:p>
          </table:table-cell>
          <table:table-cell table:formula="of:=EXP([.A690]*[.$B$1])" office:value-type="float" office:value="7.85381970442166" calcext:value-type="float">
            <text:p>7,854</text:p>
          </table:table-cell>
          <table:table-cell table:formula="of:=([.B690]-[.$B$3])/([.$B$1003]-[.$B$3])" office:value-type="float" office:value="0.359110657038667" calcext:value-type="float">
            <text:p>0,359</text:p>
          </table:table-cell>
          <table:table-cell/>
          <table:table-cell table:formula="of:=[.A690]*65535" office:value-type="float" office:value="45022.545" calcext:value-type="float">
            <text:p>45023</text:p>
          </table:table-cell>
          <table:table-cell table:formula="of:=[.C690]*65535" office:value-type="float" office:value="23534.316909029" calcext:value-type="float">
            <text:p>23534</text:p>
          </table:table-cell>
          <table:table-cell table:number-columns-repeated="1018"/>
        </table:table-row>
        <table:table-row table:style-name="ro1">
          <table:table-cell office:value-type="float" office:value="0.688" calcext:value-type="float">
            <text:p>0,688</text:p>
          </table:table-cell>
          <table:table-cell table:formula="of:=EXP([.A691]*[.$B$1])" office:value-type="float" office:value="7.87741654109231" calcext:value-type="float">
            <text:p>7,877</text:p>
          </table:table-cell>
          <table:table-cell table:formula="of:=([.B691]-[.$B$3])/([.$B$1003]-[.$B$3])" office:value-type="float" office:value="0.360347029731016" calcext:value-type="float">
            <text:p>0,360</text:p>
          </table:table-cell>
          <table:table-cell/>
          <table:table-cell table:formula="of:=[.A691]*65535" office:value-type="float" office:value="45088.08" calcext:value-type="float">
            <text:p>45088</text:p>
          </table:table-cell>
          <table:table-cell table:formula="of:=[.C691]*65535" office:value-type="float" office:value="23615.3425934221" calcext:value-type="float">
            <text:p>23615</text:p>
          </table:table-cell>
          <table:table-cell table:number-columns-repeated="1018"/>
        </table:table-row>
        <table:table-row table:style-name="ro1">
          <table:table-cell office:value-type="float" office:value="0.689" calcext:value-type="float">
            <text:p>0,689</text:p>
          </table:table-cell>
          <table:table-cell table:formula="of:=EXP([.A692]*[.$B$1])" office:value-type="float" office:value="7.901084274565" calcext:value-type="float">
            <text:p>7,901</text:p>
          </table:table-cell>
          <table:table-cell table:formula="of:=([.B692]-[.$B$3])/([.$B$1003]-[.$B$3])" office:value-type="float" office:value="0.361587117110687" calcext:value-type="float">
            <text:p>0,362</text:p>
          </table:table-cell>
          <table:table-cell/>
          <table:table-cell table:formula="of:=[.A692]*65535" office:value-type="float" office:value="45153.615" calcext:value-type="float">
            <text:p>45154</text:p>
          </table:table-cell>
          <table:table-cell table:formula="of:=[.C692]*65535" office:value-type="float" office:value="23696.6117198489" calcext:value-type="float">
            <text:p>23697</text:p>
          </table:table-cell>
          <table:table-cell table:number-columns-repeated="1018"/>
        </table:table-row>
        <table:table-row table:style-name="ro1">
          <table:table-cell office:value-type="float" office:value="0.69" calcext:value-type="float">
            <text:p>0,690</text:p>
          </table:table-cell>
          <table:table-cell table:formula="of:=EXP([.A693]*[.$B$1])" office:value-type="float" office:value="7.92482311784949" calcext:value-type="float">
            <text:p>7,925</text:p>
          </table:table-cell>
          <table:table-cell table:formula="of:=([.B693]-[.$B$3])/([.$B$1003]-[.$B$3])" office:value-type="float" office:value="0.362830930338475" calcext:value-type="float">
            <text:p>0,363</text:p>
          </table:table-cell>
          <table:table-cell/>
          <table:table-cell table:formula="of:=[.A693]*65535" office:value-type="float" office:value="45219.15" calcext:value-type="float">
            <text:p>45219</text:p>
          </table:table-cell>
          <table:table-cell table:formula="of:=[.C693]*65535" office:value-type="float" office:value="23778.1250197319" calcext:value-type="float">
            <text:p>23778</text:p>
          </table:table-cell>
          <table:table-cell table:number-columns-repeated="1018"/>
        </table:table-row>
        <table:table-row table:style-name="ro1">
          <table:table-cell office:value-type="float" office:value="0.691" calcext:value-type="float">
            <text:p>0,691</text:p>
          </table:table-cell>
          <table:table-cell table:formula="of:=EXP([.A694]*[.$B$1])" office:value-type="float" office:value="7.94863328459554" calcext:value-type="float">
            <text:p>7,949</text:p>
          </table:table-cell>
          <table:table-cell table:formula="of:=([.B694]-[.$B$3])/([.$B$1003]-[.$B$3])" office:value-type="float" office:value="0.364078480608707" calcext:value-type="float">
            <text:p>0,364</text:p>
          </table:table-cell>
          <table:table-cell/>
          <table:table-cell table:formula="of:=[.A694]*65535" office:value-type="float" office:value="45284.685" calcext:value-type="float">
            <text:p>45285</text:p>
          </table:table-cell>
          <table:table-cell table:formula="of:=[.C694]*65535" office:value-type="float" office:value="23859.8832266916" calcext:value-type="float">
            <text:p>23860</text:p>
          </table:table-cell>
          <table:table-cell table:number-columns-repeated="1018"/>
        </table:table-row>
        <table:table-row table:style-name="ro1">
          <table:table-cell office:value-type="float" office:value="0.692" calcext:value-type="float">
            <text:p>0,692</text:p>
          </table:table-cell>
          <table:table-cell table:formula="of:=EXP([.A695]*[.$B$1])" office:value-type="float" office:value="7.97251498909479" calcext:value-type="float">
            <text:p>7,973</text:p>
          </table:table-cell>
          <table:table-cell table:formula="of:=([.B695]-[.$B$3])/([.$B$1003]-[.$B$3])" office:value-type="float" office:value="0.365329779149344" calcext:value-type="float">
            <text:p>0,365</text:p>
          </table:table-cell>
          <table:table-cell/>
          <table:table-cell table:formula="of:=[.A695]*65535" office:value-type="float" office:value="45350.22" calcext:value-type="float">
            <text:p>45350</text:p>
          </table:table-cell>
          <table:table-cell table:formula="of:=[.C695]*65535" office:value-type="float" office:value="23941.8870765522" calcext:value-type="float">
            <text:p>23942</text:p>
          </table:table-cell>
          <table:table-cell table:number-columns-repeated="1018"/>
        </table:table-row>
        <table:table-row table:style-name="ro1">
          <table:table-cell office:value-type="float" office:value="0.693" calcext:value-type="float">
            <text:p>0,693</text:p>
          </table:table-cell>
          <table:table-cell table:formula="of:=EXP([.A696]*[.$B$1])" office:value-type="float" office:value="7.99646844628277" calcext:value-type="float">
            <text:p>7,996</text:p>
          </table:table-cell>
          <table:table-cell table:formula="of:=([.B696]-[.$B$3])/([.$B$1003]-[.$B$3])" office:value-type="float" office:value="0.366584837222081" calcext:value-type="float">
            <text:p>0,367</text:p>
          </table:table-cell>
          <table:table-cell/>
          <table:table-cell table:formula="of:=[.A696]*65535" office:value-type="float" office:value="45415.755" calcext:value-type="float">
            <text:p>45416</text:p>
          </table:table-cell>
          <table:table-cell table:formula="of:=[.C696]*65535" office:value-type="float" office:value="24024.1373073491" calcext:value-type="float">
            <text:p>24024</text:p>
          </table:table-cell>
          <table:table-cell table:number-columns-repeated="1018"/>
        </table:table-row>
        <table:table-row table:style-name="ro1">
          <table:table-cell office:value-type="float" office:value="0.694" calcext:value-type="float">
            <text:p>0,694</text:p>
          </table:table-cell>
          <table:table-cell table:formula="of:=EXP([.A697]*[.$B$1])" office:value-type="float" office:value="8.02049387174074" calcext:value-type="float">
            <text:p>8,020</text:p>
          </table:table-cell>
          <table:table-cell table:formula="of:=([.B697]-[.$B$3])/([.$B$1003]-[.$B$3])" office:value-type="float" office:value="0.36784366612245" calcext:value-type="float">
            <text:p>0,368</text:p>
          </table:table-cell>
          <table:table-cell/>
          <table:table-cell table:formula="of:=[.A697]*65535" office:value-type="float" office:value="45481.29" calcext:value-type="float">
            <text:p>45481</text:p>
          </table:table-cell>
          <table:table-cell table:formula="of:=[.C697]*65535" office:value-type="float" office:value="24106.6346593348" calcext:value-type="float">
            <text:p>24107</text:p>
          </table:table-cell>
          <table:table-cell table:number-columns-repeated="1018"/>
        </table:table-row>
        <table:table-row table:style-name="ro1">
          <table:table-cell office:value-type="float" office:value="0.695" calcext:value-type="float">
            <text:p>0,695</text:p>
          </table:table-cell>
          <table:table-cell table:formula="of:=EXP([.A698]*[.$B$1])" office:value-type="float" office:value="8.04459148169769" calcext:value-type="float">
            <text:p>8,045</text:p>
          </table:table-cell>
          <table:table-cell table:formula="of:=([.B698]-[.$B$3])/([.$B$1003]-[.$B$3])" office:value-type="float" office:value="0.369106277179919" calcext:value-type="float">
            <text:p>0,369</text:p>
          </table:table-cell>
          <table:table-cell/>
          <table:table-cell table:formula="of:=[.A698]*65535" office:value-type="float" office:value="45546.825" calcext:value-type="float">
            <text:p>45547</text:p>
          </table:table-cell>
          <table:table-cell table:formula="of:=[.C698]*65535" office:value-type="float" office:value="24189.379874986" calcext:value-type="float">
            <text:p>24189</text:p>
          </table:table-cell>
          <table:table-cell table:number-columns-repeated="1018"/>
        </table:table-row>
        <table:table-row table:style-name="ro1">
          <table:table-cell office:value-type="float" office:value="0.696" calcext:value-type="float">
            <text:p>0,696</text:p>
          </table:table-cell>
          <table:table-cell table:formula="of:=EXP([.A699]*[.$B$1])" office:value-type="float" office:value="8.06876149303228" calcext:value-type="float">
            <text:p>8,069</text:p>
          </table:table-cell>
          <table:table-cell table:formula="of:=([.B699]-[.$B$3])/([.$B$1003]-[.$B$3])" office:value-type="float" office:value="0.370372681757997" calcext:value-type="float">
            <text:p>0,370</text:p>
          </table:table-cell>
          <table:table-cell/>
          <table:table-cell table:formula="of:=[.A699]*65535" office:value-type="float" office:value="45612.36" calcext:value-type="float">
            <text:p>45612</text:p>
          </table:table-cell>
          <table:table-cell table:formula="of:=[.C699]*65535" office:value-type="float" office:value="24272.3736990103" calcext:value-type="float">
            <text:p>24272</text:p>
          </table:table-cell>
          <table:table-cell table:number-columns-repeated="1018"/>
        </table:table-row>
        <table:table-row table:style-name="ro1">
          <table:table-cell office:value-type="float" office:value="0.697" calcext:value-type="float">
            <text:p>0,697</text:p>
          </table:table-cell>
          <table:table-cell table:formula="of:=EXP([.A700]*[.$B$1])" office:value-type="float" office:value="8.09300412327477" calcext:value-type="float">
            <text:p>8,093</text:p>
          </table:table-cell>
          <table:table-cell table:formula="of:=([.B700]-[.$B$3])/([.$B$1003]-[.$B$3])" office:value-type="float" office:value="0.371642891254332" calcext:value-type="float">
            <text:p>0,372</text:p>
          </table:table-cell>
          <table:table-cell/>
          <table:table-cell table:formula="of:=[.A700]*65535" office:value-type="float" office:value="45677.895" calcext:value-type="float">
            <text:p>45678</text:p>
          </table:table-cell>
          <table:table-cell table:formula="of:=[.C700]*65535" office:value-type="float" office:value="24355.6168783526" calcext:value-type="float">
            <text:p>24356</text:p>
          </table:table-cell>
          <table:table-cell table:number-columns-repeated="1018"/>
        </table:table-row>
        <table:table-row table:style-name="ro1">
          <table:table-cell office:value-type="float" office:value="0.698" calcext:value-type="float">
            <text:p>0,698</text:p>
          </table:table-cell>
          <table:table-cell table:formula="of:=EXP([.A701]*[.$B$1])" office:value-type="float" office:value="8.117319590609" calcext:value-type="float">
            <text:p>8,117</text:p>
          </table:table-cell>
          <table:table-cell table:formula="of:=([.B701]-[.$B$3])/([.$B$1003]-[.$B$3])" office:value-type="float" office:value="0.372916917100819" calcext:value-type="float">
            <text:p>0,373</text:p>
          </table:table-cell>
          <table:table-cell/>
          <table:table-cell table:formula="of:=[.A701]*65535" office:value-type="float" office:value="45743.43" calcext:value-type="float">
            <text:p>45743</text:p>
          </table:table-cell>
          <table:table-cell table:formula="of:=[.C701]*65535" office:value-type="float" office:value="24439.1101622022" calcext:value-type="float">
            <text:p>24439</text:p>
          </table:table-cell>
          <table:table-cell table:number-columns-repeated="1018"/>
        </table:table-row>
        <table:table-row table:style-name="ro1">
          <table:table-cell office:value-type="float" office:value="0.699" calcext:value-type="float">
            <text:p>0,699</text:p>
          </table:table-cell>
          <table:table-cell table:formula="of:=EXP([.A702]*[.$B$1])" office:value-type="float" office:value="8.14170811387434" calcext:value-type="float">
            <text:p>8,142</text:p>
          </table:table-cell>
          <table:table-cell table:formula="of:=([.B702]-[.$B$3])/([.$B$1003]-[.$B$3])" office:value-type="float" office:value="0.3741947707637" calcext:value-type="float">
            <text:p>0,374</text:p>
          </table:table-cell>
          <table:table-cell/>
          <table:table-cell table:formula="of:=[.A702]*65535" office:value-type="float" office:value="45808.965" calcext:value-type="float">
            <text:p>45809</text:p>
          </table:table-cell>
          <table:table-cell table:formula="of:=[.C702]*65535" office:value-type="float" office:value="24522.8543019991" calcext:value-type="float">
            <text:p>24523</text:p>
          </table:table-cell>
          <table:table-cell table:number-columns-repeated="1018"/>
        </table:table-row>
        <table:table-row table:style-name="ro1">
          <table:table-cell office:value-type="float" office:value="0.7" calcext:value-type="float">
            <text:p>0,700</text:p>
          </table:table-cell>
          <table:table-cell table:formula="of:=EXP([.A703]*[.$B$1])" office:value-type="float" office:value="8.16616991256765" calcext:value-type="float">
            <text:p>8,166</text:p>
          </table:table-cell>
          <table:table-cell table:formula="of:=([.B703]-[.$B$3])/([.$B$1003]-[.$B$3])" office:value-type="float" office:value="0.375476463743665" calcext:value-type="float">
            <text:p>0,375</text:p>
          </table:table-cell>
          <table:table-cell/>
          <table:table-cell table:formula="of:=[.A703]*65535" office:value-type="float" office:value="45874.5" calcext:value-type="float">
            <text:p>45875</text:p>
          </table:table-cell>
          <table:table-cell table:formula="of:=[.C703]*65535" office:value-type="float" office:value="24606.8500514411" calcext:value-type="float">
            <text:p>24607</text:p>
          </table:table-cell>
          <table:table-cell table:number-columns-repeated="1018"/>
        </table:table-row>
        <table:table-row table:style-name="ro1">
          <table:table-cell office:value-type="float" office:value="0.701" calcext:value-type="float">
            <text:p>0,701</text:p>
          </table:table-cell>
          <table:table-cell table:formula="of:=EXP([.A704]*[.$B$1])" office:value-type="float" office:value="8.1907052068453" calcext:value-type="float">
            <text:p>8,191</text:p>
          </table:table-cell>
          <table:table-cell table:formula="of:=([.B704]-[.$B$3])/([.$B$1003]-[.$B$3])" office:value-type="float" office:value="0.37676200757596" calcext:value-type="float">
            <text:p>0,377</text:p>
          </table:table-cell>
          <table:table-cell/>
          <table:table-cell table:formula="of:=[.A704]*65535" office:value-type="float" office:value="45940.035" calcext:value-type="float">
            <text:p>45940</text:p>
          </table:table-cell>
          <table:table-cell table:formula="of:=[.C704]*65535" office:value-type="float" office:value="24691.0981664906" calcext:value-type="float">
            <text:p>24691</text:p>
          </table:table-cell>
          <table:table-cell table:number-columns-repeated="1018"/>
        </table:table-row>
        <table:table-row table:style-name="ro1">
          <table:table-cell office:value-type="float" office:value="0.702" calcext:value-type="float">
            <text:p>0,702</text:p>
          </table:table-cell>
          <table:table-cell table:formula="of:=EXP([.A705]*[.$B$1])" office:value-type="float" office:value="8.21531421752511" calcext:value-type="float">
            <text:p>8,215</text:p>
          </table:table-cell>
          <table:table-cell table:formula="of:=([.B705]-[.$B$3])/([.$B$1003]-[.$B$3])" office:value-type="float" office:value="0.378051413830489" calcext:value-type="float">
            <text:p>0,378</text:p>
          </table:table-cell>
          <table:table-cell/>
          <table:table-cell table:formula="of:=[.A705]*65535" office:value-type="float" office:value="46005.57" calcext:value-type="float">
            <text:p>46006</text:p>
          </table:table-cell>
          <table:table-cell table:formula="of:=[.C705]*65535" office:value-type="float" office:value="24775.5994053811" calcext:value-type="float">
            <text:p>24776</text:p>
          </table:table-cell>
          <table:table-cell table:number-columns-repeated="1018"/>
        </table:table-row>
        <table:table-row table:style-name="ro1">
          <table:table-cell office:value-type="float" office:value="0.703" calcext:value-type="float">
            <text:p>0,703</text:p>
          </table:table-cell>
          <table:table-cell table:formula="of:=EXP([.A706]*[.$B$1])" office:value-type="float" office:value="8.23999716608831" calcext:value-type="float">
            <text:p>8,240</text:p>
          </table:table-cell>
          <table:table-cell table:formula="of:=([.B706]-[.$B$3])/([.$B$1003]-[.$B$3])" office:value-type="float" office:value="0.379344694111916" calcext:value-type="float">
            <text:p>0,379</text:p>
          </table:table-cell>
          <table:table-cell/>
          <table:table-cell table:formula="of:=[.A706]*65535" office:value-type="float" office:value="46071.105" calcext:value-type="float">
            <text:p>46071</text:p>
          </table:table-cell>
          <table:table-cell table:formula="of:=[.C706]*65535" office:value-type="float" office:value="24860.3545286244" calcext:value-type="float">
            <text:p>24860</text:p>
          </table:table-cell>
          <table:table-cell table:number-columns-repeated="1018"/>
        </table:table-row>
        <table:table-row table:style-name="ro1">
          <table:table-cell office:value-type="float" office:value="0.704" calcext:value-type="float">
            <text:p>0,704</text:p>
          </table:table-cell>
          <table:table-cell table:formula="of:=EXP([.A707]*[.$B$1])" office:value-type="float" office:value="8.26475427468164" calcext:value-type="float">
            <text:p>8,265</text:p>
          </table:table-cell>
          <table:table-cell table:formula="of:=([.B707]-[.$B$3])/([.$B$1003]-[.$B$3])" office:value-type="float" office:value="0.380641860059773" calcext:value-type="float">
            <text:p>0,381</text:p>
          </table:table-cell>
          <table:table-cell/>
          <table:table-cell table:formula="of:=[.A707]*65535" office:value-type="float" office:value="46136.64" calcext:value-type="float">
            <text:p>46137</text:p>
          </table:table-cell>
          <table:table-cell table:formula="of:=[.C707]*65535" office:value-type="float" office:value="24945.3642990173" calcext:value-type="float">
            <text:p>24945</text:p>
          </table:table-cell>
          <table:table-cell table:number-columns-repeated="1018"/>
        </table:table-row>
        <table:table-row table:style-name="ro1">
          <table:table-cell office:value-type="float" office:value="0.705" calcext:value-type="float">
            <text:p>0,705</text:p>
          </table:table-cell>
          <table:table-cell table:formula="of:=EXP([.A708]*[.$B$1])" office:value-type="float" office:value="8.28958576611922" calcext:value-type="float">
            <text:p>8,290</text:p>
          </table:table-cell>
          <table:table-cell table:formula="of:=([.B708]-[.$B$3])/([.$B$1003]-[.$B$3])" office:value-type="float" office:value="0.381942923348562" calcext:value-type="float">
            <text:p>0,382</text:p>
          </table:table-cell>
          <table:table-cell/>
          <table:table-cell table:formula="of:=[.A708]*65535" office:value-type="float" office:value="46202.175" calcext:value-type="float">
            <text:p>46202</text:p>
          </table:table-cell>
          <table:table-cell table:formula="of:=[.C708]*65535" office:value-type="float" office:value="25030.629481648" calcext:value-type="float">
            <text:p>25031</text:p>
          </table:table-cell>
          <table:table-cell table:number-columns-repeated="1018"/>
        </table:table-row>
        <table:table-row table:style-name="ro1">
          <table:table-cell office:value-type="float" office:value="0.706" calcext:value-type="float">
            <text:p>0,706</text:p>
          </table:table-cell>
          <table:table-cell table:formula="of:=EXP([.A709]*[.$B$1])" office:value-type="float" office:value="8.31449186388466" calcext:value-type="float">
            <text:p>8,314</text:p>
          </table:table-cell>
          <table:table-cell table:formula="of:=([.B709]-[.$B$3])/([.$B$1003]-[.$B$3])" office:value-type="float" office:value="0.383247895687862" calcext:value-type="float">
            <text:p>0,383</text:p>
          </table:table-cell>
          <table:table-cell/>
          <table:table-cell table:formula="of:=[.A709]*65535" office:value-type="float" office:value="46267.71" calcext:value-type="float">
            <text:p>46268</text:p>
          </table:table-cell>
          <table:table-cell table:formula="of:=[.C709]*65535" office:value-type="float" office:value="25116.150843904" calcext:value-type="float">
            <text:p>25116</text:p>
          </table:table-cell>
          <table:table-cell table:number-columns-repeated="1018"/>
        </table:table-row>
        <table:table-row table:style-name="ro1">
          <table:table-cell office:value-type="float" office:value="0.707" calcext:value-type="float">
            <text:p>0,707</text:p>
          </table:table-cell>
          <table:table-cell table:formula="of:=EXP([.A710]*[.$B$1])" office:value-type="float" office:value="8.33947279213299" calcext:value-type="float">
            <text:p>8,339</text:p>
          </table:table-cell>
          <table:table-cell table:formula="of:=([.B710]-[.$B$3])/([.$B$1003]-[.$B$3])" office:value-type="float" office:value="0.384556788822431" calcext:value-type="float">
            <text:p>0,385</text:p>
          </table:table-cell>
          <table:table-cell/>
          <table:table-cell table:formula="of:=[.A710]*65535" office:value-type="float" office:value="46333.245" calcext:value-type="float">
            <text:p>46333</text:p>
          </table:table-cell>
          <table:table-cell table:formula="of:=[.C710]*65535" office:value-type="float" office:value="25201.929155478" calcext:value-type="float">
            <text:p>25202</text:p>
          </table:table-cell>
          <table:table-cell table:number-columns-repeated="1018"/>
        </table:table-row>
        <table:table-row table:style-name="ro1">
          <table:table-cell office:value-type="float" office:value="0.708" calcext:value-type="float">
            <text:p>0,708</text:p>
          </table:table-cell>
          <table:table-cell table:formula="of:=EXP([.A711]*[.$B$1])" office:value-type="float" office:value="8.36452877569274" calcext:value-type="float">
            <text:p>8,365</text:p>
          </table:table-cell>
          <table:table-cell table:formula="of:=([.B711]-[.$B$3])/([.$B$1003]-[.$B$3])" office:value-type="float" office:value="0.385869614532318" calcext:value-type="float">
            <text:p>0,386</text:p>
          </table:table-cell>
          <table:table-cell/>
          <table:table-cell table:formula="of:=[.A711]*65535" office:value-type="float" office:value="46398.78" calcext:value-type="float">
            <text:p>46399</text:p>
          </table:table-cell>
          <table:table-cell table:formula="of:=[.C711]*65535" office:value-type="float" office:value="25287.9651883754" calcext:value-type="float">
            <text:p>25288</text:p>
          </table:table-cell>
          <table:table-cell table:number-columns-repeated="1018"/>
        </table:table-row>
        <table:table-row table:style-name="ro1">
          <table:table-cell office:value-type="float" office:value="0.709" calcext:value-type="float">
            <text:p>0,709</text:p>
          </table:table-cell>
          <table:table-cell table:formula="of:=EXP([.A712]*[.$B$1])" office:value-type="float" office:value="8.38966004006794" calcext:value-type="float">
            <text:p>8,390</text:p>
          </table:table-cell>
          <table:table-cell table:formula="of:=([.B712]-[.$B$3])/([.$B$1003]-[.$B$3])" office:value-type="float" office:value="0.387186384632962" calcext:value-type="float">
            <text:p>0,387</text:p>
          </table:table-cell>
          <table:table-cell/>
          <table:table-cell table:formula="of:=[.A712]*65535" office:value-type="float" office:value="46464.315" calcext:value-type="float">
            <text:p>46464</text:p>
          </table:table-cell>
          <table:table-cell table:formula="of:=[.C712]*65535" office:value-type="float" office:value="25374.2597169212" calcext:value-type="float">
            <text:p>25374</text:p>
          </table:table-cell>
          <table:table-cell table:number-columns-repeated="1018"/>
        </table:table-row>
        <table:table-row table:style-name="ro1">
          <table:table-cell office:value-type="float" office:value="0.71" calcext:value-type="float">
            <text:p>0,710</text:p>
          </table:table-cell>
          <table:table-cell table:formula="of:=EXP([.A713]*[.$B$1])" office:value-type="float" office:value="8.41486681144013" calcext:value-type="float">
            <text:p>8,415</text:p>
          </table:table-cell>
          <table:table-cell table:formula="of:=([.B713]-[.$B$3])/([.$B$1003]-[.$B$3])" office:value-type="float" office:value="0.388507110975304" calcext:value-type="float">
            <text:p>0,389</text:p>
          </table:table-cell>
          <table:table-cell/>
          <table:table-cell table:formula="of:=[.A713]*65535" office:value-type="float" office:value="46529.85" calcext:value-type="float">
            <text:p>46530</text:p>
          </table:table-cell>
          <table:table-cell table:formula="of:=[.C713]*65535" office:value-type="float" office:value="25460.8135177665" calcext:value-type="float">
            <text:p>25461</text:p>
          </table:table-cell>
          <table:table-cell table:number-columns-repeated="1018"/>
        </table:table-row>
        <table:table-row table:style-name="ro1">
          <table:table-cell office:value-type="float" office:value="0.711" calcext:value-type="float">
            <text:p>0,711</text:p>
          </table:table-cell>
          <table:table-cell table:formula="of:=EXP([.A714]*[.$B$1])" office:value-type="float" office:value="8.44014931667042" calcext:value-type="float">
            <text:p>8,440</text:p>
          </table:table-cell>
          <table:table-cell table:formula="of:=([.B714]-[.$B$3])/([.$B$1003]-[.$B$3])" office:value-type="float" office:value="0.389831805445889" calcext:value-type="float">
            <text:p>0,390</text:p>
          </table:table-cell>
          <table:table-cell/>
          <table:table-cell table:formula="of:=[.A714]*65535" office:value-type="float" office:value="46595.385" calcext:value-type="float">
            <text:p>46595</text:p>
          </table:table-cell>
          <table:table-cell table:formula="of:=[.C714]*65535" office:value-type="float" office:value="25547.6273698963" calcext:value-type="float">
            <text:p>25548</text:p>
          </table:table-cell>
          <table:table-cell table:number-columns-repeated="1018"/>
        </table:table-row>
        <table:table-row table:style-name="ro1">
          <table:table-cell office:value-type="float" office:value="0.712" calcext:value-type="float">
            <text:p>0,712</text:p>
          </table:table-cell>
          <table:table-cell table:formula="of:=EXP([.A715]*[.$B$1])" office:value-type="float" office:value="8.46550778330153" calcext:value-type="float">
            <text:p>8,466</text:p>
          </table:table-cell>
          <table:table-cell table:formula="of:=([.B715]-[.$B$3])/([.$B$1003]-[.$B$3])" office:value-type="float" office:value="0.391160479966976" calcext:value-type="float">
            <text:p>0,391</text:p>
          </table:table-cell>
          <table:table-cell/>
          <table:table-cell table:formula="of:=[.A715]*65535" office:value-type="float" office:value="46660.92" calcext:value-type="float">
            <text:p>46661</text:p>
          </table:table-cell>
          <table:table-cell table:formula="of:=[.C715]*65535" office:value-type="float" office:value="25634.7020546358" calcext:value-type="float">
            <text:p>25635</text:p>
          </table:table-cell>
          <table:table-cell table:number-columns-repeated="1018"/>
        </table:table-row>
        <table:table-row table:style-name="ro1">
          <table:table-cell office:value-type="float" office:value="0.713" calcext:value-type="float">
            <text:p>0,713</text:p>
          </table:table-cell>
          <table:table-cell table:formula="of:=EXP([.A716]*[.$B$1])" office:value-type="float" office:value="8.49094243955983" calcext:value-type="float">
            <text:p>8,491</text:p>
          </table:table-cell>
          <table:table-cell table:formula="of:=([.B716]-[.$B$3])/([.$B$1003]-[.$B$3])" office:value-type="float" office:value="0.392493146496645" calcext:value-type="float">
            <text:p>0,392</text:p>
          </table:table-cell>
          <table:table-cell/>
          <table:table-cell table:formula="of:=[.A716]*65535" office:value-type="float" office:value="46726.455" calcext:value-type="float">
            <text:p>46726</text:p>
          </table:table-cell>
          <table:table-cell table:formula="of:=[.C716]*65535" office:value-type="float" office:value="25722.0383556576" calcext:value-type="float">
            <text:p>25722</text:p>
          </table:table-cell>
          <table:table-cell table:number-columns-repeated="1018"/>
        </table:table-row>
        <table:table-row table:style-name="ro1">
          <table:table-cell office:value-type="float" office:value="0.714" calcext:value-type="float">
            <text:p>0,714</text:p>
          </table:table-cell>
          <table:table-cell table:formula="of:=EXP([.A717]*[.$B$1])" office:value-type="float" office:value="8.51645351435741" calcext:value-type="float">
            <text:p>8,516</text:p>
          </table:table-cell>
          <table:table-cell table:formula="of:=([.B717]-[.$B$3])/([.$B$1003]-[.$B$3])" office:value-type="float" office:value="0.393829817028905" calcext:value-type="float">
            <text:p>0,394</text:p>
          </table:table-cell>
          <table:table-cell/>
          <table:table-cell table:formula="of:=[.A717]*65535" office:value-type="float" office:value="46791.99" calcext:value-type="float">
            <text:p>46792</text:p>
          </table:table-cell>
          <table:table-cell table:formula="of:=[.C717]*65535" office:value-type="float" office:value="25809.6370589893" calcext:value-type="float">
            <text:p>25810</text:p>
          </table:table-cell>
          <table:table-cell table:number-columns-repeated="1018"/>
        </table:table-row>
        <table:table-row table:style-name="ro1">
          <table:table-cell office:value-type="float" office:value="0.715" calcext:value-type="float">
            <text:p>0,715</text:p>
          </table:table-cell>
          <table:table-cell table:formula="of:=EXP([.A718]*[.$B$1])" office:value-type="float" office:value="8.54204123729409" calcext:value-type="float">
            <text:p>8,542</text:p>
          </table:table-cell>
          <table:table-cell table:formula="of:=([.B718]-[.$B$3])/([.$B$1003]-[.$B$3])" office:value-type="float" office:value="0.395170503593798" calcext:value-type="float">
            <text:p>0,395</text:p>
          </table:table-cell>
          <table:table-cell/>
          <table:table-cell table:formula="of:=[.A718]*65535" office:value-type="float" office:value="46857.525" calcext:value-type="float">
            <text:p>46858</text:p>
          </table:table-cell>
          <table:table-cell table:formula="of:=[.C718]*65535" office:value-type="float" office:value="25897.4989530195" calcext:value-type="float">
            <text:p>25897</text:p>
          </table:table-cell>
          <table:table-cell table:number-columns-repeated="1018"/>
        </table:table-row>
        <table:table-row table:style-name="ro1">
          <table:table-cell office:value-type="float" office:value="0.716" calcext:value-type="float">
            <text:p>0,716</text:p>
          </table:table-cell>
          <table:table-cell table:formula="of:=EXP([.A719]*[.$B$1])" office:value-type="float" office:value="8.56770583865957" calcext:value-type="float">
            <text:p>8,568</text:p>
          </table:table-cell>
          <table:table-cell table:formula="of:=([.B719]-[.$B$3])/([.$B$1003]-[.$B$3])" office:value-type="float" office:value="0.396515218257512" calcext:value-type="float">
            <text:p>0,397</text:p>
          </table:table-cell>
          <table:table-cell/>
          <table:table-cell table:formula="of:=[.A719]*65535" office:value-type="float" office:value="46923.06" calcext:value-type="float">
            <text:p>46923</text:p>
          </table:table-cell>
          <table:table-cell table:formula="of:=[.C719]*65535" office:value-type="float" office:value="25985.6248285061" calcext:value-type="float">
            <text:p>25986</text:p>
          </table:table-cell>
          <table:table-cell table:number-columns-repeated="1018"/>
        </table:table-row>
        <table:table-row table:style-name="ro1">
          <table:table-cell office:value-type="float" office:value="0.717" calcext:value-type="float">
            <text:p>0,717</text:p>
          </table:table-cell>
          <table:table-cell table:formula="of:=EXP([.A720]*[.$B$1])" office:value-type="float" office:value="8.59344754943544" calcext:value-type="float">
            <text:p>8,593</text:p>
          </table:table-cell>
          <table:table-cell table:formula="of:=([.B720]-[.$B$3])/([.$B$1003]-[.$B$3])" office:value-type="float" office:value="0.39786397312249" calcext:value-type="float">
            <text:p>0,398</text:p>
          </table:table-cell>
          <table:table-cell/>
          <table:table-cell table:formula="of:=[.A720]*65535" office:value-type="float" office:value="46988.595" calcext:value-type="float">
            <text:p>46989</text:p>
          </table:table-cell>
          <table:table-cell table:formula="of:=[.C720]*65535" office:value-type="float" office:value="26074.0154785824" calcext:value-type="float">
            <text:p>26074</text:p>
          </table:table-cell>
          <table:table-cell table:number-columns-repeated="1018"/>
        </table:table-row>
        <table:table-row table:style-name="ro1">
          <table:table-cell office:value-type="float" office:value="0.718" calcext:value-type="float">
            <text:p>0,718</text:p>
          </table:table-cell>
          <table:table-cell table:formula="of:=EXP([.A721]*[.$B$1])" office:value-type="float" office:value="8.61926660129725" calcext:value-type="float">
            <text:p>8,619</text:p>
          </table:table-cell>
          <table:table-cell table:formula="of:=([.B721]-[.$B$3])/([.$B$1003]-[.$B$3])" office:value-type="float" office:value="0.399216780327534" calcext:value-type="float">
            <text:p>0,399</text:p>
          </table:table-cell>
          <table:table-cell/>
          <table:table-cell table:formula="of:=[.A721]*65535" office:value-type="float" office:value="47054.13" calcext:value-type="float">
            <text:p>47054</text:p>
          </table:table-cell>
          <table:table-cell table:formula="of:=[.C721]*65535" office:value-type="float" office:value="26162.6716987649" calcext:value-type="float">
            <text:p>26163</text:p>
          </table:table-cell>
          <table:table-cell table:number-columns-repeated="1018"/>
        </table:table-row>
        <table:table-row table:style-name="ro1">
          <table:table-cell office:value-type="float" office:value="0.719" calcext:value-type="float">
            <text:p>0,719</text:p>
          </table:table-cell>
          <table:table-cell table:formula="of:=EXP([.A722]*[.$B$1])" office:value-type="float" office:value="8.64516322661666" calcext:value-type="float">
            <text:p>8,645</text:p>
          </table:table-cell>
          <table:table-cell table:formula="of:=([.B722]-[.$B$3])/([.$B$1003]-[.$B$3])" office:value-type="float" office:value="0.400573652047917" calcext:value-type="float">
            <text:p>0,401</text:p>
          </table:table-cell>
          <table:table-cell/>
          <table:table-cell table:formula="of:=[.A722]*65535" office:value-type="float" office:value="47119.665" calcext:value-type="float">
            <text:p>47120</text:p>
          </table:table-cell>
          <table:table-cell table:formula="of:=[.C722]*65535" office:value-type="float" office:value="26251.5942869603" calcext:value-type="float">
            <text:p>26252</text:p>
          </table:table-cell>
          <table:table-cell table:number-columns-repeated="1018"/>
        </table:table-row>
        <table:table-row table:style-name="ro1">
          <table:table-cell office:value-type="float" office:value="0.72" calcext:value-type="float">
            <text:p>0,720</text:p>
          </table:table-cell>
          <table:table-cell table:formula="of:=EXP([.A723]*[.$B$1])" office:value-type="float" office:value="8.67113765846346" calcext:value-type="float">
            <text:p>8,671</text:p>
          </table:table-cell>
          <table:table-cell table:formula="of:=([.B723]-[.$B$3])/([.$B$1003]-[.$B$3])" office:value-type="float" office:value="0.401934600495495" calcext:value-type="float">
            <text:p>0,402</text:p>
          </table:table-cell>
          <table:table-cell/>
          <table:table-cell table:formula="of:=[.A723]*65535" office:value-type="float" office:value="47185.2" calcext:value-type="float">
            <text:p>47185</text:p>
          </table:table-cell>
          <table:table-cell table:formula="of:=[.C723]*65535" office:value-type="float" office:value="26340.7840434723" calcext:value-type="float">
            <text:p>26341</text:p>
          </table:table-cell>
          <table:table-cell table:number-columns-repeated="1018"/>
        </table:table-row>
        <table:table-row table:style-name="ro1">
          <table:table-cell office:value-type="float" office:value="0.721" calcext:value-type="float">
            <text:p>0,721</text:p>
          </table:table-cell>
          <table:table-cell table:formula="of:=EXP([.A724]*[.$B$1])" office:value-type="float" office:value="8.69719013060771" calcext:value-type="float">
            <text:p>8,697</text:p>
          </table:table-cell>
          <table:table-cell table:formula="of:=([.B724]-[.$B$3])/([.$B$1003]-[.$B$3])" office:value-type="float" office:value="0.403299637918812" calcext:value-type="float">
            <text:p>0,403</text:p>
          </table:table-cell>
          <table:table-cell/>
          <table:table-cell table:formula="of:=[.A724]*65535" office:value-type="float" office:value="47250.735" calcext:value-type="float">
            <text:p>47251</text:p>
          </table:table-cell>
          <table:table-cell table:formula="of:=[.C724]*65535" office:value-type="float" office:value="26430.2417710094" calcext:value-type="float">
            <text:p>26430</text:p>
          </table:table-cell>
          <table:table-cell table:number-columns-repeated="1018"/>
        </table:table-row>
        <table:table-row table:style-name="ro1">
          <table:table-cell office:value-type="float" office:value="0.722" calcext:value-type="float">
            <text:p>0,722</text:p>
          </table:table-cell>
          <table:table-cell table:formula="of:=EXP([.A725]*[.$B$1])" office:value-type="float" office:value="8.72332087752185" calcext:value-type="float">
            <text:p>8,723</text:p>
          </table:table-cell>
          <table:table-cell table:formula="of:=([.B725]-[.$B$3])/([.$B$1003]-[.$B$3])" office:value-type="float" office:value="0.404668776603215" calcext:value-type="float">
            <text:p>0,405</text:p>
          </table:table-cell>
          <table:table-cell/>
          <table:table-cell table:formula="of:=[.A725]*65535" office:value-type="float" office:value="47316.27" calcext:value-type="float">
            <text:p>47316</text:p>
          </table:table-cell>
          <table:table-cell table:formula="of:=[.C725]*65535" office:value-type="float" office:value="26519.9682746917" calcext:value-type="float">
            <text:p>26520</text:p>
          </table:table-cell>
          <table:table-cell table:number-columns-repeated="1018"/>
        </table:table-row>
        <table:table-row table:style-name="ro1">
          <table:table-cell office:value-type="float" office:value="0.723" calcext:value-type="float">
            <text:p>0,723</text:p>
          </table:table-cell>
          <table:table-cell table:formula="of:=EXP([.A726]*[.$B$1])" office:value-type="float" office:value="8.74953013438276" calcext:value-type="float">
            <text:p>8,750</text:p>
          </table:table-cell>
          <table:table-cell table:formula="of:=([.B726]-[.$B$3])/([.$B$1003]-[.$B$3])" office:value-type="float" office:value="0.406042028870961" calcext:value-type="float">
            <text:p>0,406</text:p>
          </table:table-cell>
          <table:table-cell/>
          <table:table-cell table:formula="of:=[.A726]*65535" office:value-type="float" office:value="47381.805" calcext:value-type="float">
            <text:p>47382</text:p>
          </table:table-cell>
          <table:table-cell table:formula="of:=[.C726]*65535" office:value-type="float" office:value="26609.9643620585" calcext:value-type="float">
            <text:p>26610</text:p>
          </table:table-cell>
          <table:table-cell table:number-columns-repeated="1018"/>
        </table:table-row>
        <table:table-row table:style-name="ro1">
          <table:table-cell office:value-type="float" office:value="0.724" calcext:value-type="float">
            <text:p>0,724</text:p>
          </table:table-cell>
          <table:table-cell table:formula="of:=EXP([.A727]*[.$B$1])" office:value-type="float" office:value="8.77581813707395" calcext:value-type="float">
            <text:p>8,776</text:p>
          </table:table-cell>
          <table:table-cell table:formula="of:=([.B727]-[.$B$3])/([.$B$1003]-[.$B$3])" office:value-type="float" office:value="0.40741940708133" calcext:value-type="float">
            <text:p>0,407</text:p>
          </table:table-cell>
          <table:table-cell/>
          <table:table-cell table:formula="of:=[.A727]*65535" office:value-type="float" office:value="47447.34" calcext:value-type="float">
            <text:p>47447</text:p>
          </table:table-cell>
          <table:table-cell table:formula="of:=[.C727]*65535" office:value-type="float" office:value="26700.230843075" calcext:value-type="float">
            <text:p>26700</text:p>
          </table:table-cell>
          <table:table-cell table:number-columns-repeated="1018"/>
        </table:table-row>
        <table:table-row table:style-name="ro1">
          <table:table-cell office:value-type="float" office:value="0.725" calcext:value-type="float">
            <text:p>0,725</text:p>
          </table:table-cell>
          <table:table-cell table:formula="of:=EXP([.A728]*[.$B$1])" office:value-type="float" office:value="8.80218512218761" calcext:value-type="float">
            <text:p>8,802</text:p>
          </table:table-cell>
          <table:table-cell table:formula="of:=([.B728]-[.$B$3])/([.$B$1003]-[.$B$3])" office:value-type="float" office:value="0.408800923630735" calcext:value-type="float">
            <text:p>0,409</text:p>
          </table:table-cell>
          <table:table-cell/>
          <table:table-cell table:formula="of:=[.A728]*65535" office:value-type="float" office:value="47512.875" calcext:value-type="float">
            <text:p>47513</text:p>
          </table:table-cell>
          <table:table-cell table:formula="of:=[.C728]*65535" office:value-type="float" office:value="26790.7685301402" calcext:value-type="float">
            <text:p>26791</text:p>
          </table:table-cell>
          <table:table-cell table:number-columns-repeated="1018"/>
        </table:table-row>
        <table:table-row table:style-name="ro1">
          <table:table-cell office:value-type="float" office:value="0.726" calcext:value-type="float">
            <text:p>0,726</text:p>
          </table:table-cell>
          <table:table-cell table:formula="of:=EXP([.A729]*[.$B$1])" office:value-type="float" office:value="8.82863132702678" calcext:value-type="float">
            <text:p>8,829</text:p>
          </table:table-cell>
          <table:table-cell table:formula="of:=([.B729]-[.$B$3])/([.$B$1003]-[.$B$3])" office:value-type="float" office:value="0.410186590952833" calcext:value-type="float">
            <text:p>0,410</text:p>
          </table:table-cell>
          <table:table-cell/>
          <table:table-cell table:formula="of:=[.A729]*65535" office:value-type="float" office:value="47578.41" calcext:value-type="float">
            <text:p>47578</text:p>
          </table:table-cell>
          <table:table-cell table:formula="of:=[.C729]*65535" office:value-type="float" office:value="26881.5782380939" calcext:value-type="float">
            <text:p>26882</text:p>
          </table:table-cell>
          <table:table-cell table:number-columns-repeated="1018"/>
        </table:table-row>
        <table:table-row table:style-name="ro1">
          <table:table-cell office:value-type="float" office:value="0.727" calcext:value-type="float">
            <text:p>0,727</text:p>
          </table:table-cell>
          <table:table-cell table:formula="of:=EXP([.A730]*[.$B$1])" office:value-type="float" office:value="8.85515698960749" calcext:value-type="float">
            <text:p>8,855</text:p>
          </table:table-cell>
          <table:table-cell table:formula="of:=([.B730]-[.$B$3])/([.$B$1003]-[.$B$3])" office:value-type="float" office:value="0.411576421518642" calcext:value-type="float">
            <text:p>0,412</text:p>
          </table:table-cell>
          <table:table-cell/>
          <table:table-cell table:formula="of:=[.A730]*65535" office:value-type="float" office:value="47643.945" calcext:value-type="float">
            <text:p>47644</text:p>
          </table:table-cell>
          <table:table-cell table:formula="of:=[.C730]*65535" office:value-type="float" office:value="26972.6607842242" calcext:value-type="float">
            <text:p>26973</text:p>
          </table:table-cell>
          <table:table-cell table:number-columns-repeated="1018"/>
        </table:table-row>
        <table:table-row table:style-name="ro1">
          <table:table-cell office:value-type="float" office:value="0.728" calcext:value-type="float">
            <text:p>0,728</text:p>
          </table:table-cell>
          <table:table-cell table:formula="of:=EXP([.A731]*[.$B$1])" office:value-type="float" office:value="8.88176234866087" calcext:value-type="float">
            <text:p>8,882</text:p>
          </table:table-cell>
          <table:table-cell table:formula="of:=([.B731]-[.$B$3])/([.$B$1003]-[.$B$3])" office:value-type="float" office:value="0.412970427836644" calcext:value-type="float">
            <text:p>0,413</text:p>
          </table:table-cell>
          <table:table-cell/>
          <table:table-cell table:formula="of:=[.A731]*65535" office:value-type="float" office:value="47709.48" calcext:value-type="float">
            <text:p>47709</text:p>
          </table:table-cell>
          <table:table-cell table:formula="of:=[.C731]*65535" office:value-type="float" office:value="27064.0169882744" calcext:value-type="float">
            <text:p>27064</text:p>
          </table:table-cell>
          <table:table-cell table:number-columns-repeated="1018"/>
        </table:table-row>
        <table:table-row table:style-name="ro1">
          <table:table-cell office:value-type="float" office:value="0.729" calcext:value-type="float">
            <text:p>0,729</text:p>
          </table:table-cell>
          <table:table-cell table:formula="of:=EXP([.A732]*[.$B$1])" office:value-type="float" office:value="8.90844764363535" calcext:value-type="float">
            <text:p>8,908</text:p>
          </table:table-cell>
          <table:table-cell table:formula="of:=([.B732]-[.$B$3])/([.$B$1003]-[.$B$3])" office:value-type="float" office:value="0.414368622452906" calcext:value-type="float">
            <text:p>0,414</text:p>
          </table:table-cell>
          <table:table-cell/>
          <table:table-cell table:formula="of:=[.A732]*65535" office:value-type="float" office:value="47775.015" calcext:value-type="float">
            <text:p>47775</text:p>
          </table:table-cell>
          <table:table-cell table:formula="of:=[.C732]*65535" office:value-type="float" office:value="27155.6476724512" calcext:value-type="float">
            <text:p>27156</text:p>
          </table:table-cell>
          <table:table-cell table:number-columns-repeated="1018"/>
        </table:table-row>
        <table:table-row table:style-name="ro1">
          <table:table-cell office:value-type="float" office:value="0.73" calcext:value-type="float">
            <text:p>0,730</text:p>
          </table:table-cell>
          <table:table-cell table:formula="of:=EXP([.A733]*[.$B$1])" office:value-type="float" office:value="8.93521311469875" calcext:value-type="float">
            <text:p>8,935</text:p>
          </table:table-cell>
          <table:table-cell table:formula="of:=([.B733]-[.$B$3])/([.$B$1003]-[.$B$3])" office:value-type="float" office:value="0.415771017951189" calcext:value-type="float">
            <text:p>0,416</text:p>
          </table:table-cell>
          <table:table-cell/>
          <table:table-cell table:formula="of:=[.A733]*65535" office:value-type="float" office:value="47840.55" calcext:value-type="float">
            <text:p>47841</text:p>
          </table:table-cell>
          <table:table-cell table:formula="of:=[.C733]*65535" office:value-type="float" office:value="27247.5536614312" calcext:value-type="float">
            <text:p>27248</text:p>
          </table:table-cell>
          <table:table-cell table:number-columns-repeated="1018"/>
        </table:table-row>
        <table:table-row table:style-name="ro1">
          <table:table-cell office:value-type="float" office:value="0.731" calcext:value-type="float">
            <text:p>0,731</text:p>
          </table:table-cell>
          <table:table-cell table:formula="of:=EXP([.A734]*[.$B$1])" office:value-type="float" office:value="8.9620590027405" calcext:value-type="float">
            <text:p>8,962</text:p>
          </table:table-cell>
          <table:table-cell table:formula="of:=([.B734]-[.$B$3])/([.$B$1003]-[.$B$3])" office:value-type="float" office:value="0.417177626953063" calcext:value-type="float">
            <text:p>0,417</text:p>
          </table:table-cell>
          <table:table-cell/>
          <table:table-cell table:formula="of:=[.A734]*65535" office:value-type="float" office:value="47906.085" calcext:value-type="float">
            <text:p>47906</text:p>
          </table:table-cell>
          <table:table-cell table:formula="of:=[.C734]*65535" office:value-type="float" office:value="27339.735782369" calcext:value-type="float">
            <text:p>27340</text:p>
          </table:table-cell>
          <table:table-cell table:number-columns-repeated="1018"/>
        </table:table-row>
        <table:table-row table:style-name="ro1">
          <table:table-cell office:value-type="float" office:value="0.732" calcext:value-type="float">
            <text:p>0,732</text:p>
          </table:table-cell>
          <table:table-cell table:formula="of:=EXP([.A735]*[.$B$1])" office:value-type="float" office:value="8.98898554937376" calcext:value-type="float">
            <text:p>8,989</text:p>
          </table:table-cell>
          <table:table-cell table:formula="of:=([.B735]-[.$B$3])/([.$B$1003]-[.$B$3])" office:value-type="float" office:value="0.418588462118017" calcext:value-type="float">
            <text:p>0,419</text:p>
          </table:table-cell>
          <table:table-cell/>
          <table:table-cell table:formula="of:=[.A735]*65535" office:value-type="float" office:value="47971.62" calcext:value-type="float">
            <text:p>47972</text:p>
          </table:table-cell>
          <table:table-cell table:formula="of:=[.C735]*65535" office:value-type="float" office:value="27432.1948649042" calcext:value-type="float">
            <text:p>27432</text:p>
          </table:table-cell>
          <table:table-cell table:number-columns-repeated="1018"/>
        </table:table-row>
        <table:table-row table:style-name="ro1">
          <table:table-cell office:value-type="float" office:value="0.733" calcext:value-type="float">
            <text:p>0,733</text:p>
          </table:table-cell>
          <table:table-cell table:formula="of:=EXP([.A736]*[.$B$1])" office:value-type="float" office:value="9.01599299693764" calcext:value-type="float">
            <text:p>9,016</text:p>
          </table:table-cell>
          <table:table-cell table:formula="of:=([.B736]-[.$B$3])/([.$B$1003]-[.$B$3])" office:value-type="float" office:value="0.420003536143578" calcext:value-type="float">
            <text:p>0,420</text:p>
          </table:table-cell>
          <table:table-cell/>
          <table:table-cell table:formula="of:=[.A736]*65535" office:value-type="float" office:value="48037.155" calcext:value-type="float">
            <text:p>48037</text:p>
          </table:table-cell>
          <table:table-cell table:formula="of:=[.C736]*65535" office:value-type="float" office:value="27524.9317411694" calcext:value-type="float">
            <text:p>27525</text:p>
          </table:table-cell>
          <table:table-cell table:number-columns-repeated="1018"/>
        </table:table-row>
        <table:table-row table:style-name="ro1">
          <table:table-cell office:value-type="float" office:value="0.734" calcext:value-type="float">
            <text:p>0,734</text:p>
          </table:table-cell>
          <table:table-cell table:formula="of:=EXP([.A737]*[.$B$1])" office:value-type="float" office:value="9.04308158849936" calcext:value-type="float">
            <text:p>9,043</text:p>
          </table:table-cell>
          <table:table-cell table:formula="of:=([.B737]-[.$B$3])/([.$B$1003]-[.$B$3])" office:value-type="float" office:value="0.421422861765421" calcext:value-type="float">
            <text:p>0,421</text:p>
          </table:table-cell>
          <table:table-cell/>
          <table:table-cell table:formula="of:=[.A737]*65535" office:value-type="float" office:value="48102.69" calcext:value-type="float">
            <text:p>48103</text:p>
          </table:table-cell>
          <table:table-cell table:formula="of:=[.C737]*65535" office:value-type="float" office:value="27617.9472457969" calcext:value-type="float">
            <text:p>27618</text:p>
          </table:table-cell>
          <table:table-cell table:number-columns-repeated="1018"/>
        </table:table-row>
        <table:table-row table:style-name="ro1">
          <table:table-cell office:value-type="float" office:value="0.735" calcext:value-type="float">
            <text:p>0,735</text:p>
          </table:table-cell>
          <table:table-cell table:formula="of:=EXP([.A738]*[.$B$1])" office:value-type="float" office:value="9.07025156785641" calcext:value-type="float">
            <text:p>9,070</text:p>
          </table:table-cell>
          <table:table-cell table:formula="of:=([.B738]-[.$B$3])/([.$B$1003]-[.$B$3])" office:value-type="float" office:value="0.422846451757487" calcext:value-type="float">
            <text:p>0,423</text:p>
          </table:table-cell>
          <table:table-cell/>
          <table:table-cell table:formula="of:=[.A738]*65535" office:value-type="float" office:value="48168.225" calcext:value-type="float">
            <text:p>48168</text:p>
          </table:table-cell>
          <table:table-cell table:formula="of:=[.C738]*65535" office:value-type="float" office:value="27711.2422159269" calcext:value-type="float">
            <text:p>27711</text:p>
          </table:table-cell>
          <table:table-cell table:number-columns-repeated="1018"/>
        </table:table-row>
        <table:table-row table:style-name="ro1">
          <table:table-cell office:value-type="float" office:value="0.736" calcext:value-type="float">
            <text:p>0,736</text:p>
          </table:table-cell>
          <table:table-cell table:formula="of:=EXP([.A739]*[.$B$1])" office:value-type="float" office:value="9.0975031795388" calcext:value-type="float">
            <text:p>9,098</text:p>
          </table:table-cell>
          <table:table-cell table:formula="of:=([.B739]-[.$B$3])/([.$B$1003]-[.$B$3])" office:value-type="float" office:value="0.424274318932095" calcext:value-type="float">
            <text:p>0,424</text:p>
          </table:table-cell>
          <table:table-cell/>
          <table:table-cell table:formula="of:=[.A739]*65535" office:value-type="float" office:value="48233.76" calcext:value-type="float">
            <text:p>48234</text:p>
          </table:table-cell>
          <table:table-cell table:formula="of:=[.C739]*65535" office:value-type="float" office:value="27804.8174912148" calcext:value-type="float">
            <text:p>27805</text:p>
          </table:table-cell>
          <table:table-cell table:number-columns-repeated="1018"/>
        </table:table-row>
        <table:table-row table:style-name="ro1">
          <table:table-cell office:value-type="float" office:value="0.737" calcext:value-type="float">
            <text:p>0,737</text:p>
          </table:table-cell>
          <table:table-cell table:formula="of:=EXP([.A740]*[.$B$1])" office:value-type="float" office:value="9.12483666881121" calcext:value-type="float">
            <text:p>9,125</text:p>
          </table:table-cell>
          <table:table-cell table:formula="of:=([.B740]-[.$B$3])/([.$B$1003]-[.$B$3])" office:value-type="float" office:value="0.425706476140059" calcext:value-type="float">
            <text:p>0,426</text:p>
          </table:table-cell>
          <table:table-cell/>
          <table:table-cell table:formula="of:=[.A740]*65535" office:value-type="float" office:value="48299.295" calcext:value-type="float">
            <text:p>48299</text:p>
          </table:table-cell>
          <table:table-cell table:formula="of:=[.C740]*65535" office:value-type="float" office:value="27898.6739138388" calcext:value-type="float">
            <text:p>27899</text:p>
          </table:table-cell>
          <table:table-cell table:number-columns-repeated="1018"/>
        </table:table-row>
        <table:table-row table:style-name="ro1">
          <table:table-cell office:value-type="float" office:value="0.738" calcext:value-type="float">
            <text:p>0,738</text:p>
          </table:table-cell>
          <table:table-cell table:formula="of:=EXP([.A741]*[.$B$1])" office:value-type="float" office:value="9.15225228167523" calcext:value-type="float">
            <text:p>9,152</text:p>
          </table:table-cell>
          <table:table-cell table:formula="of:=([.B741]-[.$B$3])/([.$B$1003]-[.$B$3])" office:value-type="float" office:value="0.427142936270804" calcext:value-type="float">
            <text:p>0,427</text:p>
          </table:table-cell>
          <table:table-cell/>
          <table:table-cell table:formula="of:=[.A741]*65535" office:value-type="float" office:value="48364.83" calcext:value-type="float">
            <text:p>48365</text:p>
          </table:table-cell>
          <table:table-cell table:formula="of:=[.C741]*65535" office:value-type="float" office:value="27992.8123285072" calcext:value-type="float">
            <text:p>27993</text:p>
          </table:table-cell>
          <table:table-cell table:number-columns-repeated="1018"/>
        </table:table-row>
        <table:table-row table:style-name="ro1">
          <table:table-cell office:value-type="float" office:value="0.739" calcext:value-type="float">
            <text:p>0,739</text:p>
          </table:table-cell>
          <table:table-cell table:formula="of:=EXP([.A742]*[.$B$1])" office:value-type="float" office:value="9.17975026487157" calcext:value-type="float">
            <text:p>9,180</text:p>
          </table:table-cell>
          <table:table-cell table:formula="of:=([.B742]-[.$B$3])/([.$B$1003]-[.$B$3])" office:value-type="float" office:value="0.428583712252481" calcext:value-type="float">
            <text:p>0,429</text:p>
          </table:table-cell>
          <table:table-cell/>
          <table:table-cell table:formula="of:=[.A742]*65535" office:value-type="float" office:value="48430.365" calcext:value-type="float">
            <text:p>48430</text:p>
          </table:table-cell>
          <table:table-cell table:formula="of:=[.C742]*65535" office:value-type="float" office:value="28087.2335824664" calcext:value-type="float">
            <text:p>28087</text:p>
          </table:table-cell>
          <table:table-cell table:number-columns-repeated="1018"/>
        </table:table-row>
        <table:table-row table:style-name="ro1">
          <table:table-cell office:value-type="float" office:value="0.74" calcext:value-type="float">
            <text:p>0,740</text:p>
          </table:table-cell>
          <table:table-cell table:formula="of:=EXP([.A743]*[.$B$1])" office:value-type="float" office:value="9.20733086588225" calcext:value-type="float">
            <text:p>9,207</text:p>
          </table:table-cell>
          <table:table-cell table:formula="of:=([.B743]-[.$B$3])/([.$B$1003]-[.$B$3])" office:value-type="float" office:value="0.430028817052083" calcext:value-type="float">
            <text:p>0,430</text:p>
          </table:table-cell>
          <table:table-cell/>
          <table:table-cell table:formula="of:=[.A743]*65535" office:value-type="float" office:value="48495.9" calcext:value-type="float">
            <text:p>48496</text:p>
          </table:table-cell>
          <table:table-cell table:formula="of:=[.C743]*65535" office:value-type="float" office:value="28181.9385255083" calcext:value-type="float">
            <text:p>28182</text:p>
          </table:table-cell>
          <table:table-cell table:number-columns-repeated="1018"/>
        </table:table-row>
        <table:table-row table:style-name="ro1">
          <table:table-cell office:value-type="float" office:value="0.741" calcext:value-type="float">
            <text:p>0,741</text:p>
          </table:table-cell>
          <table:table-cell table:formula="of:=EXP([.A744]*[.$B$1])" office:value-type="float" office:value="9.23499433293287" calcext:value-type="float">
            <text:p>9,235</text:p>
          </table:table-cell>
          <table:table-cell table:formula="of:=([.B744]-[.$B$3])/([.$B$1003]-[.$B$3])" office:value-type="float" office:value="0.431478263675564" calcext:value-type="float">
            <text:p>0,431</text:p>
          </table:table-cell>
          <table:table-cell/>
          <table:table-cell table:formula="of:=[.A744]*65535" office:value-type="float" office:value="48561.435" calcext:value-type="float">
            <text:p>48561</text:p>
          </table:table-cell>
          <table:table-cell table:formula="of:=[.C744]*65535" office:value-type="float" office:value="28276.9280099781" calcext:value-type="float">
            <text:p>28277</text:p>
          </table:table-cell>
          <table:table-cell table:number-columns-repeated="1018"/>
        </table:table-row>
        <table:table-row table:style-name="ro1">
          <table:table-cell office:value-type="float" office:value="0.742" calcext:value-type="float">
            <text:p>0,742</text:p>
          </table:table-cell>
          <table:table-cell table:formula="of:=EXP([.A745]*[.$B$1])" office:value-type="float" office:value="9.26274091499483" calcext:value-type="float">
            <text:p>9,263</text:p>
          </table:table-cell>
          <table:table-cell table:formula="of:=([.B745]-[.$B$3])/([.$B$1003]-[.$B$3])" office:value-type="float" office:value="0.432932065167952" calcext:value-type="float">
            <text:p>0,433</text:p>
          </table:table-cell>
          <table:table-cell/>
          <table:table-cell table:formula="of:=[.A745]*65535" office:value-type="float" office:value="48626.97" calcext:value-type="float">
            <text:p>48627</text:p>
          </table:table-cell>
          <table:table-cell table:formula="of:=[.C745]*65535" office:value-type="float" office:value="28372.2028907817" calcext:value-type="float">
            <text:p>28372</text:p>
          </table:table-cell>
          <table:table-cell table:number-columns-repeated="1018"/>
        </table:table-row>
        <table:table-row table:style-name="ro1">
          <table:table-cell office:value-type="float" office:value="0.743" calcext:value-type="float">
            <text:p>0,743</text:p>
          </table:table-cell>
          <table:table-cell table:formula="of:=EXP([.A746]*[.$B$1])" office:value-type="float" office:value="9.29057086178755" calcext:value-type="float">
            <text:p>9,291</text:p>
          </table:table-cell>
          <table:table-cell table:formula="of:=([.B746]-[.$B$3])/([.$B$1003]-[.$B$3])" office:value-type="float" office:value="0.434390234613471" calcext:value-type="float">
            <text:p>0,434</text:p>
          </table:table-cell>
          <table:table-cell/>
          <table:table-cell table:formula="of:=[.A746]*65535" office:value-type="float" office:value="48692.505" calcext:value-type="float">
            <text:p>48693</text:p>
          </table:table-cell>
          <table:table-cell table:formula="of:=[.C746]*65535" office:value-type="float" office:value="28467.7640253938" calcext:value-type="float">
            <text:p>28468</text:p>
          </table:table-cell>
          <table:table-cell table:number-columns-repeated="1018"/>
        </table:table-row>
        <table:table-row table:style-name="ro1">
          <table:table-cell office:value-type="float" office:value="0.744" calcext:value-type="float">
            <text:p>0,744</text:p>
          </table:table-cell>
          <table:table-cell table:formula="of:=EXP([.A747]*[.$B$1])" office:value-type="float" office:value="9.31848442378074" calcext:value-type="float">
            <text:p>9,318</text:p>
          </table:table-cell>
          <table:table-cell table:formula="of:=([.B747]-[.$B$3])/([.$B$1003]-[.$B$3])" office:value-type="float" office:value="0.435852785135656" calcext:value-type="float">
            <text:p>0,436</text:p>
          </table:table-cell>
          <table:table-cell/>
          <table:table-cell table:formula="of:=[.A747]*65535" office:value-type="float" office:value="48758.04" calcext:value-type="float">
            <text:p>48758</text:p>
          </table:table-cell>
          <table:table-cell table:formula="of:=[.C747]*65535" office:value-type="float" office:value="28563.6122738652" calcext:value-type="float">
            <text:p>28564</text:p>
          </table:table-cell>
          <table:table-cell table:number-columns-repeated="1018"/>
        </table:table-row>
        <table:table-row table:style-name="ro1">
          <table:table-cell office:value-type="float" office:value="0.745" calcext:value-type="float">
            <text:p>0,745</text:p>
          </table:table-cell>
          <table:table-cell table:formula="of:=EXP([.A748]*[.$B$1])" office:value-type="float" office:value="9.34648185219663" calcext:value-type="float">
            <text:p>9,346</text:p>
          </table:table-cell>
          <table:table-cell table:formula="of:=([.B748]-[.$B$3])/([.$B$1003]-[.$B$3])" office:value-type="float" office:value="0.437319729897471" calcext:value-type="float">
            <text:p>0,437</text:p>
          </table:table-cell>
          <table:table-cell/>
          <table:table-cell table:formula="of:=[.A748]*65535" office:value-type="float" office:value="48823.575" calcext:value-type="float">
            <text:p>48824</text:p>
          </table:table-cell>
          <table:table-cell table:formula="of:=[.C748]*65535" office:value-type="float" office:value="28659.7484988307" calcext:value-type="float">
            <text:p>28660</text:p>
          </table:table-cell>
          <table:table-cell table:number-columns-repeated="1018"/>
        </table:table-row>
        <table:table-row table:style-name="ro1">
          <table:table-cell office:value-type="float" office:value="0.746" calcext:value-type="float">
            <text:p>0,746</text:p>
          </table:table-cell>
          <table:table-cell table:formula="of:=EXP([.A749]*[.$B$1])" office:value-type="float" office:value="9.37456339901229" calcext:value-type="float">
            <text:p>9,375</text:p>
          </table:table-cell>
          <table:table-cell table:formula="of:=([.B749]-[.$B$3])/([.$B$1003]-[.$B$3])" office:value-type="float" office:value="0.438791082101429" calcext:value-type="float">
            <text:p>0,439</text:p>
          </table:table-cell>
          <table:table-cell/>
          <table:table-cell table:formula="of:=[.A749]*65535" office:value-type="float" office:value="48889.11" calcext:value-type="float">
            <text:p>48889</text:p>
          </table:table-cell>
          <table:table-cell table:formula="of:=[.C749]*65535" office:value-type="float" office:value="28756.1735655171" calcext:value-type="float">
            <text:p>28756</text:p>
          </table:table-cell>
          <table:table-cell table:number-columns-repeated="1018"/>
        </table:table-row>
        <table:table-row table:style-name="ro1">
          <table:table-cell office:value-type="float" office:value="0.747" calcext:value-type="float">
            <text:p>0,747</text:p>
          </table:table-cell>
          <table:table-cell table:formula="of:=EXP([.A750]*[.$B$1])" office:value-type="float" office:value="9.40272931696182" calcext:value-type="float">
            <text:p>9,403</text:p>
          </table:table-cell>
          <table:table-cell table:formula="of:=([.B750]-[.$B$3])/([.$B$1003]-[.$B$3])" office:value-type="float" office:value="0.44026685498971" calcext:value-type="float">
            <text:p>0,440</text:p>
          </table:table-cell>
          <table:table-cell/>
          <table:table-cell table:formula="of:=[.A750]*65535" office:value-type="float" office:value="48954.645" calcext:value-type="float">
            <text:p>48955</text:p>
          </table:table-cell>
          <table:table-cell table:formula="of:=[.C750]*65535" office:value-type="float" office:value="28852.8883417506" calcext:value-type="float">
            <text:p>28853</text:p>
          </table:table-cell>
          <table:table-cell table:number-columns-repeated="1018"/>
        </table:table-row>
        <table:table-row table:style-name="ro1">
          <table:table-cell office:value-type="float" office:value="0.748" calcext:value-type="float">
            <text:p>0,748</text:p>
          </table:table-cell>
          <table:table-cell table:formula="of:=EXP([.A751]*[.$B$1])" office:value-type="float" office:value="9.43097985953866" calcext:value-type="float">
            <text:p>9,431</text:p>
          </table:table-cell>
          <table:table-cell table:formula="of:=([.B751]-[.$B$3])/([.$B$1003]-[.$B$3])" office:value-type="float" office:value="0.441747061844279" calcext:value-type="float">
            <text:p>0,442</text:p>
          </table:table-cell>
          <table:table-cell/>
          <table:table-cell table:formula="of:=[.A751]*65535" office:value-type="float" office:value="49020.18" calcext:value-type="float">
            <text:p>49020</text:p>
          </table:table-cell>
          <table:table-cell table:formula="of:=[.C751]*65535" office:value-type="float" office:value="28949.8936979648" calcext:value-type="float">
            <text:p>28950</text:p>
          </table:table-cell>
          <table:table-cell table:number-columns-repeated="1018"/>
        </table:table-row>
        <table:table-row table:style-name="ro1">
          <table:table-cell office:value-type="float" office:value="0.749" calcext:value-type="float">
            <text:p>0,749</text:p>
          </table:table-cell>
          <table:table-cell table:formula="of:=EXP([.A752]*[.$B$1])" office:value-type="float" office:value="9.4593152809979" calcext:value-type="float">
            <text:p>9,459</text:p>
          </table:table-cell>
          <table:table-cell table:formula="of:=([.B752]-[.$B$3])/([.$B$1003]-[.$B$3])" office:value-type="float" office:value="0.44323171598701" calcext:value-type="float">
            <text:p>0,443</text:p>
          </table:table-cell>
          <table:table-cell/>
          <table:table-cell table:formula="of:=[.A752]*65535" office:value-type="float" office:value="49085.715" calcext:value-type="float">
            <text:p>49086</text:p>
          </table:table-cell>
          <table:table-cell table:formula="of:=[.C752]*65535" office:value-type="float" office:value="29047.1905072087" calcext:value-type="float">
            <text:p>29047</text:p>
          </table:table-cell>
          <table:table-cell table:number-columns-repeated="1018"/>
        </table:table-row>
        <table:table-row table:style-name="ro1">
          <table:table-cell office:value-type="float" office:value="0.75" calcext:value-type="float">
            <text:p>0,750</text:p>
          </table:table-cell>
          <table:table-cell table:formula="of:=EXP([.A753]*[.$B$1])" office:value-type="float" office:value="9.48773583635853" calcext:value-type="float">
            <text:p>9,488</text:p>
          </table:table-cell>
          <table:table-cell table:formula="of:=([.B753]-[.$B$3])/([.$B$1003]-[.$B$3])" office:value-type="float" office:value="0.444720830779798" calcext:value-type="float">
            <text:p>0,445</text:p>
          </table:table-cell>
          <table:table-cell/>
          <table:table-cell table:formula="of:=[.A753]*65535" office:value-type="float" office:value="49151.25" calcext:value-type="float">
            <text:p>49151</text:p>
          </table:table-cell>
          <table:table-cell table:formula="of:=[.C753]*65535" office:value-type="float" office:value="29144.779645154" calcext:value-type="float">
            <text:p>29145</text:p>
          </table:table-cell>
          <table:table-cell table:number-columns-repeated="1018"/>
        </table:table-row>
        <table:table-row table:style-name="ro1">
          <table:table-cell office:value-type="float" office:value="0.751" calcext:value-type="float">
            <text:p>0,751</text:p>
          </table:table-cell>
          <table:table-cell table:formula="of:=EXP([.A754]*[.$B$1])" office:value-type="float" office:value="9.51624178140572" calcext:value-type="float">
            <text:p>9,516</text:p>
          </table:table-cell>
          <table:table-cell table:formula="of:=([.B754]-[.$B$3])/([.$B$1003]-[.$B$3])" office:value-type="float" office:value="0.446214419624687" calcext:value-type="float">
            <text:p>0,446</text:p>
          </table:table-cell>
          <table:table-cell/>
          <table:table-cell table:formula="of:=[.A754]*65535" office:value-type="float" office:value="49216.785" calcext:value-type="float">
            <text:p>49217</text:p>
          </table:table-cell>
          <table:table-cell table:formula="of:=[.C754]*65535" office:value-type="float" office:value="29242.6619901039" calcext:value-type="float">
            <text:p>29243</text:p>
          </table:table-cell>
          <table:table-cell table:number-columns-repeated="1018"/>
        </table:table-row>
        <table:table-row table:style-name="ro1">
          <table:table-cell office:value-type="float" office:value="0.752" calcext:value-type="float">
            <text:p>0,752</text:p>
          </table:table-cell>
          <table:table-cell table:formula="of:=EXP([.A755]*[.$B$1])" office:value-type="float" office:value="9.54483337269318" calcext:value-type="float">
            <text:p>9,545</text:p>
          </table:table-cell>
          <table:table-cell table:formula="of:=([.B755]-[.$B$3])/([.$B$1003]-[.$B$3])" office:value-type="float" office:value="0.447712495963987" calcext:value-type="float">
            <text:p>0,448</text:p>
          </table:table-cell>
          <table:table-cell/>
          <table:table-cell table:formula="of:=[.A755]*65535" office:value-type="float" office:value="49282.32" calcext:value-type="float">
            <text:p>49282</text:p>
          </table:table-cell>
          <table:table-cell table:formula="of:=[.C755]*65535" office:value-type="float" office:value="29340.8384229999" calcext:value-type="float">
            <text:p>29341</text:p>
          </table:table-cell>
          <table:table-cell table:number-columns-repeated="1018"/>
        </table:table-row>
        <table:table-row table:style-name="ro1">
          <table:table-cell office:value-type="float" office:value="0.753" calcext:value-type="float">
            <text:p>0,753</text:p>
          </table:table-cell>
          <table:table-cell table:formula="of:=EXP([.A756]*[.$B$1])" office:value-type="float" office:value="9.57351086754541" calcext:value-type="float">
            <text:p>9,574</text:p>
          </table:table-cell>
          <table:table-cell table:formula="of:=([.B756]-[.$B$3])/([.$B$1003]-[.$B$3])" office:value-type="float" office:value="0.449215073280394" calcext:value-type="float">
            <text:p>0,449</text:p>
          </table:table-cell>
          <table:table-cell/>
          <table:table-cell table:formula="of:=[.A756]*65535" office:value-type="float" office:value="49347.855" calcext:value-type="float">
            <text:p>49348</text:p>
          </table:table-cell>
          <table:table-cell table:formula="of:=[.C756]*65535" office:value-type="float" office:value="29439.3098274306" calcext:value-type="float">
            <text:p>29439</text:p>
          </table:table-cell>
          <table:table-cell table:number-columns-repeated="1018"/>
        </table:table-row>
        <table:table-row table:style-name="ro1">
          <table:table-cell office:value-type="float" office:value="0.754" calcext:value-type="float">
            <text:p>0,754</text:p>
          </table:table-cell>
          <table:table-cell table:formula="of:=EXP([.A757]*[.$B$1])" office:value-type="float" office:value="9.60227452406008" calcext:value-type="float">
            <text:p>9,602</text:p>
          </table:table-cell>
          <table:table-cell table:formula="of:=([.B757]-[.$B$3])/([.$B$1003]-[.$B$3])" office:value-type="float" office:value="0.450722165097115" calcext:value-type="float">
            <text:p>0,451</text:p>
          </table:table-cell>
          <table:table-cell/>
          <table:table-cell table:formula="of:=[.A757]*65535" office:value-type="float" office:value="49413.39" calcext:value-type="float">
            <text:p>49413</text:p>
          </table:table-cell>
          <table:table-cell table:formula="of:=[.C757]*65535" office:value-type="float" office:value="29538.0770896395" calcext:value-type="float">
            <text:p>29538</text:p>
          </table:table-cell>
          <table:table-cell table:number-columns-repeated="1018"/>
        </table:table-row>
        <table:table-row table:style-name="ro1">
          <table:table-cell office:value-type="float" office:value="0.755" calcext:value-type="float">
            <text:p>0,755</text:p>
          </table:table-cell>
          <table:table-cell table:formula="of:=EXP([.A758]*[.$B$1])" office:value-type="float" office:value="9.63112460111029" calcext:value-type="float">
            <text:p>9,631</text:p>
          </table:table-cell>
          <table:table-cell table:formula="of:=([.B758]-[.$B$3])/([.$B$1003]-[.$B$3])" office:value-type="float" office:value="0.452233784977987" calcext:value-type="float">
            <text:p>0,452</text:p>
          </table:table-cell>
          <table:table-cell/>
          <table:table-cell table:formula="of:=[.A758]*65535" office:value-type="float" office:value="49478.925" calcext:value-type="float">
            <text:p>49479</text:p>
          </table:table-cell>
          <table:table-cell table:formula="of:=[.C758]*65535" office:value-type="float" office:value="29637.1410985324" calcext:value-type="float">
            <text:p>29637</text:p>
          </table:table-cell>
          <table:table-cell table:number-columns-repeated="1018"/>
        </table:table-row>
        <table:table-row table:style-name="ro1">
          <table:table-cell office:value-type="float" office:value="0.756" calcext:value-type="float">
            <text:p>0,756</text:p>
          </table:table-cell>
          <table:table-cell table:formula="of:=EXP([.A759]*[.$B$1])" office:value-type="float" office:value="9.6600613583469" calcext:value-type="float">
            <text:p>9,660</text:p>
          </table:table-cell>
          <table:table-cell table:formula="of:=([.B759]-[.$B$3])/([.$B$1003]-[.$B$3])" office:value-type="float" office:value="0.453749946527598" calcext:value-type="float">
            <text:p>0,454</text:p>
          </table:table-cell>
          <table:table-cell/>
          <table:table-cell table:formula="of:=[.A759]*65535" office:value-type="float" office:value="49544.46" calcext:value-type="float">
            <text:p>49544</text:p>
          </table:table-cell>
          <table:table-cell table:formula="of:=[.C759]*65535" office:value-type="float" office:value="29736.5027456861" calcext:value-type="float">
            <text:p>29737</text:p>
          </table:table-cell>
          <table:table-cell table:number-columns-repeated="1018"/>
        </table:table-row>
        <table:table-row table:style-name="ro1">
          <table:table-cell office:value-type="float" office:value="0.757" calcext:value-type="float">
            <text:p>0,757</text:p>
          </table:table-cell>
          <table:table-cell table:formula="of:=EXP([.A760]*[.$B$1])" office:value-type="float" office:value="9.68908505620096" calcext:value-type="float">
            <text:p>9,689</text:p>
          </table:table-cell>
          <table:table-cell table:formula="of:=([.B760]-[.$B$3])/([.$B$1003]-[.$B$3])" office:value-type="float" office:value="0.455270663391413" calcext:value-type="float">
            <text:p>0,455</text:p>
          </table:table-cell>
          <table:table-cell/>
          <table:table-cell table:formula="of:=[.A760]*65535" office:value-type="float" office:value="49609.995" calcext:value-type="float">
            <text:p>49610</text:p>
          </table:table-cell>
          <table:table-cell table:formula="of:=[.C760]*65535" office:value-type="float" office:value="29836.1629253563" calcext:value-type="float">
            <text:p>29836</text:p>
          </table:table-cell>
          <table:table-cell table:number-columns-repeated="1018"/>
        </table:table-row>
        <table:table-row table:style-name="ro1">
          <table:table-cell office:value-type="float" office:value="0.758" calcext:value-type="float">
            <text:p>0,758</text:p>
          </table:table-cell>
          <table:table-cell table:formula="of:=EXP([.A761]*[.$B$1])" office:value-type="float" office:value="9.71819595588592" calcext:value-type="float">
            <text:p>9,718</text:p>
          </table:table-cell>
          <table:table-cell table:formula="of:=([.B761]-[.$B$3])/([.$B$1003]-[.$B$3])" office:value-type="float" office:value="0.456795949255894" calcext:value-type="float">
            <text:p>0,457</text:p>
          </table:table-cell>
          <table:table-cell/>
          <table:table-cell table:formula="of:=[.A761]*65535" office:value-type="float" office:value="49675.53" calcext:value-type="float">
            <text:p>49676</text:p>
          </table:table-cell>
          <table:table-cell table:formula="of:=[.C761]*65535" office:value-type="float" office:value="29936.122534485" calcext:value-type="float">
            <text:p>29936</text:p>
          </table:table-cell>
          <table:table-cell table:number-columns-repeated="1018"/>
        </table:table-row>
        <table:table-row table:style-name="ro1">
          <table:table-cell office:value-type="float" office:value="0.759" calcext:value-type="float">
            <text:p>0,759</text:p>
          </table:table-cell>
          <table:table-cell table:formula="of:=EXP([.A762]*[.$B$1])" office:value-type="float" office:value="9.74739431940008" calcext:value-type="float">
            <text:p>9,747</text:p>
          </table:table-cell>
          <table:table-cell table:formula="of:=([.B762]-[.$B$3])/([.$B$1003]-[.$B$3])" office:value-type="float" office:value="0.458325817848623" calcext:value-type="float">
            <text:p>0,458</text:p>
          </table:table-cell>
          <table:table-cell/>
          <table:table-cell table:formula="of:=[.A762]*65535" office:value-type="float" office:value="49741.065" calcext:value-type="float">
            <text:p>49741</text:p>
          </table:table-cell>
          <table:table-cell table:formula="of:=[.C762]*65535" office:value-type="float" office:value="30036.3824727095" calcext:value-type="float">
            <text:p>30036</text:p>
          </table:table-cell>
          <table:table-cell table:number-columns-repeated="1018"/>
        </table:table-row>
        <table:table-row table:style-name="ro1">
          <table:table-cell office:value-type="float" office:value="0.76" calcext:value-type="float">
            <text:p>0,760</text:p>
          </table:table-cell>
          <table:table-cell table:formula="of:=EXP([.A763]*[.$B$1])" office:value-type="float" office:value="9.77668040952891" calcext:value-type="float">
            <text:p>9,777</text:p>
          </table:table-cell>
          <table:table-cell table:formula="of:=([.B763]-[.$B$3])/([.$B$1003]-[.$B$3])" office:value-type="float" office:value="0.459860282938429" calcext:value-type="float">
            <text:p>0,460</text:p>
          </table:table-cell>
          <table:table-cell/>
          <table:table-cell table:formula="of:=[.A763]*65535" office:value-type="float" office:value="49806.6" calcext:value-type="float">
            <text:p>49807</text:p>
          </table:table-cell>
          <table:table-cell table:formula="of:=[.C763]*65535" office:value-type="float" office:value="30136.9436423699" calcext:value-type="float">
            <text:p>30137</text:p>
          </table:table-cell>
          <table:table-cell table:number-columns-repeated="1018"/>
        </table:table-row>
        <table:table-row table:style-name="ro1">
          <table:table-cell office:value-type="float" office:value="0.761" calcext:value-type="float">
            <text:p>0,761</text:p>
          </table:table-cell>
          <table:table-cell table:formula="of:=EXP([.A764]*[.$B$1])" office:value-type="float" office:value="9.80605448984741" calcext:value-type="float">
            <text:p>9,806</text:p>
          </table:table-cell>
          <table:table-cell table:formula="of:=([.B764]-[.$B$3])/([.$B$1003]-[.$B$3])" office:value-type="float" office:value="0.461399358335507" calcext:value-type="float">
            <text:p>0,461</text:p>
          </table:table-cell>
          <table:table-cell/>
          <table:table-cell table:formula="of:=[.A764]*65535" office:value-type="float" office:value="49872.135" calcext:value-type="float">
            <text:p>49872</text:p>
          </table:table-cell>
          <table:table-cell table:formula="of:=[.C764]*65535" office:value-type="float" office:value="30237.8069485174" calcext:value-type="float">
            <text:p>30238</text:p>
          </table:table-cell>
          <table:table-cell table:number-columns-repeated="1018"/>
        </table:table-row>
        <table:table-row table:style-name="ro1">
          <table:table-cell office:value-type="float" office:value="0.762" calcext:value-type="float">
            <text:p>0,762</text:p>
          </table:table-cell>
          <table:table-cell table:formula="of:=EXP([.A765]*[.$B$1])" office:value-type="float" office:value="9.83551682472252" calcext:value-type="float">
            <text:p>9,836</text:p>
          </table:table-cell>
          <table:table-cell table:formula="of:=([.B765]-[.$B$3])/([.$B$1003]-[.$B$3])" office:value-type="float" office:value="0.462943057891547" calcext:value-type="float">
            <text:p>0,463</text:p>
          </table:table-cell>
          <table:table-cell/>
          <table:table-cell table:formula="of:=[.A765]*65535" office:value-type="float" office:value="49937.67" calcext:value-type="float">
            <text:p>49938</text:p>
          </table:table-cell>
          <table:table-cell table:formula="of:=[.C765]*65535" office:value-type="float" office:value="30338.9732989225" calcext:value-type="float">
            <text:p>30339</text:p>
          </table:table-cell>
          <table:table-cell table:number-columns-repeated="1018"/>
        </table:table-row>
        <table:table-row table:style-name="ro1">
          <table:table-cell office:value-type="float" office:value="0.763" calcext:value-type="float">
            <text:p>0,763</text:p>
          </table:table-cell>
          <table:table-cell table:formula="of:=EXP([.A766]*[.$B$1])" office:value-type="float" office:value="9.86506767931544" calcext:value-type="float">
            <text:p>9,865</text:p>
          </table:table-cell>
          <table:table-cell table:formula="of:=([.B766]-[.$B$3])/([.$B$1003]-[.$B$3])" office:value-type="float" office:value="0.464491395499855" calcext:value-type="float">
            <text:p>0,464</text:p>
          </table:table-cell>
          <table:table-cell/>
          <table:table-cell table:formula="of:=[.A766]*65535" office:value-type="float" office:value="50003.205" calcext:value-type="float">
            <text:p>50003</text:p>
          </table:table-cell>
          <table:table-cell table:formula="of:=[.C766]*65535" office:value-type="float" office:value="30440.443604083" calcext:value-type="float">
            <text:p>30440</text:p>
          </table:table-cell>
          <table:table-cell table:number-columns-repeated="1018"/>
        </table:table-row>
        <table:table-row table:style-name="ro1">
          <table:table-cell office:value-type="float" office:value="0.764" calcext:value-type="float">
            <text:p>0,764</text:p>
          </table:table-cell>
          <table:table-cell table:formula="of:=EXP([.A767]*[.$B$1])" office:value-type="float" office:value="9.89470731958406" calcext:value-type="float">
            <text:p>9,895</text:p>
          </table:table-cell>
          <table:table-cell table:formula="of:=([.B767]-[.$B$3])/([.$B$1003]-[.$B$3])" office:value-type="float" office:value="0.466044385095479" calcext:value-type="float">
            <text:p>0,466</text:p>
          </table:table-cell>
          <table:table-cell/>
          <table:table-cell table:formula="of:=[.A767]*65535" office:value-type="float" office:value="50068.74" calcext:value-type="float">
            <text:p>50069</text:p>
          </table:table-cell>
          <table:table-cell table:formula="of:=[.C767]*65535" office:value-type="float" office:value="30542.2187772322" calcext:value-type="float">
            <text:p>30542</text:p>
          </table:table-cell>
          <table:table-cell table:number-columns-repeated="1018"/>
        </table:table-row>
        <table:table-row table:style-name="ro1">
          <table:table-cell office:value-type="float" office:value="0.765" calcext:value-type="float">
            <text:p>0,765</text:p>
          </table:table-cell>
          <table:table-cell table:formula="of:=EXP([.A768]*[.$B$1])" office:value-type="float" office:value="9.92443601228535" calcext:value-type="float">
            <text:p>9,924</text:p>
          </table:table-cell>
          <table:table-cell table:formula="of:=([.B768]-[.$B$3])/([.$B$1003]-[.$B$3])" office:value-type="float" office:value="0.467602040655338" calcext:value-type="float">
            <text:p>0,468</text:p>
          </table:table-cell>
          <table:table-cell/>
          <table:table-cell table:formula="of:=[.A768]*65535" office:value-type="float" office:value="50134.275" calcext:value-type="float">
            <text:p>50134</text:p>
          </table:table-cell>
          <table:table-cell table:formula="of:=[.C768]*65535" office:value-type="float" office:value="30644.2997343476" calcext:value-type="float">
            <text:p>30644</text:p>
          </table:table-cell>
          <table:table-cell table:number-columns-repeated="1018"/>
        </table:table-row>
        <table:table-row table:style-name="ro1">
          <table:table-cell office:value-type="float" office:value="0.766" calcext:value-type="float">
            <text:p>0,766</text:p>
          </table:table-cell>
          <table:table-cell table:formula="of:=EXP([.A769]*[.$B$1])" office:value-type="float" office:value="9.95425402497774" calcext:value-type="float">
            <text:p>9,954</text:p>
          </table:table-cell>
          <table:table-cell table:formula="of:=([.B769]-[.$B$3])/([.$B$1003]-[.$B$3])" office:value-type="float" office:value="0.469164376198341" calcext:value-type="float">
            <text:p>0,469</text:p>
          </table:table-cell>
          <table:table-cell/>
          <table:table-cell table:formula="of:=[.A769]*65535" office:value-type="float" office:value="50199.81" calcext:value-type="float">
            <text:p>50200</text:p>
          </table:table-cell>
          <table:table-cell table:formula="of:=[.C769]*65535" office:value-type="float" office:value="30746.6873941582" calcext:value-type="float">
            <text:p>30747</text:p>
          </table:table-cell>
          <table:table-cell table:number-columns-repeated="1018"/>
        </table:table-row>
        <table:table-row table:style-name="ro1">
          <table:table-cell office:value-type="float" office:value="0.767" calcext:value-type="float">
            <text:p>0,767</text:p>
          </table:table-cell>
          <table:table-cell table:formula="of:=EXP([.A770]*[.$B$1])" office:value-type="float" office:value="9.98416162602354" calcext:value-type="float">
            <text:p>9,984</text:p>
          </table:table-cell>
          <table:table-cell table:formula="of:=([.B770]-[.$B$3])/([.$B$1003]-[.$B$3])" office:value-type="float" office:value="0.470731405785518" calcext:value-type="float">
            <text:p>0,471</text:p>
          </table:table-cell>
          <table:table-cell/>
          <table:table-cell table:formula="of:=[.A770]*65535" office:value-type="float" office:value="50265.345" calcext:value-type="float">
            <text:p>50265</text:p>
          </table:table-cell>
          <table:table-cell table:formula="of:=[.C770]*65535" office:value-type="float" office:value="30849.3826781539" calcext:value-type="float">
            <text:p>30849</text:p>
          </table:table-cell>
          <table:table-cell table:number-columns-repeated="1018"/>
        </table:table-row>
        <table:table-row table:style-name="ro1">
          <table:table-cell office:value-type="float" office:value="0.768" calcext:value-type="float">
            <text:p>0,768</text:p>
          </table:table-cell>
          <table:table-cell table:formula="of:=EXP([.A771]*[.$B$1])" office:value-type="float" office:value="10.0141590845914" calcext:value-type="float">
            <text:p>10,014</text:p>
          </table:table-cell>
          <table:table-cell table:formula="of:=([.B771]-[.$B$3])/([.$B$1003]-[.$B$3])" office:value-type="float" office:value="0.472303143520147" calcext:value-type="float">
            <text:p>0,472</text:p>
          </table:table-cell>
          <table:table-cell/>
          <table:table-cell table:formula="of:=[.A771]*65535" office:value-type="float" office:value="50330.88" calcext:value-type="float">
            <text:p>50331</text:p>
          </table:table-cell>
          <table:table-cell table:formula="of:=[.C771]*65535" office:value-type="float" office:value="30952.3865105929" calcext:value-type="float">
            <text:p>30952</text:p>
          </table:table-cell>
          <table:table-cell table:number-columns-repeated="1018"/>
        </table:table-row>
        <table:table-row table:style-name="ro1">
          <table:table-cell office:value-type="float" office:value="0.769" calcext:value-type="float">
            <text:p>0,769</text:p>
          </table:table-cell>
          <table:table-cell table:formula="of:=EXP([.A772]*[.$B$1])" office:value-type="float" office:value="10.0442466706586" calcext:value-type="float">
            <text:p>10,044</text:p>
          </table:table-cell>
          <table:table-cell table:formula="of:=([.B772]-[.$B$3])/([.$B$1003]-[.$B$3])" office:value-type="float" office:value="0.473879603547878" calcext:value-type="float">
            <text:p>0,474</text:p>
          </table:table-cell>
          <table:table-cell/>
          <table:table-cell table:formula="of:=[.A772]*65535" office:value-type="float" office:value="50396.415" calcext:value-type="float">
            <text:p>50396</text:p>
          </table:table-cell>
          <table:table-cell table:formula="of:=[.C772]*65535" office:value-type="float" office:value="31055.6998185102" calcext:value-type="float">
            <text:p>31056</text:p>
          </table:table-cell>
          <table:table-cell table:number-columns-repeated="1018"/>
        </table:table-row>
        <table:table-row table:style-name="ro1">
          <table:table-cell office:value-type="float" office:value="0.77" calcext:value-type="float">
            <text:p>0,770</text:p>
          </table:table-cell>
          <table:table-cell table:formula="of:=EXP([.A773]*[.$B$1])" office:value-type="float" office:value="10.0744246550136" calcext:value-type="float">
            <text:p>10,074</text:p>
          </table:table-cell>
          <table:table-cell table:formula="of:=([.B773]-[.$B$3])/([.$B$1003]-[.$B$3])" office:value-type="float" office:value="0.475460800056862" calcext:value-type="float">
            <text:p>0,475</text:p>
          </table:table-cell>
          <table:table-cell/>
          <table:table-cell table:formula="of:=[.A773]*65535" office:value-type="float" office:value="50461.95" calcext:value-type="float">
            <text:p>50462</text:p>
          </table:table-cell>
          <table:table-cell table:formula="of:=[.C773]*65535" office:value-type="float" office:value="31159.3235317264" calcext:value-type="float">
            <text:p>31159</text:p>
          </table:table-cell>
          <table:table-cell table:number-columns-repeated="1018"/>
        </table:table-row>
        <table:table-row table:style-name="ro1">
          <table:table-cell office:value-type="float" office:value="0.771" calcext:value-type="float">
            <text:p>0,771</text:p>
          </table:table-cell>
          <table:table-cell table:formula="of:=EXP([.A774]*[.$B$1])" office:value-type="float" office:value="10.1046933092585" calcext:value-type="float">
            <text:p>10,105</text:p>
          </table:table-cell>
          <table:table-cell table:formula="of:=([.B774]-[.$B$3])/([.$B$1003]-[.$B$3])" office:value-type="float" office:value="0.477046747277878" calcext:value-type="float">
            <text:p>0,477</text:p>
          </table:table-cell>
          <table:table-cell/>
          <table:table-cell table:formula="of:=[.A774]*65535" office:value-type="float" office:value="50527.485" calcext:value-type="float">
            <text:p>50527</text:p>
          </table:table-cell>
          <table:table-cell table:formula="of:=[.C774]*65535" office:value-type="float" office:value="31263.2585828557" calcext:value-type="float">
            <text:p>31263</text:p>
          </table:table-cell>
          <table:table-cell table:number-columns-repeated="1018"/>
        </table:table-row>
        <table:table-row table:style-name="ro1">
          <table:table-cell office:value-type="float" office:value="0.772" calcext:value-type="float">
            <text:p>0,772</text:p>
          </table:table-cell>
          <table:table-cell table:formula="of:=EXP([.A775]*[.$B$1])" office:value-type="float" office:value="10.1350529058114" calcext:value-type="float">
            <text:p>10,135</text:p>
          </table:table-cell>
          <table:table-cell table:formula="of:=([.B775]-[.$B$3])/([.$B$1003]-[.$B$3])" office:value-type="float" office:value="0.478637459484461" calcext:value-type="float">
            <text:p>0,479</text:p>
          </table:table-cell>
          <table:table-cell/>
          <table:table-cell table:formula="of:=[.A775]*65535" office:value-type="float" office:value="50593.02" calcext:value-type="float">
            <text:p>50593</text:p>
          </table:table-cell>
          <table:table-cell table:formula="of:=[.C775]*65535" office:value-type="float" office:value="31367.5059073141" calcext:value-type="float">
            <text:p>31368</text:p>
          </table:table-cell>
          <table:table-cell table:number-columns-repeated="1018"/>
        </table:table-row>
        <table:table-row table:style-name="ro1">
          <table:table-cell office:value-type="float" office:value="0.773" calcext:value-type="float">
            <text:p>0,773</text:p>
          </table:table-cell>
          <table:table-cell table:formula="of:=EXP([.A776]*[.$B$1])" office:value-type="float" office:value="10.1655037179089" calcext:value-type="float">
            <text:p>10,166</text:p>
          </table:table-cell>
          <table:table-cell table:formula="of:=([.B776]-[.$B$3])/([.$B$1003]-[.$B$3])" office:value-type="float" office:value="0.480232950993032" calcext:value-type="float">
            <text:p>0,480</text:p>
          </table:table-cell>
          <table:table-cell/>
          <table:table-cell table:formula="of:=[.A776]*65535" office:value-type="float" office:value="50658.555" calcext:value-type="float">
            <text:p>50659</text:p>
          </table:table-cell>
          <table:table-cell table:formula="of:=[.C776]*65535" office:value-type="float" office:value="31472.0664433284" calcext:value-type="float">
            <text:p>31472</text:p>
          </table:table-cell>
          <table:table-cell table:number-columns-repeated="1018"/>
        </table:table-row>
        <table:table-row table:style-name="ro1">
          <table:table-cell office:value-type="float" office:value="0.774" calcext:value-type="float">
            <text:p>0,774</text:p>
          </table:table-cell>
          <table:table-cell table:formula="of:=EXP([.A777]*[.$B$1])" office:value-type="float" office:value="10.1960460196084" calcext:value-type="float">
            <text:p>10,196</text:p>
          </table:table-cell>
          <table:table-cell table:formula="of:=([.B777]-[.$B$3])/([.$B$1003]-[.$B$3])" office:value-type="float" office:value="0.481833236163027" calcext:value-type="float">
            <text:p>0,482</text:p>
          </table:table-cell>
          <table:table-cell/>
          <table:table-cell table:formula="of:=[.A777]*65535" office:value-type="float" office:value="50724.09" calcext:value-type="float">
            <text:p>50724</text:p>
          </table:table-cell>
          <table:table-cell table:formula="of:=[.C777]*65535" office:value-type="float" office:value="31576.9411319439" calcext:value-type="float">
            <text:p>31577</text:p>
          </table:table-cell>
          <table:table-cell table:number-columns-repeated="1018"/>
        </table:table-row>
        <table:table-row table:style-name="ro1">
          <table:table-cell office:value-type="float" office:value="0.775" calcext:value-type="float">
            <text:p>0,775</text:p>
          </table:table-cell>
          <table:table-cell table:formula="of:=EXP([.A778]*[.$B$1])" office:value-type="float" office:value="10.226680085791" calcext:value-type="float">
            <text:p>10,227</text:p>
          </table:table-cell>
          <table:table-cell table:formula="of:=([.B778]-[.$B$3])/([.$B$1003]-[.$B$3])" office:value-type="float" office:value="0.483438329397021" calcext:value-type="float">
            <text:p>0,483</text:p>
          </table:table-cell>
          <table:table-cell/>
          <table:table-cell table:formula="of:=[.A778]*65535" office:value-type="float" office:value="50789.625" calcext:value-type="float">
            <text:p>50790</text:p>
          </table:table-cell>
          <table:table-cell table:formula="of:=[.C778]*65535" office:value-type="float" office:value="31682.1309170338" calcext:value-type="float">
            <text:p>31682</text:p>
          </table:table-cell>
          <table:table-cell table:number-columns-repeated="1018"/>
        </table:table-row>
        <table:table-row table:style-name="ro1">
          <table:table-cell office:value-type="float" office:value="0.776" calcext:value-type="float">
            <text:p>0,776</text:p>
          </table:table-cell>
          <table:table-cell table:formula="of:=EXP([.A779]*[.$B$1])" office:value-type="float" office:value="10.2574061921634" calcext:value-type="float">
            <text:p>10,257</text:p>
          </table:table-cell>
          <table:table-cell table:formula="of:=([.B779]-[.$B$3])/([.$B$1003]-[.$B$3])" office:value-type="float" office:value="0.485048245140865" calcext:value-type="float">
            <text:p>0,485</text:p>
          </table:table-cell>
          <table:table-cell/>
          <table:table-cell table:formula="of:=[.A779]*65535" office:value-type="float" office:value="50855.16" calcext:value-type="float">
            <text:p>50855</text:p>
          </table:table-cell>
          <table:table-cell table:formula="of:=[.C779]*65535" office:value-type="float" office:value="31787.6367453066" calcext:value-type="float">
            <text:p>31788</text:p>
          </table:table-cell>
          <table:table-cell table:number-columns-repeated="1018"/>
        </table:table-row>
        <table:table-row table:style-name="ro1">
          <table:table-cell office:value-type="float" office:value="0.777" calcext:value-type="float">
            <text:p>0,777</text:p>
          </table:table-cell>
          <table:table-cell table:formula="of:=EXP([.A780]*[.$B$1])" office:value-type="float" office:value="10.2882246152607" calcext:value-type="float">
            <text:p>10,288</text:p>
          </table:table-cell>
          <table:table-cell table:formula="of:=([.B780]-[.$B$3])/([.$B$1003]-[.$B$3])" office:value-type="float" office:value="0.486662997883811" calcext:value-type="float">
            <text:p>0,487</text:p>
          </table:table-cell>
          <table:table-cell/>
          <table:table-cell table:formula="of:=[.A780]*65535" office:value-type="float" office:value="50920.695" calcext:value-type="float">
            <text:p>50921</text:p>
          </table:table-cell>
          <table:table-cell table:formula="of:=[.C780]*65535" office:value-type="float" office:value="31893.4595663156" calcext:value-type="float">
            <text:p>31893</text:p>
          </table:table-cell>
          <table:table-cell table:number-columns-repeated="1018"/>
        </table:table-row>
        <table:table-row table:style-name="ro1">
          <table:table-cell office:value-type="float" office:value="0.778" calcext:value-type="float">
            <text:p>0,778</text:p>
          </table:table-cell>
          <table:table-cell table:formula="of:=EXP([.A781]*[.$B$1])" office:value-type="float" office:value="10.319135632449" calcext:value-type="float">
            <text:p>10,319</text:p>
          </table:table-cell>
          <table:table-cell table:formula="of:=([.B781]-[.$B$3])/([.$B$1003]-[.$B$3])" office:value-type="float" office:value="0.488282602158645" calcext:value-type="float">
            <text:p>0,488</text:p>
          </table:table-cell>
          <table:table-cell/>
          <table:table-cell table:formula="of:=[.A781]*65535" office:value-type="float" office:value="50986.23" calcext:value-type="float">
            <text:p>50986</text:p>
          </table:table-cell>
          <table:table-cell table:formula="of:=[.C781]*65535" office:value-type="float" office:value="31999.6003324668" calcext:value-type="float">
            <text:p>32000</text:p>
          </table:table-cell>
          <table:table-cell table:number-columns-repeated="1018"/>
        </table:table-row>
        <table:table-row table:style-name="ro1">
          <table:table-cell office:value-type="float" office:value="0.779" calcext:value-type="float">
            <text:p>0,779</text:p>
          </table:table-cell>
          <table:table-cell table:formula="of:=EXP([.A782]*[.$B$1])" office:value-type="float" office:value="10.3501395219276" calcext:value-type="float">
            <text:p>10,350</text:p>
          </table:table-cell>
          <table:table-cell table:formula="of:=([.B782]-[.$B$3])/([.$B$1003]-[.$B$3])" office:value-type="float" office:value="0.489907072541817" calcext:value-type="float">
            <text:p>0,490</text:p>
          </table:table-cell>
          <table:table-cell/>
          <table:table-cell table:formula="of:=[.A782]*65535" office:value-type="float" office:value="51051.765" calcext:value-type="float">
            <text:p>51052</text:p>
          </table:table-cell>
          <table:table-cell table:formula="of:=[.C782]*65535" office:value-type="float" office:value="32106.059999028" calcext:value-type="float">
            <text:p>32106</text:p>
          </table:table-cell>
          <table:table-cell table:number-columns-repeated="1018"/>
        </table:table-row>
        <table:table-row table:style-name="ro1">
          <table:table-cell office:value-type="float" office:value="0.78" calcext:value-type="float">
            <text:p>0,780</text:p>
          </table:table-cell>
          <table:table-cell table:formula="of:=EXP([.A783]*[.$B$1])" office:value-type="float" office:value="10.3812365627318" calcext:value-type="float">
            <text:p>10,381</text:p>
          </table:table-cell>
          <table:table-cell table:formula="of:=([.B783]-[.$B$3])/([.$B$1003]-[.$B$3])" office:value-type="float" office:value="0.491536423653571" calcext:value-type="float">
            <text:p>0,492</text:p>
          </table:table-cell>
          <table:table-cell/>
          <table:table-cell table:formula="of:=[.A783]*65535" office:value-type="float" office:value="51117.3" calcext:value-type="float">
            <text:p>51117</text:p>
          </table:table-cell>
          <table:table-cell table:formula="of:=[.C783]*65535" office:value-type="float" office:value="32212.8395241368" calcext:value-type="float">
            <text:p>32213</text:p>
          </table:table-cell>
          <table:table-cell table:number-columns-repeated="1018"/>
        </table:table-row>
        <table:table-row table:style-name="ro1">
          <table:table-cell office:value-type="float" office:value="0.781" calcext:value-type="float">
            <text:p>0,781</text:p>
          </table:table-cell>
          <table:table-cell table:formula="of:=EXP([.A784]*[.$B$1])" office:value-type="float" office:value="10.4124270347352" calcext:value-type="float">
            <text:p>10,412</text:p>
          </table:table-cell>
          <table:table-cell table:formula="of:=([.B784]-[.$B$3])/([.$B$1003]-[.$B$3])" office:value-type="float" office:value="0.493170670158078" calcext:value-type="float">
            <text:p>0,493</text:p>
          </table:table-cell>
          <table:table-cell/>
          <table:table-cell table:formula="of:=[.A784]*65535" office:value-type="float" office:value="51182.835" calcext:value-type="float">
            <text:p>51183</text:p>
          </table:table-cell>
          <table:table-cell table:formula="of:=[.C784]*65535" office:value-type="float" office:value="32319.9398688096" calcext:value-type="float">
            <text:p>32320</text:p>
          </table:table-cell>
          <table:table-cell table:number-columns-repeated="1018"/>
        </table:table-row>
        <table:table-row table:style-name="ro1">
          <table:table-cell office:value-type="float" office:value="0.782" calcext:value-type="float">
            <text:p>0,782</text:p>
          </table:table-cell>
          <table:table-cell table:formula="of:=EXP([.A785]*[.$B$1])" office:value-type="float" office:value="10.4437112186521" calcext:value-type="float">
            <text:p>10,444</text:p>
          </table:table-cell>
          <table:table-cell table:formula="of:=([.B785]-[.$B$3])/([.$B$1003]-[.$B$3])" office:value-type="float" office:value="0.494809826763566" calcext:value-type="float">
            <text:p>0,495</text:p>
          </table:table-cell>
          <table:table-cell/>
          <table:table-cell table:formula="of:=[.A785]*65535" office:value-type="float" office:value="51248.37" calcext:value-type="float">
            <text:p>51248</text:p>
          </table:table-cell>
          <table:table-cell table:formula="of:=[.C785]*65535" office:value-type="float" office:value="32427.3619969503" calcext:value-type="float">
            <text:p>32427</text:p>
          </table:table-cell>
          <table:table-cell table:number-columns-repeated="1018"/>
        </table:table-row>
        <table:table-row table:style-name="ro1">
          <table:table-cell office:value-type="float" office:value="0.783" calcext:value-type="float">
            <text:p>0,783</text:p>
          </table:table-cell>
          <table:table-cell table:formula="of:=EXP([.A786]*[.$B$1])" office:value-type="float" office:value="10.4750893960406" calcext:value-type="float">
            <text:p>10,475</text:p>
          </table:table-cell>
          <table:table-cell table:formula="of:=([.B786]-[.$B$3])/([.$B$1003]-[.$B$3])" office:value-type="float" office:value="0.496453908222459" calcext:value-type="float">
            <text:p>0,496</text:p>
          </table:table-cell>
          <table:table-cell/>
          <table:table-cell table:formula="of:=[.A786]*65535" office:value-type="float" office:value="51313.905" calcext:value-type="float">
            <text:p>51314</text:p>
          </table:table-cell>
          <table:table-cell table:formula="of:=[.C786]*65535" office:value-type="float" office:value="32535.1068753588" calcext:value-type="float">
            <text:p>32535</text:p>
          </table:table-cell>
          <table:table-cell table:number-columns-repeated="1018"/>
        </table:table-row>
        <table:table-row table:style-name="ro1">
          <table:table-cell office:value-type="float" office:value="0.784" calcext:value-type="float">
            <text:p>0,784</text:p>
          </table:table-cell>
          <table:table-cell table:formula="of:=EXP([.A787]*[.$B$1])" office:value-type="float" office:value="10.5065618493042" calcext:value-type="float">
            <text:p>10,507</text:p>
          </table:table-cell>
          <table:table-cell table:formula="of:=([.B787]-[.$B$3])/([.$B$1003]-[.$B$3])" office:value-type="float" office:value="0.498102929331498" calcext:value-type="float">
            <text:p>0,498</text:p>
          </table:table-cell>
          <table:table-cell/>
          <table:table-cell table:formula="of:=[.A787]*65535" office:value-type="float" office:value="51379.44" calcext:value-type="float">
            <text:p>51379</text:p>
          </table:table-cell>
          <table:table-cell table:formula="of:=[.C787]*65535" office:value-type="float" office:value="32643.1754737397" calcext:value-type="float">
            <text:p>32643</text:p>
          </table:table-cell>
          <table:table-cell table:number-columns-repeated="1018"/>
        </table:table-row>
        <table:table-row table:style-name="ro1">
          <table:table-cell office:value-type="float" office:value="0.785" calcext:value-type="float">
            <text:p>0,785</text:p>
          </table:table-cell>
          <table:table-cell table:formula="of:=EXP([.A788]*[.$B$1])" office:value-type="float" office:value="10.5381288616955" calcext:value-type="float">
            <text:p>10,538</text:p>
          </table:table-cell>
          <table:table-cell table:formula="of:=([.B788]-[.$B$3])/([.$B$1003]-[.$B$3])" office:value-type="float" office:value="0.499756904931885" calcext:value-type="float">
            <text:p>0,500</text:p>
          </table:table-cell>
          <table:table-cell/>
          <table:table-cell table:formula="of:=[.A788]*65535" office:value-type="float" office:value="51444.975" calcext:value-type="float">
            <text:p>51445</text:p>
          </table:table-cell>
          <table:table-cell table:formula="of:=[.C788]*65535" office:value-type="float" office:value="32751.5687647111" calcext:value-type="float">
            <text:p>32752</text:p>
          </table:table-cell>
          <table:table-cell table:number-columns-repeated="1018"/>
        </table:table-row>
        <table:table-row table:style-name="ro1">
          <table:table-cell office:value-type="float" office:value="0.786" calcext:value-type="float">
            <text:p>0,786</text:p>
          </table:table-cell>
          <table:table-cell table:formula="of:=EXP([.A789]*[.$B$1])" office:value-type="float" office:value="10.5697907173176" calcext:value-type="float">
            <text:p>10,570</text:p>
          </table:table-cell>
          <table:table-cell table:formula="of:=([.B789]-[.$B$3])/([.$B$1003]-[.$B$3])" office:value-type="float" office:value="0.501415849909412" calcext:value-type="float">
            <text:p>0,501</text:p>
          </table:table-cell>
          <table:table-cell/>
          <table:table-cell table:formula="of:=[.A789]*65535" office:value-type="float" office:value="51510.51" calcext:value-type="float">
            <text:p>51511</text:p>
          </table:table-cell>
          <table:table-cell table:formula="of:=[.C789]*65535" office:value-type="float" office:value="32860.2877238133" calcext:value-type="float">
            <text:p>32860</text:p>
          </table:table-cell>
          <table:table-cell table:number-columns-repeated="1018"/>
        </table:table-row>
        <table:table-row table:style-name="ro1">
          <table:table-cell office:value-type="float" office:value="0.787" calcext:value-type="float">
            <text:p>0,787</text:p>
          </table:table-cell>
          <table:table-cell table:formula="of:=EXP([.A790]*[.$B$1])" office:value-type="float" office:value="10.6015477011275" calcext:value-type="float">
            <text:p>10,602</text:p>
          </table:table-cell>
          <table:table-cell table:formula="of:=([.B790]-[.$B$3])/([.$B$1003]-[.$B$3])" office:value-type="float" office:value="0.503079779194595" calcext:value-type="float">
            <text:p>0,503</text:p>
          </table:table-cell>
          <table:table-cell/>
          <table:table-cell table:formula="of:=[.A790]*65535" office:value-type="float" office:value="51576.045" calcext:value-type="float">
            <text:p>51576</text:p>
          </table:table-cell>
          <table:table-cell table:formula="of:=[.C790]*65535" office:value-type="float" office:value="32969.3333295178" calcext:value-type="float">
            <text:p>32969</text:p>
          </table:table-cell>
          <table:table-cell table:number-columns-repeated="1018"/>
        </table:table-row>
        <table:table-row table:style-name="ro1">
          <table:table-cell office:value-type="float" office:value="0.788" calcext:value-type="float">
            <text:p>0,788</text:p>
          </table:table-cell>
          <table:table-cell table:formula="of:=EXP([.A791]*[.$B$1])" office:value-type="float" office:value="10.6334000989383" calcext:value-type="float">
            <text:p>10,633</text:p>
          </table:table-cell>
          <table:table-cell table:formula="of:=([.B791]-[.$B$3])/([.$B$1003]-[.$B$3])" office:value-type="float" office:value="0.504748707762809" calcext:value-type="float">
            <text:p>0,505</text:p>
          </table:table-cell>
          <table:table-cell/>
          <table:table-cell table:formula="of:=[.A791]*65535" office:value-type="float" office:value="51641.58" calcext:value-type="float">
            <text:p>51642</text:p>
          </table:table-cell>
          <table:table-cell table:formula="of:=[.C791]*65535" office:value-type="float" office:value="33078.7065632357" calcext:value-type="float">
            <text:p>33079</text:p>
          </table:table-cell>
          <table:table-cell table:number-columns-repeated="1018"/>
        </table:table-row>
        <table:table-row table:style-name="ro1">
          <table:table-cell office:value-type="float" office:value="0.789" calcext:value-type="float">
            <text:p>0,789</text:p>
          </table:table-cell>
          <table:table-cell table:formula="of:=EXP([.A792]*[.$B$1])" office:value-type="float" office:value="10.6653481974218" calcext:value-type="float">
            <text:p>10,665</text:p>
          </table:table-cell>
          <table:table-cell table:formula="of:=([.B792]-[.$B$3])/([.$B$1003]-[.$B$3])" office:value-type="float" office:value="0.506422650634421" calcext:value-type="float">
            <text:p>0,506</text:p>
          </table:table-cell>
          <table:table-cell/>
          <table:table-cell table:formula="of:=[.A792]*65535" office:value-type="float" office:value="51707.115" calcext:value-type="float">
            <text:p>51707</text:p>
          </table:table-cell>
          <table:table-cell table:formula="of:=[.C792]*65535" office:value-type="float" office:value="33188.4084093268" calcext:value-type="float">
            <text:p>33188</text:p>
          </table:table-cell>
          <table:table-cell table:number-columns-repeated="1018"/>
        </table:table-row>
        <table:table-row table:style-name="ro1">
          <table:table-cell office:value-type="float" office:value="0.79" calcext:value-type="float">
            <text:p>0,790</text:p>
          </table:table-cell>
          <table:table-cell table:formula="of:=EXP([.A793]*[.$B$1])" office:value-type="float" office:value="10.6973922841111" calcext:value-type="float">
            <text:p>10,697</text:p>
          </table:table-cell>
          <table:table-cell table:formula="of:=([.B793]-[.$B$3])/([.$B$1003]-[.$B$3])" office:value-type="float" office:value="0.50810162287493" calcext:value-type="float">
            <text:p>0,508</text:p>
          </table:table-cell>
          <table:table-cell/>
          <table:table-cell table:formula="of:=[.A793]*65535" office:value-type="float" office:value="51772.65" calcext:value-type="float">
            <text:p>51773</text:p>
          </table:table-cell>
          <table:table-cell table:formula="of:=[.C793]*65535" office:value-type="float" office:value="33298.4398551085" calcext:value-type="float">
            <text:p>33298</text:p>
          </table:table-cell>
          <table:table-cell table:number-columns-repeated="1018"/>
        </table:table-row>
        <table:table-row table:style-name="ro1">
          <table:table-cell office:value-type="float" office:value="0.791" calcext:value-type="float">
            <text:p>0,791</text:p>
          </table:table-cell>
          <table:table-cell table:formula="of:=EXP([.A794]*[.$B$1])" office:value-type="float" office:value="10.7295326474031" calcext:value-type="float">
            <text:p>10,730</text:p>
          </table:table-cell>
          <table:table-cell table:formula="of:=([.B794]-[.$B$3])/([.$B$1003]-[.$B$3])" office:value-type="float" office:value="0.509785639595097" calcext:value-type="float">
            <text:p>0,510</text:p>
          </table:table-cell>
          <table:table-cell/>
          <table:table-cell table:formula="of:=[.A794]*65535" office:value-type="float" office:value="51838.185" calcext:value-type="float">
            <text:p>51838</text:p>
          </table:table-cell>
          <table:table-cell table:formula="of:=[.C794]*65535" office:value-type="float" office:value="33408.8018908647" calcext:value-type="float">
            <text:p>33409</text:p>
          </table:table-cell>
          <table:table-cell table:number-columns-repeated="1018"/>
        </table:table-row>
        <table:table-row table:style-name="ro1">
          <table:table-cell office:value-type="float" office:value="0.792" calcext:value-type="float">
            <text:p>0,792</text:p>
          </table:table-cell>
          <table:table-cell table:formula="of:=EXP([.A795]*[.$B$1])" office:value-type="float" office:value="10.7617695765613" calcext:value-type="float">
            <text:p>10,762</text:p>
          </table:table-cell>
          <table:table-cell table:formula="of:=([.B795]-[.$B$3])/([.$B$1003]-[.$B$3])" office:value-type="float" office:value="0.511474715951083" calcext:value-type="float">
            <text:p>0,511</text:p>
          </table:table-cell>
          <table:table-cell/>
          <table:table-cell table:formula="of:=[.A795]*65535" office:value-type="float" office:value="51903.72" calcext:value-type="float">
            <text:p>51904</text:p>
          </table:table-cell>
          <table:table-cell table:formula="of:=[.C795]*65535" office:value-type="float" office:value="33519.4955098542" calcext:value-type="float">
            <text:p>33519</text:p>
          </table:table-cell>
          <table:table-cell table:number-columns-repeated="1018"/>
        </table:table-row>
        <table:table-row table:style-name="ro1">
          <table:table-cell office:value-type="float" office:value="0.793" calcext:value-type="float">
            <text:p>0,793</text:p>
          </table:table-cell>
          <table:table-cell table:formula="of:=EXP([.A796]*[.$B$1])" office:value-type="float" office:value="10.7941033617184" calcext:value-type="float">
            <text:p>10,794</text:p>
          </table:table-cell>
          <table:table-cell table:formula="of:=([.B796]-[.$B$3])/([.$B$1003]-[.$B$3])" office:value-type="float" office:value="0.513168867144586" calcext:value-type="float">
            <text:p>0,513</text:p>
          </table:table-cell>
          <table:table-cell/>
          <table:table-cell table:formula="of:=[.A796]*65535" office:value-type="float" office:value="51969.255" calcext:value-type="float">
            <text:p>51969</text:p>
          </table:table-cell>
          <table:table-cell table:formula="of:=[.C796]*65535" office:value-type="float" office:value="33630.5217083205" calcext:value-type="float">
            <text:p>33631</text:p>
          </table:table-cell>
          <table:table-cell table:number-columns-repeated="1018"/>
        </table:table-row>
        <table:table-row table:style-name="ro1">
          <table:table-cell office:value-type="float" office:value="0.794" calcext:value-type="float">
            <text:p>0,794</text:p>
          </table:table-cell>
          <table:table-cell table:formula="of:=EXP([.A797]*[.$B$1])" office:value-type="float" office:value="10.8265342938786" calcext:value-type="float">
            <text:p>10,827</text:p>
          </table:table-cell>
          <table:table-cell table:formula="of:=([.B797]-[.$B$3])/([.$B$1003]-[.$B$3])" office:value-type="float" office:value="0.514868108422981" calcext:value-type="float">
            <text:p>0,515</text:p>
          </table:table-cell>
          <table:table-cell/>
          <table:table-cell table:formula="of:=[.A797]*65535" office:value-type="float" office:value="52034.79" calcext:value-type="float">
            <text:p>52035</text:p>
          </table:table-cell>
          <table:table-cell table:formula="of:=[.C797]*65535" office:value-type="float" office:value="33741.8814855001" calcext:value-type="float">
            <text:p>33742</text:p>
          </table:table-cell>
          <table:table-cell table:number-columns-repeated="1018"/>
        </table:table-row>
        <table:table-row table:style-name="ro1">
          <table:table-cell office:value-type="float" office:value="0.795" calcext:value-type="float">
            <text:p>0,795</text:p>
          </table:table-cell>
          <table:table-cell table:formula="of:=EXP([.A798]*[.$B$1])" office:value-type="float" office:value="10.8590626649205" calcext:value-type="float">
            <text:p>10,859</text:p>
          </table:table-cell>
          <table:table-cell table:formula="of:=([.B798]-[.$B$3])/([.$B$1003]-[.$B$3])" office:value-type="float" office:value="0.516572455079449" calcext:value-type="float">
            <text:p>0,517</text:p>
          </table:table-cell>
          <table:table-cell/>
          <table:table-cell table:formula="of:=[.A798]*65535" office:value-type="float" office:value="52100.325" calcext:value-type="float">
            <text:p>52100</text:p>
          </table:table-cell>
          <table:table-cell table:formula="of:=[.C798]*65535" office:value-type="float" office:value="33853.5758436317" calcext:value-type="float">
            <text:p>33854</text:p>
          </table:table-cell>
          <table:table-cell table:number-columns-repeated="1018"/>
        </table:table-row>
        <table:table-row table:style-name="ro1">
          <table:table-cell office:value-type="float" office:value="0.796" calcext:value-type="float">
            <text:p>0,796</text:p>
          </table:table-cell>
          <table:table-cell table:formula="of:=EXP([.A799]*[.$B$1])" office:value-type="float" office:value="10.8916887675997" calcext:value-type="float">
            <text:p>10,892</text:p>
          </table:table-cell>
          <table:table-cell table:formula="of:=([.B799]-[.$B$3])/([.$B$1003]-[.$B$3])" office:value-type="float" office:value="0.518281922453121" calcext:value-type="float">
            <text:p>0,518</text:p>
          </table:table-cell>
          <table:table-cell/>
          <table:table-cell table:formula="of:=[.A799]*65535" office:value-type="float" office:value="52165.86" calcext:value-type="float">
            <text:p>52166</text:p>
          </table:table-cell>
          <table:table-cell table:formula="of:=[.C799]*65535" office:value-type="float" office:value="33965.6057879653" calcext:value-type="float">
            <text:p>33966</text:p>
          </table:table-cell>
          <table:table-cell table:number-columns-repeated="1018"/>
        </table:table-row>
        <table:table-row table:style-name="ro1">
          <table:table-cell office:value-type="float" office:value="0.797" calcext:value-type="float">
            <text:p>0,797</text:p>
          </table:table-cell>
          <table:table-cell table:formula="of:=EXP([.A800]*[.$B$1])" office:value-type="float" office:value="10.9244128955514" calcext:value-type="float">
            <text:p>10,924</text:p>
          </table:table-cell>
          <table:table-cell table:formula="of:=([.B800]-[.$B$3])/([.$B$1003]-[.$B$3])" office:value-type="float" office:value="0.519996525929216" calcext:value-type="float">
            <text:p>0,520</text:p>
          </table:table-cell>
          <table:table-cell/>
          <table:table-cell table:formula="of:=[.A800]*65535" office:value-type="float" office:value="52231.395" calcext:value-type="float">
            <text:p>52231</text:p>
          </table:table-cell>
          <table:table-cell table:formula="of:=[.C800]*65535" office:value-type="float" office:value="34077.9723267711" calcext:value-type="float">
            <text:p>34078</text:p>
          </table:table-cell>
          <table:table-cell table:number-columns-repeated="1018"/>
        </table:table-row>
        <table:table-row table:style-name="ro1">
          <table:table-cell office:value-type="float" office:value="0.798" calcext:value-type="float">
            <text:p>0,798</text:p>
          </table:table-cell>
          <table:table-cell table:formula="of:=EXP([.A801]*[.$B$1])" office:value-type="float" office:value="10.9572353432928" calcext:value-type="float">
            <text:p>10,957</text:p>
          </table:table-cell>
          <table:table-cell table:formula="of:=([.B801]-[.$B$3])/([.$B$1003]-[.$B$3])" office:value-type="float" office:value="0.521716280939176" calcext:value-type="float">
            <text:p>0,522</text:p>
          </table:table-cell>
          <table:table-cell/>
          <table:table-cell table:formula="of:=[.A801]*65535" office:value-type="float" office:value="52296.93" calcext:value-type="float">
            <text:p>52297</text:p>
          </table:table-cell>
          <table:table-cell table:formula="of:=[.C801]*65535" office:value-type="float" office:value="34190.6764713489" calcext:value-type="float">
            <text:p>34191</text:p>
          </table:table-cell>
          <table:table-cell table:number-columns-repeated="1018"/>
        </table:table-row>
        <table:table-row table:style-name="ro1">
          <table:table-cell office:value-type="float" office:value="0.799" calcext:value-type="float">
            <text:p>0,799</text:p>
          </table:table-cell>
          <table:table-cell table:formula="of:=EXP([.A802]*[.$B$1])" office:value-type="float" office:value="10.9901564062263" calcext:value-type="float">
            <text:p>10,990</text:p>
          </table:table-cell>
          <table:table-cell table:formula="of:=([.B802]-[.$B$3])/([.$B$1003]-[.$B$3])" office:value-type="float" office:value="0.523441202960808" calcext:value-type="float">
            <text:p>0,523</text:p>
          </table:table-cell>
          <table:table-cell/>
          <table:table-cell table:formula="of:=[.A802]*65535" office:value-type="float" office:value="52362.465" calcext:value-type="float">
            <text:p>52362</text:p>
          </table:table-cell>
          <table:table-cell table:formula="of:=[.C802]*65535" office:value-type="float" office:value="34303.7192360366" calcext:value-type="float">
            <text:p>34304</text:p>
          </table:table-cell>
          <table:table-cell table:number-columns-repeated="1018"/>
        </table:table-row>
        <table:table-row table:style-name="ro1">
          <table:table-cell office:value-type="float" office:value="0.8" calcext:value-type="float">
            <text:p>0,800</text:p>
          </table:table-cell>
          <table:table-cell table:formula="of:=EXP([.A803]*[.$B$1])" office:value-type="float" office:value="11.0231763806416" calcext:value-type="float">
            <text:p>11,023</text:p>
          </table:table-cell>
          <table:table-cell table:formula="of:=([.B803]-[.$B$3])/([.$B$1003]-[.$B$3])" office:value-type="float" office:value="0.525171307518423" calcext:value-type="float">
            <text:p>0,525</text:p>
          </table:table-cell>
          <table:table-cell/>
          <table:table-cell table:formula="of:=[.A803]*65535" office:value-type="float" office:value="52428" calcext:value-type="float">
            <text:p>52428</text:p>
          </table:table-cell>
          <table:table-cell table:formula="of:=[.C803]*65535" office:value-type="float" office:value="34417.1016382198" calcext:value-type="float">
            <text:p>34417</text:p>
          </table:table-cell>
          <table:table-cell table:number-columns-repeated="1018"/>
        </table:table-row>
        <table:table-row table:style-name="ro1">
          <table:table-cell office:value-type="float" office:value="0.801" calcext:value-type="float">
            <text:p>0,801</text:p>
          </table:table-cell>
          <table:table-cell table:formula="of:=EXP([.A804]*[.$B$1])" office:value-type="float" office:value="11.0562955637188" calcext:value-type="float">
            <text:p>11,056</text:p>
          </table:table-cell>
          <table:table-cell table:formula="of:=([.B804]-[.$B$3])/([.$B$1003]-[.$B$3])" office:value-type="float" office:value="0.526906610182972" calcext:value-type="float">
            <text:p>0,527</text:p>
          </table:table-cell>
          <table:table-cell/>
          <table:table-cell table:formula="of:=[.A804]*65535" office:value-type="float" office:value="52493.535" calcext:value-type="float">
            <text:p>52494</text:p>
          </table:table-cell>
          <table:table-cell table:formula="of:=[.C804]*65535" office:value-type="float" office:value="34530.8246983411" calcext:value-type="float">
            <text:p>34531</text:p>
          </table:table-cell>
          <table:table-cell table:number-columns-repeated="1018"/>
        </table:table-row>
        <table:table-row table:style-name="ro1">
          <table:table-cell office:value-type="float" office:value="0.802" calcext:value-type="float">
            <text:p>0,802</text:p>
          </table:table-cell>
          <table:table-cell table:formula="of:=EXP([.A805]*[.$B$1])" office:value-type="float" office:value="11.0895142535306" calcext:value-type="float">
            <text:p>11,090</text:p>
          </table:table-cell>
          <table:table-cell table:formula="of:=([.B805]-[.$B$3])/([.$B$1003]-[.$B$3])" office:value-type="float" office:value="0.528647126572191" calcext:value-type="float">
            <text:p>0,529</text:p>
          </table:table-cell>
          <table:table-cell/>
          <table:table-cell table:formula="of:=[.A805]*65535" office:value-type="float" office:value="52559.07" calcext:value-type="float">
            <text:p>52559</text:p>
          </table:table-cell>
          <table:table-cell table:formula="of:=[.C805]*65535" office:value-type="float" office:value="34644.8894399086" calcext:value-type="float">
            <text:p>34645</text:p>
          </table:table-cell>
          <table:table-cell table:number-columns-repeated="1018"/>
        </table:table-row>
        <table:table-row table:style-name="ro1">
          <table:table-cell office:value-type="float" office:value="0.803" calcext:value-type="float">
            <text:p>0,803</text:p>
          </table:table-cell>
          <table:table-cell table:formula="of:=EXP([.A806]*[.$B$1])" office:value-type="float" office:value="11.1228327490456" calcext:value-type="float">
            <text:p>11,123</text:p>
          </table:table-cell>
          <table:table-cell table:formula="of:=([.B806]-[.$B$3])/([.$B$1003]-[.$B$3])" office:value-type="float" office:value="0.53039287235074" calcext:value-type="float">
            <text:p>0,530</text:p>
          </table:table-cell>
          <table:table-cell/>
          <table:table-cell table:formula="of:=[.A806]*65535" office:value-type="float" office:value="52624.605" calcext:value-type="float">
            <text:p>52625</text:p>
          </table:table-cell>
          <table:table-cell table:formula="of:=[.C806]*65535" office:value-type="float" office:value="34759.2968895058" calcext:value-type="float">
            <text:p>34759</text:p>
          </table:table-cell>
          <table:table-cell table:number-columns-repeated="1018"/>
        </table:table-row>
        <table:table-row table:style-name="ro1">
          <table:table-cell office:value-type="float" office:value="0.804" calcext:value-type="float">
            <text:p>0,804</text:p>
          </table:table-cell>
          <table:table-cell table:formula="of:=EXP([.A807]*[.$B$1])" office:value-type="float" office:value="11.1562513501304" calcext:value-type="float">
            <text:p>11,156</text:p>
          </table:table-cell>
          <table:table-cell table:formula="of:=([.B807]-[.$B$3])/([.$B$1003]-[.$B$3])" office:value-type="float" office:value="0.532143863230343" calcext:value-type="float">
            <text:p>0,532</text:p>
          </table:table-cell>
          <table:table-cell/>
          <table:table-cell table:formula="of:=[.A807]*65535" office:value-type="float" office:value="52690.14" calcext:value-type="float">
            <text:p>52690</text:p>
          </table:table-cell>
          <table:table-cell table:formula="of:=[.C807]*65535" office:value-type="float" office:value="34874.0480768005" calcext:value-type="float">
            <text:p>34874</text:p>
          </table:table-cell>
          <table:table-cell table:number-columns-repeated="1018"/>
        </table:table-row>
        <table:table-row table:style-name="ro1">
          <table:table-cell office:value-type="float" office:value="0.805" calcext:value-type="float">
            <text:p>0,805</text:p>
          </table:table-cell>
          <table:table-cell table:formula="of:=EXP([.A808]*[.$B$1])" office:value-type="float" office:value="11.1897703575527" calcext:value-type="float">
            <text:p>11,190</text:p>
          </table:table-cell>
          <table:table-cell table:formula="of:=([.B808]-[.$B$3])/([.$B$1003]-[.$B$3])" office:value-type="float" office:value="0.533900114969928" calcext:value-type="float">
            <text:p>0,534</text:p>
          </table:table-cell>
          <table:table-cell/>
          <table:table-cell table:formula="of:=[.A808]*65535" office:value-type="float" office:value="52755.675" calcext:value-type="float">
            <text:p>52756</text:p>
          </table:table-cell>
          <table:table-cell table:formula="of:=[.C808]*65535" office:value-type="float" office:value="34989.1440345542" calcext:value-type="float">
            <text:p>34989</text:p>
          </table:table-cell>
          <table:table-cell table:number-columns-repeated="1018"/>
        </table:table-row>
        <table:table-row table:style-name="ro1">
          <table:table-cell office:value-type="float" office:value="0.806" calcext:value-type="float">
            <text:p>0,806</text:p>
          </table:table-cell>
          <table:table-cell table:formula="of:=EXP([.A809]*[.$B$1])" office:value-type="float" office:value="11.2233900729837" calcext:value-type="float">
            <text:p>11,223</text:p>
          </table:table-cell>
          <table:table-cell table:formula="of:=([.B809]-[.$B$3])/([.$B$1003]-[.$B$3])" office:value-type="float" office:value="0.535661643375774" calcext:value-type="float">
            <text:p>0,536</text:p>
          </table:table-cell>
          <table:table-cell/>
          <table:table-cell table:formula="of:=[.A809]*65535" office:value-type="float" office:value="52821.21" calcext:value-type="float">
            <text:p>52821</text:p>
          </table:table-cell>
          <table:table-cell table:formula="of:=[.C809]*65535" office:value-type="float" office:value="35104.5857986314" calcext:value-type="float">
            <text:p>35105</text:p>
          </table:table-cell>
          <table:table-cell table:number-columns-repeated="1018"/>
        </table:table-row>
        <table:table-row table:style-name="ro1">
          <table:table-cell office:value-type="float" office:value="0.807" calcext:value-type="float">
            <text:p>0,807</text:p>
          </table:table-cell>
          <table:table-cell table:formula="of:=EXP([.A810]*[.$B$1])" office:value-type="float" office:value="11.2571107990012" calcext:value-type="float">
            <text:p>11,257</text:p>
          </table:table-cell>
          <table:table-cell table:formula="of:=([.B810]-[.$B$3])/([.$B$1003]-[.$B$3])" office:value-type="float" office:value="0.537428464301649" calcext:value-type="float">
            <text:p>0,537</text:p>
          </table:table-cell>
          <table:table-cell/>
          <table:table-cell table:formula="of:=[.A810]*65535" office:value-type="float" office:value="52886.745" calcext:value-type="float">
            <text:p>52887</text:p>
          </table:table-cell>
          <table:table-cell table:formula="of:=[.C810]*65535" office:value-type="float" office:value="35220.3744080086" calcext:value-type="float">
            <text:p>35220</text:p>
          </table:table-cell>
          <table:table-cell table:number-columns-repeated="1018"/>
        </table:table-row>
        <table:table-row table:style-name="ro1">
          <table:table-cell office:value-type="float" office:value="0.808" calcext:value-type="float">
            <text:p>0,808</text:p>
          </table:table-cell>
          <table:table-cell table:formula="of:=EXP([.A811]*[.$B$1])" office:value-type="float" office:value="11.2909328390918" calcext:value-type="float">
            <text:p>11,291</text:p>
          </table:table-cell>
          <table:table-cell table:formula="of:=([.B811]-[.$B$3])/([.$B$1003]-[.$B$3])" office:value-type="float" office:value="0.539200593648952" calcext:value-type="float">
            <text:p>0,539</text:p>
          </table:table-cell>
          <table:table-cell/>
          <table:table-cell table:formula="of:=[.A811]*65535" office:value-type="float" office:value="52952.28" calcext:value-type="float">
            <text:p>52952</text:p>
          </table:table-cell>
          <table:table-cell table:formula="of:=[.C811]*65535" office:value-type="float" office:value="35336.5109047841" calcext:value-type="float">
            <text:p>35337</text:p>
          </table:table-cell>
          <table:table-cell table:number-columns-repeated="1018"/>
        </table:table-row>
        <table:table-row table:style-name="ro1">
          <table:table-cell office:value-type="float" office:value="0.809" calcext:value-type="float">
            <text:p>0,809</text:p>
          </table:table-cell>
          <table:table-cell table:formula="of:=EXP([.A812]*[.$B$1])" office:value-type="float" office:value="11.3248564976542" calcext:value-type="float">
            <text:p>11,325</text:p>
          </table:table-cell>
          <table:table-cell table:formula="of:=([.B812]-[.$B$3])/([.$B$1003]-[.$B$3])" office:value-type="float" office:value="0.540978047366859" calcext:value-type="float">
            <text:p>0,541</text:p>
          </table:table-cell>
          <table:table-cell/>
          <table:table-cell table:formula="of:=[.A812]*65535" office:value-type="float" office:value="53017.815" calcext:value-type="float">
            <text:p>53018</text:p>
          </table:table-cell>
          <table:table-cell table:formula="of:=[.C812]*65535" office:value-type="float" office:value="35452.9963341871" calcext:value-type="float">
            <text:p>35453</text:p>
          </table:table-cell>
          <table:table-cell table:number-columns-repeated="1018"/>
        </table:table-row>
        <table:table-row table:style-name="ro1">
          <table:table-cell office:value-type="float" office:value="0.81" calcext:value-type="float">
            <text:p>0,810</text:p>
          </table:table-cell>
          <table:table-cell table:formula="of:=EXP([.A813]*[.$B$1])" office:value-type="float" office:value="11.3588820800015" calcext:value-type="float">
            <text:p>11,359</text:p>
          </table:table-cell>
          <table:table-cell table:formula="of:=([.B813]-[.$B$3])/([.$B$1003]-[.$B$3])" office:value-type="float" office:value="0.542760841452466" calcext:value-type="float">
            <text:p>0,543</text:p>
          </table:table-cell>
          <table:table-cell/>
          <table:table-cell table:formula="of:=[.A813]*65535" office:value-type="float" office:value="53083.35" calcext:value-type="float">
            <text:p>53083</text:p>
          </table:table-cell>
          <table:table-cell table:formula="of:=[.C813]*65535" office:value-type="float" office:value="35569.8317445874" calcext:value-type="float">
            <text:p>35570</text:p>
          </table:table-cell>
          <table:table-cell table:number-columns-repeated="1018"/>
        </table:table-row>
        <table:table-row table:style-name="ro1">
          <table:table-cell office:value-type="float" office:value="0.811" calcext:value-type="float">
            <text:p>0,811</text:p>
          </table:table-cell>
          <table:table-cell table:formula="of:=EXP([.A814]*[.$B$1])" office:value-type="float" office:value="11.3930098923642" calcext:value-type="float">
            <text:p>11,393</text:p>
          </table:table-cell>
          <table:table-cell table:formula="of:=([.B814]-[.$B$3])/([.$B$1003]-[.$B$3])" office:value-type="float" office:value="0.544548991950933" calcext:value-type="float">
            <text:p>0,545</text:p>
          </table:table-cell>
          <table:table-cell/>
          <table:table-cell table:formula="of:=[.A814]*65535" office:value-type="float" office:value="53148.885" calcext:value-type="float">
            <text:p>53149</text:p>
          </table:table-cell>
          <table:table-cell table:formula="of:=[.C814]*65535" office:value-type="float" office:value="35687.0181875044" calcext:value-type="float">
            <text:p>35687</text:p>
          </table:table-cell>
          <table:table-cell table:number-columns-repeated="1018"/>
        </table:table-row>
        <table:table-row table:style-name="ro1">
          <table:table-cell office:value-type="float" office:value="0.812" calcext:value-type="float">
            <text:p>0,812</text:p>
          </table:table-cell>
          <table:table-cell table:formula="of:=EXP([.A815]*[.$B$1])" office:value-type="float" office:value="11.4272402418928" calcext:value-type="float">
            <text:p>11,427</text:p>
          </table:table-cell>
          <table:table-cell table:formula="of:=([.B815]-[.$B$3])/([.$B$1003]-[.$B$3])" office:value-type="float" office:value="0.546342514955624" calcext:value-type="float">
            <text:p>0,546</text:p>
          </table:table-cell>
          <table:table-cell/>
          <table:table-cell table:formula="of:=[.A815]*65535" office:value-type="float" office:value="53214.42" calcext:value-type="float">
            <text:p>53214</text:p>
          </table:table-cell>
          <table:table-cell table:formula="of:=[.C815]*65535" office:value-type="float" office:value="35804.5567176168" calcext:value-type="float">
            <text:p>35805</text:p>
          </table:table-cell>
          <table:table-cell table:number-columns-repeated="1018"/>
        </table:table-row>
        <table:table-row table:style-name="ro1">
          <table:table-cell office:value-type="float" office:value="0.813" calcext:value-type="float">
            <text:p>0,813</text:p>
          </table:table-cell>
          <table:table-cell table:formula="of:=EXP([.A816]*[.$B$1])" office:value-type="float" office:value="11.4615734366607" calcext:value-type="float">
            <text:p>11,462</text:p>
          </table:table-cell>
          <table:table-cell table:formula="of:=([.B816]-[.$B$3])/([.$B$1003]-[.$B$3])" office:value-type="float" office:value="0.54814142660826" calcext:value-type="float">
            <text:p>0,548</text:p>
          </table:table-cell>
          <table:table-cell/>
          <table:table-cell table:formula="of:=[.A816]*65535" office:value-type="float" office:value="53279.955" calcext:value-type="float">
            <text:p>53280</text:p>
          </table:table-cell>
          <table:table-cell table:formula="of:=[.C816]*65535" office:value-type="float" office:value="35922.4483927723" calcext:value-type="float">
            <text:p>35922</text:p>
          </table:table-cell>
          <table:table-cell table:number-columns-repeated="1018"/>
        </table:table-row>
        <table:table-row table:style-name="ro1">
          <table:table-cell office:value-type="float" office:value="0.814" calcext:value-type="float">
            <text:p>0,814</text:p>
          </table:table-cell>
          <table:table-cell table:formula="of:=EXP([.A817]*[.$B$1])" office:value-type="float" office:value="11.496009785667" calcext:value-type="float">
            <text:p>11,496</text:p>
          </table:table-cell>
          <table:table-cell table:formula="of:=([.B817]-[.$B$3])/([.$B$1003]-[.$B$3])" office:value-type="float" office:value="0.549945743099058" calcext:value-type="float">
            <text:p>0,550</text:p>
          </table:table-cell>
          <table:table-cell/>
          <table:table-cell table:formula="of:=[.A817]*65535" office:value-type="float" office:value="53345.49" calcext:value-type="float">
            <text:p>53345</text:p>
          </table:table-cell>
          <table:table-cell table:formula="of:=[.C817]*65535" office:value-type="float" office:value="36040.6942739968" calcext:value-type="float">
            <text:p>36041</text:p>
          </table:table-cell>
          <table:table-cell table:number-columns-repeated="1018"/>
        </table:table-row>
        <table:table-row table:style-name="ro1">
          <table:table-cell office:value-type="float" office:value="0.815" calcext:value-type="float">
            <text:p>0,815</text:p>
          </table:table-cell>
          <table:table-cell table:formula="of:=EXP([.A818]*[.$B$1])" office:value-type="float" office:value="11.5305495988389" calcext:value-type="float">
            <text:p>11,531</text:p>
          </table:table-cell>
          <table:table-cell table:formula="of:=([.B818]-[.$B$3])/([.$B$1003]-[.$B$3])" office:value-type="float" office:value="0.551755480666878" calcext:value-type="float">
            <text:p>0,552</text:p>
          </table:table-cell>
          <table:table-cell/>
          <table:table-cell table:formula="of:=[.A818]*65535" office:value-type="float" office:value="53411.025" calcext:value-type="float">
            <text:p>53411</text:p>
          </table:table-cell>
          <table:table-cell table:formula="of:=[.C818]*65535" office:value-type="float" office:value="36159.2954255038" calcext:value-type="float">
            <text:p>36159</text:p>
          </table:table-cell>
          <table:table-cell table:number-columns-repeated="1018"/>
        </table:table-row>
        <table:table-row table:style-name="ro1">
          <table:table-cell office:value-type="float" office:value="0.816" calcext:value-type="float">
            <text:p>0,816</text:p>
          </table:table-cell>
          <table:table-cell table:formula="of:=EXP([.A819]*[.$B$1])" office:value-type="float" office:value="11.565193187035" calcext:value-type="float">
            <text:p>11,565</text:p>
          </table:table-cell>
          <table:table-cell table:formula="of:=([.B819]-[.$B$3])/([.$B$1003]-[.$B$3])" office:value-type="float" office:value="0.55357065559937" calcext:value-type="float">
            <text:p>0,554</text:p>
          </table:table-cell>
          <table:table-cell/>
          <table:table-cell table:formula="of:=[.A819]*65535" office:value-type="float" office:value="53476.56" calcext:value-type="float">
            <text:p>53477</text:p>
          </table:table-cell>
          <table:table-cell table:formula="of:=[.C819]*65535" office:value-type="float" office:value="36278.2529147047" calcext:value-type="float">
            <text:p>36278</text:p>
          </table:table-cell>
          <table:table-cell table:number-columns-repeated="1018"/>
        </table:table-row>
        <table:table-row table:style-name="ro1">
          <table:table-cell office:value-type="float" office:value="0.817" calcext:value-type="float">
            <text:p>0,817</text:p>
          </table:table-cell>
          <table:table-cell table:formula="of:=EXP([.A820]*[.$B$1])" office:value-type="float" office:value="11.5999408620478" calcext:value-type="float">
            <text:p>11,600</text:p>
          </table:table-cell>
          <table:table-cell table:formula="of:=([.B820]-[.$B$3])/([.$B$1003]-[.$B$3])" office:value-type="float" office:value="0.555391284233121" calcext:value-type="float">
            <text:p>0,555</text:p>
          </table:table-cell>
          <table:table-cell/>
          <table:table-cell table:formula="of:=[.A820]*65535" office:value-type="float" office:value="53542.095" calcext:value-type="float">
            <text:p>53542</text:p>
          </table:table-cell>
          <table:table-cell table:formula="of:=[.C820]*65535" office:value-type="float" office:value="36397.5678122176" calcext:value-type="float">
            <text:p>36398</text:p>
          </table:table-cell>
          <table:table-cell table:number-columns-repeated="1018"/>
        </table:table-row>
        <table:table-row table:style-name="ro1">
          <table:table-cell office:value-type="float" office:value="0.818" calcext:value-type="float">
            <text:p>0,818</text:p>
          </table:table-cell>
          <table:table-cell table:formula="of:=EXP([.A821]*[.$B$1])" office:value-type="float" office:value="11.6347929366068" calcext:value-type="float">
            <text:p>11,635</text:p>
          </table:table-cell>
          <table:table-cell table:formula="of:=([.B821]-[.$B$3])/([.$B$1003]-[.$B$3])" office:value-type="float" office:value="0.557217382953801" calcext:value-type="float">
            <text:p>0,557</text:p>
          </table:table-cell>
          <table:table-cell/>
          <table:table-cell table:formula="of:=[.A821]*65535" office:value-type="float" office:value="53607.63" calcext:value-type="float">
            <text:p>53608</text:p>
          </table:table-cell>
          <table:table-cell table:formula="of:=[.C821]*65535" office:value-type="float" office:value="36517.2411918774" calcext:value-type="float">
            <text:p>36517</text:p>
          </table:table-cell>
          <table:table-cell table:number-columns-repeated="1018"/>
        </table:table-row>
        <table:table-row table:style-name="ro1">
          <table:table-cell office:value-type="float" office:value="0.819" calcext:value-type="float">
            <text:p>0,819</text:p>
          </table:table-cell>
          <table:table-cell table:formula="of:=EXP([.A822]*[.$B$1])" office:value-type="float" office:value="11.6697497243807" calcext:value-type="float">
            <text:p>11,670</text:p>
          </table:table-cell>
          <table:table-cell table:formula="of:=([.B822]-[.$B$3])/([.$B$1003]-[.$B$3])" office:value-type="float" office:value="0.559048968196312" calcext:value-type="float">
            <text:p>0,559</text:p>
          </table:table-cell>
          <table:table-cell/>
          <table:table-cell table:formula="of:=[.A822]*65535" office:value-type="float" office:value="53673.165" calcext:value-type="float">
            <text:p>53673</text:p>
          </table:table-cell>
          <table:table-cell table:formula="of:=[.C822]*65535" office:value-type="float" office:value="36637.2741307453" calcext:value-type="float">
            <text:p>36637</text:p>
          </table:table-cell>
          <table:table-cell table:number-columns-repeated="1018"/>
        </table:table-row>
        <table:table-row table:style-name="ro1">
          <table:table-cell office:value-type="float" office:value="0.82" calcext:value-type="float">
            <text:p>0,820</text:p>
          </table:table-cell>
          <table:table-cell table:formula="of:=EXP([.A823]*[.$B$1])" office:value-type="float" office:value="11.7048115399809" calcext:value-type="float">
            <text:p>11,705</text:p>
          </table:table-cell>
          <table:table-cell table:formula="of:=([.B823]-[.$B$3])/([.$B$1003]-[.$B$3])" office:value-type="float" office:value="0.560886056444931" calcext:value-type="float">
            <text:p>0,561</text:p>
          </table:table-cell>
          <table:table-cell/>
          <table:table-cell table:formula="of:=[.A823]*65535" office:value-type="float" office:value="53738.7" calcext:value-type="float">
            <text:p>53739</text:p>
          </table:table-cell>
          <table:table-cell table:formula="of:=[.C823]*65535" office:value-type="float" office:value="36757.6677091186" calcext:value-type="float">
            <text:p>36758</text:p>
          </table:table-cell>
          <table:table-cell table:number-columns-repeated="1018"/>
        </table:table-row>
        <table:table-row table:style-name="ro1">
          <table:table-cell office:value-type="float" office:value="0.821" calcext:value-type="float">
            <text:p>0,821</text:p>
          </table:table-cell>
          <table:table-cell table:formula="of:=EXP([.A824]*[.$B$1])" office:value-type="float" office:value="11.7399786989639" calcext:value-type="float">
            <text:p>11,740</text:p>
          </table:table-cell>
          <table:table-cell table:formula="of:=([.B824]-[.$B$3])/([.$B$1003]-[.$B$3])" office:value-type="float" office:value="0.562728664233467" calcext:value-type="float">
            <text:p>0,563</text:p>
          </table:table-cell>
          <table:table-cell/>
          <table:table-cell table:formula="of:=[.A824]*65535" office:value-type="float" office:value="53804.235" calcext:value-type="float">
            <text:p>53804</text:p>
          </table:table-cell>
          <table:table-cell table:formula="of:=[.C824]*65535" office:value-type="float" office:value="36878.4230105402" calcext:value-type="float">
            <text:p>36878</text:p>
          </table:table-cell>
          <table:table-cell table:number-columns-repeated="1018"/>
        </table:table-row>
        <table:table-row table:style-name="ro1">
          <table:table-cell office:value-type="float" office:value="0.822" calcext:value-type="float">
            <text:p>0,822</text:p>
          </table:table-cell>
          <table:table-cell table:formula="of:=EXP([.A825]*[.$B$1])" office:value-type="float" office:value="11.7752515178345" calcext:value-type="float">
            <text:p>11,775</text:p>
          </table:table-cell>
          <table:table-cell table:formula="of:=([.B825]-[.$B$3])/([.$B$1003]-[.$B$3])" office:value-type="float" office:value="0.564576808145401" calcext:value-type="float">
            <text:p>0,565</text:p>
          </table:table-cell>
          <table:table-cell/>
          <table:table-cell table:formula="of:=[.A825]*65535" office:value-type="float" office:value="53869.77" calcext:value-type="float">
            <text:p>53870</text:p>
          </table:table-cell>
          <table:table-cell table:formula="of:=[.C825]*65535" office:value-type="float" office:value="36999.5411218089" calcext:value-type="float">
            <text:p>37000</text:p>
          </table:table-cell>
          <table:table-cell table:number-columns-repeated="1018"/>
        </table:table-row>
        <table:table-row table:style-name="ro1">
          <table:table-cell office:value-type="float" office:value="0.823" calcext:value-type="float">
            <text:p>0,823</text:p>
          </table:table-cell>
          <table:table-cell table:formula="of:=EXP([.A826]*[.$B$1])" office:value-type="float" office:value="11.8106303140482" calcext:value-type="float">
            <text:p>11,811</text:p>
          </table:table-cell>
          <table:table-cell table:formula="of:=([.B826]-[.$B$3])/([.$B$1003]-[.$B$3])" office:value-type="float" office:value="0.566430504814042" calcext:value-type="float">
            <text:p>0,566</text:p>
          </table:table-cell>
          <table:table-cell/>
          <table:table-cell table:formula="of:=[.A826]*65535" office:value-type="float" office:value="53935.305" calcext:value-type="float">
            <text:p>53935</text:p>
          </table:table-cell>
          <table:table-cell table:formula="of:=[.C826]*65535" office:value-type="float" office:value="37121.0231329882" calcext:value-type="float">
            <text:p>37121</text:p>
          </table:table-cell>
          <table:table-cell table:number-columns-repeated="1018"/>
        </table:table-row>
        <table:table-row table:style-name="ro1">
          <table:table-cell office:value-type="float" office:value="0.824" calcext:value-type="float">
            <text:p>0,824</text:p>
          </table:table-cell>
          <table:table-cell table:formula="of:=EXP([.A827]*[.$B$1])" office:value-type="float" office:value="11.8461154060145" calcext:value-type="float">
            <text:p>11,846</text:p>
          </table:table-cell>
          <table:table-cell table:formula="of:=([.B827]-[.$B$3])/([.$B$1003]-[.$B$3])" office:value-type="float" office:value="0.568289770922672" calcext:value-type="float">
            <text:p>0,568</text:p>
          </table:table-cell>
          <table:table-cell/>
          <table:table-cell table:formula="of:=[.A827]*65535" office:value-type="float" office:value="54000.84" calcext:value-type="float">
            <text:p>54001</text:p>
          </table:table-cell>
          <table:table-cell table:formula="of:=[.C827]*65535" office:value-type="float" office:value="37242.8701374173" calcext:value-type="float">
            <text:p>37243</text:p>
          </table:table-cell>
          <table:table-cell table:number-columns-repeated="1018"/>
        </table:table-row>
        <table:table-row table:style-name="ro1">
          <table:table-cell office:value-type="float" office:value="0.825" calcext:value-type="float">
            <text:p>0,825</text:p>
          </table:table-cell>
          <table:table-cell table:formula="of:=EXP([.A828]*[.$B$1])" office:value-type="float" office:value="11.8817071130994" calcext:value-type="float">
            <text:p>11,882</text:p>
          </table:table-cell>
          <table:table-cell table:formula="of:=([.B828]-[.$B$3])/([.$B$1003]-[.$B$3])" office:value-type="float" office:value="0.570154623204697" calcext:value-type="float">
            <text:p>0,570</text:p>
          </table:table-cell>
          <table:table-cell/>
          <table:table-cell table:formula="of:=[.A828]*65535" office:value-type="float" office:value="54066.375" calcext:value-type="float">
            <text:p>54066</text:p>
          </table:table-cell>
          <table:table-cell table:formula="of:=[.C828]*65535" office:value-type="float" office:value="37365.0832317198" calcext:value-type="float">
            <text:p>37365</text:p>
          </table:table-cell>
          <table:table-cell table:number-columns-repeated="1018"/>
        </table:table-row>
        <table:table-row table:style-name="ro1">
          <table:table-cell office:value-type="float" office:value="0.826" calcext:value-type="float">
            <text:p>0,826</text:p>
          </table:table-cell>
          <table:table-cell table:formula="of:=EXP([.A829]*[.$B$1])" office:value-type="float" office:value="11.9174057556285" calcext:value-type="float">
            <text:p>11,917</text:p>
          </table:table-cell>
          <table:table-cell table:formula="of:=([.B829]-[.$B$3])/([.$B$1003]-[.$B$3])" office:value-type="float" office:value="0.572025078443802" calcext:value-type="float">
            <text:p>0,572</text:p>
          </table:table-cell>
          <table:table-cell/>
          <table:table-cell table:formula="of:=[.A829]*65535" office:value-type="float" office:value="54131.91" calcext:value-type="float">
            <text:p>54132</text:p>
          </table:table-cell>
          <table:table-cell table:formula="of:=[.C829]*65535" office:value-type="float" office:value="37487.6635158146" calcext:value-type="float">
            <text:p>37488</text:p>
          </table:table-cell>
          <table:table-cell table:number-columns-repeated="1018"/>
        </table:table-row>
        <table:table-row table:style-name="ro1">
          <table:table-cell office:value-type="float" office:value="0.827" calcext:value-type="float">
            <text:p>0,827</text:p>
          </table:table-cell>
          <table:table-cell table:formula="of:=EXP([.A830]*[.$B$1])" office:value-type="float" office:value="11.9532116548899" calcext:value-type="float">
            <text:p>11,953</text:p>
          </table:table-cell>
          <table:table-cell table:formula="of:=([.B830]-[.$B$3])/([.$B$1003]-[.$B$3])" office:value-type="float" office:value="0.573901153474097" calcext:value-type="float">
            <text:p>0,574</text:p>
          </table:table-cell>
          <table:table-cell/>
          <table:table-cell table:formula="of:=[.A830]*65535" office:value-type="float" office:value="54197.445" calcext:value-type="float">
            <text:p>54197</text:p>
          </table:table-cell>
          <table:table-cell table:formula="of:=[.C830]*65535" office:value-type="float" office:value="37610.6120929249" calcext:value-type="float">
            <text:p>37611</text:p>
          </table:table-cell>
          <table:table-cell table:number-columns-repeated="1018"/>
        </table:table-row>
        <table:table-row table:style-name="ro1">
          <table:table-cell office:value-type="float" office:value="0.828" calcext:value-type="float">
            <text:p>0,828</text:p>
          </table:table-cell>
          <table:table-cell table:formula="of:=EXP([.A831]*[.$B$1])" office:value-type="float" office:value="11.9891251331368" calcext:value-type="float">
            <text:p>11,989</text:p>
          </table:table-cell>
          <table:table-cell table:formula="of:=([.B831]-[.$B$3])/([.$B$1003]-[.$B$3])" office:value-type="float" office:value="0.575782865180269" calcext:value-type="float">
            <text:p>0,576</text:p>
          </table:table-cell>
          <table:table-cell/>
          <table:table-cell table:formula="of:=[.A831]*65535" office:value-type="float" office:value="54262.98" calcext:value-type="float">
            <text:p>54263</text:p>
          </table:table-cell>
          <table:table-cell table:formula="of:=[.C831]*65535" office:value-type="float" office:value="37733.9300695889" calcext:value-type="float">
            <text:p>37734</text:p>
          </table:table-cell>
          <table:table-cell table:number-columns-repeated="1018"/>
        </table:table-row>
        <table:table-row table:style-name="ro1">
          <table:table-cell office:value-type="float" office:value="0.829" calcext:value-type="float">
            <text:p>0,829</text:p>
          </table:table-cell>
          <table:table-cell table:formula="of:=EXP([.A832]*[.$B$1])" office:value-type="float" office:value="12.0251465135909" calcext:value-type="float">
            <text:p>12,025</text:p>
          </table:table-cell>
          <table:table-cell table:formula="of:=([.B832]-[.$B$3])/([.$B$1003]-[.$B$3])" office:value-type="float" office:value="0.577670230497736" calcext:value-type="float">
            <text:p>0,578</text:p>
          </table:table-cell>
          <table:table-cell/>
          <table:table-cell table:formula="of:=[.A832]*65535" office:value-type="float" office:value="54328.515" calcext:value-type="float">
            <text:p>54329</text:p>
          </table:table-cell>
          <table:table-cell table:formula="of:=[.C832]*65535" office:value-type="float" office:value="37857.6185556691" calcext:value-type="float">
            <text:p>37858</text:p>
          </table:table-cell>
          <table:table-cell table:number-columns-repeated="1018"/>
        </table:table-row>
        <table:table-row table:style-name="ro1">
          <table:table-cell office:value-type="float" office:value="0.83" calcext:value-type="float">
            <text:p>0,830</text:p>
          </table:table-cell>
          <table:table-cell table:formula="of:=EXP([.A833]*[.$B$1])" office:value-type="float" office:value="12.0612761204447" calcext:value-type="float">
            <text:p>12,061</text:p>
          </table:table-cell>
          <table:table-cell table:formula="of:=([.B833]-[.$B$3])/([.$B$1003]-[.$B$3])" office:value-type="float" office:value="0.579563266412799" calcext:value-type="float">
            <text:p>0,580</text:p>
          </table:table-cell>
          <table:table-cell/>
          <table:table-cell table:formula="of:=[.A833]*65535" office:value-type="float" office:value="54394.05" calcext:value-type="float">
            <text:p>54394</text:p>
          </table:table-cell>
          <table:table-cell table:formula="of:=[.C833]*65535" office:value-type="float" office:value="37981.6786643628" calcext:value-type="float">
            <text:p>37982</text:p>
          </table:table-cell>
          <table:table-cell table:number-columns-repeated="1018"/>
        </table:table-row>
        <table:table-row table:style-name="ro1">
          <table:table-cell office:value-type="float" office:value="0.831" calcext:value-type="float">
            <text:p>0,831</text:p>
          </table:table-cell>
          <table:table-cell table:formula="of:=EXP([.A834]*[.$B$1])" office:value-type="float" office:value="12.0975142788651" calcext:value-type="float">
            <text:p>12,098</text:p>
          </table:table-cell>
          <table:table-cell table:formula="of:=([.B834]-[.$B$3])/([.$B$1003]-[.$B$3])" office:value-type="float" office:value="0.581461989962793" calcext:value-type="float">
            <text:p>0,581</text:p>
          </table:table-cell>
          <table:table-cell/>
          <table:table-cell table:formula="of:=[.A834]*65535" office:value-type="float" office:value="54459.585" calcext:value-type="float">
            <text:p>54460</text:p>
          </table:table-cell>
          <table:table-cell table:formula="of:=[.C834]*65535" office:value-type="float" office:value="38106.1115122117" calcext:value-type="float">
            <text:p>38106</text:p>
          </table:table-cell>
          <table:table-cell table:number-columns-repeated="1018"/>
        </table:table-row>
        <table:table-row table:style-name="ro1">
          <table:table-cell office:value-type="float" office:value="0.832" calcext:value-type="float">
            <text:p>0,832</text:p>
          </table:table-cell>
          <table:table-cell table:formula="of:=EXP([.A835]*[.$B$1])" office:value-type="float" office:value="12.1338613149956" calcext:value-type="float">
            <text:p>12,134</text:p>
          </table:table-cell>
          <table:table-cell table:formula="of:=([.B835]-[.$B$3])/([.$B$1003]-[.$B$3])" office:value-type="float" office:value="0.583366418236245" calcext:value-type="float">
            <text:p>0,583</text:p>
          </table:table-cell>
          <table:table-cell/>
          <table:table-cell table:formula="of:=[.A835]*65535" office:value-type="float" office:value="54525.12" calcext:value-type="float">
            <text:p>54525</text:p>
          </table:table-cell>
          <table:table-cell table:formula="of:=[.C835]*65535" office:value-type="float" office:value="38230.9182191123" calcext:value-type="float">
            <text:p>38231</text:p>
          </table:table-cell>
          <table:table-cell table:number-columns-repeated="1018"/>
        </table:table-row>
        <table:table-row table:style-name="ro1">
          <table:table-cell office:value-type="float" office:value="0.833" calcext:value-type="float">
            <text:p>0,833</text:p>
          </table:table-cell>
          <table:table-cell table:formula="of:=EXP([.A836]*[.$B$1])" office:value-type="float" office:value="12.1703175559598" calcext:value-type="float">
            <text:p>12,170</text:p>
          </table:table-cell>
          <table:table-cell table:formula="of:=([.B836]-[.$B$3])/([.$B$1003]-[.$B$3])" office:value-type="float" office:value="0.58527656837302" calcext:value-type="float">
            <text:p>0,585</text:p>
          </table:table-cell>
          <table:table-cell/>
          <table:table-cell table:formula="of:=[.A836]*65535" office:value-type="float" office:value="54590.655" calcext:value-type="float">
            <text:p>54591</text:p>
          </table:table-cell>
          <table:table-cell table:formula="of:=[.C836]*65535" office:value-type="float" office:value="38356.0999083258" calcext:value-type="float">
            <text:p>38356</text:p>
          </table:table-cell>
          <table:table-cell table:number-columns-repeated="1018"/>
        </table:table-row>
        <table:table-row table:style-name="ro1">
          <table:table-cell office:value-type="float" office:value="0.834" calcext:value-type="float">
            <text:p>0,834</text:p>
          </table:table-cell>
          <table:table-cell table:formula="of:=EXP([.A837]*[.$B$1])" office:value-type="float" office:value="12.2068833298642" calcext:value-type="float">
            <text:p>12,207</text:p>
          </table:table-cell>
          <table:table-cell table:formula="of:=([.B837]-[.$B$3])/([.$B$1003]-[.$B$3])" office:value-type="float" office:value="0.587192457564483" calcext:value-type="float">
            <text:p>0,587</text:p>
          </table:table-cell>
          <table:table-cell/>
          <table:table-cell table:formula="of:=[.A837]*65535" office:value-type="float" office:value="54656.19" calcext:value-type="float">
            <text:p>54656</text:p>
          </table:table-cell>
          <table:table-cell table:formula="of:=[.C837]*65535" office:value-type="float" office:value="38481.6577064884" calcext:value-type="float">
            <text:p>38482</text:p>
          </table:table-cell>
          <table:table-cell table:number-columns-repeated="1018"/>
        </table:table-row>
        <table:table-row table:style-name="ro1">
          <table:table-cell office:value-type="float" office:value="0.835" calcext:value-type="float">
            <text:p>0,835</text:p>
          </table:table-cell>
          <table:table-cell table:formula="of:=EXP([.A838]*[.$B$1])" office:value-type="float" office:value="12.243558965801" calcext:value-type="float">
            <text:p>12,244</text:p>
          </table:table-cell>
          <table:table-cell table:formula="of:=([.B838]-[.$B$3])/([.$B$1003]-[.$B$3])" office:value-type="float" office:value="0.58911410305365" calcext:value-type="float">
            <text:p>0,589</text:p>
          </table:table-cell>
          <table:table-cell/>
          <table:table-cell table:formula="of:=[.A838]*65535" office:value-type="float" office:value="54721.725" calcext:value-type="float">
            <text:p>54722</text:p>
          </table:table-cell>
          <table:table-cell table:formula="of:=[.C838]*65535" office:value-type="float" office:value="38607.592743621" calcext:value-type="float">
            <text:p>38608</text:p>
          </table:table-cell>
          <table:table-cell table:number-columns-repeated="1018"/>
        </table:table-row>
        <table:table-row table:style-name="ro1">
          <table:table-cell office:value-type="float" office:value="0.836" calcext:value-type="float">
            <text:p>0,836</text:p>
          </table:table-cell>
          <table:table-cell table:formula="of:=EXP([.A839]*[.$B$1])" office:value-type="float" office:value="12.2803447938511" calcext:value-type="float">
            <text:p>12,280</text:p>
          </table:table-cell>
          <table:table-cell table:formula="of:=([.B839]-[.$B$3])/([.$B$1003]-[.$B$3])" office:value-type="float" office:value="0.591041522135343" calcext:value-type="float">
            <text:p>0,591</text:p>
          </table:table-cell>
          <table:table-cell/>
          <table:table-cell table:formula="of:=[.A839]*65535" office:value-type="float" office:value="54787.26" calcext:value-type="float">
            <text:p>54787</text:p>
          </table:table-cell>
          <table:table-cell table:formula="of:=[.C839]*65535" office:value-type="float" office:value="38733.9061531397" calcext:value-type="float">
            <text:p>38734</text:p>
          </table:table-cell>
          <table:table-cell table:number-columns-repeated="1018"/>
        </table:table-row>
        <table:table-row table:style-name="ro1">
          <table:table-cell office:value-type="float" office:value="0.837" calcext:value-type="float">
            <text:p>0,837</text:p>
          </table:table-cell>
          <table:table-cell table:formula="of:=EXP([.A840]*[.$B$1])" office:value-type="float" office:value="12.3172411450873" calcext:value-type="float">
            <text:p>12,317</text:p>
          </table:table-cell>
          <table:table-cell table:formula="of:=([.B840]-[.$B$3])/([.$B$1003]-[.$B$3])" office:value-type="float" office:value="0.592974732156348" calcext:value-type="float">
            <text:p>0,593</text:p>
          </table:table-cell>
          <table:table-cell/>
          <table:table-cell table:formula="of:=[.A840]*65535" office:value-type="float" office:value="54852.795" calcext:value-type="float">
            <text:p>54853</text:p>
          </table:table-cell>
          <table:table-cell table:formula="of:=[.C840]*65535" office:value-type="float" office:value="38860.5990718662" calcext:value-type="float">
            <text:p>38861</text:p>
          </table:table-cell>
          <table:table-cell table:number-columns-repeated="1018"/>
        </table:table-row>
        <table:table-row table:style-name="ro1">
          <table:table-cell office:value-type="float" office:value="0.838" calcext:value-type="float">
            <text:p>0,838</text:p>
          </table:table-cell>
          <table:table-cell table:formula="of:=EXP([.A841]*[.$B$1])" office:value-type="float" office:value="12.3542483515769" calcext:value-type="float">
            <text:p>12,354</text:p>
          </table:table-cell>
          <table:table-cell table:formula="of:=([.B841]-[.$B$3])/([.$B$1003]-[.$B$3])" office:value-type="float" office:value="0.594913750515565" calcext:value-type="float">
            <text:p>0,595</text:p>
          </table:table-cell>
          <table:table-cell/>
          <table:table-cell table:formula="of:=[.A841]*65535" office:value-type="float" office:value="54918.33" calcext:value-type="float">
            <text:p>54918</text:p>
          </table:table-cell>
          <table:table-cell table:formula="of:=[.C841]*65535" office:value-type="float" office:value="38987.6726400376" calcext:value-type="float">
            <text:p>38988</text:p>
          </table:table-cell>
          <table:table-cell table:number-columns-repeated="1018"/>
        </table:table-row>
        <table:table-row table:style-name="ro1">
          <table:table-cell office:value-type="float" office:value="0.839" calcext:value-type="float">
            <text:p>0,839</text:p>
          </table:table-cell>
          <table:table-cell table:formula="of:=EXP([.A842]*[.$B$1])" office:value-type="float" office:value="12.391366746385" calcext:value-type="float">
            <text:p>12,391</text:p>
          </table:table-cell>
          <table:table-cell table:formula="of:=([.B842]-[.$B$3])/([.$B$1003]-[.$B$3])" office:value-type="float" office:value="0.596858594664176" calcext:value-type="float">
            <text:p>0,597</text:p>
          </table:table-cell>
          <table:table-cell/>
          <table:table-cell table:formula="of:=[.A842]*65535" office:value-type="float" office:value="54983.865" calcext:value-type="float">
            <text:p>54984</text:p>
          </table:table-cell>
          <table:table-cell table:formula="of:=[.C842]*65535" office:value-type="float" office:value="39115.1280013168" calcext:value-type="float">
            <text:p>39115</text:p>
          </table:table-cell>
          <table:table-cell table:number-columns-repeated="1018"/>
        </table:table-row>
        <table:table-row table:style-name="ro1">
          <table:table-cell office:value-type="float" office:value="0.84" calcext:value-type="float">
            <text:p>0,840</text:p>
          </table:table-cell>
          <table:table-cell table:formula="of:=EXP([.A843]*[.$B$1])" office:value-type="float" office:value="12.4285966635775" calcext:value-type="float">
            <text:p>12,429</text:p>
          </table:table-cell>
          <table:table-cell table:formula="of:=([.B843]-[.$B$3])/([.$B$1003]-[.$B$3])" office:value-type="float" office:value="0.598809282105789" calcext:value-type="float">
            <text:p>0,599</text:p>
          </table:table-cell>
          <table:table-cell/>
          <table:table-cell table:formula="of:=[.A843]*65535" office:value-type="float" office:value="55049.4" calcext:value-type="float">
            <text:p>55049</text:p>
          </table:table-cell>
          <table:table-cell table:formula="of:=[.C843]*65535" office:value-type="float" office:value="39242.9663028029" calcext:value-type="float">
            <text:p>39243</text:p>
          </table:table-cell>
          <table:table-cell table:number-columns-repeated="1018"/>
        </table:table-row>
        <table:table-row table:style-name="ro1">
          <table:table-cell office:value-type="float" office:value="0.841" calcext:value-type="float">
            <text:p>0,841</text:p>
          </table:table-cell>
          <table:table-cell table:formula="of:=EXP([.A844]*[.$B$1])" office:value-type="float" office:value="12.4659384382239" calcext:value-type="float">
            <text:p>12,466</text:p>
          </table:table-cell>
          <table:table-cell table:formula="of:=([.B844]-[.$B$3])/([.$B$1003]-[.$B$3])" office:value-type="float" office:value="0.600765830396606" calcext:value-type="float">
            <text:p>0,601</text:p>
          </table:table-cell>
          <table:table-cell/>
          <table:table-cell table:formula="of:=[.A844]*65535" office:value-type="float" office:value="55114.935" calcext:value-type="float">
            <text:p>55115</text:p>
          </table:table-cell>
          <table:table-cell table:formula="of:=[.C844]*65535" office:value-type="float" office:value="39371.1886950415" calcext:value-type="float">
            <text:p>39371</text:p>
          </table:table-cell>
          <table:table-cell table:number-columns-repeated="1018"/>
        </table:table-row>
        <table:table-row table:style-name="ro1">
          <table:table-cell office:value-type="float" office:value="0.842" calcext:value-type="float">
            <text:p>0,842</text:p>
          </table:table-cell>
          <table:table-cell table:formula="of:=EXP([.A845]*[.$B$1])" office:value-type="float" office:value="12.5033924064004" calcext:value-type="float">
            <text:p>12,503</text:p>
          </table:table-cell>
          <table:table-cell table:formula="of:=([.B845]-[.$B$3])/([.$B$1003]-[.$B$3])" office:value-type="float" office:value="0.602728257145573" calcext:value-type="float">
            <text:p>0,603</text:p>
          </table:table-cell>
          <table:table-cell/>
          <table:table-cell table:formula="of:=[.A845]*65535" office:value-type="float" office:value="55180.47" calcext:value-type="float">
            <text:p>55180</text:p>
          </table:table-cell>
          <table:table-cell table:formula="of:=[.C845]*65535" office:value-type="float" office:value="39499.7963320351" calcext:value-type="float">
            <text:p>39500</text:p>
          </table:table-cell>
          <table:table-cell table:number-columns-repeated="1018"/>
        </table:table-row>
        <table:table-row table:style-name="ro1">
          <table:table-cell office:value-type="float" office:value="0.843" calcext:value-type="float">
            <text:p>0,843</text:p>
          </table:table-cell>
          <table:table-cell table:formula="of:=EXP([.A846]*[.$B$1])" office:value-type="float" office:value="12.5409589051929" calcext:value-type="float">
            <text:p>12,541</text:p>
          </table:table-cell>
          <table:table-cell table:formula="of:=([.B846]-[.$B$3])/([.$B$1003]-[.$B$3])" office:value-type="float" office:value="0.604696580014545" calcext:value-type="float">
            <text:p>0,605</text:p>
          </table:table-cell>
          <table:table-cell/>
          <table:table-cell table:formula="of:=[.A846]*65535" office:value-type="float" office:value="55246.005" calcext:value-type="float">
            <text:p>55246</text:p>
          </table:table-cell>
          <table:table-cell table:formula="of:=[.C846]*65535" office:value-type="float" office:value="39628.7903712532" calcext:value-type="float">
            <text:p>39629</text:p>
          </table:table-cell>
          <table:table-cell table:number-columns-repeated="1018"/>
        </table:table-row>
        <table:table-row table:style-name="ro1">
          <table:table-cell office:value-type="float" office:value="0.844" calcext:value-type="float">
            <text:p>0,844</text:p>
          </table:table-cell>
          <table:table-cell table:formula="of:=EXP([.A847]*[.$B$1])" office:value-type="float" office:value="12.5786382727002" calcext:value-type="float">
            <text:p>12,579</text:p>
          </table:table-cell>
          <table:table-cell table:formula="of:=([.B847]-[.$B$3])/([.$B$1003]-[.$B$3])" office:value-type="float" office:value="0.606670816718441" calcext:value-type="float">
            <text:p>0,607</text:p>
          </table:table-cell>
          <table:table-cell/>
          <table:table-cell table:formula="of:=[.A847]*65535" office:value-type="float" office:value="55311.54" calcext:value-type="float">
            <text:p>55312</text:p>
          </table:table-cell>
          <table:table-cell table:formula="of:=[.C847]*65535" office:value-type="float" office:value="39758.171973643" calcext:value-type="float">
            <text:p>39758</text:p>
          </table:table-cell>
          <table:table-cell table:number-columns-repeated="1018"/>
        </table:table-row>
        <table:table-row table:style-name="ro1">
          <table:table-cell office:value-type="float" office:value="0.845" calcext:value-type="float">
            <text:p>0,845</text:p>
          </table:table-cell>
          <table:table-cell table:formula="of:=EXP([.A848]*[.$B$1])" office:value-type="float" office:value="12.6164308480369" calcext:value-type="float">
            <text:p>12,616</text:p>
          </table:table-cell>
          <table:table-cell table:formula="of:=([.B848]-[.$B$3])/([.$B$1003]-[.$B$3])" office:value-type="float" office:value="0.608650985025404" calcext:value-type="float">
            <text:p>0,609</text:p>
          </table:table-cell>
          <table:table-cell/>
          <table:table-cell table:formula="of:=[.A848]*65535" office:value-type="float" office:value="55377.075" calcext:value-type="float">
            <text:p>55377</text:p>
          </table:table-cell>
          <table:table-cell table:formula="of:=[.C848]*65535" office:value-type="float" office:value="39887.9423036399" calcext:value-type="float">
            <text:p>39888</text:p>
          </table:table-cell>
          <table:table-cell table:number-columns-repeated="1018"/>
        </table:table-row>
        <table:table-row table:style-name="ro1">
          <table:table-cell office:value-type="float" office:value="0.846" calcext:value-type="float">
            <text:p>0,846</text:p>
          </table:table-cell>
          <table:table-cell table:formula="of:=EXP([.A849]*[.$B$1])" office:value-type="float" office:value="12.6543369713364" calcext:value-type="float">
            <text:p>12,654</text:p>
          </table:table-cell>
          <table:table-cell table:formula="of:=([.B849]-[.$B$3])/([.$B$1003]-[.$B$3])" office:value-type="float" office:value="0.610637102756964" calcext:value-type="float">
            <text:p>0,611</text:p>
          </table:table-cell>
          <table:table-cell/>
          <table:table-cell table:formula="of:=[.A849]*65535" office:value-type="float" office:value="55442.61" calcext:value-type="float">
            <text:p>55443</text:p>
          </table:table-cell>
          <table:table-cell table:formula="of:=[.C849]*65535" office:value-type="float" office:value="40018.1025291776" calcext:value-type="float">
            <text:p>40018</text:p>
          </table:table-cell>
          <table:table-cell table:number-columns-repeated="1018"/>
        </table:table-row>
        <table:table-row table:style-name="ro1">
          <table:table-cell office:value-type="float" office:value="0.847" calcext:value-type="float">
            <text:p>0,847</text:p>
          </table:table-cell>
          <table:table-cell table:formula="of:=EXP([.A850]*[.$B$1])" office:value-type="float" office:value="12.692356983754" calcext:value-type="float">
            <text:p>12,692</text:p>
          </table:table-cell>
          <table:table-cell table:formula="of:=([.B850]-[.$B$3])/([.$B$1003]-[.$B$3])" office:value-type="float" office:value="0.612629187788192" calcext:value-type="float">
            <text:p>0,613</text:p>
          </table:table-cell>
          <table:table-cell/>
          <table:table-cell table:formula="of:=[.A850]*65535" office:value-type="float" office:value="55508.145" calcext:value-type="float">
            <text:p>55508</text:p>
          </table:table-cell>
          <table:table-cell table:formula="of:=[.C850]*65535" office:value-type="float" office:value="40148.6538216991" calcext:value-type="float">
            <text:p>40149</text:p>
          </table:table-cell>
          <table:table-cell table:number-columns-repeated="1018"/>
        </table:table-row>
        <table:table-row table:style-name="ro1">
          <table:table-cell office:value-type="float" office:value="0.848" calcext:value-type="float">
            <text:p>0,848</text:p>
          </table:table-cell>
          <table:table-cell table:formula="of:=EXP([.A851]*[.$B$1])" office:value-type="float" office:value="12.7304912274702" calcext:value-type="float">
            <text:p>12,730</text:p>
          </table:table-cell>
          <table:table-cell table:formula="of:=([.B851]-[.$B$3])/([.$B$1003]-[.$B$3])" office:value-type="float" office:value="0.614627258047867" calcext:value-type="float">
            <text:p>0,615</text:p>
          </table:table-cell>
          <table:table-cell/>
          <table:table-cell table:formula="of:=[.A851]*65535" office:value-type="float" office:value="55573.68" calcext:value-type="float">
            <text:p>55574</text:p>
          </table:table-cell>
          <table:table-cell table:formula="of:=[.C851]*65535" office:value-type="float" office:value="40279.597356167" calcext:value-type="float">
            <text:p>40280</text:p>
          </table:table-cell>
          <table:table-cell table:number-columns-repeated="1018"/>
        </table:table-row>
        <table:table-row table:style-name="ro1">
          <table:table-cell office:value-type="float" office:value="0.849" calcext:value-type="float">
            <text:p>0,849</text:p>
          </table:table-cell>
          <table:table-cell table:formula="of:=EXP([.A852]*[.$B$1])" office:value-type="float" office:value="12.7687400456933" calcext:value-type="float">
            <text:p>12,769</text:p>
          </table:table-cell>
          <table:table-cell table:formula="of:=([.B852]-[.$B$3])/([.$B$1003]-[.$B$3])" office:value-type="float" office:value="0.616631331518635" calcext:value-type="float">
            <text:p>0,617</text:p>
          </table:table-cell>
          <table:table-cell/>
          <table:table-cell table:formula="of:=[.A852]*65535" office:value-type="float" office:value="55639.215" calcext:value-type="float">
            <text:p>55639</text:p>
          </table:table-cell>
          <table:table-cell table:formula="of:=[.C852]*65535" office:value-type="float" office:value="40410.9343110738" calcext:value-type="float">
            <text:p>40411</text:p>
          </table:table-cell>
          <table:table-cell table:number-columns-repeated="1018"/>
        </table:table-row>
        <table:table-row table:style-name="ro1">
          <table:table-cell office:value-type="float" office:value="0.85" calcext:value-type="float">
            <text:p>0,850</text:p>
          </table:table-cell>
          <table:table-cell table:formula="of:=EXP([.A853]*[.$B$1])" office:value-type="float" office:value="12.807103782663" calcext:value-type="float">
            <text:p>12,807</text:p>
          </table:table-cell>
          <table:table-cell table:formula="of:=([.B853]-[.$B$3])/([.$B$1003]-[.$B$3])" office:value-type="float" office:value="0.618641426237172" calcext:value-type="float">
            <text:p>0,619</text:p>
          </table:table-cell>
          <table:table-cell/>
          <table:table-cell table:formula="of:=[.A853]*65535" office:value-type="float" office:value="55704.75" calcext:value-type="float">
            <text:p>55705</text:p>
          </table:table-cell>
          <table:table-cell table:formula="of:=[.C853]*65535" office:value-type="float" office:value="40542.6658684531" calcext:value-type="float">
            <text:p>40543</text:p>
          </table:table-cell>
          <table:table-cell table:number-columns-repeated="1018"/>
        </table:table-row>
        <table:table-row table:style-name="ro1">
          <table:table-cell office:value-type="float" office:value="0.851" calcext:value-type="float">
            <text:p>0,851</text:p>
          </table:table-cell>
          <table:table-cell table:formula="of:=EXP([.A854]*[.$B$1])" office:value-type="float" office:value="12.8455827836533" calcext:value-type="float">
            <text:p>12,846</text:p>
          </table:table-cell>
          <table:table-cell table:formula="of:=([.B854]-[.$B$3])/([.$B$1003]-[.$B$3])" office:value-type="float" office:value="0.620657560294343" calcext:value-type="float">
            <text:p>0,621</text:p>
          </table:table-cell>
          <table:table-cell/>
          <table:table-cell table:formula="of:=[.A854]*65535" office:value-type="float" office:value="55770.285" calcext:value-type="float">
            <text:p>55770</text:p>
          </table:table-cell>
          <table:table-cell table:formula="of:=[.C854]*65535" office:value-type="float" office:value="40674.7932138898" calcext:value-type="float">
            <text:p>40675</text:p>
          </table:table-cell>
          <table:table-cell table:number-columns-repeated="1018"/>
        </table:table-row>
        <table:table-row table:style-name="ro1">
          <table:table-cell office:value-type="float" office:value="0.852" calcext:value-type="float">
            <text:p>0,852</text:p>
          </table:table-cell>
          <table:table-cell table:formula="of:=EXP([.A855]*[.$B$1])" office:value-type="float" office:value="12.8841773949753" calcext:value-type="float">
            <text:p>12,884</text:p>
          </table:table-cell>
          <table:table-cell table:formula="of:=([.B855]-[.$B$3])/([.$B$1003]-[.$B$3])" office:value-type="float" office:value="0.622679751835368" calcext:value-type="float">
            <text:p>0,623</text:p>
          </table:table-cell>
          <table:table-cell/>
          <table:table-cell table:formula="of:=[.A855]*65535" office:value-type="float" office:value="55835.82" calcext:value-type="float">
            <text:p>55836</text:p>
          </table:table-cell>
          <table:table-cell table:formula="of:=[.C855]*65535" office:value-type="float" office:value="40807.3175365309" calcext:value-type="float">
            <text:p>40807</text:p>
          </table:table-cell>
          <table:table-cell table:number-columns-repeated="1018"/>
        </table:table-row>
        <table:table-row table:style-name="ro1">
          <table:table-cell office:value-type="float" office:value="0.853" calcext:value-type="float">
            <text:p>0,853</text:p>
          </table:table-cell>
          <table:table-cell table:formula="of:=EXP([.A856]*[.$B$1])" office:value-type="float" office:value="12.9228879639808" calcext:value-type="float">
            <text:p>12,923</text:p>
          </table:table-cell>
          <table:table-cell table:formula="of:=([.B856]-[.$B$3])/([.$B$1003]-[.$B$3])" office:value-type="float" office:value="0.624708019059985" calcext:value-type="float">
            <text:p>0,625</text:p>
          </table:table-cell>
          <table:table-cell/>
          <table:table-cell table:formula="of:=[.A856]*65535" office:value-type="float" office:value="55901.355" calcext:value-type="float">
            <text:p>55901</text:p>
          </table:table-cell>
          <table:table-cell table:formula="of:=[.C856]*65535" office:value-type="float" office:value="40940.2400290961" calcext:value-type="float">
            <text:p>40940</text:p>
          </table:table-cell>
          <table:table-cell table:number-columns-repeated="1018"/>
        </table:table-row>
        <table:table-row table:style-name="ro1">
          <table:table-cell office:value-type="float" office:value="0.854" calcext:value-type="float">
            <text:p>0,854</text:p>
          </table:table-cell>
          <table:table-cell table:formula="of:=EXP([.A857]*[.$B$1])" office:value-type="float" office:value="12.9617148390652" calcext:value-type="float">
            <text:p>12,962</text:p>
          </table:table-cell>
          <table:table-cell table:formula="of:=([.B857]-[.$B$3])/([.$B$1003]-[.$B$3])" office:value-type="float" office:value="0.626742380222611" calcext:value-type="float">
            <text:p>0,627</text:p>
          </table:table-cell>
          <table:table-cell/>
          <table:table-cell table:formula="of:=[.A857]*65535" office:value-type="float" office:value="55966.89" calcext:value-type="float">
            <text:p>55967</text:p>
          </table:table-cell>
          <table:table-cell table:formula="of:=[.C857]*65535" office:value-type="float" office:value="41073.5618878888" calcext:value-type="float">
            <text:p>41074</text:p>
          </table:table-cell>
          <table:table-cell table:number-columns-repeated="1018"/>
        </table:table-row>
        <table:table-row table:style-name="ro1">
          <table:table-cell office:value-type="float" office:value="0.855" calcext:value-type="float">
            <text:p>0,855</text:p>
          </table:table-cell>
          <table:table-cell table:formula="of:=EXP([.A858]*[.$B$1])" office:value-type="float" office:value="13.0006583696706" calcext:value-type="float">
            <text:p>13,001</text:p>
          </table:table-cell>
          <table:table-cell table:formula="of:=([.B858]-[.$B$3])/([.$B$1003]-[.$B$3])" office:value-type="float" office:value="0.628782853632513" calcext:value-type="float">
            <text:p>0,629</text:p>
          </table:table-cell>
          <table:table-cell/>
          <table:table-cell table:formula="of:=[.A858]*65535" office:value-type="float" office:value="56032.425" calcext:value-type="float">
            <text:p>56032</text:p>
          </table:table-cell>
          <table:table-cell table:formula="of:=[.C858]*65535" office:value-type="float" office:value="41207.2843128068" calcext:value-type="float">
            <text:p>41207</text:p>
          </table:table-cell>
          <table:table-cell table:number-columns-repeated="1018"/>
        </table:table-row>
        <table:table-row table:style-name="ro1">
          <table:table-cell office:value-type="float" office:value="0.856" calcext:value-type="float">
            <text:p>0,856</text:p>
          </table:table-cell>
          <table:table-cell table:formula="of:=EXP([.A859]*[.$B$1])" office:value-type="float" office:value="13.0397189062892" calcext:value-type="float">
            <text:p>13,040</text:p>
          </table:table-cell>
          <table:table-cell table:formula="of:=([.B859]-[.$B$3])/([.$B$1003]-[.$B$3])" office:value-type="float" office:value="0.630829457653964" calcext:value-type="float">
            <text:p>0,631</text:p>
          </table:table-cell>
          <table:table-cell/>
          <table:table-cell table:formula="of:=[.A859]*65535" office:value-type="float" office:value="56097.96" calcext:value-type="float">
            <text:p>56098</text:p>
          </table:table-cell>
          <table:table-cell table:formula="of:=[.C859]*65535" office:value-type="float" office:value="41341.4085073525" calcext:value-type="float">
            <text:p>41341</text:p>
          </table:table-cell>
          <table:table-cell table:number-columns-repeated="1018"/>
        </table:table-row>
        <table:table-row table:style-name="ro1">
          <table:table-cell office:value-type="float" office:value="0.857" calcext:value-type="float">
            <text:p>0,857</text:p>
          </table:table-cell>
          <table:table-cell table:formula="of:=EXP([.A860]*[.$B$1])" office:value-type="float" office:value="13.0788968004659" calcext:value-type="float">
            <text:p>13,079</text:p>
          </table:table-cell>
          <table:table-cell table:formula="of:=([.B860]-[.$B$3])/([.$B$1003]-[.$B$3])" office:value-type="float" office:value="0.632882210706413" calcext:value-type="float">
            <text:p>0,633</text:p>
          </table:table-cell>
          <table:table-cell/>
          <table:table-cell table:formula="of:=[.A860]*65535" office:value-type="float" office:value="56163.495" calcext:value-type="float">
            <text:p>56163</text:p>
          </table:table-cell>
          <table:table-cell table:formula="of:=[.C860]*65535" office:value-type="float" office:value="41475.9356786448" calcext:value-type="float">
            <text:p>41476</text:p>
          </table:table-cell>
          <table:table-cell table:number-columns-repeated="1018"/>
        </table:table-row>
        <table:table-row table:style-name="ro1">
          <table:table-cell office:value-type="float" office:value="0.858" calcext:value-type="float">
            <text:p>0,858</text:p>
          </table:table-cell>
          <table:table-cell table:formula="of:=EXP([.A861]*[.$B$1])" office:value-type="float" office:value="13.1181924048021" calcext:value-type="float">
            <text:p>13,118</text:p>
          </table:table-cell>
          <table:table-cell table:formula="of:=([.B861]-[.$B$3])/([.$B$1003]-[.$B$3])" office:value-type="float" office:value="0.634941131264654" calcext:value-type="float">
            <text:p>0,635</text:p>
          </table:table-cell>
          <table:table-cell/>
          <table:table-cell table:formula="of:=[.A861]*65535" office:value-type="float" office:value="56229.03" calcext:value-type="float">
            <text:p>56229</text:p>
          </table:table-cell>
          <table:table-cell table:formula="of:=[.C861]*65535" office:value-type="float" office:value="41610.8670374291" calcext:value-type="float">
            <text:p>41611</text:p>
          </table:table-cell>
          <table:table-cell table:number-columns-repeated="1018"/>
        </table:table-row>
        <table:table-row table:style-name="ro1">
          <table:table-cell office:value-type="float" office:value="0.859" calcext:value-type="float">
            <text:p>0,859</text:p>
          </table:table-cell>
          <table:table-cell table:formula="of:=EXP([.A862]*[.$B$1])" office:value-type="float" office:value="13.1576060729585" calcext:value-type="float">
            <text:p>13,158</text:p>
          </table:table-cell>
          <table:table-cell table:formula="of:=([.B862]-[.$B$3])/([.$B$1003]-[.$B$3])" office:value-type="float" office:value="0.637006237858983" calcext:value-type="float">
            <text:p>0,637</text:p>
          </table:table-cell>
          <table:table-cell/>
          <table:table-cell table:formula="of:=[.A862]*65535" office:value-type="float" office:value="56294.565" calcext:value-type="float">
            <text:p>56295</text:p>
          </table:table-cell>
          <table:table-cell table:formula="of:=[.C862]*65535" office:value-type="float" office:value="41746.2037980885" calcext:value-type="float">
            <text:p>41746</text:p>
          </table:table-cell>
          <table:table-cell table:number-columns-repeated="1018"/>
        </table:table-row>
        <table:table-row table:style-name="ro1">
          <table:table-cell office:value-type="float" office:value="0.86" calcext:value-type="float">
            <text:p>0,860</text:p>
          </table:table-cell>
          <table:table-cell table:formula="of:=EXP([.A863]*[.$B$1])" office:value-type="float" office:value="13.1971381596584" calcext:value-type="float">
            <text:p>13,197</text:p>
          </table:table-cell>
          <table:table-cell table:formula="of:=([.B863]-[.$B$3])/([.$B$1003]-[.$B$3])" office:value-type="float" office:value="0.639077549075375" calcext:value-type="float">
            <text:p>0,639</text:p>
          </table:table-cell>
          <table:table-cell/>
          <table:table-cell table:formula="of:=[.A863]*65535" office:value-type="float" office:value="56360.1" calcext:value-type="float">
            <text:p>56360</text:p>
          </table:table-cell>
          <table:table-cell table:formula="of:=[.C863]*65535" office:value-type="float" office:value="41881.9471786547" calcext:value-type="float">
            <text:p>41882</text:p>
          </table:table-cell>
          <table:table-cell table:number-columns-repeated="1018"/>
        </table:table-row>
        <table:table-row table:style-name="ro1">
          <table:table-cell office:value-type="float" office:value="0.861" calcext:value-type="float">
            <text:p>0,861</text:p>
          </table:table-cell>
          <table:table-cell table:formula="of:=EXP([.A864]*[.$B$1])" office:value-type="float" office:value="13.2367890206907" calcext:value-type="float">
            <text:p>13,237</text:p>
          </table:table-cell>
          <table:table-cell table:formula="of:=([.B864]-[.$B$3])/([.$B$1003]-[.$B$3])" office:value-type="float" office:value="0.641155083555645" calcext:value-type="float">
            <text:p>0,641</text:p>
          </table:table-cell>
          <table:table-cell/>
          <table:table-cell table:formula="of:=[.A864]*65535" office:value-type="float" office:value="56425.635" calcext:value-type="float">
            <text:p>56426</text:p>
          </table:table-cell>
          <table:table-cell table:formula="of:=[.C864]*65535" office:value-type="float" office:value="42018.0984008192" calcext:value-type="float">
            <text:p>42018</text:p>
          </table:table-cell>
          <table:table-cell table:number-columns-repeated="1018"/>
        </table:table-row>
        <table:table-row table:style-name="ro1">
          <table:table-cell office:value-type="float" office:value="0.862" calcext:value-type="float">
            <text:p>0,862</text:p>
          </table:table-cell>
          <table:table-cell table:formula="of:=EXP([.A865]*[.$B$1])" office:value-type="float" office:value="13.2765590129137" calcext:value-type="float">
            <text:p>13,277</text:p>
          </table:table-cell>
          <table:table-cell table:formula="of:=([.B865]-[.$B$3])/([.$B$1003]-[.$B$3])" office:value-type="float" office:value="0.643238859997617" calcext:value-type="float">
            <text:p>0,643</text:p>
          </table:table-cell>
          <table:table-cell/>
          <table:table-cell table:formula="of:=[.A865]*65535" office:value-type="float" office:value="56491.17" calcext:value-type="float">
            <text:p>56491</text:p>
          </table:table-cell>
          <table:table-cell table:formula="of:=[.C865]*65535" office:value-type="float" office:value="42154.6586899438" calcext:value-type="float">
            <text:p>42155</text:p>
          </table:table-cell>
          <table:table-cell table:number-columns-repeated="1018"/>
        </table:table-row>
        <table:table-row table:style-name="ro1">
          <table:table-cell office:value-type="float" office:value="0.863" calcext:value-type="float">
            <text:p>0,863</text:p>
          </table:table-cell>
          <table:table-cell table:formula="of:=EXP([.A866]*[.$B$1])" office:value-type="float" office:value="13.3164484942573" calcext:value-type="float">
            <text:p>13,316</text:p>
          </table:table-cell>
          <table:table-cell table:formula="of:=([.B866]-[.$B$3])/([.$B$1003]-[.$B$3])" office:value-type="float" office:value="0.645328897155292" calcext:value-type="float">
            <text:p>0,645</text:p>
          </table:table-cell>
          <table:table-cell/>
          <table:table-cell table:formula="of:=[.A866]*65535" office:value-type="float" office:value="56556.705" calcext:value-type="float">
            <text:p>56557</text:p>
          </table:table-cell>
          <table:table-cell table:formula="of:=[.C866]*65535" office:value-type="float" office:value="42291.6292750721" calcext:value-type="float">
            <text:p>42292</text:p>
          </table:table-cell>
          <table:table-cell table:number-columns-repeated="1018"/>
        </table:table-row>
        <table:table-row table:style-name="ro1">
          <table:table-cell office:value-type="float" office:value="0.864" calcext:value-type="float">
            <text:p>0,864</text:p>
          </table:table-cell>
          <table:table-cell table:formula="of:=EXP([.A867]*[.$B$1])" office:value-type="float" office:value="13.3564578237273" calcext:value-type="float">
            <text:p>13,356</text:p>
          </table:table-cell>
          <table:table-cell table:formula="of:=([.B867]-[.$B$3])/([.$B$1003]-[.$B$3])" office:value-type="float" office:value="0.64742521383902" calcext:value-type="float">
            <text:p>0,647</text:p>
          </table:table-cell>
          <table:table-cell/>
          <table:table-cell table:formula="of:=[.A867]*65535" office:value-type="float" office:value="56622.24" calcext:value-type="float">
            <text:p>56622</text:p>
          </table:table-cell>
          <table:table-cell table:formula="of:=[.C867]*65535" office:value-type="float" office:value="42429.0113889402" calcext:value-type="float">
            <text:p>42429</text:p>
          </table:table-cell>
          <table:table-cell table:number-columns-repeated="1018"/>
        </table:table-row>
        <table:table-row table:style-name="ro1">
          <table:table-cell office:value-type="float" office:value="0.865" calcext:value-type="float">
            <text:p>0,865</text:p>
          </table:table-cell>
          <table:table-cell table:formula="of:=EXP([.A868]*[.$B$1])" office:value-type="float" office:value="13.3965873614078" calcext:value-type="float">
            <text:p>13,397</text:p>
          </table:table-cell>
          <table:table-cell table:formula="of:=([.B868]-[.$B$3])/([.$B$1003]-[.$B$3])" office:value-type="float" office:value="0.649527828915665" calcext:value-type="float">
            <text:p>0,650</text:p>
          </table:table-cell>
          <table:table-cell/>
          <table:table-cell table:formula="of:=[.A868]*65535" office:value-type="float" office:value="56687.775" calcext:value-type="float">
            <text:p>56688</text:p>
          </table:table-cell>
          <table:table-cell table:formula="of:=[.C868]*65535" office:value-type="float" office:value="42566.8062679881" calcext:value-type="float">
            <text:p>42567</text:p>
          </table:table-cell>
          <table:table-cell table:number-columns-repeated="1018"/>
        </table:table-row>
        <table:table-row table:style-name="ro1">
          <table:table-cell office:value-type="float" office:value="0.866" calcext:value-type="float">
            <text:p>0,866</text:p>
          </table:table-cell>
          <table:table-cell table:formula="of:=EXP([.A869]*[.$B$1])" office:value-type="float" office:value="13.4368374684651" calcext:value-type="float">
            <text:p>13,437</text:p>
          </table:table-cell>
          <table:table-cell table:formula="of:=([.B869]-[.$B$3])/([.$B$1003]-[.$B$3])" office:value-type="float" office:value="0.651636761308776" calcext:value-type="float">
            <text:p>0,652</text:p>
          </table:table-cell>
          <table:table-cell/>
          <table:table-cell table:formula="of:=[.A869]*65535" office:value-type="float" office:value="56753.31" calcext:value-type="float">
            <text:p>56753</text:p>
          </table:table-cell>
          <table:table-cell table:formula="of:=[.C869]*65535" office:value-type="float" office:value="42705.0151523707" calcext:value-type="float">
            <text:p>42705</text:p>
          </table:table-cell>
          <table:table-cell table:number-columns-repeated="1018"/>
        </table:table-row>
        <table:table-row table:style-name="ro1">
          <table:table-cell office:value-type="float" office:value="0.867" calcext:value-type="float">
            <text:p>0,867</text:p>
          </table:table-cell>
          <table:table-cell table:formula="of:=EXP([.A870]*[.$B$1])" office:value-type="float" office:value="13.4772085071502" calcext:value-type="float">
            <text:p>13,477</text:p>
          </table:table-cell>
          <table:table-cell table:formula="of:=([.B870]-[.$B$3])/([.$B$1003]-[.$B$3])" office:value-type="float" office:value="0.65375202999876" calcext:value-type="float">
            <text:p>0,654</text:p>
          </table:table-cell>
          <table:table-cell/>
          <table:table-cell table:formula="of:=[.A870]*65535" office:value-type="float" office:value="56818.845" calcext:value-type="float">
            <text:p>56819</text:p>
          </table:table-cell>
          <table:table-cell table:formula="of:=[.C870]*65535" office:value-type="float" office:value="42843.6392859687" calcext:value-type="float">
            <text:p>42844</text:p>
          </table:table-cell>
          <table:table-cell table:number-columns-repeated="1018"/>
        </table:table-row>
        <table:table-row table:style-name="ro1">
          <table:table-cell office:value-type="float" office:value="0.868" calcext:value-type="float">
            <text:p>0,868</text:p>
          </table:table-cell>
          <table:table-cell table:formula="of:=EXP([.A871]*[.$B$1])" office:value-type="float" office:value="13.5177008408029" calcext:value-type="float">
            <text:p>13,518</text:p>
          </table:table-cell>
          <table:table-cell table:formula="of:=([.B871]-[.$B$3])/([.$B$1003]-[.$B$3])" office:value-type="float" office:value="0.655873654023049" calcext:value-type="float">
            <text:p>0,656</text:p>
          </table:table-cell>
          <table:table-cell/>
          <table:table-cell table:formula="of:=[.A871]*65535" office:value-type="float" office:value="56884.38" calcext:value-type="float">
            <text:p>56884</text:p>
          </table:table-cell>
          <table:table-cell table:formula="of:=[.C871]*65535" office:value-type="float" office:value="42982.6799164005" calcext:value-type="float">
            <text:p>42983</text:p>
          </table:table-cell>
          <table:table-cell table:number-columns-repeated="1018"/>
        </table:table-row>
        <table:table-row table:style-name="ro1">
          <table:table-cell office:value-type="float" office:value="0.869" calcext:value-type="float">
            <text:p>0,869</text:p>
          </table:table-cell>
          <table:table-cell table:formula="of:=EXP([.A872]*[.$B$1])" office:value-type="float" office:value="13.5583148338544" calcext:value-type="float">
            <text:p>13,558</text:p>
          </table:table-cell>
          <table:table-cell table:formula="of:=([.B872]-[.$B$3])/([.$B$1003]-[.$B$3])" office:value-type="float" office:value="0.658001652476273" calcext:value-type="float">
            <text:p>0,658</text:p>
          </table:table-cell>
          <table:table-cell/>
          <table:table-cell table:formula="of:=[.A872]*65535" office:value-type="float" office:value="56949.915" calcext:value-type="float">
            <text:p>56950</text:p>
          </table:table-cell>
          <table:table-cell table:formula="of:=[.C872]*65535" office:value-type="float" office:value="43122.1382950326" calcext:value-type="float">
            <text:p>43122</text:p>
          </table:table-cell>
          <table:table-cell table:number-columns-repeated="1018"/>
        </table:table-row>
        <table:table-row table:style-name="ro1">
          <table:table-cell office:value-type="float" office:value="0.87" calcext:value-type="float">
            <text:p>0,870</text:p>
          </table:table-cell>
          <table:table-cell table:formula="of:=EXP([.A873]*[.$B$1])" office:value-type="float" office:value="13.5990508518309" calcext:value-type="float">
            <text:p>13,599</text:p>
          </table:table-cell>
          <table:table-cell table:formula="of:=([.B873]-[.$B$3])/([.$B$1003]-[.$B$3])" office:value-type="float" office:value="0.660136044510433" calcext:value-type="float">
            <text:p>0,660</text:p>
          </table:table-cell>
          <table:table-cell/>
          <table:table-cell table:formula="of:=[.A873]*65535" office:value-type="float" office:value="57015.45" calcext:value-type="float">
            <text:p>57015</text:p>
          </table:table-cell>
          <table:table-cell table:formula="of:=[.C873]*65535" office:value-type="float" office:value="43262.0156769912" calcext:value-type="float">
            <text:p>43262</text:p>
          </table:table-cell>
          <table:table-cell table:number-columns-repeated="1018"/>
        </table:table-row>
        <table:table-row table:style-name="ro1">
          <table:table-cell office:value-type="float" office:value="0.871" calcext:value-type="float">
            <text:p>0,871</text:p>
          </table:table-cell>
          <table:table-cell table:formula="of:=EXP([.A874]*[.$B$1])" office:value-type="float" office:value="13.6399092613569" calcext:value-type="float">
            <text:p>13,640</text:p>
          </table:table-cell>
          <table:table-cell table:formula="of:=([.B874]-[.$B$3])/([.$B$1003]-[.$B$3])" office:value-type="float" office:value="0.662276849335072" calcext:value-type="float">
            <text:p>0,662</text:p>
          </table:table-cell>
          <table:table-cell/>
          <table:table-cell table:formula="of:=[.A874]*65535" office:value-type="float" office:value="57080.985" calcext:value-type="float">
            <text:p>57081</text:p>
          </table:table-cell>
          <table:table-cell table:formula="of:=[.C874]*65535" office:value-type="float" office:value="43402.3133211739" calcext:value-type="float">
            <text:p>43402</text:p>
          </table:table-cell>
          <table:table-cell table:number-columns-repeated="1018"/>
        </table:table-row>
        <table:table-row table:style-name="ro1">
          <table:table-cell office:value-type="float" office:value="0.872" calcext:value-type="float">
            <text:p>0,872</text:p>
          </table:table-cell>
          <table:table-cell table:formula="of:=EXP([.A875]*[.$B$1])" office:value-type="float" office:value="13.6808904301583" calcext:value-type="float">
            <text:p>13,681</text:p>
          </table:table-cell>
          <table:table-cell table:formula="of:=([.B875]-[.$B$3])/([.$B$1003]-[.$B$3])" office:value-type="float" office:value="0.664424086217447" calcext:value-type="float">
            <text:p>0,664</text:p>
          </table:table-cell>
          <table:table-cell/>
          <table:table-cell table:formula="of:=[.A875]*65535" office:value-type="float" office:value="57146.52" calcext:value-type="float">
            <text:p>57147</text:p>
          </table:table-cell>
          <table:table-cell table:formula="of:=[.C875]*65535" office:value-type="float" office:value="43543.0324902604" calcext:value-type="float">
            <text:p>43543</text:p>
          </table:table-cell>
          <table:table-cell table:number-columns-repeated="1018"/>
        </table:table-row>
        <table:table-row table:style-name="ro1">
          <table:table-cell office:value-type="float" office:value="0.873" calcext:value-type="float">
            <text:p>0,873</text:p>
          </table:table-cell>
          <table:table-cell table:formula="of:=EXP([.A876]*[.$B$1])" office:value-type="float" office:value="13.7219947270659" calcext:value-type="float">
            <text:p>13,722</text:p>
          </table:table-cell>
          <table:table-cell table:formula="of:=([.B876]-[.$B$3])/([.$B$1003]-[.$B$3])" office:value-type="float" office:value="0.666577774482705" calcext:value-type="float">
            <text:p>0,667</text:p>
          </table:table-cell>
          <table:table-cell/>
          <table:table-cell table:formula="of:=[.A876]*65535" office:value-type="float" office:value="57212.055" calcext:value-type="float">
            <text:p>57212</text:p>
          </table:table-cell>
          <table:table-cell table:formula="of:=[.C876]*65535" office:value-type="float" office:value="43684.1744507241" calcext:value-type="float">
            <text:p>43684</text:p>
          </table:table-cell>
          <table:table-cell table:number-columns-repeated="1018"/>
        </table:table-row>
        <table:table-row table:style-name="ro1">
          <table:table-cell office:value-type="float" office:value="0.874" calcext:value-type="float">
            <text:p>0,874</text:p>
          </table:table-cell>
          <table:table-cell table:formula="of:=EXP([.A877]*[.$B$1])" office:value-type="float" office:value="13.7632225220187" calcext:value-type="float">
            <text:p>13,763</text:p>
          </table:table-cell>
          <table:table-cell table:formula="of:=([.B877]-[.$B$3])/([.$B$1003]-[.$B$3])" office:value-type="float" office:value="0.668737933514054" calcext:value-type="float">
            <text:p>0,669</text:p>
          </table:table-cell>
          <table:table-cell/>
          <table:table-cell table:formula="of:=[.A877]*65535" office:value-type="float" office:value="57277.59" calcext:value-type="float">
            <text:p>57278</text:p>
          </table:table-cell>
          <table:table-cell table:formula="of:=[.C877]*65535" office:value-type="float" office:value="43825.7404728436" calcext:value-type="float">
            <text:p>43826</text:p>
          </table:table-cell>
          <table:table-cell table:number-columns-repeated="1018"/>
        </table:table-row>
        <table:table-row table:style-name="ro1">
          <table:table-cell office:value-type="float" office:value="0.875" calcext:value-type="float">
            <text:p>0,875</text:p>
          </table:table-cell>
          <table:table-cell table:formula="of:=EXP([.A878]*[.$B$1])" office:value-type="float" office:value="13.8045741860671" calcext:value-type="float">
            <text:p>13,805</text:p>
          </table:table-cell>
          <table:table-cell table:formula="of:=([.B878]-[.$B$3])/([.$B$1003]-[.$B$3])" office:value-type="float" office:value="0.670904582752942" calcext:value-type="float">
            <text:p>0,671</text:p>
          </table:table-cell>
          <table:table-cell/>
          <table:table-cell table:formula="of:=[.A878]*65535" office:value-type="float" office:value="57343.125" calcext:value-type="float">
            <text:p>57343</text:p>
          </table:table-cell>
          <table:table-cell table:formula="of:=[.C878]*65535" office:value-type="float" office:value="43967.7318307141" calcext:value-type="float">
            <text:p>43968</text:p>
          </table:table-cell>
          <table:table-cell table:number-columns-repeated="1018"/>
        </table:table-row>
        <table:table-row table:style-name="ro1">
          <table:table-cell office:value-type="float" office:value="0.876" calcext:value-type="float">
            <text:p>0,876</text:p>
          </table:table-cell>
          <table:table-cell table:formula="of:=EXP([.A879]*[.$B$1])" office:value-type="float" office:value="13.8460500913763" calcext:value-type="float">
            <text:p>13,846</text:p>
          </table:table-cell>
          <table:table-cell table:formula="of:=([.B879]-[.$B$3])/([.$B$1003]-[.$B$3])" office:value-type="float" office:value="0.673077741699225" calcext:value-type="float">
            <text:p>0,673</text:p>
          </table:table-cell>
          <table:table-cell/>
          <table:table-cell table:formula="of:=[.A879]*65535" office:value-type="float" office:value="57408.66" calcext:value-type="float">
            <text:p>57409</text:p>
          </table:table-cell>
          <table:table-cell table:formula="of:=[.C879]*65535" office:value-type="float" office:value="44110.1498022587" calcext:value-type="float">
            <text:p>44110</text:p>
          </table:table-cell>
          <table:table-cell table:number-columns-repeated="1018"/>
        </table:table-row>
        <table:table-row table:style-name="ro1">
          <table:table-cell office:value-type="float" office:value="0.877" calcext:value-type="float">
            <text:p>0,877</text:p>
          </table:table-cell>
          <table:table-cell table:formula="of:=EXP([.A880]*[.$B$1])" office:value-type="float" office:value="13.8876506112299" calcext:value-type="float">
            <text:p>13,888</text:p>
          </table:table-cell>
          <table:table-cell table:formula="of:=([.B880]-[.$B$3])/([.$B$1003]-[.$B$3])" office:value-type="float" office:value="0.675257429911349" calcext:value-type="float">
            <text:p>0,675</text:p>
          </table:table-cell>
          <table:table-cell/>
          <table:table-cell table:formula="of:=[.A880]*65535" office:value-type="float" office:value="57474.195" calcext:value-type="float">
            <text:p>57474</text:p>
          </table:table-cell>
          <table:table-cell table:formula="of:=[.C880]*65535" office:value-type="float" office:value="44252.9956692403" calcext:value-type="float">
            <text:p>44253</text:p>
          </table:table-cell>
          <table:table-cell table:number-columns-repeated="1018"/>
        </table:table-row>
        <table:table-row table:style-name="ro1">
          <table:table-cell office:value-type="float" office:value="0.878" calcext:value-type="float">
            <text:p>0,878</text:p>
          </table:table-cell>
          <table:table-cell table:formula="of:=EXP([.A881]*[.$B$1])" office:value-type="float" office:value="13.9293761200326" calcext:value-type="float">
            <text:p>13,929</text:p>
          </table:table-cell>
          <table:table-cell table:formula="of:=([.B881]-[.$B$3])/([.$B$1003]-[.$B$3])" office:value-type="float" office:value="0.677443667006522" calcext:value-type="float">
            <text:p>0,677</text:p>
          </table:table-cell>
          <table:table-cell/>
          <table:table-cell table:formula="of:=[.A881]*65535" office:value-type="float" office:value="57539.73" calcext:value-type="float">
            <text:p>57540</text:p>
          </table:table-cell>
          <table:table-cell table:formula="of:=[.C881]*65535" office:value-type="float" office:value="44396.2707172724" calcext:value-type="float">
            <text:p>44396</text:p>
          </table:table-cell>
          <table:table-cell table:number-columns-repeated="1018"/>
        </table:table-row>
        <table:table-row table:style-name="ro1">
          <table:table-cell office:value-type="float" office:value="0.879" calcext:value-type="float">
            <text:p>0,879</text:p>
          </table:table-cell>
          <table:table-cell table:formula="of:=EXP([.A882]*[.$B$1])" office:value-type="float" office:value="13.9712269933145" calcext:value-type="float">
            <text:p>13,971</text:p>
          </table:table-cell>
          <table:table-cell table:formula="of:=([.B882]-[.$B$3])/([.$B$1003]-[.$B$3])" office:value-type="float" office:value="0.679636472660893" calcext:value-type="float">
            <text:p>0,680</text:p>
          </table:table-cell>
          <table:table-cell/>
          <table:table-cell table:formula="of:=[.A882]*65535" office:value-type="float" office:value="57605.265" calcext:value-type="float">
            <text:p>57605</text:p>
          </table:table-cell>
          <table:table-cell table:formula="of:=[.C882]*65535" office:value-type="float" office:value="44539.9762358316" calcext:value-type="float">
            <text:p>44540</text:p>
          </table:table-cell>
          <table:table-cell table:number-columns-repeated="1018"/>
        </table:table-row>
        <table:table-row table:style-name="ro1">
          <table:table-cell office:value-type="float" office:value="0.88" calcext:value-type="float">
            <text:p>0,880</text:p>
          </table:table-cell>
          <table:table-cell table:formula="of:=EXP([.A883]*[.$B$1])" office:value-type="float" office:value="14.0132036077336" calcext:value-type="float">
            <text:p>14,013</text:p>
          </table:table-cell>
          <table:table-cell table:formula="of:=([.B883]-[.$B$3])/([.$B$1003]-[.$B$3])" office:value-type="float" office:value="0.681835866609728" calcext:value-type="float">
            <text:p>0,682</text:p>
          </table:table-cell>
          <table:table-cell/>
          <table:table-cell table:formula="of:=[.A883]*65535" office:value-type="float" office:value="57670.8" calcext:value-type="float">
            <text:p>57671</text:p>
          </table:table-cell>
          <table:table-cell table:formula="of:=[.C883]*65535" office:value-type="float" office:value="44684.1135182685" calcext:value-type="float">
            <text:p>44684</text:p>
          </table:table-cell>
          <table:table-cell table:number-columns-repeated="1018"/>
        </table:table-row>
        <table:table-row table:style-name="ro1">
          <table:table-cell office:value-type="float" office:value="0.881" calcext:value-type="float">
            <text:p>0,881</text:p>
          </table:table-cell>
          <table:table-cell table:formula="of:=EXP([.A884]*[.$B$1])" office:value-type="float" office:value="14.0553063410798" calcext:value-type="float">
            <text:p>14,055</text:p>
          </table:table-cell>
          <table:table-cell table:formula="of:=([.B884]-[.$B$3])/([.$B$1003]-[.$B$3])" office:value-type="float" office:value="0.684041868647586" calcext:value-type="float">
            <text:p>0,684</text:p>
          </table:table-cell>
          <table:table-cell/>
          <table:table-cell table:formula="of:=[.A884]*65535" office:value-type="float" office:value="57736.335" calcext:value-type="float">
            <text:p>57736</text:p>
          </table:table-cell>
          <table:table-cell table:formula="of:=[.C884]*65535" office:value-type="float" office:value="44828.6838618195" calcext:value-type="float">
            <text:p>44829</text:p>
          </table:table-cell>
          <table:table-cell table:number-columns-repeated="1018"/>
        </table:table-row>
        <table:table-row table:style-name="ro1">
          <table:table-cell office:value-type="float" office:value="0.882" calcext:value-type="float">
            <text:p>0,882</text:p>
          </table:table-cell>
          <table:table-cell table:formula="of:=EXP([.A885]*[.$B$1])" office:value-type="float" office:value="14.0975355722779" calcext:value-type="float">
            <text:p>14,098</text:p>
          </table:table-cell>
          <table:table-cell table:formula="of:=([.B885]-[.$B$3])/([.$B$1003]-[.$B$3])" office:value-type="float" office:value="0.686254498628501" calcext:value-type="float">
            <text:p>0,686</text:p>
          </table:table-cell>
          <table:table-cell/>
          <table:table-cell table:formula="of:=[.A885]*65535" office:value-type="float" office:value="57801.87" calcext:value-type="float">
            <text:p>57802</text:p>
          </table:table-cell>
          <table:table-cell table:formula="of:=[.C885]*65535" office:value-type="float" office:value="44973.6885676188" calcext:value-type="float">
            <text:p>44974</text:p>
          </table:table-cell>
          <table:table-cell table:number-columns-repeated="1018"/>
        </table:table-row>
        <table:table-row table:style-name="ro1">
          <table:table-cell office:value-type="float" office:value="0.883" calcext:value-type="float">
            <text:p>0,883</text:p>
          </table:table-cell>
          <table:table-cell table:formula="of:=EXP([.A886]*[.$B$1])" office:value-type="float" office:value="14.1398916813913" calcext:value-type="float">
            <text:p>14,140</text:p>
          </table:table-cell>
          <table:table-cell table:formula="of:=([.B886]-[.$B$3])/([.$B$1003]-[.$B$3])" office:value-type="float" office:value="0.688473776466159" calcext:value-type="float">
            <text:p>0,688</text:p>
          </table:table-cell>
          <table:table-cell/>
          <table:table-cell table:formula="of:=[.A886]*65535" office:value-type="float" office:value="57867.405" calcext:value-type="float">
            <text:p>57867</text:p>
          </table:table-cell>
          <table:table-cell table:formula="of:=[.C886]*65535" office:value-type="float" office:value="45119.1289407097" calcext:value-type="float">
            <text:p>45119</text:p>
          </table:table-cell>
          <table:table-cell table:number-columns-repeated="1018"/>
        </table:table-row>
        <table:table-row table:style-name="ro1">
          <table:table-cell office:value-type="float" office:value="0.884" calcext:value-type="float">
            <text:p>0,884</text:p>
          </table:table-cell>
          <table:table-cell table:formula="of:=EXP([.A887]*[.$B$1])" office:value-type="float" office:value="14.1823750496253" calcext:value-type="float">
            <text:p>14,182</text:p>
          </table:table-cell>
          <table:table-cell table:formula="of:=([.B887]-[.$B$3])/([.$B$1003]-[.$B$3])" office:value-type="float" office:value="0.690699722134074" calcext:value-type="float">
            <text:p>0,691</text:p>
          </table:table-cell>
          <table:table-cell/>
          <table:table-cell table:formula="of:=[.A887]*65535" office:value-type="float" office:value="57932.94" calcext:value-type="float">
            <text:p>57933</text:p>
          </table:table-cell>
          <table:table-cell table:formula="of:=[.C887]*65535" office:value-type="float" office:value="45265.0062900566" calcext:value-type="float">
            <text:p>45265</text:p>
          </table:table-cell>
          <table:table-cell table:number-columns-repeated="1018"/>
        </table:table-row>
        <table:table-row table:style-name="ro1">
          <table:table-cell office:value-type="float" office:value="0.885" calcext:value-type="float">
            <text:p>0,885</text:p>
          </table:table-cell>
          <table:table-cell table:formula="of:=EXP([.A888]*[.$B$1])" office:value-type="float" office:value="14.2249860593305" calcext:value-type="float">
            <text:p>14,225</text:p>
          </table:table-cell>
          <table:table-cell table:formula="of:=([.B888]-[.$B$3])/([.$B$1003]-[.$B$3])" office:value-type="float" office:value="0.692932355665773" calcext:value-type="float">
            <text:p>0,693</text:p>
          </table:table-cell>
          <table:table-cell/>
          <table:table-cell table:formula="of:=[.A888]*65535" office:value-type="float" office:value="57998.475" calcext:value-type="float">
            <text:p>57998</text:p>
          </table:table-cell>
          <table:table-cell table:formula="of:=[.C888]*65535" office:value-type="float" office:value="45411.3219285564" calcext:value-type="float">
            <text:p>45411</text:p>
          </table:table-cell>
          <table:table-cell table:number-columns-repeated="1018"/>
        </table:table-row>
        <table:table-row table:style-name="ro1">
          <table:table-cell office:value-type="float" office:value="0.886" calcext:value-type="float">
            <text:p>0,886</text:p>
          </table:table-cell>
          <table:table-cell table:formula="of:=EXP([.A889]*[.$B$1])" office:value-type="float" office:value="14.2677250940063" calcext:value-type="float">
            <text:p>14,268</text:p>
          </table:table-cell>
          <table:table-cell table:formula="of:=([.B889]-[.$B$3])/([.$B$1003]-[.$B$3])" office:value-type="float" office:value="0.695171697154972" calcext:value-type="float">
            <text:p>0,695</text:p>
          </table:table-cell>
          <table:table-cell/>
          <table:table-cell table:formula="of:=[.A889]*65535" office:value-type="float" office:value="58064.01" calcext:value-type="float">
            <text:p>58064</text:p>
          </table:table-cell>
          <table:table-cell table:formula="of:=[.C889]*65535" office:value-type="float" office:value="45558.0771730511" calcext:value-type="float">
            <text:p>45558</text:p>
          </table:table-cell>
          <table:table-cell table:number-columns-repeated="1018"/>
        </table:table-row>
        <table:table-row table:style-name="ro1">
          <table:table-cell office:value-type="float" office:value="0.887" calcext:value-type="float">
            <text:p>0,887</text:p>
          </table:table-cell>
          <table:table-cell table:formula="of:=EXP([.A890]*[.$B$1])" office:value-type="float" office:value="14.3105925383041" calcext:value-type="float">
            <text:p>14,311</text:p>
          </table:table-cell>
          <table:table-cell table:formula="of:=([.B890]-[.$B$3])/([.$B$1003]-[.$B$3])" office:value-type="float" office:value="0.69741776675576" calcext:value-type="float">
            <text:p>0,697</text:p>
          </table:table-cell>
          <table:table-cell/>
          <table:table-cell table:formula="of:=[.A890]*65535" office:value-type="float" office:value="58129.545" calcext:value-type="float">
            <text:p>58130</text:p>
          </table:table-cell>
          <table:table-cell table:formula="of:=[.C890]*65535" office:value-type="float" office:value="45705.2733443387" calcext:value-type="float">
            <text:p>45705</text:p>
          </table:table-cell>
          <table:table-cell table:number-columns-repeated="1018"/>
        </table:table-row>
        <table:table-row table:style-name="ro1">
          <table:table-cell office:value-type="float" office:value="0.888" calcext:value-type="float">
            <text:p>0,888</text:p>
          </table:table-cell>
          <table:table-cell table:formula="of:=EXP([.A891]*[.$B$1])" office:value-type="float" office:value="14.3535887780315" calcext:value-type="float">
            <text:p>14,354</text:p>
          </table:table-cell>
          <table:table-cell table:formula="of:=([.B891]-[.$B$3])/([.$B$1003]-[.$B$3])" office:value-type="float" office:value="0.699670584682778" calcext:value-type="float">
            <text:p>0,700</text:p>
          </table:table-cell>
          <table:table-cell/>
          <table:table-cell table:formula="of:=[.A891]*65535" office:value-type="float" office:value="58195.08" calcext:value-type="float">
            <text:p>58195</text:p>
          </table:table-cell>
          <table:table-cell table:formula="of:=[.C891]*65535" office:value-type="float" office:value="45852.9117671859" calcext:value-type="float">
            <text:p>45853</text:p>
          </table:table-cell>
          <table:table-cell table:number-columns-repeated="1018"/>
        </table:table-row>
        <table:table-row table:style-name="ro1">
          <table:table-cell office:value-type="float" office:value="0.889" calcext:value-type="float">
            <text:p>0,889</text:p>
          </table:table-cell>
          <table:table-cell table:formula="of:=EXP([.A892]*[.$B$1])" office:value-type="float" office:value="14.3967142001547" calcext:value-type="float">
            <text:p>14,397</text:p>
          </table:table-cell>
          <table:table-cell table:formula="of:=([.B892]-[.$B$3])/([.$B$1003]-[.$B$3])" office:value-type="float" office:value="0.701930171211403" calcext:value-type="float">
            <text:p>0,702</text:p>
          </table:table-cell>
          <table:table-cell/>
          <table:table-cell table:formula="of:=[.A892]*65535" office:value-type="float" office:value="58260.615" calcext:value-type="float">
            <text:p>58261</text:p>
          </table:table-cell>
          <table:table-cell table:formula="of:=[.C892]*65535" office:value-type="float" office:value="46000.9937703393" calcext:value-type="float">
            <text:p>46001</text:p>
          </table:table-cell>
          <table:table-cell table:number-columns-repeated="1018"/>
        </table:table-row>
        <table:table-row table:style-name="ro1">
          <table:table-cell office:value-type="float" office:value="0.89" calcext:value-type="float">
            <text:p>0,890</text:p>
          </table:table-cell>
          <table:table-cell table:formula="of:=EXP([.A893]*[.$B$1])" office:value-type="float" office:value="14.4399691928029" calcext:value-type="float">
            <text:p>14,440</text:p>
          </table:table-cell>
          <table:table-cell table:formula="of:=([.B893]-[.$B$3])/([.$B$1003]-[.$B$3])" office:value-type="float" office:value="0.70419654667793" calcext:value-type="float">
            <text:p>0,704</text:p>
          </table:table-cell>
          <table:table-cell/>
          <table:table-cell table:formula="of:=[.A893]*65535" office:value-type="float" office:value="58326.15" calcext:value-type="float">
            <text:p>58326</text:p>
          </table:table-cell>
          <table:table-cell table:formula="of:=[.C893]*65535" office:value-type="float" office:value="46149.5206865381" calcext:value-type="float">
            <text:p>46150</text:p>
          </table:table-cell>
          <table:table-cell table:number-columns-repeated="1018"/>
        </table:table-row>
        <table:table-row table:style-name="ro1">
          <table:table-cell office:value-type="float" office:value="0.891" calcext:value-type="float">
            <text:p>0,891</text:p>
          </table:table-cell>
          <table:table-cell table:formula="of:=EXP([.A894]*[.$B$1])" office:value-type="float" office:value="14.4833541452713" calcext:value-type="float">
            <text:p>14,483</text:p>
          </table:table-cell>
          <table:table-cell table:formula="of:=([.B894]-[.$B$3])/([.$B$1003]-[.$B$3])" office:value-type="float" office:value="0.706469731479752" calcext:value-type="float">
            <text:p>0,706</text:p>
          </table:table-cell>
          <table:table-cell/>
          <table:table-cell table:formula="of:=[.A894]*65535" office:value-type="float" office:value="58391.685" calcext:value-type="float">
            <text:p>58392</text:p>
          </table:table-cell>
          <table:table-cell table:formula="of:=[.C894]*65535" office:value-type="float" office:value="46298.4938525256" calcext:value-type="float">
            <text:p>46298</text:p>
          </table:table-cell>
          <table:table-cell table:number-columns-repeated="1018"/>
        </table:table-row>
        <table:table-row table:style-name="ro1">
          <table:table-cell office:value-type="float" office:value="0.892" calcext:value-type="float">
            <text:p>0,892</text:p>
          </table:table-cell>
          <table:table-cell table:formula="of:=EXP([.A895]*[.$B$1])" office:value-type="float" office:value="14.5268694480248" calcext:value-type="float">
            <text:p>14,527</text:p>
          </table:table-cell>
          <table:table-cell table:formula="of:=([.B895]-[.$B$3])/([.$B$1003]-[.$B$3])" office:value-type="float" office:value="0.708749746075548" calcext:value-type="float">
            <text:p>0,709</text:p>
          </table:table-cell>
          <table:table-cell/>
          <table:table-cell table:formula="of:=[.A895]*65535" office:value-type="float" office:value="58457.22" calcext:value-type="float">
            <text:p>58457</text:p>
          </table:table-cell>
          <table:table-cell table:formula="of:=[.C895]*65535" office:value-type="float" office:value="46447.914609061" calcext:value-type="float">
            <text:p>46448</text:p>
          </table:table-cell>
          <table:table-cell table:number-columns-repeated="1018"/>
        </table:table-row>
        <table:table-row table:style-name="ro1">
          <table:table-cell office:value-type="float" office:value="0.893" calcext:value-type="float">
            <text:p>0,893</text:p>
          </table:table-cell>
          <table:table-cell table:formula="of:=EXP([.A896]*[.$B$1])" office:value-type="float" office:value="14.5705154927013" calcext:value-type="float">
            <text:p>14,571</text:p>
          </table:table-cell>
          <table:table-cell table:formula="of:=([.B896]-[.$B$3])/([.$B$1003]-[.$B$3])" office:value-type="float" office:value="0.711036610985465" calcext:value-type="float">
            <text:p>0,711</text:p>
          </table:table-cell>
          <table:table-cell/>
          <table:table-cell table:formula="of:=[.A896]*65535" office:value-type="float" office:value="58522.755" calcext:value-type="float">
            <text:p>58523</text:p>
          </table:table-cell>
          <table:table-cell table:formula="of:=[.C896]*65535" office:value-type="float" office:value="46597.7843009325" calcext:value-type="float">
            <text:p>46598</text:p>
          </table:table-cell>
          <table:table-cell table:number-columns-repeated="1018"/>
        </table:table-row>
        <table:table-row table:style-name="ro1">
          <table:table-cell office:value-type="float" office:value="0.894" calcext:value-type="float">
            <text:p>0,894</text:p>
          </table:table-cell>
          <table:table-cell table:formula="of:=EXP([.A897]*[.$B$1])" office:value-type="float" office:value="14.6142926721157" calcext:value-type="float">
            <text:p>14,614</text:p>
          </table:table-cell>
          <table:table-cell table:formula="of:=([.B897]-[.$B$3])/([.$B$1003]-[.$B$3])" office:value-type="float" office:value="0.713330346791302" calcext:value-type="float">
            <text:p>0,713</text:p>
          </table:table-cell>
          <table:table-cell/>
          <table:table-cell table:formula="of:=[.A897]*65535" office:value-type="float" office:value="58588.29" calcext:value-type="float">
            <text:p>58588</text:p>
          </table:table-cell>
          <table:table-cell table:formula="of:=[.C897]*65535" office:value-type="float" office:value="46748.104276968" calcext:value-type="float">
            <text:p>46748</text:p>
          </table:table-cell>
          <table:table-cell table:number-columns-repeated="1018"/>
        </table:table-row>
        <table:table-row table:style-name="ro1">
          <table:table-cell office:value-type="float" office:value="0.895" calcext:value-type="float">
            <text:p>0,895</text:p>
          </table:table-cell>
          <table:table-cell table:formula="of:=EXP([.A898]*[.$B$1])" office:value-type="float" office:value="14.6582013802627" calcext:value-type="float">
            <text:p>14,658</text:p>
          </table:table-cell>
          <table:table-cell table:formula="of:=([.B898]-[.$B$3])/([.$B$1003]-[.$B$3])" office:value-type="float" office:value="0.715630974136698" calcext:value-type="float">
            <text:p>0,716</text:p>
          </table:table-cell>
          <table:table-cell/>
          <table:table-cell table:formula="of:=[.A898]*65535" office:value-type="float" office:value="58653.825" calcext:value-type="float">
            <text:p>58654</text:p>
          </table:table-cell>
          <table:table-cell table:formula="of:=[.C898]*65535" office:value-type="float" office:value="46898.8758900485" calcext:value-type="float">
            <text:p>46899</text:p>
          </table:table-cell>
          <table:table-cell table:number-columns-repeated="1018"/>
        </table:table-row>
        <table:table-row table:style-name="ro1">
          <table:table-cell office:value-type="float" office:value="0.896" calcext:value-type="float">
            <text:p>0,896</text:p>
          </table:table-cell>
          <table:table-cell table:formula="of:=EXP([.A899]*[.$B$1])" office:value-type="float" office:value="14.7022420123211" calcext:value-type="float">
            <text:p>14,702</text:p>
          </table:table-cell>
          <table:table-cell table:formula="of:=([.B899]-[.$B$3])/([.$B$1003]-[.$B$3])" office:value-type="float" office:value="0.717938513727313" calcext:value-type="float">
            <text:p>0,718</text:p>
          </table:table-cell>
          <table:table-cell/>
          <table:table-cell table:formula="of:=[.A899]*65535" office:value-type="float" office:value="58719.36" calcext:value-type="float">
            <text:p>58719</text:p>
          </table:table-cell>
          <table:table-cell table:formula="of:=[.C899]*65535" office:value-type="float" office:value="47050.1004971195" calcext:value-type="float">
            <text:p>47050</text:p>
          </table:table-cell>
          <table:table-cell table:number-columns-repeated="1018"/>
        </table:table-row>
        <table:table-row table:style-name="ro1">
          <table:table-cell office:value-type="float" office:value="0.897" calcext:value-type="float">
            <text:p>0,897</text:p>
          </table:table-cell>
          <table:table-cell table:formula="of:=EXP([.A900]*[.$B$1])" office:value-type="float" office:value="14.7464149646569" calcext:value-type="float">
            <text:p>14,746</text:p>
          </table:table-cell>
          <table:table-cell table:formula="of:=([.B900]-[.$B$3])/([.$B$1003]-[.$B$3])" office:value-type="float" office:value="0.72025298633102" calcext:value-type="float">
            <text:p>0,720</text:p>
          </table:table-cell>
          <table:table-cell/>
          <table:table-cell table:formula="of:=[.A900]*65535" office:value-type="float" office:value="58784.895" calcext:value-type="float">
            <text:p>58785</text:p>
          </table:table-cell>
          <table:table-cell table:formula="of:=[.C900]*65535" office:value-type="float" office:value="47201.7794592034" calcext:value-type="float">
            <text:p>47202</text:p>
          </table:table-cell>
          <table:table-cell table:number-columns-repeated="1018"/>
        </table:table-row>
        <table:table-row table:style-name="ro1">
          <table:table-cell office:value-type="float" office:value="0.898" calcext:value-type="float">
            <text:p>0,898</text:p>
          </table:table-cell>
          <table:table-cell table:formula="of:=EXP([.A901]*[.$B$1])" office:value-type="float" office:value="14.7907206348268" calcext:value-type="float">
            <text:p>14,791</text:p>
          </table:table-cell>
          <table:table-cell table:formula="of:=([.B901]-[.$B$3])/([.$B$1003]-[.$B$3])" office:value-type="float" office:value="0.722574412778088" calcext:value-type="float">
            <text:p>0,723</text:p>
          </table:table-cell>
          <table:table-cell/>
          <table:table-cell table:formula="of:=[.A901]*65535" office:value-type="float" office:value="58850.43" calcext:value-type="float">
            <text:p>58850</text:p>
          </table:table-cell>
          <table:table-cell table:formula="of:=[.C901]*65535" office:value-type="float" office:value="47353.914141412" calcext:value-type="float">
            <text:p>47354</text:p>
          </table:table-cell>
          <table:table-cell table:number-columns-repeated="1018"/>
        </table:table-row>
        <table:table-row table:style-name="ro1">
          <table:table-cell office:value-type="float" office:value="0.899" calcext:value-type="float">
            <text:p>0,899</text:p>
          </table:table-cell>
          <table:table-cell table:formula="of:=EXP([.A902]*[.$B$1])" office:value-type="float" office:value="14.8351594215824" calcext:value-type="float">
            <text:p>14,835</text:p>
          </table:table-cell>
          <table:table-cell table:formula="of:=([.B902]-[.$B$3])/([.$B$1003]-[.$B$3])" office:value-type="float" office:value="0.72490281396137" calcext:value-type="float">
            <text:p>0,725</text:p>
          </table:table-cell>
          <table:table-cell/>
          <table:table-cell table:formula="of:=[.A902]*65535" office:value-type="float" office:value="58915.965" calcext:value-type="float">
            <text:p>58916</text:p>
          </table:table-cell>
          <table:table-cell table:formula="of:=[.C902]*65535" office:value-type="float" office:value="47506.5059129584" calcext:value-type="float">
            <text:p>47507</text:p>
          </table:table-cell>
          <table:table-cell table:number-columns-repeated="1018"/>
        </table:table-row>
        <table:table-row table:style-name="ro1">
          <table:table-cell office:value-type="float" office:value="0.9" calcext:value-type="float">
            <text:p>0,900</text:p>
          </table:table-cell>
          <table:table-cell table:formula="of:=EXP([.A903]*[.$B$1])" office:value-type="float" office:value="14.8797317248728" calcext:value-type="float">
            <text:p>14,880</text:p>
          </table:table-cell>
          <table:table-cell table:formula="of:=([.B903]-[.$B$3])/([.$B$1003]-[.$B$3])" office:value-type="float" office:value="0.727238210836494" calcext:value-type="float">
            <text:p>0,727</text:p>
          </table:table-cell>
          <table:table-cell/>
          <table:table-cell table:formula="of:=[.A903]*65535" office:value-type="float" office:value="58981.5" calcext:value-type="float">
            <text:p>58982</text:p>
          </table:table-cell>
          <table:table-cell table:formula="of:=[.C903]*65535" office:value-type="float" office:value="47659.5561471696" calcext:value-type="float">
            <text:p>47660</text:p>
          </table:table-cell>
          <table:table-cell table:number-columns-repeated="1018"/>
        </table:table-row>
        <table:table-row table:style-name="ro1">
          <table:table-cell office:value-type="float" office:value="0.901" calcext:value-type="float">
            <text:p>0,901</text:p>
          </table:table-cell>
          <table:table-cell table:formula="of:=EXP([.A904]*[.$B$1])" office:value-type="float" office:value="14.9244379458493" calcext:value-type="float">
            <text:p>14,924</text:p>
          </table:table-cell>
          <table:table-cell table:formula="of:=([.B904]-[.$B$3])/([.$B$1003]-[.$B$3])" office:value-type="float" office:value="0.729580624422045" calcext:value-type="float">
            <text:p>0,730</text:p>
          </table:table-cell>
          <table:table-cell/>
          <table:table-cell table:formula="of:=[.A904]*65535" office:value-type="float" office:value="59047.035" calcext:value-type="float">
            <text:p>59047</text:p>
          </table:table-cell>
          <table:table-cell table:formula="of:=[.C904]*65535" office:value-type="float" office:value="47813.0662214987" calcext:value-type="float">
            <text:p>47813</text:p>
          </table:table-cell>
          <table:table-cell table:number-columns-repeated="1018"/>
        </table:table-row>
        <table:table-row table:style-name="ro1">
          <table:table-cell office:value-type="float" office:value="0.902" calcext:value-type="float">
            <text:p>0,902</text:p>
          </table:table-cell>
          <table:table-cell table:formula="of:=EXP([.A905]*[.$B$1])" office:value-type="float" office:value="14.9692784868679" calcext:value-type="float">
            <text:p>14,969</text:p>
          </table:table-cell>
          <table:table-cell table:formula="of:=([.B905]-[.$B$3])/([.$B$1003]-[.$B$3])" office:value-type="float" office:value="0.731930075799763" calcext:value-type="float">
            <text:p>0,732</text:p>
          </table:table-cell>
          <table:table-cell/>
          <table:table-cell table:formula="of:=[.A905]*65535" office:value-type="float" office:value="59112.57" calcext:value-type="float">
            <text:p>59113</text:p>
          </table:table-cell>
          <table:table-cell table:formula="of:=[.C905]*65535" office:value-type="float" office:value="47967.0375175375" calcext:value-type="float">
            <text:p>47967</text:p>
          </table:table-cell>
          <table:table-cell table:number-columns-repeated="1018"/>
        </table:table-row>
        <table:table-row table:style-name="ro1">
          <table:table-cell office:value-type="float" office:value="0.903" calcext:value-type="float">
            <text:p>0,903</text:p>
          </table:table-cell>
          <table:table-cell table:formula="of:=EXP([.A906]*[.$B$1])" office:value-type="float" office:value="15.014253751494" calcext:value-type="float">
            <text:p>15,014</text:p>
          </table:table-cell>
          <table:table-cell table:formula="of:=([.B906]-[.$B$3])/([.$B$1003]-[.$B$3])" office:value-type="float" office:value="0.734286586114726" calcext:value-type="float">
            <text:p>0,734</text:p>
          </table:table-cell>
          <table:table-cell/>
          <table:table-cell table:formula="of:=[.A906]*65535" office:value-type="float" office:value="59178.105" calcext:value-type="float">
            <text:p>59178</text:p>
          </table:table-cell>
          <table:table-cell table:formula="of:=[.C906]*65535" office:value-type="float" office:value="48121.4714210286" calcext:value-type="float">
            <text:p>48121</text:p>
          </table:table-cell>
          <table:table-cell table:number-columns-repeated="1018"/>
        </table:table-row>
        <table:table-row table:style-name="ro1">
          <table:table-cell office:value-type="float" office:value="0.904" calcext:value-type="float">
            <text:p>0,904</text:p>
          </table:table-cell>
          <table:table-cell table:formula="of:=EXP([.A907]*[.$B$1])" office:value-type="float" office:value="15.0593641445052" calcext:value-type="float">
            <text:p>15,059</text:p>
          </table:table-cell>
          <table:table-cell table:formula="of:=([.B907]-[.$B$3])/([.$B$1003]-[.$B$3])" office:value-type="float" office:value="0.736650176575543" calcext:value-type="float">
            <text:p>0,737</text:p>
          </table:table-cell>
          <table:table-cell/>
          <table:table-cell table:formula="of:=[.A907]*65535" office:value-type="float" office:value="59243.64" calcext:value-type="float">
            <text:p>59244</text:p>
          </table:table-cell>
          <table:table-cell table:formula="of:=[.C907]*65535" office:value-type="float" office:value="48276.3693218782" calcext:value-type="float">
            <text:p>48276</text:p>
          </table:table-cell>
          <table:table-cell table:number-columns-repeated="1018"/>
        </table:table-row>
        <table:table-row table:style-name="ro1">
          <table:table-cell office:value-type="float" office:value="0.905" calcext:value-type="float">
            <text:p>0,905</text:p>
          </table:table-cell>
          <table:table-cell table:formula="of:=EXP([.A908]*[.$B$1])" office:value-type="float" office:value="15.1046100718954" calcext:value-type="float">
            <text:p>15,105</text:p>
          </table:table-cell>
          <table:table-cell table:formula="of:=([.B908]-[.$B$3])/([.$B$1003]-[.$B$3])" office:value-type="float" office:value="0.739020868454543" calcext:value-type="float">
            <text:p>0,739</text:p>
          </table:table-cell>
          <table:table-cell/>
          <table:table-cell table:formula="of:=[.A908]*65535" office:value-type="float" office:value="59309.175" calcext:value-type="float">
            <text:p>59309</text:p>
          </table:table-cell>
          <table:table-cell table:formula="of:=[.C908]*65535" office:value-type="float" office:value="48431.7326141685" calcext:value-type="float">
            <text:p>48432</text:p>
          </table:table-cell>
          <table:table-cell table:number-columns-repeated="1018"/>
        </table:table-row>
        <table:table-row table:style-name="ro1">
          <table:table-cell office:value-type="float" office:value="0.906" calcext:value-type="float">
            <text:p>0,906</text:p>
          </table:table-cell>
          <table:table-cell table:formula="of:=EXP([.A909]*[.$B$1])" office:value-type="float" office:value="15.1499919408782" calcext:value-type="float">
            <text:p>15,150</text:p>
          </table:table-cell>
          <table:table-cell table:formula="of:=([.B909]-[.$B$3])/([.$B$1003]-[.$B$3])" office:value-type="float" office:value="0.74139868308797" calcext:value-type="float">
            <text:p>0,741</text:p>
          </table:table-cell>
          <table:table-cell/>
          <table:table-cell table:formula="of:=[.A909]*65535" office:value-type="float" office:value="59374.71" calcext:value-type="float">
            <text:p>59375</text:p>
          </table:table-cell>
          <table:table-cell table:formula="of:=[.C909]*65535" office:value-type="float" office:value="48587.5626961701" calcext:value-type="float">
            <text:p>48588</text:p>
          </table:table-cell>
          <table:table-cell table:number-columns-repeated="1018"/>
        </table:table-row>
        <table:table-row table:style-name="ro1">
          <table:table-cell office:value-type="float" office:value="0.907" calcext:value-type="float">
            <text:p>0,907</text:p>
          </table:table-cell>
          <table:table-cell table:formula="of:=EXP([.A910]*[.$B$1])" office:value-type="float" office:value="15.1955101598907" calcext:value-type="float">
            <text:p>15,196</text:p>
          </table:table-cell>
          <table:table-cell table:formula="of:=([.B910]-[.$B$3])/([.$B$1003]-[.$B$3])" office:value-type="float" office:value="0.743783641876171" calcext:value-type="float">
            <text:p>0,744</text:p>
          </table:table-cell>
          <table:table-cell/>
          <table:table-cell table:formula="of:=[.A910]*65535" office:value-type="float" office:value="59440.245" calcext:value-type="float">
            <text:p>59440</text:p>
          </table:table-cell>
          <table:table-cell table:formula="of:=[.C910]*65535" office:value-type="float" office:value="48743.8609703549" calcext:value-type="float">
            <text:p>48744</text:p>
          </table:table-cell>
          <table:table-cell table:number-columns-repeated="1018"/>
        </table:table-row>
        <table:table-row table:style-name="ro1">
          <table:table-cell office:value-type="float" office:value="0.908" calcext:value-type="float">
            <text:p>0,908</text:p>
          </table:table-cell>
          <table:table-cell table:formula="of:=EXP([.A911]*[.$B$1])" office:value-type="float" office:value="15.2411651385972" calcext:value-type="float">
            <text:p>15,241</text:p>
          </table:table-cell>
          <table:table-cell table:formula="of:=([.B911]-[.$B$3])/([.$B$1003]-[.$B$3])" office:value-type="float" office:value="0.746175766283792" calcext:value-type="float">
            <text:p>0,746</text:p>
          </table:table-cell>
          <table:table-cell/>
          <table:table-cell table:formula="of:=[.A911]*65535" office:value-type="float" office:value="59505.78" calcext:value-type="float">
            <text:p>59506</text:p>
          </table:table-cell>
          <table:table-cell table:formula="of:=[.C911]*65535" office:value-type="float" office:value="48900.6288434083" calcext:value-type="float">
            <text:p>48901</text:p>
          </table:table-cell>
          <table:table-cell table:number-columns-repeated="1018"/>
        </table:table-row>
        <table:table-row table:style-name="ro1">
          <table:table-cell office:value-type="float" office:value="0.909" calcext:value-type="float">
            <text:p>0,909</text:p>
          </table:table-cell>
          <table:table-cell table:formula="of:=EXP([.A912]*[.$B$1])" office:value-type="float" office:value="15.2869572878928" calcext:value-type="float">
            <text:p>15,287</text:p>
          </table:table-cell>
          <table:table-cell table:formula="of:=([.B912]-[.$B$3])/([.$B$1003]-[.$B$3])" office:value-type="float" office:value="0.748575077839968" calcext:value-type="float">
            <text:p>0,749</text:p>
          </table:table-cell>
          <table:table-cell/>
          <table:table-cell table:formula="of:=[.A912]*65535" office:value-type="float" office:value="59571.315" calcext:value-type="float">
            <text:p>59571</text:p>
          </table:table-cell>
          <table:table-cell table:formula="of:=[.C912]*65535" office:value-type="float" office:value="49057.8677262423" calcext:value-type="float">
            <text:p>49058</text:p>
          </table:table-cell>
          <table:table-cell table:number-columns-repeated="1018"/>
        </table:table-row>
        <table:table-row table:style-name="ro1">
          <table:table-cell office:value-type="float" office:value="0.91" calcext:value-type="float">
            <text:p>0,910</text:p>
          </table:table-cell>
          <table:table-cell table:formula="of:=EXP([.A913]*[.$B$1])" office:value-type="float" office:value="15.3328870199072" calcext:value-type="float">
            <text:p>15,333</text:p>
          </table:table-cell>
          <table:table-cell table:formula="of:=([.B913]-[.$B$3])/([.$B$1003]-[.$B$3])" office:value-type="float" office:value="0.750981598138519" calcext:value-type="float">
            <text:p>0,751</text:p>
          </table:table-cell>
          <table:table-cell/>
          <table:table-cell table:formula="of:=[.A913]*65535" office:value-type="float" office:value="59636.85" calcext:value-type="float">
            <text:p>59637</text:p>
          </table:table-cell>
          <table:table-cell table:formula="of:=[.C913]*65535" office:value-type="float" office:value="49215.5790340079" calcext:value-type="float">
            <text:p>49216</text:p>
          </table:table-cell>
          <table:table-cell table:number-columns-repeated="1018"/>
        </table:table-row>
        <table:table-row table:style-name="ro1">
          <table:table-cell office:value-type="float" office:value="0.911" calcext:value-type="float">
            <text:p>0,911</text:p>
          </table:table-cell>
          <table:table-cell table:formula="of:=EXP([.A914]*[.$B$1])" office:value-type="float" office:value="15.3789547480083" calcext:value-type="float">
            <text:p>15,379</text:p>
          </table:table-cell>
          <table:table-cell table:formula="of:=([.B914]-[.$B$3])/([.$B$1003]-[.$B$3])" office:value-type="float" office:value="0.753395348838146" calcext:value-type="float">
            <text:p>0,753</text:p>
          </table:table-cell>
          <table:table-cell/>
          <table:table-cell table:formula="of:=[.A914]*65535" office:value-type="float" office:value="59702.385" calcext:value-type="float">
            <text:p>59702</text:p>
          </table:table-cell>
          <table:table-cell table:formula="of:=[.C914]*65535" office:value-type="float" office:value="49373.7641861079" calcext:value-type="float">
            <text:p>49374</text:p>
          </table:table-cell>
          <table:table-cell table:number-columns-repeated="1018"/>
        </table:table-row>
        <table:table-row table:style-name="ro1">
          <table:table-cell office:value-type="float" office:value="0.912" calcext:value-type="float">
            <text:p>0,912</text:p>
          </table:table-cell>
          <table:table-cell table:formula="of:=EXP([.A915]*[.$B$1])" office:value-type="float" office:value="15.4251608868059" calcext:value-type="float">
            <text:p>15,425</text:p>
          </table:table-cell>
          <table:table-cell table:formula="of:=([.B915]-[.$B$3])/([.$B$1003]-[.$B$3])" office:value-type="float" office:value="0.755816351662619" calcext:value-type="float">
            <text:p>0,756</text:p>
          </table:table-cell>
          <table:table-cell/>
          <table:table-cell table:formula="of:=[.A915]*65535" office:value-type="float" office:value="59767.92" calcext:value-type="float">
            <text:p>59768</text:p>
          </table:table-cell>
          <table:table-cell table:formula="of:=[.C915]*65535" office:value-type="float" office:value="49532.4246062097" calcext:value-type="float">
            <text:p>49532</text:p>
          </table:table-cell>
          <table:table-cell table:number-columns-repeated="1018"/>
        </table:table-row>
        <table:table-row table:style-name="ro1">
          <table:table-cell office:value-type="float" office:value="0.913" calcext:value-type="float">
            <text:p>0,913</text:p>
          </table:table-cell>
          <table:table-cell table:formula="of:=EXP([.A916]*[.$B$1])" office:value-type="float" office:value="15.4715058521556" calcext:value-type="float">
            <text:p>15,472</text:p>
          </table:table-cell>
          <table:table-cell table:formula="of:=([.B916]-[.$B$3])/([.$B$1003]-[.$B$3])" office:value-type="float" office:value="0.75824462840098" calcext:value-type="float">
            <text:p>0,758</text:p>
          </table:table-cell>
          <table:table-cell/>
          <table:table-cell table:formula="of:=[.A916]*65535" office:value-type="float" office:value="59833.455" calcext:value-type="float">
            <text:p>59833</text:p>
          </table:table-cell>
          <table:table-cell table:formula="of:=[.C916]*65535" office:value-type="float" office:value="49691.5617222582" calcext:value-type="float">
            <text:p>49692</text:p>
          </table:table-cell>
          <table:table-cell table:number-columns-repeated="1018"/>
        </table:table-row>
        <table:table-row table:style-name="ro1">
          <table:table-cell office:value-type="float" office:value="0.914" calcext:value-type="float">
            <text:p>0,914</text:p>
          </table:table-cell>
          <table:table-cell table:formula="of:=EXP([.A917]*[.$B$1])" office:value-type="float" office:value="15.5179900611624" calcext:value-type="float">
            <text:p>15,518</text:p>
          </table:table-cell>
          <table:table-cell table:formula="of:=([.B917]-[.$B$3])/([.$B$1003]-[.$B$3])" office:value-type="float" office:value="0.760680200907738" calcext:value-type="float">
            <text:p>0,761</text:p>
          </table:table-cell>
          <table:table-cell/>
          <table:table-cell table:formula="of:=[.A917]*65535" office:value-type="float" office:value="59898.99" calcext:value-type="float">
            <text:p>59899</text:p>
          </table:table-cell>
          <table:table-cell table:formula="of:=[.C917]*65535" office:value-type="float" office:value="49851.1769664886" calcext:value-type="float">
            <text:p>49851</text:p>
          </table:table-cell>
          <table:table-cell table:number-columns-repeated="1018"/>
        </table:table-row>
        <table:table-row table:style-name="ro1">
          <table:table-cell office:value-type="float" office:value="0.915" calcext:value-type="float">
            <text:p>0,915</text:p>
          </table:table-cell>
          <table:table-cell table:formula="of:=EXP([.A918]*[.$B$1])" office:value-type="float" office:value="15.5646139321846" calcext:value-type="float">
            <text:p>15,565</text:p>
          </table:table-cell>
          <table:table-cell table:formula="of:=([.B918]-[.$B$3])/([.$B$1003]-[.$B$3])" office:value-type="float" office:value="0.763123091103061" calcext:value-type="float">
            <text:p>0,763</text:p>
          </table:table-cell>
          <table:table-cell/>
          <table:table-cell table:formula="of:=[.A918]*65535" office:value-type="float" office:value="59964.525" calcext:value-type="float">
            <text:p>59965</text:p>
          </table:table-cell>
          <table:table-cell table:formula="of:=[.C918]*65535" office:value-type="float" office:value="50011.2717754391" calcext:value-type="float">
            <text:p>50011</text:p>
          </table:table-cell>
          <table:table-cell table:number-columns-repeated="1018"/>
        </table:table-row>
        <table:table-row table:style-name="ro1">
          <table:table-cell office:value-type="float" office:value="0.916" calcext:value-type="float">
            <text:p>0,916</text:p>
          </table:table-cell>
          <table:table-cell table:formula="of:=EXP([.A919]*[.$B$1])" office:value-type="float" office:value="15.6113778848371" calcext:value-type="float">
            <text:p>15,611</text:p>
          </table:table-cell>
          <table:table-cell table:formula="of:=([.B919]-[.$B$3])/([.$B$1003]-[.$B$3])" office:value-type="float" office:value="0.765573320972977" calcext:value-type="float">
            <text:p>0,766</text:p>
          </table:table-cell>
          <table:table-cell/>
          <table:table-cell table:formula="of:=[.A919]*65535" office:value-type="float" office:value="60030.06" calcext:value-type="float">
            <text:p>60030</text:p>
          </table:table-cell>
          <table:table-cell table:formula="of:=[.C919]*65535" office:value-type="float" office:value="50171.847589964" calcext:value-type="float">
            <text:p>50172</text:p>
          </table:table-cell>
          <table:table-cell table:number-columns-repeated="1018"/>
        </table:table-row>
        <table:table-row table:style-name="ro1">
          <table:table-cell office:value-type="float" office:value="0.917" calcext:value-type="float">
            <text:p>0,917</text:p>
          </table:table-cell>
          <table:table-cell table:formula="of:=EXP([.A920]*[.$B$1])" office:value-type="float" office:value="15.6582823399961" calcext:value-type="float">
            <text:p>15,658</text:p>
          </table:table-cell>
          <table:table-cell table:formula="of:=([.B920]-[.$B$3])/([.$B$1003]-[.$B$3])" office:value-type="float" office:value="0.768030912569571" calcext:value-type="float">
            <text:p>0,768</text:p>
          </table:table-cell>
          <table:table-cell/>
          <table:table-cell table:formula="of:=[.A920]*65535" office:value-type="float" office:value="60095.595" calcext:value-type="float">
            <text:p>60096</text:p>
          </table:table-cell>
          <table:table-cell table:formula="of:=[.C920]*65535" office:value-type="float" office:value="50332.9058552468" calcext:value-type="float">
            <text:p>50333</text:p>
          </table:table-cell>
          <table:table-cell table:number-columns-repeated="1018"/>
        </table:table-row>
        <table:table-row table:style-name="ro1">
          <table:table-cell office:value-type="float" office:value="0.918" calcext:value-type="float">
            <text:p>0,918</text:p>
          </table:table-cell>
          <table:table-cell table:formula="of:=EXP([.A921]*[.$B$1])" office:value-type="float" office:value="15.7053277198017" calcext:value-type="float">
            <text:p>15,705</text:p>
          </table:table-cell>
          <table:table-cell table:formula="of:=([.B921]-[.$B$3])/([.$B$1003]-[.$B$3])" office:value-type="float" office:value="0.770495888011184" calcext:value-type="float">
            <text:p>0,770</text:p>
          </table:table-cell>
          <table:table-cell/>
          <table:table-cell table:formula="of:=[.A921]*65535" office:value-type="float" office:value="60161.13" calcext:value-type="float">
            <text:p>60161</text:p>
          </table:table-cell>
          <table:table-cell table:formula="of:=[.C921]*65535" office:value-type="float" office:value="50494.448020813" calcext:value-type="float">
            <text:p>50494</text:p>
          </table:table-cell>
          <table:table-cell table:number-columns-repeated="1018"/>
        </table:table-row>
        <table:table-row table:style-name="ro1">
          <table:table-cell office:value-type="float" office:value="0.919" calcext:value-type="float">
            <text:p>0,919</text:p>
          </table:table-cell>
          <table:table-cell table:formula="of:=EXP([.A922]*[.$B$1])" office:value-type="float" office:value="15.7525144476629" calcext:value-type="float">
            <text:p>15,753</text:p>
          </table:table-cell>
          <table:table-cell table:formula="of:=([.B922]-[.$B$3])/([.$B$1003]-[.$B$3])" office:value-type="float" office:value="0.772968269482613" calcext:value-type="float">
            <text:p>0,773</text:p>
          </table:table-cell>
          <table:table-cell/>
          <table:table-cell table:formula="of:=[.A922]*65535" office:value-type="float" office:value="60226.665" calcext:value-type="float">
            <text:p>60227</text:p>
          </table:table-cell>
          <table:table-cell table:formula="of:=[.C922]*65535" office:value-type="float" office:value="50656.475540543" calcext:value-type="float">
            <text:p>50656</text:p>
          </table:table-cell>
          <table:table-cell table:number-columns-repeated="1018"/>
        </table:table-row>
        <table:table-row table:style-name="ro1">
          <table:table-cell office:value-type="float" office:value="0.92" calcext:value-type="float">
            <text:p>0,920</text:p>
          </table:table-cell>
          <table:table-cell table:formula="of:=EXP([.A923]*[.$B$1])" office:value-type="float" office:value="15.7998429482604" calcext:value-type="float">
            <text:p>15,800</text:p>
          </table:table-cell>
          <table:table-cell table:formula="of:=([.B923]-[.$B$3])/([.$B$1003]-[.$B$3])" office:value-type="float" office:value="0.775448079235307" calcext:value-type="float">
            <text:p>0,775</text:p>
          </table:table-cell>
          <table:table-cell/>
          <table:table-cell table:formula="of:=[.A923]*65535" office:value-type="float" office:value="60292.2" calcext:value-type="float">
            <text:p>60292</text:p>
          </table:table-cell>
          <table:table-cell table:formula="of:=[.C923]*65535" office:value-type="float" office:value="50818.9898726858" calcext:value-type="float">
            <text:p>50819</text:p>
          </table:table-cell>
          <table:table-cell table:number-columns-repeated="1018"/>
        </table:table-row>
        <table:table-row table:style-name="ro1">
          <table:table-cell office:value-type="float" office:value="0.921" calcext:value-type="float">
            <text:p>0,921</text:p>
          </table:table-cell>
          <table:table-cell table:formula="of:=EXP([.A924]*[.$B$1])" office:value-type="float" office:value="15.8473136475511" calcext:value-type="float">
            <text:p>15,847</text:p>
          </table:table-cell>
          <table:table-cell table:formula="of:=([.B924]-[.$B$3])/([.$B$1003]-[.$B$3])" office:value-type="float" office:value="0.777935339587569" calcext:value-type="float">
            <text:p>0,778</text:p>
          </table:table-cell>
          <table:table-cell/>
          <table:table-cell table:formula="of:=[.A924]*65535" office:value-type="float" office:value="60357.735" calcext:value-type="float">
            <text:p>60358</text:p>
          </table:table-cell>
          <table:table-cell table:formula="of:=[.C924]*65535" office:value-type="float" office:value="50981.9924798714" calcext:value-type="float">
            <text:p>50982</text:p>
          </table:table-cell>
          <table:table-cell table:number-columns-repeated="1018"/>
        </table:table-row>
        <table:table-row table:style-name="ro1">
          <table:table-cell office:value-type="float" office:value="0.922" calcext:value-type="float">
            <text:p>0,922</text:p>
          </table:table-cell>
          <table:table-cell table:formula="of:=EXP([.A925]*[.$B$1])" office:value-type="float" office:value="15.8949269727716" calcext:value-type="float">
            <text:p>15,895</text:p>
          </table:table-cell>
          <table:table-cell table:formula="of:=([.B925]-[.$B$3])/([.$B$1003]-[.$B$3])" office:value-type="float" office:value="0.780430072924762" calcext:value-type="float">
            <text:p>0,780</text:p>
          </table:table-cell>
          <table:table-cell/>
          <table:table-cell table:formula="of:=[.A925]*65535" office:value-type="float" office:value="60423.27" calcext:value-type="float">
            <text:p>60423</text:p>
          </table:table-cell>
          <table:table-cell table:formula="of:=[.C925]*65535" office:value-type="float" office:value="51145.4848291243" calcext:value-type="float">
            <text:p>51145</text:p>
          </table:table-cell>
          <table:table-cell table:number-columns-repeated="1018"/>
        </table:table-row>
        <table:table-row table:style-name="ro1">
          <table:table-cell office:value-type="float" office:value="0.923" calcext:value-type="float">
            <text:p>0,923</text:p>
          </table:table-cell>
          <table:table-cell table:formula="of:=EXP([.A926]*[.$B$1])" office:value-type="float" office:value="15.9426833524421" calcext:value-type="float">
            <text:p>15,943</text:p>
          </table:table-cell>
          <table:table-cell table:formula="of:=([.B926]-[.$B$3])/([.$B$1003]-[.$B$3])" office:value-type="float" office:value="0.782932301699501" calcext:value-type="float">
            <text:p>0,783</text:p>
          </table:table-cell>
          <table:table-cell/>
          <table:table-cell table:formula="of:=[.A926]*65535" office:value-type="float" office:value="60488.805" calcext:value-type="float">
            <text:p>60489</text:p>
          </table:table-cell>
          <table:table-cell table:formula="of:=[.C926]*65535" office:value-type="float" office:value="51309.4683918768" calcext:value-type="float">
            <text:p>51309</text:p>
          </table:table-cell>
          <table:table-cell table:number-columns-repeated="1018"/>
        </table:table-row>
        <table:table-row table:style-name="ro1">
          <table:table-cell office:value-type="float" office:value="0.924" calcext:value-type="float">
            <text:p>0,924</text:p>
          </table:table-cell>
          <table:table-cell table:formula="of:=EXP([.A927]*[.$B$1])" office:value-type="float" office:value="15.9905832163705" calcext:value-type="float">
            <text:p>15,991</text:p>
          </table:table-cell>
          <table:table-cell table:formula="of:=([.B927]-[.$B$3])/([.$B$1003]-[.$B$3])" office:value-type="float" office:value="0.785442048431862" calcext:value-type="float">
            <text:p>0,785</text:p>
          </table:table-cell>
          <table:table-cell/>
          <table:table-cell table:formula="of:=[.A927]*65535" office:value-type="float" office:value="60554.34" calcext:value-type="float">
            <text:p>60554</text:p>
          </table:table-cell>
          <table:table-cell table:formula="of:=[.C927]*65535" office:value-type="float" office:value="51473.9446439821" calcext:value-type="float">
            <text:p>51474</text:p>
          </table:table-cell>
          <table:table-cell table:number-columns-repeated="1018"/>
        </table:table-row>
        <table:table-row table:style-name="ro1">
          <table:table-cell office:value-type="float" office:value="0.925" calcext:value-type="float">
            <text:p>0,925</text:p>
          </table:table-cell>
          <table:table-cell table:formula="of:=EXP([.A928]*[.$B$1])" office:value-type="float" office:value="16.0386269956557" calcext:value-type="float">
            <text:p>16,039</text:p>
          </table:table-cell>
          <table:table-cell table:formula="of:=([.B928]-[.$B$3])/([.$B$1003]-[.$B$3])" office:value-type="float" office:value="0.787959335709583" calcext:value-type="float">
            <text:p>0,788</text:p>
          </table:table-cell>
          <table:table-cell/>
          <table:table-cell table:formula="of:=[.A928]*65535" office:value-type="float" office:value="60619.875" calcext:value-type="float">
            <text:p>60620</text:p>
          </table:table-cell>
          <table:table-cell table:formula="of:=[.C928]*65535" office:value-type="float" office:value="51638.9150657275" calcext:value-type="float">
            <text:p>51639</text:p>
          </table:table-cell>
          <table:table-cell table:number-columns-repeated="1018"/>
        </table:table-row>
        <table:table-row table:style-name="ro1">
          <table:table-cell office:value-type="float" office:value="0.926" calcext:value-type="float">
            <text:p>0,926</text:p>
          </table:table-cell>
          <table:table-cell table:formula="of:=EXP([.A929]*[.$B$1])" office:value-type="float" office:value="16.0868151226921" calcext:value-type="float">
            <text:p>16,087</text:p>
          </table:table-cell>
          <table:table-cell table:formula="of:=([.B929]-[.$B$3])/([.$B$1003]-[.$B$3])" office:value-type="float" office:value="0.790484186188266" calcext:value-type="float">
            <text:p>0,790</text:p>
          </table:table-cell>
          <table:table-cell/>
          <table:table-cell table:formula="of:=[.A929]*65535" office:value-type="float" office:value="60685.41" calcext:value-type="float">
            <text:p>60685</text:p>
          </table:table-cell>
          <table:table-cell table:formula="of:=[.C929]*65535" office:value-type="float" office:value="51804.381141848" calcext:value-type="float">
            <text:p>51804</text:p>
          </table:table-cell>
          <table:table-cell table:number-columns-repeated="1018"/>
        </table:table-row>
        <table:table-row table:style-name="ro1">
          <table:table-cell office:value-type="float" office:value="0.927" calcext:value-type="float">
            <text:p>0,927</text:p>
          </table:table-cell>
          <table:table-cell table:formula="of:=EXP([.A930]*[.$B$1])" office:value-type="float" office:value="16.1351480311732" calcext:value-type="float">
            <text:p>16,135</text:p>
          </table:table-cell>
          <table:table-cell table:formula="of:=([.B930]-[.$B$3])/([.$B$1003]-[.$B$3])" office:value-type="float" office:value="0.793016622591582" calcext:value-type="float">
            <text:p>0,793</text:p>
          </table:table-cell>
          <table:table-cell/>
          <table:table-cell table:formula="of:=[.A930]*65535" office:value-type="float" office:value="60750.945" calcext:value-type="float">
            <text:p>60751</text:p>
          </table:table-cell>
          <table:table-cell table:formula="of:=[.C930]*65535" office:value-type="float" office:value="51970.3443615393" calcext:value-type="float">
            <text:p>51970</text:p>
          </table:table-cell>
          <table:table-cell table:number-columns-repeated="1018"/>
        </table:table-row>
        <table:table-row table:style-name="ro1">
          <table:table-cell office:value-type="float" office:value="0.928" calcext:value-type="float">
            <text:p>0,928</text:p>
          </table:table-cell>
          <table:table-cell table:formula="of:=EXP([.A931]*[.$B$1])" office:value-type="float" office:value="16.1836261560955" calcext:value-type="float">
            <text:p>16,184</text:p>
          </table:table-cell>
          <table:table-cell table:formula="of:=([.B931]-[.$B$3])/([.$B$1003]-[.$B$3])" office:value-type="float" office:value="0.795556667711477" calcext:value-type="float">
            <text:p>0,796</text:p>
          </table:table-cell>
          <table:table-cell/>
          <table:table-cell table:formula="of:=[.A931]*65535" office:value-type="float" office:value="60816.48" calcext:value-type="float">
            <text:p>60816</text:p>
          </table:table-cell>
          <table:table-cell table:formula="of:=[.C931]*65535" office:value-type="float" office:value="52136.8062184717" calcext:value-type="float">
            <text:p>52137</text:p>
          </table:table-cell>
          <table:table-cell table:number-columns-repeated="1018"/>
        </table:table-row>
        <table:table-row table:style-name="ro1">
          <table:table-cell office:value-type="float" office:value="0.929" calcext:value-type="float">
            <text:p>0,929</text:p>
          </table:table-cell>
          <table:table-cell table:formula="of:=EXP([.A932]*[.$B$1])" office:value-type="float" office:value="16.2322499337625" calcext:value-type="float">
            <text:p>16,232</text:p>
          </table:table-cell>
          <table:table-cell table:formula="of:=([.B932]-[.$B$3])/([.$B$1003]-[.$B$3])" office:value-type="float" office:value="0.798104344408373" calcext:value-type="float">
            <text:p>0,798</text:p>
          </table:table-cell>
          <table:table-cell/>
          <table:table-cell table:formula="of:=[.A932]*65535" office:value-type="float" office:value="60882.015" calcext:value-type="float">
            <text:p>60882</text:p>
          </table:table-cell>
          <table:table-cell table:formula="of:=[.C932]*65535" office:value-type="float" office:value="52303.7682108027" calcext:value-type="float">
            <text:p>52304</text:p>
          </table:table-cell>
          <table:table-cell table:number-columns-repeated="1018"/>
        </table:table-row>
        <table:table-row table:style-name="ro1">
          <table:table-cell office:value-type="float" office:value="0.93" calcext:value-type="float">
            <text:p>0,930</text:p>
          </table:table-cell>
          <table:table-cell table:formula="of:=EXP([.A933]*[.$B$1])" office:value-type="float" office:value="16.2810198017884" calcext:value-type="float">
            <text:p>16,281</text:p>
          </table:table-cell>
          <table:table-cell table:formula="of:=([.B933]-[.$B$3])/([.$B$1003]-[.$B$3])" office:value-type="float" office:value="0.800659675611379" calcext:value-type="float">
            <text:p>0,801</text:p>
          </table:table-cell>
          <table:table-cell/>
          <table:table-cell table:formula="of:=[.A933]*65535" office:value-type="float" office:value="60947.55" calcext:value-type="float">
            <text:p>60948</text:p>
          </table:table-cell>
          <table:table-cell table:formula="of:=[.C933]*65535" office:value-type="float" office:value="52471.2318411917" calcext:value-type="float">
            <text:p>52471</text:p>
          </table:table-cell>
          <table:table-cell table:number-columns-repeated="1018"/>
        </table:table-row>
        <table:table-row table:style-name="ro1">
          <table:table-cell office:value-type="float" office:value="0.931" calcext:value-type="float">
            <text:p>0,931</text:p>
          </table:table-cell>
          <table:table-cell table:formula="of:=EXP([.A934]*[.$B$1])" office:value-type="float" office:value="16.3299361991025" calcext:value-type="float">
            <text:p>16,330</text:p>
          </table:table-cell>
          <table:table-cell table:formula="of:=([.B934]-[.$B$3])/([.$B$1003]-[.$B$3])" office:value-type="float" office:value="0.803222684318491" calcext:value-type="float">
            <text:p>0,803</text:p>
          </table:table-cell>
          <table:table-cell/>
          <table:table-cell table:formula="of:=[.A934]*65535" office:value-type="float" office:value="61013.085" calcext:value-type="float">
            <text:p>61013</text:p>
          </table:table-cell>
          <table:table-cell table:formula="of:=[.C934]*65535" office:value-type="float" office:value="52639.1986168123" calcext:value-type="float">
            <text:p>52639</text:p>
          </table:table-cell>
          <table:table-cell table:number-columns-repeated="1018"/>
        </table:table-row>
        <table:table-row table:style-name="ro1">
          <table:table-cell office:value-type="float" office:value="0.932" calcext:value-type="float">
            <text:p>0,932</text:p>
          </table:table-cell>
          <table:table-cell table:formula="of:=EXP([.A935]*[.$B$1])" office:value-type="float" office:value="16.3789995659525" calcext:value-type="float">
            <text:p>16,379</text:p>
          </table:table-cell>
          <table:table-cell table:formula="of:=([.B935]-[.$B$3])/([.$B$1003]-[.$B$3])" office:value-type="float" office:value="0.805793393596806" calcext:value-type="float">
            <text:p>0,806</text:p>
          </table:table-cell>
          <table:table-cell/>
          <table:table-cell table:formula="of:=[.A935]*65535" office:value-type="float" office:value="61078.62" calcext:value-type="float">
            <text:p>61079</text:p>
          </table:table-cell>
          <table:table-cell table:formula="of:=[.C935]*65535" office:value-type="float" office:value="52807.6700493667" calcext:value-type="float">
            <text:p>52808</text:p>
          </table:table-cell>
          <table:table-cell table:number-columns-repeated="1018"/>
        </table:table-row>
        <table:table-row table:style-name="ro1">
          <table:table-cell office:value-type="float" office:value="0.933" calcext:value-type="float">
            <text:p>0,933</text:p>
          </table:table-cell>
          <table:table-cell table:formula="of:=EXP([.A936]*[.$B$1])" office:value-type="float" office:value="16.4282103439093" calcext:value-type="float">
            <text:p>16,428</text:p>
          </table:table-cell>
          <table:table-cell table:formula="of:=([.B936]-[.$B$3])/([.$B$1003]-[.$B$3])" office:value-type="float" office:value="0.808371826582725" calcext:value-type="float">
            <text:p>0,808</text:p>
          </table:table-cell>
          <table:table-cell/>
          <table:table-cell table:formula="of:=[.A936]*65535" office:value-type="float" office:value="61144.155" calcext:value-type="float">
            <text:p>61144</text:p>
          </table:table-cell>
          <table:table-cell table:formula="of:=[.C936]*65535" office:value-type="float" office:value="52976.6476550989" calcext:value-type="float">
            <text:p>52977</text:p>
          </table:table-cell>
          <table:table-cell table:number-columns-repeated="1018"/>
        </table:table-row>
        <table:table-row table:style-name="ro1">
          <table:table-cell office:value-type="float" office:value="0.934" calcext:value-type="float">
            <text:p>0,934</text:p>
          </table:table-cell>
          <table:table-cell table:formula="of:=EXP([.A937]*[.$B$1])" office:value-type="float" office:value="16.47756897587" calcext:value-type="float">
            <text:p>16,478</text:p>
          </table:table-cell>
          <table:table-cell table:formula="of:=([.B937]-[.$B$3])/([.$B$1003]-[.$B$3])" office:value-type="float" office:value="0.810958006482161" calcext:value-type="float">
            <text:p>0,811</text:p>
          </table:table-cell>
          <table:table-cell/>
          <table:table-cell table:formula="of:=[.A937]*65535" office:value-type="float" office:value="61209.69" calcext:value-type="float">
            <text:p>61210</text:p>
          </table:table-cell>
          <table:table-cell table:formula="of:=[.C937]*65535" office:value-type="float" office:value="53146.1329548084" calcext:value-type="float">
            <text:p>53146</text:p>
          </table:table-cell>
          <table:table-cell table:number-columns-repeated="1018"/>
        </table:table-row>
        <table:table-row table:style-name="ro1">
          <table:table-cell office:value-type="float" office:value="0.935" calcext:value-type="float">
            <text:p>0,935</text:p>
          </table:table-cell>
          <table:table-cell table:formula="of:=EXP([.A938]*[.$B$1])" office:value-type="float" office:value="16.5270759060627" calcext:value-type="float">
            <text:p>16,527</text:p>
          </table:table-cell>
          <table:table-cell table:formula="of:=([.B938]-[.$B$3])/([.$B$1003]-[.$B$3])" office:value-type="float" office:value="0.813551956570752" calcext:value-type="float">
            <text:p>0,814</text:p>
          </table:table-cell>
          <table:table-cell/>
          <table:table-cell table:formula="of:=[.A938]*65535" office:value-type="float" office:value="61275.225" calcext:value-type="float">
            <text:p>61275</text:p>
          </table:table-cell>
          <table:table-cell table:formula="of:=[.C938]*65535" office:value-type="float" office:value="53316.1274738642" calcext:value-type="float">
            <text:p>53316</text:p>
          </table:table-cell>
          <table:table-cell table:number-columns-repeated="1018"/>
        </table:table-row>
        <table:table-row table:style-name="ro1">
          <table:table-cell office:value-type="float" office:value="0.936" calcext:value-type="float">
            <text:p>0,936</text:p>
          </table:table-cell>
          <table:table-cell table:formula="of:=EXP([.A939]*[.$B$1])" office:value-type="float" office:value="16.5767315800501" calcext:value-type="float">
            <text:p>16,577</text:p>
          </table:table-cell>
          <table:table-cell table:formula="of:=([.B939]-[.$B$3])/([.$B$1003]-[.$B$3])" office:value-type="float" office:value="0.816153700194066" calcext:value-type="float">
            <text:p>0,816</text:p>
          </table:table-cell>
          <table:table-cell/>
          <table:table-cell table:formula="of:=[.A939]*65535" office:value-type="float" office:value="61340.76" calcext:value-type="float">
            <text:p>61341</text:p>
          </table:table-cell>
          <table:table-cell table:formula="of:=[.C939]*65535" office:value-type="float" office:value="53486.6327422181" calcext:value-type="float">
            <text:p>53487</text:p>
          </table:table-cell>
          <table:table-cell table:number-columns-repeated="1018"/>
        </table:table-row>
        <table:table-row table:style-name="ro1">
          <table:table-cell office:value-type="float" office:value="0.937" calcext:value-type="float">
            <text:p>0,937</text:p>
          </table:table-cell>
          <table:table-cell table:formula="of:=EXP([.A940]*[.$B$1])" office:value-type="float" office:value="16.6265364447336" calcext:value-type="float">
            <text:p>16,627</text:p>
          </table:table-cell>
          <table:table-cell table:formula="of:=([.B940]-[.$B$3])/([.$B$1003]-[.$B$3])" office:value-type="float" office:value="0.818763260767812" calcext:value-type="float">
            <text:p>0,819</text:p>
          </table:table-cell>
          <table:table-cell/>
          <table:table-cell table:formula="of:=[.A940]*65535" office:value-type="float" office:value="61406.295" calcext:value-type="float">
            <text:p>61406</text:p>
          </table:table-cell>
          <table:table-cell table:formula="of:=[.C940]*65535" office:value-type="float" office:value="53657.6502944186" calcext:value-type="float">
            <text:p>53658</text:p>
          </table:table-cell>
          <table:table-cell table:number-columns-repeated="1018"/>
        </table:table-row>
        <table:table-row table:style-name="ro1">
          <table:table-cell office:value-type="float" office:value="0.938" calcext:value-type="float">
            <text:p>0,938</text:p>
          </table:table-cell>
          <table:table-cell table:formula="of:=EXP([.A941]*[.$B$1])" office:value-type="float" office:value="16.6764909483574" calcext:value-type="float">
            <text:p>16,676</text:p>
          </table:table-cell>
          <table:table-cell table:formula="of:=([.B941]-[.$B$3])/([.$B$1003]-[.$B$3])" office:value-type="float" office:value="0.821380661778054" calcext:value-type="float">
            <text:p>0,821</text:p>
          </table:table-cell>
          <table:table-cell/>
          <table:table-cell table:formula="of:=[.A941]*65535" office:value-type="float" office:value="61471.83" calcext:value-type="float">
            <text:p>61472</text:p>
          </table:table-cell>
          <table:table-cell table:formula="of:=[.C941]*65535" office:value-type="float" office:value="53829.1816696248" calcext:value-type="float">
            <text:p>53829</text:p>
          </table:table-cell>
          <table:table-cell table:number-columns-repeated="1018"/>
        </table:table-row>
        <table:table-row table:style-name="ro1">
          <table:table-cell office:value-type="float" office:value="0.939" calcext:value-type="float">
            <text:p>0,939</text:p>
          </table:table-cell>
          <table:table-cell table:formula="of:=EXP([.A942]*[.$B$1])" office:value-type="float" office:value="16.7265955405122" calcext:value-type="float">
            <text:p>16,727</text:p>
          </table:table-cell>
          <table:table-cell table:formula="of:=([.B942]-[.$B$3])/([.$B$1003]-[.$B$3])" office:value-type="float" office:value="0.824005926781419" calcext:value-type="float">
            <text:p>0,824</text:p>
          </table:table-cell>
          <table:table-cell/>
          <table:table-cell table:formula="of:=[.A942]*65535" office:value-type="float" office:value="61537.365" calcext:value-type="float">
            <text:p>61537</text:p>
          </table:table-cell>
          <table:table-cell table:formula="of:=[.C942]*65535" office:value-type="float" office:value="54001.2284116203" calcext:value-type="float">
            <text:p>54001</text:p>
          </table:table-cell>
          <table:table-cell table:number-columns-repeated="1018"/>
        </table:table-row>
        <table:table-row table:style-name="ro1">
          <table:table-cell office:value-type="float" office:value="0.94" calcext:value-type="float">
            <text:p>0,940</text:p>
          </table:table-cell>
          <table:table-cell table:formula="of:=EXP([.A943]*[.$B$1])" office:value-type="float" office:value="16.7768506721399" calcext:value-type="float">
            <text:p>16,777</text:p>
          </table:table-cell>
          <table:table-cell table:formula="of:=([.B943]-[.$B$3])/([.$B$1003]-[.$B$3])" office:value-type="float" office:value="0.826639079405309" calcext:value-type="float">
            <text:p>0,827</text:p>
          </table:table-cell>
          <table:table-cell/>
          <table:table-cell table:formula="of:=[.A943]*65535" office:value-type="float" office:value="61602.9" calcext:value-type="float">
            <text:p>61603</text:p>
          </table:table-cell>
          <table:table-cell table:formula="of:=[.C943]*65535" office:value-type="float" office:value="54173.7920688269" calcext:value-type="float">
            <text:p>54174</text:p>
          </table:table-cell>
          <table:table-cell table:number-columns-repeated="1018"/>
        </table:table-row>
        <table:table-row table:style-name="ro1">
          <table:table-cell office:value-type="float" office:value="0.941" calcext:value-type="float">
            <text:p>0,941</text:p>
          </table:table-cell>
          <table:table-cell table:formula="of:=EXP([.A944]*[.$B$1])" office:value-type="float" office:value="16.8272567955368" calcext:value-type="float">
            <text:p>16,827</text:p>
          </table:table-cell>
          <table:table-cell table:formula="of:=([.B944]-[.$B$3])/([.$B$1003]-[.$B$3])" office:value-type="float" office:value="0.829280143348115" calcext:value-type="float">
            <text:p>0,829</text:p>
          </table:table-cell>
          <table:table-cell/>
          <table:table-cell table:formula="of:=[.A944]*65535" office:value-type="float" office:value="61668.435" calcext:value-type="float">
            <text:p>61668</text:p>
          </table:table-cell>
          <table:table-cell table:formula="of:=[.C944]*65535" office:value-type="float" office:value="54346.8741943187" calcext:value-type="float">
            <text:p>54347</text:p>
          </table:table-cell>
          <table:table-cell table:number-columns-repeated="1018"/>
        </table:table-row>
        <table:table-row table:style-name="ro1">
          <table:table-cell office:value-type="float" office:value="0.942" calcext:value-type="float">
            <text:p>0,942</text:p>
          </table:table-cell>
          <table:table-cell table:formula="of:=EXP([.A945]*[.$B$1])" office:value-type="float" office:value="16.8778143643585" calcext:value-type="float">
            <text:p>16,878</text:p>
          </table:table-cell>
          <table:table-cell table:formula="of:=([.B945]-[.$B$3])/([.$B$1003]-[.$B$3])" office:value-type="float" office:value="0.831929142379431" calcext:value-type="float">
            <text:p>0,832</text:p>
          </table:table-cell>
          <table:table-cell/>
          <table:table-cell table:formula="of:=[.A945]*65535" office:value-type="float" office:value="61733.97" calcext:value-type="float">
            <text:p>61734</text:p>
          </table:table-cell>
          <table:table-cell table:formula="of:=[.C945]*65535" office:value-type="float" office:value="54520.476345836" calcext:value-type="float">
            <text:p>54520</text:p>
          </table:table-cell>
          <table:table-cell table:number-columns-repeated="1018"/>
        </table:table-row>
        <table:table-row table:style-name="ro1">
          <table:table-cell office:value-type="float" office:value="0.943" calcext:value-type="float">
            <text:p>0,943</text:p>
          </table:table-cell>
          <table:table-cell table:formula="of:=EXP([.A946]*[.$B$1])" office:value-type="float" office:value="16.9285238336234" calcext:value-type="float">
            <text:p>16,929</text:p>
          </table:table-cell>
          <table:table-cell table:formula="of:=([.B946]-[.$B$3])/([.$B$1003]-[.$B$3])" office:value-type="float" office:value="0.834586100340266" calcext:value-type="float">
            <text:p>0,835</text:p>
          </table:table-cell>
          <table:table-cell/>
          <table:table-cell table:formula="of:=[.A946]*65535" office:value-type="float" office:value="61799.505" calcext:value-type="float">
            <text:p>61800</text:p>
          </table:table-cell>
          <table:table-cell table:formula="of:=[.C946]*65535" office:value-type="float" office:value="54694.6000857993" calcext:value-type="float">
            <text:p>54695</text:p>
          </table:table-cell>
          <table:table-cell table:number-columns-repeated="1018"/>
        </table:table-row>
        <table:table-row table:style-name="ro1">
          <table:table-cell office:value-type="float" office:value="0.944" calcext:value-type="float">
            <text:p>0,944</text:p>
          </table:table-cell>
          <table:table-cell table:formula="of:=EXP([.A947]*[.$B$1])" office:value-type="float" office:value="16.979385659717" calcext:value-type="float">
            <text:p>16,979</text:p>
          </table:table-cell>
          <table:table-cell table:formula="of:=([.B947]-[.$B$3])/([.$B$1003]-[.$B$3])" office:value-type="float" office:value="0.83725104114326" calcext:value-type="float">
            <text:p>0,837</text:p>
          </table:table-cell>
          <table:table-cell/>
          <table:table-cell table:formula="of:=[.A947]*65535" office:value-type="float" office:value="61865.04" calcext:value-type="float">
            <text:p>61865</text:p>
          </table:table-cell>
          <table:table-cell table:formula="of:=[.C947]*65535" office:value-type="float" office:value="54869.2469813235" calcext:value-type="float">
            <text:p>54869</text:p>
          </table:table-cell>
          <table:table-cell table:number-columns-repeated="1018"/>
        </table:table-row>
        <table:table-row table:style-name="ro1">
          <table:table-cell office:value-type="float" office:value="0.945" calcext:value-type="float">
            <text:p>0,945</text:p>
          </table:table-cell>
          <table:table-cell table:formula="of:=EXP([.A948]*[.$B$1])" office:value-type="float" office:value="17.0304003003962" calcext:value-type="float">
            <text:p>17,030</text:p>
          </table:table-cell>
          <table:table-cell table:formula="of:=([.B948]-[.$B$3])/([.$B$1003]-[.$B$3])" office:value-type="float" office:value="0.839923988772897" calcext:value-type="float">
            <text:p>0,840</text:p>
          </table:table-cell>
          <table:table-cell/>
          <table:table-cell table:formula="of:=[.A948]*65535" office:value-type="float" office:value="61930.575" calcext:value-type="float">
            <text:p>61931</text:p>
          </table:table-cell>
          <table:table-cell table:formula="of:=[.C948]*65535" office:value-type="float" office:value="55044.4186042318" calcext:value-type="float">
            <text:p>55044</text:p>
          </table:table-cell>
          <table:table-cell table:number-columns-repeated="1018"/>
        </table:table-row>
        <table:table-row table:style-name="ro1">
          <table:table-cell office:value-type="float" office:value="0.946" calcext:value-type="float">
            <text:p>0,946</text:p>
          </table:table-cell>
          <table:table-cell table:formula="of:=EXP([.A949]*[.$B$1])" office:value-type="float" office:value="17.081568214793" calcext:value-type="float">
            <text:p>17,082</text:p>
          </table:table-cell>
          <table:table-cell table:formula="of:=([.B949]-[.$B$3])/([.$B$1003]-[.$B$3])" office:value-type="float" office:value="0.842604967285725" calcext:value-type="float">
            <text:p>0,843</text:p>
          </table:table-cell>
          <table:table-cell/>
          <table:table-cell table:formula="of:=[.A949]*65535" office:value-type="float" office:value="61996.11" calcext:value-type="float">
            <text:p>61996</text:p>
          </table:table-cell>
          <table:table-cell table:formula="of:=[.C949]*65535" office:value-type="float" office:value="55220.11653107" calcext:value-type="float">
            <text:p>55220</text:p>
          </table:table-cell>
          <table:table-cell table:number-columns-repeated="1018"/>
        </table:table-row>
        <table:table-row table:style-name="ro1">
          <table:table-cell office:value-type="float" office:value="0.947" calcext:value-type="float">
            <text:p>0,947</text:p>
          </table:table-cell>
          <table:table-cell table:formula="of:=EXP([.A950]*[.$B$1])" office:value-type="float" office:value="17.1328898634191" calcext:value-type="float">
            <text:p>17,133</text:p>
          </table:table-cell>
          <table:table-cell table:formula="of:=([.B950]-[.$B$3])/([.$B$1003]-[.$B$3])" office:value-type="float" office:value="0.845294000810569" calcext:value-type="float">
            <text:p>0,845</text:p>
          </table:table-cell>
          <table:table-cell/>
          <table:table-cell table:formula="of:=[.A950]*65535" office:value-type="float" office:value="62061.645" calcext:value-type="float">
            <text:p>62062</text:p>
          </table:table-cell>
          <table:table-cell table:formula="of:=[.C950]*65535" office:value-type="float" office:value="55396.3423431206" calcext:value-type="float">
            <text:p>55396</text:p>
          </table:table-cell>
          <table:table-cell table:number-columns-repeated="1018"/>
        </table:table-row>
        <table:table-row table:style-name="ro1">
          <table:table-cell office:value-type="float" office:value="0.948" calcext:value-type="float">
            <text:p>0,948</text:p>
          </table:table-cell>
          <table:table-cell table:formula="of:=EXP([.A951]*[.$B$1])" office:value-type="float" office:value="17.1843657081696" calcext:value-type="float">
            <text:p>17,184</text:p>
          </table:table-cell>
          <table:table-cell table:formula="of:=([.B951]-[.$B$3])/([.$B$1003]-[.$B$3])" office:value-type="float" office:value="0.847991113548747" calcext:value-type="float">
            <text:p>0,848</text:p>
          </table:table-cell>
          <table:table-cell/>
          <table:table-cell table:formula="of:=[.A951]*65535" office:value-type="float" office:value="62127.18" calcext:value-type="float">
            <text:p>62127</text:p>
          </table:table-cell>
          <table:table-cell table:formula="of:=[.C951]*65535" office:value-type="float" office:value="55573.0976264172" calcext:value-type="float">
            <text:p>55573</text:p>
          </table:table-cell>
          <table:table-cell table:number-columns-repeated="1018"/>
        </table:table-row>
        <table:table-row table:style-name="ro1">
          <table:table-cell office:value-type="float" office:value="0.949" calcext:value-type="float">
            <text:p>0,949</text:p>
          </table:table-cell>
          <table:table-cell table:formula="of:=EXP([.A952]*[.$B$1])" office:value-type="float" office:value="17.2359962123275" calcext:value-type="float">
            <text:p>17,236</text:p>
          </table:table-cell>
          <table:table-cell table:formula="of:=([.B952]-[.$B$3])/([.$B$1003]-[.$B$3])" office:value-type="float" office:value="0.850696329774294" calcext:value-type="float">
            <text:p>0,851</text:p>
          </table:table-cell>
          <table:table-cell/>
          <table:table-cell table:formula="of:=[.A952]*65535" office:value-type="float" office:value="62192.715" calcext:value-type="float">
            <text:p>62193</text:p>
          </table:table-cell>
          <table:table-cell table:formula="of:=[.C952]*65535" office:value-type="float" office:value="55750.3839717583" calcext:value-type="float">
            <text:p>55750</text:p>
          </table:table-cell>
          <table:table-cell table:number-columns-repeated="1018"/>
        </table:table-row>
        <table:table-row table:style-name="ro1">
          <table:table-cell office:value-type="float" office:value="0.95" calcext:value-type="float">
            <text:p>0,950</text:p>
          </table:table-cell>
          <table:table-cell table:formula="of:=EXP([.A953]*[.$B$1])" office:value-type="float" office:value="17.2877818405676" calcext:value-type="float">
            <text:p>17,288</text:p>
          </table:table-cell>
          <table:table-cell table:formula="of:=([.B953]-[.$B$3])/([.$B$1003]-[.$B$3])" office:value-type="float" office:value="0.853409673834172" calcext:value-type="float">
            <text:p>0,853</text:p>
          </table:table-cell>
          <table:table-cell/>
          <table:table-cell table:formula="of:=[.A953]*65535" office:value-type="float" office:value="62258.25" calcext:value-type="float">
            <text:p>62258</text:p>
          </table:table-cell>
          <table:table-cell table:formula="of:=[.C953]*65535" office:value-type="float" office:value="55928.2029747225" calcext:value-type="float">
            <text:p>55928</text:p>
          </table:table-cell>
          <table:table-cell table:number-columns-repeated="1018"/>
        </table:table-row>
        <table:table-row table:style-name="ro1">
          <table:table-cell office:value-type="float" office:value="0.951" calcext:value-type="float">
            <text:p>0,951</text:p>
          </table:table-cell>
          <table:table-cell table:formula="of:=EXP([.A954]*[.$B$1])" office:value-type="float" office:value="17.339723058961" calcext:value-type="float">
            <text:p>17,340</text:p>
          </table:table-cell>
          <table:table-cell table:formula="of:=([.B954]-[.$B$3])/([.$B$1003]-[.$B$3])" office:value-type="float" office:value="0.856131170148498" calcext:value-type="float">
            <text:p>0,856</text:p>
          </table:table-cell>
          <table:table-cell/>
          <table:table-cell table:formula="of:=[.A954]*65535" office:value-type="float" office:value="62323.785" calcext:value-type="float">
            <text:p>62324</text:p>
          </table:table-cell>
          <table:table-cell table:formula="of:=[.C954]*65535" office:value-type="float" office:value="56106.5562356818" calcext:value-type="float">
            <text:p>56107</text:p>
          </table:table-cell>
          <table:table-cell table:number-columns-repeated="1018"/>
        </table:table-row>
        <table:table-row table:style-name="ro1">
          <table:table-cell office:value-type="float" office:value="0.952" calcext:value-type="float">
            <text:p>0,952</text:p>
          </table:table-cell>
          <table:table-cell table:formula="of:=EXP([.A955]*[.$B$1])" office:value-type="float" office:value="17.391820334979" calcext:value-type="float">
            <text:p>17,392</text:p>
          </table:table-cell>
          <table:table-cell table:formula="of:=([.B955]-[.$B$3])/([.$B$1003]-[.$B$3])" office:value-type="float" office:value="0.858860843210756" calcext:value-type="float">
            <text:p>0,859</text:p>
          </table:table-cell>
          <table:table-cell/>
          <table:table-cell table:formula="of:=[.A955]*65535" office:value-type="float" office:value="62389.32" calcext:value-type="float">
            <text:p>62389</text:p>
          </table:table-cell>
          <table:table-cell table:formula="of:=[.C955]*65535" office:value-type="float" office:value="56285.4453598169" calcext:value-type="float">
            <text:p>56285</text:p>
          </table:table-cell>
          <table:table-cell table:number-columns-repeated="1018"/>
        </table:table-row>
        <table:table-row table:style-name="ro1">
          <table:table-cell office:value-type="float" office:value="0.953" calcext:value-type="float">
            <text:p>0,953</text:p>
          </table:table-cell>
          <table:table-cell table:formula="of:=EXP([.A956]*[.$B$1])" office:value-type="float" office:value="17.4440741374974" calcext:value-type="float">
            <text:p>17,444</text:p>
          </table:table-cell>
          <table:table-cell table:formula="of:=([.B956]-[.$B$3])/([.$B$1003]-[.$B$3])" office:value-type="float" office:value="0.861598717588023" calcext:value-type="float">
            <text:p>0,862</text:p>
          </table:table-cell>
          <table:table-cell/>
          <table:table-cell table:formula="of:=[.A956]*65535" office:value-type="float" office:value="62454.855" calcext:value-type="float">
            <text:p>62455</text:p>
          </table:table-cell>
          <table:table-cell table:formula="of:=[.C956]*65535" office:value-type="float" office:value="56464.8719571311" calcext:value-type="float">
            <text:p>56465</text:p>
          </table:table-cell>
          <table:table-cell table:number-columns-repeated="1018"/>
        </table:table-row>
        <table:table-row table:style-name="ro1">
          <table:table-cell office:value-type="float" office:value="0.954" calcext:value-type="float">
            <text:p>0,954</text:p>
          </table:table-cell>
          <table:table-cell table:formula="of:=EXP([.A957]*[.$B$1])" office:value-type="float" office:value="17.4964849368007" calcext:value-type="float">
            <text:p>17,496</text:p>
          </table:table-cell>
          <table:table-cell table:formula="of:=([.B957]-[.$B$3])/([.$B$1003]-[.$B$3])" office:value-type="float" office:value="0.864344817921185" calcext:value-type="float">
            <text:p>0,864</text:p>
          </table:table-cell>
          <table:table-cell/>
          <table:table-cell table:formula="of:=[.A957]*65535" office:value-type="float" office:value="62520.39" calcext:value-type="float">
            <text:p>62520</text:p>
          </table:table-cell>
          <table:table-cell table:formula="of:=[.C957]*65535" office:value-type="float" office:value="56644.8376424649" calcext:value-type="float">
            <text:p>56645</text:p>
          </table:table-cell>
          <table:table-cell table:number-columns-repeated="1018"/>
        </table:table-row>
        <table:table-row table:style-name="ro1">
          <table:table-cell office:value-type="float" office:value="0.955" calcext:value-type="float">
            <text:p>0,955</text:p>
          </table:table-cell>
          <table:table-cell table:formula="of:=EXP([.A958]*[.$B$1])" office:value-type="float" office:value="17.5490532045866" calcext:value-type="float">
            <text:p>17,549</text:p>
          </table:table-cell>
          <table:table-cell table:formula="of:=([.B958]-[.$B$3])/([.$B$1003]-[.$B$3])" office:value-type="float" office:value="0.867099168925166" calcext:value-type="float">
            <text:p>0,867</text:p>
          </table:table-cell>
          <table:table-cell/>
          <table:table-cell table:formula="of:=[.A958]*65535" office:value-type="float" office:value="62585.925" calcext:value-type="float">
            <text:p>62586</text:p>
          </table:table-cell>
          <table:table-cell table:formula="of:=[.C958]*65535" office:value-type="float" office:value="56825.3440355108" calcext:value-type="float">
            <text:p>56825</text:p>
          </table:table-cell>
          <table:table-cell table:number-columns-repeated="1018"/>
        </table:table-row>
        <table:table-row table:style-name="ro1">
          <table:table-cell office:value-type="float" office:value="0.956" calcext:value-type="float">
            <text:p>0,956</text:p>
          </table:table-cell>
          <table:table-cell table:formula="of:=EXP([.A959]*[.$B$1])" office:value-type="float" office:value="17.6017794139698" calcext:value-type="float">
            <text:p>17,602</text:p>
          </table:table-cell>
          <table:table-cell table:formula="of:=([.B959]-[.$B$3])/([.$B$1003]-[.$B$3])" office:value-type="float" office:value="0.869861795389142" calcext:value-type="float">
            <text:p>0,870</text:p>
          </table:table-cell>
          <table:table-cell/>
          <table:table-cell table:formula="of:=[.A959]*65535" office:value-type="float" office:value="62651.46" calcext:value-type="float">
            <text:p>62651</text:p>
          </table:table-cell>
          <table:table-cell table:formula="of:=[.C959]*65535" office:value-type="float" office:value="57006.3927608274" calcext:value-type="float">
            <text:p>57006</text:p>
          </table:table-cell>
          <table:table-cell table:number-columns-repeated="1018"/>
        </table:table-row>
        <table:table-row table:style-name="ro1">
          <table:table-cell office:value-type="float" office:value="0.957" calcext:value-type="float">
            <text:p>0,957</text:p>
          </table:table-cell>
          <table:table-cell table:formula="of:=EXP([.A960]*[.$B$1])" office:value-type="float" office:value="17.6546640394865" calcext:value-type="float">
            <text:p>17,655</text:p>
          </table:table-cell>
          <table:table-cell table:formula="of:=([.B960]-[.$B$3])/([.$B$1003]-[.$B$3])" office:value-type="float" office:value="0.87263272217677" calcext:value-type="float">
            <text:p>0,873</text:p>
          </table:table-cell>
          <table:table-cell/>
          <table:table-cell table:formula="of:=[.A960]*65535" office:value-type="float" office:value="62716.995" calcext:value-type="float">
            <text:p>62717</text:p>
          </table:table-cell>
          <table:table-cell table:formula="of:=[.C960]*65535" office:value-type="float" office:value="57187.9854478546" calcext:value-type="float">
            <text:p>57188</text:p>
          </table:table-cell>
          <table:table-cell table:number-columns-repeated="1018"/>
        </table:table-row>
        <table:table-row table:style-name="ro1">
          <table:table-cell office:value-type="float" office:value="0.958" calcext:value-type="float">
            <text:p>0,958</text:p>
          </table:table-cell>
          <table:table-cell table:formula="of:=EXP([.A961]*[.$B$1])" office:value-type="float" office:value="17.7077075570987" calcext:value-type="float">
            <text:p>17,708</text:p>
          </table:table-cell>
          <table:table-cell table:formula="of:=([.B961]-[.$B$3])/([.$B$1003]-[.$B$3])" office:value-type="float" office:value="0.875411974226409" calcext:value-type="float">
            <text:p>0,875</text:p>
          </table:table-cell>
          <table:table-cell/>
          <table:table-cell table:formula="of:=[.A961]*65535" office:value-type="float" office:value="62782.53" calcext:value-type="float">
            <text:p>62783</text:p>
          </table:table-cell>
          <table:table-cell table:formula="of:=[.C961]*65535" office:value-type="float" office:value="57370.1237309277" calcext:value-type="float">
            <text:p>57370</text:p>
          </table:table-cell>
          <table:table-cell table:number-columns-repeated="1018"/>
        </table:table-row>
        <table:table-row table:style-name="ro1">
          <table:table-cell office:value-type="float" office:value="0.959" calcext:value-type="float">
            <text:p>0,959</text:p>
          </table:table-cell>
          <table:table-cell table:formula="of:=EXP([.A962]*[.$B$1])" office:value-type="float" office:value="17.7609104441985" calcext:value-type="float">
            <text:p>17,761</text:p>
          </table:table-cell>
          <table:table-cell table:formula="of:=([.B962]-[.$B$3])/([.$B$1003]-[.$B$3])" office:value-type="float" office:value="0.878199576551348" calcext:value-type="float">
            <text:p>0,878</text:p>
          </table:table-cell>
          <table:table-cell/>
          <table:table-cell table:formula="of:=[.A962]*65535" office:value-type="float" office:value="62848.065" calcext:value-type="float">
            <text:p>62848</text:p>
          </table:table-cell>
          <table:table-cell table:formula="of:=[.C962]*65535" office:value-type="float" office:value="57552.8092492926" calcext:value-type="float">
            <text:p>57553</text:p>
          </table:table-cell>
          <table:table-cell table:number-columns-repeated="1018"/>
        </table:table-row>
        <table:table-row table:style-name="ro1">
          <table:table-cell office:value-type="float" office:value="0.96" calcext:value-type="float">
            <text:p>0,960</text:p>
          </table:table-cell>
          <table:table-cell table:formula="of:=EXP([.A963]*[.$B$1])" office:value-type="float" office:value="17.8142731796122" calcext:value-type="float">
            <text:p>17,814</text:p>
          </table:table-cell>
          <table:table-cell table:formula="of:=([.B963]-[.$B$3])/([.$B$1003]-[.$B$3])" office:value-type="float" office:value="0.880995554240026" calcext:value-type="float">
            <text:p>0,881</text:p>
          </table:table-cell>
          <table:table-cell/>
          <table:table-cell table:formula="of:=[.A963]*65535" office:value-type="float" office:value="62913.6" calcext:value-type="float">
            <text:p>62914</text:p>
          </table:table-cell>
          <table:table-cell table:formula="of:=[.C963]*65535" office:value-type="float" office:value="57736.0436471201" calcext:value-type="float">
            <text:p>57736</text:p>
          </table:table-cell>
          <table:table-cell table:number-columns-repeated="1018"/>
        </table:table-row>
        <table:table-row table:style-name="ro1">
          <table:table-cell office:value-type="float" office:value="0.961" calcext:value-type="float">
            <text:p>0,961</text:p>
          </table:table-cell>
          <table:table-cell table:formula="of:=EXP([.A964]*[.$B$1])" office:value-type="float" office:value="17.8677962436047" calcext:value-type="float">
            <text:p>17,868</text:p>
          </table:table-cell>
          <table:table-cell table:formula="of:=([.B964]-[.$B$3])/([.$B$1003]-[.$B$3])" office:value-type="float" office:value="0.883799932456261" calcext:value-type="float">
            <text:p>0,884</text:p>
          </table:table-cell>
          <table:table-cell/>
          <table:table-cell table:formula="of:=[.A964]*65535" office:value-type="float" office:value="62979.135" calcext:value-type="float">
            <text:p>62979</text:p>
          </table:table-cell>
          <table:table-cell table:formula="of:=[.C964]*65535" office:value-type="float" office:value="57919.8285735211" calcext:value-type="float">
            <text:p>57920</text:p>
          </table:table-cell>
          <table:table-cell table:number-columns-repeated="1018"/>
        </table:table-row>
        <table:table-row table:style-name="ro1">
          <table:table-cell office:value-type="float" office:value="0.962" calcext:value-type="float">
            <text:p>0,962</text:p>
          </table:table-cell>
          <table:table-cell table:formula="of:=EXP([.A965]*[.$B$1])" office:value-type="float" office:value="17.9214801178841" calcext:value-type="float">
            <text:p>17,921</text:p>
          </table:table-cell>
          <table:table-cell table:formula="of:=([.B965]-[.$B$3])/([.$B$1003]-[.$B$3])" office:value-type="float" office:value="0.886612736439476" calcext:value-type="float">
            <text:p>0,887</text:p>
          </table:table-cell>
          <table:table-cell/>
          <table:table-cell table:formula="of:=[.A965]*65535" office:value-type="float" office:value="63044.67" calcext:value-type="float">
            <text:p>63045</text:p>
          </table:table-cell>
          <table:table-cell table:formula="of:=[.C965]*65535" office:value-type="float" office:value="58104.165682561" calcext:value-type="float">
            <text:p>58104</text:p>
          </table:table-cell>
          <table:table-cell table:number-columns-repeated="1018"/>
        </table:table-row>
        <table:table-row table:style-name="ro1">
          <table:table-cell office:value-type="float" office:value="0.963" calcext:value-type="float">
            <text:p>0,963</text:p>
          </table:table-cell>
          <table:table-cell table:formula="of:=EXP([.A966]*[.$B$1])" office:value-type="float" office:value="17.9753252856054" calcext:value-type="float">
            <text:p>17,975</text:p>
          </table:table-cell>
          <table:table-cell table:formula="of:=([.B966]-[.$B$3])/([.$B$1003]-[.$B$3])" office:value-type="float" office:value="0.889433991504925" calcext:value-type="float">
            <text:p>0,889</text:p>
          </table:table-cell>
          <table:table-cell/>
          <table:table-cell table:formula="of:=[.A966]*65535" office:value-type="float" office:value="63110.205" calcext:value-type="float">
            <text:p>63110</text:p>
          </table:table-cell>
          <table:table-cell table:formula="of:=[.C966]*65535" office:value-type="float" office:value="58289.0566332752" calcext:value-type="float">
            <text:p>58289</text:p>
          </table:table-cell>
          <table:table-cell table:number-columns-repeated="1018"/>
        </table:table-row>
        <table:table-row table:style-name="ro1">
          <table:table-cell office:value-type="float" office:value="0.964" calcext:value-type="float">
            <text:p>0,964</text:p>
          </table:table-cell>
          <table:table-cell table:formula="of:=EXP([.A967]*[.$B$1])" office:value-type="float" office:value="18.0293322313757" calcext:value-type="float">
            <text:p>18,029</text:p>
          </table:table-cell>
          <table:table-cell table:formula="of:=([.B967]-[.$B$3])/([.$B$1003]-[.$B$3])" office:value-type="float" office:value="0.892263723043924" calcext:value-type="float">
            <text:p>0,892</text:p>
          </table:table-cell>
          <table:table-cell/>
          <table:table-cell table:formula="of:=[.A967]*65535" office:value-type="float" office:value="63175.74" calcext:value-type="float">
            <text:p>63176</text:p>
          </table:table-cell>
          <table:table-cell table:formula="of:=[.C967]*65535" office:value-type="float" office:value="58474.5030896835" calcext:value-type="float">
            <text:p>58475</text:p>
          </table:table-cell>
          <table:table-cell table:number-columns-repeated="1018"/>
        </table:table-row>
        <table:table-row table:style-name="ro1">
          <table:table-cell office:value-type="float" office:value="0.965" calcext:value-type="float">
            <text:p>0,965</text:p>
          </table:table-cell>
          <table:table-cell table:formula="of:=EXP([.A968]*[.$B$1])" office:value-type="float" office:value="18.0835014412577" calcext:value-type="float">
            <text:p>18,084</text:p>
          </table:table-cell>
          <table:table-cell table:formula="of:=([.B968]-[.$B$3])/([.$B$1003]-[.$B$3])" office:value-type="float" office:value="0.895101956524075" calcext:value-type="float">
            <text:p>0,895</text:p>
          </table:table-cell>
          <table:table-cell/>
          <table:table-cell table:formula="of:=[.A968]*65535" office:value-type="float" office:value="63241.275" calcext:value-type="float">
            <text:p>63241</text:p>
          </table:table-cell>
          <table:table-cell table:formula="of:=[.C968]*65535" office:value-type="float" office:value="58660.5067208052" calcext:value-type="float">
            <text:p>58661</text:p>
          </table:table-cell>
          <table:table-cell table:number-columns-repeated="1018"/>
        </table:table-row>
        <table:table-row table:style-name="ro1">
          <table:table-cell office:value-type="float" office:value="0.966" calcext:value-type="float">
            <text:p>0,966</text:p>
          </table:table-cell>
          <table:table-cell table:formula="of:=EXP([.A969]*[.$B$1])" office:value-type="float" office:value="18.1378334027748" calcext:value-type="float">
            <text:p>18,138</text:p>
          </table:table-cell>
          <table:table-cell table:formula="of:=([.B969]-[.$B$3])/([.$B$1003]-[.$B$3])" office:value-type="float" office:value="0.897948717489498" calcext:value-type="float">
            <text:p>0,898</text:p>
          </table:table-cell>
          <table:table-cell/>
          <table:table-cell table:formula="of:=[.A969]*65535" office:value-type="float" office:value="63306.81" calcext:value-type="float">
            <text:p>63307</text:p>
          </table:table-cell>
          <table:table-cell table:formula="of:=[.C969]*65535" office:value-type="float" office:value="58847.0692006742" calcext:value-type="float">
            <text:p>58847</text:p>
          </table:table-cell>
          <table:table-cell table:number-columns-repeated="1018"/>
        </table:table-row>
        <table:table-row table:style-name="ro1">
          <table:table-cell office:value-type="float" office:value="0.967" calcext:value-type="float">
            <text:p>0,967</text:p>
          </table:table-cell>
          <table:table-cell table:formula="of:=EXP([.A970]*[.$B$1])" office:value-type="float" office:value="18.192328604915" calcext:value-type="float">
            <text:p>18,192</text:p>
          </table:table-cell>
          <table:table-cell table:formula="of:=([.B970]-[.$B$3])/([.$B$1003]-[.$B$3])" office:value-type="float" office:value="0.900804031561062" calcext:value-type="float">
            <text:p>0,901</text:p>
          </table:table-cell>
          <table:table-cell/>
          <table:table-cell table:formula="of:=[.A970]*65535" office:value-type="float" office:value="63372.345" calcext:value-type="float">
            <text:p>63372</text:p>
          </table:table-cell>
          <table:table-cell table:formula="of:=[.C970]*65535" office:value-type="float" office:value="59034.1922083542" calcext:value-type="float">
            <text:p>59034</text:p>
          </table:table-cell>
          <table:table-cell table:number-columns-repeated="1018"/>
        </table:table-row>
        <table:table-row table:style-name="ro1">
          <table:table-cell office:value-type="float" office:value="0.968" calcext:value-type="float">
            <text:p>0,968</text:p>
          </table:table-cell>
          <table:table-cell table:formula="of:=EXP([.A971]*[.$B$1])" office:value-type="float" office:value="18.2469875381354" calcext:value-type="float">
            <text:p>18,247</text:p>
          </table:table-cell>
          <table:table-cell table:formula="of:=([.B971]-[.$B$3])/([.$B$1003]-[.$B$3])" office:value-type="float" office:value="0.903667924436613" calcext:value-type="float">
            <text:p>0,904</text:p>
          </table:table-cell>
          <table:table-cell/>
          <table:table-cell table:formula="of:=[.A971]*65535" office:value-type="float" office:value="63437.88" calcext:value-type="float">
            <text:p>63438</text:p>
          </table:table-cell>
          <table:table-cell table:formula="of:=[.C971]*65535" office:value-type="float" office:value="59221.8774279535" calcext:value-type="float">
            <text:p>59222</text:p>
          </table:table-cell>
          <table:table-cell table:number-columns-repeated="1018"/>
        </table:table-row>
        <table:table-row table:style-name="ro1">
          <table:table-cell office:value-type="float" office:value="0.969" calcext:value-type="float">
            <text:p>0,969</text:p>
          </table:table-cell>
          <table:table-cell table:formula="of:=EXP([.A972]*[.$B$1])" office:value-type="float" office:value="18.3018106943667" calcext:value-type="float">
            <text:p>18,302</text:p>
          </table:table-cell>
          <table:table-cell table:formula="of:=([.B972]-[.$B$3])/([.$B$1003]-[.$B$3])" office:value-type="float" office:value="0.906540421891206" calcext:value-type="float">
            <text:p>0,907</text:p>
          </table:table-cell>
          <table:table-cell/>
          <table:table-cell table:formula="of:=[.A972]*65535" office:value-type="float" office:value="63503.415" calcext:value-type="float">
            <text:p>63503</text:p>
          </table:table-cell>
          <table:table-cell table:formula="of:=[.C972]*65535" office:value-type="float" office:value="59410.1265486402" calcext:value-type="float">
            <text:p>59410</text:p>
          </table:table-cell>
          <table:table-cell table:number-columns-repeated="1018"/>
        </table:table-row>
        <table:table-row table:style-name="ro1">
          <table:table-cell office:value-type="float" office:value="0.97" calcext:value-type="float">
            <text:p>0,970</text:p>
          </table:table-cell>
          <table:table-cell table:formula="of:=EXP([.A973]*[.$B$1])" office:value-type="float" office:value="18.3567985670179" calcext:value-type="float">
            <text:p>18,357</text:p>
          </table:table-cell>
          <table:table-cell table:formula="of:=([.B973]-[.$B$3])/([.$B$1003]-[.$B$3])" office:value-type="float" office:value="0.909421549777338" calcext:value-type="float">
            <text:p>0,909</text:p>
          </table:table-cell>
          <table:table-cell/>
          <table:table-cell table:formula="of:=[.A973]*65535" office:value-type="float" office:value="63568.95" calcext:value-type="float">
            <text:p>63569</text:p>
          </table:table-cell>
          <table:table-cell table:formula="of:=[.C973]*65535" office:value-type="float" office:value="59598.9412646578" calcext:value-type="float">
            <text:p>59599</text:p>
          </table:table-cell>
          <table:table-cell table:number-columns-repeated="1018"/>
        </table:table-row>
        <table:table-row table:style-name="ro1">
          <table:table-cell office:value-type="float" office:value="0.971" calcext:value-type="float">
            <text:p>0,971</text:p>
          </table:table-cell>
          <table:table-cell table:formula="of:=EXP([.A974]*[.$B$1])" office:value-type="float" office:value="18.4119516509801" calcext:value-type="float">
            <text:p>18,412</text:p>
          </table:table-cell>
          <table:table-cell table:formula="of:=([.B974]-[.$B$3])/([.$B$1003]-[.$B$3])" office:value-type="float" office:value="0.912311334025177" calcext:value-type="float">
            <text:p>0,912</text:p>
          </table:table-cell>
          <table:table-cell/>
          <table:table-cell table:formula="of:=[.A974]*65535" office:value-type="float" office:value="63634.485" calcext:value-type="float">
            <text:p>63634</text:p>
          </table:table-cell>
          <table:table-cell table:formula="of:=[.C974]*65535" office:value-type="float" office:value="59788.32327534" calcext:value-type="float">
            <text:p>59788</text:p>
          </table:table-cell>
          <table:table-cell table:number-columns-repeated="1018"/>
        </table:table-row>
        <table:table-row table:style-name="ro1">
          <table:table-cell office:value-type="float" office:value="0.972" calcext:value-type="float">
            <text:p>0,972</text:p>
          </table:table-cell>
          <table:table-cell table:formula="of:=EXP([.A975]*[.$B$1])" office:value-type="float" office:value="18.4672704426314" calcext:value-type="float">
            <text:p>18,467</text:p>
          </table:table-cell>
          <table:table-cell table:formula="of:=([.B975]-[.$B$3])/([.$B$1003]-[.$B$3])" office:value-type="float" office:value="0.915209800642803" calcext:value-type="float">
            <text:p>0,915</text:p>
          </table:table-cell>
          <table:table-cell/>
          <table:table-cell table:formula="of:=[.A975]*65535" office:value-type="float" office:value="63700.02" calcext:value-type="float">
            <text:p>63700</text:p>
          </table:table-cell>
          <table:table-cell table:formula="of:=[.C975]*65535" office:value-type="float" office:value="59978.2742851261" calcext:value-type="float">
            <text:p>59978</text:p>
          </table:table-cell>
          <table:table-cell table:number-columns-repeated="1018"/>
        </table:table-row>
        <table:table-row table:style-name="ro1">
          <table:table-cell office:value-type="float" office:value="0.973" calcext:value-type="float">
            <text:p>0,973</text:p>
          </table:table-cell>
          <table:table-cell table:formula="of:=EXP([.A976]*[.$B$1])" office:value-type="float" office:value="18.5227554398414" calcext:value-type="float">
            <text:p>18,523</text:p>
          </table:table-cell>
          <table:table-cell table:formula="of:=([.B976]-[.$B$3])/([.$B$1003]-[.$B$3])" office:value-type="float" office:value="0.918116975716435" calcext:value-type="float">
            <text:p>0,918</text:p>
          </table:table-cell>
          <table:table-cell/>
          <table:table-cell table:formula="of:=[.A976]*65535" office:value-type="float" office:value="63765.555" calcext:value-type="float">
            <text:p>63766</text:p>
          </table:table-cell>
          <table:table-cell table:formula="of:=[.C976]*65535" office:value-type="float" office:value="60168.7960035766" calcext:value-type="float">
            <text:p>60169</text:p>
          </table:table-cell>
          <table:table-cell table:number-columns-repeated="1018"/>
        </table:table-row>
        <table:table-row table:style-name="ro1">
          <table:table-cell office:value-type="float" office:value="0.974" calcext:value-type="float">
            <text:p>0,974</text:p>
          </table:table-cell>
          <table:table-cell table:formula="of:=EXP([.A977]*[.$B$1])" office:value-type="float" office:value="18.5784071419754" calcext:value-type="float">
            <text:p>18,578</text:p>
          </table:table-cell>
          <table:table-cell table:formula="of:=([.B977]-[.$B$3])/([.$B$1003]-[.$B$3])" office:value-type="float" office:value="0.921032885410667" calcext:value-type="float">
            <text:p>0,921</text:p>
          </table:table-cell>
          <table:table-cell/>
          <table:table-cell table:formula="of:=[.A977]*65535" office:value-type="float" office:value="63831.09" calcext:value-type="float">
            <text:p>63831</text:p>
          </table:table-cell>
          <table:table-cell table:formula="of:=[.C977]*65535" office:value-type="float" office:value="60359.8901453881" calcext:value-type="float">
            <text:p>60360</text:p>
          </table:table-cell>
          <table:table-cell table:number-columns-repeated="1018"/>
        </table:table-row>
        <table:table-row table:style-name="ro1">
          <table:table-cell office:value-type="float" office:value="0.975" calcext:value-type="float">
            <text:p>0,975</text:p>
          </table:table-cell>
          <table:table-cell table:formula="of:=EXP([.A978]*[.$B$1])" office:value-type="float" office:value="18.634226049899" calcext:value-type="float">
            <text:p>18,634</text:p>
          </table:table-cell>
          <table:table-cell table:formula="of:=([.B978]-[.$B$3])/([.$B$1003]-[.$B$3])" office:value-type="float" office:value="0.923957555968707" calcext:value-type="float">
            <text:p>0,924</text:p>
          </table:table-cell>
          <table:table-cell/>
          <table:table-cell table:formula="of:=[.A978]*65535" office:value-type="float" office:value="63896.625" calcext:value-type="float">
            <text:p>63897</text:p>
          </table:table-cell>
          <table:table-cell table:formula="of:=[.C978]*65535" office:value-type="float" office:value="60551.5584304092" calcext:value-type="float">
            <text:p>60552</text:p>
          </table:table-cell>
          <table:table-cell table:number-columns-repeated="1018"/>
        </table:table-row>
        <table:table-row table:style-name="ro1">
          <table:table-cell office:value-type="float" office:value="0.976" calcext:value-type="float">
            <text:p>0,976</text:p>
          </table:table-cell>
          <table:table-cell table:formula="of:=EXP([.A979]*[.$B$1])" office:value-type="float" office:value="18.6902126659829" calcext:value-type="float">
            <text:p>18,690</text:p>
          </table:table-cell>
          <table:table-cell table:formula="of:=([.B979]-[.$B$3])/([.$B$1003]-[.$B$3])" office:value-type="float" office:value="0.92689101371261" calcext:value-type="float">
            <text:p>0,927</text:p>
          </table:table-cell>
          <table:table-cell/>
          <table:table-cell table:formula="of:=[.A979]*65535" office:value-type="float" office:value="63962.16" calcext:value-type="float">
            <text:p>63962</text:p>
          </table:table-cell>
          <table:table-cell table:formula="of:=[.C979]*65535" office:value-type="float" office:value="60743.8025836559" calcext:value-type="float">
            <text:p>60744</text:p>
          </table:table-cell>
          <table:table-cell table:number-columns-repeated="1018"/>
        </table:table-row>
        <table:table-row table:style-name="ro1">
          <table:table-cell office:value-type="float" office:value="0.977" calcext:value-type="float">
            <text:p>0,977</text:p>
          </table:table-cell>
          <table:table-cell table:formula="of:=EXP([.A980]*[.$B$1])" office:value-type="float" office:value="18.7463674941069" calcext:value-type="float">
            <text:p>18,746</text:p>
          </table:table-cell>
          <table:table-cell table:formula="of:=([.B980]-[.$B$3])/([.$B$1003]-[.$B$3])" office:value-type="float" office:value="0.929833285043515" calcext:value-type="float">
            <text:p>0,930</text:p>
          </table:table-cell>
          <table:table-cell/>
          <table:table-cell table:formula="of:=[.A980]*65535" office:value-type="float" office:value="64027.695" calcext:value-type="float">
            <text:p>64028</text:p>
          </table:table-cell>
          <table:table-cell table:formula="of:=[.C980]*65535" office:value-type="float" office:value="60936.6243353268" calcext:value-type="float">
            <text:p>60937</text:p>
          </table:table-cell>
          <table:table-cell table:number-columns-repeated="1018"/>
        </table:table-row>
        <table:table-row table:style-name="ro1">
          <table:table-cell office:value-type="float" office:value="0.978" calcext:value-type="float">
            <text:p>0,978</text:p>
          </table:table-cell>
          <table:table-cell table:formula="of:=EXP([.A981]*[.$B$1])" office:value-type="float" office:value="18.8026910396649" calcext:value-type="float">
            <text:p>18,803</text:p>
          </table:table-cell>
          <table:table-cell table:formula="of:=([.B981]-[.$B$3])/([.$B$1003]-[.$B$3])" office:value-type="float" office:value="0.932784396441884" calcext:value-type="float">
            <text:p>0,933</text:p>
          </table:table-cell>
          <table:table-cell/>
          <table:table-cell table:formula="of:=[.A981]*65535" office:value-type="float" office:value="64093.23" calcext:value-type="float">
            <text:p>64093</text:p>
          </table:table-cell>
          <table:table-cell table:formula="of:=[.C981]*65535" office:value-type="float" office:value="61130.0254208189" calcext:value-type="float">
            <text:p>61130</text:p>
          </table:table-cell>
          <table:table-cell table:number-columns-repeated="1018"/>
        </table:table-row>
        <table:table-row table:style-name="ro1">
          <table:table-cell office:value-type="float" office:value="0.979" calcext:value-type="float">
            <text:p>0,979</text:p>
          </table:table-cell>
          <table:table-cell table:formula="of:=EXP([.A982]*[.$B$1])" office:value-type="float" office:value="18.8591838095692" calcext:value-type="float">
            <text:p>18,859</text:p>
          </table:table-cell>
          <table:table-cell table:formula="of:=([.B982]-[.$B$3])/([.$B$1003]-[.$B$3])" office:value-type="float" office:value="0.935744374467738" calcext:value-type="float">
            <text:p>0,936</text:p>
          </table:table-cell>
          <table:table-cell/>
          <table:table-cell table:formula="of:=[.A982]*65535" office:value-type="float" office:value="64158.765" calcext:value-type="float">
            <text:p>64159</text:p>
          </table:table-cell>
          <table:table-cell table:formula="of:=[.C982]*65535" office:value-type="float" office:value="61324.0075807433" calcext:value-type="float">
            <text:p>61324</text:p>
          </table:table-cell>
          <table:table-cell table:number-columns-repeated="1018"/>
        </table:table-row>
        <table:table-row table:style-name="ro1">
          <table:table-cell office:value-type="float" office:value="0.98" calcext:value-type="float">
            <text:p>0,980</text:p>
          </table:table-cell>
          <table:table-cell table:formula="of:=EXP([.A983]*[.$B$1])" office:value-type="float" office:value="18.915846312255" calcext:value-type="float">
            <text:p>18,916</text:p>
          </table:table-cell>
          <table:table-cell table:formula="of:=([.B983]-[.$B$3])/([.$B$1003]-[.$B$3])" office:value-type="float" office:value="0.938713245760902" calcext:value-type="float">
            <text:p>0,939</text:p>
          </table:table-cell>
          <table:table-cell/>
          <table:table-cell table:formula="of:=[.A983]*65535" office:value-type="float" office:value="64224.3" calcext:value-type="float">
            <text:p>64224</text:p>
          </table:table-cell>
          <table:table-cell table:formula="of:=[.C983]*65535" office:value-type="float" office:value="61518.5725609407" calcext:value-type="float">
            <text:p>61519</text:p>
          </table:table-cell>
          <table:table-cell table:number-columns-repeated="1018"/>
        </table:table-row>
        <table:table-row table:style-name="ro1">
          <table:table-cell office:value-type="float" office:value="0.981" calcext:value-type="float">
            <text:p>0,981</text:p>
          </table:table-cell>
          <table:table-cell table:formula="of:=EXP([.A984]*[.$B$1])" office:value-type="float" office:value="18.9726790576854" calcext:value-type="float">
            <text:p>18,973</text:p>
          </table:table-cell>
          <table:table-cell table:formula="of:=([.B984]-[.$B$3])/([.$B$1003]-[.$B$3])" office:value-type="float" office:value="0.941691037041236" calcext:value-type="float">
            <text:p>0,942</text:p>
          </table:table-cell>
          <table:table-cell/>
          <table:table-cell table:formula="of:=[.A984]*65535" office:value-type="float" office:value="64289.835" calcext:value-type="float">
            <text:p>64290</text:p>
          </table:table-cell>
          <table:table-cell table:formula="of:=[.C984]*65535" office:value-type="float" office:value="61713.7221124974" calcext:value-type="float">
            <text:p>61714</text:p>
          </table:table-cell>
          <table:table-cell table:number-columns-repeated="1018"/>
        </table:table-row>
        <table:table-row table:style-name="ro1">
          <table:table-cell office:value-type="float" office:value="0.982" calcext:value-type="float">
            <text:p>0,982</text:p>
          </table:table-cell>
          <table:table-cell table:formula="of:=EXP([.A985]*[.$B$1])" office:value-type="float" office:value="19.0296825573553" calcext:value-type="float">
            <text:p>19,030</text:p>
          </table:table-cell>
          <table:table-cell table:formula="of:=([.B985]-[.$B$3])/([.$B$1003]-[.$B$3])" office:value-type="float" office:value="0.944677775108882" calcext:value-type="float">
            <text:p>0,945</text:p>
          </table:table-cell>
          <table:table-cell/>
          <table:table-cell table:formula="of:=[.A985]*65535" office:value-type="float" office:value="64355.37" calcext:value-type="float">
            <text:p>64355</text:p>
          </table:table-cell>
          <table:table-cell table:formula="of:=[.C985]*65535" office:value-type="float" office:value="61909.4579917606" calcext:value-type="float">
            <text:p>61909</text:p>
          </table:table-cell>
          <table:table-cell table:number-columns-repeated="1018"/>
        </table:table-row>
        <table:table-row table:style-name="ro1">
          <table:table-cell office:value-type="float" office:value="0.983" calcext:value-type="float">
            <text:p>0,983</text:p>
          </table:table-cell>
          <table:table-cell table:formula="of:=EXP([.A986]*[.$B$1])" office:value-type="float" office:value="19.0868573242967" calcext:value-type="float">
            <text:p>19,087</text:p>
          </table:table-cell>
          <table:table-cell table:formula="of:=([.B986]-[.$B$3])/([.$B$1003]-[.$B$3])" office:value-type="float" office:value="0.947673486844502" calcext:value-type="float">
            <text:p>0,948</text:p>
          </table:table-cell>
          <table:table-cell/>
          <table:table-cell table:formula="of:=[.A986]*65535" office:value-type="float" office:value="64420.905" calcext:value-type="float">
            <text:p>64421</text:p>
          </table:table-cell>
          <table:table-cell table:formula="of:=[.C986]*65535" office:value-type="float" office:value="62105.7819603545" calcext:value-type="float">
            <text:p>62106</text:p>
          </table:table-cell>
          <table:table-cell table:number-columns-repeated="1018"/>
        </table:table-row>
        <table:table-row table:style-name="ro1">
          <table:table-cell office:value-type="float" office:value="0.984" calcext:value-type="float">
            <text:p>0,984</text:p>
          </table:table-cell>
          <table:table-cell table:formula="of:=EXP([.A987]*[.$B$1])" office:value-type="float" office:value="19.1442038730829" calcext:value-type="float">
            <text:p>19,144</text:p>
          </table:table-cell>
          <table:table-cell table:formula="of:=([.B987]-[.$B$3])/([.$B$1003]-[.$B$3])" office:value-type="float" office:value="0.950678199209523" calcext:value-type="float">
            <text:p>0,951</text:p>
          </table:table-cell>
          <table:table-cell/>
          <table:table-cell table:formula="of:=[.A987]*65535" office:value-type="float" office:value="64486.44" calcext:value-type="float">
            <text:p>64486</text:p>
          </table:table-cell>
          <table:table-cell table:formula="of:=[.C987]*65535" office:value-type="float" office:value="62302.6957851961" calcext:value-type="float">
            <text:p>62303</text:p>
          </table:table-cell>
          <table:table-cell table:number-columns-repeated="1018"/>
        </table:table-row>
        <table:table-row table:style-name="ro1">
          <table:table-cell office:value-type="float" office:value="0.985" calcext:value-type="float">
            <text:p>0,985</text:p>
          </table:table-cell>
          <table:table-cell table:formula="of:=EXP([.A988]*[.$B$1])" office:value-type="float" office:value="19.2017227198332" calcext:value-type="float">
            <text:p>19,202</text:p>
          </table:table-cell>
          <table:table-cell table:formula="of:=([.B988]-[.$B$3])/([.$B$1003]-[.$B$3])" office:value-type="float" office:value="0.953691939246376" calcext:value-type="float">
            <text:p>0,954</text:p>
          </table:table-cell>
          <table:table-cell/>
          <table:table-cell table:formula="of:=[.A988]*65535" office:value-type="float" office:value="64551.975" calcext:value-type="float">
            <text:p>64552</text:p>
          </table:table-cell>
          <table:table-cell table:formula="of:=[.C988]*65535" office:value-type="float" office:value="62500.2012385113" calcext:value-type="float">
            <text:p>62500</text:p>
          </table:table-cell>
          <table:table-cell table:number-columns-repeated="1018"/>
        </table:table-row>
        <table:table-row table:style-name="ro1">
          <table:table-cell office:value-type="float" office:value="0.986" calcext:value-type="float">
            <text:p>0,986</text:p>
          </table:table-cell>
          <table:table-cell table:formula="of:=EXP([.A989]*[.$B$1])" office:value-type="float" office:value="19.2594143822175" calcext:value-type="float">
            <text:p>19,259</text:p>
          </table:table-cell>
          <table:table-cell table:formula="of:=([.B989]-[.$B$3])/([.$B$1003]-[.$B$3])" office:value-type="float" office:value="0.956714734078742" calcext:value-type="float">
            <text:p>0,957</text:p>
          </table:table-cell>
          <table:table-cell/>
          <table:table-cell table:formula="of:=[.A989]*65535" office:value-type="float" office:value="64617.51" calcext:value-type="float">
            <text:p>64618</text:p>
          </table:table-cell>
          <table:table-cell table:formula="of:=[.C989]*65535" office:value-type="float" office:value="62698.3000978504" calcext:value-type="float">
            <text:p>62698</text:p>
          </table:table-cell>
          <table:table-cell table:number-columns-repeated="1018"/>
        </table:table-row>
        <table:table-row table:style-name="ro1">
          <table:table-cell office:value-type="float" office:value="0.987" calcext:value-type="float">
            <text:p>0,987</text:p>
          </table:table-cell>
          <table:table-cell table:formula="of:=EXP([.A990]*[.$B$1])" office:value-type="float" office:value="19.3172793794613" calcext:value-type="float">
            <text:p>19,317</text:p>
          </table:table-cell>
          <table:table-cell table:formula="of:=([.B990]-[.$B$3])/([.$B$1003]-[.$B$3])" office:value-type="float" office:value="0.959746610911794" calcext:value-type="float">
            <text:p>0,960</text:p>
          </table:table-cell>
          <table:table-cell/>
          <table:table-cell table:formula="of:=[.A990]*65535" office:value-type="float" office:value="64683.045" calcext:value-type="float">
            <text:p>64683</text:p>
          </table:table-cell>
          <table:table-cell table:formula="of:=[.C990]*65535" office:value-type="float" office:value="62896.9941461044" calcext:value-type="float">
            <text:p>62897</text:p>
          </table:table-cell>
          <table:table-cell table:number-columns-repeated="1018"/>
        </table:table-row>
        <table:table-row table:style-name="ro1">
          <table:table-cell office:value-type="float" office:value="0.988" calcext:value-type="float">
            <text:p>0,988</text:p>
          </table:table-cell>
          <table:table-cell table:formula="of:=EXP([.A991]*[.$B$1])" office:value-type="float" office:value="19.3753182323499" calcext:value-type="float">
            <text:p>19,375</text:p>
          </table:table-cell>
          <table:table-cell table:formula="of:=([.B991]-[.$B$3])/([.$B$1003]-[.$B$3])" office:value-type="float" office:value="0.962787597032445" calcext:value-type="float">
            <text:p>0,963</text:p>
          </table:table-cell>
          <table:table-cell/>
          <table:table-cell table:formula="of:=[.A991]*65535" office:value-type="float" office:value="64748.58" calcext:value-type="float">
            <text:p>64749</text:p>
          </table:table-cell>
          <table:table-cell table:formula="of:=[.C991]*65535" office:value-type="float" office:value="63096.2851715213" calcext:value-type="float">
            <text:p>63096</text:p>
          </table:table-cell>
          <table:table-cell table:number-columns-repeated="1018"/>
        </table:table-row>
        <table:table-row table:style-name="ro1">
          <table:table-cell office:value-type="float" office:value="0.989" calcext:value-type="float">
            <text:p>0,989</text:p>
          </table:table-cell>
          <table:table-cell table:formula="of:=EXP([.A992]*[.$B$1])" office:value-type="float" office:value="19.4335314632333" calcext:value-type="float">
            <text:p>19,434</text:p>
          </table:table-cell>
          <table:table-cell table:formula="of:=([.B992]-[.$B$3])/([.$B$1003]-[.$B$3])" office:value-type="float" office:value="0.96583771980959" calcext:value-type="float">
            <text:p>0,966</text:p>
          </table:table-cell>
          <table:table-cell/>
          <table:table-cell table:formula="of:=[.A992]*65535" office:value-type="float" office:value="64814.115" calcext:value-type="float">
            <text:p>64814</text:p>
          </table:table-cell>
          <table:table-cell table:formula="of:=[.C992]*65535" office:value-type="float" office:value="63296.1749677215" calcext:value-type="float">
            <text:p>63296</text:p>
          </table:table-cell>
          <table:table-cell table:number-columns-repeated="1018"/>
        </table:table-row>
        <table:table-row table:style-name="ro1">
          <table:table-cell office:value-type="float" office:value="0.99" calcext:value-type="float">
            <text:p>0,990</text:p>
          </table:table-cell>
          <table:table-cell table:formula="of:=EXP([.A993]*[.$B$1])" office:value-type="float" office:value="19.4919195960311" calcext:value-type="float">
            <text:p>19,492</text:p>
          </table:table-cell>
          <table:table-cell table:formula="of:=([.B993]-[.$B$3])/([.$B$1003]-[.$B$3])" office:value-type="float" office:value="0.968897006694355" calcext:value-type="float">
            <text:p>0,969</text:p>
          </table:table-cell>
          <table:table-cell/>
          <table:table-cell table:formula="of:=[.A993]*65535" office:value-type="float" office:value="64879.65" calcext:value-type="float">
            <text:p>64880</text:p>
          </table:table-cell>
          <table:table-cell table:formula="of:=[.C993]*65535" office:value-type="float" office:value="63496.6653337145" calcext:value-type="float">
            <text:p>63497</text:p>
          </table:table-cell>
          <table:table-cell table:number-columns-repeated="1018"/>
        </table:table-row>
        <table:table-row table:style-name="ro1">
          <table:table-cell office:value-type="float" office:value="0.991" calcext:value-type="float">
            <text:p>0,991</text:p>
          </table:table-cell>
          <table:table-cell table:formula="of:=EXP([.A994]*[.$B$1])" office:value-type="float" office:value="19.5504831562369" calcext:value-type="float">
            <text:p>19,550</text:p>
          </table:table-cell>
          <table:table-cell table:formula="of:=([.B994]-[.$B$3])/([.$B$1003]-[.$B$3])" office:value-type="float" office:value="0.971965485220342" calcext:value-type="float">
            <text:p>0,972</text:p>
          </table:table-cell>
          <table:table-cell/>
          <table:table-cell table:formula="of:=[.A994]*65535" office:value-type="float" office:value="64945.185" calcext:value-type="float">
            <text:p>64945</text:p>
          </table:table-cell>
          <table:table-cell table:formula="of:=[.C994]*65535" office:value-type="float" office:value="63697.7580739151" calcext:value-type="float">
            <text:p>63698</text:p>
          </table:table-cell>
          <table:table-cell table:number-columns-repeated="1018"/>
        </table:table-row>
        <table:table-row table:style-name="ro1">
          <table:table-cell office:value-type="float" office:value="0.992" calcext:value-type="float">
            <text:p>0,992</text:p>
          </table:table-cell>
          <table:table-cell table:formula="of:=EXP([.A995]*[.$B$1])" office:value-type="float" office:value="19.609222670923" calcext:value-type="float">
            <text:p>19,609</text:p>
          </table:table-cell>
          <table:table-cell table:formula="of:=([.B995]-[.$B$3])/([.$B$1003]-[.$B$3])" office:value-type="float" office:value="0.975043183003879" calcext:value-type="float">
            <text:p>0,975</text:p>
          </table:table-cell>
          <table:table-cell/>
          <table:table-cell table:formula="of:=[.A995]*65535" office:value-type="float" office:value="65010.72" calcext:value-type="float">
            <text:p>65011</text:p>
          </table:table-cell>
          <table:table-cell table:formula="of:=[.C995]*65535" office:value-type="float" office:value="63899.4549981592" calcext:value-type="float">
            <text:p>63899</text:p>
          </table:table-cell>
          <table:table-cell table:number-columns-repeated="1018"/>
        </table:table-row>
        <table:table-row table:style-name="ro1">
          <table:table-cell office:value-type="float" office:value="0.993" calcext:value-type="float">
            <text:p>0,993</text:p>
          </table:table-cell>
          <table:table-cell table:formula="of:=EXP([.A996]*[.$B$1])" office:value-type="float" office:value="19.6681386687455" calcext:value-type="float">
            <text:p>19,668</text:p>
          </table:table-cell>
          <table:table-cell table:formula="of:=([.B996]-[.$B$3])/([.$B$1003]-[.$B$3])" office:value-type="float" office:value="0.978130127744267" calcext:value-type="float">
            <text:p>0,978</text:p>
          </table:table-cell>
          <table:table-cell/>
          <table:table-cell table:formula="of:=[.A996]*65535" office:value-type="float" office:value="65076.255" calcext:value-type="float">
            <text:p>65076</text:p>
          </table:table-cell>
          <table:table-cell table:formula="of:=[.C996]*65535" office:value-type="float" office:value="64101.7579217205" calcext:value-type="float">
            <text:p>64102</text:p>
          </table:table-cell>
          <table:table-cell table:number-columns-repeated="1018"/>
        </table:table-row>
        <table:table-row table:style-name="ro1">
          <table:table-cell office:value-type="float" office:value="0.994" calcext:value-type="float">
            <text:p>0,994</text:p>
          </table:table-cell>
          <table:table-cell table:formula="of:=EXP([.A997]*[.$B$1])" office:value-type="float" office:value="19.7272316799488" calcext:value-type="float">
            <text:p>19,727</text:p>
          </table:table-cell>
          <table:table-cell table:formula="of:=([.B997]-[.$B$3])/([.$B$1003]-[.$B$3])" office:value-type="float" office:value="0.981226347224029" calcext:value-type="float">
            <text:p>0,981</text:p>
          </table:table-cell>
          <table:table-cell/>
          <table:table-cell table:formula="of:=[.A997]*65535" office:value-type="float" office:value="65141.79" calcext:value-type="float">
            <text:p>65142</text:p>
          </table:table-cell>
          <table:table-cell table:formula="of:=[.C997]*65535" office:value-type="float" office:value="64304.6686653268" calcext:value-type="float">
            <text:p>64305</text:p>
          </table:table-cell>
          <table:table-cell table:number-columns-repeated="1018"/>
        </table:table-row>
        <table:table-row table:style-name="ro1">
          <table:table-cell office:value-type="float" office:value="0.995" calcext:value-type="float">
            <text:p>0,995</text:p>
          </table:table-cell>
          <table:table-cell table:formula="of:=EXP([.A998]*[.$B$1])" office:value-type="float" office:value="19.7865022363703" calcext:value-type="float">
            <text:p>19,787</text:p>
          </table:table-cell>
          <table:table-cell table:formula="of:=([.B998]-[.$B$3])/([.$B$1003]-[.$B$3])" office:value-type="float" office:value="0.984331869309161" calcext:value-type="float">
            <text:p>0,984</text:p>
          </table:table-cell>
          <table:table-cell/>
          <table:table-cell table:formula="of:=[.A998]*65535" office:value-type="float" office:value="65207.325" calcext:value-type="float">
            <text:p>65207</text:p>
          </table:table-cell>
          <table:table-cell table:formula="of:=[.C998]*65535" office:value-type="float" office:value="64508.1890551759" calcext:value-type="float">
            <text:p>64508</text:p>
          </table:table-cell>
          <table:table-cell table:number-columns-repeated="1018"/>
        </table:table-row>
        <table:table-row table:style-name="ro1">
          <table:table-cell office:value-type="float" office:value="0.996" calcext:value-type="float">
            <text:p>0,996</text:p>
          </table:table-cell>
          <table:table-cell table:formula="of:=EXP([.A999]*[.$B$1])" office:value-type="float" office:value="19.8459508714456" calcext:value-type="float">
            <text:p>19,846</text:p>
          </table:table-cell>
          <table:table-cell table:formula="of:=([.B999]-[.$B$3])/([.$B$1003]-[.$B$3])" office:value-type="float" office:value="0.987446721949384" calcext:value-type="float">
            <text:p>0,987</text:p>
          </table:table-cell>
          <table:table-cell/>
          <table:table-cell table:formula="of:=[.A999]*65535" office:value-type="float" office:value="65272.86" calcext:value-type="float">
            <text:p>65273</text:p>
          </table:table-cell>
          <table:table-cell table:formula="of:=[.C999]*65535" office:value-type="float" office:value="64712.3209229529" calcext:value-type="float">
            <text:p>64712</text:p>
          </table:table-cell>
          <table:table-cell table:number-columns-repeated="1018"/>
        </table:table-row>
        <table:table-row table:style-name="ro1">
          <table:table-cell office:value-type="float" office:value="0.997" calcext:value-type="float">
            <text:p>0,997</text:p>
          </table:table-cell>
          <table:table-cell table:formula="of:=EXP([.A1000]*[.$B$1])" office:value-type="float" office:value="19.9055781202126" calcext:value-type="float">
            <text:p>19,906</text:p>
          </table:table-cell>
          <table:table-cell table:formula="of:=([.B1000]-[.$B$3])/([.$B$1003]-[.$B$3])" office:value-type="float" office:value="0.990570933178391" calcext:value-type="float">
            <text:p>0,991</text:p>
          </table:table-cell>
          <table:table-cell/>
          <table:table-cell table:formula="of:=[.A1000]*65535" office:value-type="float" office:value="65338.395" calcext:value-type="float">
            <text:p>65338</text:p>
          </table:table-cell>
          <table:table-cell table:formula="of:=[.C1000]*65535" office:value-type="float" office:value="64917.0661058459" calcext:value-type="float">
            <text:p>64917</text:p>
          </table:table-cell>
          <table:table-cell table:number-columns-repeated="1018"/>
        </table:table-row>
        <table:table-row table:style-name="ro1">
          <table:table-cell office:value-type="float" office:value="0.998" calcext:value-type="float">
            <text:p>0,998</text:p>
          </table:table-cell>
          <table:table-cell table:formula="of:=EXP([.A1001]*[.$B$1])" office:value-type="float" office:value="19.9653845193171" calcext:value-type="float">
            <text:p>19,965</text:p>
          </table:table-cell>
          <table:table-cell table:formula="of:=([.B1001]-[.$B$3])/([.$B$1003]-[.$B$3])" office:value-type="float" office:value="0.993704531114105" calcext:value-type="float">
            <text:p>0,994</text:p>
          </table:table-cell>
          <table:table-cell/>
          <table:table-cell table:formula="of:=[.A1001]*65535" office:value-type="float" office:value="65403.93" calcext:value-type="float">
            <text:p>65404</text:p>
          </table:table-cell>
          <table:table-cell table:formula="of:=[.C1001]*65535" office:value-type="float" office:value="65122.4264465629" calcext:value-type="float">
            <text:p>65122</text:p>
          </table:table-cell>
          <table:table-cell table:number-columns-repeated="1018"/>
        </table:table-row>
        <table:table-row table:style-name="ro1">
          <table:table-cell office:value-type="float" office:value="0.999" calcext:value-type="float">
            <text:p>0,999</text:p>
          </table:table-cell>
          <table:table-cell table:formula="of:=EXP([.A1002]*[.$B$1])" office:value-type="float" office:value="20.0253706070171" calcext:value-type="float">
            <text:p>20,025</text:p>
          </table:table-cell>
          <table:table-cell table:formula="of:=([.B1002]-[.$B$3])/([.$B$1003]-[.$B$3])" office:value-type="float" office:value="0.996847543958929" calcext:value-type="float">
            <text:p>0,997</text:p>
          </table:table-cell>
          <table:table-cell/>
          <table:table-cell table:formula="of:=[.A1002]*65535" office:value-type="float" office:value="65469.465" calcext:value-type="float">
            <text:p>65469</text:p>
          </table:table-cell>
          <table:table-cell table:formula="of:=[.C1002]*65535" office:value-type="float" office:value="65328.4037933484" calcext:value-type="float">
            <text:p>65328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,000</text:p>
          </table:table-cell>
          <table:table-cell table:formula="of:=EXP([.A1003]*[.$B$1])" office:value-type="float" office:value="20.0855369231877" calcext:value-type="float">
            <text:p>20,086</text:p>
          </table:table-cell>
          <table:table-cell table:formula="of:=([.B1003]-[.$B$3])/([.$B$1003]-[.$B$3])" office:value-type="float" office:value="1" calcext:value-type="float">
            <text:p>1,000</text:p>
          </table:table-cell>
          <table:table-cell/>
          <table:table-cell table:formula="of:=[.A1003]*65535" office:value-type="float" office:value="65535" calcext:value-type="float">
            <text:p>65535</text:p>
          </table:table-cell>
          <table:table-cell table:formula="of:=[.C1003]*65535" office:value-type="float" office:value="65535" calcext:value-type="float">
            <text:p>65535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30">00.00.0000</text:date>, <text:time style:data-style-name="N2" text:time-value="17:34:24.34284300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Büsch</meta:initial-creator>
    <meta:creation-date>2018-04-30T16:38:47.841971555</meta:creation-date>
    <dc:date>2018-04-30T17:24:40.398367663</dc:date>
    <dc:creator>Michael Büsch</dc:creator>
    <meta:editing-duration>PT39M51S</meta:editing-duration>
    <meta:editing-cycles>24</meta:editing-cycles>
    <meta:generator>LibreOffice/6.0.4.1$Linux_X86_64 LibreOffice_project/00m0$Build-1</meta:generator>
    <meta:document-statistic meta:table-count="1" meta:cell-count="503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1">
      <style:chart-properties chart:display-label="true" chart:logarithmic="false" chart:minimum="0" chart:maximum="65535" chart:origin="0" chart:interval-major="8192" chart:interval-minor-divisor="6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6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44cm" svg:height="15.997cm" xlink:href=".." xlink:type="simple" chart:class="chart:scatter" chart:style-name="ch1">
        <chart:plot-area chart:style-name="ch2" table:cell-range-address="Tabelle1.H3:Tabelle1.I11 Tabelle1.I2:Tabelle1.I2 Tabelle1.F2:Tabelle1.F1003" chart:data-source-has-labels="row" svg:x="0.568cm" svg:y="0.319cm" svg:width="27.304cm" svg:height="15.359cm">
          <chartooo:coordinate-region svg:x="1.745cm" svg:y="0.319cm" svg:width="26.127cm" svg:height="14.79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Tabelle1.I3:Tabelle1.I11" chart:label-cell-address="Tabelle1.I2:Tabelle1.I2" chart:class="chart:scatter">
            <chart:domain table:cell-range-address="Tabelle1.H3:Tabelle1.H11"/>
            <chart:data-point chart:repeated="9"/>
          </chart:series>
          <chart:series chart:style-name="ch6" chart:values-cell-range-address="Tabelle1.F3:Tabelle1.F1003" chart:label-cell-address="Tabelle1.F2:Tabelle1.F2" chart:class="chart:scatter">
            <chart:domain table:cell-range-address="Tabelle1.E3:Tabelle1.E1003"/>
            <chart:data-point chart:repeated="10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H</text:p>
              </table:table-cell>
              <table:table-cell office:value-type="string">
                <text:p>y tab</text:p>
                <draw:g>
                  <svg:desc>Tabelle1.I2:Tabelle1.I2</svg:desc>
                </draw:g>
              </table:table-cell>
              <table:table-cell office:value-type="string">
                <text:p>Spalte E</text:p>
              </table:table-cell>
              <table:table-cell office:value-type="string">
                <text:p>y bin</text:p>
                <draw:g>
                  <svg:desc>Tabelle1.F2:Tabelle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H3:Tabelle1.H11</svg:desc>
                </draw:g>
              </table:table-cell>
              <table:table-cell office:value-type="float" office:value="0">
                <text:p>0</text:p>
                <draw:g>
                  <svg:desc>Tabelle1.I3:Tabelle1.I11</svg:desc>
                </draw:g>
              </table:table-cell>
              <table:table-cell office:value-type="float" office:value="0">
                <text:p>0</text:p>
                <draw:g>
                  <svg:desc>Tabelle1.E3:Tabelle1.E1003</svg:desc>
                </draw:g>
              </table:table-cell>
              <table:table-cell office:value-type="float" office:value="0">
                <text:p>0</text:p>
                <draw:g>
                  <svg:desc>Tabelle1.F3:Tabelle1.F10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192">
                <text:p>8192</text:p>
              </table:table-cell>
              <table:table-cell office:value-type="float" office:value="1562.32766607562">
                <text:p>1562.32766607562</text:p>
              </table:table-cell>
              <table:table-cell office:value-type="float" office:value="65.535">
                <text:p>65.535</text:p>
              </table:table-cell>
              <table:table-cell office:value-type="float" office:value="10.3167232560063">
                <text:p>10.31672325600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384">
                <text:p>16384</text:p>
              </table:table-cell>
              <table:table-cell office:value-type="float" office:value="3835.50100703614">
                <text:p>3835.50100703614</text:p>
              </table:table-cell>
              <table:table-cell office:value-type="float" office:value="131.07">
                <text:p>131.07</text:p>
              </table:table-cell>
              <table:table-cell office:value-type="float" office:value="20.6644431534952">
                <text:p>20.66444315349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576">
                <text:p>24576</text:p>
              </table:table-cell>
              <table:table-cell office:value-type="float" office:value="7142.94870207266">
                <text:p>7142.94870207266</text:p>
              </table:table-cell>
              <table:table-cell office:value-type="float" office:value="196.605">
                <text:p>196.605</text:p>
              </table:table-cell>
              <table:table-cell office:value-type="float" office:value="31.0432528220158">
                <text:p>31.04325282201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768">
                <text:p>32768</text:p>
              </table:table-cell>
              <table:table-cell office:value-type="float" office:value="11955.2567026496">
                <text:p>11955.2567026496</text:p>
              </table:table-cell>
              <table:table-cell office:value-type="float" office:value="262.14">
                <text:p>262.14</text:p>
              </table:table-cell>
              <table:table-cell office:value-type="float" office:value="41.453245670925">
                <text:p>41.4532456709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960">
                <text:p>40960</text:p>
              </table:table-cell>
              <table:table-cell office:value-type="float" office:value="18957.1235279874">
                <text:p>18957.1235279874</text:p>
              </table:table-cell>
              <table:table-cell office:value-type="float" office:value="327.675">
                <text:p>327.675</text:p>
              </table:table-cell>
              <table:table-cell office:value-type="float" office:value="51.8945153902287">
                <text:p>51.89451539022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152">
                <text:p>49152</text:p>
              </table:table-cell>
              <table:table-cell office:value-type="float" office:value="29144.779645154">
                <text:p>29144.779645154</text:p>
              </table:table-cell>
              <table:table-cell office:value-type="float" office:value="393.21">
                <text:p>393.21</text:p>
              </table:table-cell>
              <table:table-cell office:value-type="float" office:value="62.3671559514252">
                <text:p>62.36715595142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7344">
                <text:p>57344</text:p>
              </table:table-cell>
              <table:table-cell office:value-type="float" office:value="43967.7318307141">
                <text:p>43967.7318307141</text:p>
              </table:table-cell>
              <table:table-cell office:value-type="float" office:value="458.745">
                <text:p>458.745</text:p>
              </table:table-cell>
              <table:table-cell office:value-type="float" office:value="72.8712616083501">
                <text:p>72.87126160835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535">
                <text:p>65535</text:p>
              </table:table-cell>
              <table:table-cell office:value-type="float" office:value="65535">
                <text:p>65535</text:p>
              </table:table-cell>
              <table:table-cell office:value-type="float" office:value="524.28">
                <text:p>524.28</text:p>
              </table:table-cell>
              <table:table-cell office:value-type="float" office:value="83.4069268980256">
                <text:p>83.40692689802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9.815">
                <text:p>589.815</text:p>
              </table:table-cell>
              <table:table-cell office:value-type="float" office:value="93.9742466415096">
                <text:p>93.97424664150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5.35">
                <text:p>655.35</text:p>
              </table:table-cell>
              <table:table-cell office:value-type="float" office:value="104.573315944752">
                <text:p>104.5733159447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0.885">
                <text:p>720.885</text:p>
              </table:table-cell>
              <table:table-cell office:value-type="float" office:value="115.204230199447">
                <text:p>115.2042301994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6.42">
                <text:p>786.42</text:p>
              </table:table-cell>
              <table:table-cell office:value-type="float" office:value="125.867085083895">
                <text:p>125.8670850838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1.955">
                <text:p>851.955</text:p>
              </table:table-cell>
              <table:table-cell office:value-type="float" office:value="136.561976563863">
                <text:p>136.5619765638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7.49">
                <text:p>917.49</text:p>
              </table:table-cell>
              <table:table-cell office:value-type="float" office:value="147.289000893445">
                <text:p>147.2890008934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3.025">
                <text:p>983.025</text:p>
              </table:table-cell>
              <table:table-cell office:value-type="float" office:value="158.048254615934">
                <text:p>158.0482546159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8.56">
                <text:p>1048.56</text:p>
              </table:table-cell>
              <table:table-cell office:value-type="float" office:value="168.839834564684">
                <text:p>168.8398345646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4.095">
                <text:p>1114.095</text:p>
              </table:table-cell>
              <table:table-cell office:value-type="float" office:value="179.663837863989">
                <text:p>179.6638378639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9.63">
                <text:p>1179.63</text:p>
              </table:table-cell>
              <table:table-cell office:value-type="float" office:value="190.520361929952">
                <text:p>190.5203619299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5.165">
                <text:p>1245.165</text:p>
              </table:table-cell>
              <table:table-cell office:value-type="float" office:value="201.409504471362">
                <text:p>201.4095044713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0.7">
                <text:p>1310.7</text:p>
              </table:table-cell>
              <table:table-cell office:value-type="float" office:value="212.331363490575">
                <text:p>212.3313634905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6.235">
                <text:p>1376.235</text:p>
              </table:table-cell>
              <table:table-cell office:value-type="float" office:value="223.286037284396">
                <text:p>223.2860372843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1.77">
                <text:p>1441.77</text:p>
              </table:table-cell>
              <table:table-cell office:value-type="float" office:value="234.273624444965">
                <text:p>234.2736244449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7.305">
                <text:p>1507.305</text:p>
              </table:table-cell>
              <table:table-cell office:value-type="float" office:value="245.294223860638">
                <text:p>245.2942238606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2.84">
                <text:p>1572.84</text:p>
              </table:table-cell>
              <table:table-cell office:value-type="float" office:value="256.347934716886">
                <text:p>256.3479347168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38.375">
                <text:p>1638.375</text:p>
              </table:table-cell>
              <table:table-cell office:value-type="float" office:value="267.43485649718">
                <text:p>267.434856497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3.91">
                <text:p>1703.91</text:p>
              </table:table-cell>
              <table:table-cell office:value-type="float" office:value="278.555088983892">
                <text:p>278.5550889838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69.445">
                <text:p>1769.445</text:p>
              </table:table-cell>
              <table:table-cell office:value-type="float" office:value="289.708732259189">
                <text:p>289.7087322591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4.98">
                <text:p>1834.98</text:p>
              </table:table-cell>
              <table:table-cell office:value-type="float" office:value="300.895886705935">
                <text:p>300.8958867059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0.515">
                <text:p>1900.515</text:p>
              </table:table-cell>
              <table:table-cell office:value-type="float" office:value="312.116653008597">
                <text:p>312.1166530085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6.05">
                <text:p>1966.05</text:p>
              </table:table-cell>
              <table:table-cell office:value-type="float" office:value="323.371132154147">
                <text:p>323.3711321541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1.585">
                <text:p>2031.585</text:p>
              </table:table-cell>
              <table:table-cell office:value-type="float" office:value="334.659425432972">
                <text:p>334.6594254329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7.12">
                <text:p>2097.12</text:p>
              </table:table-cell>
              <table:table-cell office:value-type="float" office:value="345.981634439789">
                <text:p>345.9816344397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2.655">
                <text:p>2162.655</text:p>
              </table:table-cell>
              <table:table-cell office:value-type="float" office:value="357.337861074555">
                <text:p>357.3378610745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28.19">
                <text:p>2228.19</text:p>
              </table:table-cell>
              <table:table-cell office:value-type="float" office:value="368.728207543387">
                <text:p>368.7282075433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93.725">
                <text:p>2293.725</text:p>
              </table:table-cell>
              <table:table-cell office:value-type="float" office:value="380.152776359479">
                <text:p>380.1527763594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59.26">
                <text:p>2359.26</text:p>
              </table:table-cell>
              <table:table-cell office:value-type="float" office:value="391.611670344029">
                <text:p>391.6116703440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24.795">
                <text:p>2424.795</text:p>
              </table:table-cell>
              <table:table-cell office:value-type="float" office:value="403.104992627158">
                <text:p>403.1049926271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90.33">
                <text:p>2490.33</text:p>
              </table:table-cell>
              <table:table-cell office:value-type="float" office:value="414.632846648846">
                <text:p>414.6328466488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55.865">
                <text:p>2555.865</text:p>
              </table:table-cell>
              <table:table-cell office:value-type="float" office:value="426.195336159857">
                <text:p>426.1953361598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21.4">
                <text:p>2621.4</text:p>
              </table:table-cell>
              <table:table-cell office:value-type="float" office:value="437.792565222674">
                <text:p>437.7925652226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86.935">
                <text:p>2686.935</text:p>
              </table:table-cell>
              <table:table-cell office:value-type="float" office:value="449.424638212436">
                <text:p>449.4246382124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52.47">
                <text:p>2752.47</text:p>
              </table:table-cell>
              <table:table-cell office:value-type="float" office:value="461.091659817881">
                <text:p>461.0916598178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18.005">
                <text:p>2818.005</text:p>
              </table:table-cell>
              <table:table-cell office:value-type="float" office:value="472.793735042279">
                <text:p>472.7937350422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83.54">
                <text:p>2883.54</text:p>
              </table:table-cell>
              <table:table-cell office:value-type="float" office:value="484.530969204388">
                <text:p>484.5309692043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49.075">
                <text:p>2949.075</text:p>
              </table:table-cell>
              <table:table-cell office:value-type="float" office:value="496.303467939395">
                <text:p>496.3034679393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14.61">
                <text:p>3014.61</text:p>
              </table:table-cell>
              <table:table-cell office:value-type="float" office:value="508.111337199866">
                <text:p>508.1113371998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80.145">
                <text:p>3080.145</text:p>
              </table:table-cell>
              <table:table-cell office:value-type="float" office:value="519.954683256706">
                <text:p>519.9546832567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45.68">
                <text:p>3145.68</text:p>
              </table:table-cell>
              <table:table-cell office:value-type="float" office:value="531.833612700109">
                <text:p>531.8336127001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11.215">
                <text:p>3211.215</text:p>
              </table:table-cell>
              <table:table-cell office:value-type="float" office:value="543.74823244052">
                <text:p>543.748232440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76.75">
                <text:p>3276.75</text:p>
              </table:table-cell>
              <table:table-cell office:value-type="float" office:value="555.698649709596">
                <text:p>555.6986497095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42.285">
                <text:p>3342.285</text:p>
              </table:table-cell>
              <table:table-cell office:value-type="float" office:value="567.684972061176">
                <text:p>567.6849720611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07.82">
                <text:p>3407.82</text:p>
              </table:table-cell>
              <table:table-cell office:value-type="float" office:value="579.707307372239">
                <text:p>579.7073073722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73.355">
                <text:p>3473.355</text:p>
              </table:table-cell>
              <table:table-cell office:value-type="float" office:value="591.765763843885">
                <text:p>591.7657638438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38.89">
                <text:p>3538.89</text:p>
              </table:table-cell>
              <table:table-cell office:value-type="float" office:value="603.860450002305">
                <text:p>603.8604500023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4.425">
                <text:p>3604.425</text:p>
              </table:table-cell>
              <table:table-cell office:value-type="float" office:value="615.991474699754">
                <text:p>615.9914746997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69.96">
                <text:p>3669.96</text:p>
              </table:table-cell>
              <table:table-cell office:value-type="float" office:value="628.158947115537">
                <text:p>628.1589471155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35.495">
                <text:p>3735.495</text:p>
              </table:table-cell>
              <table:table-cell office:value-type="float" office:value="640.362976756989">
                <text:p>640.3629767569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01.03">
                <text:p>3801.03</text:p>
              </table:table-cell>
              <table:table-cell office:value-type="float" office:value="652.603673460457">
                <text:p>652.6036734604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66.565">
                <text:p>3866.565</text:p>
              </table:table-cell>
              <table:table-cell office:value-type="float" office:value="664.881147392296">
                <text:p>664.8811473922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32.1">
                <text:p>3932.1</text:p>
              </table:table-cell>
              <table:table-cell office:value-type="float" office:value="677.195509049853">
                <text:p>677.1955090498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97.635">
                <text:p>3997.635</text:p>
              </table:table-cell>
              <table:table-cell office:value-type="float" office:value="689.546869262465">
                <text:p>689.5468692624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63.17">
                <text:p>4063.17</text:p>
              </table:table-cell>
              <table:table-cell office:value-type="float" office:value="701.935339192461">
                <text:p>701.9353391924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28.705">
                <text:p>4128.705</text:p>
              </table:table-cell>
              <table:table-cell office:value-type="float" office:value="714.36103033615">
                <text:p>714.361030336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4.24">
                <text:p>4194.24</text:p>
              </table:table-cell>
              <table:table-cell office:value-type="float" office:value="726.824054524838">
                <text:p>726.8240545248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59.775">
                <text:p>4259.775</text:p>
              </table:table-cell>
              <table:table-cell office:value-type="float" office:value="739.324523925826">
                <text:p>739.3245239258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25.31">
                <text:p>4325.31</text:p>
              </table:table-cell>
              <table:table-cell office:value-type="float" office:value="751.862551043425">
                <text:p>751.8625510434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0.845">
                <text:p>4390.845</text:p>
              </table:table-cell>
              <table:table-cell office:value-type="float" office:value="764.438248719962">
                <text:p>764.4382487199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56.38">
                <text:p>4456.38</text:p>
              </table:table-cell>
              <table:table-cell office:value-type="float" office:value="777.0517301368">
                <text:p>777.05173013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21.915">
                <text:p>4521.915</text:p>
              </table:table-cell>
              <table:table-cell office:value-type="float" office:value="789.703108815359">
                <text:p>789.7031088153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87.45">
                <text:p>4587.45</text:p>
              </table:table-cell>
              <table:table-cell office:value-type="float" office:value="802.392498618132">
                <text:p>802.3924986181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52.985">
                <text:p>4652.985</text:p>
              </table:table-cell>
              <table:table-cell office:value-type="float" office:value="815.120013749712">
                <text:p>815.1200137497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18.52">
                <text:p>4718.52</text:p>
              </table:table-cell>
              <table:table-cell office:value-type="float" office:value="827.885768757822">
                <text:p>827.8857687578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84.055">
                <text:p>4784.055</text:p>
              </table:table-cell>
              <table:table-cell office:value-type="float" office:value="840.689878534343">
                <text:p>840.6898785343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49.59">
                <text:p>4849.59</text:p>
              </table:table-cell>
              <table:table-cell office:value-type="float" office:value="853.532458316349">
                <text:p>853.5324583163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15.125">
                <text:p>4915.125</text:p>
              </table:table-cell>
              <table:table-cell office:value-type="float" office:value="866.413623687145">
                <text:p>866.4136236871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80.66">
                <text:p>4980.66</text:p>
              </table:table-cell>
              <table:table-cell office:value-type="float" office:value="879.333490577306">
                <text:p>879.3334905773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46.195">
                <text:p>5046.195</text:p>
              </table:table-cell>
              <table:table-cell office:value-type="float" office:value="892.292175265722">
                <text:p>892.2921752657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11.73">
                <text:p>5111.73</text:p>
              </table:table-cell>
              <table:table-cell office:value-type="float" office:value="905.289794380643">
                <text:p>905.2897943806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77.265">
                <text:p>5177.265</text:p>
              </table:table-cell>
              <table:table-cell office:value-type="float" office:value="918.326464900726">
                <text:p>918.3264649007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42.8">
                <text:p>5242.8</text:p>
              </table:table-cell>
              <table:table-cell office:value-type="float" office:value="931.402304156097">
                <text:p>931.4023041560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08.335">
                <text:p>5308.335</text:p>
              </table:table-cell>
              <table:table-cell office:value-type="float" office:value="944.517429829396">
                <text:p>944.5174298293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73.87">
                <text:p>5373.87</text:p>
              </table:table-cell>
              <table:table-cell office:value-type="float" office:value="957.671959956843">
                <text:p>957.6719599568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39.405">
                <text:p>5439.405</text:p>
              </table:table-cell>
              <table:table-cell office:value-type="float" office:value="970.866012929297">
                <text:p>970.8660129292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04.94">
                <text:p>5504.94</text:p>
              </table:table-cell>
              <table:table-cell office:value-type="float" office:value="984.099707493325">
                <text:p>984.0997074933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70.475">
                <text:p>5570.475</text:p>
              </table:table-cell>
              <table:table-cell office:value-type="float" office:value="997.373162752266">
                <text:p>997.3731627522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36.01">
                <text:p>5636.01</text:p>
              </table:table-cell>
              <table:table-cell office:value-type="float" office:value="1010.68649816731">
                <text:p>1010.686498167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01.545">
                <text:p>5701.545</text:p>
              </table:table-cell>
              <table:table-cell office:value-type="float" office:value="1024.03983355856">
                <text:p>1024.039833558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67.08">
                <text:p>5767.08</text:p>
              </table:table-cell>
              <table:table-cell office:value-type="float" office:value="1037.43328910613">
                <text:p>1037.433289106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32.615">
                <text:p>5832.615</text:p>
              </table:table-cell>
              <table:table-cell office:value-type="float" office:value="1050.86698535121">
                <text:p>1050.866985351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98.15">
                <text:p>5898.15</text:p>
              </table:table-cell>
              <table:table-cell office:value-type="float" office:value="1064.34104319715">
                <text:p>1064.341043197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63.685">
                <text:p>5963.685</text:p>
              </table:table-cell>
              <table:table-cell office:value-type="float" office:value="1077.85558391058">
                <text:p>1077.855583910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29.22">
                <text:p>6029.22</text:p>
              </table:table-cell>
              <table:table-cell office:value-type="float" office:value="1091.41072912243">
                <text:p>1091.410729122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94.755">
                <text:p>6094.755</text:p>
              </table:table-cell>
              <table:table-cell office:value-type="float" office:value="1105.00660082912">
                <text:p>1105.006600829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60.29">
                <text:p>6160.29</text:p>
              </table:table-cell>
              <table:table-cell office:value-type="float" office:value="1118.64332139358">
                <text:p>1118.643321393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25.825">
                <text:p>6225.825</text:p>
              </table:table-cell>
              <table:table-cell office:value-type="float" office:value="1132.32101354638">
                <text:p>1132.321013546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91.36">
                <text:p>6291.36</text:p>
              </table:table-cell>
              <table:table-cell office:value-type="float" office:value="1146.03980038686">
                <text:p>1146.039800386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56.895">
                <text:p>6356.895</text:p>
              </table:table-cell>
              <table:table-cell office:value-type="float" office:value="1159.79980538418">
                <text:p>1159.799805384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22.43">
                <text:p>6422.43</text:p>
              </table:table-cell>
              <table:table-cell office:value-type="float" office:value="1173.60115237847">
                <text:p>1173.601152378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87.965">
                <text:p>6487.965</text:p>
              </table:table-cell>
              <table:table-cell office:value-type="float" office:value="1187.44396558197">
                <text:p>1187.443965581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53.5">
                <text:p>6553.5</text:p>
              </table:table-cell>
              <table:table-cell office:value-type="float" office:value="1201.32836958008">
                <text:p>1201.328369580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19.035">
                <text:p>6619.035</text:p>
              </table:table-cell>
              <table:table-cell office:value-type="float" office:value="1215.25448933252">
                <text:p>1215.254489332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84.57">
                <text:p>6684.57</text:p>
              </table:table-cell>
              <table:table-cell office:value-type="float" office:value="1229.22245017447">
                <text:p>1229.222450174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50.105">
                <text:p>6750.105</text:p>
              </table:table-cell>
              <table:table-cell office:value-type="float" office:value="1243.23237781768">
                <text:p>1243.232377817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15.64">
                <text:p>6815.64</text:p>
              </table:table-cell>
              <table:table-cell office:value-type="float" office:value="1257.28439835159">
                <text:p>1257.284398351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81.175">
                <text:p>6881.175</text:p>
              </table:table-cell>
              <table:table-cell office:value-type="float" office:value="1271.37863824446">
                <text:p>1271.378638244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46.71">
                <text:p>6946.71</text:p>
              </table:table-cell>
              <table:table-cell office:value-type="float" office:value="1285.51522434457">
                <text:p>1285.515224344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12.245">
                <text:p>7012.245</text:p>
              </table:table-cell>
              <table:table-cell office:value-type="float" office:value="1299.69428388128">
                <text:p>1299.694283881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77.78">
                <text:p>7077.78</text:p>
              </table:table-cell>
              <table:table-cell office:value-type="float" office:value="1313.91594446622">
                <text:p>1313.915944466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43.315">
                <text:p>7143.315</text:p>
              </table:table-cell>
              <table:table-cell office:value-type="float" office:value="1328.18033409444">
                <text:p>1328.180334094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08.85">
                <text:p>7208.85</text:p>
              </table:table-cell>
              <table:table-cell office:value-type="float" office:value="1342.48758114553">
                <text:p>1342.487581145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74.385">
                <text:p>7274.385</text:p>
              </table:table-cell>
              <table:table-cell office:value-type="float" office:value="1356.83781438481">
                <text:p>1356.837814384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39.92">
                <text:p>7339.92</text:p>
              </table:table-cell>
              <table:table-cell office:value-type="float" office:value="1371.23116296449">
                <text:p>1371.231162964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05.455">
                <text:p>7405.455</text:p>
              </table:table-cell>
              <table:table-cell office:value-type="float" office:value="1385.66775642479">
                <text:p>1385.667756424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70.99">
                <text:p>7470.99</text:p>
              </table:table-cell>
              <table:table-cell office:value-type="float" office:value="1400.14772469516">
                <text:p>1400.147724695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36.525">
                <text:p>7536.525</text:p>
              </table:table-cell>
              <table:table-cell office:value-type="float" office:value="1414.67119809541">
                <text:p>1414.671198095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02.06">
                <text:p>7602.06</text:p>
              </table:table-cell>
              <table:table-cell office:value-type="float" office:value="1429.23830733689">
                <text:p>1429.238307336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67.595">
                <text:p>7667.595</text:p>
              </table:table-cell>
              <table:table-cell office:value-type="float" office:value="1443.84918352369">
                <text:p>1443.849183523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33.13">
                <text:p>7733.13</text:p>
              </table:table-cell>
              <table:table-cell office:value-type="float" office:value="1458.50395815379">
                <text:p>1458.50395815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98.665">
                <text:p>7798.665</text:p>
              </table:table-cell>
              <table:table-cell office:value-type="float" office:value="1473.20276312026">
                <text:p>1473.202763120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64.2">
                <text:p>7864.2</text:p>
              </table:table-cell>
              <table:table-cell office:value-type="float" office:value="1487.94573071245">
                <text:p>1487.945730712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29.735">
                <text:p>7929.735</text:p>
              </table:table-cell>
              <table:table-cell office:value-type="float" office:value="1502.73299361716">
                <text:p>1502.732993617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95.27">
                <text:p>7995.27</text:p>
              </table:table-cell>
              <table:table-cell office:value-type="float" office:value="1517.56468491986">
                <text:p>1517.564684919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60.805">
                <text:p>8060.805</text:p>
              </table:table-cell>
              <table:table-cell office:value-type="float" office:value="1532.44093810588">
                <text:p>1532.440938105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26.34">
                <text:p>8126.34</text:p>
              </table:table-cell>
              <table:table-cell office:value-type="float" office:value="1547.36188706158">
                <text:p>1547.361887061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91.875">
                <text:p>8191.875</text:p>
              </table:table-cell>
              <table:table-cell office:value-type="float" office:value="1562.32766607562">
                <text:p>1562.327666075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57.41">
                <text:p>8257.41</text:p>
              </table:table-cell>
              <table:table-cell office:value-type="float" office:value="1577.3384098401">
                <text:p>1577.33840984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22.945">
                <text:p>8322.945</text:p>
              </table:table-cell>
              <table:table-cell office:value-type="float" office:value="1592.39425345182">
                <text:p>1592.394253451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88.48">
                <text:p>8388.48</text:p>
              </table:table-cell>
              <table:table-cell office:value-type="float" office:value="1607.49533241347">
                <text:p>1607.495332413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54.015">
                <text:p>8454.015</text:p>
              </table:table-cell>
              <table:table-cell office:value-type="float" office:value="1622.64178263487">
                <text:p>1622.641782634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19.55">
                <text:p>8519.55</text:p>
              </table:table-cell>
              <table:table-cell office:value-type="float" office:value="1637.83374043417">
                <text:p>1637.833740434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85.085">
                <text:p>8585.085</text:p>
              </table:table-cell>
              <table:table-cell office:value-type="float" office:value="1653.0713425391">
                <text:p>1653.07134253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50.62">
                <text:p>8650.62</text:p>
              </table:table-cell>
              <table:table-cell office:value-type="float" office:value="1668.35472608817">
                <text:p>1668.354726088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16.155">
                <text:p>8716.155</text:p>
              </table:table-cell>
              <table:table-cell office:value-type="float" office:value="1683.68402863193">
                <text:p>1683.684028631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81.69">
                <text:p>8781.69</text:p>
              </table:table-cell>
              <table:table-cell office:value-type="float" office:value="1699.05938813423">
                <text:p>1699.059388134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47.225">
                <text:p>8847.225</text:p>
              </table:table-cell>
              <table:table-cell office:value-type="float" office:value="1714.48094297339">
                <text:p>1714.48094297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12.76">
                <text:p>8912.76</text:p>
              </table:table-cell>
              <table:table-cell office:value-type="float" office:value="1729.94883194351">
                <text:p>1729.948831943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78.295">
                <text:p>8978.295</text:p>
              </table:table-cell>
              <table:table-cell office:value-type="float" office:value="1745.4631942557">
                <text:p>1745.46319425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43.83">
                <text:p>9043.83</text:p>
              </table:table-cell>
              <table:table-cell office:value-type="float" office:value="1761.02416953933">
                <text:p>1761.024169539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09.365">
                <text:p>9109.365</text:p>
              </table:table-cell>
              <table:table-cell office:value-type="float" office:value="1776.63189784327">
                <text:p>1776.631897843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74.9">
                <text:p>9174.9</text:p>
              </table:table-cell>
              <table:table-cell office:value-type="float" office:value="1792.28651963719">
                <text:p>1792.286519637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40.435">
                <text:p>9240.435</text:p>
              </table:table-cell>
              <table:table-cell office:value-type="float" office:value="1807.98817581279">
                <text:p>1807.988175812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05.97">
                <text:p>9305.97</text:p>
              </table:table-cell>
              <table:table-cell office:value-type="float" office:value="1823.73700768508">
                <text:p>1823.737007685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71.505">
                <text:p>9371.505</text:p>
              </table:table-cell>
              <table:table-cell office:value-type="float" office:value="1839.53315699365">
                <text:p>1839.533156993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37.04">
                <text:p>9437.04</text:p>
              </table:table-cell>
              <table:table-cell office:value-type="float" office:value="1855.37676590396">
                <text:p>1855.376765903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02.575">
                <text:p>9502.575</text:p>
              </table:table-cell>
              <table:table-cell office:value-type="float" office:value="1871.26797700858">
                <text:p>1871.267977008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68.11">
                <text:p>9568.11</text:p>
              </table:table-cell>
              <table:table-cell office:value-type="float" office:value="1887.20693332853">
                <text:p>1887.206933328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33.645">
                <text:p>9633.645</text:p>
              </table:table-cell>
              <table:table-cell office:value-type="float" office:value="1903.19377831453">
                <text:p>1903.193778314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99.18">
                <text:p>9699.18</text:p>
              </table:table-cell>
              <table:table-cell office:value-type="float" office:value="1919.22865584828">
                <text:p>1919.228655848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64.715">
                <text:p>9764.715</text:p>
              </table:table-cell>
              <table:table-cell office:value-type="float" office:value="1935.31171024379">
                <text:p>1935.31171024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30.25">
                <text:p>9830.25</text:p>
              </table:table-cell>
              <table:table-cell office:value-type="float" office:value="1951.44308624867">
                <text:p>1951.443086248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95.785">
                <text:p>9895.785</text:p>
              </table:table-cell>
              <table:table-cell office:value-type="float" office:value="1967.62292904539">
                <text:p>1967.62292904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61.32">
                <text:p>9961.32</text:p>
              </table:table-cell>
              <table:table-cell office:value-type="float" office:value="1983.85138425266">
                <text:p>1983.851384252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26.855">
                <text:p>10026.855</text:p>
              </table:table-cell>
              <table:table-cell office:value-type="float" office:value="2000.12859792669">
                <text:p>2000.128597926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92.39">
                <text:p>10092.39</text:p>
              </table:table-cell>
              <table:table-cell office:value-type="float" office:value="2016.45471656249">
                <text:p>2016.454716562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57.925">
                <text:p>10157.925</text:p>
              </table:table-cell>
              <table:table-cell office:value-type="float" office:value="2032.82988709527">
                <text:p>2032.829887095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23.46">
                <text:p>10223.46</text:p>
              </table:table-cell>
              <table:table-cell office:value-type="float" office:value="2049.25425690165">
                <text:p>2049.254256901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88.995">
                <text:p>10288.995</text:p>
              </table:table-cell>
              <table:table-cell office:value-type="float" office:value="2065.72797380108">
                <text:p>2065.727973801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54.53">
                <text:p>10354.53</text:p>
              </table:table-cell>
              <table:table-cell office:value-type="float" office:value="2082.25118605713">
                <text:p>2082.251186057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20.065">
                <text:p>10420.065</text:p>
              </table:table-cell>
              <table:table-cell office:value-type="float" office:value="2098.8240423788">
                <text:p>2098.82404237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85.6">
                <text:p>10485.6</text:p>
              </table:table-cell>
              <table:table-cell office:value-type="float" office:value="2115.44669192193">
                <text:p>2115.446691921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51.135">
                <text:p>10551.135</text:p>
              </table:table-cell>
              <table:table-cell office:value-type="float" office:value="2132.11928429047">
                <text:p>2132.119284290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16.67">
                <text:p>10616.67</text:p>
              </table:table-cell>
              <table:table-cell office:value-type="float" office:value="2148.84196953787">
                <text:p>2148.841969537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82.205">
                <text:p>10682.205</text:p>
              </table:table-cell>
              <table:table-cell office:value-type="float" office:value="2165.61489816839">
                <text:p>2165.614898168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47.74">
                <text:p>10747.74</text:p>
              </table:table-cell>
              <table:table-cell office:value-type="float" office:value="2182.43822113853">
                <text:p>2182.438221138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13.275">
                <text:p>10813.275</text:p>
              </table:table-cell>
              <table:table-cell office:value-type="float" office:value="2199.31208985829">
                <text:p>2199.312089858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78.81">
                <text:p>10878.81</text:p>
              </table:table-cell>
              <table:table-cell office:value-type="float" office:value="2216.2366561926">
                <text:p>2216.23665619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44.345">
                <text:p>10944.345</text:p>
              </table:table-cell>
              <table:table-cell office:value-type="float" office:value="2233.21207246269">
                <text:p>2233.212072462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09.88">
                <text:p>11009.88</text:p>
              </table:table-cell>
              <table:table-cell office:value-type="float" office:value="2250.23849144741">
                <text:p>2250.238491447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75.415">
                <text:p>11075.415</text:p>
              </table:table-cell>
              <table:table-cell office:value-type="float" office:value="2267.31606638464">
                <text:p>2267.316066384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40.95">
                <text:p>11140.95</text:p>
              </table:table-cell>
              <table:table-cell office:value-type="float" office:value="2284.44495097268">
                <text:p>2284.444950972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06.485">
                <text:p>11206.485</text:p>
              </table:table-cell>
              <table:table-cell office:value-type="float" office:value="2301.6252993716">
                <text:p>2301.62529937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72.02">
                <text:p>11272.02</text:p>
              </table:table-cell>
              <table:table-cell office:value-type="float" office:value="2318.85726620465">
                <text:p>2318.857266204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37.555">
                <text:p>11337.555</text:p>
              </table:table-cell>
              <table:table-cell office:value-type="float" office:value="2336.14100655966">
                <text:p>2336.141006559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03.09">
                <text:p>11403.09</text:p>
              </table:table-cell>
              <table:table-cell office:value-type="float" office:value="2353.4766759904">
                <text:p>2353.47667599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68.625">
                <text:p>11468.625</text:p>
              </table:table-cell>
              <table:table-cell office:value-type="float" office:value="2370.86443051801">
                <text:p>2370.864430518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34.16">
                <text:p>11534.16</text:p>
              </table:table-cell>
              <table:table-cell office:value-type="float" office:value="2388.3044266324">
                <text:p>2388.30442663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99.695">
                <text:p>11599.695</text:p>
              </table:table-cell>
              <table:table-cell office:value-type="float" office:value="2405.79682129366">
                <text:p>2405.796821293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65.23">
                <text:p>11665.23</text:p>
              </table:table-cell>
              <table:table-cell office:value-type="float" office:value="2423.34177193345">
                <text:p>2423.341771933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30.765">
                <text:p>11730.765</text:p>
              </table:table-cell>
              <table:table-cell office:value-type="float" office:value="2440.93943645646">
                <text:p>2440.939436456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96.3">
                <text:p>11796.3</text:p>
              </table:table-cell>
              <table:table-cell office:value-type="float" office:value="2458.58997324177">
                <text:p>2458.589973241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61.835">
                <text:p>11861.835</text:p>
              </table:table-cell>
              <table:table-cell office:value-type="float" office:value="2476.29354114433">
                <text:p>2476.293541144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27.37">
                <text:p>11927.37</text:p>
              </table:table-cell>
              <table:table-cell office:value-type="float" office:value="2494.05029949639">
                <text:p>2494.050299496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92.905">
                <text:p>11992.905</text:p>
              </table:table-cell>
              <table:table-cell office:value-type="float" office:value="2511.86040810888">
                <text:p>2511.860408108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58.44">
                <text:p>12058.44</text:p>
              </table:table-cell>
              <table:table-cell office:value-type="float" office:value="2529.72402727291">
                <text:p>2529.724027272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23.975">
                <text:p>12123.975</text:p>
              </table:table-cell>
              <table:table-cell office:value-type="float" office:value="2547.64131776116">
                <text:p>2547.641317761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89.51">
                <text:p>12189.51</text:p>
              </table:table-cell>
              <table:table-cell office:value-type="float" office:value="2565.61244082937">
                <text:p>2565.612440829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55.045">
                <text:p>12255.045</text:p>
              </table:table-cell>
              <table:table-cell office:value-type="float" office:value="2583.63755821776">
                <text:p>2583.637558217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20.58">
                <text:p>12320.58</text:p>
              </table:table-cell>
              <table:table-cell office:value-type="float" office:value="2601.71683215253">
                <text:p>2601.716832152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86.115">
                <text:p>12386.115</text:p>
              </table:table-cell>
              <table:table-cell office:value-type="float" office:value="2619.85042534725">
                <text:p>2619.850425347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51.65">
                <text:p>12451.65</text:p>
              </table:table-cell>
              <table:table-cell office:value-type="float" office:value="2638.03850100438">
                <text:p>2638.038501004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17.185">
                <text:p>12517.185</text:p>
              </table:table-cell>
              <table:table-cell office:value-type="float" office:value="2656.28122281674">
                <text:p>2656.281222816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82.72">
                <text:p>12582.72</text:p>
              </table:table-cell>
              <table:table-cell office:value-type="float" office:value="2674.57875496894">
                <text:p>2674.578754968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48.255">
                <text:p>12648.255</text:p>
              </table:table-cell>
              <table:table-cell office:value-type="float" office:value="2692.93126213888">
                <text:p>2692.931262138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13.79">
                <text:p>12713.79</text:p>
              </table:table-cell>
              <table:table-cell office:value-type="float" office:value="2711.33890949927">
                <text:p>2711.338909499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79.325">
                <text:p>12779.325</text:p>
              </table:table-cell>
              <table:table-cell office:value-type="float" office:value="2729.80186271905">
                <text:p>2729.801862719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44.86">
                <text:p>12844.86</text:p>
              </table:table-cell>
              <table:table-cell office:value-type="float" office:value="2748.32028796492">
                <text:p>2748.320287964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10.395">
                <text:p>12910.395</text:p>
              </table:table-cell>
              <table:table-cell office:value-type="float" office:value="2766.89435190284">
                <text:p>2766.894351902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75.93">
                <text:p>12975.93</text:p>
              </table:table-cell>
              <table:table-cell office:value-type="float" office:value="2785.52422169951">
                <text:p>2785.524221699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41.465">
                <text:p>13041.465</text:p>
              </table:table-cell>
              <table:table-cell office:value-type="float" office:value="2804.21006502387">
                <text:p>2804.210065023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07">
                <text:p>13107</text:p>
              </table:table-cell>
              <table:table-cell office:value-type="float" office:value="2822.95205004866">
                <text:p>2822.952050048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72.535">
                <text:p>13172.535</text:p>
              </table:table-cell>
              <table:table-cell office:value-type="float" office:value="2841.75034545185">
                <text:p>2841.750345451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238.07">
                <text:p>13238.07</text:p>
              </table:table-cell>
              <table:table-cell office:value-type="float" office:value="2860.60512041824">
                <text:p>2860.605120418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03.605">
                <text:p>13303.605</text:p>
              </table:table-cell>
              <table:table-cell office:value-type="float" office:value="2879.51654464093">
                <text:p>2879.516544640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69.14">
                <text:p>13369.14</text:p>
              </table:table-cell>
              <table:table-cell office:value-type="float" office:value="2898.48478832286">
                <text:p>2898.484788322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34.675">
                <text:p>13434.675</text:p>
              </table:table-cell>
              <table:table-cell office:value-type="float" office:value="2917.51002217835">
                <text:p>2917.510022178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00.21">
                <text:p>13500.21</text:p>
              </table:table-cell>
              <table:table-cell office:value-type="float" office:value="2936.59241743464">
                <text:p>2936.592417434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65.745">
                <text:p>13565.745</text:p>
              </table:table-cell>
              <table:table-cell office:value-type="float" office:value="2955.73214583341">
                <text:p>2955.732145833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31.28">
                <text:p>13631.28</text:p>
              </table:table-cell>
              <table:table-cell office:value-type="float" office:value="2974.92937963235">
                <text:p>2974.929379632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96.815">
                <text:p>13696.815</text:p>
              </table:table-cell>
              <table:table-cell office:value-type="float" office:value="2994.18429160669">
                <text:p>2994.184291606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62.35">
                <text:p>13762.35</text:p>
              </table:table-cell>
              <table:table-cell office:value-type="float" office:value="3013.49705505077">
                <text:p>3013.497055050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27.885">
                <text:p>13827.885</text:p>
              </table:table-cell>
              <table:table-cell office:value-type="float" office:value="3032.86784377959">
                <text:p>3032.867843779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93.42">
                <text:p>13893.42</text:p>
              </table:table-cell>
              <table:table-cell office:value-type="float" office:value="3052.29683213038">
                <text:p>3052.296832130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958.955">
                <text:p>13958.955</text:p>
              </table:table-cell>
              <table:table-cell office:value-type="float" office:value="3071.78419496416">
                <text:p>3071.784194964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24.49">
                <text:p>14024.49</text:p>
              </table:table-cell>
              <table:table-cell office:value-type="float" office:value="3091.33010766734">
                <text:p>3091.330107667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90.025">
                <text:p>14090.025</text:p>
              </table:table-cell>
              <table:table-cell office:value-type="float" office:value="3110.93474615326">
                <text:p>3110.934746153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55.56">
                <text:p>14155.56</text:p>
              </table:table-cell>
              <table:table-cell office:value-type="float" office:value="3130.59828686379">
                <text:p>3130.59828686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21.095">
                <text:p>14221.095</text:p>
              </table:table-cell>
              <table:table-cell office:value-type="float" office:value="3150.32090677095">
                <text:p>3150.320906770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86.63">
                <text:p>14286.63</text:p>
              </table:table-cell>
              <table:table-cell office:value-type="float" office:value="3170.10278337843">
                <text:p>3170.102783378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352.165">
                <text:p>14352.165</text:p>
              </table:table-cell>
              <table:table-cell office:value-type="float" office:value="3189.94409472326">
                <text:p>3189.944094723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17.7">
                <text:p>14417.7</text:p>
              </table:table-cell>
              <table:table-cell office:value-type="float" office:value="3209.84501937739">
                <text:p>3209.84501937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83.235">
                <text:p>14483.235</text:p>
              </table:table-cell>
              <table:table-cell office:value-type="float" office:value="3229.80573644925">
                <text:p>3229.805736449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48.77">
                <text:p>14548.77</text:p>
              </table:table-cell>
              <table:table-cell office:value-type="float" office:value="3249.82642558545">
                <text:p>3249.826425585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614.305">
                <text:p>14614.305</text:p>
              </table:table-cell>
              <table:table-cell office:value-type="float" office:value="3269.90726697233">
                <text:p>3269.907266972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679.84">
                <text:p>14679.84</text:p>
              </table:table-cell>
              <table:table-cell office:value-type="float" office:value="3290.04844133758">
                <text:p>3290.048441337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45.375">
                <text:p>14745.375</text:p>
              </table:table-cell>
              <table:table-cell office:value-type="float" office:value="3310.25012995191">
                <text:p>3310.250129951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810.91">
                <text:p>14810.91</text:p>
              </table:table-cell>
              <table:table-cell office:value-type="float" office:value="3330.51251463066">
                <text:p>3330.512514630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876.445">
                <text:p>14876.445</text:p>
              </table:table-cell>
              <table:table-cell office:value-type="float" office:value="3350.83577773543">
                <text:p>3350.835777735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41.98">
                <text:p>14941.98</text:p>
              </table:table-cell>
              <table:table-cell office:value-type="float" office:value="3371.22010217572">
                <text:p>3371.220102175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07.515">
                <text:p>15007.515</text:p>
              </table:table-cell>
              <table:table-cell office:value-type="float" office:value="3391.66567141059">
                <text:p>3391.66567141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73.05">
                <text:p>15073.05</text:p>
              </table:table-cell>
              <table:table-cell office:value-type="float" office:value="3412.17266945029">
                <text:p>3412.172669450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38.585">
                <text:p>15138.585</text:p>
              </table:table-cell>
              <table:table-cell office:value-type="float" office:value="3432.74128085796">
                <text:p>3432.741280857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04.12">
                <text:p>15204.12</text:p>
              </table:table-cell>
              <table:table-cell office:value-type="float" office:value="3453.37169075123">
                <text:p>3453.371690751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69.655">
                <text:p>15269.655</text:p>
              </table:table-cell>
              <table:table-cell office:value-type="float" office:value="3474.06408480394">
                <text:p>3474.064084803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35.19">
                <text:p>15335.19</text:p>
              </table:table-cell>
              <table:table-cell office:value-type="float" office:value="3494.81864924776">
                <text:p>3494.818649247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0.725">
                <text:p>15400.725</text:p>
              </table:table-cell>
              <table:table-cell office:value-type="float" office:value="3515.63557087392">
                <text:p>3515.635570873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66.26">
                <text:p>15466.26</text:p>
              </table:table-cell>
              <table:table-cell office:value-type="float" office:value="3536.51503703484">
                <text:p>3536.515037034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31.795">
                <text:p>15531.795</text:p>
              </table:table-cell>
              <table:table-cell office:value-type="float" office:value="3557.45723564588">
                <text:p>3557.457235645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97.33">
                <text:p>15597.33</text:p>
              </table:table-cell>
              <table:table-cell office:value-type="float" office:value="3578.46235518696">
                <text:p>3578.462355186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62.865">
                <text:p>15662.865</text:p>
              </table:table-cell>
              <table:table-cell office:value-type="float" office:value="3599.53058470429">
                <text:p>3599.530584704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28.4">
                <text:p>15728.4</text:p>
              </table:table-cell>
              <table:table-cell office:value-type="float" office:value="3620.66211381208">
                <text:p>3620.662113812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93.935">
                <text:p>15793.935</text:p>
              </table:table-cell>
              <table:table-cell office:value-type="float" office:value="3641.85713269424">
                <text:p>3641.857132694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59.47">
                <text:p>15859.47</text:p>
              </table:table-cell>
              <table:table-cell office:value-type="float" office:value="3663.11583210608">
                <text:p>3663.115832106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25.005">
                <text:p>15925.005</text:p>
              </table:table-cell>
              <table:table-cell office:value-type="float" office:value="3684.43840337604">
                <text:p>3684.438403376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90.54">
                <text:p>15990.54</text:p>
              </table:table-cell>
              <table:table-cell office:value-type="float" office:value="3705.82503840741">
                <text:p>3705.825038407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56.075">
                <text:p>16056.075</text:p>
              </table:table-cell>
              <table:table-cell office:value-type="float" office:value="3727.27592968004">
                <text:p>3727.275929680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21.61">
                <text:p>16121.61</text:p>
              </table:table-cell>
              <table:table-cell office:value-type="float" office:value="3748.7912702521">
                <text:p>3748.79127025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87.145">
                <text:p>16187.145</text:p>
              </table:table-cell>
              <table:table-cell office:value-type="float" office:value="3770.37125376179">
                <text:p>3770.37125376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52.68">
                <text:p>16252.68</text:p>
              </table:table-cell>
              <table:table-cell office:value-type="float" office:value="3792.01607442913">
                <text:p>3792.016074429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318.215">
                <text:p>16318.215</text:p>
              </table:table-cell>
              <table:table-cell office:value-type="float" office:value="3813.72592705764">
                <text:p>3813.725927057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383.75">
                <text:p>16383.75</text:p>
              </table:table-cell>
              <table:table-cell office:value-type="float" office:value="3835.50100703614">
                <text:p>3835.501007036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49.285">
                <text:p>16449.285</text:p>
              </table:table-cell>
              <table:table-cell office:value-type="float" office:value="3857.34151034049">
                <text:p>3857.341510340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14.82">
                <text:p>16514.82</text:p>
              </table:table-cell>
              <table:table-cell office:value-type="float" office:value="3879.24763353537">
                <text:p>3879.247633535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80.355">
                <text:p>16580.355</text:p>
              </table:table-cell>
              <table:table-cell office:value-type="float" office:value="3901.21957377605">
                <text:p>3901.219573776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45.89">
                <text:p>16645.89</text:p>
              </table:table-cell>
              <table:table-cell office:value-type="float" office:value="3923.25752881013">
                <text:p>3923.257528810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11.425">
                <text:p>16711.425</text:p>
              </table:table-cell>
              <table:table-cell office:value-type="float" office:value="3945.36169697936">
                <text:p>3945.361696979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76.96">
                <text:p>16776.96</text:p>
              </table:table-cell>
              <table:table-cell office:value-type="float" office:value="3967.53227722139">
                <text:p>3967.53227722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842.495">
                <text:p>16842.495</text:p>
              </table:table-cell>
              <table:table-cell office:value-type="float" office:value="3989.7694690716">
                <text:p>3989.76946907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08.03">
                <text:p>16908.03</text:p>
              </table:table-cell>
              <table:table-cell office:value-type="float" office:value="4012.07347266487">
                <text:p>4012.073472664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73.565">
                <text:p>16973.565</text:p>
              </table:table-cell>
              <table:table-cell office:value-type="float" office:value="4034.44448873738">
                <text:p>4034.444488737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39.1">
                <text:p>17039.1</text:p>
              </table:table-cell>
              <table:table-cell office:value-type="float" office:value="4056.88271862842">
                <text:p>4056.882718628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04.635">
                <text:p>17104.635</text:p>
              </table:table-cell>
              <table:table-cell office:value-type="float" office:value="4079.38836428222">
                <text:p>4079.388364282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70.17">
                <text:p>17170.17</text:p>
              </table:table-cell>
              <table:table-cell office:value-type="float" office:value="4101.96162824973">
                <text:p>4101.961628249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235.705">
                <text:p>17235.705</text:p>
              </table:table-cell>
              <table:table-cell office:value-type="float" office:value="4124.60271369049">
                <text:p>4124.602713690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301.24">
                <text:p>17301.24</text:p>
              </table:table-cell>
              <table:table-cell office:value-type="float" office:value="4147.31182437442">
                <text:p>4147.311824374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366.775">
                <text:p>17366.775</text:p>
              </table:table-cell>
              <table:table-cell office:value-type="float" office:value="4170.08916468367">
                <text:p>4170.089164683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432.31">
                <text:p>17432.31</text:p>
              </table:table-cell>
              <table:table-cell office:value-type="float" office:value="4192.93493961445">
                <text:p>4192.934939614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497.845">
                <text:p>17497.845</text:p>
              </table:table-cell>
              <table:table-cell office:value-type="float" office:value="4215.8493547789">
                <text:p>4215.84935477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63.38">
                <text:p>17563.38</text:p>
              </table:table-cell>
              <table:table-cell office:value-type="float" office:value="4238.8326164069">
                <text:p>4238.83261640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628.915">
                <text:p>17628.915</text:p>
              </table:table-cell>
              <table:table-cell office:value-type="float" office:value="4261.88493134796">
                <text:p>4261.884931347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694.45">
                <text:p>17694.45</text:p>
              </table:table-cell>
              <table:table-cell office:value-type="float" office:value="4285.00650707307">
                <text:p>4285.006507073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759.985">
                <text:p>17759.985</text:p>
              </table:table-cell>
              <table:table-cell office:value-type="float" office:value="4308.19755167658">
                <text:p>4308.197551676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825.52">
                <text:p>17825.52</text:p>
              </table:table-cell>
              <table:table-cell office:value-type="float" office:value="4331.45827387804">
                <text:p>4331.458273878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891.055">
                <text:p>17891.055</text:p>
              </table:table-cell>
              <table:table-cell office:value-type="float" office:value="4354.7888830241">
                <text:p>4354.78888302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956.59">
                <text:p>17956.59</text:p>
              </table:table-cell>
              <table:table-cell office:value-type="float" office:value="4378.18958909041">
                <text:p>4378.189589090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22.125">
                <text:p>18022.125</text:p>
              </table:table-cell>
              <table:table-cell office:value-type="float" office:value="4401.66060268348">
                <text:p>4401.660602683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87.66">
                <text:p>18087.66</text:p>
              </table:table-cell>
              <table:table-cell office:value-type="float" office:value="4425.20213504258">
                <text:p>4425.202135042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53.195">
                <text:p>18153.195</text:p>
              </table:table-cell>
              <table:table-cell office:value-type="float" office:value="4448.81439804168">
                <text:p>4448.814398041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18.73">
                <text:p>18218.73</text:p>
              </table:table-cell>
              <table:table-cell office:value-type="float" office:value="4472.49760419129">
                <text:p>4472.497604191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84.265">
                <text:p>18284.265</text:p>
              </table:table-cell>
              <table:table-cell office:value-type="float" office:value="4496.25196664043">
                <text:p>4496.251966640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49.8">
                <text:p>18349.8</text:p>
              </table:table-cell>
              <table:table-cell office:value-type="float" office:value="4520.07769917852">
                <text:p>4520.077699178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415.335">
                <text:p>18415.335</text:p>
              </table:table-cell>
              <table:table-cell office:value-type="float" office:value="4543.97501623733">
                <text:p>4543.975016237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480.87">
                <text:p>18480.87</text:p>
              </table:table-cell>
              <table:table-cell office:value-type="float" office:value="4567.94413289285">
                <text:p>4567.944132892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46.405">
                <text:p>18546.405</text:p>
              </table:table-cell>
              <table:table-cell office:value-type="float" office:value="4591.98526486731">
                <text:p>4591.985264867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611.94">
                <text:p>18611.94</text:p>
              </table:table-cell>
              <table:table-cell office:value-type="float" office:value="4616.09862853105">
                <text:p>4616.098628531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677.475">
                <text:p>18677.475</text:p>
              </table:table-cell>
              <table:table-cell office:value-type="float" office:value="4640.28444090451">
                <text:p>4640.284440904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743.01">
                <text:p>18743.01</text:p>
              </table:table-cell>
              <table:table-cell office:value-type="float" office:value="4664.54291966016">
                <text:p>4664.542919660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808.545">
                <text:p>18808.545</text:p>
              </table:table-cell>
              <table:table-cell office:value-type="float" office:value="4688.87428312448">
                <text:p>4688.874283124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874.08">
                <text:p>18874.08</text:p>
              </table:table-cell>
              <table:table-cell office:value-type="float" office:value="4713.27875027991">
                <text:p>4713.278750279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939.615">
                <text:p>18939.615</text:p>
              </table:table-cell>
              <table:table-cell office:value-type="float" office:value="4737.7565407668">
                <text:p>4737.75654076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05.15">
                <text:p>19005.15</text:p>
              </table:table-cell>
              <table:table-cell office:value-type="float" office:value="4762.30787488544">
                <text:p>4762.307874885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70.685">
                <text:p>19070.685</text:p>
              </table:table-cell>
              <table:table-cell office:value-type="float" office:value="4786.93297359801">
                <text:p>4786.932973598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136.22">
                <text:p>19136.22</text:p>
              </table:table-cell>
              <table:table-cell office:value-type="float" office:value="4811.63205853055">
                <text:p>4811.632058530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01.755">
                <text:p>19201.755</text:p>
              </table:table-cell>
              <table:table-cell office:value-type="float" office:value="4836.40535197501">
                <text:p>4836.405351975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67.29">
                <text:p>19267.29</text:p>
              </table:table-cell>
              <table:table-cell office:value-type="float" office:value="4861.25307689118">
                <text:p>4861.253076891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332.825">
                <text:p>19332.825</text:p>
              </table:table-cell>
              <table:table-cell office:value-type="float" office:value="4886.17545690876">
                <text:p>4886.175456908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398.36">
                <text:p>19398.36</text:p>
              </table:table-cell>
              <table:table-cell office:value-type="float" office:value="4911.17271632934">
                <text:p>4911.172716329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463.895">
                <text:p>19463.895</text:p>
              </table:table-cell>
              <table:table-cell office:value-type="float" office:value="4936.24508012842">
                <text:p>4936.245080128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29.43">
                <text:p>19529.43</text:p>
              </table:table-cell>
              <table:table-cell office:value-type="float" office:value="4961.39277395744">
                <text:p>4961.392773957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94.965">
                <text:p>19594.965</text:p>
              </table:table-cell>
              <table:table-cell office:value-type="float" office:value="4986.61602414583">
                <text:p>4986.616024145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60.5">
                <text:p>19660.5</text:p>
              </table:table-cell>
              <table:table-cell office:value-type="float" office:value="5011.91505770299">
                <text:p>5011.91505770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726.035">
                <text:p>19726.035</text:p>
              </table:table-cell>
              <table:table-cell office:value-type="float" office:value="5037.29010232041">
                <text:p>5037.290102320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791.57">
                <text:p>19791.57</text:p>
              </table:table-cell>
              <table:table-cell office:value-type="float" office:value="5062.74138637365">
                <text:p>5062.741386373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57.105">
                <text:p>19857.105</text:p>
              </table:table-cell>
              <table:table-cell office:value-type="float" office:value="5088.26913892445">
                <text:p>5088.269138924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22.64">
                <text:p>19922.64</text:p>
              </table:table-cell>
              <table:table-cell office:value-type="float" office:value="5113.87358972275">
                <text:p>5113.873589722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88.175">
                <text:p>19988.175</text:p>
              </table:table-cell>
              <table:table-cell office:value-type="float" office:value="5139.55496920878">
                <text:p>5139.554969208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53.71">
                <text:p>20053.71</text:p>
              </table:table-cell>
              <table:table-cell office:value-type="float" office:value="5165.31350851513">
                <text:p>5165.313508515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19.245">
                <text:p>20119.245</text:p>
              </table:table-cell>
              <table:table-cell office:value-type="float" office:value="5191.14943946882">
                <text:p>5191.149439468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84.78">
                <text:p>20184.78</text:p>
              </table:table-cell>
              <table:table-cell office:value-type="float" office:value="5217.06299459341">
                <text:p>5217.062994593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50.315">
                <text:p>20250.315</text:p>
              </table:table-cell>
              <table:table-cell office:value-type="float" office:value="5243.05440711108">
                <text:p>5243.054407111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15.85">
                <text:p>20315.85</text:p>
              </table:table-cell>
              <table:table-cell office:value-type="float" office:value="5269.1239109447">
                <text:p>5269.12391094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81.385">
                <text:p>20381.385</text:p>
              </table:table-cell>
              <table:table-cell office:value-type="float" office:value="5295.27174071999">
                <text:p>5295.271740719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46.92">
                <text:p>20446.92</text:p>
              </table:table-cell>
              <table:table-cell office:value-type="float" office:value="5321.4981317676">
                <text:p>5321.49813176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12.455">
                <text:p>20512.455</text:p>
              </table:table-cell>
              <table:table-cell office:value-type="float" office:value="5347.80332012521">
                <text:p>5347.803320125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77.99">
                <text:p>20577.99</text:p>
              </table:table-cell>
              <table:table-cell office:value-type="float" office:value="5374.18754253971">
                <text:p>5374.187542539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43.525">
                <text:p>20643.525</text:p>
              </table:table-cell>
              <table:table-cell office:value-type="float" office:value="5400.65103646927">
                <text:p>5400.651036469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709.06">
                <text:p>20709.06</text:p>
              </table:table-cell>
              <table:table-cell office:value-type="float" office:value="5427.19404008551">
                <text:p>5427.194040085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774.595">
                <text:p>20774.595</text:p>
              </table:table-cell>
              <table:table-cell office:value-type="float" office:value="5453.81679227566">
                <text:p>5453.816792275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840.13">
                <text:p>20840.13</text:p>
              </table:table-cell>
              <table:table-cell office:value-type="float" office:value="5480.51953264465">
                <text:p>5480.519532644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05.665">
                <text:p>20905.665</text:p>
              </table:table-cell>
              <table:table-cell office:value-type="float" office:value="5507.30250151733">
                <text:p>5507.302501517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71.2">
                <text:p>20971.2</text:p>
              </table:table-cell>
              <table:table-cell office:value-type="float" office:value="5534.16593994061">
                <text:p>5534.165939940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036.735">
                <text:p>21036.735</text:p>
              </table:table-cell>
              <table:table-cell office:value-type="float" office:value="5561.1100896856">
                <text:p>5561.11008968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102.27">
                <text:p>21102.27</text:p>
              </table:table-cell>
              <table:table-cell office:value-type="float" office:value="5588.13519324984">
                <text:p>5588.135193249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167.805">
                <text:p>21167.805</text:p>
              </table:table-cell>
              <table:table-cell office:value-type="float" office:value="5615.24149385945">
                <text:p>5615.241493859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233.34">
                <text:p>21233.34</text:p>
              </table:table-cell>
              <table:table-cell office:value-type="float" office:value="5642.4292354713">
                <text:p>5642.42923547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298.875">
                <text:p>21298.875</text:p>
              </table:table-cell>
              <table:table-cell office:value-type="float" office:value="5669.69866277527">
                <text:p>5669.698662775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364.41">
                <text:p>21364.41</text:p>
              </table:table-cell>
              <table:table-cell office:value-type="float" office:value="5697.05002119637">
                <text:p>5697.050021196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429.945">
                <text:p>21429.945</text:p>
              </table:table-cell>
              <table:table-cell office:value-type="float" office:value="5724.48355689703">
                <text:p>5724.483556897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495.48">
                <text:p>21495.48</text:p>
              </table:table-cell>
              <table:table-cell office:value-type="float" office:value="5751.99951677924">
                <text:p>5751.999516779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561.015">
                <text:p>21561.015</text:p>
              </table:table-cell>
              <table:table-cell office:value-type="float" office:value="5779.59814848683">
                <text:p>5779.598148486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26.55">
                <text:p>21626.55</text:p>
              </table:table-cell>
              <table:table-cell office:value-type="float" office:value="5807.27970040767">
                <text:p>5807.279700407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92.085">
                <text:p>21692.085</text:p>
              </table:table-cell>
              <table:table-cell office:value-type="float" office:value="5835.04442167593">
                <text:p>5835.044421675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757.62">
                <text:p>21757.62</text:p>
              </table:table-cell>
              <table:table-cell office:value-type="float" office:value="5862.89256217426">
                <text:p>5862.892562174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823.155">
                <text:p>21823.155</text:p>
              </table:table-cell>
              <table:table-cell office:value-type="float" office:value="5890.82437253614">
                <text:p>5890.824372536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888.69">
                <text:p>21888.69</text:p>
              </table:table-cell>
              <table:table-cell office:value-type="float" office:value="5918.84010414803">
                <text:p>5918.840104148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954.225">
                <text:p>21954.225</text:p>
              </table:table-cell>
              <table:table-cell office:value-type="float" office:value="5946.94000915172">
                <text:p>5946.940009151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019.76">
                <text:p>22019.76</text:p>
              </table:table-cell>
              <table:table-cell office:value-type="float" office:value="5975.12434044653">
                <text:p>5975.124340446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085.295">
                <text:p>22085.295</text:p>
              </table:table-cell>
              <table:table-cell office:value-type="float" office:value="6003.39335169165">
                <text:p>6003.393351691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150.83">
                <text:p>22150.83</text:p>
              </table:table-cell>
              <table:table-cell office:value-type="float" office:value="6031.74729730836">
                <text:p>6031.747297308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216.365">
                <text:p>22216.365</text:p>
              </table:table-cell>
              <table:table-cell office:value-type="float" office:value="6060.18643248236">
                <text:p>6060.186432482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281.9">
                <text:p>22281.9</text:p>
              </table:table-cell>
              <table:table-cell office:value-type="float" office:value="6088.71101316606">
                <text:p>6088.711013166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347.435">
                <text:p>22347.435</text:p>
              </table:table-cell>
              <table:table-cell office:value-type="float" office:value="6117.32129608089">
                <text:p>6117.321296080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412.97">
                <text:p>22412.97</text:p>
              </table:table-cell>
              <table:table-cell office:value-type="float" office:value="6146.01753871957">
                <text:p>6146.017538719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478.505">
                <text:p>22478.505</text:p>
              </table:table-cell>
              <table:table-cell office:value-type="float" office:value="6174.7999993485">
                <text:p>6174.79999934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544.04">
                <text:p>22544.04</text:p>
              </table:table-cell>
              <table:table-cell office:value-type="float" office:value="6203.66893701">
                <text:p>6203.668937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609.575">
                <text:p>22609.575</text:p>
              </table:table-cell>
              <table:table-cell office:value-type="float" office:value="6232.62461152471">
                <text:p>6232.624611524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675.11">
                <text:p>22675.11</text:p>
              </table:table-cell>
              <table:table-cell office:value-type="float" office:value="6261.6672834939">
                <text:p>6261.6672834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740.645">
                <text:p>22740.645</text:p>
              </table:table-cell>
              <table:table-cell office:value-type="float" office:value="6290.79721430181">
                <text:p>6290.797214301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806.18">
                <text:p>22806.18</text:p>
              </table:table-cell>
              <table:table-cell office:value-type="float" office:value="6320.01466611802">
                <text:p>6320.014666118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871.715">
                <text:p>22871.715</text:p>
              </table:table-cell>
              <table:table-cell office:value-type="float" office:value="6349.31990189979">
                <text:p>6349.31990189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937.25">
                <text:p>22937.25</text:p>
              </table:table-cell>
              <table:table-cell office:value-type="float" office:value="6378.71318539443">
                <text:p>6378.713185394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002.785">
                <text:p>23002.785</text:p>
              </table:table-cell>
              <table:table-cell office:value-type="float" office:value="6408.19478114171">
                <text:p>6408.194781141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068.32">
                <text:p>23068.32</text:p>
              </table:table-cell>
              <table:table-cell office:value-type="float" office:value="6437.76495447617">
                <text:p>6437.764954476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133.855">
                <text:p>23133.855</text:p>
              </table:table-cell>
              <table:table-cell office:value-type="float" office:value="6467.42397152958">
                <text:p>6467.423971529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199.39">
                <text:p>23199.39</text:p>
              </table:table-cell>
              <table:table-cell office:value-type="float" office:value="6497.17209923329">
                <text:p>6497.172099233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264.925">
                <text:p>23264.925</text:p>
              </table:table-cell>
              <table:table-cell office:value-type="float" office:value="6527.00960532067">
                <text:p>6527.009605320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330.46">
                <text:p>23330.46</text:p>
              </table:table-cell>
              <table:table-cell office:value-type="float" office:value="6556.93675832944">
                <text:p>6556.936758329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395.995">
                <text:p>23395.995</text:p>
              </table:table-cell>
              <table:table-cell office:value-type="float" office:value="6586.95382760421">
                <text:p>6586.953827604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461.53">
                <text:p>23461.53</text:p>
              </table:table-cell>
              <table:table-cell office:value-type="float" office:value="6617.06108329879">
                <text:p>6617.061083298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527.065">
                <text:p>23527.065</text:p>
              </table:table-cell>
              <table:table-cell office:value-type="float" office:value="6647.25879637868">
                <text:p>6647.258796378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592.6">
                <text:p>23592.6</text:p>
              </table:table-cell>
              <table:table-cell office:value-type="float" office:value="6677.54723862352">
                <text:p>6677.547238623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658.135">
                <text:p>23658.135</text:p>
              </table:table-cell>
              <table:table-cell office:value-type="float" office:value="6707.92668262949">
                <text:p>6707.926682629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723.67">
                <text:p>23723.67</text:p>
              </table:table-cell>
              <table:table-cell office:value-type="float" office:value="6738.39740181177">
                <text:p>6738.397401811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789.205">
                <text:p>23789.205</text:p>
              </table:table-cell>
              <table:table-cell office:value-type="float" office:value="6768.95967040707">
                <text:p>6768.959670407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854.74">
                <text:p>23854.74</text:p>
              </table:table-cell>
              <table:table-cell office:value-type="float" office:value="6799.61376347599">
                <text:p>6799.613763475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920.275">
                <text:p>23920.275</text:p>
              </table:table-cell>
              <table:table-cell office:value-type="float" office:value="6830.35995690558">
                <text:p>6830.359956905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985.81">
                <text:p>23985.81</text:p>
              </table:table-cell>
              <table:table-cell office:value-type="float" office:value="6861.1985274118">
                <text:p>6861.19852741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051.345">
                <text:p>24051.345</text:p>
              </table:table-cell>
              <table:table-cell office:value-type="float" office:value="6892.12975254198">
                <text:p>6892.129752541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116.88">
                <text:p>24116.88</text:p>
              </table:table-cell>
              <table:table-cell office:value-type="float" office:value="6923.15391067736">
                <text:p>6923.153910677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182.415">
                <text:p>24182.415</text:p>
              </table:table-cell>
              <table:table-cell office:value-type="float" office:value="6954.27128103557">
                <text:p>6954.271281035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247.95">
                <text:p>24247.95</text:p>
              </table:table-cell>
              <table:table-cell office:value-type="float" office:value="6985.48214367315">
                <text:p>6985.482143673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313.485">
                <text:p>24313.485</text:p>
              </table:table-cell>
              <table:table-cell office:value-type="float" office:value="7016.78677948808">
                <text:p>7016.786779488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379.02">
                <text:p>24379.02</text:p>
              </table:table-cell>
              <table:table-cell office:value-type="float" office:value="7048.18547022229">
                <text:p>7048.185470222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444.555">
                <text:p>24444.555</text:p>
              </table:table-cell>
              <table:table-cell office:value-type="float" office:value="7079.67849846422">
                <text:p>7079.678498464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510.09">
                <text:p>24510.09</text:p>
              </table:table-cell>
              <table:table-cell office:value-type="float" office:value="7111.26614765132">
                <text:p>7111.266147651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575.625">
                <text:p>24575.625</text:p>
              </table:table-cell>
              <table:table-cell office:value-type="float" office:value="7142.94870207266">
                <text:p>7142.948702072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641.16">
                <text:p>24641.16</text:p>
              </table:table-cell>
              <table:table-cell office:value-type="float" office:value="7174.72644687144">
                <text:p>7174.726446871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706.695">
                <text:p>24706.695</text:p>
              </table:table-cell>
              <table:table-cell office:value-type="float" office:value="7206.59966804756">
                <text:p>7206.599668047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772.23">
                <text:p>24772.23</text:p>
              </table:table-cell>
              <table:table-cell office:value-type="float" office:value="7238.56865246025">
                <text:p>7238.568652460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837.765">
                <text:p>24837.765</text:p>
              </table:table-cell>
              <table:table-cell office:value-type="float" office:value="7270.63368783058">
                <text:p>7270.633687830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903.3">
                <text:p>24903.3</text:p>
              </table:table-cell>
              <table:table-cell office:value-type="float" office:value="7302.79506274408">
                <text:p>7302.795062744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968.835">
                <text:p>24968.835</text:p>
              </table:table-cell>
              <table:table-cell office:value-type="float" office:value="7335.05306665334">
                <text:p>7335.053066653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34.37">
                <text:p>25034.37</text:p>
              </table:table-cell>
              <table:table-cell office:value-type="float" office:value="7367.40798988061">
                <text:p>7367.407989880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99.905">
                <text:p>25099.905</text:p>
              </table:table-cell>
              <table:table-cell office:value-type="float" office:value="7399.86012362043">
                <text:p>7399.860123620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165.44">
                <text:p>25165.44</text:p>
              </table:table-cell>
              <table:table-cell office:value-type="float" office:value="7432.40975994222">
                <text:p>7432.409759942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30.975">
                <text:p>25230.975</text:p>
              </table:table-cell>
              <table:table-cell office:value-type="float" office:value="7465.05719179291">
                <text:p>7465.057191792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96.51">
                <text:p>25296.51</text:p>
              </table:table-cell>
              <table:table-cell office:value-type="float" office:value="7497.80271299963">
                <text:p>7497.802712999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362.045">
                <text:p>25362.045</text:p>
              </table:table-cell>
              <table:table-cell office:value-type="float" office:value="7530.64661827227">
                <text:p>7530.646618272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427.58">
                <text:p>25427.58</text:p>
              </table:table-cell>
              <table:table-cell office:value-type="float" office:value="7563.58920320622">
                <text:p>7563.589203206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493.115">
                <text:p>25493.115</text:p>
              </table:table-cell>
              <table:table-cell office:value-type="float" office:value="7596.63076428495">
                <text:p>7596.630764284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558.65">
                <text:p>25558.65</text:p>
              </table:table-cell>
              <table:table-cell office:value-type="float" office:value="7629.77159888275">
                <text:p>7629.771598882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624.185">
                <text:p>25624.185</text:p>
              </table:table-cell>
              <table:table-cell office:value-type="float" office:value="7663.01200526733">
                <text:p>7663.012005267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689.72">
                <text:p>25689.72</text:p>
              </table:table-cell>
              <table:table-cell office:value-type="float" office:value="7696.3522826026">
                <text:p>7696.35228260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755.255">
                <text:p>25755.255</text:p>
              </table:table-cell>
              <table:table-cell office:value-type="float" office:value="7729.79273095126">
                <text:p>7729.792730951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820.79">
                <text:p>25820.79</text:p>
              </table:table-cell>
              <table:table-cell office:value-type="float" office:value="7763.33365127758">
                <text:p>7763.333651277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886.325">
                <text:p>25886.325</text:p>
              </table:table-cell>
              <table:table-cell office:value-type="float" office:value="7796.97534545007">
                <text:p>7796.975345450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951.86">
                <text:p>25951.86</text:p>
              </table:table-cell>
              <table:table-cell office:value-type="float" office:value="7830.7181162442">
                <text:p>7830.71811624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017.395">
                <text:p>26017.395</text:p>
              </table:table-cell>
              <table:table-cell office:value-type="float" office:value="7864.56226734514">
                <text:p>7864.562267345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082.93">
                <text:p>26082.93</text:p>
              </table:table-cell>
              <table:table-cell office:value-type="float" office:value="7898.50810335047">
                <text:p>7898.508103350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148.465">
                <text:p>26148.465</text:p>
              </table:table-cell>
              <table:table-cell office:value-type="float" office:value="7932.55592977295">
                <text:p>7932.555929772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214">
                <text:p>26214</text:p>
              </table:table-cell>
              <table:table-cell office:value-type="float" office:value="7966.70605304325">
                <text:p>7966.706053043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279.535">
                <text:p>26279.535</text:p>
              </table:table-cell>
              <table:table-cell office:value-type="float" office:value="8000.95878051271">
                <text:p>8000.958780512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345.07">
                <text:p>26345.07</text:p>
              </table:table-cell>
              <table:table-cell office:value-type="float" office:value="8035.31442045609">
                <text:p>8035.314420456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410.605">
                <text:p>26410.605</text:p>
              </table:table-cell>
              <table:table-cell office:value-type="float" office:value="8069.77328207441">
                <text:p>8069.773282074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476.14">
                <text:p>26476.14</text:p>
              </table:table-cell>
              <table:table-cell office:value-type="float" office:value="8104.33567549764">
                <text:p>8104.335675497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541.675">
                <text:p>26541.675</text:p>
              </table:table-cell>
              <table:table-cell office:value-type="float" office:value="8139.00191178756">
                <text:p>8139.001911787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607.21">
                <text:p>26607.21</text:p>
              </table:table-cell>
              <table:table-cell office:value-type="float" office:value="8173.77230294053">
                <text:p>8173.772302940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672.745">
                <text:p>26672.745</text:p>
              </table:table-cell>
              <table:table-cell office:value-type="float" office:value="8208.6471618903">
                <text:p>8208.64716189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738.28">
                <text:p>26738.28</text:p>
              </table:table-cell>
              <table:table-cell office:value-type="float" office:value="8243.62680251084">
                <text:p>8243.626802510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803.815">
                <text:p>26803.815</text:p>
              </table:table-cell>
              <table:table-cell office:value-type="float" office:value="8278.71153961915">
                <text:p>8278.711539619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869.35">
                <text:p>26869.35</text:p>
              </table:table-cell>
              <table:table-cell office:value-type="float" office:value="8313.90168897809">
                <text:p>8313.901688978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934.885">
                <text:p>26934.885</text:p>
              </table:table-cell>
              <table:table-cell office:value-type="float" office:value="8349.19756729927">
                <text:p>8349.197567299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000.42">
                <text:p>27000.42</text:p>
              </table:table-cell>
              <table:table-cell office:value-type="float" office:value="8384.59949224581">
                <text:p>8384.599492245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065.955">
                <text:p>27065.955</text:p>
              </table:table-cell>
              <table:table-cell office:value-type="float" office:value="8420.10778243528">
                <text:p>8420.107782435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131.49">
                <text:p>27131.49</text:p>
              </table:table-cell>
              <table:table-cell office:value-type="float" office:value="8455.72275744254">
                <text:p>8455.722757442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197.025">
                <text:p>27197.025</text:p>
              </table:table-cell>
              <table:table-cell office:value-type="float" office:value="8491.44473780259">
                <text:p>8491.44473780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262.56">
                <text:p>27262.56</text:p>
              </table:table-cell>
              <table:table-cell office:value-type="float" office:value="8527.2740450135">
                <text:p>8527.27404501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328.095">
                <text:p>27328.095</text:p>
              </table:table-cell>
              <table:table-cell office:value-type="float" office:value="8563.21100153927">
                <text:p>8563.211001539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393.63">
                <text:p>27393.63</text:p>
              </table:table-cell>
              <table:table-cell office:value-type="float" office:value="8599.25593081278">
                <text:p>8599.255930812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459.165">
                <text:p>27459.165</text:p>
              </table:table-cell>
              <table:table-cell office:value-type="float" office:value="8635.4091572386">
                <text:p>8635.40915723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524.7">
                <text:p>27524.7</text:p>
              </table:table-cell>
              <table:table-cell office:value-type="float" office:value="8671.67100619603">
                <text:p>8671.671006196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590.235">
                <text:p>27590.235</text:p>
              </table:table-cell>
              <table:table-cell office:value-type="float" office:value="8708.04180404196">
                <text:p>8708.041804041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655.77">
                <text:p>27655.77</text:p>
              </table:table-cell>
              <table:table-cell office:value-type="float" office:value="8744.5218781138">
                <text:p>8744.52187811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721.305">
                <text:p>27721.305</text:p>
              </table:table-cell>
              <table:table-cell office:value-type="float" office:value="8781.11155673248">
                <text:p>8781.111556732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786.84">
                <text:p>27786.84</text:p>
              </table:table-cell>
              <table:table-cell office:value-type="float" office:value="8817.81116920534">
                <text:p>8817.811169205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852.375">
                <text:p>27852.375</text:p>
              </table:table-cell>
              <table:table-cell office:value-type="float" office:value="8854.62104582916">
                <text:p>8854.621045829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917.91">
                <text:p>27917.91</text:p>
              </table:table-cell>
              <table:table-cell office:value-type="float" office:value="8891.54151789306">
                <text:p>8891.541517893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983.445">
                <text:p>27983.445</text:p>
              </table:table-cell>
              <table:table-cell office:value-type="float" office:value="8928.57291768153">
                <text:p>8928.572917681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048.98">
                <text:p>28048.98</text:p>
              </table:table-cell>
              <table:table-cell office:value-type="float" office:value="8965.71557847745">
                <text:p>8965.715578477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114.515">
                <text:p>28114.515</text:p>
              </table:table-cell>
              <table:table-cell office:value-type="float" office:value="9002.96983456498">
                <text:p>9002.969834564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180.05">
                <text:p>28180.05</text:p>
              </table:table-cell>
              <table:table-cell office:value-type="float" office:value="9040.33602123271">
                <text:p>9040.336021232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245.585">
                <text:p>28245.585</text:p>
              </table:table-cell>
              <table:table-cell office:value-type="float" office:value="9077.81447477655">
                <text:p>9077.814474776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311.12">
                <text:p>28311.12</text:p>
              </table:table-cell>
              <table:table-cell office:value-type="float" office:value="9115.40553250284">
                <text:p>9115.405532502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376.655">
                <text:p>28376.655</text:p>
              </table:table-cell>
              <table:table-cell office:value-type="float" office:value="9153.10953273136">
                <text:p>9153.109532731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442.19">
                <text:p>28442.19</text:p>
              </table:table-cell>
              <table:table-cell office:value-type="float" office:value="9190.92681479836">
                <text:p>9190.926814798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507.725">
                <text:p>28507.725</text:p>
              </table:table-cell>
              <table:table-cell office:value-type="float" office:value="9228.85771905964">
                <text:p>9228.857719059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573.26">
                <text:p>28573.26</text:p>
              </table:table-cell>
              <table:table-cell office:value-type="float" office:value="9266.90258689359">
                <text:p>9266.902586893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638.795">
                <text:p>28638.795</text:p>
              </table:table-cell>
              <table:table-cell office:value-type="float" office:value="9305.06176070427">
                <text:p>9305.061760704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704.33">
                <text:p>28704.33</text:p>
              </table:table-cell>
              <table:table-cell office:value-type="float" office:value="9343.33558392451">
                <text:p>9343.335583924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769.865">
                <text:p>28769.865</text:p>
              </table:table-cell>
              <table:table-cell office:value-type="float" office:value="9381.72440101898">
                <text:p>9381.724401018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835.4">
                <text:p>28835.4</text:p>
              </table:table-cell>
              <table:table-cell office:value-type="float" office:value="9420.22855748729">
                <text:p>9420.228557487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900.935">
                <text:p>28900.935</text:p>
              </table:table-cell>
              <table:table-cell office:value-type="float" office:value="9458.84839986711">
                <text:p>9458.848399867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966.47">
                <text:p>28966.47</text:p>
              </table:table-cell>
              <table:table-cell office:value-type="float" office:value="9497.58427573728">
                <text:p>9497.584275737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032.005">
                <text:p>29032.005</text:p>
              </table:table-cell>
              <table:table-cell office:value-type="float" office:value="9536.43653372094">
                <text:p>9536.436533720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097.54">
                <text:p>29097.54</text:p>
              </table:table-cell>
              <table:table-cell office:value-type="float" office:value="9575.40552348868">
                <text:p>9575.405523488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163.075">
                <text:p>29163.075</text:p>
              </table:table-cell>
              <table:table-cell office:value-type="float" office:value="9614.49159576167">
                <text:p>9614.491595761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228.61">
                <text:p>29228.61</text:p>
              </table:table-cell>
              <table:table-cell office:value-type="float" office:value="9653.69510231482">
                <text:p>9653.695102314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294.145">
                <text:p>29294.145</text:p>
              </table:table-cell>
              <table:table-cell office:value-type="float" office:value="9693.01639597996">
                <text:p>9693.016395979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359.68">
                <text:p>29359.68</text:p>
              </table:table-cell>
              <table:table-cell office:value-type="float" office:value="9732.455830649">
                <text:p>9732.4558306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425.215">
                <text:p>29425.215</text:p>
              </table:table-cell>
              <table:table-cell office:value-type="float" office:value="9772.01376127711">
                <text:p>9772.013761277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490.75">
                <text:p>29490.75</text:p>
              </table:table-cell>
              <table:table-cell office:value-type="float" office:value="9811.69054388593">
                <text:p>9811.690543885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556.285">
                <text:p>29556.285</text:p>
              </table:table-cell>
              <table:table-cell office:value-type="float" office:value="9851.48653556678">
                <text:p>9851.486535566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621.82">
                <text:p>29621.82</text:p>
              </table:table-cell>
              <table:table-cell office:value-type="float" office:value="9891.40209448386">
                <text:p>9891.402094483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687.355">
                <text:p>29687.355</text:p>
              </table:table-cell>
              <table:table-cell office:value-type="float" office:value="9931.43757987746">
                <text:p>9931.437579877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752.89">
                <text:p>29752.89</text:p>
              </table:table-cell>
              <table:table-cell office:value-type="float" office:value="9971.59335206721">
                <text:p>9971.593352067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818.425">
                <text:p>29818.425</text:p>
              </table:table-cell>
              <table:table-cell office:value-type="float" office:value="10011.8697724553">
                <text:p>10011.86977245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883.96">
                <text:p>29883.96</text:p>
              </table:table-cell>
              <table:table-cell office:value-type="float" office:value="10052.2672035299">
                <text:p>10052.2672035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949.495">
                <text:p>29949.495</text:p>
              </table:table-cell>
              <table:table-cell office:value-type="float" office:value="10092.7860088681">
                <text:p>10092.78600886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15.03">
                <text:p>30015.03</text:p>
              </table:table-cell>
              <table:table-cell office:value-type="float" office:value="10133.4265531394">
                <text:p>10133.42655313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80.565">
                <text:p>30080.565</text:p>
              </table:table-cell>
              <table:table-cell office:value-type="float" office:value="10174.1892021089">
                <text:p>10174.18920210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146.1">
                <text:p>30146.1</text:p>
              </table:table-cell>
              <table:table-cell office:value-type="float" office:value="10215.0743226409">
                <text:p>10215.07432264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211.635">
                <text:p>30211.635</text:p>
              </table:table-cell>
              <table:table-cell office:value-type="float" office:value="10256.0822827016">
                <text:p>10256.08228270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277.17">
                <text:p>30277.17</text:p>
              </table:table-cell>
              <table:table-cell office:value-type="float" office:value="10297.213451363">
                <text:p>10297.2134513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342.705">
                <text:p>30342.705</text:p>
              </table:table-cell>
              <table:table-cell office:value-type="float" office:value="10338.4681988058">
                <text:p>10338.46819880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408.24">
                <text:p>30408.24</text:p>
              </table:table-cell>
              <table:table-cell office:value-type="float" office:value="10379.8468963232">
                <text:p>10379.84689632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473.775">
                <text:p>30473.775</text:p>
              </table:table-cell>
              <table:table-cell office:value-type="float" office:value="10421.3499163235">
                <text:p>10421.34991632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539.31">
                <text:p>30539.31</text:p>
              </table:table-cell>
              <table:table-cell office:value-type="float" office:value="10462.9776323344">
                <text:p>10462.97763233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604.845">
                <text:p>30604.845</text:p>
              </table:table-cell>
              <table:table-cell office:value-type="float" office:value="10504.7304190055">
                <text:p>10504.73041900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670.38">
                <text:p>30670.38</text:p>
              </table:table-cell>
              <table:table-cell office:value-type="float" office:value="10546.6086521122">
                <text:p>10546.60865211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735.915">
                <text:p>30735.915</text:p>
              </table:table-cell>
              <table:table-cell office:value-type="float" office:value="10588.6127085588">
                <text:p>10588.61270855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801.45">
                <text:p>30801.45</text:p>
              </table:table-cell>
              <table:table-cell office:value-type="float" office:value="10630.7429663822">
                <text:p>10630.74296638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866.985">
                <text:p>30866.985</text:p>
              </table:table-cell>
              <table:table-cell office:value-type="float" office:value="10672.9998047549">
                <text:p>10672.99980475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932.52">
                <text:p>30932.52</text:p>
              </table:table-cell>
              <table:table-cell office:value-type="float" office:value="10715.3836039889">
                <text:p>10715.38360398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998.055">
                <text:p>30998.055</text:p>
              </table:table-cell>
              <table:table-cell office:value-type="float" office:value="10757.8947455385">
                <text:p>10757.89474553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063.59">
                <text:p>31063.59</text:p>
              </table:table-cell>
              <table:table-cell office:value-type="float" office:value="10800.5336120043">
                <text:p>10800.53361200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129.125">
                <text:p>31129.125</text:p>
              </table:table-cell>
              <table:table-cell office:value-type="float" office:value="10843.3005871364">
                <text:p>10843.30058713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194.66">
                <text:p>31194.66</text:p>
              </table:table-cell>
              <table:table-cell office:value-type="float" office:value="10886.196055838">
                <text:p>10886.1960558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260.195">
                <text:p>31260.195</text:p>
              </table:table-cell>
              <table:table-cell office:value-type="float" office:value="10929.2204041684">
                <text:p>10929.22040416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325.73">
                <text:p>31325.73</text:p>
              </table:table-cell>
              <table:table-cell office:value-type="float" office:value="10972.3740193471">
                <text:p>10972.37401934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391.265">
                <text:p>31391.265</text:p>
              </table:table-cell>
              <table:table-cell office:value-type="float" office:value="11015.657289757">
                <text:p>11015.6572897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456.8">
                <text:p>31456.8</text:p>
              </table:table-cell>
              <table:table-cell office:value-type="float" office:value="11059.0706049477">
                <text:p>11059.07060494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522.335">
                <text:p>31522.335</text:p>
              </table:table-cell>
              <table:table-cell office:value-type="float" office:value="11102.6143556395">
                <text:p>11102.61435563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587.87">
                <text:p>31587.87</text:p>
              </table:table-cell>
              <table:table-cell office:value-type="float" office:value="11146.2889337262">
                <text:p>11146.28893372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653.405">
                <text:p>31653.405</text:p>
              </table:table-cell>
              <table:table-cell office:value-type="float" office:value="11190.0947322796">
                <text:p>11190.09473227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718.94">
                <text:p>31718.94</text:p>
              </table:table-cell>
              <table:table-cell office:value-type="float" office:value="11234.0321455519">
                <text:p>11234.03214555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784.475">
                <text:p>31784.475</text:p>
              </table:table-cell>
              <table:table-cell office:value-type="float" office:value="11278.1015689803">
                <text:p>11278.10156898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850.01">
                <text:p>31850.01</text:p>
              </table:table-cell>
              <table:table-cell office:value-type="float" office:value="11322.3033991899">
                <text:p>11322.3033991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915.545">
                <text:p>31915.545</text:p>
              </table:table-cell>
              <table:table-cell office:value-type="float" office:value="11366.6380339973">
                <text:p>11366.63803399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981.08">
                <text:p>31981.08</text:p>
              </table:table-cell>
              <table:table-cell office:value-type="float" office:value="11411.1058724148">
                <text:p>11411.10587241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046.615">
                <text:p>32046.615</text:p>
              </table:table-cell>
              <table:table-cell office:value-type="float" office:value="11455.7073146529">
                <text:p>11455.70731465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112.15">
                <text:p>32112.15</text:p>
              </table:table-cell>
              <table:table-cell office:value-type="float" office:value="11500.4427621252">
                <text:p>11500.44276212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177.685">
                <text:p>32177.685</text:p>
              </table:table-cell>
              <table:table-cell office:value-type="float" office:value="11545.3126174508">
                <text:p>11545.31261745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243.22">
                <text:p>32243.22</text:p>
              </table:table-cell>
              <table:table-cell office:value-type="float" office:value="11590.3172844589">
                <text:p>11590.31728445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308.755">
                <text:p>32308.755</text:p>
              </table:table-cell>
              <table:table-cell office:value-type="float" office:value="11635.4571681916">
                <text:p>11635.45716819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374.29">
                <text:p>32374.29</text:p>
              </table:table-cell>
              <table:table-cell office:value-type="float" office:value="11680.7326749083">
                <text:p>11680.73267490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439.825">
                <text:p>32439.825</text:p>
              </table:table-cell>
              <table:table-cell office:value-type="float" office:value="11726.1442120888">
                <text:p>11726.14421208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505.36">
                <text:p>32505.36</text:p>
              </table:table-cell>
              <table:table-cell office:value-type="float" office:value="11771.6921884373">
                <text:p>11771.69218843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570.895">
                <text:p>32570.895</text:p>
              </table:table-cell>
              <table:table-cell office:value-type="float" office:value="11817.3770138858">
                <text:p>11817.37701388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636.43">
                <text:p>32636.43</text:p>
              </table:table-cell>
              <table:table-cell office:value-type="float" office:value="11863.1990995981">
                <text:p>11863.19909959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701.965">
                <text:p>32701.965</text:p>
              </table:table-cell>
              <table:table-cell office:value-type="float" office:value="11909.1588579733">
                <text:p>11909.15885797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767.5">
                <text:p>32767.5</text:p>
              </table:table-cell>
              <table:table-cell office:value-type="float" office:value="11955.2567026496">
                <text:p>11955.25670264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833.035">
                <text:p>32833.035</text:p>
              </table:table-cell>
              <table:table-cell office:value-type="float" office:value="12001.4930485077">
                <text:p>12001.49304850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898.57">
                <text:p>32898.57</text:p>
              </table:table-cell>
              <table:table-cell office:value-type="float" office:value="12047.8683116752">
                <text:p>12047.86831167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964.105">
                <text:p>32964.105</text:p>
              </table:table-cell>
              <table:table-cell office:value-type="float" office:value="12094.3829095297">
                <text:p>12094.38290952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29.64">
                <text:p>33029.64</text:p>
              </table:table-cell>
              <table:table-cell office:value-type="float" office:value="12141.037260703">
                <text:p>12141.0372607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95.175">
                <text:p>33095.175</text:p>
              </table:table-cell>
              <table:table-cell office:value-type="float" office:value="12187.8317850844">
                <text:p>12187.83178508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160.71">
                <text:p>33160.71</text:p>
              </table:table-cell>
              <table:table-cell office:value-type="float" office:value="12234.7669038251">
                <text:p>12234.76690382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226.245">
                <text:p>33226.245</text:p>
              </table:table-cell>
              <table:table-cell office:value-type="float" office:value="12281.8430393415">
                <text:p>12281.84303934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291.78">
                <text:p>33291.78</text:p>
              </table:table-cell>
              <table:table-cell office:value-type="float" office:value="12329.0606153189">
                <text:p>12329.06061531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357.315">
                <text:p>33357.315</text:p>
              </table:table-cell>
              <table:table-cell office:value-type="float" office:value="12376.4200567161">
                <text:p>12376.42005671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422.85">
                <text:p>33422.85</text:p>
              </table:table-cell>
              <table:table-cell office:value-type="float" office:value="12423.9217897682">
                <text:p>12423.92178976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488.385">
                <text:p>33488.385</text:p>
              </table:table-cell>
              <table:table-cell office:value-type="float" office:value="12471.5662419911">
                <text:p>12471.56624199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553.92">
                <text:p>33553.92</text:p>
              </table:table-cell>
              <table:table-cell office:value-type="float" office:value="12519.3538421854">
                <text:p>12519.35384218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619.455">
                <text:p>33619.455</text:p>
              </table:table-cell>
              <table:table-cell office:value-type="float" office:value="12567.2850204396">
                <text:p>12567.28502043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684.99">
                <text:p>33684.99</text:p>
              </table:table-cell>
              <table:table-cell office:value-type="float" office:value="12615.3602081347">
                <text:p>12615.36020813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750.525">
                <text:p>33750.525</text:p>
              </table:table-cell>
              <table:table-cell office:value-type="float" office:value="12663.5798379478">
                <text:p>12663.57983794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816.06">
                <text:p>33816.06</text:p>
              </table:table-cell>
              <table:table-cell office:value-type="float" office:value="12711.9443438558">
                <text:p>12711.94434385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881.595">
                <text:p>33881.595</text:p>
              </table:table-cell>
              <table:table-cell office:value-type="float" office:value="12760.4541611396">
                <text:p>12760.45416113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947.13">
                <text:p>33947.13</text:p>
              </table:table-cell>
              <table:table-cell office:value-type="float" office:value="12809.1097263879">
                <text:p>12809.10972638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012.665">
                <text:p>34012.665</text:p>
              </table:table-cell>
              <table:table-cell office:value-type="float" office:value="12857.9114775011">
                <text:p>12857.91147750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078.2">
                <text:p>34078.2</text:p>
              </table:table-cell>
              <table:table-cell office:value-type="float" office:value="12906.8598536953">
                <text:p>12906.85985369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143.735">
                <text:p>34143.735</text:p>
              </table:table-cell>
              <table:table-cell office:value-type="float" office:value="12955.9552955061">
                <text:p>12955.95529550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209.27">
                <text:p>34209.27</text:p>
              </table:table-cell>
              <table:table-cell office:value-type="float" office:value="13005.198244793">
                <text:p>13005.1982447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274.805">
                <text:p>34274.805</text:p>
              </table:table-cell>
              <table:table-cell office:value-type="float" office:value="13054.5891447428">
                <text:p>13054.58914474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340.34">
                <text:p>34340.34</text:p>
              </table:table-cell>
              <table:table-cell office:value-type="float" office:value="13104.128439874">
                <text:p>13104.1284398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405.875">
                <text:p>34405.875</text:p>
              </table:table-cell>
              <table:table-cell office:value-type="float" office:value="13153.8165760404">
                <text:p>13153.81657604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471.41">
                <text:p>34471.41</text:p>
              </table:table-cell>
              <table:table-cell office:value-type="float" office:value="13203.6540004357">
                <text:p>13203.65400043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536.945">
                <text:p>34536.945</text:p>
              </table:table-cell>
              <table:table-cell office:value-type="float" office:value="13253.6411615971">
                <text:p>13253.64116159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602.48">
                <text:p>34602.48</text:p>
              </table:table-cell>
              <table:table-cell office:value-type="float" office:value="13303.7785094092">
                <text:p>13303.77850940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668.015">
                <text:p>34668.015</text:p>
              </table:table-cell>
              <table:table-cell office:value-type="float" office:value="13354.0664951087">
                <text:p>13354.06649510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733.55">
                <text:p>34733.55</text:p>
              </table:table-cell>
              <table:table-cell office:value-type="float" office:value="13404.5055712876">
                <text:p>13404.50557128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799.085">
                <text:p>34799.085</text:p>
              </table:table-cell>
              <table:table-cell office:value-type="float" office:value="13455.0961918981">
                <text:p>13455.09619189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864.62">
                <text:p>34864.62</text:p>
              </table:table-cell>
              <table:table-cell office:value-type="float" office:value="13505.8388122561">
                <text:p>13505.83881225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930.155">
                <text:p>34930.155</text:p>
              </table:table-cell>
              <table:table-cell office:value-type="float" office:value="13556.7338890454">
                <text:p>13556.73388904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995.69">
                <text:p>34995.69</text:p>
              </table:table-cell>
              <table:table-cell office:value-type="float" office:value="13607.7818803221">
                <text:p>13607.78188032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061.225">
                <text:p>35061.225</text:p>
              </table:table-cell>
              <table:table-cell office:value-type="float" office:value="13658.9832455185">
                <text:p>13658.98324551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126.76">
                <text:p>35126.76</text:p>
              </table:table-cell>
              <table:table-cell office:value-type="float" office:value="13710.3384454472">
                <text:p>13710.33844544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192.295">
                <text:p>35192.295</text:p>
              </table:table-cell>
              <table:table-cell office:value-type="float" office:value="13761.8479423054">
                <text:p>13761.84794230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257.83">
                <text:p>35257.83</text:p>
              </table:table-cell>
              <table:table-cell office:value-type="float" office:value="13813.5121996789">
                <text:p>13813.51219967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323.365">
                <text:p>35323.365</text:p>
              </table:table-cell>
              <table:table-cell office:value-type="float" office:value="13865.3316825463">
                <text:p>13865.33168254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388.9">
                <text:p>35388.9</text:p>
              </table:table-cell>
              <table:table-cell office:value-type="float" office:value="13917.3068572833">
                <text:p>13917.30685728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454.435">
                <text:p>35454.435</text:p>
              </table:table-cell>
              <table:table-cell office:value-type="float" office:value="13969.4381916669">
                <text:p>13969.43819166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519.97">
                <text:p>35519.97</text:p>
              </table:table-cell>
              <table:table-cell office:value-type="float" office:value="14021.7261548794">
                <text:p>14021.72615487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585.505">
                <text:p>35585.505</text:p>
              </table:table-cell>
              <table:table-cell office:value-type="float" office:value="14074.1712175129">
                <text:p>14074.17121751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651.04">
                <text:p>35651.04</text:p>
              </table:table-cell>
              <table:table-cell office:value-type="float" office:value="14126.7738515732">
                <text:p>14126.77385157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716.575">
                <text:p>35716.575</text:p>
              </table:table-cell>
              <table:table-cell office:value-type="float" office:value="14179.5345304844">
                <text:p>14179.53453048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782.11">
                <text:p>35782.11</text:p>
              </table:table-cell>
              <table:table-cell office:value-type="float" office:value="14232.4537290931">
                <text:p>14232.45372909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847.645">
                <text:p>35847.645</text:p>
              </table:table-cell>
              <table:table-cell office:value-type="float" office:value="14285.5319236722">
                <text:p>14285.53192367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913.18">
                <text:p>35913.18</text:p>
              </table:table-cell>
              <table:table-cell office:value-type="float" office:value="14338.7695919261">
                <text:p>14338.76959192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978.715">
                <text:p>35978.715</text:p>
              </table:table-cell>
              <table:table-cell office:value-type="float" office:value="14392.1672129939">
                <text:p>14392.1672129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44.25">
                <text:p>36044.25</text:p>
              </table:table-cell>
              <table:table-cell office:value-type="float" office:value="14445.7252674547">
                <text:p>14445.72526745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109.785">
                <text:p>36109.785</text:p>
              </table:table-cell>
              <table:table-cell office:value-type="float" office:value="14499.4442373313">
                <text:p>14499.44423733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175.32">
                <text:p>36175.32</text:p>
              </table:table-cell>
              <table:table-cell office:value-type="float" office:value="14553.3246060948">
                <text:p>14553.32460609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240.855">
                <text:p>36240.855</text:p>
              </table:table-cell>
              <table:table-cell office:value-type="float" office:value="14607.366858669">
                <text:p>14607.3668586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306.39">
                <text:p>36306.39</text:p>
              </table:table-cell>
              <table:table-cell office:value-type="float" office:value="14661.5714814343">
                <text:p>14661.57148143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371.925">
                <text:p>36371.925</text:p>
              </table:table-cell>
              <table:table-cell office:value-type="float" office:value="14715.9389622329">
                <text:p>14715.93896223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437.46">
                <text:p>36437.46</text:p>
              </table:table-cell>
              <table:table-cell office:value-type="float" office:value="14770.4697903723">
                <text:p>14770.46979037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502.995">
                <text:p>36502.995</text:p>
              </table:table-cell>
              <table:table-cell office:value-type="float" office:value="14825.1644566305">
                <text:p>14825.16445663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568.53">
                <text:p>36568.53</text:p>
              </table:table-cell>
              <table:table-cell office:value-type="float" office:value="14880.0234532598">
                <text:p>14880.02345325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634.065">
                <text:p>36634.065</text:p>
              </table:table-cell>
              <table:table-cell office:value-type="float" office:value="14935.0472739914">
                <text:p>14935.04727399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699.6">
                <text:p>36699.6</text:p>
              </table:table-cell>
              <table:table-cell office:value-type="float" office:value="14990.2364140403">
                <text:p>14990.23641404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765.135">
                <text:p>36765.135</text:p>
              </table:table-cell>
              <table:table-cell office:value-type="float" office:value="15045.591370109">
                <text:p>15045.5913701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830.67">
                <text:p>36830.67</text:p>
              </table:table-cell>
              <table:table-cell office:value-type="float" office:value="15101.1126403925">
                <text:p>15101.11264039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896.205">
                <text:p>36896.205</text:p>
              </table:table-cell>
              <table:table-cell office:value-type="float" office:value="15156.8007245825">
                <text:p>15156.80072458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61.74">
                <text:p>36961.74</text:p>
              </table:table-cell>
              <table:table-cell office:value-type="float" office:value="15212.6561238723">
                <text:p>15212.65612387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027.275">
                <text:p>37027.275</text:p>
              </table:table-cell>
              <table:table-cell office:value-type="float" office:value="15268.6793409608">
                <text:p>15268.67934096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092.81">
                <text:p>37092.81</text:p>
              </table:table-cell>
              <table:table-cell office:value-type="float" office:value="15324.8708800574">
                <text:p>15324.87088005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158.345">
                <text:p>37158.345</text:p>
              </table:table-cell>
              <table:table-cell office:value-type="float" office:value="15381.2312468862">
                <text:p>15381.23124688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223.88">
                <text:p>37223.88</text:p>
              </table:table-cell>
              <table:table-cell office:value-type="float" office:value="15437.7609486909">
                <text:p>15437.76094869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289.415">
                <text:p>37289.415</text:p>
              </table:table-cell>
              <table:table-cell office:value-type="float" office:value="15494.4604942394">
                <text:p>15494.46049423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354.95">
                <text:p>37354.95</text:p>
              </table:table-cell>
              <table:table-cell office:value-type="float" office:value="15551.3303938277">
                <text:p>15551.33039382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420.485">
                <text:p>37420.485</text:p>
              </table:table-cell>
              <table:table-cell office:value-type="float" office:value="15608.3711592855">
                <text:p>15608.37115928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486.02">
                <text:p>37486.02</text:p>
              </table:table-cell>
              <table:table-cell office:value-type="float" office:value="15665.5833039799">
                <text:p>15665.58330397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551.555">
                <text:p>37551.555</text:p>
              </table:table-cell>
              <table:table-cell office:value-type="float" office:value="15722.9673428208">
                <text:p>15722.96734282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617.09">
                <text:p>37617.09</text:p>
              </table:table-cell>
              <table:table-cell office:value-type="float" office:value="15780.5237922647">
                <text:p>15780.52379226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682.625">
                <text:p>37682.625</text:p>
              </table:table-cell>
              <table:table-cell office:value-type="float" office:value="15838.2531703202">
                <text:p>15838.25317032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748.16">
                <text:p>37748.16</text:p>
              </table:table-cell>
              <table:table-cell office:value-type="float" office:value="15896.1559965521">
                <text:p>15896.15599655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813.695">
                <text:p>37813.695</text:p>
              </table:table-cell>
              <table:table-cell office:value-type="float" office:value="15954.2327920861">
                <text:p>15954.23279208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879.23">
                <text:p>37879.23</text:p>
              </table:table-cell>
              <table:table-cell office:value-type="float" office:value="16012.4840796139">
                <text:p>16012.4840796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944.765">
                <text:p>37944.765</text:p>
              </table:table-cell>
              <table:table-cell office:value-type="float" office:value="16070.9103833973">
                <text:p>16070.91038339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010.3">
                <text:p>38010.3</text:p>
              </table:table-cell>
              <table:table-cell office:value-type="float" office:value="16129.5122292736">
                <text:p>16129.51222927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075.835">
                <text:p>38075.835</text:p>
              </table:table-cell>
              <table:table-cell office:value-type="float" office:value="16188.2901446598">
                <text:p>16188.29014465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141.37">
                <text:p>38141.37</text:p>
              </table:table-cell>
              <table:table-cell office:value-type="float" office:value="16247.2446585574">
                <text:p>16247.24465855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206.905">
                <text:p>38206.905</text:p>
              </table:table-cell>
              <table:table-cell office:value-type="float" office:value="16306.3763015575">
                <text:p>16306.37630155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272.44">
                <text:p>38272.44</text:p>
              </table:table-cell>
              <table:table-cell office:value-type="float" office:value="16365.6856058453">
                <text:p>16365.68560584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337.975">
                <text:p>38337.975</text:p>
              </table:table-cell>
              <table:table-cell office:value-type="float" office:value="16425.1731052049">
                <text:p>16425.17310520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403.51">
                <text:p>38403.51</text:p>
              </table:table-cell>
              <table:table-cell office:value-type="float" office:value="16484.8393350242">
                <text:p>16484.83933502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469.045">
                <text:p>38469.045</text:p>
              </table:table-cell>
              <table:table-cell office:value-type="float" office:value="16544.6848322998">
                <text:p>16544.68483229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534.58">
                <text:p>38534.58</text:p>
              </table:table-cell>
              <table:table-cell office:value-type="float" office:value="16604.7101356414">
                <text:p>16604.71013564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600.115">
                <text:p>38600.115</text:p>
              </table:table-cell>
              <table:table-cell office:value-type="float" office:value="16664.9157852772">
                <text:p>16664.91578527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665.65">
                <text:p>38665.65</text:p>
              </table:table-cell>
              <table:table-cell office:value-type="float" office:value="16725.3023230585">
                <text:p>16725.30232305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731.185">
                <text:p>38731.185</text:p>
              </table:table-cell>
              <table:table-cell office:value-type="float" office:value="16785.8702924644">
                <text:p>16785.87029246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796.72">
                <text:p>38796.72</text:p>
              </table:table-cell>
              <table:table-cell office:value-type="float" office:value="16846.6202386073">
                <text:p>16846.62023860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862.255">
                <text:p>38862.255</text:p>
              </table:table-cell>
              <table:table-cell office:value-type="float" office:value="16907.5527082368">
                <text:p>16907.55270823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927.79">
                <text:p>38927.79</text:p>
              </table:table-cell>
              <table:table-cell office:value-type="float" office:value="16968.6682497458">
                <text:p>16968.66824974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993.325">
                <text:p>38993.325</text:p>
              </table:table-cell>
              <table:table-cell office:value-type="float" office:value="17029.9674131745">
                <text:p>17029.96741317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058.86">
                <text:p>39058.86</text:p>
              </table:table-cell>
              <table:table-cell office:value-type="float" office:value="17091.4507502158">
                <text:p>17091.45075021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124.395">
                <text:p>39124.395</text:p>
              </table:table-cell>
              <table:table-cell office:value-type="float" office:value="17153.11881422">
                <text:p>17153.118814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189.93">
                <text:p>39189.93</text:p>
              </table:table-cell>
              <table:table-cell office:value-type="float" office:value="17214.9721602003">
                <text:p>17214.97216020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255.465">
                <text:p>39255.465</text:p>
              </table:table-cell>
              <table:table-cell office:value-type="float" office:value="17277.0113448372">
                <text:p>17277.01134483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321">
                <text:p>39321</text:p>
              </table:table-cell>
              <table:table-cell office:value-type="float" office:value="17339.2369264836">
                <text:p>17339.23692648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386.535">
                <text:p>39386.535</text:p>
              </table:table-cell>
              <table:table-cell office:value-type="float" office:value="17401.6494651704">
                <text:p>17401.64946517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452.07">
                <text:p>39452.07</text:p>
              </table:table-cell>
              <table:table-cell office:value-type="float" office:value="17464.2495226107">
                <text:p>17464.24952261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517.605">
                <text:p>39517.605</text:p>
              </table:table-cell>
              <table:table-cell office:value-type="float" office:value="17527.0376622055">
                <text:p>17527.03766220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583.14">
                <text:p>39583.14</text:p>
              </table:table-cell>
              <table:table-cell office:value-type="float" office:value="17590.0144490484">
                <text:p>17590.01444904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648.675">
                <text:p>39648.675</text:p>
              </table:table-cell>
              <table:table-cell office:value-type="float" office:value="17653.1804499311">
                <text:p>17653.18044993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714.21">
                <text:p>39714.21</text:p>
              </table:table-cell>
              <table:table-cell office:value-type="float" office:value="17716.5362333478">
                <text:p>17716.53623334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779.745">
                <text:p>39779.745</text:p>
              </table:table-cell>
              <table:table-cell office:value-type="float" office:value="17780.0823695012">
                <text:p>17780.08236950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845.28">
                <text:p>39845.28</text:p>
              </table:table-cell>
              <table:table-cell office:value-type="float" office:value="17843.8194303067">
                <text:p>17843.81943030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910.815">
                <text:p>39910.815</text:p>
              </table:table-cell>
              <table:table-cell office:value-type="float" office:value="17907.7479893986">
                <text:p>17907.74798939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976.35">
                <text:p>39976.35</text:p>
              </table:table-cell>
              <table:table-cell office:value-type="float" office:value="17971.8686221341">
                <text:p>17971.86862213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41.885">
                <text:p>40041.885</text:p>
              </table:table-cell>
              <table:table-cell office:value-type="float" office:value="18036.1819055994">
                <text:p>18036.18190559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107.42">
                <text:p>40107.42</text:p>
              </table:table-cell>
              <table:table-cell office:value-type="float" office:value="18100.6884186145">
                <text:p>18100.68841861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172.955">
                <text:p>40172.955</text:p>
              </table:table-cell>
              <table:table-cell office:value-type="float" office:value="18165.3887417384">
                <text:p>18165.38874173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238.49">
                <text:p>40238.49</text:p>
              </table:table-cell>
              <table:table-cell office:value-type="float" office:value="18230.2834572746">
                <text:p>18230.28345727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304.025">
                <text:p>40304.025</text:p>
              </table:table-cell>
              <table:table-cell office:value-type="float" office:value="18295.3731492758">
                <text:p>18295.37314927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369.56">
                <text:p>40369.56</text:p>
              </table:table-cell>
              <table:table-cell office:value-type="float" office:value="18360.6584035498">
                <text:p>18360.65840354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435.095">
                <text:p>40435.095</text:p>
              </table:table-cell>
              <table:table-cell office:value-type="float" office:value="18426.1398076642">
                <text:p>18426.13980766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500.63">
                <text:p>40500.63</text:p>
              </table:table-cell>
              <table:table-cell office:value-type="float" office:value="18491.8179509522">
                <text:p>18491.81795095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566.165">
                <text:p>40566.165</text:p>
              </table:table-cell>
              <table:table-cell office:value-type="float" office:value="18557.6934245175">
                <text:p>18557.69342451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631.7">
                <text:p>40631.7</text:p>
              </table:table-cell>
              <table:table-cell office:value-type="float" office:value="18623.7668212397">
                <text:p>18623.76682123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697.235">
                <text:p>40697.235</text:p>
              </table:table-cell>
              <table:table-cell office:value-type="float" office:value="18690.03873578">
                <text:p>18690.038735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762.77">
                <text:p>40762.77</text:p>
              </table:table-cell>
              <table:table-cell office:value-type="float" office:value="18756.5097645859">
                <text:p>18756.5097645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828.305">
                <text:p>40828.305</text:p>
              </table:table-cell>
              <table:table-cell office:value-type="float" office:value="18823.1805058973">
                <text:p>18823.18050589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893.84">
                <text:p>40893.84</text:p>
              </table:table-cell>
              <table:table-cell office:value-type="float" office:value="18890.0515597511">
                <text:p>18890.05155975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959.375">
                <text:p>40959.375</text:p>
              </table:table-cell>
              <table:table-cell office:value-type="float" office:value="18957.1235279874">
                <text:p>18957.12352798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024.91">
                <text:p>41024.91</text:p>
              </table:table-cell>
              <table:table-cell office:value-type="float" office:value="19024.3970142544">
                <text:p>19024.39701425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090.445">
                <text:p>41090.445</text:p>
              </table:table-cell>
              <table:table-cell office:value-type="float" office:value="19091.8726240137">
                <text:p>19091.87262401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155.98">
                <text:p>41155.98</text:p>
              </table:table-cell>
              <table:table-cell office:value-type="float" office:value="19159.5509645465">
                <text:p>19159.55096454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221.515">
                <text:p>41221.515</text:p>
              </table:table-cell>
              <table:table-cell office:value-type="float" office:value="19227.4326449581">
                <text:p>19227.43264495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287.05">
                <text:p>41287.05</text:p>
              </table:table-cell>
              <table:table-cell office:value-type="float" office:value="19295.5182761843">
                <text:p>19295.51827618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352.585">
                <text:p>41352.585</text:p>
              </table:table-cell>
              <table:table-cell office:value-type="float" office:value="19363.8084709961">
                <text:p>19363.80847099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418.12">
                <text:p>41418.12</text:p>
              </table:table-cell>
              <table:table-cell office:value-type="float" office:value="19432.3038440057">
                <text:p>19432.30384400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483.655">
                <text:p>41483.655</text:p>
              </table:table-cell>
              <table:table-cell office:value-type="float" office:value="19501.0050116721">
                <text:p>19501.00501167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549.19">
                <text:p>41549.19</text:p>
              </table:table-cell>
              <table:table-cell office:value-type="float" office:value="19569.912592306">
                <text:p>19569.9125923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614.725">
                <text:p>41614.725</text:p>
              </table:table-cell>
              <table:table-cell office:value-type="float" office:value="19639.0272060763">
                <text:p>19639.02720607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680.26">
                <text:p>41680.26</text:p>
              </table:table-cell>
              <table:table-cell office:value-type="float" office:value="19708.3494750149">
                <text:p>19708.34947501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745.795">
                <text:p>41745.795</text:p>
              </table:table-cell>
              <table:table-cell office:value-type="float" office:value="19777.8800230227">
                <text:p>19777.88002302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811.33">
                <text:p>41811.33</text:p>
              </table:table-cell>
              <table:table-cell office:value-type="float" office:value="19847.6194758752">
                <text:p>19847.61947587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876.865">
                <text:p>41876.865</text:p>
              </table:table-cell>
              <table:table-cell office:value-type="float" office:value="19917.5684612277">
                <text:p>19917.56846122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42.4">
                <text:p>41942.4</text:p>
              </table:table-cell>
              <table:table-cell office:value-type="float" office:value="19987.7276086218">
                <text:p>19987.72760862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7.935">
                <text:p>42007.935</text:p>
              </table:table-cell>
              <table:table-cell office:value-type="float" office:value="20058.0975494902">
                <text:p>20058.09754949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73.47">
                <text:p>42073.47</text:p>
              </table:table-cell>
              <table:table-cell office:value-type="float" office:value="20128.6789171628">
                <text:p>20128.67891716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139.005">
                <text:p>42139.005</text:p>
              </table:table-cell>
              <table:table-cell office:value-type="float" office:value="20199.4723468725">
                <text:p>20199.47234687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204.54">
                <text:p>42204.54</text:p>
              </table:table-cell>
              <table:table-cell office:value-type="float" office:value="20270.4784757605">
                <text:p>20270.47847576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270.075">
                <text:p>42270.075</text:p>
              </table:table-cell>
              <table:table-cell office:value-type="float" office:value="20341.6979428825">
                <text:p>20341.69794288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335.61">
                <text:p>42335.61</text:p>
              </table:table-cell>
              <table:table-cell office:value-type="float" office:value="20413.1313892143">
                <text:p>20413.13138921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401.145">
                <text:p>42401.145</text:p>
              </table:table-cell>
              <table:table-cell office:value-type="float" office:value="20484.7794576572">
                <text:p>20484.77945765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466.68">
                <text:p>42466.68</text:p>
              </table:table-cell>
              <table:table-cell office:value-type="float" office:value="20556.6427930444">
                <text:p>20556.64279304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532.215">
                <text:p>42532.215</text:p>
              </table:table-cell>
              <table:table-cell office:value-type="float" office:value="20628.7220421464">
                <text:p>20628.72204214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597.75">
                <text:p>42597.75</text:p>
              </table:table-cell>
              <table:table-cell office:value-type="float" office:value="20701.017853677">
                <text:p>20701.0178536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663.285">
                <text:p>42663.285</text:p>
              </table:table-cell>
              <table:table-cell office:value-type="float" office:value="20773.5308782989">
                <text:p>20773.53087829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728.82">
                <text:p>42728.82</text:p>
              </table:table-cell>
              <table:table-cell office:value-type="float" office:value="20846.2617686298">
                <text:p>20846.26176862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794.355">
                <text:p>42794.355</text:p>
              </table:table-cell>
              <table:table-cell office:value-type="float" office:value="20919.2111792482">
                <text:p>20919.21117924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859.89">
                <text:p>42859.89</text:p>
              </table:table-cell>
              <table:table-cell office:value-type="float" office:value="20992.3797666993">
                <text:p>20992.37976669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925.425">
                <text:p>42925.425</text:p>
              </table:table-cell>
              <table:table-cell office:value-type="float" office:value="21065.768189501">
                <text:p>21065.7681895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990.96">
                <text:p>42990.96</text:p>
              </table:table-cell>
              <table:table-cell office:value-type="float" office:value="21139.3771081494">
                <text:p>21139.37710814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056.495">
                <text:p>43056.495</text:p>
              </table:table-cell>
              <table:table-cell office:value-type="float" office:value="21213.2071851255">
                <text:p>21213.20718512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122.03">
                <text:p>43122.03</text:p>
              </table:table-cell>
              <table:table-cell office:value-type="float" office:value="21287.2590849003">
                <text:p>21287.25908490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187.565">
                <text:p>43187.565</text:p>
              </table:table-cell>
              <table:table-cell office:value-type="float" office:value="21361.5334739414">
                <text:p>21361.53347394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253.1">
                <text:p>43253.1</text:p>
              </table:table-cell>
              <table:table-cell office:value-type="float" office:value="21436.0310207189">
                <text:p>21436.03102071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318.635">
                <text:p>43318.635</text:p>
              </table:table-cell>
              <table:table-cell office:value-type="float" office:value="21510.7523957112">
                <text:p>21510.75239571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384.17">
                <text:p>43384.17</text:p>
              </table:table-cell>
              <table:table-cell office:value-type="float" office:value="21585.6982714111">
                <text:p>21585.69827141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449.705">
                <text:p>43449.705</text:p>
              </table:table-cell>
              <table:table-cell office:value-type="float" office:value="21660.8693223321">
                <text:p>21660.86932233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515.24">
                <text:p>43515.24</text:p>
              </table:table-cell>
              <table:table-cell office:value-type="float" office:value="21736.2662250142">
                <text:p>21736.26622501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580.775">
                <text:p>43580.775</text:p>
              </table:table-cell>
              <table:table-cell office:value-type="float" office:value="21811.8896580298">
                <text:p>21811.88965802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646.31">
                <text:p>43646.31</text:p>
              </table:table-cell>
              <table:table-cell office:value-type="float" office:value="21887.7403019905">
                <text:p>21887.74030199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711.845">
                <text:p>43711.845</text:p>
              </table:table-cell>
              <table:table-cell office:value-type="float" office:value="21963.8188395526">
                <text:p>21963.81883955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777.38">
                <text:p>43777.38</text:p>
              </table:table-cell>
              <table:table-cell office:value-type="float" office:value="22040.1259554234">
                <text:p>22040.12595542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42.915">
                <text:p>43842.915</text:p>
              </table:table-cell>
              <table:table-cell office:value-type="float" office:value="22116.6623363675">
                <text:p>22116.66233636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08.45">
                <text:p>43908.45</text:p>
              </table:table-cell>
              <table:table-cell office:value-type="float" office:value="22193.4286712128">
                <text:p>22193.42867121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73.985">
                <text:p>43973.985</text:p>
              </table:table-cell>
              <table:table-cell office:value-type="float" office:value="22270.4256508568">
                <text:p>22270.42565085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39.52">
                <text:p>44039.52</text:p>
              </table:table-cell>
              <table:table-cell office:value-type="float" office:value="22347.653968273">
                <text:p>22347.6539682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05.055">
                <text:p>44105.055</text:p>
              </table:table-cell>
              <table:table-cell office:value-type="float" office:value="22425.1143185165">
                <text:p>22425.11431851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70.59">
                <text:p>44170.59</text:p>
              </table:table-cell>
              <table:table-cell office:value-type="float" office:value="22502.8073987313">
                <text:p>22502.80739873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36.125">
                <text:p>44236.125</text:p>
              </table:table-cell>
              <table:table-cell office:value-type="float" office:value="22580.7339081554">
                <text:p>22580.73390815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01.66">
                <text:p>44301.66</text:p>
              </table:table-cell>
              <table:table-cell office:value-type="float" office:value="22658.894548128">
                <text:p>22658.8945481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67.195">
                <text:p>44367.195</text:p>
              </table:table-cell>
              <table:table-cell office:value-type="float" office:value="22737.2900220954">
                <text:p>22737.29002209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432.73">
                <text:p>44432.73</text:p>
              </table:table-cell>
              <table:table-cell office:value-type="float" office:value="22815.9210356174">
                <text:p>22815.92103561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498.265">
                <text:p>44498.265</text:p>
              </table:table-cell>
              <table:table-cell office:value-type="float" office:value="22894.7882963736">
                <text:p>22894.78829637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563.8">
                <text:p>44563.8</text:p>
              </table:table-cell>
              <table:table-cell office:value-type="float" office:value="22973.8925141699">
                <text:p>22973.8925141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629.335">
                <text:p>44629.335</text:p>
              </table:table-cell>
              <table:table-cell office:value-type="float" office:value="23053.2344009449">
                <text:p>23053.23440094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694.87">
                <text:p>44694.87</text:p>
              </table:table-cell>
              <table:table-cell office:value-type="float" office:value="23132.8146707759">
                <text:p>23132.81467077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760.405">
                <text:p>44760.405</text:p>
              </table:table-cell>
              <table:table-cell office:value-type="float" office:value="23212.6340398861">
                <text:p>23212.63403988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825.94">
                <text:p>44825.94</text:p>
              </table:table-cell>
              <table:table-cell office:value-type="float" office:value="23292.6932266502">
                <text:p>23292.69322665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891.475">
                <text:p>44891.475</text:p>
              </table:table-cell>
              <table:table-cell office:value-type="float" office:value="23372.9929516014">
                <text:p>23372.99295160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957.01">
                <text:p>44957.01</text:p>
              </table:table-cell>
              <table:table-cell office:value-type="float" office:value="23453.5339374379">
                <text:p>23453.5339374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022.545">
                <text:p>45022.545</text:p>
              </table:table-cell>
              <table:table-cell office:value-type="float" office:value="23534.316909029">
                <text:p>23534.3169090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088.08">
                <text:p>45088.08</text:p>
              </table:table-cell>
              <table:table-cell office:value-type="float" office:value="23615.3425934221">
                <text:p>23615.34259342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153.615">
                <text:p>45153.615</text:p>
              </table:table-cell>
              <table:table-cell office:value-type="float" office:value="23696.6117198489">
                <text:p>23696.61171984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219.15">
                <text:p>45219.15</text:p>
              </table:table-cell>
              <table:table-cell office:value-type="float" office:value="23778.1250197319">
                <text:p>23778.12501973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284.685">
                <text:p>45284.685</text:p>
              </table:table-cell>
              <table:table-cell office:value-type="float" office:value="23859.8832266916">
                <text:p>23859.88322669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350.22">
                <text:p>45350.22</text:p>
              </table:table-cell>
              <table:table-cell office:value-type="float" office:value="23941.8870765522">
                <text:p>23941.88707655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415.755">
                <text:p>45415.755</text:p>
              </table:table-cell>
              <table:table-cell office:value-type="float" office:value="24024.1373073491">
                <text:p>24024.13730734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481.29">
                <text:p>45481.29</text:p>
              </table:table-cell>
              <table:table-cell office:value-type="float" office:value="24106.6346593348">
                <text:p>24106.63465933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546.825">
                <text:p>45546.825</text:p>
              </table:table-cell>
              <table:table-cell office:value-type="float" office:value="24189.379874986">
                <text:p>24189.3798749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612.36">
                <text:p>45612.36</text:p>
              </table:table-cell>
              <table:table-cell office:value-type="float" office:value="24272.3736990103">
                <text:p>24272.37369901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677.895">
                <text:p>45677.895</text:p>
              </table:table-cell>
              <table:table-cell office:value-type="float" office:value="24355.6168783526">
                <text:p>24355.61687835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743.43">
                <text:p>45743.43</text:p>
              </table:table-cell>
              <table:table-cell office:value-type="float" office:value="24439.1101622022">
                <text:p>24439.11016220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808.965">
                <text:p>45808.965</text:p>
              </table:table-cell>
              <table:table-cell office:value-type="float" office:value="24522.8543019991">
                <text:p>24522.85430199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874.5">
                <text:p>45874.5</text:p>
              </table:table-cell>
              <table:table-cell office:value-type="float" office:value="24606.8500514411">
                <text:p>24606.85005144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940.035">
                <text:p>45940.035</text:p>
              </table:table-cell>
              <table:table-cell office:value-type="float" office:value="24691.0981664906">
                <text:p>24691.09816649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005.57">
                <text:p>46005.57</text:p>
              </table:table-cell>
              <table:table-cell office:value-type="float" office:value="24775.5994053811">
                <text:p>24775.59940538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071.105">
                <text:p>46071.105</text:p>
              </table:table-cell>
              <table:table-cell office:value-type="float" office:value="24860.3545286244">
                <text:p>24860.35452862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136.64">
                <text:p>46136.64</text:p>
              </table:table-cell>
              <table:table-cell office:value-type="float" office:value="24945.3642990173">
                <text:p>24945.36429901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202.175">
                <text:p>46202.175</text:p>
              </table:table-cell>
              <table:table-cell office:value-type="float" office:value="25030.629481648">
                <text:p>25030.6294816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267.71">
                <text:p>46267.71</text:p>
              </table:table-cell>
              <table:table-cell office:value-type="float" office:value="25116.150843904">
                <text:p>25116.1508439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333.245">
                <text:p>46333.245</text:p>
              </table:table-cell>
              <table:table-cell office:value-type="float" office:value="25201.929155478">
                <text:p>25201.9291554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398.78">
                <text:p>46398.78</text:p>
              </table:table-cell>
              <table:table-cell office:value-type="float" office:value="25287.9651883754">
                <text:p>25287.96518837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464.315">
                <text:p>46464.315</text:p>
              </table:table-cell>
              <table:table-cell office:value-type="float" office:value="25374.2597169212">
                <text:p>25374.25971692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529.85">
                <text:p>46529.85</text:p>
              </table:table-cell>
              <table:table-cell office:value-type="float" office:value="25460.8135177665">
                <text:p>25460.81351776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595.385">
                <text:p>46595.385</text:p>
              </table:table-cell>
              <table:table-cell office:value-type="float" office:value="25547.6273698963">
                <text:p>25547.62736989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660.92">
                <text:p>46660.92</text:p>
              </table:table-cell>
              <table:table-cell office:value-type="float" office:value="25634.7020546358">
                <text:p>25634.70205463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726.455">
                <text:p>46726.455</text:p>
              </table:table-cell>
              <table:table-cell office:value-type="float" office:value="25722.0383556576">
                <text:p>25722.03835565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791.99">
                <text:p>46791.99</text:p>
              </table:table-cell>
              <table:table-cell office:value-type="float" office:value="25809.6370589893">
                <text:p>25809.63705898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857.525">
                <text:p>46857.525</text:p>
              </table:table-cell>
              <table:table-cell office:value-type="float" office:value="25897.4989530195">
                <text:p>25897.49895301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923.06">
                <text:p>46923.06</text:p>
              </table:table-cell>
              <table:table-cell office:value-type="float" office:value="25985.6248285061">
                <text:p>25985.62482850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988.595">
                <text:p>46988.595</text:p>
              </table:table-cell>
              <table:table-cell office:value-type="float" office:value="26074.0154785824">
                <text:p>26074.01547858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054.13">
                <text:p>47054.13</text:p>
              </table:table-cell>
              <table:table-cell office:value-type="float" office:value="26162.6716987649">
                <text:p>26162.67169876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119.665">
                <text:p>47119.665</text:p>
              </table:table-cell>
              <table:table-cell office:value-type="float" office:value="26251.5942869603">
                <text:p>26251.59428696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185.2">
                <text:p>47185.2</text:p>
              </table:table-cell>
              <table:table-cell office:value-type="float" office:value="26340.7840434723">
                <text:p>26340.78404347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250.735">
                <text:p>47250.735</text:p>
              </table:table-cell>
              <table:table-cell office:value-type="float" office:value="26430.2417710094">
                <text:p>26430.24177100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316.27">
                <text:p>47316.27</text:p>
              </table:table-cell>
              <table:table-cell office:value-type="float" office:value="26519.9682746917">
                <text:p>26519.96827469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381.805">
                <text:p>47381.805</text:p>
              </table:table-cell>
              <table:table-cell office:value-type="float" office:value="26609.9643620585">
                <text:p>26609.96436205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447.34">
                <text:p>47447.34</text:p>
              </table:table-cell>
              <table:table-cell office:value-type="float" office:value="26700.230843075">
                <text:p>26700.2308430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512.875">
                <text:p>47512.875</text:p>
              </table:table-cell>
              <table:table-cell office:value-type="float" office:value="26790.7685301402">
                <text:p>26790.76853014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578.41">
                <text:p>47578.41</text:p>
              </table:table-cell>
              <table:table-cell office:value-type="float" office:value="26881.5782380939">
                <text:p>26881.5782380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643.945">
                <text:p>47643.945</text:p>
              </table:table-cell>
              <table:table-cell office:value-type="float" office:value="26972.6607842242">
                <text:p>26972.66078422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709.48">
                <text:p>47709.48</text:p>
              </table:table-cell>
              <table:table-cell office:value-type="float" office:value="27064.0169882744">
                <text:p>27064.01698827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775.015">
                <text:p>47775.015</text:p>
              </table:table-cell>
              <table:table-cell office:value-type="float" office:value="27155.6476724512">
                <text:p>27155.64767245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840.55">
                <text:p>47840.55</text:p>
              </table:table-cell>
              <table:table-cell office:value-type="float" office:value="27247.5536614312">
                <text:p>27247.55366143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906.085">
                <text:p>47906.085</text:p>
              </table:table-cell>
              <table:table-cell office:value-type="float" office:value="27339.735782369">
                <text:p>27339.7357823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971.62">
                <text:p>47971.62</text:p>
              </table:table-cell>
              <table:table-cell office:value-type="float" office:value="27432.1948649042">
                <text:p>27432.19486490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037.155">
                <text:p>48037.155</text:p>
              </table:table-cell>
              <table:table-cell office:value-type="float" office:value="27524.9317411694">
                <text:p>27524.93174116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102.69">
                <text:p>48102.69</text:p>
              </table:table-cell>
              <table:table-cell office:value-type="float" office:value="27617.9472457969">
                <text:p>27617.94724579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168.225">
                <text:p>48168.225</text:p>
              </table:table-cell>
              <table:table-cell office:value-type="float" office:value="27711.2422159269">
                <text:p>27711.24221592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233.76">
                <text:p>48233.76</text:p>
              </table:table-cell>
              <table:table-cell office:value-type="float" office:value="27804.8174912148">
                <text:p>27804.81749121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299.295">
                <text:p>48299.295</text:p>
              </table:table-cell>
              <table:table-cell office:value-type="float" office:value="27898.6739138388">
                <text:p>27898.67391383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364.83">
                <text:p>48364.83</text:p>
              </table:table-cell>
              <table:table-cell office:value-type="float" office:value="27992.8123285072">
                <text:p>27992.81232850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430.365">
                <text:p>48430.365</text:p>
              </table:table-cell>
              <table:table-cell office:value-type="float" office:value="28087.2335824664">
                <text:p>28087.23358246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495.9">
                <text:p>48495.9</text:p>
              </table:table-cell>
              <table:table-cell office:value-type="float" office:value="28181.9385255083">
                <text:p>28181.93852550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561.435">
                <text:p>48561.435</text:p>
              </table:table-cell>
              <table:table-cell office:value-type="float" office:value="28276.9280099781">
                <text:p>28276.92800997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626.97">
                <text:p>48626.97</text:p>
              </table:table-cell>
              <table:table-cell office:value-type="float" office:value="28372.2028907817">
                <text:p>28372.20289078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692.505">
                <text:p>48692.505</text:p>
              </table:table-cell>
              <table:table-cell office:value-type="float" office:value="28467.7640253938">
                <text:p>28467.76402539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758.04">
                <text:p>48758.04</text:p>
              </table:table-cell>
              <table:table-cell office:value-type="float" office:value="28563.6122738652">
                <text:p>28563.61227386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823.575">
                <text:p>48823.575</text:p>
              </table:table-cell>
              <table:table-cell office:value-type="float" office:value="28659.7484988307">
                <text:p>28659.74849883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889.11">
                <text:p>48889.11</text:p>
              </table:table-cell>
              <table:table-cell office:value-type="float" office:value="28756.1735655171">
                <text:p>28756.17356551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954.645">
                <text:p>48954.645</text:p>
              </table:table-cell>
              <table:table-cell office:value-type="float" office:value="28852.8883417506">
                <text:p>28852.88834175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020.18">
                <text:p>49020.18</text:p>
              </table:table-cell>
              <table:table-cell office:value-type="float" office:value="28949.8936979648">
                <text:p>28949.89369796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085.715">
                <text:p>49085.715</text:p>
              </table:table-cell>
              <table:table-cell office:value-type="float" office:value="29047.1905072087">
                <text:p>29047.19050720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151.25">
                <text:p>49151.25</text:p>
              </table:table-cell>
              <table:table-cell office:value-type="float" office:value="29144.779645154">
                <text:p>29144.7796451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216.785">
                <text:p>49216.785</text:p>
              </table:table-cell>
              <table:table-cell office:value-type="float" office:value="29242.6619901039">
                <text:p>29242.66199010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282.32">
                <text:p>49282.32</text:p>
              </table:table-cell>
              <table:table-cell office:value-type="float" office:value="29340.8384229999">
                <text:p>29340.83842299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347.855">
                <text:p>49347.855</text:p>
              </table:table-cell>
              <table:table-cell office:value-type="float" office:value="29439.3098274306">
                <text:p>29439.30982743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413.39">
                <text:p>49413.39</text:p>
              </table:table-cell>
              <table:table-cell office:value-type="float" office:value="29538.0770896395">
                <text:p>29538.07708963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478.925">
                <text:p>49478.925</text:p>
              </table:table-cell>
              <table:table-cell office:value-type="float" office:value="29637.1410985324">
                <text:p>29637.14109853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544.46">
                <text:p>49544.46</text:p>
              </table:table-cell>
              <table:table-cell office:value-type="float" office:value="29736.5027456861">
                <text:p>29736.50274568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609.995">
                <text:p>49609.995</text:p>
              </table:table-cell>
              <table:table-cell office:value-type="float" office:value="29836.1629253563">
                <text:p>29836.16292535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675.53">
                <text:p>49675.53</text:p>
              </table:table-cell>
              <table:table-cell office:value-type="float" office:value="29936.122534485">
                <text:p>29936.1225344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741.065">
                <text:p>49741.065</text:p>
              </table:table-cell>
              <table:table-cell office:value-type="float" office:value="30036.3824727095">
                <text:p>30036.38247270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806.6">
                <text:p>49806.6</text:p>
              </table:table-cell>
              <table:table-cell office:value-type="float" office:value="30136.9436423699">
                <text:p>30136.9436423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872.135">
                <text:p>49872.135</text:p>
              </table:table-cell>
              <table:table-cell office:value-type="float" office:value="30237.8069485174">
                <text:p>30237.80694851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937.67">
                <text:p>49937.67</text:p>
              </table:table-cell>
              <table:table-cell office:value-type="float" office:value="30338.9732989225">
                <text:p>30338.97329892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03.205">
                <text:p>50003.205</text:p>
              </table:table-cell>
              <table:table-cell office:value-type="float" office:value="30440.443604083">
                <text:p>30440.4436040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68.74">
                <text:p>50068.74</text:p>
              </table:table-cell>
              <table:table-cell office:value-type="float" office:value="30542.2187772322">
                <text:p>30542.21877723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134.275">
                <text:p>50134.275</text:p>
              </table:table-cell>
              <table:table-cell office:value-type="float" office:value="30644.2997343476">
                <text:p>30644.29973434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199.81">
                <text:p>50199.81</text:p>
              </table:table-cell>
              <table:table-cell office:value-type="float" office:value="30746.6873941582">
                <text:p>30746.68739415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265.345">
                <text:p>50265.345</text:p>
              </table:table-cell>
              <table:table-cell office:value-type="float" office:value="30849.3826781539">
                <text:p>30849.3826781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330.88">
                <text:p>50330.88</text:p>
              </table:table-cell>
              <table:table-cell office:value-type="float" office:value="30952.3865105929">
                <text:p>30952.38651059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396.415">
                <text:p>50396.415</text:p>
              </table:table-cell>
              <table:table-cell office:value-type="float" office:value="31055.6998185102">
                <text:p>31055.69981851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461.95">
                <text:p>50461.95</text:p>
              </table:table-cell>
              <table:table-cell office:value-type="float" office:value="31159.3235317264">
                <text:p>31159.32353172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527.485">
                <text:p>50527.485</text:p>
              </table:table-cell>
              <table:table-cell office:value-type="float" office:value="31263.2585828557">
                <text:p>31263.25858285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593.02">
                <text:p>50593.02</text:p>
              </table:table-cell>
              <table:table-cell office:value-type="float" office:value="31367.5059073141">
                <text:p>31367.50590731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658.555">
                <text:p>50658.555</text:p>
              </table:table-cell>
              <table:table-cell office:value-type="float" office:value="31472.0664433284">
                <text:p>31472.06644332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24.09">
                <text:p>50724.09</text:p>
              </table:table-cell>
              <table:table-cell office:value-type="float" office:value="31576.9411319439">
                <text:p>31576.94113194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89.625">
                <text:p>50789.625</text:p>
              </table:table-cell>
              <table:table-cell office:value-type="float" office:value="31682.1309170338">
                <text:p>31682.13091703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855.16">
                <text:p>50855.16</text:p>
              </table:table-cell>
              <table:table-cell office:value-type="float" office:value="31787.6367453066">
                <text:p>31787.63674530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920.695">
                <text:p>50920.695</text:p>
              </table:table-cell>
              <table:table-cell office:value-type="float" office:value="31893.4595663156">
                <text:p>31893.45956631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986.23">
                <text:p>50986.23</text:p>
              </table:table-cell>
              <table:table-cell office:value-type="float" office:value="31999.6003324668">
                <text:p>31999.60033246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051.765">
                <text:p>51051.765</text:p>
              </table:table-cell>
              <table:table-cell office:value-type="float" office:value="32106.059999028">
                <text:p>32106.0599990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117.3">
                <text:p>51117.3</text:p>
              </table:table-cell>
              <table:table-cell office:value-type="float" office:value="32212.8395241368">
                <text:p>32212.83952413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182.835">
                <text:p>51182.835</text:p>
              </table:table-cell>
              <table:table-cell office:value-type="float" office:value="32319.9398688096">
                <text:p>32319.93986880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248.37">
                <text:p>51248.37</text:p>
              </table:table-cell>
              <table:table-cell office:value-type="float" office:value="32427.3619969503">
                <text:p>32427.36199695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313.905">
                <text:p>51313.905</text:p>
              </table:table-cell>
              <table:table-cell office:value-type="float" office:value="32535.1068753588">
                <text:p>32535.10687535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379.44">
                <text:p>51379.44</text:p>
              </table:table-cell>
              <table:table-cell office:value-type="float" office:value="32643.1754737397">
                <text:p>32643.17547373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444.975">
                <text:p>51444.975</text:p>
              </table:table-cell>
              <table:table-cell office:value-type="float" office:value="32751.5687647111">
                <text:p>32751.56876471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510.51">
                <text:p>51510.51</text:p>
              </table:table-cell>
              <table:table-cell office:value-type="float" office:value="32860.2877238133">
                <text:p>32860.28772381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576.045">
                <text:p>51576.045</text:p>
              </table:table-cell>
              <table:table-cell office:value-type="float" office:value="32969.3333295178">
                <text:p>32969.33332951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641.58">
                <text:p>51641.58</text:p>
              </table:table-cell>
              <table:table-cell office:value-type="float" office:value="33078.7065632357">
                <text:p>33078.70656323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707.115">
                <text:p>51707.115</text:p>
              </table:table-cell>
              <table:table-cell office:value-type="float" office:value="33188.4084093268">
                <text:p>33188.40840932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772.65">
                <text:p>51772.65</text:p>
              </table:table-cell>
              <table:table-cell office:value-type="float" office:value="33298.4398551085">
                <text:p>33298.43985510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838.185">
                <text:p>51838.185</text:p>
              </table:table-cell>
              <table:table-cell office:value-type="float" office:value="33408.8018908647">
                <text:p>33408.80189086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903.72">
                <text:p>51903.72</text:p>
              </table:table-cell>
              <table:table-cell office:value-type="float" office:value="33519.4955098542">
                <text:p>33519.49550985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969.255">
                <text:p>51969.255</text:p>
              </table:table-cell>
              <table:table-cell office:value-type="float" office:value="33630.5217083205">
                <text:p>33630.52170832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034.79">
                <text:p>52034.79</text:p>
              </table:table-cell>
              <table:table-cell office:value-type="float" office:value="33741.8814855001">
                <text:p>33741.88148550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100.325">
                <text:p>52100.325</text:p>
              </table:table-cell>
              <table:table-cell office:value-type="float" office:value="33853.5758436317">
                <text:p>33853.57584363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165.86">
                <text:p>52165.86</text:p>
              </table:table-cell>
              <table:table-cell office:value-type="float" office:value="33965.6057879653">
                <text:p>33965.60578796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231.395">
                <text:p>52231.395</text:p>
              </table:table-cell>
              <table:table-cell office:value-type="float" office:value="34077.9723267711">
                <text:p>34077.97232677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296.93">
                <text:p>52296.93</text:p>
              </table:table-cell>
              <table:table-cell office:value-type="float" office:value="34190.6764713489">
                <text:p>34190.67647134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362.465">
                <text:p>52362.465</text:p>
              </table:table-cell>
              <table:table-cell office:value-type="float" office:value="34303.7192360366">
                <text:p>34303.71923603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428">
                <text:p>52428</text:p>
              </table:table-cell>
              <table:table-cell office:value-type="float" office:value="34417.1016382198">
                <text:p>34417.10163821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493.535">
                <text:p>52493.535</text:p>
              </table:table-cell>
              <table:table-cell office:value-type="float" office:value="34530.8246983411">
                <text:p>34530.82469834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559.07">
                <text:p>52559.07</text:p>
              </table:table-cell>
              <table:table-cell office:value-type="float" office:value="34644.8894399086">
                <text:p>34644.88943990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624.605">
                <text:p>52624.605</text:p>
              </table:table-cell>
              <table:table-cell office:value-type="float" office:value="34759.2968895058">
                <text:p>34759.29688950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690.14">
                <text:p>52690.14</text:p>
              </table:table-cell>
              <table:table-cell office:value-type="float" office:value="34874.0480768005">
                <text:p>34874.04807680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755.675">
                <text:p>52755.675</text:p>
              </table:table-cell>
              <table:table-cell office:value-type="float" office:value="34989.1440345542">
                <text:p>34989.14403455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821.21">
                <text:p>52821.21</text:p>
              </table:table-cell>
              <table:table-cell office:value-type="float" office:value="35104.5857986314">
                <text:p>35104.58579863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886.745">
                <text:p>52886.745</text:p>
              </table:table-cell>
              <table:table-cell office:value-type="float" office:value="35220.3744080086">
                <text:p>35220.37440800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952.28">
                <text:p>52952.28</text:p>
              </table:table-cell>
              <table:table-cell office:value-type="float" office:value="35336.5109047841">
                <text:p>35336.51090478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017.815">
                <text:p>53017.815</text:p>
              </table:table-cell>
              <table:table-cell office:value-type="float" office:value="35452.9963341871">
                <text:p>35452.99633418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083.35">
                <text:p>53083.35</text:p>
              </table:table-cell>
              <table:table-cell office:value-type="float" office:value="35569.8317445874">
                <text:p>35569.83174458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148.885">
                <text:p>53148.885</text:p>
              </table:table-cell>
              <table:table-cell office:value-type="float" office:value="35687.0181875044">
                <text:p>35687.01818750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214.42">
                <text:p>53214.42</text:p>
              </table:table-cell>
              <table:table-cell office:value-type="float" office:value="35804.5567176168">
                <text:p>35804.55671761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279.955">
                <text:p>53279.955</text:p>
              </table:table-cell>
              <table:table-cell office:value-type="float" office:value="35922.4483927723">
                <text:p>35922.44839277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345.49">
                <text:p>53345.49</text:p>
              </table:table-cell>
              <table:table-cell office:value-type="float" office:value="36040.6942739968">
                <text:p>36040.69427399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411.025">
                <text:p>53411.025</text:p>
              </table:table-cell>
              <table:table-cell office:value-type="float" office:value="36159.2954255038">
                <text:p>36159.29542550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476.56">
                <text:p>53476.56</text:p>
              </table:table-cell>
              <table:table-cell office:value-type="float" office:value="36278.2529147047">
                <text:p>36278.25291470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542.095">
                <text:p>53542.095</text:p>
              </table:table-cell>
              <table:table-cell office:value-type="float" office:value="36397.5678122176">
                <text:p>36397.56781221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607.63">
                <text:p>53607.63</text:p>
              </table:table-cell>
              <table:table-cell office:value-type="float" office:value="36517.2411918774">
                <text:p>36517.24119187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673.165">
                <text:p>53673.165</text:p>
              </table:table-cell>
              <table:table-cell office:value-type="float" office:value="36637.2741307453">
                <text:p>36637.27413074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738.7">
                <text:p>53738.7</text:p>
              </table:table-cell>
              <table:table-cell office:value-type="float" office:value="36757.6677091186">
                <text:p>36757.66770911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804.235">
                <text:p>53804.235</text:p>
              </table:table-cell>
              <table:table-cell office:value-type="float" office:value="36878.4230105402">
                <text:p>36878.42301054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869.77">
                <text:p>53869.77</text:p>
              </table:table-cell>
              <table:table-cell office:value-type="float" office:value="36999.5411218089">
                <text:p>36999.54112180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935.305">
                <text:p>53935.305</text:p>
              </table:table-cell>
              <table:table-cell office:value-type="float" office:value="37121.0231329882">
                <text:p>37121.02313298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000.84">
                <text:p>54000.84</text:p>
              </table:table-cell>
              <table:table-cell office:value-type="float" office:value="37242.8701374173">
                <text:p>37242.87013741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066.375">
                <text:p>54066.375</text:p>
              </table:table-cell>
              <table:table-cell office:value-type="float" office:value="37365.0832317198">
                <text:p>37365.08323171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131.91">
                <text:p>54131.91</text:p>
              </table:table-cell>
              <table:table-cell office:value-type="float" office:value="37487.6635158146">
                <text:p>37487.66351581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197.445">
                <text:p>54197.445</text:p>
              </table:table-cell>
              <table:table-cell office:value-type="float" office:value="37610.6120929249">
                <text:p>37610.61209292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262.98">
                <text:p>54262.98</text:p>
              </table:table-cell>
              <table:table-cell office:value-type="float" office:value="37733.9300695889">
                <text:p>37733.93006958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328.515">
                <text:p>54328.515</text:p>
              </table:table-cell>
              <table:table-cell office:value-type="float" office:value="37857.6185556691">
                <text:p>37857.61855566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394.05">
                <text:p>54394.05</text:p>
              </table:table-cell>
              <table:table-cell office:value-type="float" office:value="37981.6786643628">
                <text:p>37981.67866436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459.585">
                <text:p>54459.585</text:p>
              </table:table-cell>
              <table:table-cell office:value-type="float" office:value="38106.1115122117">
                <text:p>38106.11151221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525.12">
                <text:p>54525.12</text:p>
              </table:table-cell>
              <table:table-cell office:value-type="float" office:value="38230.9182191123">
                <text:p>38230.91821911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590.655">
                <text:p>54590.655</text:p>
              </table:table-cell>
              <table:table-cell office:value-type="float" office:value="38356.0999083258">
                <text:p>38356.09990832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656.19">
                <text:p>54656.19</text:p>
              </table:table-cell>
              <table:table-cell office:value-type="float" office:value="38481.6577064884">
                <text:p>38481.65770648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721.725">
                <text:p>54721.725</text:p>
              </table:table-cell>
              <table:table-cell office:value-type="float" office:value="38607.592743621">
                <text:p>38607.5927436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787.26">
                <text:p>54787.26</text:p>
              </table:table-cell>
              <table:table-cell office:value-type="float" office:value="38733.9061531397">
                <text:p>38733.90615313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852.795">
                <text:p>54852.795</text:p>
              </table:table-cell>
              <table:table-cell office:value-type="float" office:value="38860.5990718662">
                <text:p>38860.59907186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918.33">
                <text:p>54918.33</text:p>
              </table:table-cell>
              <table:table-cell office:value-type="float" office:value="38987.6726400376">
                <text:p>38987.67264003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983.865">
                <text:p>54983.865</text:p>
              </table:table-cell>
              <table:table-cell office:value-type="float" office:value="39115.1280013168">
                <text:p>39115.12800131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049.4">
                <text:p>55049.4</text:p>
              </table:table-cell>
              <table:table-cell office:value-type="float" office:value="39242.9663028029">
                <text:p>39242.96630280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114.935">
                <text:p>55114.935</text:p>
              </table:table-cell>
              <table:table-cell office:value-type="float" office:value="39371.1886950415">
                <text:p>39371.18869504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180.47">
                <text:p>55180.47</text:p>
              </table:table-cell>
              <table:table-cell office:value-type="float" office:value="39499.7963320351">
                <text:p>39499.79633203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246.005">
                <text:p>55246.005</text:p>
              </table:table-cell>
              <table:table-cell office:value-type="float" office:value="39628.7903712532">
                <text:p>39628.79037125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311.54">
                <text:p>55311.54</text:p>
              </table:table-cell>
              <table:table-cell office:value-type="float" office:value="39758.171973643">
                <text:p>39758.1719736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377.075">
                <text:p>55377.075</text:p>
              </table:table-cell>
              <table:table-cell office:value-type="float" office:value="39887.9423036399">
                <text:p>39887.94230363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442.61">
                <text:p>55442.61</text:p>
              </table:table-cell>
              <table:table-cell office:value-type="float" office:value="40018.1025291776">
                <text:p>40018.10252917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508.145">
                <text:p>55508.145</text:p>
              </table:table-cell>
              <table:table-cell office:value-type="float" office:value="40148.6538216991">
                <text:p>40148.65382169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573.68">
                <text:p>55573.68</text:p>
              </table:table-cell>
              <table:table-cell office:value-type="float" office:value="40279.597356167">
                <text:p>40279.5973561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639.215">
                <text:p>55639.215</text:p>
              </table:table-cell>
              <table:table-cell office:value-type="float" office:value="40410.9343110738">
                <text:p>40410.93431107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704.75">
                <text:p>55704.75</text:p>
              </table:table-cell>
              <table:table-cell office:value-type="float" office:value="40542.6658684531">
                <text:p>40542.66586845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770.285">
                <text:p>55770.285</text:p>
              </table:table-cell>
              <table:table-cell office:value-type="float" office:value="40674.7932138898">
                <text:p>40674.79321388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835.82">
                <text:p>55835.82</text:p>
              </table:table-cell>
              <table:table-cell office:value-type="float" office:value="40807.3175365309">
                <text:p>40807.31753653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901.355">
                <text:p>55901.355</text:p>
              </table:table-cell>
              <table:table-cell office:value-type="float" office:value="40940.2400290961">
                <text:p>40940.24002909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966.89">
                <text:p>55966.89</text:p>
              </table:table-cell>
              <table:table-cell office:value-type="float" office:value="41073.5618878888">
                <text:p>41073.56188788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032.425">
                <text:p>56032.425</text:p>
              </table:table-cell>
              <table:table-cell office:value-type="float" office:value="41207.2843128068">
                <text:p>41207.28431280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097.96">
                <text:p>56097.96</text:p>
              </table:table-cell>
              <table:table-cell office:value-type="float" office:value="41341.4085073525">
                <text:p>41341.40850735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163.495">
                <text:p>56163.495</text:p>
              </table:table-cell>
              <table:table-cell office:value-type="float" office:value="41475.9356786448">
                <text:p>41475.93567864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229.03">
                <text:p>56229.03</text:p>
              </table:table-cell>
              <table:table-cell office:value-type="float" office:value="41610.8670374291">
                <text:p>41610.86703742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294.565">
                <text:p>56294.565</text:p>
              </table:table-cell>
              <table:table-cell office:value-type="float" office:value="41746.2037980885">
                <text:p>41746.20379808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360.1">
                <text:p>56360.1</text:p>
              </table:table-cell>
              <table:table-cell office:value-type="float" office:value="41881.9471786547">
                <text:p>41881.94717865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425.635">
                <text:p>56425.635</text:p>
              </table:table-cell>
              <table:table-cell office:value-type="float" office:value="42018.0984008192">
                <text:p>42018.09840081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491.17">
                <text:p>56491.17</text:p>
              </table:table-cell>
              <table:table-cell office:value-type="float" office:value="42154.6586899438">
                <text:p>42154.65868994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556.705">
                <text:p>56556.705</text:p>
              </table:table-cell>
              <table:table-cell office:value-type="float" office:value="42291.6292750721">
                <text:p>42291.62927507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622.24">
                <text:p>56622.24</text:p>
              </table:table-cell>
              <table:table-cell office:value-type="float" office:value="42429.0113889402">
                <text:p>42429.01138894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687.775">
                <text:p>56687.775</text:p>
              </table:table-cell>
              <table:table-cell office:value-type="float" office:value="42566.8062679881">
                <text:p>42566.80626798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753.31">
                <text:p>56753.31</text:p>
              </table:table-cell>
              <table:table-cell office:value-type="float" office:value="42705.0151523707">
                <text:p>42705.01515237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818.845">
                <text:p>56818.845</text:p>
              </table:table-cell>
              <table:table-cell office:value-type="float" office:value="42843.6392859687">
                <text:p>42843.63928596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884.38">
                <text:p>56884.38</text:p>
              </table:table-cell>
              <table:table-cell office:value-type="float" office:value="42982.6799164005">
                <text:p>42982.67991640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949.915">
                <text:p>56949.915</text:p>
              </table:table-cell>
              <table:table-cell office:value-type="float" office:value="43122.1382950326">
                <text:p>43122.13829503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015.45">
                <text:p>57015.45</text:p>
              </table:table-cell>
              <table:table-cell office:value-type="float" office:value="43262.0156769912">
                <text:p>43262.01567699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080.985">
                <text:p>57080.985</text:p>
              </table:table-cell>
              <table:table-cell office:value-type="float" office:value="43402.3133211739">
                <text:p>43402.3133211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146.52">
                <text:p>57146.52</text:p>
              </table:table-cell>
              <table:table-cell office:value-type="float" office:value="43543.0324902604">
                <text:p>43543.03249026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212.055">
                <text:p>57212.055</text:p>
              </table:table-cell>
              <table:table-cell office:value-type="float" office:value="43684.1744507241">
                <text:p>43684.17445072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277.59">
                <text:p>57277.59</text:p>
              </table:table-cell>
              <table:table-cell office:value-type="float" office:value="43825.7404728436">
                <text:p>43825.74047284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343.125">
                <text:p>57343.125</text:p>
              </table:table-cell>
              <table:table-cell office:value-type="float" office:value="43967.7318307141">
                <text:p>43967.73183071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408.66">
                <text:p>57408.66</text:p>
              </table:table-cell>
              <table:table-cell office:value-type="float" office:value="44110.1498022587">
                <text:p>44110.14980225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474.195">
                <text:p>57474.195</text:p>
              </table:table-cell>
              <table:table-cell office:value-type="float" office:value="44252.9956692403">
                <text:p>44252.99566924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539.73">
                <text:p>57539.73</text:p>
              </table:table-cell>
              <table:table-cell office:value-type="float" office:value="44396.2707172724">
                <text:p>44396.27071727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605.265">
                <text:p>57605.265</text:p>
              </table:table-cell>
              <table:table-cell office:value-type="float" office:value="44539.9762358316">
                <text:p>44539.97623583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670.8">
                <text:p>57670.8</text:p>
              </table:table-cell>
              <table:table-cell office:value-type="float" office:value="44684.1135182685">
                <text:p>44684.11351826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736.335">
                <text:p>57736.335</text:p>
              </table:table-cell>
              <table:table-cell office:value-type="float" office:value="44828.6838618195">
                <text:p>44828.68386181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801.87">
                <text:p>57801.87</text:p>
              </table:table-cell>
              <table:table-cell office:value-type="float" office:value="44973.6885676188">
                <text:p>44973.68856761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867.405">
                <text:p>57867.405</text:p>
              </table:table-cell>
              <table:table-cell office:value-type="float" office:value="45119.1289407097">
                <text:p>45119.12894070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932.94">
                <text:p>57932.94</text:p>
              </table:table-cell>
              <table:table-cell office:value-type="float" office:value="45265.0062900566">
                <text:p>45265.00629005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998.475">
                <text:p>57998.475</text:p>
              </table:table-cell>
              <table:table-cell office:value-type="float" office:value="45411.3219285564">
                <text:p>45411.32192855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064.01">
                <text:p>58064.01</text:p>
              </table:table-cell>
              <table:table-cell office:value-type="float" office:value="45558.0771730511">
                <text:p>45558.07717305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129.545">
                <text:p>58129.545</text:p>
              </table:table-cell>
              <table:table-cell office:value-type="float" office:value="45705.2733443387">
                <text:p>45705.27334433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195.08">
                <text:p>58195.08</text:p>
              </table:table-cell>
              <table:table-cell office:value-type="float" office:value="45852.9117671859">
                <text:p>45852.9117671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260.615">
                <text:p>58260.615</text:p>
              </table:table-cell>
              <table:table-cell office:value-type="float" office:value="46000.9937703393">
                <text:p>46000.99377033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326.15">
                <text:p>58326.15</text:p>
              </table:table-cell>
              <table:table-cell office:value-type="float" office:value="46149.5206865381">
                <text:p>46149.52068653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391.685">
                <text:p>58391.685</text:p>
              </table:table-cell>
              <table:table-cell office:value-type="float" office:value="46298.4938525256">
                <text:p>46298.49385252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457.22">
                <text:p>58457.22</text:p>
              </table:table-cell>
              <table:table-cell office:value-type="float" office:value="46447.914609061">
                <text:p>46447.9146090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522.755">
                <text:p>58522.755</text:p>
              </table:table-cell>
              <table:table-cell office:value-type="float" office:value="46597.7843009325">
                <text:p>46597.78430093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588.29">
                <text:p>58588.29</text:p>
              </table:table-cell>
              <table:table-cell office:value-type="float" office:value="46748.104276968">
                <text:p>46748.1042769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653.825">
                <text:p>58653.825</text:p>
              </table:table-cell>
              <table:table-cell office:value-type="float" office:value="46898.8758900485">
                <text:p>46898.87589004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719.36">
                <text:p>58719.36</text:p>
              </table:table-cell>
              <table:table-cell office:value-type="float" office:value="47050.1004971195">
                <text:p>47050.10049711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784.895">
                <text:p>58784.895</text:p>
              </table:table-cell>
              <table:table-cell office:value-type="float" office:value="47201.7794592034">
                <text:p>47201.77945920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850.43">
                <text:p>58850.43</text:p>
              </table:table-cell>
              <table:table-cell office:value-type="float" office:value="47353.914141412">
                <text:p>47353.9141414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915.965">
                <text:p>58915.965</text:p>
              </table:table-cell>
              <table:table-cell office:value-type="float" office:value="47506.5059129584">
                <text:p>47506.50591295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981.5">
                <text:p>58981.5</text:p>
              </table:table-cell>
              <table:table-cell office:value-type="float" office:value="47659.5561471696">
                <text:p>47659.55614716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047.035">
                <text:p>59047.035</text:p>
              </table:table-cell>
              <table:table-cell office:value-type="float" office:value="47813.0662214987">
                <text:p>47813.06622149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112.57">
                <text:p>59112.57</text:p>
              </table:table-cell>
              <table:table-cell office:value-type="float" office:value="47967.0375175375">
                <text:p>47967.03751753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178.105">
                <text:p>59178.105</text:p>
              </table:table-cell>
              <table:table-cell office:value-type="float" office:value="48121.4714210286">
                <text:p>48121.47142102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243.64">
                <text:p>59243.64</text:p>
              </table:table-cell>
              <table:table-cell office:value-type="float" office:value="48276.3693218782">
                <text:p>48276.36932187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309.175">
                <text:p>59309.175</text:p>
              </table:table-cell>
              <table:table-cell office:value-type="float" office:value="48431.7326141685">
                <text:p>48431.73261416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374.71">
                <text:p>59374.71</text:p>
              </table:table-cell>
              <table:table-cell office:value-type="float" office:value="48587.5626961701">
                <text:p>48587.56269617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440.245">
                <text:p>59440.245</text:p>
              </table:table-cell>
              <table:table-cell office:value-type="float" office:value="48743.8609703549">
                <text:p>48743.86097035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505.78">
                <text:p>59505.78</text:p>
              </table:table-cell>
              <table:table-cell office:value-type="float" office:value="48900.6288434083">
                <text:p>48900.62884340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571.315">
                <text:p>59571.315</text:p>
              </table:table-cell>
              <table:table-cell office:value-type="float" office:value="49057.8677262423">
                <text:p>49057.86772624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636.85">
                <text:p>59636.85</text:p>
              </table:table-cell>
              <table:table-cell office:value-type="float" office:value="49215.5790340079">
                <text:p>49215.57903400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702.385">
                <text:p>59702.385</text:p>
              </table:table-cell>
              <table:table-cell office:value-type="float" office:value="49373.7641861079">
                <text:p>49373.76418610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767.92">
                <text:p>59767.92</text:p>
              </table:table-cell>
              <table:table-cell office:value-type="float" office:value="49532.4246062097">
                <text:p>49532.42460620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833.455">
                <text:p>59833.455</text:p>
              </table:table-cell>
              <table:table-cell office:value-type="float" office:value="49691.5617222582">
                <text:p>49691.56172225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898.99">
                <text:p>59898.99</text:p>
              </table:table-cell>
              <table:table-cell office:value-type="float" office:value="49851.1769664886">
                <text:p>49851.17696648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964.525">
                <text:p>59964.525</text:p>
              </table:table-cell>
              <table:table-cell office:value-type="float" office:value="50011.2717754391">
                <text:p>50011.27177543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030.06">
                <text:p>60030.06</text:p>
              </table:table-cell>
              <table:table-cell office:value-type="float" office:value="50171.847589964">
                <text:p>50171.8475899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095.595">
                <text:p>60095.595</text:p>
              </table:table-cell>
              <table:table-cell office:value-type="float" office:value="50332.9058552468">
                <text:p>50332.90585524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161.13">
                <text:p>60161.13</text:p>
              </table:table-cell>
              <table:table-cell office:value-type="float" office:value="50494.448020813">
                <text:p>50494.4480208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226.665">
                <text:p>60226.665</text:p>
              </table:table-cell>
              <table:table-cell office:value-type="float" office:value="50656.475540543">
                <text:p>50656.4755405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292.2">
                <text:p>60292.2</text:p>
              </table:table-cell>
              <table:table-cell office:value-type="float" office:value="50818.9898726858">
                <text:p>50818.98987268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357.735">
                <text:p>60357.735</text:p>
              </table:table-cell>
              <table:table-cell office:value-type="float" office:value="50981.9924798714">
                <text:p>50981.99247987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423.27">
                <text:p>60423.27</text:p>
              </table:table-cell>
              <table:table-cell office:value-type="float" office:value="51145.4848291243">
                <text:p>51145.48482912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488.805">
                <text:p>60488.805</text:p>
              </table:table-cell>
              <table:table-cell office:value-type="float" office:value="51309.4683918768">
                <text:p>51309.46839187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554.34">
                <text:p>60554.34</text:p>
              </table:table-cell>
              <table:table-cell office:value-type="float" office:value="51473.9446439821">
                <text:p>51473.94464398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619.875">
                <text:p>60619.875</text:p>
              </table:table-cell>
              <table:table-cell office:value-type="float" office:value="51638.9150657275">
                <text:p>51638.91506572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685.41">
                <text:p>60685.41</text:p>
              </table:table-cell>
              <table:table-cell office:value-type="float" office:value="51804.381141848">
                <text:p>51804.3811418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750.945">
                <text:p>60750.945</text:p>
              </table:table-cell>
              <table:table-cell office:value-type="float" office:value="51970.3443615393">
                <text:p>51970.34436153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816.48">
                <text:p>60816.48</text:p>
              </table:table-cell>
              <table:table-cell office:value-type="float" office:value="52136.8062184717">
                <text:p>52136.80621847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882.015">
                <text:p>60882.015</text:p>
              </table:table-cell>
              <table:table-cell office:value-type="float" office:value="52303.7682108027">
                <text:p>52303.76821080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947.55">
                <text:p>60947.55</text:p>
              </table:table-cell>
              <table:table-cell office:value-type="float" office:value="52471.2318411917">
                <text:p>52471.23184119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013.085">
                <text:p>61013.085</text:p>
              </table:table-cell>
              <table:table-cell office:value-type="float" office:value="52639.1986168123">
                <text:p>52639.19861681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078.62">
                <text:p>61078.62</text:p>
              </table:table-cell>
              <table:table-cell office:value-type="float" office:value="52807.6700493667">
                <text:p>52807.67004936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144.155">
                <text:p>61144.155</text:p>
              </table:table-cell>
              <table:table-cell office:value-type="float" office:value="52976.6476550989">
                <text:p>52976.64765509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209.69">
                <text:p>61209.69</text:p>
              </table:table-cell>
              <table:table-cell office:value-type="float" office:value="53146.1329548084">
                <text:p>53146.13295480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275.225">
                <text:p>61275.225</text:p>
              </table:table-cell>
              <table:table-cell office:value-type="float" office:value="53316.1274738642">
                <text:p>53316.12747386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340.76">
                <text:p>61340.76</text:p>
              </table:table-cell>
              <table:table-cell office:value-type="float" office:value="53486.6327422181">
                <text:p>53486.63274221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406.295">
                <text:p>61406.295</text:p>
              </table:table-cell>
              <table:table-cell office:value-type="float" office:value="53657.6502944186">
                <text:p>53657.65029441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471.83">
                <text:p>61471.83</text:p>
              </table:table-cell>
              <table:table-cell office:value-type="float" office:value="53829.1816696248">
                <text:p>53829.18166962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537.365">
                <text:p>61537.365</text:p>
              </table:table-cell>
              <table:table-cell office:value-type="float" office:value="54001.2284116203">
                <text:p>54001.22841162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602.9">
                <text:p>61602.9</text:p>
              </table:table-cell>
              <table:table-cell office:value-type="float" office:value="54173.7920688269">
                <text:p>54173.79206882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668.435">
                <text:p>61668.435</text:p>
              </table:table-cell>
              <table:table-cell office:value-type="float" office:value="54346.8741943187">
                <text:p>54346.87419431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733.97">
                <text:p>61733.97</text:p>
              </table:table-cell>
              <table:table-cell office:value-type="float" office:value="54520.476345836">
                <text:p>54520.4763458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799.505">
                <text:p>61799.505</text:p>
              </table:table-cell>
              <table:table-cell office:value-type="float" office:value="54694.6000857993">
                <text:p>54694.60008579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865.04">
                <text:p>61865.04</text:p>
              </table:table-cell>
              <table:table-cell office:value-type="float" office:value="54869.2469813235">
                <text:p>54869.24698132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930.575">
                <text:p>61930.575</text:p>
              </table:table-cell>
              <table:table-cell office:value-type="float" office:value="55044.4186042318">
                <text:p>55044.41860423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996.11">
                <text:p>61996.11</text:p>
              </table:table-cell>
              <table:table-cell office:value-type="float" office:value="55220.11653107">
                <text:p>55220.116531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061.645">
                <text:p>62061.645</text:p>
              </table:table-cell>
              <table:table-cell office:value-type="float" office:value="55396.3423431206">
                <text:p>55396.34234312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127.18">
                <text:p>62127.18</text:p>
              </table:table-cell>
              <table:table-cell office:value-type="float" office:value="55573.0976264172">
                <text:p>55573.09762641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192.715">
                <text:p>62192.715</text:p>
              </table:table-cell>
              <table:table-cell office:value-type="float" office:value="55750.3839717583">
                <text:p>55750.38397175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258.25">
                <text:p>62258.25</text:p>
              </table:table-cell>
              <table:table-cell office:value-type="float" office:value="55928.2029747225">
                <text:p>55928.20297472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323.785">
                <text:p>62323.785</text:p>
              </table:table-cell>
              <table:table-cell office:value-type="float" office:value="56106.5562356818">
                <text:p>56106.55623568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389.32">
                <text:p>62389.32</text:p>
              </table:table-cell>
              <table:table-cell office:value-type="float" office:value="56285.4453598169">
                <text:p>56285.44535981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454.855">
                <text:p>62454.855</text:p>
              </table:table-cell>
              <table:table-cell office:value-type="float" office:value="56464.8719571311">
                <text:p>56464.87195713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520.39">
                <text:p>62520.39</text:p>
              </table:table-cell>
              <table:table-cell office:value-type="float" office:value="56644.8376424649">
                <text:p>56644.83764246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585.925">
                <text:p>62585.925</text:p>
              </table:table-cell>
              <table:table-cell office:value-type="float" office:value="56825.3440355108">
                <text:p>56825.34403551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651.46">
                <text:p>62651.46</text:p>
              </table:table-cell>
              <table:table-cell office:value-type="float" office:value="57006.3927608274">
                <text:p>57006.39276082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716.995">
                <text:p>62716.995</text:p>
              </table:table-cell>
              <table:table-cell office:value-type="float" office:value="57187.9854478546">
                <text:p>57187.98544785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782.53">
                <text:p>62782.53</text:p>
              </table:table-cell>
              <table:table-cell office:value-type="float" office:value="57370.1237309277">
                <text:p>57370.12373092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848.065">
                <text:p>62848.065</text:p>
              </table:table-cell>
              <table:table-cell office:value-type="float" office:value="57552.8092492926">
                <text:p>57552.80924929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913.6">
                <text:p>62913.6</text:p>
              </table:table-cell>
              <table:table-cell office:value-type="float" office:value="57736.0436471201">
                <text:p>57736.04364712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979.135">
                <text:p>62979.135</text:p>
              </table:table-cell>
              <table:table-cell office:value-type="float" office:value="57919.8285735211">
                <text:p>57919.82857352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044.67">
                <text:p>63044.67</text:p>
              </table:table-cell>
              <table:table-cell office:value-type="float" office:value="58104.165682561">
                <text:p>58104.1656825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110.205">
                <text:p>63110.205</text:p>
              </table:table-cell>
              <table:table-cell office:value-type="float" office:value="58289.0566332752">
                <text:p>58289.05663327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175.74">
                <text:p>63175.74</text:p>
              </table:table-cell>
              <table:table-cell office:value-type="float" office:value="58474.5030896835">
                <text:p>58474.50308968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241.275">
                <text:p>63241.275</text:p>
              </table:table-cell>
              <table:table-cell office:value-type="float" office:value="58660.5067208052">
                <text:p>58660.50672080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306.81">
                <text:p>63306.81</text:p>
              </table:table-cell>
              <table:table-cell office:value-type="float" office:value="58847.0692006742">
                <text:p>58847.06920067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372.345">
                <text:p>63372.345</text:p>
              </table:table-cell>
              <table:table-cell office:value-type="float" office:value="59034.1922083542">
                <text:p>59034.19220835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437.88">
                <text:p>63437.88</text:p>
              </table:table-cell>
              <table:table-cell office:value-type="float" office:value="59221.8774279535">
                <text:p>59221.87742795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503.415">
                <text:p>63503.415</text:p>
              </table:table-cell>
              <table:table-cell office:value-type="float" office:value="59410.1265486402">
                <text:p>59410.12654864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568.95">
                <text:p>63568.95</text:p>
              </table:table-cell>
              <table:table-cell office:value-type="float" office:value="59598.9412646578">
                <text:p>59598.94126465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634.485">
                <text:p>63634.485</text:p>
              </table:table-cell>
              <table:table-cell office:value-type="float" office:value="59788.32327534">
                <text:p>59788.323275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700.02">
                <text:p>63700.02</text:p>
              </table:table-cell>
              <table:table-cell office:value-type="float" office:value="59978.2742851261">
                <text:p>59978.27428512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765.555">
                <text:p>63765.555</text:p>
              </table:table-cell>
              <table:table-cell office:value-type="float" office:value="60168.7960035766">
                <text:p>60168.79600357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831.09">
                <text:p>63831.09</text:p>
              </table:table-cell>
              <table:table-cell office:value-type="float" office:value="60359.8901453881">
                <text:p>60359.89014538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896.625">
                <text:p>63896.625</text:p>
              </table:table-cell>
              <table:table-cell office:value-type="float" office:value="60551.5584304092">
                <text:p>60551.55843040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962.16">
                <text:p>63962.16</text:p>
              </table:table-cell>
              <table:table-cell office:value-type="float" office:value="60743.8025836559">
                <text:p>60743.80258365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027.695">
                <text:p>64027.695</text:p>
              </table:table-cell>
              <table:table-cell office:value-type="float" office:value="60936.6243353268">
                <text:p>60936.62433532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093.23">
                <text:p>64093.23</text:p>
              </table:table-cell>
              <table:table-cell office:value-type="float" office:value="61130.0254208189">
                <text:p>61130.02542081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158.765">
                <text:p>64158.765</text:p>
              </table:table-cell>
              <table:table-cell office:value-type="float" office:value="61324.0075807433">
                <text:p>61324.00758074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224.3">
                <text:p>64224.3</text:p>
              </table:table-cell>
              <table:table-cell office:value-type="float" office:value="61518.5725609407">
                <text:p>61518.57256094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289.835">
                <text:p>64289.835</text:p>
              </table:table-cell>
              <table:table-cell office:value-type="float" office:value="61713.7221124974">
                <text:p>61713.72211249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355.37">
                <text:p>64355.37</text:p>
              </table:table-cell>
              <table:table-cell office:value-type="float" office:value="61909.4579917606">
                <text:p>61909.45799176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420.905">
                <text:p>64420.905</text:p>
              </table:table-cell>
              <table:table-cell office:value-type="float" office:value="62105.7819603545">
                <text:p>62105.78196035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486.44">
                <text:p>64486.44</text:p>
              </table:table-cell>
              <table:table-cell office:value-type="float" office:value="62302.6957851961">
                <text:p>62302.69578519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551.975">
                <text:p>64551.975</text:p>
              </table:table-cell>
              <table:table-cell office:value-type="float" office:value="62500.2012385113">
                <text:p>62500.20123851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617.51">
                <text:p>64617.51</text:p>
              </table:table-cell>
              <table:table-cell office:value-type="float" office:value="62698.3000978504">
                <text:p>62698.30009785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683.045">
                <text:p>64683.045</text:p>
              </table:table-cell>
              <table:table-cell office:value-type="float" office:value="62896.9941461044">
                <text:p>62896.99414610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748.58">
                <text:p>64748.58</text:p>
              </table:table-cell>
              <table:table-cell office:value-type="float" office:value="63096.2851715213">
                <text:p>63096.28517152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814.115">
                <text:p>64814.115</text:p>
              </table:table-cell>
              <table:table-cell office:value-type="float" office:value="63296.1749677215">
                <text:p>63296.17496772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879.65">
                <text:p>64879.65</text:p>
              </table:table-cell>
              <table:table-cell office:value-type="float" office:value="63496.6653337145">
                <text:p>63496.66533371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945.185">
                <text:p>64945.185</text:p>
              </table:table-cell>
              <table:table-cell office:value-type="float" office:value="63697.7580739151">
                <text:p>63697.75807391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010.72">
                <text:p>65010.72</text:p>
              </table:table-cell>
              <table:table-cell office:value-type="float" office:value="63899.4549981592">
                <text:p>63899.45499815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076.255">
                <text:p>65076.255</text:p>
              </table:table-cell>
              <table:table-cell office:value-type="float" office:value="64101.7579217205">
                <text:p>64101.75792172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141.79">
                <text:p>65141.79</text:p>
              </table:table-cell>
              <table:table-cell office:value-type="float" office:value="64304.6686653268">
                <text:p>64304.66866532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207.325">
                <text:p>65207.325</text:p>
              </table:table-cell>
              <table:table-cell office:value-type="float" office:value="64508.1890551759">
                <text:p>64508.18905517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272.86">
                <text:p>65272.86</text:p>
              </table:table-cell>
              <table:table-cell office:value-type="float" office:value="64712.3209229529">
                <text:p>64712.32092295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338.395">
                <text:p>65338.395</text:p>
              </table:table-cell>
              <table:table-cell office:value-type="float" office:value="64917.0661058459">
                <text:p>64917.0661058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403.93">
                <text:p>65403.93</text:p>
              </table:table-cell>
              <table:table-cell office:value-type="float" office:value="65122.4264465629">
                <text:p>65122.42644656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469.465">
                <text:p>65469.465</text:p>
              </table:table-cell>
              <table:table-cell office:value-type="float" office:value="65328.4037933484">
                <text:p>65328.40379334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535">
                <text:p>65535</text:p>
              </table:table-cell>
              <table:table-cell office:value-type="float" office:value="65535">
                <text:p>655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1$Linux_X86_64 LibreOffice_project/0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